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Monofonto" svg:font-family="Monofonto" style:font-adornments="Regular" style:font-pitch="fixed"/>
    <style:font-face style:name="21 Cent Condensed" svg:font-family="'21 Cent Condensed'" style:font-adornments="Regular" style:font-pitch="variable"/>
    <style:font-face style:name="Amiri" svg:font-family="Amiri" style:font-adornments="Regular" style:font-pitch="variable"/>
    <style:font-face style:name="Lato Black" svg:font-family="'Lato Black'" style:font-adornments="Black" style:font-pitch="variable"/>
    <style:font-face style:name="PF Handbook Pro Light" svg:font-family="'PF Handbook Pro Light'" style:font-adornments="Regular" style:font-pitch="variable"/>
    <style:font-face style:name="FreeSerif" svg:font-family="FreeSerif" style:font-adornments="Regular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Hallo Sans" svg:font-family="'Hallo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1" style:family="text">
      <style:text-properties officeooo:rsid="00299e13"/>
    </style:style>
    <style:style style:name="T2" style:family="text">
      <style:text-properties officeooo:rsid="002fd07d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officeooo:rsid="002fd07d" style:font-size-asian="10pt" style:font-size-complex="10pt"/>
    </style:style>
    <style:style style:name="T6" style:family="text">
      <style:text-properties fo:font-size="10pt" officeooo:rsid="00299e13" style:font-size-asian="10pt" style:font-size-complex="10pt"/>
    </style:style>
    <style:style style:name="T7" style:family="text">
      <style:text-properties fo:font-size="10pt" officeooo:rsid="0031c377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tyle1">n° · </text:span><text:span text:style-name="Style2">Farsi (tbc) · </text:span><text:span text:style-name="Style3">farsi · </text:span><text:span text:style-name="Style4">deau · </text:span><text:span text:style-name="Style5">eang · </text:span><text:span text:style-name="Style6">en→ru (t.b.c) · </text:span><text:span text:style-name="Style7">de→ru (t.b.c)</text:span></text:p>
      <text:p text:style-name="Text_20_body"><text:span text:style-name="Style1">1 · </text:span><text:span text:style-name="Style2">و زنا‌مه · </text:span><text:span text:style-name="Style3">Vāženāme · </text:span><text:span text:style-name="Style4">Vāženāme · </text:span><text:span text:style-name="Style5">Vāženāme · </text:span><text:span text:style-name="Style6">Vāženāme · </text:span><text:span text:style-name="Style7">Vāženāme</text:span></text:p>
      <text:p text:style-name="Text_20_body"><text:span text:style-name="Style1">2 · </text:span><text:span text:style-name="Style2">درس · </text:span><text:span text:style-name="Style3">Dars-e · </text:span><text:span text:style-name="Style4">1 · </text:span><text:span text:style-name="Style5">1 · </text:span><text:span text:style-name="Style6">1 · </text:span><text:span text:style-name="Style7">1</text:span></text:p>
      <text:p text:style-name="Text_20_body"><text:span text:style-name="Style1">3 · </text:span><text:span text:style-name="Style2">احوال‌پرسی · </text:span><text:span text:style-name="Style3">ahvālporsi · </text:span><text:span text:style-name="Style4">Gruß m; Begrüßung f · </text:span><text:span text:style-name="Style5">greetings · </text:span><text:span text:style-name="Style6">поздравления · </text:span><text:span text:style-name="Style7">Приветствие m; Добро пожаловать f</text:span></text:p>
      <text:p text:style-name="Text_20_body"><text:span text:style-name="Style1">4 · </text:span><text:span text:style-name="Style2">اکنون · </text:span><text:span text:style-name="Style3">aknun · </text:span><text:span text:style-name="Style4">jetzt; nun · </text:span><text:span text:style-name="Style5">now; present · </text:span><text:span text:style-name="Style6">Теперь; настоящее время · </text:span><text:span text:style-name="Style7">Теперь; в настоящее время</text:span></text:p>
      <text:p text:style-name="Text_20_body"><text:span text:style-name="Style1">5 · </text:span><text:span text:style-name="Style2">علاقه‌مند · </text:span><text:span text:style-name="Style3">alāqemand · </text:span><text:span text:style-name="Style4">interessiert; zugeneigt · </text:span><text:span text:style-name="Style5">interested · </text:span><text:span text:style-name="Style6">заинтересованный · </text:span><text:span text:style-name="Style7">заинтересован; наклонный</text:span></text:p>
      <text:p text:style-name="Text_20_body"><text:span text:style-name="Style1">6 · </text:span><text:span text:style-name="Style2">عامه · </text:span><text:span text:style-name="Style3">amme · </text:span><text:span text:style-name="Style4">Schwester des Vaters; Tante f · </text:span><text:span text:style-name="Style5">aunt · </text:span><text:span text:style-name="Style6">тетка · </text:span><text:span text:style-name="Style7">Сестра отца; Тетя f</text:span></text:p>
      <text:p text:style-name="Text_20_body"><text:span text:style-name="Style1">7 · </text:span><text:span text:style-name="Style2">عمو · </text:span><text:span text:style-name="Style3">amu · </text:span><text:span text:style-name="Style4">Bruder des Vaters; Onkel m · </text:span><text:span text:style-name="Style5">uncle · </text:span><text:span text:style-name="Style6">дядя · </text:span><text:span text:style-name="Style7">Брат отца; Дядя м</text:span></text:p>
      <text:p text:style-name="Text_20_body"><text:span text:style-name="Style1">8 · </text:span><text:span text:style-name="Style2">آموز گر · </text:span><text:span text:style-name="Style3">āmuzgār · </text:span><text:span text:style-name="Style4">Lehrer(in f) m; Lehrmeister m · </text:span><text:span text:style-name="Style5">teacher; instructor · </text:span><text:span text:style-name="Style6">учитель; инструктор · </text:span><text:span text:style-name="Style7">Учитель (м) m; Учитель м</text:span></text:p>
      <text:p text:style-name="Text_20_body"><text:span text:style-name="Style1">9 · </text:span><text:span text:style-name="Style2">آنها · </text:span><text:span text:style-name="Style3">ānhā · </text:span><text:span text:style-name="Style4">jene; sie · </text:span><text:span text:style-name="Style5">those; they · </text:span><text:span text:style-name="Style6">те; они · </text:span><text:span text:style-name="Style7">те; они</text:span></text:p>
      <text:p text:style-name="Text_20_body"><text:span text:style-name="Style1">10 · </text:span><text:span text:style-name="Style2">عصر به خیر · </text:span><text:span text:style-name="Style3">asr be xeyr · </text:span><text:span text:style-name="Style4">guten Abend · </text:span><text:span text:style-name="Style5">good evening · </text:span><text:span text:style-name="Style6">хороший вечер · </text:span><text:span text:style-name="Style7">Добрый вечер</text:span></text:p>
      <text:p text:style-name="Text_20_body"><text:span text:style-name="Style1">11 · </text:span><text:span text:style-name="Style2">برادر · </text:span><text:span text:style-name="Style3">barādar · </text:span><text:span text:style-name="Style4">Bruder m · </text:span><text:span text:style-name="Style5">brother · </text:span><text:span text:style-name="Style6">брат · </text:span><text:span text:style-name="Style7">Брат м</text:span></text:p>
      <text:p text:style-name="Text_20_body"><text:span text:style-name="Style1">12 · </text:span><text:span text:style-name="Style2">بازی · </text:span><text:span text:style-name="Style3">bāzi · </text:span><text:span text:style-name="Style4">Spiel n · </text:span><text:span text:style-name="Style5">game · </text:span><text:span text:style-name="Style6">игра · </text:span><text:span text:style-name="Style7">Игра n</text:span></text:p>
      <text:p text:style-name="Text_20_body"><text:span text:style-name="Style1">13 · </text:span><text:span text:style-name="Style2">به · </text:span><text:span text:style-name="Style3">be · </text:span><text:span text:style-name="Style4">nach; zu; auf; in · </text:span><text:span text:style-name="Style5">to; into; in; on; at · </text:span><text:span text:style-name="Style6">к; в; в; на; в · </text:span><text:span text:style-name="Style7">после того, как; к; на; в</text:span></text:p>
      <text:p text:style-name="Text_20_body"><text:span text:style-name="Style1">14 · </text:span><text:span text:style-name="Style2">بیمار · </text:span><text:span text:style-name="Style3">bimār · </text:span><text:span text:style-name="Style4">krank; Kranke f/m; Patient(in f) m · </text:span><text:span text:style-name="Style5">patient; sick; ill · </text:span><text:span text:style-name="Style6">пациент; больные; плохо · </text:span><text:span text:style-name="Style7">больные; Ill f / m; Пациент (в f) м</text:span></text:p>
      <text:p text:style-name="Text_20_body"><text:span text:style-name="Style1">15 · </text:span><text:span text:style-name="Style2">بلند · </text:span><text:span text:style-name="Style3">boland · </text:span><text:span text:style-name="Style4">hoch; lang; laut · </text:span><text:span text:style-name="Style5">high; tall; loud; long · </text:span><text:span text:style-name="Style6">высокая; высокая; громко; долго · </text:span><text:span text:style-name="Style7">высокая; долго; громко</text:span></text:p>
      <text:p text:style-name="Text_20_body"><text:span text:style-name="Style1">16 · </text:span><text:span text:style-name="Style2">بودن (هست، بس) · </text:span><text:span text:style-name="Style3">budan (hast, bāš) · </text:span><text:span text:style-name="Style4">sein; existieren · </text:span><text:span text:style-name="Style5">be; exist · </text:span><text:span text:style-name="Style6">быть; существовать · </text:span><text:span text:style-name="Style7">быть; существовать</text:span></text:p>
      <text:p text:style-name="Text_20_body"><text:span text:style-name="Style1">17 · </text:span><text:span text:style-name="Style2">چاق · </text:span><text:span text:style-name="Style3">cāq · </text:span><text:span text:style-name="Style4">dick; fett · </text:span><text:span text:style-name="Style5">thick; fat · </text:span><text:span text:style-name="Style6">толщина; жир · </text:span><text:span text:style-name="Style7">толщина; жир</text:span></text:p>
      <text:p text:style-name="Text_20_body"><text:span text:style-name="Style1">18 · </text:span><text:span text:style-name="Style2">چطور · </text:span><text:span text:style-name="Style3">cetowr · </text:span><text:span text:style-name="Style4">wie · </text:span><text:span text:style-name="Style5">how · </text:span><text:span text:style-name="Style6">как · </text:span><text:span text:style-name="Style7">как</text:span></text:p>
      <text:p text:style-name="Text_20_body"><text:span text:style-name="Style1">19 · </text:span><text:span text:style-name="Style2">چی · </text:span><text:span text:style-name="Style3">ci · </text:span><text:span text:style-name="Style4">was · </text:span><text:span text:style-name="Style5">what · </text:span><text:span text:style-name="Style6">какие · </text:span><text:span text:style-name="Style7">какие</text:span></text:p>
      <text:p text:style-name="Text_20_body"><text:span text:style-name="Style1">20 · </text:span><text:span text:style-name="Style2">دفتر · </text:span><text:span text:style-name="Style3">daftar · </text:span><text:span text:style-name="Style4">Büro n; Heft n · </text:span><text:span text:style-name="Style5">office; bureau; notebook; volume · </text:span><text:span text:style-name="Style6">офис; бюро; ноутбук; объем · </text:span><text:span text:style-name="Style7">Офис n; Проблема n</text:span></text:p>
      <text:p text:style-name="Text_20_body"><text:span text:style-name="Style1">21 · </text:span><text:span text:style-name="Style2">دانه‌‌س آموز · </text:span><text:span text:style-name="Style3">dānešāmuz · </text:span><text:span text:style-name="Style4">Schüler(in f) m · </text:span><text:span text:style-name="Style5">student · </text:span><text:span text:style-name="Style6">студент · </text:span><text:span text:style-name="Style7">Ученик (в f) м</text:span></text:p>
      <text:p text:style-name="Text_20_body"><text:span text:style-name="Style1">22 · </text:span><text:span text:style-name="Style2">دانه‌‌س جو · </text:span><text:span text:style-name="Style3">dānešju · </text:span><text:span text:style-name="Style4">Student(in f) m · </text:span><text:span text:style-name="Style5">student · </text:span><text:span text:style-name="Style6">студент · </text:span><text:span text:style-name="Style7">Студент (в f) м</text:span></text:p>
      <text:p text:style-name="Text_20_body"><text:span text:style-name="Style1">23 · </text:span><text:span text:style-name="Style2">در · </text:span><text:span text:style-name="Style3">dar · </text:span><text:span text:style-name="Style4">in; an; Tür f; Deckel m · </text:span><text:span text:style-name="Style5">at; in; door · </text:span><text:span text:style-name="Style6">на; в; дверь · </text:span><text:span text:style-name="Style7">в; на; Дверь f; Обложка m</text:span></text:p>
      <text:p text:style-name="Text_20_body"><text:span text:style-name="Style1">24 · </text:span><text:span text:style-name="Style2">دایی · </text:span><text:span text:style-name="Style3">dāyi · </text:span><text:span text:style-name="Style4">Bruder der Mutter; Onkel m · </text:span><text:span text:style-name="Style5">uncle · </text:span><text:span text:style-name="Style6">дядя · </text:span><text:span text:style-name="Style7">Брат матери; Дядя м</text:span></text:p>
      <text:p text:style-name="Text_20_body"><text:span text:style-name="Style1">25 · </text:span><text:span text:style-name="Style2">دختر · </text:span><text:span text:style-name="Style3">doxtar · </text:span><text:span text:style-name="Style4">Mädchen n; Tochter f · </text:span><text:span text:style-name="Style5">girl; daughter · </text:span><text:span text:style-name="Style6">девушка; дочь · </text:span><text:span text:style-name="Style7">Girl n; Дочь f</text:span></text:p>
      <text:p text:style-name="Text_20_body"><text:span text:style-name="Style1">26 · </text:span><text:span text:style-name="Style2">دخترعمه · </text:span><text:span text:style-name="Style3">doxtaramme · </text:span><text:span text:style-name="Style4">Cousine f; Kusine f; Tochter der Schwester des Vaters · </text:span><text:span text:style-name="Style5">cousin · </text:span><text:span text:style-name="Style6">двоюродный брат · </text:span><text:span text:style-name="Style7">Cousin f; Cousin f; Дочь сестры отца</text:span></text:p>
      <text:p text:style-name="Text_20_body"><text:span text:style-name="Style1">27 · </text:span><text:span text:style-name="Style2">دخترعمو · </text:span><text:span text:style-name="Style3">doxtaramu · </text:span><text:span text:style-name="Style4">Cousine f; Kusine f; Tochter des Bruders des Vaters · </text:span><text:span text:style-name="Style5">cousin · </text:span><text:span text:style-name="Style6">двоюродный брат · </text:span><text:span text:style-name="Style7">Cousin f; Cousin f; Дочь брата отца</text:span></text:p>
      <text:p text:style-name="Text_20_body"><text:span text:style-name="Style1">28 · </text:span><text:span text:style-name="Style2">دختردایی · </text:span><text:span text:style-name="Style3">doxtardāyi · </text:span><text:span text:style-name="Style4">Cousine f; Kusine f; Tochter des Bruders der Mutter · </text:span><text:span text:style-name="Style5">cousin · </text:span><text:span text:style-name="Style6">двоюродный брат · </text:span><text:span text:style-name="Style7">Cousin f; Cousin f; Дочь брата матери</text:span></text:p>
      <text:p text:style-name="Text_20_body"><text:span text:style-name="Style1">29 · </text:span><text:span text:style-name="Style2">دخترخاله · </text:span><text:span text:style-name="Style3">doxtarxāle · </text:span><text:span text:style-name="Style4">Cousine f; Kusine f; Tochter der Schwester der Mutter · </text:span><text:span text:style-name="Style5">cousin · </text:span><text:span text:style-name="Style6">двоюродный брат · </text:span><text:span text:style-name="Style7">Cousin f; Cousin f; Дочь сестры матери</text:span></text:p>
      <text:p text:style-name="Text_20_body"><text:span text:style-name="Style1">30 · </text:span><text:span text:style-name="Style2">اسم · </text:span><text:span text:style-name="Style3">esm · </text:span><text:span text:style-name="Style4">Name m · </text:span><text:span text:style-name="Style5">name · </text:span><text:span text:style-name="Style6">имя · </text:span><text:span text:style-name="Style7">Имя m</text:span></text:p>
      <text:p text:style-name="Text_20_body"><text:span text:style-name="Style1">31 · </text:span><text:span text:style-name="Style2">فارسی · </text:span><text:span text:style-name="Style3">fārsi · </text:span><text:span text:style-name="Style4">persisch; Persisch n · </text:span><text:span text:style-name="Style5">Persian · </text:span><text:span text:style-name="Style6">персидский · </text:span><text:span text:style-name="Style7">фарси; Персидский n</text:span></text:p>
      <text:p text:style-name="Text_20_body"><text:span text:style-name="Style1">32 · </text:span><text:span text:style-name="Style2">گرسنه · </text:span><text:span text:style-name="Style3">gorosne · </text:span><text:span text:style-name="Style4">hungrig · </text:span><text:span text:style-name="Style5">hungry · </text:span><text:span text:style-name="Style6">голодный · </text:span><text:span text:style-name="Style7">голодный</text:span></text:p>
      <text:p text:style-name="Text_20_body"><text:span text:style-name="Style1">33 · </text:span><text:span text:style-name="Style2">حال · </text:span><text:span text:style-name="Style3">hāl · </text:span><text:span text:style-name="Style4">Stimmung f; Laune f · </text:span><text:span text:style-name="Style5">mood · </text:span><text:span text:style-name="Style6">настроение · </text:span><text:span text:style-name="Style7">Настроение f; Настроение f</text:span></text:p>
      <text:p text:style-name="Text_20_body"><text:span text:style-name="Style1">34 · </text:span><text:span text:style-name="Style2">هم · </text:span><text:span text:style-name="Style3">ham · </text:span><text:span text:style-name="Style4">auch · </text:span><text:span text:style-name="Style5">too; likewise · </text:span><text:span text:style-name="Style6">тоже; также · </text:span><text:span text:style-name="Style7">также</text:span></text:p>
      <text:p text:style-name="Text_20_body"><text:span text:style-name="Style1">35 · </text:span><text:span text:style-name="Style2">همچونین · </text:span><text:span text:style-name="Style3">hamconin · </text:span><text:span text:style-name="Style4">auch; ebenfalls · </text:span><text:span text:style-name="Style5">also; too · </text:span><text:span text:style-name="Style6">также; тоже · </text:span><text:span text:style-name="Style7">также; также</text:span></text:p>
      <text:p text:style-name="Text_20_body"><text:span text:style-name="Style1">36 · </text:span><text:span text:style-name="Style2">همین تور · </text:span><text:span text:style-name="Style3">hamintowr · </text:span><text:span text:style-name="Style4">auch; ebenso · </text:span><text:span text:style-name="Style5">so; also · </text:span><text:span text:style-name="Style6">так; также · </text:span><text:span text:style-name="Style7">также; а также</text:span></text:p>
      <text:p text:style-name="Text_20_body"><text:span text:style-name="Style1">37 · </text:span><text:span text:style-name="Style2">ایرانی · </text:span><text:span text:style-name="Style3">irāni · </text:span><text:span text:style-name="Style4">Iraner(in f) m; iranisch; Perser(in f) m · </text:span><text:span text:style-name="Style5">Iranian · </text:span><text:span text:style-name="Style6">иранец · </text:span><text:span text:style-name="Style7">Иранцы (в f) м; Иран; Персидский (в f) м</text:span></text:p>
      <text:p text:style-name="Text_20_body"><text:span text:style-name="Style1">38 · </text:span><text:span text:style-name="Style2">جارو · </text:span><text:span text:style-name="Style3">jāru · </text:span><text:span text:style-name="Style4">Besen m · </text:span><text:span text:style-name="Style5">broom; brush · </text:span><text:span text:style-name="Style6">веник; щетка · </text:span><text:span text:style-name="Style7">Метла м</text:span></text:p>
      <text:p text:style-name="Text_20_body"><text:span text:style-name="Style1">39 · </text:span><text:span text:style-name="Style2">کانادایی · </text:span><text:span text:style-name="Style3">kānādāyi · </text:span><text:span text:style-name="Style4">Kanadier(in f) m; kanadisch · </text:span><text:span text:style-name="Style5">Canadian · </text:span><text:span text:style-name="Style6">канадец · </text:span><text:span text:style-name="Style7">Канадцы (в f) м; канадец</text:span></text:p>
      <text:p text:style-name="Text_20_body"><text:span text:style-name="Style1">40 · </text:span><text:span text:style-name="Style2">کارگر · </text:span><text:span text:style-name="Style3">kārgar · </text:span><text:span text:style-name="Style4">Arbeiter(in f) m · </text:span><text:span text:style-name="Style5">worker; labor · </text:span><text:span text:style-name="Style6">работник; труда · </text:span><text:span text:style-name="Style7">Работник (в f) м</text:span></text:p>
      <text:p text:style-name="Text_20_body"><text:span text:style-name="Style1">41 · </text:span><text:span text:style-name="Style2">کارمند · </text:span><text:span text:style-name="Style3">kārmand · </text:span><text:span text:style-name="Style4">Angestellte f/m · </text:span><text:span text:style-name="Style5">employee · </text:span><text:span text:style-name="Style6">сотрудник · </text:span><text:span text:style-name="Style7">Сотрудники f / m</text:span></text:p>
      <text:p text:style-name="Text_20_body"><text:span text:style-name="Style1">42 · </text:span><text:span text:style-name="Style2">کلاس · </text:span><text:span text:style-name="Style3">kelās · </text:span><text:span text:style-name="Style4">Klasse f; Klassenzimmer n; Kurs m · </text:span><text:span text:style-name="Style5">class; classroom; course · </text:span><text:span text:style-name="Style6">класс; классе; курс · </text:span><text:span text:style-name="Style7">Класс f; Класс n; Курс m</text:span></text:p>
      <text:p text:style-name="Text_20_body"><text:span text:style-name="Style1">43 · </text:span><text:span text:style-name="Style2">کتاب · </text:span><text:span text:style-name="Style3">ketāb · </text:span><text:span text:style-name="Style4">Buch m · </text:span><text:span text:style-name="Style5">book · </text:span><text:span text:style-name="Style6">книга · </text:span><text:span text:style-name="Style7">Книга m</text:span></text:p>
      <text:p text:style-name="Text_20_body"><text:span text:style-name="Style1">44 · </text:span><text:span text:style-name="Style2">لباس · </text:span><text:span text:style-name="Style3">lebās · </text:span><text:span text:style-name="Style4">Kleidung f · </text:span><text:span text:style-name="Style5">cloth · </text:span><text:span text:style-name="Style6">ткань · </text:span><text:span text:style-name="Style7">Одежда f</text:span></text:p>
      <text:p text:style-name="Text_20_body"><text:span text:style-name="Style1">45 · </text:span><text:span text:style-name="Style2">ما · </text:span><text:span text:style-name="Style3">mā · </text:span><text:span text:style-name="Style4">wir; uns; unser · </text:span><text:span text:style-name="Style5">we; us; our · </text:span><text:span text:style-name="Style6">мы; нам; наш · </text:span><text:span text:style-name="Style7">мы; нам; наш</text:span></text:p>
      <text:p text:style-name="Text_20_body"><text:span text:style-name="Style1">46 · </text:span><text:span text:style-name="Style2">مادر · </text:span><text:span text:style-name="Style3">mādar · </text:span><text:span text:style-name="Style4">Mutter f · </text:span><text:span text:style-name="Style5">mother · </text:span><text:span text:style-name="Style6">мать · </text:span><text:span text:style-name="Style7">Мать f</text:span></text:p>
      <text:p text:style-name="Text_20_body"><text:span text:style-name="Style1">47 · </text:span><text:span text:style-name="Style2">ممنون · </text:span><text:span text:style-name="Style3">mamnun · </text:span><text:span text:style-name="Style4">dankbar · </text:span><text:span text:style-name="Style5">grateful; thankful · </text:span><text:span text:style-name="Style6">признательна; благодарный · </text:span><text:span text:style-name="Style7">благодарный</text:span></text:p>
      <text:p text:style-name="Text_20_body"><text:span text:style-name="Style1">48 · </text:span><text:span text:style-name="Style2">من · </text:span><text:span text:style-name="Style3">man · </text:span><text:span text:style-name="Style4">ich; mich; mein · </text:span><text:span text:style-name="Style5">I; me; my · </text:span><text:span text:style-name="Style6">I; мне; мой · </text:span><text:span text:style-name="Style7">I; мне; мой</text:span></text:p>
      <text:p text:style-name="Text_20_body"><text:span text:style-name="Style1">49 · </text:span><text:span text:style-name="Style2">ماسین · </text:span><text:span text:style-name="Style3">māšin · </text:span><text:span text:style-name="Style4">Auto n; Maschine f · </text:span><text:span text:style-name="Style5">car; machine · </text:span><text:span text:style-name="Style6">автомобиль; машина · </text:span><text:span text:style-name="Style7">Автомобиль n; Машина f</text:span></text:p>
      <text:p text:style-name="Text_20_body"><text:span text:style-name="Style1">50 · </text:span><text:span text:style-name="Style2">مرسی · </text:span><text:span text:style-name="Style3">mersi · </text:span><text:span text:style-name="Style4">danke · </text:span><text:span text:style-name="Style5">thanks · </text:span><text:span text:style-name="Style6">спасибо · </text:span><text:span text:style-name="Style7">спасибо</text:span></text:p>
      <text:p text:style-name="Text_20_body"><text:span text:style-name="Style1">51 · </text:span><text:span text:style-name="Style2">مترو · </text:span><text:span text:style-name="Style3">metro · </text:span><text:span text:style-name="Style4">U‐Bahn f · </text:span><text:span text:style-name="Style5">metro · </text:span><text:span text:style-name="Style6">метро · </text:span><text:span text:style-name="Style7">Метро f</text:span></text:p>
      <text:p text:style-name="Text_20_body"><text:span text:style-name="Style1">52 · </text:span><text:span text:style-name="Style2">معلم · </text:span><text:span text:style-name="Style3">moallem · </text:span><text:span text:style-name="Style4">Lehrer(in f) m · </text:span><text:span text:style-name="Style5">teacher · </text:span><text:span text:style-name="Style6">учитель · </text:span><text:span text:style-name="Style7">Учитель (в f) м</text:span></text:p>
      <text:p text:style-name="Text_20_body"><text:soft-page-break/><text:span text:style-name="Style1">53 · </text:span><text:span text:style-name="Style2">مهندس · </text:span><text:span text:style-name="Style3">mohandes · </text:span><text:span text:style-name="Style4">Ingenieur(in f) m · </text:span><text:span text:style-name="Style5">engineer · </text:span><text:span text:style-name="Style6">инженер · </text:span><text:span text:style-name="Style7">Инженер (в f) м</text:span></text:p>
      <text:p text:style-name="Text_20_body"><text:span text:style-name="Style1">54 · </text:span><text:span text:style-name="Style2">متشکر · </text:span><text:span text:style-name="Style3">motešakker · </text:span><text:span text:style-name="Style4">dankbar · </text:span><text:span text:style-name="Style5">thankful; grateful · </text:span><text:span text:style-name="Style6">благодарным; благодарный · </text:span><text:span text:style-name="Style7">благодарный</text:span></text:p>
      <text:p text:style-name="Text_20_body"><text:span text:style-name="Style1">55 · </text:span><text:span text:style-name="Style2">نام · </text:span><text:span text:style-name="Style3">nām · </text:span><text:span text:style-name="Style4">Name m; Ruf m · </text:span><text:span text:style-name="Style5">name; reputation · </text:span><text:span text:style-name="Style6">имя; репутации · </text:span><text:span text:style-name="Style7">Имя m; Вызовите m</text:span></text:p>
      <text:p text:style-name="Text_20_body"><text:span text:style-name="Style1">56 · </text:span><text:span text:style-name="Style2">نانوا · </text:span><text:span text:style-name="Style3">nānvā · </text:span><text:span text:style-name="Style4">Bäcker m · </text:span><text:span text:style-name="Style5">baker · </text:span><text:span text:style-name="Style6">пекарь · </text:span><text:span text:style-name="Style7">Бейкер м</text:span></text:p>
      <text:p text:style-name="Text_20_body"><text:span text:style-name="Style1">57 · </text:span><text:span text:style-name="Style2">نویسنده · </text:span><text:span text:style-name="Style3">nevisande · </text:span><text:span text:style-name="Style4">Autor(in f) m; Schreiber m; Schriftsteller(in f) m · </text:span><text:span text:style-name="Style5">author; writer · </text:span><text:span text:style-name="Style6">автор; писатель · </text:span><text:span text:style-name="Style7">Автор (в f) m; Scribe m; Писатель (в f) м</text:span></text:p>
      <text:p text:style-name="Text_20_body"><text:span text:style-name="Style1">58 · </text:span><text:span text:style-name="Style2">استاد · </text:span><text:span text:style-name="Style3">ostād · </text:span><text:span text:style-name="Style4">Meister(in f) m; Professor(in f) m · </text:span><text:span text:style-name="Style5">professor · </text:span><text:span text:style-name="Style6">профессор · </text:span><text:span text:style-name="Style7">Мастер (в f) м; Профессор (м) м</text:span></text:p>
      <text:p text:style-name="Text_20_body"><text:span text:style-name="Style1">59 · </text:span><text:span text:style-name="Style2">پرستار · </text:span><text:span text:style-name="Style3">parastār · </text:span><text:span text:style-name="Style4">Krankenschwester f · </text:span><text:span text:style-name="Style5">nurse · </text:span><text:span text:style-name="Style6">медсестра · </text:span><text:span text:style-name="Style7">Медсестра f</text:span></text:p>
      <text:p text:style-name="Text_20_body"><text:span text:style-name="Style1">60 · </text:span><text:span text:style-name="Style2">پارک · </text:span><text:span text:style-name="Style3">pārk · </text:span><text:span text:style-name="Style4">Park m; Parken n; Parkplatz m · </text:span><text:span text:style-name="Style5">park; parking · </text:span><text:span text:style-name="Style6">парк; парковка · </text:span><text:span text:style-name="Style7">Парк м; Парковка n; Парковка m</text:span></text:p>
      <text:p text:style-name="Text_20_body"><text:span text:style-name="Style1">61 · </text:span><text:span text:style-name="Style2">پدر · </text:span><text:span text:style-name="Style3">pedar · </text:span><text:span text:style-name="Style4">Vater m · </text:span><text:span text:style-name="Style5">father · </text:span><text:span text:style-name="Style6">отец · </text:span><text:span text:style-name="Style7">Отец м</text:span></text:p>
      <text:p text:style-name="Text_20_body"><text:span text:style-name="Style1">62 · </text:span><text:span text:style-name="Style2">پسر · </text:span><text:span text:style-name="Style3">pesar · </text:span><text:span text:style-name="Style4">Sohn m; Junge m · </text:span><text:span text:style-name="Style5">son; boy · </text:span><text:span text:style-name="Style6">сын; мальчик · </text:span><text:span text:style-name="Style7">Son m; Мальчик м</text:span></text:p>
      <text:p text:style-name="Text_20_body"><text:span text:style-name="Style1">63 · </text:span><text:span text:style-name="Style2">پسرعمه · </text:span><text:span text:style-name="Style3">pesaramme · </text:span><text:span text:style-name="Style4">Cousin m; Vetter m; Sohn der Schwester des Vaters · </text:span><text:span text:style-name="Style5">cousin · </text:span><text:span text:style-name="Style6">двоюродный брат · </text:span><text:span text:style-name="Style7">Кузен м; Кузен м; Сын сестры отца</text:span></text:p>
      <text:p text:style-name="Text_20_body"><text:span text:style-name="Style1">64 · </text:span><text:span text:style-name="Style2">پسرعمو · </text:span><text:span text:style-name="Style3">pesaramu · </text:span><text:span text:style-name="Style4">Cousin m; Vetter m; Sohn des Bruders des Vaters · </text:span><text:span text:style-name="Style5">cousin · </text:span><text:span text:style-name="Style6">двоюродный брат · </text:span><text:span text:style-name="Style7">Кузен м; Кузен м; Сын брата отца</text:span></text:p>
      <text:p text:style-name="Text_20_body"><text:span text:style-name="Style1">65 · </text:span><text:span text:style-name="Style2">پسردائی · </text:span><text:span text:style-name="Style3">pesardāyi · </text:span><text:span text:style-name="Style4">Cousin m; Vetter m; Sohn des Bruders der Mutter · </text:span><text:span text:style-name="Style5">cousin · </text:span><text:span text:style-name="Style6">двоюродный брат · </text:span><text:span text:style-name="Style7">Кузен м; Кузен м; Сын брата матери</text:span></text:p>
      <text:p text:style-name="Text_20_body"><text:span text:style-name="Style1">66 · </text:span><text:span text:style-name="Style2">پسرخاله · </text:span><text:span text:style-name="Style3">pesarxāle · </text:span><text:span text:style-name="Style4">Cousin m; Vetter m; Sohn der Schwester der Mutter · </text:span><text:span text:style-name="Style5">cousin · </text:span><text:span text:style-name="Style6">двоюродный брат · </text:span><text:span text:style-name="Style7">Кузен м; Кузен м; Сын сестры матери</text:span></text:p>
      <text:p text:style-name="Text_20_body"><text:span text:style-name="Style1">67 · </text:span><text:span text:style-name="Style2">پزشک · </text:span><text:span text:style-name="Style3">pezešk · </text:span><text:span text:style-name="Style4">Arzt m; Ärztin f · </text:span><text:span text:style-name="Style5">physician · </text:span><text:span text:style-name="Style6">врач · </text:span><text:span text:style-name="Style7">Врач м; Врач f</text:span></text:p>
      <text:p text:style-name="Text_20_body"><text:span text:style-name="Style1">68 · </text:span><text:span text:style-name="Style2">پلیس · </text:span><text:span text:style-name="Style3">polis · </text:span><text:span text:style-name="Style4">Polizei f; Polizist(in f) m · </text:span><text:span text:style-name="Style5">police; policeman · </text:span><text:span text:style-name="Style6">полиции; полицейский · </text:span><text:span text:style-name="Style7">Полиция f; Полицейский (в f) м</text:span></text:p>
      <text:p text:style-name="Text_20_body"><text:span text:style-name="Style1">69 · </text:span><text:span text:style-name="Style2">قدکوتاه · </text:span><text:span text:style-name="Style3">qadkutāh · </text:span><text:span text:style-name="Style4">klein · </text:span><text:span text:style-name="Style5">small · </text:span><text:span text:style-name="Style6">маленький · </text:span><text:span text:style-name="Style7">маленький</text:span></text:p>
      <text:p text:style-name="Text_20_body"><text:span text:style-name="Style1">70 · </text:span><text:span text:style-name="Style2">رادیو · </text:span><text:span text:style-name="Style3">rādiyo · </text:span><text:span text:style-name="Style4">Radio n; Rundfunk m · </text:span><text:span text:style-name="Style5">radio · </text:span><text:span text:style-name="Style6">радио · </text:span><text:span text:style-name="Style7">Радио n; Радио m</text:span></text:p>
      <text:p text:style-name="Text_20_body"><text:span text:style-name="Style1">71 · </text:span><text:span text:style-name="Style2">رنگ · </text:span><text:span text:style-name="Style3">rang · </text:span><text:span text:style-name="Style4">Farbe f; Farbton m · </text:span><text:span text:style-name="Style5">color · </text:span><text:span text:style-name="Style6">цвет · </text:span><text:span text:style-name="Style7">Цвет f; Цвет m</text:span></text:p>
      <text:p text:style-name="Text_20_body"><text:span text:style-name="Style1">72 · </text:span><text:span text:style-name="Style2">راضی · </text:span><text:span text:style-name="Style3">rāzi · </text:span><text:span text:style-name="Style4">zufrieden · </text:span><text:span text:style-name="Style5">satisfied · </text:span><text:span text:style-name="Style6">удовлетворенный · </text:span><text:span text:style-name="Style7">удовлетворенный</text:span></text:p>
      <text:p text:style-name="Text_20_body"><text:span text:style-name="Style1">73 · </text:span><text:span text:style-name="Style2">روزه خوبی دسته بسید! · </text:span><text:span text:style-name="Style3">Ruz-e xub-i dāšte bāšid! <text:s/>· </text:span><text:span text:style-name="Style4">Haben Sie einen schönen Tag! · </text:span><text:span text:style-name="Style5">Have a niceday! · </text:span><text:span text:style-name="Style6">Имейте niceday! · </text:span><text:span text:style-name="Style7">Хорошего Вам дня!</text:span></text:p>
      <text:p text:style-name="Text_20_body"><text:span text:style-name="Style1">74 · </text:span><text:span text:style-name="Style2">صعب به خیر · </text:span><text:span text:style-name="Style3">šab be xeyr · </text:span><text:span text:style-name="Style4">gute Nacht; guten Abend · </text:span><text:span text:style-name="Style5">good night · </text:span><text:span text:style-name="Style6">спокойной ночи · </text:span><text:span text:style-name="Style7">спокойной ночи; Добрый вечер</text:span></text:p>
      <text:p text:style-name="Text_20_body"><text:span text:style-name="Style1">75 · </text:span><text:span text:style-name="Style2">سبز · </text:span><text:span text:style-name="Style3">sabz · </text:span><text:span text:style-name="Style4">grün; Grün n · </text:span><text:span text:style-name="Style5">green · </text:span><text:span text:style-name="Style6">зеленый · </text:span><text:span text:style-name="Style7">зеленый; Зеленый n</text:span></text:p>
      <text:p text:style-name="Text_20_body"><text:span text:style-name="Style1">76 · </text:span><text:span text:style-name="Style2">سلام · </text:span><text:span text:style-name="Style3">salām · </text:span><text:span text:style-name="Style4">Gruß m · </text:span><text:span text:style-name="Style5">hello; greet · </text:span><text:span text:style-name="Style6">привет; приветствовать · </text:span><text:span text:style-name="Style7">Приветствие m</text:span></text:p>
      <text:p text:style-name="Text_20_body"><text:span text:style-name="Style1">77 · </text:span><text:span text:style-name="Style2">صدا · </text:span><text:span text:style-name="Style3">sedā · </text:span><text:span text:style-name="Style4">Stimme f; Klang m; Laut m; Ton m · </text:span><text:span text:style-name="Style5">sound · </text:span><text:span text:style-name="Style6">звук · </text:span><text:span text:style-name="Style7">Голосовать f; Звук m; Согласно m; Звук m</text:span></text:p>
      <text:p text:style-name="Text_20_body"><text:span text:style-name="Style1">78 · </text:span><text:span text:style-name="Style2">ث ایرین · </text:span><text:span text:style-name="Style3">širin · </text:span><text:span text:style-name="Style4">süß · </text:span><text:span text:style-name="Style5">sweet · </text:span><text:span text:style-name="Style6">сладкий · </text:span><text:span text:style-name="Style7">сладкий</text:span></text:p>
      <text:p text:style-name="Text_20_body"><text:span text:style-name="Style1">79 · </text:span><text:span text:style-name="Style2">صبح به خیر · </text:span><text:span text:style-name="Style3">sobh be xeyr · </text:span><text:span text:style-name="Style4">guten Morgen · </text:span><text:span text:style-name="Style5">good morning · </text:span><text:span text:style-name="Style6">доброе утро · </text:span><text:span text:style-name="Style7">Доброе утро</text:span></text:p>
      <text:p text:style-name="Text_20_body"><text:span text:style-name="Style1">80 · </text:span><text:span text:style-name="Style2">سما · </text:span><text:span text:style-name="Style3">šomā · </text:span><text:span text:style-name="Style4">ihr; euch; euer · </text:span><text:span text:style-name="Style5">you; your · </text:span><text:span text:style-name="Style6">вы; ваш · </text:span><text:span text:style-name="Style7">ее; вы; ваш</text:span></text:p>
      <text:p text:style-name="Text_20_body"><text:span text:style-name="Style1">81 · </text:span><text:span text:style-name="Style2">شغل · </text:span><text:span text:style-name="Style3">šoql · </text:span><text:span text:style-name="Style4">Arbeit f; Beruf m · </text:span><text:span text:style-name="Style5">job; profession · </text:span><text:span text:style-name="Style6">работа; профессия · </text:span><text:span text:style-name="Style7">Работа f; Род занятий m</text:span></text:p>
      <text:p text:style-name="Text_20_body"><text:span text:style-name="Style1">82 · </text:span><text:span text:style-name="Style2">تشنه · </text:span><text:span text:style-name="Style3">tešne · </text:span><text:span text:style-name="Style4">durstig · </text:span><text:span text:style-name="Style5">thirsty · </text:span><text:span text:style-name="Style6">жаждущий · </text:span><text:span text:style-name="Style7">жаждущий</text:span></text:p>
      <text:p text:style-name="Text_20_body"><text:span text:style-name="Style1">83 · </text:span><text:span text:style-name="Style2">تو · </text:span><text:span text:style-name="Style3">to · </text:span><text:span text:style-name="Style4">du; dich; dein · </text:span><text:span text:style-name="Style5">you; your · </text:span><text:span text:style-name="Style6">вы; ваш · </text:span><text:span text:style-name="Style7">вы; вы; ваш</text:span></text:p>
      <text:p text:style-name="Text_20_body"><text:span text:style-name="Style1">84 · </text:span><text:span text:style-name="Style2">او · </text:span><text:span text:style-name="Style3">u · </text:span><text:span text:style-name="Style4">er; sie; ihn; ihm; ihr; sein · </text:span><text:span text:style-name="Style5">he; she; his; her · </text:span><text:span text:style-name="Style6">он; она; его; ее · </text:span><text:span text:style-name="Style7">он; их; его; его; ее; его</text:span></text:p>
      <text:p text:style-name="Text_20_body"><text:span text:style-name="Style1">85 · </text:span><text:span text:style-name="Style2">و · </text:span><text:span text:style-name="Style3">va · </text:span><text:span text:style-name="Style4">und · </text:span><text:span text:style-name="Style5">and · </text:span><text:span text:style-name="Style6">и · </text:span><text:span text:style-name="Style7">и</text:span></text:p>
      <text:p text:style-name="Text_20_body"><text:span text:style-name="Style1">86 · </text:span><text:span text:style-name="Style2">خواهر · </text:span><text:span text:style-name="Style3">xāhar · </text:span><text:span text:style-name="Style4">Schwester f · </text:span><text:span text:style-name="Style5">sister · </text:span><text:span text:style-name="Style6">сестра · </text:span><text:span text:style-name="Style7">Сестра f</text:span></text:p>
      <text:p text:style-name="Text_20_body"><text:span text:style-name="Style1">87 · </text:span><text:span text:style-name="Style2">خاله · </text:span><text:span text:style-name="Style3">xāle · </text:span><text:span text:style-name="Style4">Schwester der Mutter; Tante f · </text:span><text:span text:style-name="Style5">aunt · </text:span><text:span text:style-name="Style6">тетка · </text:span><text:span text:style-name="Style7">Сестра матери; Тетя f</text:span></text:p>
      <text:p text:style-name="Text_20_body"><text:span text:style-name="Style1">88 · </text:span><text:span text:style-name="Style2">خانه · </text:span><text:span text:style-name="Style3">xāne · </text:span><text:span text:style-name="Style4">Haus n; Heim n · </text:span><text:span text:style-name="Style5">home; house · </text:span><text:span text:style-name="Style6">дома; дом · </text:span><text:span text:style-name="Style7">Дом п; Главная</text:span></text:p>
      <text:p text:style-name="Text_20_body"><text:span text:style-name="Style1">89 · </text:span><text:span text:style-name="Style2">خیاط · </text:span><text:span text:style-name="Style3">xayyāt · </text:span><text:span text:style-name="Style4">Schneider(in f) m · </text:span><text:span text:style-name="Style5">tailor · </text:span><text:span text:style-name="Style6">портной · </text:span><text:span text:style-name="Style7">Портной (в f) м</text:span></text:p>
      <text:p text:style-name="Text_20_body"><text:span text:style-name="Style1">90 · </text:span><text:span text:style-name="Style2">خیاطی · </text:span><text:span text:style-name="Style3">xayyāti · </text:span><text:span text:style-name="Style4">Schneiderei f; Schneiderwerkstatt f · </text:span><text:span text:style-name="Style5">tailoring; tailor shop · </text:span><text:span text:style-name="Style6">пошив одежды; портной магазин · </text:span><text:span text:style-name="Style7">Пошив f; Мастерская по пошиву f</text:span></text:p>
      <text:p text:style-name="Text_20_body"><text:span text:style-name="Style1">91 · </text:span><text:span text:style-name="Style2">خیلی · </text:span><text:span text:style-name="Style3">xeyl-i · </text:span><text:span text:style-name="Style4">sehr; viel · </text:span><text:span text:style-name="Style5">very; much; many; lot · </text:span><text:span text:style-name="Style6">очень; много; многие; серия · </text:span><text:span text:style-name="Style7">очень; много</text:span></text:p>
      <text:p text:style-name="Text_20_body"><text:span text:style-name="Style1">92 · </text:span><text:span text:style-name="Style2">خدا حافظ · </text:span><text:span text:style-name="Style3">Xodā hāfez · </text:span><text:span text:style-name="Style4">Auf Wiedersehen! · </text:span><text:span text:style-name="Style5">Goodbye!; Bye! · </text:span><text:span text:style-name="Style6">До свидания!; Bye! · </text:span><text:span text:style-name="Style7">До свидания!</text:span></text:p>
      <text:p text:style-name="Text_20_body"><text:span text:style-name="Style1">93 · </text:span><text:span text:style-name="Style2">خدا نگه‌دار · </text:span><text:span text:style-name="Style3">Xodā negahdār · </text:span><text:span text:style-name="Style4">Auf Wiedersehen! · </text:span><text:span text:style-name="Style5">Goodbye!; Bye! · </text:span><text:span text:style-name="Style6">До свидания!; Bye! · </text:span><text:span text:style-name="Style7">До свидания!</text:span></text:p>
      <text:p text:style-name="Text_20_body"><text:span text:style-name="Style1">94 · </text:span><text:span text:style-name="Style2">خو‌س بختم · </text:span><text:span text:style-name="Style3">xošbaxt-am · </text:span><text:span text:style-name="Style4">ich bin erfreut · </text:span><text:span text:style-name="Style5">pleased · </text:span><text:span text:style-name="Style6">довольным · </text:span><text:span text:style-name="Style7">я рад</text:span></text:p>
      <text:p text:style-name="Text_20_body"><text:span text:style-name="Style1">95 · </text:span><text:span text:style-name="Style2">خوش‌حال · </text:span><text:span text:style-name="Style3">xošhāl · </text:span><text:span text:style-name="Style4">froh; fröhlich · </text:span><text:span text:style-name="Style5">happy; glad · </text:span><text:span text:style-name="Style6">счастливым; рад · </text:span><text:span text:style-name="Style7">счастливым; веселый</text:span></text:p>
      <text:p text:style-name="Text_20_body"><text:span text:style-name="Style1">96 · </text:span><text:span text:style-name="Style2">خوب · </text:span><text:span text:style-name="Style3">xub · </text:span><text:span text:style-name="Style4">gut; also · </text:span><text:span text:style-name="Style5">good; well · </text:span><text:span text:style-name="Style6">хорошо; хорошо · </text:span><text:span text:style-name="Style7">хорошо; так</text:span></text:p>
      <text:p text:style-name="Text_20_body"><text:span text:style-name="Style1">97 · </text:span><text:span text:style-name="Style2">زبان · </text:span><text:span text:style-name="Style3">zabān · </text:span><text:span text:style-name="Style4">Sprache f; Zunge f · </text:span><text:span text:style-name="Style5">language; tongue · </text:span><text:span text:style-name="Style6">язык; язык · </text:span><text:span text:style-name="Style7">Язык f; Язык f</text:span></text:p>
      <text:p text:style-name="Text_20_body"><text:span text:style-name="Style1">98 · </text:span><text:span text:style-name="Style2">ظهر به خیر · </text:span><text:span text:style-name="Style3">zohr be xeyr · </text:span><text:span text:style-name="Style4">guten Tag · </text:span><text:span text:style-name="Style5">good afternoon · </text:span><text:span text:style-name="Style6">добрый день · </text:span><text:span text:style-name="Style7">Добрый день</text:span></text:p>
      <text:p text:style-name="Text_20_body"><text:span text:style-name="Style1">99 · </text:span><text:span text:style-name="Style2">درس · </text:span><text:span text:style-name="Style3">Dars-e · </text:span><text:span text:style-name="Style4">2 · </text:span><text:span text:style-name="Style5">2 · </text:span><text:span text:style-name="Style6">2 · </text:span><text:span text:style-name="Style7">2</text:span></text:p>
      <text:p text:style-name="Text_20_body"><text:span text:style-name="Style1">100 · </text:span><text:span text:style-name="Style2">آبی · </text:span><text:span text:style-name="Style3">ābi · </text:span><text:span text:style-name="Style4">blau · </text:span><text:span text:style-name="Style5">blue · </text:span><text:span text:style-name="Style6">синий · </text:span><text:span text:style-name="Style7">синий</text:span></text:p>
      <text:p text:style-name="Text_20_body"><text:span text:style-name="Style1">101 · </text:span><text:span text:style-name="Style2">افغانستان · </text:span><text:span text:style-name="Style3">Afqānestān · </text:span><text:span text:style-name="Style4">Afghanistan n · </text:span><text:span text:style-name="Style5">Afghanistan · </text:span><text:span text:style-name="Style6">Афганистан · </text:span><text:span text:style-name="Style7">Афганистан</text:span></text:p>
      <text:p text:style-name="Text_20_body"><text:span text:style-name="Style1">102 · </text:span><text:span text:style-name="Style2">اهل · </text:span><text:span text:style-name="Style3">ahl · </text:span><text:span text:style-name="Style4">Einwohner m · </text:span><text:span text:style-name="Style5">inhabitant · </text:span><text:span text:style-name="Style6">житель · </text:span><text:span text:style-name="Style7">Жители m</text:span></text:p>
      <text:p text:style-name="Text_20_body"><text:span text:style-name="Style1">103 · </text:span><text:span text:style-name="Style2">آجیل · </text:span><text:span text:style-name="Style3">ājil · </text:span><text:span text:style-name="Style4">Naschwerk n · </text:span><text:span text:style-name="Style5">nuts · </text:span><text:span text:style-name="Style6">орешки · </text:span><text:span text:style-name="Style7">Naschwerk n</text:span></text:p>
      <text:p text:style-name="Text_20_body"><text:span text:style-name="Style1">104 · </text:span><text:span text:style-name="Style2">عکاس · </text:span><text:span text:style-name="Style3">akkās · </text:span><text:span text:style-name="Style4">Fotograf(in f) m · </text:span><text:span text:style-name="Style5">photographer · </text:span><text:span text:style-name="Style6">фотограф · </text:span><text:span text:style-name="Style7">Фотограф (в f) м</text:span></text:p>
      <text:p text:style-name="Text_20_body"><text:span text:style-name="Style1">105 · </text:span><text:span text:style-name="Style2">عکاسی · </text:span><text:span text:style-name="Style3">akkāsi · </text:span><text:span text:style-name="Style4">Fotoatelier n; Fotografie f; Fotographie f · </text:span><text:span text:style-name="Style5">photography; </text:span><text:soft-page-break/><text:span text:style-name="Style5">photo studio · </text:span><text:span text:style-name="Style6">фотография; фотостудия · </text:span><text:span text:style-name="Style7">Фотостудия n; Фотография f; Фотография f</text:span></text:p>
      <text:p text:style-name="Text_20_body"><text:span text:style-name="Style1">106 · </text:span><text:span text:style-name="Style2">آلمان · </text:span><text:span text:style-name="Style3">Ālmān · </text:span><text:span text:style-name="Style4">Deutschland n · </text:span><text:span text:style-name="Style5">Germany · </text:span><text:span text:style-name="Style6">Германия · </text:span><text:span text:style-name="Style7">Германия n</text:span></text:p>
      <text:p text:style-name="Text_20_body"><text:span text:style-name="Style1">107 · </text:span><text:span text:style-name="Style2">آلمانی · </text:span><text:span text:style-name="Style3">ālmāni · </text:span><text:span text:style-name="Style4">deutsch; Deutsche f/m · </text:span><text:span text:style-name="Style5">German · </text:span><text:span text:style-name="Style6">немецкий · </text:span><text:span text:style-name="Style7">немецкий; Немецкий f / m</text:span></text:p>
      <text:p text:style-name="Text_20_body"><text:span text:style-name="Style1">108 · </text:span><text:span text:style-name="Style2">آمریکا · </text:span><text:span text:style-name="Style3">Āmrikā · </text:span><text:span text:style-name="Style4">Amerika · </text:span><text:span text:style-name="Style5">America · </text:span><text:span text:style-name="Style6">Америка · </text:span><text:span text:style-name="Style7">Америка</text:span></text:p>
      <text:p text:style-name="Text_20_body"><text:span text:style-name="Style1">109 · </text:span><text:span text:style-name="Style2">آقا · </text:span><text:span text:style-name="Style3">āqā · </text:span><text:span text:style-name="Style4">Herr m · </text:span><text:span text:style-name="Style5">sir; gentleman · </text:span><text:span text:style-name="Style6">сэр; джентльмен · </text:span><text:span text:style-name="Style7">Г-н м</text:span></text:p>
      <text:p text:style-name="Text_20_body"><text:span text:style-name="Style1">110 · </text:span><text:span text:style-name="Style2">عراق · </text:span><text:span text:style-name="Style3">Arāq · </text:span><text:span text:style-name="Style4">Irak m · </text:span><text:span text:style-name="Style5">Iraq · </text:span><text:span text:style-name="Style6">Ирак · </text:span><text:span text:style-name="Style7">Ирак м</text:span></text:p>
      <text:p text:style-name="Text_20_body"><text:span text:style-name="Style1">111 · </text:span><text:span text:style-name="Style2">ارمنستان · </text:span><text:span text:style-name="Style3">Armanestān · </text:span><text:span text:style-name="Style4">Armenien · </text:span><text:span text:style-name="Style5">Armenia · </text:span><text:span text:style-name="Style6">Армения · </text:span><text:span text:style-name="Style7">Армения</text:span></text:p>
      <text:p text:style-name="Text_20_body"><text:span text:style-name="Style1">112 · </text:span><text:span text:style-name="Style2">آسیا · </text:span><text:span text:style-name="Style3">Āsiyā · </text:span><text:span text:style-name="Style4">Asien n · </text:span><text:span text:style-name="Style5">Asia · </text:span><text:span text:style-name="Style6">Азия · </text:span><text:span text:style-name="Style7">Азия</text:span></text:p>
      <text:p text:style-name="Text_20_body"><text:span text:style-name="Style1">113 · </text:span><text:span text:style-name="Style2">عاطلیه · </text:span><text:span text:style-name="Style3">āteliye · </text:span><text:span text:style-name="Style4">Atelier n · </text:span><text:span text:style-name="Style5">atelier · </text:span><text:span text:style-name="Style6">ателье · </text:span><text:span text:style-name="Style7">Atelier n</text:span></text:p>
      <text:p text:style-name="Text_20_body"><text:span text:style-name="Style1">114 · </text:span><text:span text:style-name="Style2">از · </text:span><text:span text:style-name="Style3">az · </text:span><text:span text:style-name="Style4">von; aus; ab; seit · </text:span><text:span text:style-name="Style5">of; from; since · </text:span><text:span text:style-name="Style6">из; от; поскольку · </text:span><text:span text:style-name="Style7">из; от; от; поскольку</text:span></text:p>
      <text:p text:style-name="Text_20_body"><text:span text:style-name="Style1">115 · </text:span><text:span text:style-name="Style2">آذربایجان · </text:span><text:span text:style-name="Style3">Āzarbāyjān · </text:span><text:span text:style-name="Style4">Aserbaidschan · </text:span><text:span text:style-name="Style5">Azerbaijan · </text:span><text:span text:style-name="Style6">Азербайджан · </text:span><text:span text:style-name="Style7">Азербайджан</text:span></text:p>
      <text:p text:style-name="Text_20_body"><text:span text:style-name="Style1">116 · </text:span><text:span text:style-name="Style2">با · </text:span><text:span text:style-name="Style3">bā · </text:span><text:span text:style-name="Style4">mit; zu; durch · </text:span><text:span text:style-name="Style5">with; by · </text:span><text:span text:style-name="Style6">с; по · </text:span><text:span text:style-name="Style7">с; к; по</text:span></text:p>
      <text:p text:style-name="Text_20_body"><text:span text:style-name="Style1">117 · </text:span><text:span text:style-name="Style2">با هم · </text:span><text:span text:style-name="Style3">bā ham · </text:span><text:span text:style-name="Style4">zusammen · </text:span><text:span text:style-name="Style5">together · </text:span><text:span text:style-name="Style6">вместе · </text:span><text:span text:style-name="Style7">вместе</text:span></text:p>
      <text:p text:style-name="Text_20_body"><text:span text:style-name="Style1">118 · </text:span><text:span text:style-name="Style2">بارا · </text:span><text:span text:style-name="Style3">barā · </text:span><text:span text:style-name="Style4">für · </text:span><text:span text:style-name="Style5">for · </text:span><text:span text:style-name="Style6">для · </text:span><text:span text:style-name="Style7">для</text:span></text:p>
      <text:p text:style-name="Text_20_body"><text:span text:style-name="Style1">119 · </text:span><text:span text:style-name="Style2">باستانی · </text:span><text:span text:style-name="Style3">bastani · </text:span><text:span text:style-name="Style4">Eis n; Speiseeis n · </text:span><text:span text:style-name="Style5">ice cream · </text:span><text:span text:style-name="Style6">мороженое · </text:span><text:span text:style-name="Style7">Ice n; Мороженое</text:span></text:p>
      <text:p text:style-name="Text_20_body"><text:span text:style-name="Style1">120 · </text:span><text:span text:style-name="Style2">باز · </text:span><text:span text:style-name="Style3">bāz · </text:span><text:span text:style-name="Style4">offen; wieder; auf; Falke m; geöffnet · </text:span><text:span text:style-name="Style5">open; again; falcon · </text:span><text:span text:style-name="Style6">открыть; снова; сокол · </text:span><text:span text:style-name="Style7">открыть; снова; на; Hawk m; открытый</text:span></text:p>
      <text:p text:style-name="Text_20_body"><text:span text:style-name="Style1">121 · </text:span><text:span text:style-name="Style2">به بخسید · </text:span><text:span text:style-name="Style3">bebaxšid · </text:span><text:span text:style-name="Style4">entschuldigen Sie · </text:span><text:span text:style-name="Style5">excuse me · </text:span><text:span text:style-name="Style6">извините меня · </text:span><text:span text:style-name="Style7">Извините</text:span></text:p>
      <text:p text:style-name="Text_20_body"><text:span text:style-name="Style1">122 · </text:span><text:span text:style-name="Style2">بیست · </text:span><text:span text:style-name="Style3">bist · </text:span><text:span text:style-name="Style4">zwanzig · </text:span><text:span text:style-name="Style5">twenty · </text:span><text:span text:style-name="Style6">двадцать · </text:span><text:span text:style-name="Style7">двадцать</text:span></text:p>
      <text:p text:style-name="Text_20_body"><text:span text:style-name="Style1">123 · </text:span><text:span text:style-name="Style2">بلوز · </text:span><text:span text:style-name="Style3">boluz · </text:span><text:span text:style-name="Style4">Bluse f · </text:span><text:span text:style-name="Style5">blouse · </text:span><text:span text:style-name="Style6">блузка · </text:span><text:span text:style-name="Style7">Блузка f</text:span></text:p>
      <text:p text:style-name="Text_20_body"><text:span text:style-name="Style1">124 · </text:span><text:span text:style-name="Style2">بزرگ · </text:span><text:span text:style-name="Style3">bozorg · </text:span><text:span text:style-name="Style4">groß; großartig; erwachsen · </text:span><text:span text:style-name="Style5">large; big; great; adult · </text:span><text:span text:style-name="Style6">большой; большой; большой; для взрослых · </text:span><text:span text:style-name="Style7">большой; большой; расти</text:span></text:p>
      <text:p text:style-name="Text_20_body"><text:span text:style-name="Style1">125 · </text:span><text:span text:style-name="Style2">چمن‌زنی · </text:span><text:span text:style-name="Style3">camanzani · </text:span><text:span text:style-name="Style4">Mähen n · </text:span><text:span text:style-name="Style5">mowing · </text:span><text:span text:style-name="Style6">покос · </text:span><text:span text:style-name="Style7">Mow n</text:span></text:p>
      <text:p text:style-name="Text_20_body"><text:span text:style-name="Style1">126 · </text:span><text:span text:style-name="Style2">چین · </text:span><text:span text:style-name="Style3">Cin · </text:span><text:span text:style-name="Style4">China · </text:span><text:span text:style-name="Style5">China · </text:span><text:span text:style-name="Style6">Китай · </text:span><text:span text:style-name="Style7">Китай</text:span></text:p>
      <text:p text:style-name="Text_20_body"><text:span text:style-name="Style1">127 · </text:span><text:span text:style-name="Style2">چینی · </text:span><text:span text:style-name="Style3">cini · </text:span><text:span text:style-name="Style4">Chinese m; Chinesin f; chinesisch; Porzellan n · </text:span><text:span text:style-name="Style5">Chinese; china · </text:span><text:span text:style-name="Style6">китайский; Китай · </text:span><text:span text:style-name="Style7">Китайский м; Китайский; китайский; Фарфор n</text:span></text:p>
      <text:p text:style-name="Text_20_body"><text:span text:style-name="Style1">128 · </text:span><text:span text:style-name="Style2">دندان‌پزشک · </text:span><text:span text:style-name="Style3">dandānpezešk · </text:span><text:span text:style-name="Style4">Zahnarzt m; Zahnärztin f · </text:span><text:span text:style-name="Style5">dentist · </text:span><text:span text:style-name="Style6">дантист · </text:span><text:span text:style-name="Style7">Стоматолог м; Стоматолог f</text:span></text:p>
      <text:p text:style-name="Text_20_body"><text:span text:style-name="Style1">129 · </text:span><text:span text:style-name="Style2">دریا · </text:span><text:span text:style-name="Style3">daryā · </text:span><text:span text:style-name="Style4">Meer n · </text:span><text:span text:style-name="Style5">sea · </text:span><text:span text:style-name="Style6">море · </text:span><text:span text:style-name="Style7">Море n</text:span></text:p>
      <text:p text:style-name="Text_20_body"><text:span text:style-name="Style1">130 · </text:span><text:span text:style-name="Style2">داستان (در) · </text:span><text:span text:style-name="Style3">dāštan (dār) · </text:span><text:span text:style-name="Style4">haben; besitzen · </text:span><text:span text:style-name="Style5">have; possess · </text:span><text:span text:style-name="Style6">есть; обладать · </text:span><text:span text:style-name="Style7">есть; собственный</text:span></text:p>
      <text:p text:style-name="Text_20_body"><text:span text:style-name="Style1">131 · </text:span><text:span text:style-name="Style2">دو · </text:span><text:span text:style-name="Style3">do · </text:span><text:span text:style-name="Style4">zwei · </text:span><text:span text:style-name="Style5">two · </text:span><text:span text:style-name="Style6">два · </text:span><text:span text:style-name="Style7">два</text:span></text:p>
      <text:p text:style-name="Text_20_body"><text:span text:style-name="Style1">132 · </text:span><text:span text:style-name="Style2">دکمه · </text:span><text:span text:style-name="Style3">dokme · </text:span><text:span text:style-name="Style4">Knopf m; Taste f · </text:span><text:span text:style-name="Style5">button · </text:span><text:span text:style-name="Style6">кнопка · </text:span><text:span text:style-name="Style7">Кнопка m; Ключ f</text:span></text:p>
      <text:p text:style-name="Text_20_body"><text:span text:style-name="Style1">133 · </text:span><text:span text:style-name="Style2">دو سیز · </text:span><text:span text:style-name="Style3">dušize · </text:span><text:span text:style-name="Style4">Fräulein n · </text:span><text:span text:style-name="Style5">miss; maiden · </text:span><text:span text:style-name="Style6">промах; девушка · </text:span><text:span text:style-name="Style7">Мисс n</text:span></text:p>
      <text:p text:style-name="Text_20_body"><text:span text:style-name="Style1">134 · </text:span><text:span text:style-name="Style2">دوست · </text:span><text:span text:style-name="Style3">dust · </text:span><text:span text:style-name="Style4">Freund(in f) m; Bekannte m/f · </text:span><text:span text:style-name="Style5">friend · </text:span><text:span text:style-name="Style6">друг · </text:span><text:span text:style-name="Style7">Друг (в f) м; Известный m / f</text:span></text:p>
      <text:p text:style-name="Text_20_body"><text:span text:style-name="Style1">135 · </text:span><text:span text:style-name="Style2">دوست داستان (در) · </text:span><text:span text:style-name="Style3">dust dāštan (dār) · </text:span><text:span text:style-name="Style4">mögen; lieben · </text:span><text:span text:style-name="Style5">like; love · </text:span><text:span text:style-name="Style6">как; любовь · </text:span><text:span text:style-name="Style7">как; любовь</text:span></text:p>
      <text:p text:style-name="Text_20_body"><text:span text:style-name="Style1">136 · </text:span><text:span text:style-name="Style2">امروز · </text:span><text:span text:style-name="Style3">emruz · </text:span><text:span text:style-name="Style4">heute; heutig · </text:span><text:span text:style-name="Style5">today · </text:span><text:span text:style-name="Style6">сегодня · </text:span><text:span text:style-name="Style7">сегодня; сегодняшнего</text:span></text:p>
      <text:p text:style-name="Text_20_body"><text:span text:style-name="Style1">137 · </text:span><text:span text:style-name="Style2">ام صعب · </text:span><text:span text:style-name="Style3">emšab · </text:span><text:span text:style-name="Style4">heute Abend; heute Nacht · </text:span><text:span text:style-name="Style5">tonight · </text:span><text:span text:style-name="Style6">сегодня вечером · </text:span><text:span text:style-name="Style7">сегодня вечером; сегодня ночью</text:span></text:p>
      <text:p text:style-name="Text_20_body"><text:span text:style-name="Style1">138 · </text:span><text:span text:style-name="Style2">انگلستان · </text:span><text:span text:style-name="Style3">Engelestān · </text:span><text:span text:style-name="Style4">England · </text:span><text:span text:style-name="Style5">England · </text:span><text:span text:style-name="Style6">Англия · </text:span><text:span text:style-name="Style7">Англия</text:span></text:p>
      <text:p text:style-name="Text_20_body"><text:span text:style-name="Style1">139 · </text:span><text:span text:style-name="Style2">انگلیسی · </text:span><text:span text:style-name="Style3">engelisi · </text:span><text:span text:style-name="Style4">englisch · </text:span><text:span text:style-name="Style5">English · </text:span><text:span text:style-name="Style6">английский · </text:span><text:span text:style-name="Style7">английский</text:span></text:p>
      <text:p text:style-name="Text_20_body"><text:span text:style-name="Style1">140 · </text:span><text:span text:style-name="Style2">عینک · </text:span><text:span text:style-name="Style3">eynak · </text:span><text:span text:style-name="Style4">Brille f · </text:span><text:span text:style-name="Style5">glasses; eyeglasses · </text:span><text:span text:style-name="Style6">очки; очки · </text:span><text:span text:style-name="Style7">Очки f</text:span></text:p>
      <text:p text:style-name="Text_20_body"><text:span text:style-name="Style1">141 · </text:span><text:span text:style-name="Style2">فرانسوی · </text:span><text:span text:style-name="Style3">farānsavi · </text:span><text:span text:style-name="Style4">Franzose m; Französin f; französisch · </text:span><text:span text:style-name="Style5">French · </text:span><text:span text:style-name="Style6">французский · </text:span><text:span text:style-name="Style7">Француз m; Француженка f; французский</text:span></text:p>
      <text:p text:style-name="Text_20_body"><text:span text:style-name="Style1">142 · </text:span><text:span text:style-name="Style2">فرانسه · </text:span><text:span text:style-name="Style3">Farānse · </text:span><text:span text:style-name="Style4">Frankreich n · </text:span><text:span text:style-name="Style5">France · </text:span><text:span text:style-name="Style6">Франция · </text:span><text:span text:style-name="Style7">Франция n</text:span></text:p>
      <text:p text:style-name="Text_20_body"><text:span text:style-name="Style1">143 · </text:span><text:span text:style-name="Style2">فردا · </text:span><text:span text:style-name="Style3">fardā · </text:span><text:span text:style-name="Style4">morgen · </text:span><text:span text:style-name="Style5">tomorrow · </text:span><text:span text:style-name="Style6">завтра · </text:span><text:span text:style-name="Style7">завтра</text:span></text:p>
      <text:p text:style-name="Text_20_body"><text:span text:style-name="Style1">144 · </text:span><text:span text:style-name="Style2">فیلم · </text:span><text:span text:style-name="Style3">film · </text:span><text:span text:style-name="Style4">Film m; Streifen m · </text:span><text:span text:style-name="Style5">film; movie · </text:span><text:span text:style-name="Style6">фильм; фильм · </text:span><text:span text:style-name="Style7">Movie m; Полоса m</text:span></text:p>
      <text:p text:style-name="Text_20_body"><text:span text:style-name="Style1">145 · </text:span><text:span text:style-name="Style2">فرصت · </text:span><text:span text:style-name="Style3">forsat · </text:span><text:span text:style-name="Style4">Anlass m; Chance f; Gelegenheit f; Möglichkeit f · </text:span><text:span text:style-name="Style5">opportunity; chance · </text:span><text:span text:style-name="Style6">возможность; шанс · </text:span><text:span text:style-name="Style7">Случай m; Шанс f; Возможность f; Возможность f</text:span></text:p>
      <text:p text:style-name="Text_20_body"><text:span text:style-name="Style1">146 · </text:span><text:span text:style-name="Style2">گران · </text:span><text:span text:style-name="Style3">gerān · </text:span><text:span text:style-name="Style4">teuer; wertvoll · </text:span><text:span text:style-name="Style5">expensive; valuable · </text:span><text:span text:style-name="Style6">дорогой; ценный · </text:span><text:span text:style-name="Style7">дорогой; ценный</text:span></text:p>
      <text:p text:style-name="Text_20_body"><text:span text:style-name="Style1">147 · </text:span><text:span text:style-name="Style2">گرفتار · </text:span><text:span text:style-name="Style3">gereftār · </text:span><text:span text:style-name="Style4">beschäftigt · </text:span><text:span text:style-name="Style5">busy; involved · </text:span><text:span text:style-name="Style6">занят; участие · </text:span><text:span text:style-name="Style7">занятый</text:span></text:p>
      <text:p text:style-name="Text_20_body"><text:span text:style-name="Style1">148 · </text:span><text:span text:style-name="Style2">هم‌کلاسی · </text:span><text:span text:style-name="Style3">hamkelāsi · </text:span><text:span text:style-name="Style4">Klassenkamerad(in f) m; Mitschüler(in f) m · </text:span><text:span text:style-name="Style5">classmate · </text:span><text:span text:style-name="Style6">одноклассник · </text:span><text:span text:style-name="Style7">Одноклассник (в f) m; Одноклассники (в f) м</text:span></text:p>
      <text:p text:style-name="Text_20_body"><text:span text:style-name="Style1">149 · </text:span><text:span text:style-name="Style2">همسایه · </text:span><text:span text:style-name="Style3">hamsāye · </text:span><text:span text:style-name="Style4">Nachbar(in f) m; benachbart · </text:span><text:span text:style-name="Style5">neighbor · </text:span><text:span text:style-name="Style6">сосед · </text:span><text:span text:style-name="Style7">Сосед (в f) м; примыкающий</text:span></text:p>
      <text:p text:style-name="Text_20_body"><text:span text:style-name="Style1">150 · </text:span><text:span text:style-name="Style2">حتما · </text:span><text:span text:style-name="Style3">hatman · </text:span><text:span text:style-name="Style4">ganz gewiss; unbedingt · </text:span><text:span text:style-name="Style5">sure; certainly · </text:span><text:span text:style-name="Style6">уверен; конечно · </text:span><text:span text:style-name="Style7">конечно же; абсолютно</text:span></text:p>
      <text:p text:style-name="Text_20_body"><text:span text:style-name="Style1">151 · </text:span><text:span text:style-name="Style2">این · </text:span><text:span text:style-name="Style3">in · </text:span><text:span text:style-name="Style4">diese(r)[s]; das · </text:span><text:span text:style-name="Style5">this · </text:span><text:span text:style-name="Style6">это · </text:span><text:span text:style-name="Style7">этот (эти) [с];</text:span></text:p>
      <text:p text:style-name="Text_20_body"><text:span text:style-name="Style1">152 · </text:span><text:span text:style-name="Style2">ایتالیا · </text:span><text:span text:style-name="Style3">Itāliyā · </text:span><text:span text:style-name="Style4">Italien n · </text:span><text:span text:style-name="Style5">Italy · </text:span><text:span text:style-name="Style6">Италия · </text:span><text:span text:style-name="Style7">Италия</text:span></text:p>
      <text:p text:style-name="Text_20_body"><text:span text:style-name="Style1">153 · </text:span><text:span text:style-name="Style2">ایتالیایی · </text:span><text:span text:style-name="Style3">itāliāyi · </text:span><text:span text:style-name="Style4">italienisch · </text:span><text:span text:style-name="Style5">Italian · </text:span><text:span text:style-name="Style6">итальянский · </text:span><text:span text:style-name="Style7">итальянский</text:span></text:p>
      <text:p text:style-name="Text_20_body"><text:span text:style-name="Style1">154 · </text:span><text:span text:style-name="Style2">جهان · </text:span><text:span text:style-name="Style3">jahān · </text:span><text:span text:style-name="Style4">Welt f · </text:span><text:span text:style-name="Style5">world · </text:span><text:span text:style-name="Style6">мире · </text:span><text:span text:style-name="Style7">Мир f</text:span></text:p>
      <text:p text:style-name="Text_20_body"><text:span text:style-name="Style1">155 · </text:span><text:span text:style-name="Style2">جیب · </text:span><text:span text:style-name="Style3">jib · </text:span><text:span text:style-name="Style4">Tasche f · </text:span><text:span text:style-name="Style5">pocket · </text:span><text:span text:style-name="Style6">карман · </text:span><text:span text:style-name="Style7">Сумка f</text:span></text:p>
      <text:p text:style-name="Text_20_body"><text:span text:style-name="Style1">156 · </text:span><text:span text:style-name="Style2">جمهوری · </text:span><text:span text:style-name="Style3">jomhuri · </text:span><text:span text:style-name="Style4">Republik f · </text:span><text:span text:style-name="Style5">republic · </text:span><text:span text:style-name="Style6">республика · </text:span><text:span text:style-name="Style7">Республика f</text:span></text:p>
      <text:p text:style-name="Text_20_body"><text:span text:style-name="Style1">157 · </text:span><text:span text:style-name="Style2">جنب · </text:span><text:span text:style-name="Style3">jonub · </text:span><text:span text:style-name="Style4">Süd; Süden m · </text:span><text:span text:style-name="Style5">south · </text:span><text:span text:style-name="Style6">юг · </text:span><text:span text:style-name="Style7">Юг; Южный м</text:span></text:p>
      <text:p text:style-name="Text_20_body"><text:span text:style-name="Style1">158 · </text:span><text:span text:style-name="Style2">جغرافیا · </text:span><text:span text:style-name="Style3">joqrāfiyā · </text:span><text:span text:style-name="Style4">Geographie f · </text:span><text:span text:style-name="Style5">Geography · </text:span><text:span text:style-name="Style6">география · </text:span><text:span text:style-name="Style7">География f</text:span></text:p>
      <text:p text:style-name="Text_20_body"><text:span text:style-name="Style1">159 · </text:span><text:span text:style-name="Style2">جزو · </text:span><text:span text:style-name="Style3">jozv(-e) · </text:span><text:span text:style-name="Style4">unter; Bestandteil m · </text:span><text:span text:style-name="Style5">among; part · </text:span><text:span text:style-name="Style6">среди; часть · </text:span><text:span text:style-name="Style7">под; Компонент m</text:span></text:p>
      <text:p text:style-name="Text_20_body"><text:span text:style-name="Style1">160 · </text:span><text:span text:style-name="Style2">که‌‌س ور · </text:span><text:span text:style-name="Style3">kešvar · </text:span><text:span text:style-name="Style4">Land n · </text:span><text:span text:style-name="Style5">country · </text:span><text:span text:style-name="Style6">страна · </text:span><text:span text:style-name="Style7">Страна n</text:span></text:p>
      <text:p text:style-name="Text_20_body"><text:soft-page-break/><text:span text:style-name="Style1">161 · </text:span><text:span text:style-name="Style2">کجا · </text:span><text:span text:style-name="Style3">kojā · </text:span><text:span text:style-name="Style4">wo; wohin · </text:span><text:span text:style-name="Style5">where · </text:span><text:span text:style-name="Style6">где · </text:span><text:span text:style-name="Style7">где; куда</text:span></text:p>
      <text:p text:style-name="Text_20_body"><text:span text:style-name="Style1">162 · </text:span><text:span text:style-name="Style2">کوه · </text:span><text:span text:style-name="Style3">kuh · </text:span><text:span text:style-name="Style4">Berg m · </text:span><text:span text:style-name="Style5">mountain · </text:span><text:span text:style-name="Style6">гора · </text:span><text:span text:style-name="Style7">Гора м</text:span></text:p>
      <text:p text:style-name="Text_20_body"><text:span text:style-name="Style1">163 · </text:span><text:span text:style-name="Style2">لاغر · </text:span><text:span text:style-name="Style3">lāqar · </text:span><text:span text:style-name="Style4">dünn · </text:span><text:span text:style-name="Style5">thin · </text:span><text:span text:style-name="Style6">тонкий · </text:span><text:span text:style-name="Style7">тонкий</text:span></text:p>
      <text:p text:style-name="Text_20_body"><text:span text:style-name="Style1">164 · </text:span><text:span text:style-name="Style2">معذرت میخاهام · </text:span><text:span text:style-name="Style3">ma’zerat mixāham · </text:span><text:span text:style-name="Style4">Verzeihung f; ich entschuldige mich · </text:span><text:span text:style-name="Style5">sorry; I apologize · </text:span><text:span text:style-name="Style6">извините; Извините · </text:span><text:span text:style-name="Style7">Pardon f; я извиняюсь</text:span></text:p>
      <text:p text:style-name="Text_20_body"><text:span text:style-name="Style1">165 · </text:span><text:span text:style-name="Style2">منطقه · </text:span><text:span text:style-name="Style3">mantaqe · </text:span><text:span text:style-name="Style4">Gegend m; Gebiet n; Zone f · </text:span><text:span text:style-name="Style5">region; area; zone · </text:span><text:span text:style-name="Style6">область; площадь; зона · </text:span><text:span text:style-name="Style7">Площадь м; Площадь n; Зона f</text:span></text:p>
      <text:p text:style-name="Text_20_body"><text:span text:style-name="Style1">166 · </text:span><text:span text:style-name="Style2">ما سولی‌ات · </text:span><text:span text:style-name="Style3">mas’uliyat · </text:span><text:span text:style-name="Style4">Verantwortung f · </text:span><text:span text:style-name="Style5">responsibility · </text:span><text:span text:style-name="Style6">ответственность · </text:span><text:span text:style-name="Style7">Ответственность f</text:span></text:p>
      <text:p text:style-name="Text_20_body"><text:span text:style-name="Style1">167 · </text:span><text:span text:style-name="Style2">ملیت · </text:span><text:span text:style-name="Style3">melliyat · </text:span><text:span text:style-name="Style4">Nationalität · </text:span><text:span text:style-name="Style5">nationality · </text:span><text:span text:style-name="Style6">национальность · </text:span><text:span text:style-name="Style7">национальность</text:span></text:p>
      <text:p text:style-name="Text_20_body"><text:span text:style-name="Style1">168 · </text:span><text:span text:style-name="Style2">متعالی · </text:span><text:span text:style-name="Style3">motālee · </text:span><text:span text:style-name="Style4">Studium n; Studieren n · </text:span><text:span text:style-name="Style5">study; reading · </text:span><text:span text:style-name="Style6">исследования; чтение · </text:span><text:span text:style-name="Style7">Изучение n; Изучение русского языка</text:span></text:p>
      <text:p text:style-name="Text_20_body"><text:span text:style-name="Style1">169 · </text:span><text:span text:style-name="Style2">متاسف بودن (هست، بس) · </text:span><text:span text:style-name="Style3">moteassef budan (hast, bāš) · </text:span><text:span text:style-name="Style4">Leid tun; bedauern · </text:span><text:span text:style-name="Style5">being sorry · </text:span><text:span text:style-name="Style6">сожалею · </text:span><text:span text:style-name="Style7">Сожалеть; сожаление</text:span></text:p>
      <text:p text:style-name="Text_20_body"><text:span text:style-name="Style1">170 · </text:span><text:span text:style-name="Style2">نامه خانوادگی · </text:span><text:span text:style-name="Style3">nām-e xānevādegi · </text:span><text:span text:style-name="Style4">Familienname m; Nachname m; Zuname m · </text:span><text:span text:style-name="Style5">surname · </text:span><text:span text:style-name="Style6">фамилия · </text:span><text:span text:style-name="Style7">Фамилия m; Фамилия m; Фамилия м</text:span></text:p>
      <text:p text:style-name="Text_20_body"><text:span text:style-name="Style1">171 · </text:span><text:span text:style-name="Style2">اروپا · </text:span><text:span text:style-name="Style3">Orupā · </text:span><text:span text:style-name="Style4">Europa n · </text:span><text:span text:style-name="Style5">Europe · </text:span><text:span text:style-name="Style6">Европа · </text:span><text:span text:style-name="Style7">Европа n</text:span></text:p>
      <text:p text:style-name="Text_20_body"><text:span text:style-name="Style1">172 · </text:span><text:span text:style-name="Style2">عذر میخاهام · </text:span><text:span text:style-name="Style3">ozr mixāham · </text:span><text:span text:style-name="Style4">Verzeihung f; ich entschuldige mich · </text:span><text:span text:style-name="Style5">sorry; I apologize · </text:span><text:span text:style-name="Style6">извините; Извините · </text:span><text:span text:style-name="Style7">Pardon f; я извиняюсь</text:span></text:p>
      <text:p text:style-name="Text_20_body"><text:span text:style-name="Style1">173 · </text:span><text:span text:style-name="Style2">پاکستان · </text:span><text:span text:style-name="Style3">Pākestān · </text:span><text:span text:style-name="Style4">Pakistan · </text:span><text:span text:style-name="Style5">Pakistan · </text:span><text:span text:style-name="Style6">Пакистан · </text:span><text:span text:style-name="Style7">Пакистан</text:span></text:p>
      <text:p text:style-name="Text_20_body"><text:span text:style-name="Style1">174 · </text:span><text:span text:style-name="Style2">پنج · </text:span><text:span text:style-name="Style3">panj · </text:span><text:span text:style-name="Style4">fünf · </text:span><text:span text:style-name="Style5">five · </text:span><text:span text:style-name="Style6">пять · </text:span><text:span text:style-name="Style7">пять</text:span></text:p>
      <text:p text:style-name="Text_20_body"><text:span text:style-name="Style1">175 · </text:span><text:span text:style-name="Style2">پایتخت · </text:span><text:span text:style-name="Style3">pāytaxt · </text:span><text:span text:style-name="Style4">Hauptstadt f · </text:span><text:span text:style-name="Style5">capital · </text:span><text:span text:style-name="Style6">капитал · </text:span><text:span text:style-name="Style7">Капитал f</text:span></text:p>
      <text:p text:style-name="Text_20_body"><text:span text:style-name="Style1">176 · </text:span><text:span text:style-name="Style2">پر جمیعت · </text:span><text:span text:style-name="Style3">porjam’iyat · </text:span><text:span text:style-name="Style4">bevölkerungsreich · </text:span><text:span text:style-name="Style5">populous · </text:span><text:span text:style-name="Style6">густонаселенный · </text:span><text:span text:style-name="Style7">густонаселенный</text:span></text:p>
      <text:p text:style-name="Text_20_body"><text:span text:style-name="Style1">177 · </text:span><text:span text:style-name="Style2">قدبلند · </text:span><text:span text:style-name="Style3">qadboland · </text:span><text:span text:style-name="Style4">groß · </text:span><text:span text:style-name="Style5">tall · </text:span><text:span text:style-name="Style6">высокий · </text:span><text:span text:style-name="Style7">большой</text:span></text:p>
      <text:p text:style-name="Text_20_body"><text:span text:style-name="Style1">178 · </text:span><text:span text:style-name="Style2">قدیمی · </text:span><text:span text:style-name="Style3">qadimi · </text:span><text:span text:style-name="Style4">alt; altmodisch; veraltet · </text:span><text:span text:style-name="Style5">old; old-fashioned; out of date · </text:span><text:span text:style-name="Style6">старый; старомодный; устаревший · </text:span><text:span text:style-name="Style7">старый; старомодный; устаревший</text:span></text:p>
      <text:p text:style-name="Text_20_body"><text:span text:style-name="Style1">179 · </text:span><text:span text:style-name="Style2">قرار داستان (در) · </text:span><text:span text:style-name="Style3">qarār dāštan (dār) <text:s/>· </text:span><text:span text:style-name="Style4">liegen; stehen; einen Termin haben · </text:span><text:span text:style-name="Style5">be; being located;have an appointment · </text:span><text:span text:style-name="Style6">быть; располагаются, имеют назначение · </text:span><text:span text:style-name="Style7">лежат; стоять; назначить встречу</text:span></text:p>
      <text:p text:style-name="Text_20_body"><text:span text:style-name="Style1">180 · </text:span><text:span text:style-name="Style2">غرب · </text:span><text:span text:style-name="Style3">qarb · </text:span><text:span text:style-name="Style4">Abendland n; Okzident m; West; Westen m · </text:span><text:span text:style-name="Style5">west; Occident · </text:span><text:span text:style-name="Style6">запад; запад · </text:span><text:span text:style-name="Style7">Заповедник n; Заповедник m; Запад; West m</text:span></text:p>
      <text:p text:style-name="Text_20_body"><text:span text:style-name="Style1">181 · </text:span><text:span text:style-name="Style2">قاره · </text:span><text:span text:style-name="Style3">qārre · </text:span><text:span text:style-name="Style4">Kontinent m · </text:span><text:span text:style-name="Style5">continent · </text:span><text:span text:style-name="Style6">континент · </text:span><text:span text:style-name="Style7">Континент м</text:span></text:p>
      <text:p text:style-name="Text_20_body"><text:span text:style-name="Style1">182 · </text:span><text:span text:style-name="Style2">قرمز · </text:span><text:span text:style-name="Style3">qermez · </text:span><text:span text:style-name="Style4">rot · </text:span><text:span text:style-name="Style5">red · </text:span><text:span text:style-name="Style6">красный · </text:span><text:span text:style-name="Style7">красный</text:span></text:p>
      <text:p text:style-name="Text_20_body"><text:span text:style-name="Style1">183 · </text:span><text:span text:style-name="Style2">رشته‌کوه · </text:span><text:span text:style-name="Style3">reštekuh · </text:span><text:span text:style-name="Style4">Gebirgskette f · </text:span><text:span text:style-name="Style5">mountains · </text:span><text:span text:style-name="Style6">горы · </text:span><text:span text:style-name="Style7">Горная цепь f</text:span></text:p>
      <text:p text:style-name="Text_20_body"><text:span text:style-name="Style1">184 · </text:span><text:span text:style-name="Style2">رود · </text:span><text:span text:style-name="Style3">rud · </text:span><text:span text:style-name="Style4">Fluss m · </text:span><text:span text:style-name="Style5">river · </text:span><text:span text:style-name="Style6">река · </text:span><text:span text:style-name="Style7">Река м</text:span></text:p>
      <text:p text:style-name="Text_20_body"><text:span text:style-name="Style1">185 · </text:span><text:span text:style-name="Style2">شهر · </text:span><text:span text:style-name="Style3">šahr · </text:span><text:span text:style-name="Style4">Stadt f · </text:span><text:span text:style-name="Style5">city; town · </text:span><text:span text:style-name="Style6">город; город · </text:span><text:span text:style-name="Style7">Город f</text:span></text:p>
      <text:p text:style-name="Text_20_body"><text:span text:style-name="Style1">186 · </text:span><text:span text:style-name="Style2">سال · </text:span><text:span text:style-name="Style3">sāl · </text:span><text:span text:style-name="Style4">Jahr n · </text:span><text:span text:style-name="Style5">year · </text:span><text:span text:style-name="Style6">год · </text:span><text:span text:style-name="Style7">Год n</text:span></text:p>
      <text:p text:style-name="Text_20_body"><text:span text:style-name="Style1">187 · </text:span><text:span text:style-name="Style2">صمیمی · </text:span><text:span text:style-name="Style3">samimi · </text:span><text:span text:style-name="Style4">aufrichtig; eng; herzlich · </text:span><text:span text:style-name="Style5">sincere; heartfelt; intimate · </text:span><text:span text:style-name="Style6">искренен; сердечным; интимный · </text:span><text:span text:style-name="Style7">искренне; тесно; тепло</text:span></text:p>
      <text:p text:style-name="Text_20_body"><text:span text:style-name="Style1">188 · </text:span><text:span text:style-name="Style2">سرگرمی · </text:span><text:span text:style-name="Style3">sargarmi · </text:span><text:span text:style-name="Style4">Beschäftigung f; Hobby n; Unterhaltung f; Zeitvertreib m · </text:span><text:span text:style-name="Style5">hobby; pastime; entertainment · </text:span><text:span text:style-name="Style6">хобби; времяпрепровождение; развлечения · </text:span><text:span text:style-name="Style7">Занятость f; Хобби n; Развлечения f; Времяпровождение м</text:span></text:p>
      <text:p text:style-name="Text_20_body"><text:span text:style-name="Style1">189 · </text:span><text:span text:style-name="Style2">شرق · </text:span><text:span text:style-name="Style3">šarq · </text:span><text:span text:style-name="Style4">Morgenland n; Orient m; Ost m; Osten m · </text:span><text:span text:style-name="Style5">east; Orient · </text:span><text:span text:style-name="Style6">восток; восток · </text:span><text:span text:style-name="Style7">Утренняя земля n; Orient m; Восточный м; Восточный м</text:span></text:p>
      <text:p text:style-name="Text_20_body"><text:span text:style-name="Style1">190 · </text:span><text:span text:style-name="Style2">سن اصنام · </text:span><text:span text:style-name="Style3">šenāsnāme · </text:span><text:span text:style-name="Style4">Geburtsurkunde f · </text:span><text:span text:style-name="Style5">birth certificate · </text:span><text:span text:style-name="Style6">свидетельство о рождении · </text:span><text:span text:style-name="Style7">Свидетельство о рождении</text:span></text:p>
      <text:p text:style-name="Text_20_body"><text:span text:style-name="Style1">191 · </text:span><text:span text:style-name="Style2">سی رینی · </text:span><text:span text:style-name="Style3">širini · </text:span><text:span text:style-name="Style4">Gebäck n · </text:span><text:span text:style-name="Style5">pastry · </text:span><text:span text:style-name="Style6">кондитерские изделия · </text:span><text:span text:style-name="Style7">Кондитерские изделия</text:span></text:p>
      <text:p text:style-name="Text_20_body"><text:span text:style-name="Style1">192 · </text:span><text:span text:style-name="Style2">ث عمال · </text:span><text:span text:style-name="Style3">šomāl · </text:span><text:span text:style-name="Style4">Nord; Norden m · </text:span><text:span text:style-name="Style5">north · </text:span><text:span text:style-name="Style6">север · </text:span><text:span text:style-name="Style7">Северный; Северный м</text:span></text:p>
      <text:p text:style-name="Text_20_body"><text:span text:style-name="Style1">193 · </text:span><text:span text:style-name="Style2">صورت · </text:span><text:span text:style-name="Style3">surat · </text:span><text:span text:style-name="Style4">Gesicht n; Form f · </text:span><text:span text:style-name="Style5">face; form · </text:span><text:span text:style-name="Style6">лицу; форма · </text:span><text:span text:style-name="Style7">Лицо n; Форма f</text:span></text:p>
      <text:p text:style-name="Text_20_body"><text:span text:style-name="Style1">194 · </text:span><text:span text:style-name="Style2">تعطیل · </text:span><text:span text:style-name="Style3">ta’til · </text:span><text:span text:style-name="Style4">geschlossen; Feiertag m · </text:span><text:span text:style-name="Style5">closed; holiday · </text:span><text:span text:style-name="Style6">закрыто; праздник · </text:span><text:span text:style-name="Style7">закрыто; Праздник м</text:span></text:p>
      <text:p text:style-name="Text_20_body"><text:span text:style-name="Style1">195 · </text:span><text:span text:style-name="Style2">تلویزیون · </text:span><text:span text:style-name="Style3">televiziyon · </text:span><text:span text:style-name="Style4">Fernsehen n; Fernseher m · </text:span><text:span text:style-name="Style5">TV; television · </text:span><text:span text:style-name="Style6">ТВ; телевидение · </text:span><text:span text:style-name="Style7">Телевидение n; ТВ м</text:span></text:p>
      <text:p text:style-name="Text_20_body"><text:span text:style-name="Style1">196 · </text:span><text:span text:style-name="Style2">تی‌شرت · </text:span><text:span text:style-name="Style3">tišert · </text:span><text:span text:style-name="Style4">T‐Shirt n · </text:span><text:span text:style-name="Style5">T-Shirt · </text:span><text:span text:style-name="Style6">Футболка · </text:span><text:span text:style-name="Style7">Футболка n</text:span></text:p>
      <text:p text:style-name="Text_20_body"><text:span text:style-name="Style1">197 · </text:span><text:span text:style-name="Style2">ترک · </text:span><text:span text:style-name="Style3">Tork · </text:span><text:span text:style-name="Style4">Türke m; Türkin f · </text:span><text:span text:style-name="Style5">Turk · </text:span><text:span text:style-name="Style6">турчанка · </text:span><text:span text:style-name="Style7">Turk m; Турецкая девушка f</text:span></text:p>
      <text:p text:style-name="Text_20_body"><text:span text:style-name="Style1">198 · </text:span><text:span text:style-name="Style2">ترکمنستان · </text:span><text:span text:style-name="Style3">Torkamanestān · </text:span><text:span text:style-name="Style4">Turkmenistan · </text:span><text:span text:style-name="Style5">Turkmenistan · </text:span><text:span text:style-name="Style6">Туркменистан · </text:span><text:span text:style-name="Style7">Туркменистан</text:span></text:p>
      <text:p text:style-name="Text_20_body"><text:span text:style-name="Style1">199 · </text:span><text:span text:style-name="Style2">ترکیه · </text:span><text:span text:style-name="Style3">Torkiye · </text:span><text:span text:style-name="Style4">Türkei f · </text:span><text:span text:style-name="Style5">Turkey · </text:span><text:span text:style-name="Style6">индейка · </text:span><text:span text:style-name="Style7">Турция f</text:span></text:p>
      <text:p text:style-name="Text_20_body"><text:span text:style-name="Style1">200 · </text:span><text:span text:style-name="Style2">خاک‌انداز · </text:span><text:span text:style-name="Style3">xākandāz · </text:span><text:span text:style-name="Style4">Kehrblech n; Kehrschaufel f · </text:span><text:span text:style-name="Style5">dustpan · </text:span><text:span text:style-name="Style6">совок для мусора · </text:span><text:span text:style-name="Style7">Dustpan n; Пыльца f</text:span></text:p>
      <text:p text:style-name="Text_20_body"><text:span text:style-name="Style1">201 · </text:span><text:span text:style-name="Style2">خلیج · </text:span><text:span text:style-name="Style3">xalij · </text:span><text:span text:style-name="Style4">Golf m · </text:span><text:span text:style-name="Style5">gulf · </text:span><text:span text:style-name="Style6">бездна · </text:span><text:span text:style-name="Style7">Гольф м</text:span></text:p>
      <text:p text:style-name="Text_20_body"><text:span text:style-name="Style1">202 · </text:span><text:span text:style-name="Style2">خان · </text:span><text:span text:style-name="Style3">xān · </text:span><text:span text:style-name="Style4">Khan m · </text:span><text:span text:style-name="Style5">khan · </text:span><text:span text:style-name="Style6">хан · </text:span><text:span text:style-name="Style7">Khan m</text:span></text:p>
      <text:p text:style-name="Text_20_body"><text:span text:style-name="Style1">203 · </text:span><text:span text:style-name="Style2">خانم · </text:span><text:span text:style-name="Style3">xānom · </text:span><text:span text:style-name="Style4">Dame f; Ehefrau f; Frau f; Gattin f · </text:span><text:span text:style-name="Style5">lady; wife; woman · </text:span><text:span text:style-name="Style6">леди; жена; женщина · </text:span><text:span text:style-name="Style7">Леди f; Жена f; Г-жа Ф.; Жена f</text:span></text:p>
      <text:p text:style-name="Text_20_body"><text:span text:style-name="Style1">204 · </text:span><text:span text:style-name="Style2">خسته · </text:span><text:span text:style-name="Style3">xaste · </text:span><text:span text:style-name="Style4">müde · </text:span><text:span text:style-name="Style5">tired · </text:span><text:span text:style-name="Style6">утомленный · </text:span><text:span text:style-name="Style7">утомленный</text:span></text:p>
      <text:p text:style-name="Text_20_body"><text:span text:style-name="Style1">205 · </text:span><text:span text:style-name="Style2">خاور میانه · </text:span><text:span text:style-name="Style3">Xāvar-e Miyāne · </text:span><text:span text:style-name="Style4">Mittlerer Osten · </text:span><text:span text:style-name="Style5">Middle East · </text:span><text:span text:style-name="Style6">Ближний Восток · </text:span><text:span text:style-name="Style7">Средний Восток</text:span></text:p>
      <text:p text:style-name="Text_20_body"><text:span text:style-name="Style1">206 · </text:span><text:span text:style-name="Style2">خو‌س بخت · </text:span><text:span text:style-name="Style3">xošbaxt · </text:span><text:span text:style-name="Style4">glücklich · </text:span><text:span text:style-name="Style5">fortunate; lucky; happy · </text:span><text:span text:style-name="Style6">повезло; повезло; счастливый · </text:span><text:span text:style-name="Style7">счастливый</text:span></text:p>
      <text:p text:style-name="Text_20_body"><text:span text:style-name="Style1">207 · </text:span><text:span text:style-name="Style2">یک · </text:span><text:span text:style-name="Style3">yek · </text:span><text:span text:style-name="Style4">eins; eine · </text:span><text:span text:style-name="Style5">a; one; an · </text:span><text:span text:style-name="Style6">а; один; · </text:span><text:span text:style-name="Style7">один;</text:span></text:p>
      <text:p text:style-name="Text_20_body"><text:span text:style-name="Style1">208 · </text:span><text:span text:style-name="Style2">زا پو‌ن · </text:span><text:span text:style-name="Style3">Žāpon · </text:span><text:span text:style-name="Style4">Japan · </text:span><text:span text:style-name="Style5">Japan · </text:span><text:span text:style-name="Style6">Япония · </text:span><text:span text:style-name="Style7">Япония</text:span></text:p>
      <text:p text:style-name="Text_20_body"><text:span text:style-name="Style1">209 · </text:span><text:span text:style-name="Style2">ژاپنی <text:s/>· </text:span><text:span text:style-name="Style3">žāponi · </text:span><text:span text:style-name="Style4">japanisch · </text:span><text:span text:style-name="Style5">Japanese · </text:span><text:span text:style-name="Style6">японский · </text:span><text:span text:style-name="Style7">японский</text:span></text:p>
      <text:p text:style-name="Text_20_body"><text:soft-page-break/><text:span text:style-name="Style1">210 · </text:span><text:span text:style-name="Style2">زندگی · </text:span><text:span text:style-name="Style3">zendegi · </text:span><text:span text:style-name="Style4">Leben n · </text:span><text:span text:style-name="Style5">life; living · </text:span><text:span text:style-name="Style6">жизнь; живой · </text:span><text:span text:style-name="Style7">Жизнь n</text:span></text:p>
      <text:p text:style-name="Text_20_body"><text:span text:style-name="Style1">211 · </text:span><text:span text:style-name="Style2">زیبا · </text:span><text:span text:style-name="Style3">zibā · </text:span><text:span text:style-name="Style4">hübsch; schön · </text:span><text:span text:style-name="Style5">beautiful; cute; nice · </text:span><text:span text:style-name="Style6">красивый; мило; хороший · </text:span><text:span text:style-name="Style7">довольно; красивый</text:span></text:p>
      <text:p text:style-name="Text_20_body"><text:span text:style-name="Style1">212 · </text:span><text:span text:style-name="Style2">درس · </text:span><text:span text:style-name="Style3">Dars-e · </text:span><text:span text:style-name="Style4">3 · </text:span><text:span text:style-name="Style5">3 · </text:span><text:span text:style-name="Style6">3 · </text:span><text:span text:style-name="Style7">3</text:span></text:p>
      <text:p text:style-name="Text_20_body"><text:span text:style-name="Style1">213 · </text:span><text:span text:style-name="Style2">آب · </text:span><text:span text:style-name="Style3">āb · </text:span><text:span text:style-name="Style4">Wasser n · </text:span><text:span text:style-name="Style5">water · </text:span><text:span text:style-name="Style6">вода · </text:span><text:span text:style-name="Style7">Вода n</text:span></text:p>
      <text:p text:style-name="Text_20_body"><text:span text:style-name="Style1">214 · </text:span><text:span text:style-name="Style2">آب‌وهوا · </text:span><text:span text:style-name="Style3">ābohavā · </text:span><text:span text:style-name="Style4">Klima n · </text:span><text:span text:style-name="Style5">climate · </text:span><text:span text:style-name="Style6">климат · </text:span><text:span text:style-name="Style7">Климат n</text:span></text:p>
      <text:p text:style-name="Text_20_body"><text:span text:style-name="Style1">215 · </text:span><text:span text:style-name="Style2">آمدن (آ) · </text:span><text:span text:style-name="Style3">āmadan (ā) · </text:span><text:span text:style-name="Style4">kommen · </text:span><text:span text:style-name="Style5">come · </text:span><text:span text:style-name="Style6">прийти · </text:span><text:span text:style-name="Style7">прийти</text:span></text:p>
      <text:p text:style-name="Text_20_body"><text:span text:style-name="Style1">216 · </text:span><text:span text:style-name="Style2">آرایه‌‌س گر · </text:span><text:span text:style-name="Style3">ārāyešgar · </text:span><text:span text:style-name="Style4">Friseur m; Friseurin f; Friseuse f · </text:span><text:span text:style-name="Style5">hairdresser; barber · </text:span><text:span text:style-name="Style6">парикмахерская; цирюльник · </text:span><text:span text:style-name="Style7">Барбер м; Парикмахерская f; Парикмахерская f</text:span></text:p>
      <text:p text:style-name="Text_20_body"><text:span text:style-name="Style1">217 · </text:span><text:span text:style-name="Style2">آس پزی · </text:span><text:span text:style-name="Style3">āšpazi · </text:span><text:span text:style-name="Style4">Kochen n; Kochkunst f · </text:span><text:span text:style-name="Style5">cooking; cuisine · </text:span><text:span text:style-name="Style6">приготовление пищи; кухня · </text:span><text:span text:style-name="Style7">Кулинария n; Кулинария f</text:span></text:p>
      <text:p text:style-name="Text_20_body"><text:span text:style-name="Style1">218 · </text:span><text:span text:style-name="Style2">اذیت کردن (کن) · </text:span><text:span text:style-name="Style3">aziyat kardan (kon) · </text:span><text:span text:style-name="Style4">ärgern · </text:span><text:span text:style-name="Style5">tease · </text:span><text:span text:style-name="Style6">дразнить · </text:span><text:span text:style-name="Style7">дразнить</text:span></text:p>
      <text:p text:style-name="Text_20_body"><text:span text:style-name="Style1">219 · </text:span><text:span text:style-name="Style2">بچه · </text:span><text:span text:style-name="Style3">bacce · </text:span><text:span text:style-name="Style4">Kind n · </text:span><text:span text:style-name="Style5">child; baby; kid · </text:span><text:span text:style-name="Style6">ребенок; ребенок; ребенок · </text:span><text:span text:style-name="Style7">Ребенок n</text:span></text:p>
      <text:p text:style-name="Text_20_body"><text:span text:style-name="Style1">220 · </text:span><text:span text:style-name="Style2">باغچه · </text:span><text:span text:style-name="Style3">bāqce · </text:span><text:span text:style-name="Style4">Garten m · </text:span><text:span text:style-name="Style5">garden · </text:span><text:span text:style-name="Style6">сад · </text:span><text:span text:style-name="Style7">Сад m</text:span></text:p>
      <text:p text:style-name="Text_20_body"><text:span text:style-name="Style1">221 · </text:span><text:span text:style-name="Style2">بار داستان (در) · </text:span><text:span text:style-name="Style3">bar dāštan (dār) · </text:span><text:span text:style-name="Style4">nehmen · </text:span><text:span text:style-name="Style5">take · </text:span><text:span text:style-name="Style6">принимать · </text:span><text:span text:style-name="Style7">принимать</text:span></text:p>
      <text:p text:style-name="Text_20_body"><text:span text:style-name="Style1">222 · </text:span><text:span text:style-name="Style2">بار گسته‌‌ان (گرد) · </text:span><text:span text:style-name="Style3">bar gaštan (gard) · </text:span><text:span text:style-name="Style4">zurückkehren; zurückkommen · </text:span><text:span text:style-name="Style5">return; come back · </text:span><text:span text:style-name="Style6">возвращение; вернуться · </text:span><text:span text:style-name="Style7">возвращение; возвращение</text:span></text:p>
      <text:p text:style-name="Text_20_body"><text:span text:style-name="Style1">223 · </text:span><text:span text:style-name="Style2">بخسیده‌‌ان (بخس) · </text:span><text:span text:style-name="Style3">baxšidan (baxš) · </text:span><text:span text:style-name="Style4">entschuldigen; geben; stiften; vergeben; verzeihen · </text:span><text:span text:style-name="Style5">forgive; give; donate · </text:span><text:span text:style-name="Style6">прости; дать; жертвовать · </text:span><text:span text:style-name="Style7">извините; дать; причины; награжден; прощать</text:span></text:p>
      <text:p text:style-name="Text_20_body"><text:span text:style-name="Style1">224 · </text:span><text:span text:style-name="Style2">بسیار · </text:span><text:span text:style-name="Style3">besyār · </text:span><text:span text:style-name="Style4">viel; sehr · </text:span><text:span text:style-name="Style5">very · </text:span><text:span text:style-name="Style6">очень · </text:span><text:span text:style-name="Style7">много; очень</text:span></text:p>
      <text:p text:style-name="Text_20_body"><text:span text:style-name="Style1">225 · </text:span><text:span text:style-name="Style2">بیمارستان · </text:span><text:span text:style-name="Style3">bimārestān · </text:span><text:span text:style-name="Style4">Krankenhaus n · </text:span><text:span text:style-name="Style5">hospital · </text:span><text:span text:style-name="Style6">больница · </text:span><text:span text:style-name="Style7">Больница n</text:span></text:p>
      <text:p text:style-name="Text_20_body"><text:span text:style-name="Style1">226 · </text:span><text:span text:style-name="Style2">بردن (بار) · </text:span><text:span text:style-name="Style3">bordan (bar) · </text:span><text:span text:style-name="Style4">nehmen; tragen; gewinnen; siegen; schlagen · </text:span><text:span text:style-name="Style5">take; take away; carry; win · </text:span><text:span text:style-name="Style6">принять; забрать; нести; победа · </text:span><text:span text:style-name="Style7">принять; нести; выиграть; выиграть; бить</text:span></text:p>
      <text:p text:style-name="Text_20_body"><text:span text:style-name="Style1">227 · </text:span><text:span text:style-name="Style2">چند · </text:span><text:span text:style-name="Style3">cand · </text:span><text:span text:style-name="Style4">einige; paar; wie viele · </text:span><text:span text:style-name="Style5">several; some; few; how many · </text:span><text:span text:style-name="Style6">несколько; некоторые; мало; сколько · </text:span><text:span text:style-name="Style7">некоторые; мало; сколько</text:span></text:p>
      <text:p text:style-name="Text_20_body"><text:span text:style-name="Style1">228 · </text:span><text:span text:style-name="Style2">چه‌کاره · </text:span><text:span text:style-name="Style3">cekāre · </text:span><text:span text:style-name="Style4">was (vom Beruf) · </text:span><text:span text:style-name="Style5">what (profession) · </text:span><text:span text:style-name="Style6">что (профессия) · </text:span><text:span text:style-name="Style7">что (по профессии)</text:span></text:p>
      <text:p text:style-name="Text_20_body"><text:span text:style-name="Style1">229 · </text:span><text:span text:style-name="Style2">چیز · </text:span><text:span text:style-name="Style3">ciz · </text:span><text:span text:style-name="Style4">Ding n; Gegenstand m; Sache f; Zeug n · </text:span><text:span text:style-name="Style5">thing; matter; stuff; object · </text:span><text:span text:style-name="Style6">вещь; материя; материал; объект · </text:span><text:span text:style-name="Style7">Thing n; Объект m; Вещь f; Материал n</text:span></text:p>
      <text:p text:style-name="Text_20_body"><text:span text:style-name="Style1">230 · </text:span><text:span text:style-name="Style2">دانه‌‌س گه · </text:span><text:span text:style-name="Style3">dānešgāh · </text:span><text:span text:style-name="Style4">Universität f · </text:span><text:span text:style-name="Style5">university · </text:span><text:span text:style-name="Style6">университет · </text:span><text:span text:style-name="Style7">Университет f</text:span></text:p>
      <text:p text:style-name="Text_20_body"><text:span text:style-name="Style1">231 · </text:span><text:span text:style-name="Style2">در آوردن (آوار) · </text:span><text:span text:style-name="Style3">dar āvardan (āvar) · </text:span><text:span text:style-name="Style4">herausnehmen; herausziehen · </text:span><text:span text:style-name="Style5">take out; evolve · </text:span><text:span text:style-name="Style6">вынимать; эволюционировать · </text:span><text:span text:style-name="Style7">Удалить; вытаскивать</text:span></text:p>
      <text:p text:style-name="Text_20_body"><text:span text:style-name="Style1">232 · </text:span><text:span text:style-name="Style2">دست · </text:span><text:span text:style-name="Style3">dast · </text:span><text:span text:style-name="Style4">Hand f; Arm m · </text:span><text:span text:style-name="Style5">hand; arm · </text:span><text:span text:style-name="Style6">рука; рука · </text:span><text:span text:style-name="Style7">Рука f; Рука m</text:span></text:p>
      <text:p text:style-name="Text_20_body"><text:span text:style-name="Style1">233 · </text:span><text:span text:style-name="Style2">دیدن (بین) · </text:span><text:span text:style-name="Style3">didan (bin) · </text:span><text:span text:style-name="Style4">sehen; ansehen; treffen · </text:span><text:span text:style-name="Style5">see; view; look · </text:span><text:span text:style-name="Style6">см; вид; посмотреть · </text:span><text:span text:style-name="Style7">см; Просмотр; встреча</text:span></text:p>
      <text:p text:style-name="Text_20_body"><text:span text:style-name="Style1">234 · </text:span><text:span text:style-name="Style2">دیدنی · </text:span><text:span text:style-name="Style3">didani · </text:span><text:span text:style-name="Style4">sehenswert; Sehenswürdigkeit f · </text:span><text:span text:style-name="Style5">sight; worth seeing · </text:span><text:span text:style-name="Style6">прицел; стоит посмотреть · </text:span><text:span text:style-name="Style7">стоит посмотреть; Взгляд f</text:span></text:p>
      <text:p text:style-name="Text_20_body"><text:span text:style-name="Style1">235 · </text:span><text:span text:style-name="Style2">اصطباحی · </text:span><text:span text:style-name="Style3">eštebāhi · </text:span><text:span text:style-name="Style4">falsch · </text:span><text:span text:style-name="Style5">wrong · </text:span><text:span text:style-name="Style6">неправильно · </text:span><text:span text:style-name="Style7">фальшивый</text:span></text:p>
      <text:p text:style-name="Text_20_body"><text:span text:style-name="Style1">236 · </text:span><text:span text:style-name="Style2">فرم ثبت‌نام · </text:span><text:span text:style-name="Style3">form-e sabtenām · </text:span><text:span text:style-name="Style4">Anmeldeformular n · </text:span><text:span text:style-name="Style5">registration form · </text:span><text:span text:style-name="Style6">регистрационная форма · </text:span><text:span text:style-name="Style7">Регистрационная форма n</text:span></text:p>
      <text:p text:style-name="Text_20_body"><text:span text:style-name="Style1">237 · </text:span><text:span text:style-name="Style2">فوتبال · </text:span><text:span text:style-name="Style3">futbāl · </text:span><text:span text:style-name="Style4">Fußball m · </text:span><text:span text:style-name="Style5">soccer · </text:span><text:span text:style-name="Style6">футбол · </text:span><text:span text:style-name="Style7">Футбол</text:span></text:p>
      <text:p text:style-name="Text_20_body"><text:span text:style-name="Style1">238 · </text:span><text:span text:style-name="Style2">گرم · </text:span><text:span text:style-name="Style3">garm · </text:span><text:span text:style-name="Style4">warm · </text:span><text:span text:style-name="Style5">warm · </text:span><text:span text:style-name="Style6">тепло · </text:span><text:span text:style-name="Style7">тепло</text:span></text:p>
      <text:p text:style-name="Text_20_body"><text:span text:style-name="Style1">239 · </text:span><text:span text:style-name="Style2">گرفتن (گیر) · </text:span><text:span text:style-name="Style3">gereftan (gir) · </text:span><text:span text:style-name="Style4">bekommen; erhalten; kriegen; nehmen; verhaften · </text:span><text:span text:style-name="Style5">take; receive; catch · </text:span><text:span text:style-name="Style6">принять; получать; поймать · </text:span><text:span text:style-name="Style7">получить; получать; получить; принять; арестовывать</text:span></text:p>
      <text:p text:style-name="Text_20_body"><text:span text:style-name="Style1">240 · </text:span><text:span text:style-name="Style2">گفتن (گو) · </text:span><text:span text:style-name="Style3">goftan (gu) · </text:span><text:span text:style-name="Style4">sagen; erzählen · </text:span><text:span text:style-name="Style5">say; tell · </text:span><text:span text:style-name="Style6">говорят; скажи мне · </text:span><text:span text:style-name="Style7">говорят; сказать</text:span></text:p>
      <text:p text:style-name="Text_20_body"><text:span text:style-name="Style1">241 · </text:span><text:span text:style-name="Style2">همه چیز · </text:span><text:span text:style-name="Style3">hameciz · </text:span><text:span text:style-name="Style4">alles · </text:span><text:span text:style-name="Style5">all; everything · </text:span><text:span text:style-name="Style6">все; все · </text:span><text:span text:style-name="Style7">все</text:span></text:p>
      <text:p text:style-name="Text_20_body"><text:span text:style-name="Style1">242 · </text:span><text:span text:style-name="Style2">حا میس · </text:span><text:span text:style-name="Style3">hamiše · </text:span><text:span text:style-name="Style4">immer; ewig · </text:span><text:span text:style-name="Style5">always; ever · </text:span><text:span text:style-name="Style6">всегда; когда-либо · </text:span><text:span text:style-name="Style7">всегда; вечно</text:span></text:p>
      <text:p text:style-name="Text_20_body"><text:span text:style-name="Style1">243 · </text:span><text:span text:style-name="Style2">هوا · </text:span><text:span text:style-name="Style3">havā · </text:span><text:span text:style-name="Style4">Wetter n; Luft f · </text:span><text:span text:style-name="Style5">weather; air · </text:span><text:span text:style-name="Style6">погода; воздух · </text:span><text:span text:style-name="Style7">Погода n; Воздух f</text:span></text:p>
      <text:p text:style-name="Text_20_body"><text:span text:style-name="Style1">244 · </text:span><text:span text:style-name="Style2">حیات · </text:span><text:span text:style-name="Style3">hayāt · </text:span><text:span text:style-name="Style4">Hof m; Innenhof m; Leben n · </text:span><text:span text:style-name="Style5">courtyard; yard; life · </text:span><text:span text:style-name="Style6">двор; двор; жизнь · </text:span><text:span text:style-name="Style7">Двор м; Двор m; Жизнь n</text:span></text:p>
      <text:p text:style-name="Text_20_body"><text:span text:style-name="Style1">245 · </text:span><text:span text:style-name="Style2">هنر · </text:span><text:span text:style-name="Style3">honar · </text:span><text:span text:style-name="Style4">Kunst f · </text:span><text:span text:style-name="Style5">art · </text:span><text:span text:style-name="Style6">искусство · </text:span><text:span text:style-name="Style7">Искусство f</text:span></text:p>
      <text:p text:style-name="Text_20_body"><text:span text:style-name="Style1">246 · </text:span><text:span text:style-name="Style2">جارو که‌‌س عیدان (که‌‌س) · </text:span><text:span text:style-name="Style3">jāru kešidan (keš) · </text:span><text:span text:style-name="Style4">kehren · </text:span><text:span text:style-name="Style5">sweep · </text:span><text:span text:style-name="Style6">развертка · </text:span><text:span text:style-name="Style7">развертка</text:span></text:p>
      <text:p text:style-name="Text_20_body"><text:span text:style-name="Style1">247 · </text:span><text:span text:style-name="Style2">کار · </text:span><text:span text:style-name="Style3">kār · </text:span><text:span text:style-name="Style4">Arbeit f; Beruf m; Werk n · </text:span><text:span text:style-name="Style5">work; job · </text:span><text:span text:style-name="Style6">работать; работа · </text:span><text:span text:style-name="Style7">Работа f; Род занятий m; Завод n</text:span></text:p>
      <text:p text:style-name="Text_20_body"><text:span text:style-name="Style1">248 · </text:span><text:span text:style-name="Style2">کردن (کن) · </text:span><text:span text:style-name="Style3">kardan (kon) · </text:span><text:span text:style-name="Style4">machen; tun · </text:span><text:span text:style-name="Style5">do; make · </text:span><text:span text:style-name="Style6">делать; сделать · </text:span><text:span text:style-name="Style7">сделать; делать</text:span></text:p>
      <text:p text:style-name="Text_20_body"><text:span text:style-name="Style1">249 · </text:span><text:span text:style-name="Style2">کناره · </text:span><text:span text:style-name="Style3">kenār-e · </text:span><text:span text:style-name="Style4">neben · </text:span><text:span text:style-name="Style5">next to; besides · </text:span><text:span text:style-name="Style6">следующий следующий; кроме · </text:span><text:span text:style-name="Style7">следующий</text:span></text:p>
      <text:p text:style-name="Text_20_body"><text:span text:style-name="Style1">250 · </text:span><text:span text:style-name="Style2">کراوات · </text:span><text:span text:style-name="Style3">kerāvāt · </text:span><text:span text:style-name="Style4">Krawatte f; Schlips m · </text:span><text:span text:style-name="Style5">tie · </text:span><text:span text:style-name="Style6">они · </text:span><text:span text:style-name="Style7">Tie f; Свяжите m</text:span></text:p>
      <text:p text:style-name="Text_20_body"><text:span text:style-name="Style1">251 · </text:span><text:span text:style-name="Style2">کمک · </text:span><text:span text:style-name="Style3">komak · </text:span><text:span text:style-name="Style4">Hilfe f · </text:span><text:span text:style-name="Style5">help · </text:span><text:span text:style-name="Style6">помощь · </text:span><text:span text:style-name="Style7">Помощь f</text:span></text:p>
      <text:p text:style-name="Text_20_body"><text:span text:style-name="Style1">252 · </text:span><text:span text:style-name="Style2">لیست · </text:span><text:span text:style-name="Style3">list · </text:span><text:span text:style-name="Style4">Liste f · </text:span><text:span text:style-name="Style5">list · </text:span><text:span text:style-name="Style6">список · </text:span><text:span text:style-name="Style7">Список f</text:span></text:p>
      <text:p text:style-name="Text_20_body"><text:span text:style-name="Style1">253 · </text:span><text:span text:style-name="Style2">لیوان · </text:span><text:span text:style-name="Style3">livān · </text:span><text:span text:style-name="Style4">Becher m; Glas n · </text:span><text:span text:style-name="Style5">glass; cup · </text:span><text:span text:style-name="Style6">стекло; чашка · </text:span><text:span text:style-name="Style7">Кубок m; Стекло n</text:span></text:p>
      <text:p text:style-name="Text_20_body"><text:span text:style-name="Style1">254 · </text:span><text:span text:style-name="Style2">معروف · </text:span><text:span text:style-name="Style3">ma’ruf · </text:span><text:span text:style-name="Style4">berühmt · </text:span><text:span text:style-name="Style5">famous · </text:span><text:span text:style-name="Style6">известный · </text:span><text:span text:style-name="Style7">известный</text:span></text:p>
      <text:p text:style-name="Text_20_body"><text:span text:style-name="Style1">255 · </text:span><text:span text:style-name="Style2">مادربزرگ · </text:span><text:span text:style-name="Style3">mādarbozorg · </text:span><text:span text:style-name="Style4">Großmutter f; Oma f · </text:span><text:span text:style-name="Style5">grandmother · </text:span><text:span text:style-name="Style6">бабушка · </text:span><text:span text:style-name="Style7">Бабушка f; Бабушка f</text:span></text:p>
      <text:p text:style-name="Text_20_body"><text:span text:style-name="Style1">256 · </text:span><text:span text:style-name="Style2">محلی · </text:span><text:span text:style-name="Style3">mahalli · </text:span><text:span text:style-name="Style4">einheimisch; lokal · </text:span><text:span text:style-name="Style5">local; native · </text:span><text:span text:style-name="Style6">местные; родной · </text:span><text:span text:style-name="Style7">коренные народы; местный</text:span></text:p>
      <text:p text:style-name="Text_20_body"><text:span text:style-name="Style1">257 · </text:span><text:span text:style-name="Style2">معمولا · </text:span><text:span text:style-name="Style3">ma’mulan · </text:span><text:span text:style-name="Style4">gewöhnlich; normalerweise · </text:span><text:span text:style-name="Style5">usually; normally · </text:span><text:span text:style-name="Style6">обычно; нормально · </text:span><text:span text:style-name="Style7">обычно; нормально</text:span></text:p>
      <text:p text:style-name="Text_20_body"><text:soft-page-break/><text:span text:style-name="Style1">258 · </text:span><text:span text:style-name="Style2">ماندن (من) · </text:span><text:span text:style-name="Style3">māndan (mān) · </text:span><text:span text:style-name="Style4">bleiben · </text:span><text:span text:style-name="Style5">stay; remain · </text:span><text:span text:style-name="Style6">пребывания; оставаться · </text:span><text:span text:style-name="Style7">остаться</text:span></text:p>
      <text:p text:style-name="Text_20_body"><text:span text:style-name="Style1">259 · </text:span><text:span text:style-name="Style2">مرکز · </text:span><text:span text:style-name="Style3">markaz · </text:span><text:span text:style-name="Style4">Zentrum n · </text:span><text:span text:style-name="Style5">center · </text:span><text:span text:style-name="Style6">центр · </text:span><text:span text:style-name="Style7">Центр n</text:span></text:p>
      <text:p text:style-name="Text_20_body"><text:span text:style-name="Style1">260 · </text:span><text:span text:style-name="Style2">مرطوب · </text:span><text:span text:style-name="Style3">martub · </text:span><text:span text:style-name="Style4">feucht · </text:span><text:span text:style-name="Style5">wet · </text:span><text:span text:style-name="Style6">влажный · </text:span><text:span text:style-name="Style7">влажный</text:span></text:p>
      <text:p text:style-name="Text_20_body"><text:span text:style-name="Style1">261 · </text:span><text:span text:style-name="Style2">م مار · </text:span><text:span text:style-name="Style3">me’mār · </text:span><text:span text:style-name="Style4">Architekt m · </text:span><text:span text:style-name="Style5">architect · </text:span><text:span text:style-name="Style6">архитектор · </text:span><text:span text:style-name="Style7">Архитектор м</text:span></text:p>
      <text:p text:style-name="Text_20_body"><text:span text:style-name="Style1">262 · </text:span><text:span text:style-name="Style2">مهمان · </text:span><text:span text:style-name="Style3">mehmān · </text:span><text:span text:style-name="Style4">Besuch m; Gast m · </text:span><text:span text:style-name="Style5">guest; visitor · </text:span><text:span text:style-name="Style6">гость; посетитель · </text:span><text:span text:style-name="Style7">Посетите m; Гость м</text:span></text:p>
      <text:p text:style-name="Text_20_body"><text:span text:style-name="Style1">263 · </text:span><text:span text:style-name="Style2">مکانیک · </text:span><text:span text:style-name="Style3">mekānik · </text:span><text:span text:style-name="Style4">Mechanik f; Mechaniker m · </text:span><text:span text:style-name="Style5">mechanics; mechanic · </text:span><text:span text:style-name="Style6">механика; механик · </text:span><text:span text:style-name="Style7">Механика f; Механик m</text:span></text:p>
      <text:p text:style-name="Text_20_body"><text:span text:style-name="Style1">264 · </text:span><text:span text:style-name="Style2">متعادل · </text:span><text:span text:style-name="Style3">mo’tadel · </text:span><text:span text:style-name="Style4">mäßig; mild · </text:span><text:span text:style-name="Style5">temperate; mild · </text:span><text:span text:style-name="Style6">умеренный; мягкий · </text:span><text:span text:style-name="Style7">умеренно; мягкий</text:span></text:p>
      <text:p text:style-name="Text_20_body"><text:span text:style-name="Style1">265 · </text:span><text:span text:style-name="Style2">مسابقه · </text:span><text:span text:style-name="Style3">mosābeqe · </text:span><text:span text:style-name="Style4">Wettbewerb m; Spiel n · </text:span><text:span text:style-name="Style5">competition; match · </text:span><text:span text:style-name="Style6">конкуренция; матч · </text:span><text:span text:style-name="Style7">Конкурс м; Игра n</text:span></text:p>
      <text:p text:style-name="Text_20_body"><text:span text:style-name="Style1">266 · </text:span><text:span text:style-name="Style2">مسافرت · </text:span><text:span text:style-name="Style3">mosāferat · </text:span><text:span text:style-name="Style4">Reise f · </text:span><text:span text:style-name="Style5">travel; journey; trip · </text:span><text:span text:style-name="Style6">путешествия; путешествие; поездка · </text:span><text:span text:style-name="Style7">Путешествие f</text:span></text:p>
      <text:p text:style-name="Text_20_body"><text:span text:style-name="Style1">267 · </text:span><text:span text:style-name="Style2">ن عاقاس · </text:span><text:span text:style-name="Style3">naqqāš · </text:span><text:span text:style-name="Style4">Maler(in f) m · </text:span><text:span text:style-name="Style5">painter · </text:span><text:span text:style-name="Style6">художник · </text:span><text:span text:style-name="Style7">Художник (в f) м</text:span></text:p>
      <text:p text:style-name="Text_20_body"><text:span text:style-name="Style1">268 · </text:span><text:span text:style-name="Style2">نمونه · </text:span><text:span text:style-name="Style3">nemune · </text:span><text:span text:style-name="Style4">Beispiel n; Muster n; Probe f; Vorbild n · </text:span><text:span text:style-name="Style5">sample; example; model · </text:span><text:span text:style-name="Style6">образец; пример; модель · </text:span><text:span text:style-name="Style7">Пример n; Образец n; Образец f; Пример n</text:span></text:p>
      <text:p text:style-name="Text_20_body"><text:span text:style-name="Style1">269 · </text:span><text:span text:style-name="Style2">نوشتن (نویس) · </text:span><text:span text:style-name="Style3">neveštan (nevis) · </text:span><text:span text:style-name="Style4">schreiben · </text:span><text:span text:style-name="Style5">write · </text:span><text:span text:style-name="Style6">запись · </text:span><text:span text:style-name="Style7">запись</text:span></text:p>
      <text:p text:style-name="Text_20_body"><text:span text:style-name="Style1">270 · </text:span><text:span text:style-name="Style2">افتادن (افت) · </text:span><text:span text:style-name="Style3">oftādan (oft) · </text:span><text:span text:style-name="Style4">fallen; stürzen · </text:span><text:span text:style-name="Style5">fall · </text:span><text:span text:style-name="Style6">падение · </text:span><text:span text:style-name="Style7">падать; низвержение</text:span></text:p>
      <text:p text:style-name="Text_20_body"><text:span text:style-name="Style1">271 · </text:span><text:span text:style-name="Style2">استان · </text:span><text:span text:style-name="Style3">ostān · </text:span><text:span text:style-name="Style4">Provinz f · </text:span><text:span text:style-name="Style5">province · </text:span><text:span text:style-name="Style6">провинция · </text:span><text:span text:style-name="Style7">Область f</text:span></text:p>
      <text:p text:style-name="Text_20_body"><text:span text:style-name="Style1">272 · </text:span><text:span text:style-name="Style2">اتاق پذیرایی · </text:span><text:span text:style-name="Style3">otāq-e pazirāyi · </text:span><text:span text:style-name="Style4">Wohnzimmer n · </text:span><text:span text:style-name="Style5">living room · </text:span><text:span text:style-name="Style6">гостиная · </text:span><text:span text:style-name="Style7">Гостиная n</text:span></text:p>
      <text:p text:style-name="Text_20_body"><text:span text:style-name="Style1">273 · </text:span><text:span text:style-name="Style2">پدربزرگ · </text:span><text:span text:style-name="Style3">pedarbozorg · </text:span><text:span text:style-name="Style4">Großvater m · </text:span><text:span text:style-name="Style5">grandfather · </text:span><text:span text:style-name="Style6">дед · </text:span><text:span text:style-name="Style7">Дед м</text:span></text:p>
      <text:p text:style-name="Text_20_body"><text:span text:style-name="Style1">274 · </text:span><text:span text:style-name="Style2">پر کردن (کن) · </text:span><text:span text:style-name="Style3">por kardan (kon) · </text:span><text:span text:style-name="Style4">füllen; ausfüllen · </text:span><text:span text:style-name="Style5">fill · </text:span><text:span text:style-name="Style6">заполнить · </text:span><text:span text:style-name="Style7">заполнить; заполнить</text:span></text:p>
      <text:p text:style-name="Text_20_body"><text:span text:style-name="Style1">275 · </text:span><text:span text:style-name="Style2">پرسیدن (پرس) · </text:span><text:span text:style-name="Style3">porsidan (pors) · </text:span><text:span text:style-name="Style4">fragen · </text:span><text:span text:style-name="Style5">ask · </text:span><text:span text:style-name="Style6">спросить · </text:span><text:span text:style-name="Style7">спросить</text:span></text:p>
      <text:p text:style-name="Text_20_body"><text:span text:style-name="Style1">276 · </text:span><text:span text:style-name="Style2">غله · </text:span><text:span text:style-name="Style3">qal’e · </text:span><text:span text:style-name="Style4">Burg f · </text:span><text:span text:style-name="Style5">castle · </text:span><text:span text:style-name="Style6">замок · </text:span><text:span text:style-name="Style7">Замок f</text:span></text:p>
      <text:p text:style-name="Text_20_body"><text:span text:style-name="Style1">277 · </text:span><text:span text:style-name="Style2">غذا · </text:span><text:span text:style-name="Style3">qazā · </text:span><text:span text:style-name="Style4">Essen n. Speise f; Gericht n · </text:span><text:span text:style-name="Style5">food; meal · </text:span><text:span text:style-name="Style6">продукты питания; еда · </text:span><text:span text:style-name="Style7">Еда n. Еда f; Суд n</text:span></text:p>
      <text:p text:style-name="Text_20_body"><text:span text:style-name="Style1">278 · </text:span><text:span text:style-name="Style2">قصه · </text:span><text:span text:style-name="Style3">qesse · </text:span><text:span text:style-name="Style4">Geschichte f; Märchen n; Erzählung f · </text:span><text:span text:style-name="Style5">story; narrative · </text:span><text:span text:style-name="Style6">история; повествовательный · </text:span><text:span text:style-name="Style7">История f; Сказка n; Повествование f</text:span></text:p>
      <text:p text:style-name="Text_20_body"><text:span text:style-name="Style1">279 · </text:span><text:span text:style-name="Style2">رفیق · </text:span><text:span text:style-name="Style3">rafiq · </text:span><text:span text:style-name="Style4">Freund m; Kumpel m · </text:span><text:span text:style-name="Style5">friend; comrade · </text:span><text:span text:style-name="Style6">друг; товарищ · </text:span><text:span text:style-name="Style7">Друг m; Друзья</text:span></text:p>
      <text:p text:style-name="Text_20_body"><text:span text:style-name="Style1">280 · </text:span><text:span text:style-name="Style2">رفتن (رو، رو) · </text:span><text:span text:style-name="Style3">raftan (rav, row) · </text:span><text:span text:style-name="Style4">gehen · </text:span><text:span text:style-name="Style5">go · </text:span><text:span text:style-name="Style6">идти · </text:span><text:span text:style-name="Style7">идти</text:span></text:p>
      <text:p text:style-name="Text_20_body"><text:span text:style-name="Style1">281 · </text:span><text:span text:style-name="Style2">راستی · </text:span><text:span text:style-name="Style3">rāsti · </text:span><text:span text:style-name="Style4">übrigens · </text:span><text:span text:style-name="Style5">by the way · </text:span><text:span text:style-name="Style6">кстати · </text:span><text:span text:style-name="Style7">кстати</text:span></text:p>
      <text:p text:style-name="Text_20_body"><text:span text:style-name="Style1">282 · </text:span><text:span text:style-name="Style2">رساندن (رسان) · </text:span><text:span text:style-name="Style3">resāndan (resān) <text:s/>· </text:span><text:span text:style-name="Style4">übermitteln; jemanden mitnehmen; ausrichten · </text:span><text:span text:style-name="Style5">convey; transmit;supply · </text:span><text:span text:style-name="Style6">передать; передавать; · </text:span><text:span text:style-name="Style7">вперед; возьмите с собой кого-нибудь; выравнивать</text:span></text:p>
      <text:p text:style-name="Text_20_body"><text:span text:style-name="Style1">283 · </text:span><text:span text:style-name="Style2">ریختن (ریز) · </text:span><text:span text:style-name="Style3">rixtan (riz) · </text:span><text:span text:style-name="Style4">gießen; schütten; verschütten · </text:span><text:span text:style-name="Style5">shed; splash; infuse; pour · </text:span><text:span text:style-name="Style6">пролил; всплеск; влить; наливать · </text:span><text:span text:style-name="Style7">налить; налить; разливать</text:span></text:p>
      <text:p text:style-name="Text_20_body"><text:span text:style-name="Style1">284 · </text:span><text:span text:style-name="Style2">روستا · </text:span><text:span text:style-name="Style3">rustā · </text:span><text:span text:style-name="Style4">Dorf n · </text:span><text:span text:style-name="Style5">village · </text:span><text:span text:style-name="Style6">деревня · </text:span><text:span text:style-name="Style7">Деревня n</text:span></text:p>
      <text:p text:style-name="Text_20_body"><text:span text:style-name="Style1">285 · </text:span><text:span text:style-name="Style2">روزنامه‌نگار · </text:span><text:span text:style-name="Style3">ruznāmenegār · </text:span><text:span text:style-name="Style4">Journalist(in f) m; Publizist(in f) m · </text:span><text:span text:style-name="Style5">journalist; publicist · </text:span><text:span text:style-name="Style6">журналист; публицист · </text:span><text:span text:style-name="Style7">Журналист (м) м; Публицист (в f) м</text:span></text:p>
      <text:p text:style-name="Text_20_body"><text:span text:style-name="Style1">286 · </text:span><text:span text:style-name="Style2">صعب · </text:span><text:span text:style-name="Style3">šab · </text:span><text:span text:style-name="Style4">Abend m; abends; Nacht f; nachts · </text:span><text:span text:style-name="Style5">night; evening · </text:span><text:span text:style-name="Style6">ночь; вечером · </text:span><text:span text:style-name="Style7">Вечерний м; вечер; Ночь f; ночь</text:span></text:p>
      <text:p text:style-name="Text_20_body"><text:span text:style-name="Style1">287 · </text:span><text:span text:style-name="Style2">صبر · </text:span><text:span text:style-name="Style3">sabr · </text:span><text:span text:style-name="Style4">Geduld f · </text:span><text:span text:style-name="Style5">patience · </text:span><text:span text:style-name="Style6">терпение · </text:span><text:span text:style-name="Style7">Терпение f</text:span></text:p>
      <text:p text:style-name="Text_20_body"><text:span text:style-name="Style1">288 · </text:span><text:span text:style-name="Style2">صابون · </text:span><text:span text:style-name="Style3">sābun · </text:span><text:span text:style-name="Style4">Seife f · </text:span><text:span text:style-name="Style5">soap · </text:span><text:span text:style-name="Style6">мыло · </text:span><text:span text:style-name="Style7">Мыло f</text:span></text:p>
      <text:p text:style-name="Text_20_body"><text:span text:style-name="Style1">289 · </text:span><text:span text:style-name="Style2">سر · </text:span><text:span text:style-name="Style3">sar · </text:span><text:span text:style-name="Style4">Kopf m · </text:span><text:span text:style-name="Style5">head · </text:span><text:span text:style-name="Style6">голова · </text:span><text:span text:style-name="Style7">Голова м</text:span></text:p>
      <text:p text:style-name="Text_20_body"><text:span text:style-name="Style1">290 · </text:span><text:span text:style-name="Style2">سرسبز · </text:span><text:span text:style-name="Style3">sarsabz · </text:span><text:span text:style-name="Style4">grün · </text:span><text:span text:style-name="Style5">green · </text:span><text:span text:style-name="Style6">зеленый · </text:span><text:span text:style-name="Style7">зеленый</text:span></text:p>
      <text:p text:style-name="Text_20_body"><text:span text:style-name="Style1">291 · </text:span><text:span text:style-name="Style2">سودان (ساو،سو) · </text:span><text:span text:style-name="Style3">šodan (šav, šow) · </text:span><text:span text:style-name="Style4">werden · </text:span><text:span text:style-name="Style5">become · </text:span><text:span text:style-name="Style6">стать · </text:span><text:span text:style-name="Style7">воли</text:span></text:p>
      <text:p text:style-name="Text_20_body"><text:span text:style-name="Style1">292 · </text:span><text:span text:style-name="Style2">صحبت کردن (کن) · </text:span><text:span text:style-name="Style3">sohbat kardan (kon) · </text:span><text:span text:style-name="Style4">sprechen; reden · </text:span><text:span text:style-name="Style5">speak; talk · </text:span><text:span text:style-name="Style6">говорить; говорить · </text:span><text:span text:style-name="Style7">говорить; говорить</text:span></text:p>
      <text:p text:style-name="Text_20_body"><text:span text:style-name="Style1">293 · </text:span><text:span text:style-name="Style2">سستان (سو) · </text:span><text:span text:style-name="Style3">šostan (šu) · </text:span><text:span text:style-name="Style4">waschen · </text:span><text:span text:style-name="Style5">wash · </text:span><text:span text:style-name="Style6">смыть · </text:span><text:span text:style-name="Style7">мыть</text:span></text:p>
      <text:p text:style-name="Text_20_body"><text:span text:style-name="Style1">294 · </text:span><text:span text:style-name="Style2">سو هر · </text:span><text:span text:style-name="Style3">šowhar · </text:span><text:span text:style-name="Style4">Ehemann m · </text:span><text:span text:style-name="Style5">husband · </text:span><text:span text:style-name="Style6">муж · </text:span><text:span text:style-name="Style7">Муж м</text:span></text:p>
      <text:p text:style-name="Text_20_body"><text:span text:style-name="Style1">295 · </text:span><text:span text:style-name="Style2">تماسا کردن (کن) · </text:span><text:span text:style-name="Style3">tamāšā kardan (kon) · </text:span><text:span text:style-name="Style4">zuschauen; beobachten · </text:span><text:span text:style-name="Style5">watch · </text:span><text:span text:style-name="Style6">смотреть · </text:span><text:span text:style-name="Style7">смотреть; смотреть</text:span></text:p>
      <text:p text:style-name="Text_20_body"><text:span text:style-name="Style1">296 · </text:span><text:span text:style-name="Style2">تمیز · </text:span><text:span text:style-name="Style3">tamiz · </text:span><text:span text:style-name="Style4">sauber · </text:span><text:span text:style-name="Style5">clean · </text:span><text:span text:style-name="Style6">чистый · </text:span><text:span text:style-name="Style7">чистый</text:span></text:p>
      <text:p text:style-name="Text_20_body"><text:span text:style-name="Style1">297 · </text:span><text:span text:style-name="Style2">تنها · </text:span><text:span text:style-name="Style3">tanhā · </text:span><text:span text:style-name="Style4">allein; einsam; nur · </text:span><text:span text:style-name="Style5">single; alone; only · </text:span><text:span text:style-name="Style6">одинарный; в одиночку; только · </text:span><text:span text:style-name="Style7">в одиночку; одинокий; только</text:span></text:p>
      <text:p text:style-name="Text_20_body"><text:span text:style-name="Style1">298 · </text:span><text:span text:style-name="Style2">تعریف کردن (کن) · </text:span><text:span text:style-name="Style3">ta’rif kardan (kon) · </text:span><text:span text:style-name="Style4">erzählen; definieren; loben · </text:span><text:span text:style-name="Style5">tell; define; praise · </text:span><text:span text:style-name="Style6">сказать; определить; похвала · </text:span><text:span text:style-name="Style7">сказать; определить; похвала</text:span></text:p>
      <text:p text:style-name="Text_20_body"><text:span text:style-name="Style1">299 · </text:span><text:span text:style-name="Style2">وکیل · </text:span><text:span text:style-name="Style3">vakil · </text:span><text:span text:style-name="Style4">Anwalt m · </text:span><text:span text:style-name="Style5">lawyer · </text:span><text:span text:style-name="Style6">адвокат · </text:span><text:span text:style-name="Style7">Адвокат m</text:span></text:p>
      <text:p text:style-name="Text_20_body"><text:span text:style-name="Style1">300 · </text:span><text:span text:style-name="Style2">ولی · </text:span><text:span text:style-name="Style3">vali · </text:span><text:span text:style-name="Style4">aber · </text:span><text:span text:style-name="Style5">but · </text:span><text:span text:style-name="Style6">но · </text:span><text:span text:style-name="Style7">но</text:span></text:p>
      <text:p text:style-name="Text_20_body"><text:span text:style-name="Style1">301 · </text:span><text:span text:style-name="Style2">خواندن (خان) · </text:span><text:span text:style-name="Style3">xāndan (xān) · </text:span><text:span text:style-name="Style4">lesen; lernen; studieren; singen · </text:span><text:span text:style-name="Style5">read; study; sing · </text:span><text:span text:style-name="Style6">чтения; исследования; петь · </text:span><text:span text:style-name="Style7">чтения; узнать; исследования; петь</text:span></text:p>
      <text:p text:style-name="Text_20_body"><text:span text:style-name="Style1">302 · </text:span><text:span text:style-name="Style2">خانواده · </text:span><text:span text:style-name="Style3">xānevāde · </text:span><text:span text:style-name="Style4">Familie f · </text:span><text:span text:style-name="Style5">family · </text:span><text:span text:style-name="Style6">семья · </text:span><text:span text:style-name="Style7">Семейство f</text:span></text:p>
      <text:p text:style-name="Text_20_body"><text:span text:style-name="Style1">303 · </text:span><text:span text:style-name="Style2">خارید · </text:span><text:span text:style-name="Style3">xarid · </text:span><text:span text:style-name="Style4">Einkauf m; Kauf m · </text:span><text:span text:style-name="Style5">shopping; buying · </text:span><text:span text:style-name="Style6">магазины; покупка · </text:span><text:span text:style-name="Style7">Покупки м; Покупка м</text:span></text:p>
      <text:p text:style-name="Text_20_body"><text:span text:style-name="Style1">304 · </text:span><text:span text:style-name="Style2">خریدن (خر) · </text:span><text:span text:style-name="Style3">xaridan (xar) · </text:span><text:span text:style-name="Style4">kaufen · </text:span><text:span text:style-name="Style5">buy · </text:span><text:span text:style-name="Style6">купить · </text:span><text:span text:style-name="Style7">купить</text:span></text:p>
      <text:p text:style-name="Text_20_body"><text:span text:style-name="Style1">305 · </text:span><text:span text:style-name="Style2">یاد · </text:span><text:span text:style-name="Style3">yād · </text:span><text:span text:style-name="Style4">Erinnerung f; Gedächtnis n · </text:span><text:span text:style-name="Style5">memory · </text:span><text:span text:style-name="Style6">память · </text:span><text:span text:style-name="Style7">Напоминание f; Память n</text:span></text:p>
      <text:p text:style-name="Text_20_body"><text:span text:style-name="Style1">306 · </text:span><text:span text:style-name="Style2">یک‌کم · </text:span><text:span text:style-name="Style3">yekkam · </text:span><text:span text:style-name="Style4">ein wenig · </text:span><text:span text:style-name="Style5">a little · </text:span><text:span text:style-name="Style6">немного · </text:span><text:span text:style-name="Style7">немного</text:span></text:p>
      <text:p text:style-name="Text_20_body"><text:span text:style-name="Style1">307 · </text:span><text:span text:style-name="Style2">زن · </text:span><text:span text:style-name="Style3">zan · </text:span><text:span text:style-name="Style4">Ehefrau f; Frau f · </text:span><text:span text:style-name="Style5">woman; wife · </text:span><text:span text:style-name="Style6">женщина; жена · </text:span><text:span text:style-name="Style7">Жена f; Г-жа Ф.</text:span></text:p>
      <text:p text:style-name="Text_20_body"><text:span text:style-name="Style1">308 · </text:span><text:span text:style-name="Style2">درس · </text:span><text:span text:style-name="Style3">Dars-e · </text:span><text:span text:style-name="Style4">4 · </text:span><text:span text:style-name="Style5">4 · </text:span><text:span text:style-name="Style6">4 · </text:span><text:span text:style-name="Style7">4</text:span></text:p>
      <text:p text:style-name="Text_20_body"><text:span text:style-name="Style1">309 · </text:span><text:span text:style-name="Style2">آدینه · </text:span><text:span text:style-name="Style3">ādine · </text:span><text:span text:style-name="Style4">Freitag m · </text:span><text:span text:style-name="Style5">Friday · </text:span><text:span text:style-name="Style6">пятница · </text:span><text:span text:style-name="Style7">Пятница m</text:span></text:p>
      <text:p text:style-name="Text_20_body"><text:soft-page-break/><text:span text:style-name="Style1">310 · </text:span><text:span text:style-name="Style2">آدرس · </text:span><text:span text:style-name="Style3">ādres · </text:span><text:span text:style-name="Style4">Adresse f; Anschrift f · </text:span><text:span text:style-name="Style5">address · </text:span><text:span text:style-name="Style6">адрес · </text:span><text:span text:style-name="Style7">Адрес f; Адрес f</text:span></text:p>
      <text:p text:style-name="Text_20_body"><text:span text:style-name="Style1">311 · </text:span><text:span text:style-name="Style2">ادویه · </text:span><text:span text:style-name="Style3">adviye · </text:span><text:span text:style-name="Style4">Gewürze n/pl · </text:span><text:span text:style-name="Style5">spices · </text:span><text:span text:style-name="Style6">специи · </text:span><text:span text:style-name="Style7">Специи n / pl</text:span></text:p>
      <text:p text:style-name="Text_20_body"><text:span text:style-name="Style1">312 · </text:span><text:span text:style-name="Style2">البته · </text:span><text:span text:style-name="Style3">albatte · </text:span><text:span text:style-name="Style4">natürlich; selbstverständlich; jedoch · </text:span><text:span text:style-name="Style5">of course · </text:span><text:span text:style-name="Style6">конечно, · </text:span><text:span text:style-name="Style7">конечно; конечно; однако</text:span></text:p>
      <text:p text:style-name="Text_20_body"><text:span text:style-name="Style1">313 · </text:span><text:span text:style-name="Style2">آلوده · </text:span><text:span text:style-name="Style3">ālude · </text:span><text:span text:style-name="Style4">beschmutzt; schmutzig · </text:span><text:span text:style-name="Style5">septic; unclean · </text:span><text:span text:style-name="Style6">септический; нечистый · </text:span><text:span text:style-name="Style7">загрязняется; грязный</text:span></text:p>
      <text:p text:style-name="Text_20_body"><text:span text:style-name="Style1">314 · </text:span><text:span text:style-name="Style2">آمادگی · </text:span><text:span text:style-name="Style3">āmādegi · </text:span><text:span text:style-name="Style4">Bereitschaft f; Vorbereitung f · </text:span><text:span text:style-name="Style5">readiness · </text:span><text:span text:style-name="Style6">готовность · </text:span><text:span text:style-name="Style7">Готовность f; Подготовка f</text:span></text:p>
      <text:p text:style-name="Text_20_body"><text:span text:style-name="Style1">315 · </text:span><text:span text:style-name="Style2">آن · </text:span><text:span text:style-name="Style3">ān · </text:span><text:span text:style-name="Style4">es; jene(r)[s]; Moment m · </text:span><text:span text:style-name="Style5">that; moment · </text:span><text:span text:style-name="Style6">что; момент · </text:span><text:span text:style-name="Style7">она; те, (г) [с]; Момент m</text:span></text:p>
      <text:p text:style-name="Text_20_body"><text:span text:style-name="Style1">316 · </text:span><text:span text:style-name="Style2">آنجا · </text:span><text:span text:style-name="Style3">ānjā · </text:span><text:span text:style-name="Style4">da; dort · </text:span><text:span text:style-name="Style5">there · </text:span><text:span text:style-name="Style6">там · </text:span><text:span text:style-name="Style7">там; там</text:span></text:p>
      <text:p text:style-name="Text_20_body"><text:span text:style-name="Style1">317 · </text:span><text:span text:style-name="Style2">آرایه‌‌س گه · </text:span><text:span text:style-name="Style3">ārāyešgāh · </text:span><text:span text:style-name="Style4">Frisiersalon m; Friseursalon m · </text:span><text:span text:style-name="Style5">hairdresser’s; beauty shop · </text:span><text:span text:style-name="Style6">парикмахерская; салон красоты · </text:span><text:span text:style-name="Style7">Парикмахерская m; Парикмахерская m</text:span></text:p>
      <text:p text:style-name="Text_20_body"><text:span text:style-name="Style1">318 · </text:span><text:span text:style-name="Style2">آسان · </text:span><text:span text:style-name="Style3">āsān · </text:span><text:span text:style-name="Style4">leicht · </text:span><text:span text:style-name="Style5">easy · </text:span><text:span text:style-name="Style6">легко · </text:span><text:span text:style-name="Style7">легко</text:span></text:p>
      <text:p text:style-name="Text_20_body"><text:span text:style-name="Style1">319 · </text:span><text:span text:style-name="Style2">عطا‌س · </text:span><text:span text:style-name="Style3">ātaš · </text:span><text:span text:style-name="Style4">Feuer n · </text:span><text:span text:style-name="Style5">fire · </text:span><text:span text:style-name="Style6">огонь · </text:span><text:span text:style-name="Style7">Пожар</text:span></text:p>
      <text:p text:style-name="Text_20_body"><text:span text:style-name="Style1">320 · </text:span><text:span text:style-name="Style2">باهو‌س · </text:span><text:span text:style-name="Style3">bāhuš · </text:span><text:span text:style-name="Style4">intelligent; klug · </text:span><text:span text:style-name="Style5">clever; intelligent · </text:span><text:span text:style-name="Style6">умный; умный · </text:span><text:span text:style-name="Style7">умный; мудрый</text:span></text:p>
      <text:p text:style-name="Text_20_body"><text:span text:style-name="Style1">321 · </text:span><text:span text:style-name="Style2">بسته · </text:span><text:span text:style-name="Style3">baste · </text:span><text:span text:style-name="Style4">geschlossen; Paket n · </text:span><text:span text:style-name="Style5">closed; package · </text:span><text:span text:style-name="Style6">закрыто; пакет · </text:span><text:span text:style-name="Style7">закрыто; Пакет n</text:span></text:p>
      <text:p text:style-name="Text_20_body"><text:span text:style-name="Style1">322 · </text:span><text:span text:style-name="Style2">بازار · </text:span><text:span text:style-name="Style3">bāzār · </text:span><text:span text:style-name="Style4">Basar m; Markt m · </text:span><text:span text:style-name="Style5">market; bazaar · </text:span><text:span text:style-name="Style6">рынок; базар · </text:span><text:span text:style-name="Style7">Базар м; Рынок м</text:span></text:p>
      <text:p text:style-name="Text_20_body"><text:span text:style-name="Style1">323 · </text:span><text:span text:style-name="Style2">برج · </text:span><text:span text:style-name="Style3">borj · </text:span><text:span text:style-name="Style4">Tower m; Turm m · </text:span><text:span text:style-name="Style5">tower · </text:span><text:span text:style-name="Style6">башня · </text:span><text:span text:style-name="Style7">Башня m; Башня m</text:span></text:p>
      <text:p text:style-name="Text_20_body"><text:span text:style-name="Style1">324 · </text:span><text:span text:style-name="Style2">بوق · </text:span><text:span text:style-name="Style3">buq · </text:span><text:span text:style-name="Style4">Hupe f · </text:span><text:span text:style-name="Style5">horn · </text:span><text:span text:style-name="Style6">рог · </text:span><text:span text:style-name="Style7">Рог f</text:span></text:p>
      <text:p text:style-name="Text_20_body"><text:span text:style-name="Style1">325 · </text:span><text:span text:style-name="Style2">چهارپا · </text:span><text:span text:style-name="Style3">cāhārpā · </text:span><text:span text:style-name="Style4">Vierfüßler m · </text:span><text:span text:style-name="Style5">quadruped · </text:span><text:span text:style-name="Style6">четвероногий · </text:span><text:span text:style-name="Style7">Квадратичный м</text:span></text:p>
      <text:p text:style-name="Text_20_body"><text:span text:style-name="Style1">326 · </text:span><text:span text:style-name="Style2">چهار س انبه · </text:span><text:span text:style-name="Style3">cāhāršanbe · </text:span><text:span text:style-name="Style4">Mittwoch m · </text:span><text:span text:style-name="Style5">Wednesday · </text:span><text:span text:style-name="Style6">среда · </text:span><text:span text:style-name="Style7">Среда m</text:span></text:p>
      <text:p text:style-name="Text_20_body"><text:span text:style-name="Style1">327 · </text:span><text:span text:style-name="Style2">چه · </text:span><text:span text:style-name="Style3">ce · </text:span><text:span text:style-name="Style4">was; was für ein · </text:span><text:span text:style-name="Style5">what; what for · </text:span><text:span text:style-name="Style6">то, что; зачем · </text:span><text:span text:style-name="Style7">то, что; что за</text:span></text:p>
      <text:p text:style-name="Text_20_body"><text:span text:style-name="Style1">328 · </text:span><text:span text:style-name="Style2">چشم · </text:span><text:span text:style-name="Style3">cešm · </text:span><text:span text:style-name="Style4">Auge n · </text:span><text:span text:style-name="Style5">eye · </text:span><text:span text:style-name="Style6">глаз · </text:span><text:span text:style-name="Style7">Eye n</text:span></text:p>
      <text:p text:style-name="Text_20_body"><text:span text:style-name="Style1">329 · </text:span><text:span text:style-name="Style2">دادن (د) · </text:span><text:span text:style-name="Style3">dādan (deh) · </text:span><text:span text:style-name="Style4">geben · </text:span><text:span text:style-name="Style5">give · </text:span><text:span text:style-name="Style6">дать · </text:span><text:span text:style-name="Style7">дать</text:span></text:p>
      <text:p text:style-name="Text_20_body"><text:span text:style-name="Style1">330 · </text:span><text:span text:style-name="Style2">دادگاه · </text:span><text:span text:style-name="Style3">dādgāh · </text:span><text:span text:style-name="Style4">Gericht n · </text:span><text:span text:style-name="Style5">court · </text:span><text:span text:style-name="Style6">суд · </text:span><text:span text:style-name="Style7">Суд n</text:span></text:p>
      <text:p text:style-name="Text_20_body"><text:span text:style-name="Style1">331 · </text:span><text:span text:style-name="Style2">دامنه · </text:span><text:span text:style-name="Style3">dāmane · </text:span><text:span text:style-name="Style4">Domäne f · </text:span><text:span text:style-name="Style5">domain · </text:span><text:span text:style-name="Style6">домен · </text:span><text:span text:style-name="Style7">Домен f</text:span></text:p>
      <text:p text:style-name="Text_20_body"><text:span text:style-name="Style1">332 · </text:span><text:span text:style-name="Style2">دانه‌‌س کده · </text:span><text:span text:style-name="Style3">dāneškade · </text:span><text:span text:style-name="Style4">Fakultät f · </text:span><text:span text:style-name="Style5">faculty · </text:span><text:span text:style-name="Style6">факультет · </text:span><text:span text:style-name="Style7">Факультет f</text:span></text:p>
      <text:p text:style-name="Text_20_body"><text:span text:style-name="Style1">333 · </text:span><text:span text:style-name="Style2">دان اسمند · </text:span><text:span text:style-name="Style3">dānešmand · </text:span><text:span text:style-name="Style4">Wissenschaftler(in f) m · </text:span><text:span text:style-name="Style5">scientist · </text:span><text:span text:style-name="Style6">ученый · </text:span><text:span text:style-name="Style7">Ученый (в f) м</text:span></text:p>
      <text:p text:style-name="Text_20_body"><text:span text:style-name="Style1">334 · </text:span><text:span text:style-name="Style2">درمانگاه · </text:span><text:span text:style-name="Style3">darmāngāh · </text:span><text:span text:style-name="Style4">Klinik f · </text:span><text:span text:style-name="Style5">clinic · </text:span><text:span text:style-name="Style6">клиника · </text:span><text:span text:style-name="Style7">Клиника f</text:span></text:p>
      <text:p text:style-name="Text_20_body"><text:span text:style-name="Style1">335 · </text:span><text:span text:style-name="Style2">دره · </text:span><text:span text:style-name="Style3">darre · </text:span><text:span text:style-name="Style4">Tal n · </text:span><text:span text:style-name="Style5">valley · </text:span><text:span text:style-name="Style6">долина · </text:span><text:span text:style-name="Style7">Долина п</text:span></text:p>
      <text:p text:style-name="Text_20_body"><text:span text:style-name="Style1">336 · </text:span><text:span text:style-name="Style2">درس خواندن (خان) · </text:span><text:span text:style-name="Style3">dars xāndan (xān) · </text:span><text:span text:style-name="Style4">studieren; lernen · </text:span><text:span text:style-name="Style5">study; learn · </text:span><text:span text:style-name="Style6">исследования; учиться · </text:span><text:span text:style-name="Style7">исследования; учиться</text:span></text:p>
      <text:p text:style-name="Text_20_body"><text:span text:style-name="Style1">337 · </text:span><text:span text:style-name="Style2">دریاچه · </text:span><text:span text:style-name="Style3">daryāce · </text:span><text:span text:style-name="Style4">See m · </text:span><text:span text:style-name="Style5">lake · </text:span><text:span text:style-name="Style6">озеро · </text:span><text:span text:style-name="Style7">Озеро m</text:span></text:p>
      <text:p text:style-name="Text_20_body"><text:span text:style-name="Style1">338 · </text:span><text:span text:style-name="Style2">دل‌پذیر · </text:span><text:span text:style-name="Style3">delpazir · </text:span><text:span text:style-name="Style4">angenehm; schön · </text:span><text:span text:style-name="Style5">pleasant; lovely · </text:span><text:span text:style-name="Style6">приятный; прекрасный · </text:span><text:span text:style-name="Style7">приятный; красивый</text:span></text:p>
      <text:p text:style-name="Text_20_body"><text:span text:style-name="Style1">339 · </text:span><text:span text:style-name="Style2">درخت · </text:span><text:span text:style-name="Style3">deraxt · </text:span><text:span text:style-name="Style4">Baum m · </text:span><text:span text:style-name="Style5">tree · </text:span><text:span text:style-name="Style6">дерево · </text:span><text:span text:style-name="Style7">Дерево m</text:span></text:p>
      <text:p text:style-name="Text_20_body"><text:span text:style-name="Style1">340 · </text:span><text:span text:style-name="Style2">دوس انبه · </text:span><text:span text:style-name="Style3">došanbe · </text:span><text:span text:style-name="Style4">Montag m · </text:span><text:span text:style-name="Style5">Monday · </text:span><text:span text:style-name="Style6">понедельник · </text:span><text:span text:style-name="Style7">Понедельник м</text:span></text:p>
      <text:p text:style-name="Text_20_body"><text:span text:style-name="Style1">341 · </text:span><text:span text:style-name="Style2">امتحان گرفتن (گیر) · </text:span><text:span text:style-name="Style3">emtehān gereftan (gir) <text:s/>· </text:span><text:span text:style-name="Style4">eine Prüfung durchführen · </text:span><text:span text:style-name="Style5">carry out anexam · </text:span><text:span text:style-name="Style6">выполнять anexam · </text:span><text:span text:style-name="Style7">провести экспертизу</text:span></text:p>
      <text:p text:style-name="Text_20_body"><text:span text:style-name="Style1">342 · </text:span><text:span text:style-name="Style2">اس کل · </text:span><text:span text:style-name="Style3">eškāl · </text:span><text:span text:style-name="Style4">Fehler m; Mangel m · </text:span><text:span text:style-name="Style5">fault; defect · </text:span><text:span text:style-name="Style6">неисправность; дефект · </text:span><text:span text:style-name="Style7">Ошибка m; Недостаток m</text:span></text:p>
      <text:p text:style-name="Text_20_body"><text:span text:style-name="Style1">343 · </text:span><text:span text:style-name="Style2">اسکی · </text:span><text:span text:style-name="Style3">eski · </text:span><text:span text:style-name="Style4">Ski m · </text:span><text:span text:style-name="Style5">ski · </text:span><text:span text:style-name="Style6">лыжа · </text:span><text:span text:style-name="Style7">Лыжный м</text:span></text:p>
      <text:p text:style-name="Text_20_body"><text:span text:style-name="Style1">344 · </text:span><text:span text:style-name="Style2">فارس · </text:span><text:span text:style-name="Style3">farš · </text:span><text:span text:style-name="Style4">Teppich m · </text:span><text:span text:style-name="Style5">carpet; rug · </text:span><text:span text:style-name="Style6">ковровое покрытие; коврик · </text:span><text:span text:style-name="Style7">Ковровое покрытие</text:span></text:p>
      <text:p text:style-name="Text_20_body"><text:span text:style-name="Style1">345 · </text:span><text:span text:style-name="Style2">گران‌بها · </text:span><text:span text:style-name="Style3">gerānbahā · </text:span><text:span text:style-name="Style4">kostbar; wertvoll · </text:span><text:span text:style-name="Style5">precious; valuable · </text:span><text:span text:style-name="Style6">драгоценный; ценный · </text:span><text:span text:style-name="Style7">драгоценный; ценный</text:span></text:p>
      <text:p text:style-name="Text_20_body"><text:span text:style-name="Style1">346 · </text:span><text:span text:style-name="Style2">همه‌جا · </text:span><text:span text:style-name="Style3">hamejā · </text:span><text:span text:style-name="Style4">überall · </text:span><text:span text:style-name="Style5">everywhere; overall · </text:span><text:span text:style-name="Style6">везде; в целом · </text:span><text:span text:style-name="Style7">везде</text:span></text:p>
      <text:p text:style-name="Text_20_body"><text:span text:style-name="Style1">347 · </text:span><text:span text:style-name="Style2">جدید · </text:span><text:span text:style-name="Style3">jadid · </text:span><text:span text:style-name="Style4">neu; modern · </text:span><text:span text:style-name="Style5">new; modern · </text:span><text:span text:style-name="Style6">новый; современный · </text:span><text:span text:style-name="Style7">новый; современный</text:span></text:p>
      <text:p text:style-name="Text_20_body"><text:span text:style-name="Style1">348 · </text:span><text:span text:style-name="Style2">جالب · </text:span><text:span text:style-name="Style3">jāleb · </text:span><text:span text:style-name="Style4">interessant; sehenswert · </text:span><text:span text:style-name="Style5">interesting; attractive · </text:span><text:span text:style-name="Style6">интересно; привлекательный · </text:span><text:span text:style-name="Style7">интересно; стоит посмотреть</text:span></text:p>
      <text:p text:style-name="Text_20_body"><text:span text:style-name="Style1">349 · </text:span><text:span text:style-name="Style2">جواهرات · </text:span><text:span text:style-name="Style3">javāherāt · </text:span><text:span text:style-name="Style4">Schmuck m; Juwelen pl · </text:span><text:span text:style-name="Style5">jewellery · </text:span><text:span text:style-name="Style6">ювелирные изделия · </text:span><text:span text:style-name="Style7">Ювелирные изделия m; Драгоценности pl</text:span></text:p>
      <text:p text:style-name="Text_20_body"><text:span text:style-name="Style1">350 · </text:span><text:span text:style-name="Style2">جو‌مه · </text:span><text:span text:style-name="Style3">jom’e · </text:span><text:span text:style-name="Style4">Freitag m · </text:span><text:span text:style-name="Style5">Friday · </text:span><text:span text:style-name="Style6">пятница · </text:span><text:span text:style-name="Style7">Пятница m</text:span></text:p>
      <text:p text:style-name="Text_20_body"><text:span text:style-name="Style1">351 · </text:span><text:span text:style-name="Style2">جنوبی · </text:span><text:span text:style-name="Style3">jonubi · </text:span><text:span text:style-name="Style4">südlich · </text:span><text:span text:style-name="Style5">southern; south · </text:span><text:span text:style-name="Style6">южный; юг · </text:span><text:span text:style-name="Style7">юг</text:span></text:p>
      <text:p text:style-name="Text_20_body"><text:span text:style-name="Style1">352 · </text:span><text:span text:style-name="Style2">کلانتری · </text:span><text:span text:style-name="Style3">kalāntari · </text:span><text:span text:style-name="Style4">Polizeistation f · </text:span><text:span text:style-name="Style5">police station · </text:span><text:span text:style-name="Style6">полицейский участок · </text:span><text:span text:style-name="Style7">Полицейский участок f</text:span></text:p>
      <text:p text:style-name="Text_20_body"><text:span text:style-name="Style1">353 · </text:span><text:span text:style-name="Style2">کم · </text:span><text:span text:style-name="Style3">kam · </text:span><text:span text:style-name="Style4">wenig; gering · </text:span><text:span text:style-name="Style5">little; few; low · </text:span><text:span text:style-name="Style6">мало; мало; низкий · </text:span><text:span text:style-name="Style7">мало; низкий</text:span></text:p>
      <text:p text:style-name="Text_20_body"><text:span text:style-name="Style1">354 · </text:span><text:span text:style-name="Style2">کم‌آبی‌س · </text:span><text:span text:style-name="Style3">kamābiš · </text:span><text:span text:style-name="Style4">nahezu; fast · </text:span><text:span text:style-name="Style5">almost; nearly · </text:span><text:span text:style-name="Style6">почти; почти · </text:span><text:span text:style-name="Style7">почти; почти</text:span></text:p>
      <text:p text:style-name="Text_20_body"><text:span text:style-name="Style1">355 · </text:span><text:span text:style-name="Style2">کار کردن (کن) · </text:span><text:span text:style-name="Style3">kār kardan (kon) · </text:span><text:span text:style-name="Style4">arbeiten; funktionieren · </text:span><text:span text:style-name="Style5">work; function · </text:span><text:span text:style-name="Style6">работать; функция · </text:span><text:span text:style-name="Style7">работать; функция</text:span></text:p>
      <text:p text:style-name="Text_20_body"><text:span text:style-name="Style1">356 · </text:span><text:span text:style-name="Style2">کارخانه · </text:span><text:span text:style-name="Style3">kārxāne · </text:span><text:span text:style-name="Style4">Betrieb m; Fabrik f; Werk n · </text:span><text:span text:style-name="Style5">factory; company · </text:span><text:span text:style-name="Style6">завод; компания · </text:span><text:span text:style-name="Style7">Операция m; Фабрика f; Завод n</text:span></text:p>
      <text:p text:style-name="Text_20_body"><text:span text:style-name="Style1">357 · </text:span><text:span text:style-name="Style2">کاخ موزه · </text:span><text:span text:style-name="Style3">kāxmuze · </text:span><text:span text:style-name="Style4">Palastmuseum n · </text:span><text:span text:style-name="Style5">palace museum · </text:span><text:span text:style-name="Style6">музей дворца · </text:span><text:span text:style-name="Style7">Музей дворца n</text:span></text:p>
      <text:p text:style-name="Text_20_body"><text:span text:style-name="Style1">358 · </text:span><text:span text:style-name="Style2">که · </text:span><text:span text:style-name="Style3">ke · </text:span><text:span text:style-name="Style4">dass; wer · </text:span><text:span text:style-name="Style5">that; who · </text:span><text:span text:style-name="Style6">что; кто · </text:span><text:span text:style-name="Style7">что; кто</text:span></text:p>
      <text:p text:style-name="Text_20_body"><text:span text:style-name="Style1">359 · </text:span><text:span text:style-name="Style2">کسا ورز · </text:span><text:span text:style-name="Style3">kešāvarz · </text:span><text:span text:style-name="Style4">Bauer m; Landwirt m · </text:span><text:span text:style-name="Style5">farmer · </text:span><text:span text:style-name="Style6">фермер · </text:span><text:span text:style-name="Style7">Фермер m; Фермер м</text:span></text:p>
      <text:p text:style-name="Text_20_body"><text:span text:style-name="Style1">360 · </text:span><text:span text:style-name="Style2">کوچک · </text:span><text:span text:style-name="Style3">kucak · </text:span><text:span text:style-name="Style4">klein · </text:span><text:span text:style-name="Style5">small; little · </text:span><text:span text:style-name="Style6">маленький; немного · </text:span><text:span text:style-name="Style7">маленький</text:span></text:p>
      <text:p text:style-name="Text_20_body"><text:span text:style-name="Style1">361 · </text:span><text:span text:style-name="Style2">کوچه · </text:span><text:span text:style-name="Style3">kuce · </text:span><text:span text:style-name="Style4">Gasse f; Straße f · </text:span><text:span text:style-name="Style5">alley; street · </text:span><text:span text:style-name="Style6">аллея; улица · </text:span><text:span text:style-name="Style7">Аллея f; Улица f</text:span></text:p>
      <text:p text:style-name="Text_20_body"><text:soft-page-break/><text:span text:style-name="Style1">362 · </text:span><text:span text:style-name="Style2">محل(l) · </text:span><text:span text:style-name="Style3">mahal(l) · </text:span><text:span text:style-name="Style4">Lage f; Ort m; Platz m; Stelle f · </text:span><text:span text:style-name="Style5">location; site; place; locality · </text:span><text:span text:style-name="Style6">место нахождения; сайт; место; местонахождение · </text:span><text:span text:style-name="Style7">Местоположение f; Место m; Место m; Место f</text:span></text:p>
      <text:p text:style-name="Text_20_body"><text:span text:style-name="Style1">363 · </text:span><text:span text:style-name="Style2">مرد · </text:span><text:span text:style-name="Style3">mard · </text:span><text:span text:style-name="Style4">Mann m · </text:span><text:span text:style-name="Style5">man · </text:span><text:span text:style-name="Style6">человек · </text:span><text:span text:style-name="Style7">Мужчина m</text:span></text:p>
      <text:p text:style-name="Text_20_body"><text:span text:style-name="Style1">364 · </text:span><text:span text:style-name="Style2">مردم · </text:span><text:span text:style-name="Style3">mardom · </text:span><text:span text:style-name="Style4">Leute pl; Bevölkerung f; Volk n · </text:span><text:span text:style-name="Style5">people · </text:span><text:span text:style-name="Style6">люди · </text:span><text:span text:style-name="Style7">Люди pl; Население f; Люди n</text:span></text:p>
      <text:p text:style-name="Text_20_body"><text:span text:style-name="Style1">365 · </text:span><text:span text:style-name="Style2">مطب · </text:span><text:span text:style-name="Style3">matab · </text:span><text:span text:style-name="Style4">Praxis f · </text:span><text:span text:style-name="Style5">doctor’s office · </text:span><text:span text:style-name="Style6">кабинет врача · </text:span><text:span text:style-name="Style7">Практика f</text:span></text:p>
      <text:p text:style-name="Text_20_body"><text:span text:style-name="Style1">366 · </text:span><text:span text:style-name="Style2">مهمان‌نواز · </text:span><text:span text:style-name="Style3">mehmānnavāz · </text:span><text:span text:style-name="Style4">gastfreundlich · </text:span><text:span text:style-name="Style5">hospitable · </text:span><text:span text:style-name="Style6">гостеприимный · </text:span><text:span text:style-name="Style7">гостеприимный</text:span></text:p>
      <text:p text:style-name="Text_20_body"><text:span text:style-name="Style1">367 · </text:span><text:span text:style-name="Style2">ملت · </text:span><text:span text:style-name="Style3">mellat · </text:span><text:span text:style-name="Style4">Nation f · </text:span><text:span text:style-name="Style5">nation · </text:span><text:span text:style-name="Style6">нация · </text:span><text:span text:style-name="Style7">Нация f</text:span></text:p>
      <text:p text:style-name="Text_20_body"><text:span text:style-name="Style1">368 · </text:span><text:span text:style-name="Style2">ملی · </text:span><text:span text:style-name="Style3">melli · </text:span><text:span text:style-name="Style4">national · </text:span><text:span text:style-name="Style5">national · </text:span><text:span text:style-name="Style6">национальный · </text:span><text:span text:style-name="Style7">национальный</text:span></text:p>
      <text:p text:style-name="Text_20_body"><text:span text:style-name="Style1">369 · </text:span><text:span text:style-name="Style2">میز · </text:span><text:span text:style-name="Style3">miz · </text:span><text:span text:style-name="Style4">Tisch m · </text:span><text:span text:style-name="Style5">desk; table · </text:span><text:span text:style-name="Style6">письменный стол; стол · </text:span><text:span text:style-name="Style7">Таблица m</text:span></text:p>
      <text:p text:style-name="Text_20_body"><text:span text:style-name="Style1">370 · </text:span><text:span text:style-name="Style2">مهم(م) · </text:span><text:span text:style-name="Style3">mohem(m) · </text:span><text:span text:style-name="Style4">wichtig; bedeutend · </text:span><text:span text:style-name="Style5">important; significant · </text:span><text:span text:style-name="Style6">важно; значительное · </text:span><text:span text:style-name="Style7">важно; существенно</text:span></text:p>
      <text:p text:style-name="Text_20_body"><text:span text:style-name="Style1">371 · </text:span><text:span text:style-name="Style2">مناسب · </text:span><text:span text:style-name="Style3">monāseb · </text:span><text:span text:style-name="Style4">geeignet; günstig · </text:span><text:span text:style-name="Style5">appropriate · </text:span><text:span text:style-name="Style6">соответствующий · </text:span><text:span text:style-name="Style7">подходит; благоприятный</text:span></text:p>
      <text:p text:style-name="Text_20_body"><text:span text:style-name="Style1">372 · </text:span><text:span text:style-name="Style2">م انسی · </text:span><text:span text:style-name="Style3">monši · </text:span><text:span text:style-name="Style4">Sekretär(in f) m · </text:span><text:span text:style-name="Style5">secretary · </text:span><text:span text:style-name="Style6">секретарь · </text:span><text:span text:style-name="Style7">Секретарь (в) f</text:span></text:p>
      <text:p text:style-name="Text_20_body"><text:span text:style-name="Style1">373 · </text:span><text:span text:style-name="Style2">مو‌س کل · </text:span><text:span text:style-name="Style3">moškel · </text:span><text:span text:style-name="Style4">schwer; Problem n · </text:span><text:span text:style-name="Style5">difficult; problem · </text:span><text:span text:style-name="Style6">трудно; проблема · </text:span><text:span text:style-name="Style7">тяжелый; Задача n</text:span></text:p>
      <text:p text:style-name="Text_20_body"><text:span text:style-name="Style1">374 · </text:span><text:span text:style-name="Style2">متاسفانه · </text:span><text:span text:style-name="Style3">moteassefāne · </text:span><text:span text:style-name="Style4">leider · </text:span><text:span text:style-name="Style5">unfortunately · </text:span><text:span text:style-name="Style6">к сожалению · </text:span><text:span text:style-name="Style7">к сожалению</text:span></text:p>
      <text:p text:style-name="Text_20_body"><text:span text:style-name="Style1">375 · </text:span><text:span text:style-name="Style2">موزه · </text:span><text:span text:style-name="Style3">muze · </text:span><text:span text:style-name="Style4">Museum n · </text:span><text:span text:style-name="Style5">museum · </text:span><text:span text:style-name="Style6">музей · </text:span><text:span text:style-name="Style7">Музей n</text:span></text:p>
      <text:p text:style-name="Text_20_body"><text:span text:style-name="Style1">376 · </text:span><text:span text:style-name="Style2">ن اسنه‌‌اس · </text:span><text:span text:style-name="Style3">nāšenās · </text:span><text:span text:style-name="Style4">fremd; unbekannt · </text:span><text:span text:style-name="Style5">unknown; foreign · </text:span><text:span text:style-name="Style6">неизвестно; иностранные · </text:span><text:span text:style-name="Style7">иностранец; неизвестный</text:span></text:p>
      <text:p text:style-name="Text_20_body"><text:span text:style-name="Style1">377 · </text:span><text:span text:style-name="Style2">نسیم · </text:span><text:span text:style-name="Style3">nasim · </text:span><text:span text:style-name="Style4">Brise f · </text:span><text:span text:style-name="Style5">breeze · </text:span><text:span text:style-name="Style6">ветер · </text:span><text:span text:style-name="Style7">Бриз f</text:span></text:p>
      <text:p text:style-name="Text_20_body"><text:span text:style-name="Style1">378 · </text:span><text:span text:style-name="Style2">نسا‌ن · </text:span><text:span text:style-name="Style3">nešān · </text:span><text:span text:style-name="Style4">Wahrzeichen n; Zeichen n · </text:span><text:span text:style-name="Style5">landmark; sign · </text:span><text:span text:style-name="Style6">ориентир; знак · </text:span><text:span text:style-name="Style7">Ориентир n; Характер n</text:span></text:p>
      <text:p text:style-name="Text_20_body"><text:span text:style-name="Style1">379 · </text:span><text:span text:style-name="Style2">ن ثانی · </text:span><text:span text:style-name="Style3">nešāni · </text:span><text:span text:style-name="Style4">Adresse f; Anschrift f · </text:span><text:span text:style-name="Style5">address · </text:span><text:span text:style-name="Style6">адрес · </text:span><text:span text:style-name="Style7">Адрес f; Адрес f</text:span></text:p>
      <text:p text:style-name="Text_20_body"><text:span text:style-name="Style1">380 · </text:span><text:span text:style-name="Style2">نسبتا · </text:span><text:span text:style-name="Style3">nesbatan · </text:span><text:span text:style-name="Style4">relativ; verhältnismäßig; ziemlich · </text:span><text:span text:style-name="Style5">relatively · </text:span><text:span text:style-name="Style6">относительно · </text:span><text:span text:style-name="Style7">относительно; соразмерный; довольно</text:span></text:p>
      <text:p text:style-name="Text_20_body"><text:span text:style-name="Style1">381 · </text:span><text:span text:style-name="Style2">نیز · </text:span><text:span text:style-name="Style3">niz · </text:span><text:span text:style-name="Style4">auch; ebenfalls · </text:span><text:span text:style-name="Style5">also; too · </text:span><text:span text:style-name="Style6">также; тоже · </text:span><text:span text:style-name="Style7">также; также</text:span></text:p>
      <text:p text:style-name="Text_20_body"><text:span text:style-name="Style1">382 · </text:span><text:span text:style-name="Style2">نقره · </text:span><text:span text:style-name="Style3">noqre · </text:span><text:span text:style-name="Style4">Silber n · </text:span><text:span text:style-name="Style5">silver · </text:span><text:span text:style-name="Style6">серебро · </text:span><text:span text:style-name="Style7">Серебряный n</text:span></text:p>
      <text:p text:style-name="Text_20_body"><text:span text:style-name="Style1">383 · </text:span><text:span text:style-name="Style2">اقیانوس · </text:span><text:span text:style-name="Style3">oqyānus · </text:span><text:span text:style-name="Style4">Ozean m · </text:span><text:span text:style-name="Style5">ocean · </text:span><text:span text:style-name="Style6">океан · </text:span><text:span text:style-name="Style7">Ocean m</text:span></text:p>
      <text:p text:style-name="Text_20_body"><text:span text:style-name="Style1">384 · </text:span><text:span text:style-name="Style2">پنج س انبه · </text:span><text:span text:style-name="Style3">panjšanbe · </text:span><text:span text:style-name="Style4">Donnerstag m · </text:span><text:span text:style-name="Style5">Thursday · </text:span><text:span text:style-name="Style6">четверг · </text:span><text:span text:style-name="Style7">Четверг m</text:span></text:p>
      <text:p text:style-name="Text_20_body"><text:span text:style-name="Style1">385 · </text:span><text:span text:style-name="Style2">پرنده · </text:span><text:span text:style-name="Style3">parande · </text:span><text:span text:style-name="Style4">Vogel m · </text:span><text:span text:style-name="Style5">bird · </text:span><text:span text:style-name="Style6">птица · </text:span><text:span text:style-name="Style7">Птица м</text:span></text:p>
      <text:p text:style-name="Text_20_body"><text:span text:style-name="Style1">386 · </text:span><text:span text:style-name="Style2">پارچه · </text:span><text:span text:style-name="Style3">pārce · </text:span><text:span text:style-name="Style4">Stoff m · </text:span><text:span text:style-name="Style5">textile · </text:span><text:span text:style-name="Style6">текстильный · </text:span><text:span text:style-name="Style7">Ткань m</text:span></text:p>
      <text:p text:style-name="Text_20_body"><text:span text:style-name="Style1">387 · </text:span><text:span text:style-name="Style2">پاسخ · </text:span><text:span text:style-name="Style3">pāsox · </text:span><text:span text:style-name="Style4">Antwort f · </text:span><text:span text:style-name="Style5">reply; answer · </text:span><text:span text:style-name="Style6">ответить; ответ · </text:span><text:span text:style-name="Style7">Ответ f</text:span></text:p>
      <text:p text:style-name="Text_20_body"><text:span text:style-name="Style1">388 · </text:span><text:span text:style-name="Style2">پلاک · </text:span><text:span text:style-name="Style3">pelāk · </text:span><text:span text:style-name="Style4">Schild n; Hausnummer f · </text:span><text:span text:style-name="Style5">plaque; house number · </text:span><text:span text:style-name="Style6">зубной налет; номер дома · </text:span><text:span text:style-name="Style7">Знак n; Номер дома f</text:span></text:p>
      <text:p text:style-name="Text_20_body"><text:span text:style-name="Style1">389 · </text:span><text:span text:style-name="Style2">قابله دیدن · </text:span><text:span text:style-name="Style3">qābeledidan · </text:span><text:span text:style-name="Style4">sichtbar · </text:span><text:span text:style-name="Style5">visible · </text:span><text:span text:style-name="Style6">видимый · </text:span><text:span text:style-name="Style7">видимый</text:span></text:p>
      <text:p text:style-name="Text_20_body"><text:span text:style-name="Style1">390 · </text:span><text:span text:style-name="Style2">قبول سودان (ساو، سو) · </text:span><text:span text:style-name="Style3">qabul šodan (šav, šow) · </text:span><text:span text:style-name="Style4">bestehen · </text:span><text:span text:style-name="Style5">pass · </text:span><text:span text:style-name="Style6">проходить · </text:span><text:span text:style-name="Style7">состоять</text:span></text:p>
      <text:p text:style-name="Text_20_body"><text:span text:style-name="Style1">391 · </text:span><text:span text:style-name="Style2">قفسه · </text:span><text:span text:style-name="Style3">qafase · </text:span><text:span text:style-name="Style4">Regal n · </text:span><text:span text:style-name="Style5">shelf · </text:span><text:span text:style-name="Style6">полка · </text:span><text:span text:style-name="Style7">Полка n</text:span></text:p>
      <text:p text:style-name="Text_20_body"><text:span text:style-name="Style1">392 · </text:span><text:span text:style-name="Style2">قالی · </text:span><text:span text:style-name="Style3">qāli · </text:span><text:span text:style-name="Style4">Teppich m · </text:span><text:span text:style-name="Style5">carpet; rug · </text:span><text:span text:style-name="Style6">ковровое покрытие; коврик · </text:span><text:span text:style-name="Style7">Ковровое покрытие</text:span></text:p>
      <text:p text:style-name="Text_20_body"><text:span text:style-name="Style1">393 · </text:span><text:span text:style-name="Style2">رستوران · </text:span><text:span text:style-name="Style3">resturān · </text:span><text:span text:style-name="Style4">Restaurant n · </text:span><text:span text:style-name="Style5">restaurant · </text:span><text:span text:style-name="Style6">ресторан · </text:span><text:span text:style-name="Style7">Ресторан n</text:span></text:p>
      <text:p text:style-name="Text_20_body"><text:span text:style-name="Style1">394 · </text:span><text:span text:style-name="Style2">روز · </text:span><text:span text:style-name="Style3">ruz · </text:span><text:span text:style-name="Style4">Tag m · </text:span><text:span text:style-name="Style5">day · </text:span><text:span text:style-name="Style6">день · </text:span><text:span text:style-name="Style7">День m</text:span></text:p>
      <text:p text:style-name="Text_20_body"><text:span text:style-name="Style1">395 · </text:span><text:span text:style-name="Style2">ث انبه · </text:span><text:span text:style-name="Style3">šanbe · </text:span><text:span text:style-name="Style4">Samstag m; Sonnabend m · </text:span><text:span text:style-name="Style5">Saturday · </text:span><text:span text:style-name="Style6">суббота · </text:span><text:span text:style-name="Style7">Суббота m; Суббота m</text:span></text:p>
      <text:p text:style-name="Text_20_body"><text:span text:style-name="Style1">396 · </text:span><text:span text:style-name="Style2">صندلی · </text:span><text:span text:style-name="Style3">sandali · </text:span><text:span text:style-name="Style4">Stuhl m · </text:span><text:span text:style-name="Style5">chair; seat · </text:span><text:span text:style-name="Style6">стул; сиденье · </text:span><text:span text:style-name="Style7">Стул м</text:span></text:p>
      <text:p text:style-name="Text_20_body"><text:span text:style-name="Style1">397 · </text:span><text:span text:style-name="Style2">سقف · </text:span><text:span text:style-name="Style3">saqf · </text:span><text:span text:style-name="Style4">Dach n; Decke f · </text:span><text:span text:style-name="Style5">ceiling; roof · </text:span><text:span text:style-name="Style6">потолок; крыша · </text:span><text:span text:style-name="Style7">Крыша п; Обложка f</text:span></text:p>
      <text:p text:style-name="Text_20_body"><text:span text:style-name="Style1">398 · </text:span><text:span text:style-name="Style2">سرما · </text:span><text:span text:style-name="Style3">sarmā · </text:span><text:span text:style-name="Style4">Frost m; Kälte f · </text:span><text:span text:style-name="Style5">frost; cold · </text:span><text:span text:style-name="Style6">мороз; простуда · </text:span><text:span text:style-name="Style7">Мороз; Холодный f</text:span></text:p>
      <text:p text:style-name="Text_20_body"><text:span text:style-name="Style1">399 · </text:span><text:span text:style-name="Style2">صخره · </text:span><text:span text:style-name="Style3">saxre · </text:span><text:span text:style-name="Style4">Fels m; Felsen m · </text:span><text:span text:style-name="Style5">cliff; rock · </text:span><text:span text:style-name="Style6">скалы; рок · </text:span><text:span text:style-name="Style7">Rock m; Скалы m</text:span></text:p>
      <text:p text:style-name="Text_20_body"><text:span text:style-name="Style1">400 · </text:span><text:span text:style-name="Style2">سخت‌گیر · </text:span><text:span text:style-name="Style3">saxtgir · </text:span><text:span text:style-name="Style4">hart; streng · </text:span><text:span text:style-name="Style5">hard; stringent · </text:span><text:span text:style-name="Style6">трудно; строгий · </text:span><text:span text:style-name="Style7">трудно; строго</text:span></text:p>
      <text:p text:style-name="Text_20_body"><text:span text:style-name="Style1">401 · </text:span><text:span text:style-name="Style2">سس انبه · </text:span><text:span text:style-name="Style3">sešanbe · </text:span><text:span text:style-name="Style4">Dienstag m · </text:span><text:span text:style-name="Style5">Tuesday · </text:span><text:span text:style-name="Style6">вторник · </text:span><text:span text:style-name="Style7">Вторник м</text:span></text:p>
      <text:p text:style-name="Text_20_body"><text:span text:style-name="Style1">402 · </text:span><text:span text:style-name="Style2">سیل · </text:span><text:span text:style-name="Style3">seyl · </text:span><text:span text:style-name="Style4">Flut f · </text:span><text:span text:style-name="Style5">flood · </text:span><text:span text:style-name="Style6">наводнение · </text:span><text:span text:style-name="Style7">Наводнение f</text:span></text:p>
      <text:p text:style-name="Text_20_body"><text:span text:style-name="Style1">403 · </text:span><text:span text:style-name="Style2">صبح · </text:span><text:span text:style-name="Style3">sobh · </text:span><text:span text:style-name="Style4">Morgen m; morgens · </text:span><text:span text:style-name="Style5">morning · </text:span><text:span text:style-name="Style6">утро · </text:span><text:span text:style-name="Style7">Утро m; утром</text:span></text:p>
      <text:p text:style-name="Text_20_body"><text:span text:style-name="Style1">404 · </text:span><text:span text:style-name="Style2">سمار · </text:span><text:span text:style-name="Style3">šomāre · </text:span><text:span text:style-name="Style4">Nummer f; Zahl f · </text:span><text:span text:style-name="Style5">number · </text:span><text:span text:style-name="Style6">число · </text:span><text:span text:style-name="Style7">Номер f; Число f</text:span></text:p>
      <text:p text:style-name="Text_20_body"><text:span text:style-name="Style1">405 · </text:span><text:span text:style-name="Style2">تا · </text:span><text:span text:style-name="Style3">tā · </text:span><text:span text:style-name="Style4">bis; damit; Stück n · </text:span><text:span text:style-name="Style5">till; until; piece; so that · </text:span><text:span text:style-name="Style6">до; до; шт; так что · </text:span><text:span text:style-name="Style7">вверх; поэтому; Piece n</text:span></text:p>
      <text:p text:style-name="Text_20_body"><text:span text:style-name="Style1">406 · </text:span><text:span text:style-name="Style2">تعمیرگاه · </text:span><text:span text:style-name="Style3">ta’mirgāh · </text:span><text:span text:style-name="Style4">Werkstatt f · </text:span><text:span text:style-name="Style5">garage; workshop · </text:span><text:span text:style-name="Style6">гараж; семинар · </text:span><text:span text:style-name="Style7">Семинар f</text:span></text:p>
      <text:p text:style-name="Text_20_body"><text:span text:style-name="Style1">407 · </text:span><text:span text:style-name="Style2">تابستان · </text:span><text:span text:style-name="Style3">tābestān · </text:span><text:span text:style-name="Style4">Sommer m · </text:span><text:span text:style-name="Style5">summer · </text:span><text:span text:style-name="Style6">лето · </text:span><text:span text:style-name="Style7">Лето m</text:span></text:p>
      <text:p text:style-name="Text_20_body"><text:span text:style-name="Style1">408 · </text:span><text:span text:style-name="Style2">تفریح · </text:span><text:span text:style-name="Style3">tafrih · </text:span><text:span text:style-name="Style4">Vergnügen n; Unterhaltung f · </text:span><text:span text:style-name="Style5">pleasure; amusement · </text:span><text:span text:style-name="Style6">удовольствие; развлечение · </text:span><text:span text:style-name="Style7">Удовольствие n; Развлечения f</text:span></text:p>
      <text:p text:style-name="Text_20_body"><text:span text:style-name="Style1">409 · </text:span><text:span text:style-name="Style2">طلا · </text:span><text:span text:style-name="Style3">talā · </text:span><text:span text:style-name="Style4">Gold n · </text:span><text:span text:style-name="Style5">gold · </text:span><text:span text:style-name="Style6">золото · </text:span><text:span text:style-name="Style7">Золото n</text:span></text:p>
      <text:p text:style-name="Text_20_body"><text:span text:style-name="Style1">410 · </text:span><text:span text:style-name="Style2">تقریبا · </text:span><text:span text:style-name="Style3">taqriban · </text:span><text:span text:style-name="Style4">ungefähr; fast; zirka · </text:span><text:span text:style-name="Style5">almost; nearly; about · </text:span><text:span text:style-name="Style6">почти; почти; о · </text:span><text:span text:style-name="Style7">о; почти; о</text:span></text:p>
      <text:p text:style-name="Text_20_body"><text:span text:style-name="Style1">411 · </text:span><text:span text:style-name="Style2">ترسیدن (ترس) · </text:span><text:span text:style-name="Style3">tarsidan (tars) · </text:span><text:span text:style-name="Style4">Angst haben; sich fürchten · </text:span><text:span text:style-name="Style5">fear · </text:span><text:span text:style-name="Style6">страх · </text:span><text:span text:style-name="Style7">Бояться; бояться</text:span></text:p>
      <text:p text:style-name="Text_20_body"><text:span text:style-name="Style1">412 · </text:span><text:span text:style-name="Style2">تازی · </text:span><text:span text:style-name="Style3">tāzi · </text:span><text:span text:style-name="Style4">Araber m · </text:span><text:span text:style-name="Style5">Arab · </text:span><text:span text:style-name="Style6">араб · </text:span><text:span text:style-name="Style7">Арабский м</text:span></text:p>
      <text:p text:style-name="Text_20_body"><text:span text:style-name="Style1">413 · </text:span><text:span text:style-name="Style2">تلفن · </text:span><text:span text:style-name="Style3">telefon · </text:span><text:span text:style-name="Style4">Anruf m; Telefon n; Telefonanruf m · </text:span><text:span text:style-name="Style5">phone; phone call · </text:span><text:span text:style-name="Style6">телефон; телефонный звонок · </text:span><text:span text:style-name="Style7">Вызовите m; Телефон n; Телефонный звонок м</text:span></text:p>
      <text:p text:style-name="Text_20_body"><text:span text:style-name="Style1">414 · </text:span><text:span text:style-name="Style2">تله‌کابین · </text:span><text:span text:style-name="Style3">telekābin · </text:span><text:span text:style-name="Style4">Lift m; Sessellift m · </text:span><text:span text:style-name="Style5">chairlift; lift · </text:span><text:span text:style-name="Style6">кресельная; лифт · </text:span><text:span text:style-name="Style7">Лифт m; Подъемник m</text:span></text:p>
      <text:p text:style-name="Text_20_body"><text:span text:style-name="Style1">415 · </text:span><text:span text:style-name="Style2">طوفان · </text:span><text:span text:style-name="Style3">tufān · </text:span><text:span text:style-name="Style4">Sturm m · </text:span><text:span text:style-name="Style5">storm · </text:span><text:span text:style-name="Style6">шторм · </text:span><text:span text:style-name="Style7">Шторм м</text:span></text:p>
      <text:p text:style-name="Text_20_body"><text:soft-page-break/><text:span text:style-name="Style1">416 · </text:span><text:span text:style-name="Style2">وقت · </text:span><text:span text:style-name="Style3">vaqt · </text:span><text:span text:style-name="Style4">Zeit f · </text:span><text:span text:style-name="Style5">time · </text:span><text:span text:style-name="Style6">время · </text:span><text:span text:style-name="Style7">Время f</text:span></text:p>
      <text:p text:style-name="Text_20_body"><text:span text:style-name="Style1">417 · </text:span><text:span text:style-name="Style2">وجود داستان (در) · </text:span><text:span text:style-name="Style3">vojud dāštan (dār) · </text:span><text:span text:style-name="Style4">existieren · </text:span><text:span text:style-name="Style5">exist · </text:span><text:span text:style-name="Style6">существовать · </text:span><text:span text:style-name="Style7">существовать</text:span></text:p>
      <text:p text:style-name="Text_20_body"><text:span text:style-name="Style1">418 · </text:span><text:span text:style-name="Style2">خارجی · </text:span><text:span text:style-name="Style3">xāreji · </text:span><text:span text:style-name="Style4">Ausländer(in f) m; ausländisch; äußerlich · </text:span><text:span text:style-name="Style5">external; foreigner · </text:span><text:span text:style-name="Style6">внешний; иностранец · </text:span><text:span text:style-name="Style7">Иностранцы (в f) м; иностранный; внешне</text:span></text:p>
      <text:p text:style-name="Text_20_body"><text:span text:style-name="Style1">419 · </text:span><text:span text:style-name="Style2">خواستن (خواه) · </text:span><text:span text:style-name="Style3">xāstan (xāh) · </text:span><text:span text:style-name="Style4">wollen; verlangen · </text:span><text:span text:style-name="Style5">want; request · </text:span><text:span text:style-name="Style6">хотят; запрос · </text:span><text:span text:style-name="Style7">хотят; спрос</text:span></text:p>
      <text:p text:style-name="Text_20_body"><text:span text:style-name="Style1">420 · </text:span><text:span text:style-name="Style2">خطرناک · </text:span><text:span text:style-name="Style3">xatarnāk · </text:span><text:span text:style-name="Style4">gefährlich · </text:span><text:span text:style-name="Style5">dangerous · </text:span><text:span text:style-name="Style6">опасно · </text:span><text:span text:style-name="Style7">опасно</text:span></text:p>
      <text:p text:style-name="Text_20_body"><text:span text:style-name="Style1">421 · </text:span><text:span text:style-name="Style2">خیابان · </text:span><text:span text:style-name="Style3">xiyābān · </text:span><text:span text:style-name="Style4">Straße f · </text:span><text:span text:style-name="Style5">street; avenue · </text:span><text:span text:style-name="Style6">улица; проспект · </text:span><text:span text:style-name="Style7">Улица f</text:span></text:p>
      <text:p text:style-name="Text_20_body"><text:span text:style-name="Style1">422 · </text:span><text:span text:style-name="Style2">خنک · </text:span><text:span text:style-name="Style3">xonak · </text:span><text:span text:style-name="Style4">erfrischend; frisch; kühl · </text:span><text:span text:style-name="Style5">cool; fresh · </text:span><text:span text:style-name="Style6">холодна; свежий · </text:span><text:span text:style-name="Style7">освежающий; свежие; прохладный</text:span></text:p>
      <text:p text:style-name="Text_20_body"><text:span text:style-name="Style1">423 · </text:span><text:span text:style-name="Style2">خشکبار · </text:span><text:span text:style-name="Style3">xoškbār · </text:span><text:span text:style-name="Style4">Trockenobst n · </text:span><text:span text:style-name="Style5">dried fruit · </text:span><text:span text:style-name="Style6">сухофрукты · </text:span><text:span text:style-name="Style7">Сушеные фрукты n</text:span></text:p>
      <text:p text:style-name="Text_20_body"><text:span text:style-name="Style1">424 · </text:span><text:span text:style-name="Style2">خونگرم · </text:span><text:span text:style-name="Style3">xungarm · </text:span><text:span text:style-name="Style4">warmherzig; temperamentvoll · </text:span><text:span text:style-name="Style5">warm; warm-hearted · </text:span><text:span text:style-name="Style6">теплый; участливый · </text:span><text:span text:style-name="Style7">теплый; энергичный</text:span></text:p>
      <text:p text:style-name="Text_20_body"><text:span text:style-name="Style1">425 · </text:span><text:span text:style-name="Style2">یک س انبه · </text:span><text:span text:style-name="Style3">yekšanbe · </text:span><text:span text:style-name="Style4">Sonntag m · </text:span><text:span text:style-name="Style5">Sunday · </text:span><text:span text:style-name="Style6">воскресенье · </text:span><text:span text:style-name="Style7">Воскресенье m</text:span></text:p>
      <text:p text:style-name="Text_20_body"><text:span text:style-name="Style1">426 · </text:span><text:span text:style-name="Style2">زندگی کردن (کن) · </text:span><text:span text:style-name="Style3">zendegi kardan (kon) · </text:span><text:span text:style-name="Style4">leben; wohnen · </text:span><text:span text:style-name="Style5">live · </text:span><text:span text:style-name="Style6">жить · </text:span><text:span text:style-name="Style7">жить; жить</text:span></text:p>
      <text:p text:style-name="Text_20_body"><text:span text:style-name="Style1">427 · </text:span><text:span text:style-name="Style2">زرنگ · </text:span><text:span text:style-name="Style3">zerang <text:s/>· </text:span><text:span text:style-name="Style4">fleißig; clever; schlau · </text:span><text:span text:style-name="Style5">industrious; hard-working;clever; smart · </text:span><text:span text:style-name="Style6">трудолюбив; трудолюбивый, умный; умный · </text:span><text:span text:style-name="Style7">усердно; умный; умный</text:span></text:p>
      <text:p text:style-name="Text_20_body"><text:span text:style-name="Style1">428 · </text:span><text:span text:style-name="Style2">زیاد · </text:span><text:span text:style-name="Style3">ziyād · </text:span><text:span text:style-name="Style4">sehr; viel · </text:span><text:span text:style-name="Style5">very; much; many · </text:span><text:span text:style-name="Style6">очень; много; многие · </text:span><text:span text:style-name="Style7">очень; много</text:span></text:p>
      <text:p text:style-name="Text_20_body"><text:span text:style-name="Style1">429 · </text:span><text:span text:style-name="Style2">درس · </text:span><text:span text:style-name="Style3">Dars-e · </text:span><text:span text:style-name="Style4">5 · </text:span><text:span text:style-name="Style5">5 · </text:span><text:span text:style-name="Style6">5 · </text:span><text:span text:style-name="Style7">5</text:span></text:p>
      <text:p text:style-name="Text_20_body"><text:span text:style-name="Style1">430 · </text:span><text:span text:style-name="Style2">آدم · </text:span><text:span text:style-name="Style3">ādam · </text:span><text:span text:style-name="Style4">Adam m; man; Mensch m; Person f · </text:span><text:span text:style-name="Style5">Adam; one; man; person · </text:span><text:span text:style-name="Style6">Адам; один; человек; человек · </text:span><text:span text:style-name="Style7">Адам м; вы; Человек м; Лицо f</text:span></text:p>
      <text:p text:style-name="Text_20_body"><text:span text:style-name="Style1">431 · </text:span><text:span text:style-name="Style2">آدامس · </text:span><text:span text:style-name="Style3">ādāms · </text:span><text:span text:style-name="Style4">Kaugummi m · </text:span><text:span text:style-name="Style5">chewing gum · </text:span><text:span text:style-name="Style6">жевательная резинка · </text:span><text:span text:style-name="Style7">Жевательная резинка м</text:span></text:p>
      <text:p text:style-name="Text_20_body"><text:span text:style-name="Style1">432 · </text:span><text:span text:style-name="Style2">آهنگ · </text:span><text:span text:style-name="Style3">āhang · </text:span><text:span text:style-name="Style4">Lied n; Melodie f; Musik f · </text:span><text:span text:style-name="Style5">song; music; melody · </text:span><text:span text:style-name="Style6">песня; музыка; мелодия · </text:span><text:span text:style-name="Style7">Песня n; Мелодия f; Музыка f</text:span></text:p>
      <text:p text:style-name="Text_20_body"><text:span text:style-name="Style1">433 · </text:span><text:span text:style-name="Style2">آغاز · </text:span><text:span text:style-name="Style3">āqāz · </text:span><text:span text:style-name="Style4">Beginn m; Start m · </text:span><text:span text:style-name="Style5">beginning; start · </text:span><text:span text:style-name="Style6">начало; начало · </text:span><text:span text:style-name="Style7">Начало m; Начать m</text:span></text:p>
      <text:p text:style-name="Text_20_body"><text:span text:style-name="Style1">434 · </text:span><text:span text:style-name="Style2">آس نای · </text:span><text:span text:style-name="Style3">āšnāyi · </text:span><text:span text:style-name="Style4">Bekanntschaft f · </text:span><text:span text:style-name="Style5">introduction; acquaintanceship · </text:span><text:span text:style-name="Style6">введение; знакомство · </text:span><text:span text:style-name="Style7">Знакомство f</text:span></text:p>
      <text:p text:style-name="Text_20_body"><text:span text:style-name="Style1">435 · </text:span><text:span text:style-name="Style2">آ طاس‌بازی · </text:span><text:span text:style-name="Style3">ātašbāzi · </text:span><text:span text:style-name="Style4">Feuerwerk n · </text:span><text:span text:style-name="Style5">firework · </text:span><text:span text:style-name="Style6">салют · </text:span><text:span text:style-name="Style7">Фейерверк n</text:span></text:p>
      <text:p text:style-name="Text_20_body"><text:span text:style-name="Style1">436 · </text:span><text:span text:style-name="Style2">اول · </text:span><text:span text:style-name="Style3">avval · </text:span><text:span text:style-name="Style4">erste(r)[s]; zunächst · </text:span><text:span text:style-name="Style5">first · </text:span><text:span text:style-name="Style6">первый · </text:span><text:span text:style-name="Style7">первый (г) [с]; первый</text:span></text:p>
      <text:p text:style-name="Text_20_body"><text:span text:style-name="Style1">437 · </text:span><text:span text:style-name="Style2">اولین · </text:span><text:span text:style-name="Style3">avvalin · </text:span><text:span text:style-name="Style4">erste(r)[s] · </text:span><text:span text:style-name="Style5">first; initial · </text:span><text:span text:style-name="Style6">первый; начальная · </text:span><text:span text:style-name="Style7">первый (г) [с]</text:span></text:p>
      <text:p text:style-name="Text_20_body"><text:span text:style-name="Style1">438 · </text:span><text:span text:style-name="Style2">آخر · </text:span><text:span text:style-name="Style3">āxar · </text:span><text:span text:style-name="Style4">Ende n; letzte(r)[s] · </text:span><text:span text:style-name="Style5">last; end · </text:span><text:span text:style-name="Style6">последний; конец · </text:span><text:span text:style-name="Style7">End n; Последний (г) [с]</text:span></text:p>
      <text:p text:style-name="Text_20_body"><text:span text:style-name="Style1">439 · </text:span><text:span text:style-name="Style2">بهار · </text:span><text:span text:style-name="Style3">bahār · </text:span><text:span text:style-name="Style4">Frühjahr n; Frühling m · </text:span><text:span text:style-name="Style5">spring · </text:span><text:span text:style-name="Style6">весна · </text:span><text:span text:style-name="Style7">Весна n; Весна м</text:span></text:p>
      <text:p text:style-name="Text_20_body"><text:span text:style-name="Style1">440 · </text:span><text:span text:style-name="Style2">برابر · </text:span><text:span text:style-name="Style3">barābar · </text:span><text:span text:style-name="Style4">gleich; gleichwertig · </text:span><text:span text:style-name="Style5">equal; equivalent · </text:span><text:span text:style-name="Style6">уравнение · </text:span><text:span text:style-name="Style7">то же самое; эквивалент</text:span></text:p>
      <text:p text:style-name="Text_20_body"><text:span text:style-name="Style1">441 · </text:span><text:span text:style-name="Style2">برگ · </text:span><text:span text:style-name="Style3">barg · </text:span><text:span text:style-name="Style4">Blatt n · </text:span><text:span text:style-name="Style5">leaf · </text:span><text:span text:style-name="Style6">лист · </text:span><text:span text:style-name="Style7">Лист n</text:span></text:p>
      <text:p text:style-name="Text_20_body"><text:span text:style-name="Style1">442 · </text:span><text:span text:style-name="Style2">باستانی · </text:span><text:span text:style-name="Style3">bāstāni · </text:span><text:span text:style-name="Style4">antik · </text:span><text:span text:style-name="Style5">ancient · </text:span><text:span text:style-name="Style6">древний · </text:span><text:span text:style-name="Style7">античный</text:span></text:p>
      <text:p text:style-name="Text_20_body"><text:span text:style-name="Style1">443 · </text:span><text:span text:style-name="Style2">بخس بار · </text:span><text:span text:style-name="Style3">baxš bar · </text:span><text:span text:style-name="Style4">dividiert durch · </text:span><text:span text:style-name="Style5">divided by · </text:span><text:span text:style-name="Style6">разделенный на · </text:span><text:span text:style-name="Style7">разделенный на</text:span></text:p>
      <text:p text:style-name="Text_20_body"><text:span text:style-name="Style1">444 · </text:span><text:span text:style-name="Style2">به علاوه‌‌ی · </text:span><text:span text:style-name="Style3">be alāve-ye · </text:span><text:span text:style-name="Style4">zusätzlich zu; plus · </text:span><text:span text:style-name="Style5">in addition to; plus · </text:span><text:span text:style-name="Style6">в дополнение к; плюс · </text:span><text:span text:style-name="Style7">Дополнительно к; плюс</text:span></text:p>
      <text:p text:style-name="Text_20_body"><text:span text:style-name="Style1">445 · </text:span><text:span text:style-name="Style2">به اضافه‌‌ی · </text:span><text:span text:style-name="Style3">be ezāfe-ye · </text:span><text:span text:style-name="Style4">zusätzlich zu; plus · </text:span><text:span text:style-name="Style5">in addition to; plus · </text:span><text:span text:style-name="Style6">в дополнение к; плюс · </text:span><text:span text:style-name="Style7">Дополнительно к; плюс</text:span></text:p>
      <text:p text:style-name="Text_20_body"><text:span text:style-name="Style1">446 · </text:span><text:span text:style-name="Style2">به پی‌س وعظ رفتن (رو، رو) · </text:span><text:span text:style-name="Style3">be pišvāz raftan (rav, row) · </text:span><text:span text:style-name="Style4">willkommen heißen · </text:span><text:span text:style-name="Style5">welcome · </text:span><text:span text:style-name="Style6">добро пожаловать · </text:span><text:span text:style-name="Style7">Добро пожаловать</text:span></text:p>
      <text:p text:style-name="Text_20_body"><text:span text:style-name="Style1">447 · </text:span><text:span text:style-name="Style2">بویژه · </text:span><text:span text:style-name="Style3">beviže · </text:span><text:span text:style-name="Style4">besonders, insbesondere · </text:span><text:span text:style-name="Style5">particularly; especially · </text:span><text:span text:style-name="Style6">в частности; особенно · </text:span><text:span text:style-name="Style7">особенно, в частности</text:span></text:p>
      <text:p text:style-name="Text_20_body"><text:span text:style-name="Style1">448 · </text:span><text:span text:style-name="Style2">بیستار · </text:span><text:span text:style-name="Style3">bištar · </text:span><text:span text:style-name="Style4">mehr; weitere · </text:span><text:span text:style-name="Style5">more; further · </text:span><text:span text:style-name="Style6">более; далее · </text:span><text:span text:style-name="Style7">более; более</text:span></text:p>
      <text:p text:style-name="Text_20_body"><text:span text:style-name="Style1">449 · </text:span><text:span text:style-name="Style2">چندم · </text:span><text:span text:style-name="Style3">candom · </text:span><text:span text:style-name="Style4">der wievielte · </text:span><text:span text:style-name="Style5">what; how many · </text:span><text:span text:style-name="Style6">то, что; сколько · </text:span><text:span text:style-name="Style7">Какое число из</text:span></text:p>
      <text:p text:style-name="Text_20_body"><text:span text:style-name="Style1">450 · </text:span><text:span text:style-name="Style2">چندمین · </text:span><text:span text:style-name="Style3">candomin · </text:span><text:span text:style-name="Style4">der wievielte · </text:span><text:span text:style-name="Style5">what; how many · </text:span><text:span text:style-name="Style6">то, что; сколько · </text:span><text:span text:style-name="Style7">Какое число из</text:span></text:p>
      <text:p text:style-name="Text_20_body"><text:span text:style-name="Style1">451 · </text:span><text:span text:style-name="Style2">چکار · </text:span><text:span text:style-name="Style3">cekār · </text:span><text:span text:style-name="Style4">was · </text:span><text:span text:style-name="Style5">what · </text:span><text:span text:style-name="Style6">какие · </text:span><text:span text:style-name="Style7">какие</text:span></text:p>
      <text:p text:style-name="Text_20_body"><text:span text:style-name="Style1">452 · </text:span><text:span text:style-name="Style2">دانه · </text:span><text:span text:style-name="Style3">dāne · </text:span><text:span text:style-name="Style4">Stück n; Korn n; Saat f · </text:span><text:span text:style-name="Style5">piece; seed; grain · </text:span><text:span text:style-name="Style6">шт; семена; зерно · </text:span><text:span text:style-name="Style7">Piece n; Зерно n; Семена f</text:span></text:p>
      <text:p text:style-name="Text_20_body"><text:span text:style-name="Style1">453 · </text:span><text:span text:style-name="Style2">داس تژمی · </text:span><text:span text:style-name="Style3">dastejam’i · </text:span><text:span text:style-name="Style4">kollektiv; zusammen · </text:span><text:span text:style-name="Style5">collective; together · </text:span><text:span text:style-name="Style6">коллектив; вместе · </text:span><text:span text:style-name="Style7">коллективно; вместе</text:span></text:p>
      <text:p text:style-name="Text_20_body"><text:span text:style-name="Style1">454 · </text:span><text:span text:style-name="Style2">دراز · </text:span><text:span text:style-name="Style3">derāz · </text:span><text:span text:style-name="Style4">lang · </text:span><text:span text:style-name="Style5">long; lengthy · </text:span><text:span text:style-name="Style6">долго; длинный · </text:span><text:span text:style-name="Style7">долго</text:span></text:p>
      <text:p text:style-name="Text_20_body"><text:span text:style-name="Style1">455 · </text:span><text:span text:style-name="Style2">درازی · </text:span><text:span text:style-name="Style3">derāzi · </text:span><text:span text:style-name="Style4">Länge f · </text:span><text:span text:style-name="Style5">length · </text:span><text:span text:style-name="Style6">длина · </text:span><text:span text:style-name="Style7">Длина f</text:span></text:p>
      <text:p text:style-name="Text_20_body"><text:span text:style-name="Style1">456 · </text:span><text:span text:style-name="Style2">دیدوبازدید · </text:span><text:span text:style-name="Style3">didobāzdid · </text:span><text:span text:style-name="Style4">Besuch und Gegenbesuch · </text:span><text:span text:style-name="Style5">visits-and return visits · </text:span><text:span text:style-name="Style6">визиты и обратные посещения · </text:span><text:span text:style-name="Style7">Посещение и возвращение</text:span></text:p>
      <text:p text:style-name="Text_20_body"><text:span text:style-name="Style1">457 · </text:span><text:span text:style-name="Style2">دیگر · </text:span><text:span text:style-name="Style3">digar <text:s/>· </text:span><text:span text:style-name="Style4">andere(r)[s]; weitere; sonstige · </text:span><text:span text:style-name="Style5">other; another; further; again;anymore · </text:span><text:span text:style-name="Style6">другой; другой; далее; снова, больше · </text:span><text:span text:style-name="Style7">другой (ие) [с]; более; другой</text:span></text:p>
      <text:p text:style-name="Text_20_body"><text:span text:style-name="Style1">458 · </text:span><text:span text:style-name="Style2">درست · </text:span><text:span text:style-name="Style3">dorost · </text:span><text:span text:style-name="Style4">richtig; korrekt · </text:span><text:span text:style-name="Style5">right; correct · </text:span><text:span text:style-name="Style6">право; правильный · </text:span><text:span text:style-name="Style7">должным образом; правильно</text:span></text:p>
      <text:p text:style-name="Text_20_body"><text:span text:style-name="Style1">459 · </text:span><text:span text:style-name="Style2">دوتایی · </text:span><text:span text:style-name="Style3">dotāyi · </text:span><text:span text:style-name="Style4">doppelt; zweifach · </text:span><text:span text:style-name="Style5">double · </text:span><text:span text:style-name="Style6">двойной · </text:span><text:span text:style-name="Style7">в два раза; вдвойне</text:span></text:p>
      <text:p text:style-name="Text_20_body"><text:span text:style-name="Style1">460 · </text:span><text:span text:style-name="Style2">در · </text:span><text:span text:style-name="Style3">dowr-e · </text:span><text:span text:style-name="Style4">um; herum; ringsherum · </text:span><text:span text:style-name="Style5">around · </text:span><text:span text:style-name="Style6">вокруг · </text:span><text:span text:style-name="Style7">заказ; вокруг; вокруг</text:span></text:p>
      <text:p text:style-name="Text_20_body"><text:span text:style-name="Style1">461 · </text:span><text:span text:style-name="Style2">عید · </text:span><text:span text:style-name="Style3">eyd · </text:span><text:span text:style-name="Style4">Fest n · </text:span><text:span text:style-name="Style5">festival · </text:span><text:span text:style-name="Style6">фестиваль · </text:span><text:span text:style-name="Style7">Твердый n</text:span></text:p>
      <text:p text:style-name="Text_20_body"><text:span text:style-name="Style1">462 · </text:span><text:span text:style-name="Style2">عیدی · </text:span><text:span text:style-name="Style3">eydi · </text:span><text:span text:style-name="Style4">Neujahrsgeschenk n · </text:span><text:span text:style-name="Style5">new year gift · </text:span><text:span text:style-name="Style6">новогодний подарок · </text:span><text:span text:style-name="Style7">Новогодний подарок n</text:span></text:p>
      <text:p text:style-name="Text_20_body"><text:span text:style-name="Style1">463 · </text:span><text:span text:style-name="Style2">فروند · </text:span><text:span text:style-name="Style3">farvand · </text:span><text:span text:style-name="Style4">Zählwort für Flugzeuge · </text:span><text:span text:style-name="Style5">count word for aircraft · </text:span><text:span text:style-name="Style6">счетчик слов для самолетов · </text:span><text:span text:style-name="Style7">Подсчитайте слово для самолетов</text:span></text:p>
      <text:p text:style-name="Text_20_body"><text:soft-page-break/><text:span text:style-name="Style1">464 · </text:span><text:span text:style-name="Style2">فرزند · </text:span><text:span text:style-name="Style3">farzand · </text:span><text:span text:style-name="Style4">Kind n · </text:span><text:span text:style-name="Style5">child · </text:span><text:span text:style-name="Style6">ребенок · </text:span><text:span text:style-name="Style7">Ребенок n</text:span></text:p>
      <text:p text:style-name="Text_20_body"><text:span text:style-name="Style1">465 · </text:span><text:span text:style-name="Style2">فصل · </text:span><text:span text:style-name="Style3">fasl · </text:span><text:span text:style-name="Style4">Jahreszeit f; Kapitel n · </text:span><text:span text:style-name="Style5">season; chapter · </text:span><text:span text:style-name="Style6">сезон; глава · </text:span><text:span text:style-name="Style7">Сезон f; Глава n</text:span></text:p>
      <text:p text:style-name="Text_20_body"><text:span text:style-name="Style1">466 · </text:span><text:span text:style-name="Style2">فروختن (فروس) · </text:span><text:span text:style-name="Style3">foruxtan (foruš) · </text:span><text:span text:style-name="Style4">verkaufen · </text:span><text:span text:style-name="Style5">sell · </text:span><text:span text:style-name="Style6">продать его · </text:span><text:span text:style-name="Style7">продавать</text:span></text:p>
      <text:p text:style-name="Text_20_body"><text:span text:style-name="Style1">467 · </text:span><text:span text:style-name="Style2">گهی · </text:span><text:span text:style-name="Style3">gāh-i · </text:span><text:span text:style-name="Style4">manchmal · </text:span><text:span text:style-name="Style5">sometimes · </text:span><text:span text:style-name="Style6">иногда · </text:span><text:span text:style-name="Style7">иногда</text:span></text:p>
      <text:p text:style-name="Text_20_body"><text:span text:style-name="Style1">468 · </text:span><text:span text:style-name="Style2">گرده‌‌س · </text:span><text:span text:style-name="Style3">gardeš · </text:span><text:span text:style-name="Style4">Spaziergang m; Drehung f · </text:span><text:span text:style-name="Style5">trip; tour; walk; turn · </text:span><text:span text:style-name="Style6">поездка; тур; ходить; поворот · </text:span><text:span text:style-name="Style7">Прогулка м; Вращение f</text:span></text:p>
      <text:p text:style-name="Text_20_body"><text:span text:style-name="Style1">469 · </text:span><text:span text:style-name="Style2">گاو · </text:span><text:span text:style-name="Style3">gāv · </text:span><text:span text:style-name="Style4">Kuh f; Rind n · </text:span><text:span text:style-name="Style5">cow; bull · </text:span><text:span text:style-name="Style6">корова; бык · </text:span><text:span text:style-name="Style7">Корова f; Говядина</text:span></text:p>
      <text:p text:style-name="Text_20_body"><text:span text:style-name="Style1">470 · </text:span><text:span text:style-name="Style2">گذراندن (گذران) · </text:span><text:span text:style-name="Style3">gozarāndan (gozarān) · </text:span><text:span text:style-name="Style4">verbringen · </text:span><text:span text:style-name="Style5">spend · </text:span><text:span text:style-name="Style6">тратить · </text:span><text:span text:style-name="Style7">тратить</text:span></text:p>
      <text:p text:style-name="Text_20_body"><text:span text:style-name="Style1">471 · </text:span><text:span text:style-name="Style2">گوسفند · </text:span><text:span text:style-name="Style3">gusfand · </text:span><text:span text:style-name="Style4">Schaf n · </text:span><text:span text:style-name="Style5">sheep · </text:span><text:span text:style-name="Style6">овца · </text:span><text:span text:style-name="Style7">Овцы</text:span></text:p>
      <text:p text:style-name="Text_20_body"><text:span text:style-name="Style1">472 · </text:span><text:span text:style-name="Style2">هفته · </text:span><text:span text:style-name="Style3">hafte · </text:span><text:span text:style-name="Style4">Woche f · </text:span><text:span text:style-name="Style5">week · </text:span><text:span text:style-name="Style6">неделя · </text:span><text:span text:style-name="Style7">Неделя f</text:span></text:p>
      <text:p text:style-name="Text_20_body"><text:span text:style-name="Style1">473 · </text:span><text:span text:style-name="Style2">همه · </text:span><text:span text:style-name="Style3">hame · </text:span><text:span text:style-name="Style4">alle; ganz · </text:span><text:span text:style-name="Style5">all; whole; every · </text:span><text:span text:style-name="Style6">все; целом; каждый · </text:span><text:span text:style-name="Style7">все; все</text:span></text:p>
      <text:p text:style-name="Text_20_body"><text:span text:style-name="Style1">474 · </text:span><text:span text:style-name="Style2">همگانی · </text:span><text:span text:style-name="Style3">hamegāni · </text:span><text:span text:style-name="Style4">allgemein; öffentlich · </text:span><text:span text:style-name="Style5">general; public · </text:span><text:span text:style-name="Style6">вообще; общественности · </text:span><text:span text:style-name="Style7">вообще; публично</text:span></text:p>
      <text:p text:style-name="Text_20_body"><text:span text:style-name="Style1">475 · </text:span><text:span text:style-name="Style2">هواپیما · </text:span><text:span text:style-name="Style3">havāpeymā · </text:span><text:span text:style-name="Style4">Flugzeug n · </text:span><text:span text:style-name="Style5">airplane · </text:span><text:span text:style-name="Style6">самолет · </text:span><text:span text:style-name="Style7">Плоскость n</text:span></text:p>
      <text:p text:style-name="Text_20_body"><text:span text:style-name="Style1">476 · </text:span><text:span text:style-name="Style2">هنگام · </text:span><text:span text:style-name="Style3">hengām(-e) · </text:span><text:span text:style-name="Style4">Zeit f; während · </text:span><text:span text:style-name="Style5">time; during · </text:span><text:span text:style-name="Style6">время; во время · </text:span><text:span text:style-name="Style7">Время f; в то время как</text:span></text:p>
      <text:p text:style-name="Text_20_body"><text:span text:style-name="Style1">477 · </text:span><text:span text:style-name="Style2">جانور · </text:span><text:span text:style-name="Style3">jānevar · </text:span><text:span text:style-name="Style4">Lebewesen n; Tier n · </text:span><text:span text:style-name="Style5">animal; creature · </text:span><text:span text:style-name="Style6">животное; создание · </text:span><text:span text:style-name="Style7">Живые существа n; Животное n</text:span></text:p>
      <text:p text:style-name="Text_20_body"><text:span text:style-name="Style1">478 · </text:span><text:span text:style-name="Style2">جس ن · </text:span><text:span text:style-name="Style3">jašn · </text:span><text:span text:style-name="Style4">Feier f; Fest n · </text:span><text:span text:style-name="Style5">celebration · </text:span><text:span text:style-name="Style6">торжества · </text:span><text:span text:style-name="Style7">Празднование f; Твердый n</text:span></text:p>
      <text:p text:style-name="Text_20_body"><text:span text:style-name="Style1">479 · </text:span><text:span text:style-name="Style2">جوان · </text:span><text:span text:style-name="Style3">javān · </text:span><text:span text:style-name="Style4">jung; Jugendliche f/m · </text:span><text:span text:style-name="Style5">young · </text:span><text:span text:style-name="Style6">молодой · </text:span><text:span text:style-name="Style7">молодой; Молодежь f / m</text:span></text:p>
      <text:p text:style-name="Text_20_body"><text:span text:style-name="Style1">480 · </text:span><text:span text:style-name="Style2">جلد · </text:span><text:span text:style-name="Style3">jeld · </text:span><text:span text:style-name="Style4">Band m; Etui n; Hülle f · </text:span><text:span text:style-name="Style5">cover; envelope; case; volume · </text:span><text:span text:style-name="Style6">покрытия; конверт; случай; объем · </text:span><text:span text:style-name="Style7">Объем m; Случай n; Случай f</text:span></text:p>
      <text:p text:style-name="Text_20_body"><text:span text:style-name="Style1">481 · </text:span><text:span text:style-name="Style2">جفت · </text:span><text:span text:style-name="Style3">joft · </text:span><text:span text:style-name="Style4">Paar n · </text:span><text:span text:style-name="Style5">pair · </text:span><text:span text:style-name="Style6">пара · </text:span><text:span text:style-name="Style7">Пара н</text:span></text:p>
      <text:p text:style-name="Text_20_body"><text:span text:style-name="Style1">482 · </text:span><text:span text:style-name="Style2">جوراب · </text:span><text:span text:style-name="Style3">jurāb · </text:span><text:span text:style-name="Style4">Socke f; Strumpf m · </text:span><text:span text:style-name="Style5">socks · </text:span><text:span text:style-name="Style6">носки · </text:span><text:span text:style-name="Style7">Носок f; Чулок m</text:span></text:p>
      <text:p text:style-name="Text_20_body"><text:span text:style-name="Style1">483 · </text:span><text:span text:style-name="Style2">کف س · </text:span><text:span text:style-name="Style3">kafš · </text:span><text:span text:style-name="Style4">Schuh m · </text:span><text:span text:style-name="Style5">shoe · </text:span><text:span text:style-name="Style6">башмак · </text:span><text:span text:style-name="Style7">Обувь m</text:span></text:p>
      <text:p text:style-name="Text_20_body"><text:span text:style-name="Style1">484 · </text:span><text:span text:style-name="Style2">کبریت · </text:span><text:span text:style-name="Style3">kebrit · </text:span><text:span text:style-name="Style4">Streichholz n · </text:span><text:span text:style-name="Style5">match · </text:span><text:span text:style-name="Style6">матч · </text:span><text:span text:style-name="Style7">Совпадение n</text:span></text:p>
      <text:p text:style-name="Text_20_body"><text:span text:style-name="Style1">485 · </text:span><text:span text:style-name="Style2">کدام · </text:span><text:span text:style-name="Style3">kodām · </text:span><text:span text:style-name="Style4">welche(r)[s] · </text:span><text:span text:style-name="Style5">which · </text:span><text:span text:style-name="Style6">который · </text:span><text:span text:style-name="Style7">который (г) [с]</text:span></text:p>
      <text:p text:style-name="Text_20_body"><text:span text:style-name="Style1">486 · </text:span><text:span text:style-name="Style2">کهنه · </text:span><text:span text:style-name="Style3">kohne · </text:span><text:span text:style-name="Style4">alt; gebraucht · </text:span><text:span text:style-name="Style5">old · </text:span><text:span text:style-name="Style6">старый · </text:span><text:span text:style-name="Style7">старый; используемый</text:span></text:p>
      <text:p text:style-name="Text_20_body"><text:span text:style-name="Style1">487 · </text:span><text:span text:style-name="Style2">کت س الوار · </text:span><text:span text:style-name="Style3">kotšalvār · </text:span><text:span text:style-name="Style4">Anzug m · </text:span><text:span text:style-name="Style5">suit · </text:span><text:span text:style-name="Style6">костюм · </text:span><text:span text:style-name="Style7">Костюм м</text:span></text:p>
      <text:p text:style-name="Text_20_body"><text:span text:style-name="Style1">488 · </text:span><text:span text:style-name="Style2">کوه‌نوردی · </text:span><text:span text:style-name="Style3">kuhnavardi · </text:span><text:span text:style-name="Style4">Bergsport m; Bergsteigen n · </text:span><text:span text:style-name="Style5">climbing · </text:span><text:span text:style-name="Style6">восхождение · </text:span><text:span text:style-name="Style7">Горные виды спорта; Альпинизм n</text:span></text:p>
      <text:p text:style-name="Text_20_body"><text:span text:style-name="Style1">489 · </text:span><text:span text:style-name="Style2">مدرسه · </text:span><text:span text:style-name="Style3">madrese · </text:span><text:span text:style-name="Style4">Schule f · </text:span><text:span text:style-name="Style5">school · </text:span><text:span text:style-name="Style6">школа · </text:span><text:span text:style-name="Style7">Школа f</text:span></text:p>
      <text:p text:style-name="Text_20_body"><text:span text:style-name="Style1">490 · </text:span><text:span text:style-name="Style2">مگر · </text:span><text:span text:style-name="Style3">magar · </text:span><text:span text:style-name="Style4">es sei denn; außer · </text:span><text:span text:style-name="Style5">unless; but; except · </text:span><text:span text:style-name="Style6">если не; но; кроме · </text:span><text:span text:style-name="Style7">если не; кроме</text:span></text:p>
      <text:p text:style-name="Text_20_body"><text:span text:style-name="Style1">491 · </text:span><text:span text:style-name="Style2">ماه · </text:span><text:span text:style-name="Style3">māh · </text:span><text:span text:style-name="Style4">Monat m; Mond m · </text:span><text:span text:style-name="Style5">month; moon · </text:span><text:span text:style-name="Style6">месяц; луна · </text:span><text:span text:style-name="Style7">Месяц м; Луна м</text:span></text:p>
      <text:p text:style-name="Text_20_body"><text:span text:style-name="Style1">492 · </text:span><text:span text:style-name="Style2">مزرعه · </text:span><text:span text:style-name="Style3">mazrae · </text:span><text:span text:style-name="Style4">Farm f · </text:span><text:span text:style-name="Style5">farm · </text:span><text:span text:style-name="Style6">ферма · </text:span><text:span text:style-name="Style7">Ферма f</text:span></text:p>
      <text:p text:style-name="Text_20_body"><text:span text:style-name="Style1">493 · </text:span><text:span text:style-name="Style2">منها‌ی · </text:span><text:span text:style-name="Style3">menhā-ye · </text:span><text:span text:style-name="Style4">minus · </text:span><text:span text:style-name="Style5">minus · </text:span><text:span text:style-name="Style6">минус · </text:span><text:span text:style-name="Style7">минус</text:span></text:p>
      <text:p text:style-name="Text_20_body"><text:span text:style-name="Style1">494 · </text:span><text:span text:style-name="Style2">میوه · </text:span><text:span text:style-name="Style3">mive · </text:span><text:span text:style-name="Style4">Frucht f; Obst n · </text:span><text:span text:style-name="Style5">fruit · </text:span><text:span text:style-name="Style6">фрукты · </text:span><text:span text:style-name="Style7">Фрукты f; Фрукты n</text:span></text:p>
      <text:p text:style-name="Text_20_body"><text:span text:style-name="Style1">495 · </text:span><text:span text:style-name="Style2">مبل · </text:span><text:span text:style-name="Style3">mobl · </text:span><text:span text:style-name="Style4">Möbel pl; Möbelstück n · </text:span><text:span text:style-name="Style5">furniture · </text:span><text:span text:style-name="Style6">мебель · </text:span><text:span text:style-name="Style7">Мебельная пл. Мебель n</text:span></text:p>
      <text:p text:style-name="Text_20_body"><text:span text:style-name="Style1">496 · </text:span><text:span text:style-name="Style2">نفر · </text:span><text:span text:style-name="Style3">nafar · </text:span><text:span text:style-name="Style4">Mann m; Person f · </text:span><text:span text:style-name="Style5">man; person · </text:span><text:span text:style-name="Style6">человек; человек · </text:span><text:span text:style-name="Style7">Мужчина m; Лицо f</text:span></text:p>
      <text:p text:style-name="Text_20_body"><text:span text:style-name="Style1">497 · </text:span><text:span text:style-name="Style2">نامه · </text:span><text:span text:style-name="Style3">nāme · </text:span><text:span text:style-name="Style4">Brief m · </text:span><text:span text:style-name="Style5">letter · </text:span><text:span text:style-name="Style6">письмо · </text:span><text:span text:style-name="Style7">Письмо m</text:span></text:p>
      <text:p text:style-name="Text_20_body"><text:span text:style-name="Style1">498 · </text:span><text:span text:style-name="Style2">نان · </text:span><text:span text:style-name="Style3">nān · </text:span><text:span text:style-name="Style4">Brot n · </text:span><text:span text:style-name="Style5">bread · </text:span><text:span text:style-name="Style6">хлеб · </text:span><text:span text:style-name="Style7">Хлеб n</text:span></text:p>
      <text:p text:style-name="Text_20_body"><text:span text:style-name="Style1">499 · </text:span><text:span text:style-name="Style2">ن ساستا‌ن (ن سین) · </text:span><text:span text:style-name="Style3">nešastan (nešin) · </text:span><text:span text:style-name="Style4">sitzen; sich setzen · </text:span><text:span text:style-name="Style5">sit · </text:span><text:span text:style-name="Style6">садиться · </text:span><text:span text:style-name="Style7">сидеть; сесть</text:span></text:p>
      <text:p text:style-name="Text_20_body"><text:span text:style-name="Style1">500 · </text:span><text:span text:style-name="Style2">ن او · </text:span><text:span text:style-name="Style3">now · </text:span><text:span text:style-name="Style4">neu; modern · </text:span><text:span text:style-name="Style5">new; modern · </text:span><text:span text:style-name="Style6">новый; современный · </text:span><text:span text:style-name="Style7">новый; современный</text:span></text:p>
      <text:p text:style-name="Text_20_body"><text:span text:style-name="Style1">501 · </text:span><text:span text:style-name="Style2">نخست · </text:span><text:span text:style-name="Style3">noxost · </text:span><text:span text:style-name="Style4">erste(r)[s]; zuerst · </text:span><text:span text:style-name="Style5">prime; first · </text:span><text:span text:style-name="Style6">премьер; первый · </text:span><text:span text:style-name="Style7">первый (г) [с]; первый</text:span></text:p>
      <text:p text:style-name="Text_20_body"><text:span text:style-name="Style1">502 · </text:span><text:span text:style-name="Style2">نخستین · </text:span><text:span text:style-name="Style3">noxostin · </text:span><text:span text:style-name="Style4">erste(r)[s] · </text:span><text:span text:style-name="Style5">first · </text:span><text:span text:style-name="Style6">первый · </text:span><text:span text:style-name="Style7">первый (г) [с]</text:span></text:p>
      <text:p text:style-name="Text_20_body"><text:span text:style-name="Style1">503 · </text:span><text:span text:style-name="Style2">عمر · </text:span><text:span text:style-name="Style3">omr · </text:span><text:span text:style-name="Style4">Leben n; Lebensdauer f · </text:span><text:span text:style-name="Style5">life · </text:span><text:span text:style-name="Style6">жизнь · </text:span><text:span text:style-name="Style7">Жизнь n; Срок службы f</text:span></text:p>
      <text:p text:style-name="Text_20_body"><text:span text:style-name="Style1">504 · </text:span><text:span text:style-name="Style2">پریدن (پر) · </text:span><text:span text:style-name="Style3">paridan (par) · </text:span><text:span text:style-name="Style4">fliegen; springen · </text:span><text:span text:style-name="Style5">jump; fly · </text:span><text:span text:style-name="Style6">прыгать; летать · </text:span><text:span text:style-name="Style7">летать; прыгать</text:span></text:p>
      <text:p text:style-name="Text_20_body"><text:span text:style-name="Style1">505 · </text:span><text:span text:style-name="Style2">پس · </text:span><text:span text:style-name="Style3">pas · </text:span><text:span text:style-name="Style4">dann; also; zurück · </text:span><text:span text:style-name="Style5">then; so; back · </text:span><text:span text:style-name="Style6">то; так; назад · </text:span><text:span text:style-name="Style7">то; так; назад</text:span></text:p>
      <text:p text:style-name="Text_20_body"><text:span text:style-name="Style1">506 · </text:span><text:span text:style-name="Style2">پاییز · </text:span><text:span text:style-name="Style3">pāyiz · </text:span><text:span text:style-name="Style4">Herbst m · </text:span><text:span text:style-name="Style5">autumn · </text:span><text:span text:style-name="Style6">осень · </text:span><text:span text:style-name="Style7">Осень m</text:span></text:p>
      <text:p text:style-name="Text_20_body"><text:span text:style-name="Style1">507 · </text:span><text:span text:style-name="Style2">پیر · </text:span><text:span text:style-name="Style3">pir · </text:span><text:span text:style-name="Style4">alt · </text:span><text:span text:style-name="Style5">old · </text:span><text:span text:style-name="Style6">старый · </text:span><text:span text:style-name="Style7">старый</text:span></text:p>
      <text:p text:style-name="Text_20_body"><text:span text:style-name="Style1">508 · </text:span><text:span text:style-name="Style2">پیراهن · </text:span><text:span text:style-name="Style3">pirāhan · </text:span><text:span text:style-name="Style4">Hemd n · </text:span><text:span text:style-name="Style5">shirt · </text:span><text:span text:style-name="Style6">рубашка · </text:span><text:span text:style-name="Style7">Рубашка n</text:span></text:p>
      <text:p text:style-name="Text_20_body"><text:span text:style-name="Style1">509 · </text:span><text:span text:style-name="Style2">قبل · </text:span><text:span text:style-name="Style3">qabl · </text:span><text:span text:style-name="Style4">letzte(r)[s]; früher; vergangen; vor · </text:span><text:span text:style-name="Style5">last; previous; former; ago · </text:span><text:span text:style-name="Style6">последний; предыдущая; бывший; назад · </text:span><text:span text:style-name="Style7">Последний (г) [с]; прежде; прошло; перед тем</text:span></text:p>
      <text:p text:style-name="Text_20_body"><text:span text:style-name="Style1">510 · </text:span><text:span text:style-name="Style2">راس · </text:span><text:span text:style-name="Style3">ra’s · </text:span><text:span text:style-name="Style4">Zählwort für Tiere; Spitze f · </text:span><text:span text:style-name="Style5">count word for animals; top · </text:span><text:span text:style-name="Style6">считать слово для животных; топ · </text:span><text:span text:style-name="Style7">Подсчитайте слово для животных; Топ f</text:span></text:p>
      <text:p text:style-name="Text_20_body"><text:span text:style-name="Style1">511 · </text:span><text:span text:style-name="Style2">ردیف · </text:span><text:span text:style-name="Style3">radif · </text:span><text:span text:style-name="Style4">Reihe f; Serie f · </text:span><text:span text:style-name="Style5">row; rank · </text:span><text:span text:style-name="Style6">строка; ранг · </text:span><text:span text:style-name="Style7">Строка f; Серия f</text:span></text:p>
      <text:p text:style-name="Text_20_body"><text:span text:style-name="Style1">512 · </text:span><text:span text:style-name="Style2">رو · </text:span><text:span text:style-name="Style3">ru · </text:span><text:span text:style-name="Style4">auf; Gesicht n · </text:span><text:span text:style-name="Style5">top; face · </text:span><text:span text:style-name="Style6">сверху; лицо · </text:span><text:span text:style-name="Style7">на; Лицо n</text:span></text:p>
      <text:p text:style-name="Text_20_body"><text:span text:style-name="Style1">513 · </text:span><text:span text:style-name="Style2">روبوسی کردن (کن) · </text:span><text:span text:style-name="Style3">rubusi kardan (kon) · </text:span><text:span text:style-name="Style4">küssen und umarmen · </text:span><text:span text:style-name="Style5">kiss-and hug · </text:span><text:span text:style-name="Style6">целуются-обнимаются и · </text:span><text:span text:style-name="Style7">поцелуй и обнять</text:span></text:p>
      <text:p text:style-name="Text_20_body"><text:span text:style-name="Style1">514 · </text:span><text:span text:style-name="Style2">سبزه · </text:span><text:span text:style-name="Style3">sabze · </text:span><text:span text:style-name="Style4">Gras n · </text:span><text:span text:style-name="Style5">grass · </text:span><text:span text:style-name="Style6">трава · </text:span><text:span text:style-name="Style7">Трава n</text:span></text:p>
      <text:p text:style-name="Text_20_body"><text:span text:style-name="Style1">515 · </text:span><text:span text:style-name="Style2">سالم · </text:span><text:span text:style-name="Style3">sālem · </text:span><text:span text:style-name="Style4">gesund · </text:span><text:span text:style-name="Style5">healthful; healthy · </text:span><text:span text:style-name="Style6">целебный; здоровый · </text:span><text:span text:style-name="Style7">здоровый</text:span></text:p>
      <text:p text:style-name="Text_20_body"><text:span text:style-name="Style1">516 · </text:span><text:span text:style-name="Style2">سالروز · </text:span><text:span text:style-name="Style3">sālruz · </text:span><text:span text:style-name="Style4">Jahrestag m · </text:span><text:span text:style-name="Style5">anniversary · </text:span><text:span text:style-name="Style6">юбилей · </text:span><text:span text:style-name="Style7">Юбилейный м</text:span></text:p>
      <text:p text:style-name="Text_20_body"><text:span text:style-name="Style1">517 · </text:span><text:span text:style-name="Style2">سال‌تحویل · </text:span><text:span text:style-name="Style3">sāltahvil · </text:span><text:span text:style-name="Style4">Moment des Jahresübergangs · </text:span><text:span text:style-name="Style5">moment of the year </text:span><text:soft-page-break/><text:span text:style-name="Style5">transition · </text:span><text:span text:style-name="Style6">момент переходного года · </text:span><text:span text:style-name="Style7">Момент перехода года</text:span></text:p>
      <text:p text:style-name="Text_20_body"><text:span text:style-name="Style1">518 · </text:span><text:span text:style-name="Style2">ث الوار · </text:span><text:span text:style-name="Style3">šalvār · </text:span><text:span text:style-name="Style4">Hose f · </text:span><text:span text:style-name="Style5">pants; trousers · </text:span><text:span text:style-name="Style6">брюки; брюки · </text:span><text:span text:style-name="Style7">Брюки f</text:span></text:p>
      <text:p text:style-name="Text_20_body"><text:span text:style-name="Style1">519 · </text:span><text:span text:style-name="Style2">سرباز · </text:span><text:span text:style-name="Style3">sarbāz · </text:span><text:span text:style-name="Style4">Soldat m · </text:span><text:span text:style-name="Style5">soldier · </text:span><text:span text:style-name="Style6">солдат · </text:span><text:span text:style-name="Style7">Солдат м</text:span></text:p>
      <text:p text:style-name="Text_20_body"><text:span text:style-name="Style1">520 · </text:span><text:span text:style-name="Style2">سرد · </text:span><text:span text:style-name="Style3">sard · </text:span><text:span text:style-name="Style4">kalt · </text:span><text:span text:style-name="Style5">cold · </text:span><text:span text:style-name="Style6">простуда · </text:span><text:span text:style-name="Style7">простуда</text:span></text:p>
      <text:p text:style-name="Text_20_body"><text:span text:style-name="Style1">521 · </text:span><text:span text:style-name="Style2">سکه · </text:span><text:span text:style-name="Style3">sekke · </text:span><text:span text:style-name="Style4">Münze f · </text:span><text:span text:style-name="Style5">coin · </text:span><text:span text:style-name="Style6">монета · </text:span><text:span text:style-name="Style7">Монета f</text:span></text:p>
      <text:p text:style-name="Text_20_body"><text:span text:style-name="Style1">522 · </text:span><text:span text:style-name="Style2">سنجد · </text:span><text:span text:style-name="Style3">senjed · </text:span><text:span text:style-name="Style4">Mehlbeere f · </text:span><text:span text:style-name="Style5">haw · </text:span><text:span text:style-name="Style6">боярышник · </text:span><text:span text:style-name="Style7">Whitebeam f</text:span></text:p>
      <text:p text:style-name="Text_20_body"><text:span text:style-name="Style1">523 · </text:span><text:span text:style-name="Style2">سرکه · </text:span><text:span text:style-name="Style3">serke · </text:span><text:span text:style-name="Style4">Essig m · </text:span><text:span text:style-name="Style5">vinegar · </text:span><text:span text:style-name="Style6">уксус · </text:span><text:span text:style-name="Style7">Уксус м</text:span></text:p>
      <text:p text:style-name="Text_20_body"><text:span text:style-name="Style1">524 · </text:span><text:span text:style-name="Style2">سسان بساب · </text:span><text:span text:style-name="Style3">sešanbešab · </text:span><text:span text:style-name="Style4">Dienstag Nacht · </text:span><text:span text:style-name="Style5">Tuesday Night · </text:span><text:span text:style-name="Style6">Вторник ночью · </text:span><text:span text:style-name="Style7">Вторник ночью</text:span></text:p>
      <text:p text:style-name="Text_20_body"><text:span text:style-name="Style1">525 · </text:span><text:span text:style-name="Style2">سیب · </text:span><text:span text:style-name="Style3">sib · </text:span><text:span text:style-name="Style4">Apfel m · </text:span><text:span text:style-name="Style5">apple · </text:span><text:span text:style-name="Style6">яблоко · </text:span><text:span text:style-name="Style7">Apple m</text:span></text:p>
      <text:p text:style-name="Text_20_body"><text:span text:style-name="Style1">526 · </text:span><text:span text:style-name="Style2">سیگار · </text:span><text:span text:style-name="Style3">sigār · </text:span><text:span text:style-name="Style4">Zigarette f · </text:span><text:span text:style-name="Style5">cigarette · </text:span><text:span text:style-name="Style6">сигарета · </text:span><text:span text:style-name="Style7">Сигарета f</text:span></text:p>
      <text:p text:style-name="Text_20_body"><text:span text:style-name="Style1">527 · </text:span><text:span text:style-name="Style2">ث ایر · </text:span><text:span text:style-name="Style3">sir · </text:span><text:span text:style-name="Style4">satt; Knoblauch m · </text:span><text:span text:style-name="Style5">full; garlic · </text:span><text:span text:style-name="Style6">полный; чеснок · </text:span><text:span text:style-name="Style7">достаточно; Чеснок м</text:span></text:p>
      <text:p text:style-name="Text_20_body"><text:span text:style-name="Style1">528 · </text:span><text:span text:style-name="Style2">سفره · </text:span><text:span text:style-name="Style3">sofre · </text:span><text:span text:style-name="Style4">Tischtuch n · </text:span><text:span text:style-name="Style5">tablecloth · </text:span><text:span text:style-name="Style6">скатерть · </text:span><text:span text:style-name="Style7">Скатерть n</text:span></text:p>
      <text:p text:style-name="Text_20_body"><text:span text:style-name="Style1">529 · </text:span><text:span text:style-name="Style2">سو کلت · </text:span><text:span text:style-name="Style3">šokolāt · </text:span><text:span text:style-name="Style4">Schokolade f · </text:span><text:span text:style-name="Style5">chocolate · </text:span><text:span text:style-name="Style6">шоколад · </text:span><text:span text:style-name="Style7">Шоколад f</text:span></text:p>
      <text:p text:style-name="Text_20_body"><text:span text:style-name="Style1">530 · </text:span><text:span text:style-name="Style2">سو کوفه دادن (د) · </text:span><text:span text:style-name="Style3">šokufe dādan (deh) · </text:span><text:span text:style-name="Style4">blühen · </text:span><text:span text:style-name="Style5">flower · </text:span><text:span text:style-name="Style6">цветок · </text:span><text:span text:style-name="Style7">процветать</text:span></text:p>
      <text:p text:style-name="Text_20_body"><text:span text:style-name="Style1">531 · </text:span><text:span text:style-name="Style2">سماق · </text:span><text:span text:style-name="Style3">somāq · </text:span><text:span text:style-name="Style4">Sumach m · </text:span><text:span text:style-name="Style5">sumac · </text:span><text:span text:style-name="Style6">сумах · </text:span><text:span text:style-name="Style7">Sumac m</text:span></text:p>
      <text:p text:style-name="Text_20_body"><text:span text:style-name="Style1">532 · </text:span><text:span text:style-name="Style2">سرو · </text:span><text:span text:style-name="Style3">šoru’ · </text:span><text:span text:style-name="Style4">Beginn m; Start m · </text:span><text:span text:style-name="Style5">beginning; start · </text:span><text:span text:style-name="Style6">начало; начало · </text:span><text:span text:style-name="Style7">Начало m; Начать m</text:span></text:p>
      <text:p text:style-name="Text_20_body"><text:span text:style-name="Style1">533 · </text:span><text:span text:style-name="Style2">سرخی · </text:span><text:span text:style-name="Style3">sorxi · </text:span><text:span text:style-name="Style4">Röte f · </text:span><text:span text:style-name="Style5">redness · </text:span><text:span text:style-name="Style6">покраснение · </text:span><text:span text:style-name="Style7">Покраснение f</text:span></text:p>
      <text:p text:style-name="Text_20_body"><text:span text:style-name="Style1">534 · </text:span><text:span text:style-name="Style2">تعطیلات · </text:span><text:span text:style-name="Style3">ta’tilāt · </text:span><text:span text:style-name="Style4">Ferien f · </text:span><text:span text:style-name="Style5">holidays · </text:span><text:span text:style-name="Style6">каникулы · </text:span><text:span text:style-name="Style7">Праздник f</text:span></text:p>
      <text:p text:style-name="Text_20_body"><text:span text:style-name="Style1">535 · </text:span><text:span text:style-name="Style2">تبریک گفتن (گو) · </text:span><text:span text:style-name="Style3">tabrik goftan (gu) · </text:span><text:span text:style-name="Style4">gratulieren · </text:span><text:span text:style-name="Style5">congratulate · </text:span><text:span text:style-name="Style6">поздравлять · </text:span><text:span text:style-name="Style7">поздравлять</text:span></text:p>
      <text:p text:style-name="Text_20_body"><text:span text:style-name="Style1">536 · </text:span><text:span text:style-name="Style2">تمام · </text:span><text:span text:style-name="Style3">tamām · </text:span><text:span text:style-name="Style4">aus; fertig; ganz; sämtlich · </text:span><text:span text:style-name="Style5">all; finished; whole · </text:span><text:span text:style-name="Style6">все; закончил; все · </text:span><text:span text:style-name="Style7">от; завершено; полностью; все</text:span></text:p>
      <text:p text:style-name="Text_20_body"><text:span text:style-name="Style1">537 · </text:span><text:span text:style-name="Style2">تمیزی · </text:span><text:span text:style-name="Style3">tamizi · </text:span><text:span text:style-name="Style4">Reinheit f · </text:span><text:span text:style-name="Style5">cleanness · </text:span><text:span text:style-name="Style6">чистота · </text:span><text:span text:style-name="Style7">Чистота f</text:span></text:p>
      <text:p text:style-name="Text_20_body"><text:span text:style-name="Style1">538 · </text:span><text:span text:style-name="Style2">طعن · </text:span><text:span text:style-name="Style3">tan · </text:span><text:span text:style-name="Style4">Körper m; Leib m · </text:span><text:span text:style-name="Style5">body · </text:span><text:span text:style-name="Style6">тело · </text:span><text:span text:style-name="Style7">Тело m; Тело m</text:span></text:p>
      <text:p text:style-name="Text_20_body"><text:span text:style-name="Style1">539 · </text:span><text:span text:style-name="Style2">تقسیم بار · </text:span><text:span text:style-name="Style3">taqsim bar · </text:span><text:span text:style-name="Style4">dividiert durch · </text:span><text:span text:style-name="Style5">divided by · </text:span><text:span text:style-name="Style6">разделенный на · </text:span><text:span text:style-name="Style7">разделенный на</text:span></text:p>
      <text:p text:style-name="Text_20_body"><text:span text:style-name="Style1">540 · </text:span><text:span text:style-name="Style2">ترم · </text:span><text:span text:style-name="Style3">term · </text:span><text:span text:style-name="Style4">Semester n · </text:span><text:span text:style-name="Style5">term · </text:span><text:span text:style-name="Style6">срок · </text:span><text:span text:style-name="Style7">Семестр n</text:span></text:p>
      <text:p text:style-name="Text_20_body"><text:span text:style-name="Style1">541 · </text:span><text:span text:style-name="Style2">تیغ · </text:span><text:span text:style-name="Style3">tiq · </text:span><text:span text:style-name="Style4">Dorn m; Klinge f · </text:span><text:span text:style-name="Style5">razor; blade · </text:span><text:span text:style-name="Style6">бритва; лопасть · </text:span><text:span text:style-name="Style7">Thorn m; Лезвие f</text:span></text:p>
      <text:p text:style-name="Text_20_body"><text:span text:style-name="Style1">542 · </text:span><text:span text:style-name="Style2">تخم‌مرغ · </text:span><text:span text:style-name="Style3">toxmemorq · </text:span><text:span text:style-name="Style4">Ei n · </text:span><text:span text:style-name="Style5">egg · </text:span><text:span text:style-name="Style6">яйцо · </text:span><text:span text:style-name="Style7">Яйцо n</text:span></text:p>
      <text:p text:style-name="Text_20_body"><text:span text:style-name="Style1">543 · </text:span><text:span text:style-name="Style2">وسایل · </text:span><text:span text:style-name="Style3">vasāyel · </text:span><text:span text:style-name="Style4">Werkzeuge pl; Sachen pl · </text:span><text:span text:style-name="Style5">tools; belongings · </text:span><text:span text:style-name="Style6">инструменты; пожитки · </text:span><text:span text:style-name="Style7">Инструменты pl; Материал pl</text:span></text:p>
      <text:p text:style-name="Text_20_body"><text:span text:style-name="Style1">544 · </text:span><text:span text:style-name="Style2">وی ظ · </text:span><text:span text:style-name="Style3">viže · </text:span><text:span text:style-name="Style4">besonders; speziell · </text:span><text:span text:style-name="Style5">special; particular · </text:span><text:span text:style-name="Style6">специальное; частности · </text:span><text:span text:style-name="Style7">в частности; специально</text:span></text:p>
      <text:p text:style-name="Text_20_body"><text:span text:style-name="Style1">545 · </text:span><text:span text:style-name="Style2">خانه‌تکانی · </text:span><text:span text:style-name="Style3">xānetekāni · </text:span><text:span text:style-name="Style4">Hausputz m · </text:span><text:span text:style-name="Style5">housecleaning · </text:span><text:span text:style-name="Style6">уборка · </text:span><text:span text:style-name="Style7">Уборка дома m</text:span></text:p>
      <text:p text:style-name="Text_20_body"><text:span text:style-name="Style1">546 · </text:span><text:span text:style-name="Style2">خط که‌‌س · </text:span><text:span text:style-name="Style3">xatkeš · </text:span><text:span text:style-name="Style4">Lineal n · </text:span><text:span text:style-name="Style5">ruler · </text:span><text:span text:style-name="Style6">правитель · </text:span><text:span text:style-name="Style7">Правитель n</text:span></text:p>
      <text:p text:style-name="Text_20_body"><text:span text:style-name="Style1">547 · </text:span><text:span text:style-name="Style2">یا · </text:span><text:span text:style-name="Style3">yā · </text:span><text:span text:style-name="Style4">oder; entweder · </text:span><text:span text:style-name="Style5">or; either · </text:span><text:span text:style-name="Style6">или; либо · </text:span><text:span text:style-name="Style7">или; либо</text:span></text:p>
      <text:p text:style-name="Text_20_body"><text:span text:style-name="Style1">548 · </text:span><text:span text:style-name="Style2">یعنی · </text:span><text:span text:style-name="Style3">ya’ni · </text:span><text:span text:style-name="Style4">nämlich; das bedeutet · </text:span><text:span text:style-name="Style5">namely; it means · </text:span><text:span text:style-name="Style6">а именно; это означает · </text:span><text:span text:style-name="Style7">а именно; это значит</text:span></text:p>
      <text:p text:style-name="Text_20_body"><text:span text:style-name="Style1">549 · </text:span><text:span text:style-name="Style2">یکدیگر · </text:span><text:span text:style-name="Style3">yekdigar · </text:span><text:span text:style-name="Style4">einander · </text:span><text:span text:style-name="Style5">each other; one another · </text:span><text:span text:style-name="Style6">друг друга; друг друга · </text:span><text:span text:style-name="Style7">друг друга</text:span></text:p>
      <text:p text:style-name="Text_20_body"><text:span text:style-name="Style1">550 · </text:span><text:span text:style-name="Style2">زمین · </text:span><text:span text:style-name="Style3">zamin · </text:span><text:span text:style-name="Style4">Erde f; Fußboden m; Grundstück n · </text:span><text:span text:style-name="Style5">earth; ground; land · </text:span><text:span text:style-name="Style6">земля; земля; земля · </text:span><text:span text:style-name="Style7">Земля f; Этаж м; Участок n</text:span></text:p>
      <text:p text:style-name="Text_20_body"><text:span text:style-name="Style1">551 · </text:span><text:span text:style-name="Style2">ضرب در · </text:span><text:span text:style-name="Style3">zarb dar · </text:span><text:span text:style-name="Style4">multipliziert mit · </text:span><text:span text:style-name="Style5">multiplied by · </text:span><text:span text:style-name="Style6">умноженное на · </text:span><text:span text:style-name="Style7">умноженное на</text:span></text:p>
      <text:p text:style-name="Text_20_body"><text:span text:style-name="Style1">552 · </text:span><text:span text:style-name="Style2">زرد · </text:span><text:span text:style-name="Style3">zard · </text:span><text:span text:style-name="Style4">gelb · </text:span><text:span text:style-name="Style5">yellow · </text:span><text:span text:style-name="Style6">желтый · </text:span><text:span text:style-name="Style7">желтый</text:span></text:p>
      <text:p text:style-name="Text_20_body"><text:span text:style-name="Style1">553 · </text:span><text:span text:style-name="Style2">ظرف · </text:span><text:span text:style-name="Style3">zarf · </text:span><text:span text:style-name="Style4">Behälter m; Schale f · </text:span><text:span text:style-name="Style5">dish; container · </text:span><text:span text:style-name="Style6">блюдо; контейнер · </text:span><text:span text:style-name="Style7">Контейнер m; Оболочка f</text:span></text:p>
      <text:p text:style-name="Text_20_body"><text:span text:style-name="Style1">554 · </text:span><text:span text:style-name="Style2">زمستان · </text:span><text:span text:style-name="Style3">zemestān · </text:span><text:span text:style-name="Style4">Winter m · </text:span><text:span text:style-name="Style5">winter · </text:span><text:span text:style-name="Style6">зима · </text:span><text:span text:style-name="Style7">Зимний м</text:span></text:p>
      <text:p text:style-name="Text_20_body"><text:span text:style-name="Style1">555 · </text:span><text:span text:style-name="Style2">درس · </text:span><text:span text:style-name="Style3">Dars-e · </text:span><text:span text:style-name="Style4">6 · </text:span><text:span text:style-name="Style5">6 · </text:span><text:span text:style-name="Style6">6 · </text:span><text:span text:style-name="Style7">6</text:span></text:p>
      <text:p text:style-name="Text_20_body"><text:span text:style-name="Style1">556 · </text:span><text:span text:style-name="Style2">آماده کردن (کن) · </text:span><text:span text:style-name="Style3">āmāde kardan (kon) · </text:span><text:span text:style-name="Style4">vorbereiten · </text:span><text:span text:style-name="Style5">prepare · </text:span><text:span text:style-name="Style6">подготовить · </text:span><text:span text:style-name="Style7">подготовить</text:span></text:p>
      <text:p text:style-name="Text_20_body"><text:span text:style-name="Style1">557 · </text:span><text:span text:style-name="Style2">انداختن (انداز) · </text:span><text:span text:style-name="Style3">andāxtan (andāz) · </text:span><text:span text:style-name="Style4">werfen · </text:span><text:span text:style-name="Style5">throw · </text:span><text:span text:style-name="Style6">бросать · </text:span><text:span text:style-name="Style7">бросать</text:span></text:p>
      <text:p text:style-name="Text_20_body"><text:span text:style-name="Style1">558 · </text:span><text:span text:style-name="Style2">ات آسکده · </text:span><text:span text:style-name="Style3">ātaškade · </text:span><text:span text:style-name="Style4">Feuertempel m · </text:span><text:span text:style-name="Style5">fire temple · </text:span><text:span text:style-name="Style6">огненный храм · </text:span><text:span text:style-name="Style7">Огненный храм м</text:span></text:p>
      <text:p text:style-name="Text_20_body"><text:span text:style-name="Style1">559 · </text:span><text:span text:style-name="Style2">آوردن (آوار) · </text:span><text:span text:style-name="Style3">āvardan (āvar) · </text:span><text:span text:style-name="Style4">bringen · </text:span><text:span text:style-name="Style5">bring · </text:span><text:span text:style-name="Style6">приносить · </text:span><text:span text:style-name="Style7">приносить</text:span></text:p>
      <text:p text:style-name="Text_20_body"><text:span text:style-name="Style1">560 · </text:span><text:span text:style-name="Style2">عزیز · </text:span><text:span text:style-name="Style3">aziz · </text:span><text:span text:style-name="Style4">lieb; Liebling m · </text:span><text:span text:style-name="Style5">dear; darling · </text:span><text:span text:style-name="Style6">дорогой; дорогой · </text:span><text:span text:style-name="Style7">дорогой; Дорогая м</text:span></text:p>
      <text:p text:style-name="Text_20_body"><text:span text:style-name="Style1">561 · </text:span><text:span text:style-name="Style2">ازجمله · </text:span><text:span text:style-name="Style3">azjomle · </text:span><text:span text:style-name="Style4">darunter; einschließlich · </text:span><text:span text:style-name="Style5">including; among them · </text:span><text:span text:style-name="Style6">в том числе; среди них · </text:span><text:span text:style-name="Style7">в том числе; включая</text:span></text:p>
      <text:p text:style-name="Text_20_body"><text:span text:style-name="Style1">562 · </text:span><text:span text:style-name="Style2">بعد · </text:span><text:span text:style-name="Style3">ba’d · </text:span><text:span text:style-name="Style4">nächste(r)[s]; dann; danach · </text:span><text:span text:style-name="Style5">next; then · </text:span><text:span text:style-name="Style6">рядом; то · </text:span><text:span text:style-name="Style7">Следующий (г) [с]; то; то</text:span></text:p>
      <text:p text:style-name="Text_20_body"><text:span text:style-name="Style1">563 · </text:span><text:span text:style-name="Style2">بنا · </text:span><text:span text:style-name="Style3">banā · </text:span><text:span text:style-name="Style4">Bau m; Gebäude n · </text:span><text:span text:style-name="Style5">construction; building · </text:span><text:span text:style-name="Style6">строительство; строительство · </text:span><text:span text:style-name="Style7">Строительство m; Построение n</text:span></text:p>
      <text:p text:style-name="Text_20_body"><text:span text:style-name="Style1">564 · </text:span><text:span text:style-name="Style2">بار فرازه · </text:span><text:span text:style-name="Style3">bar farāz-e · </text:span><text:span text:style-name="Style4">über; oberhalb · </text:span><text:span text:style-name="Style5">above · </text:span><text:span text:style-name="Style6">выше · </text:span><text:span text:style-name="Style7">о; выше</text:span></text:p>
      <text:p text:style-name="Text_20_body"><text:span text:style-name="Style1">565 · </text:span><text:span text:style-name="Style2">چهارراه · </text:span><text:span text:style-name="Style3">cāhārrāh · </text:span><text:span text:style-name="Style4">Kreuzung f · </text:span><text:span text:style-name="Style5">crossroad · </text:span><text:span text:style-name="Style6">перекресток · </text:span><text:span text:style-name="Style7">Пересечение f</text:span></text:p>
      <text:p text:style-name="Text_20_body"><text:span text:style-name="Style1">566 · </text:span><text:span text:style-name="Style2">چاپ · </text:span><text:span text:style-name="Style3">cap · </text:span><text:span text:style-name="Style4">links · </text:span><text:span text:style-name="Style5">left · </text:span><text:span text:style-name="Style6">слева · </text:span><text:span text:style-name="Style7">слева</text:span></text:p>
      <text:p text:style-name="Text_20_body"><text:span text:style-name="Style1">567 · </text:span><text:span text:style-name="Style2">چرا · </text:span><text:span text:style-name="Style3">cerā · </text:span><text:span text:style-name="Style4">warum; doch · </text:span><text:span text:style-name="Style5">why; sure · </text:span><text:span text:style-name="Style6">почему; конечно · </text:span><text:span text:style-name="Style7">почему; но</text:span></text:p>
      <text:p text:style-name="Text_20_body"><text:span text:style-name="Style1">568 · </text:span><text:span text:style-name="Style2">چراغ-ا راهنمایی · </text:span><text:span text:style-name="Style3">cerāq-e rāhnamāyi · </text:span><text:span text:style-name="Style4">Ampel f; Verkehrsampel f · </text:span><text:span text:style-name="Style5">traffic lights · </text:span><text:span text:style-name="Style6">светофоры · </text:span><text:span text:style-name="Style7">Светофор f; Светофор f</text:span></text:p>
      <text:p text:style-name="Text_20_body"><text:span text:style-name="Style1">569 · </text:span><text:span text:style-name="Style2">چون · </text:span><text:span text:style-name="Style3">con · </text:span><text:span text:style-name="Style4">da; denn; weil · </text:span><text:span text:style-name="Style5">because; since · </text:span><text:span text:style-name="Style6">потому что; поскольку · </text:span><text:span text:style-name="Style7">там; потому что; потому что</text:span></text:p>
      <text:p text:style-name="Text_20_body"><text:span text:style-name="Style1">570 · </text:span><text:span text:style-name="Style2">چوبی · </text:span><text:span text:style-name="Style3">cubi · </text:span><text:span text:style-name="Style4">hölzern · </text:span><text:span text:style-name="Style5">wooden · </text:span><text:span text:style-name="Style6">деревянный · </text:span><text:span text:style-name="Style7">деревянный</text:span></text:p>
      <text:p text:style-name="Text_20_body"><text:span text:style-name="Style1">571 · </text:span><text:span text:style-name="Style2">دلیل · </text:span><text:span text:style-name="Style3">dalil · </text:span><text:span text:style-name="Style4">Grund m · </text:span><text:span text:style-name="Style5">reason · </text:span><text:span text:style-name="Style6">причина · </text:span><text:span text:style-name="Style7">Причина m</text:span></text:p>
      <text:p text:style-name="Text_20_body"><text:soft-page-break/><text:span text:style-name="Style1">572 · </text:span><text:span text:style-name="Style2">دم · </text:span><text:span text:style-name="Style3">dām · </text:span><text:span text:style-name="Style4">Falle f · </text:span><text:span text:style-name="Style5">trap · </text:span><text:span text:style-name="Style6">ловушка · </text:span><text:span text:style-name="Style7">Ловушка f</text:span></text:p>
      <text:p text:style-name="Text_20_body"><text:span text:style-name="Style1">573 · </text:span><text:span text:style-name="Style2">دقیقه · </text:span><text:span text:style-name="Style3">daqiqe · </text:span><text:span text:style-name="Style4">Minute f · </text:span><text:span text:style-name="Style5">minute · </text:span><text:span text:style-name="Style6">минут · </text:span><text:span text:style-name="Style7">Минута f</text:span></text:p>
      <text:p text:style-name="Text_20_body"><text:span text:style-name="Style1">574 · </text:span><text:span text:style-name="Style2">دارا بودن (هست؛ بس) · </text:span><text:span text:style-name="Style3">dārā budan (hast; bāš) · </text:span><text:span text:style-name="Style4">haben; besitzen · </text:span><text:span text:style-name="Style5">have; possess · </text:span><text:span text:style-name="Style6">есть; обладать · </text:span><text:span text:style-name="Style7">есть; собственный</text:span></text:p>
      <text:p text:style-name="Text_20_body"><text:span text:style-name="Style1">575 · </text:span><text:span text:style-name="Style2">درجه · </text:span><text:span text:style-name="Style3">daraje · </text:span><text:span text:style-name="Style4">Grad m; Rang m · </text:span><text:span text:style-name="Style5">degree; grade · </text:span><text:span text:style-name="Style6">степень; класс · </text:span><text:span text:style-name="Style7">Степень m; Ранг m</text:span></text:p>
      <text:p text:style-name="Text_20_body"><text:span text:style-name="Style1">576 · </text:span><text:span text:style-name="Style2">دیر · </text:span><text:span text:style-name="Style3">dir · </text:span><text:span text:style-name="Style4">spät · </text:span><text:span text:style-name="Style5">late · </text:span><text:span text:style-name="Style6">поздно · </text:span><text:span text:style-name="Style7">поздно</text:span></text:p>
      <text:p text:style-name="Text_20_body"><text:span text:style-name="Style1">577 · </text:span><text:span text:style-name="Style2">در زدن (زن) · </text:span><text:span text:style-name="Style3">dowr zadan (zan) · </text:span><text:span text:style-name="Style4">umdrehen · </text:span><text:span text:style-name="Style5">turn round · </text:span><text:span text:style-name="Style6">поворачиваться · </text:span><text:span text:style-name="Style7">оборачиваться</text:span></text:p>
      <text:p text:style-name="Text_20_body"><text:span text:style-name="Style1">578 · </text:span><text:span text:style-name="Style2">انتها · </text:span><text:span text:style-name="Style3">entehā · </text:span><text:span text:style-name="Style4">Ende n; Schluss m · </text:span><text:span text:style-name="Style5">end; terminal · </text:span><text:span text:style-name="Style6">конец; терминал · </text:span><text:span text:style-name="Style7">End n; Окончательный m</text:span></text:p>
      <text:p text:style-name="Text_20_body"><text:span text:style-name="Style1">579 · </text:span><text:span text:style-name="Style2">استثنائا · </text:span><text:span text:style-name="Style3">estesnāan · </text:span><text:span text:style-name="Style4">ausnahmsweise · </text:span><text:span text:style-name="Style5">exceptionally · </text:span><text:span text:style-name="Style6">исключительно · </text:span><text:span text:style-name="Style7">исключительно</text:span></text:p>
      <text:p text:style-name="Text_20_body"><text:span text:style-name="Style1">580 · </text:span><text:span text:style-name="Style2">ت عماد · </text:span><text:span text:style-name="Style3">e’temād · </text:span><text:span text:style-name="Style4">Vertrauen n · </text:span><text:span text:style-name="Style5">trust; confidence · </text:span><text:span text:style-name="Style6">доверие; уверенность · </text:span><text:span text:style-name="Style7">Trust n</text:span></text:p>
      <text:p text:style-name="Text_20_body"><text:span text:style-name="Style1">581 · </text:span><text:span text:style-name="Style2">فر · </text:span><text:span text:style-name="Style3">fer · </text:span><text:span text:style-name="Style4">Ofen m; Locke f · </text:span><text:span text:style-name="Style5">oven; curls · </text:span><text:span text:style-name="Style6">печь; кудри · </text:span><text:span text:style-name="Style7">Печь м; Локк f</text:span></text:p>
      <text:p text:style-name="Text_20_body"><text:span text:style-name="Style1">582 · </text:span><text:span text:style-name="Style2">فیریزر · </text:span><text:span text:style-name="Style3">ferizer · </text:span><text:span text:style-name="Style4">Gefrierschrank m · </text:span><text:span text:style-name="Style5">freezer · </text:span><text:span text:style-name="Style6">морозилка · </text:span><text:span text:style-name="Style7">Морозильник м</text:span></text:p>
      <text:p text:style-name="Text_20_body"><text:span text:style-name="Style1">583 · </text:span><text:span text:style-name="Style2">گرم کردن (کن) · </text:span><text:span text:style-name="Style3">garm kardan (kon) · </text:span><text:span text:style-name="Style4">wärmen; erhitzen · </text:span><text:span text:style-name="Style5">warm up; heat · </text:span><text:span text:style-name="Style6">разминка; тепла · </text:span><text:span text:style-name="Style7">теплый; тепла</text:span></text:p>
      <text:p text:style-name="Text_20_body"><text:span text:style-name="Style1">584 · </text:span><text:span text:style-name="Style2">گسته‌‌ان (گرد) · </text:span><text:span text:style-name="Style3">gaštan (gard) · </text:span><text:span text:style-name="Style4">suchen; drehen · </text:span><text:span text:style-name="Style5">search; turn · </text:span><text:span text:style-name="Style6">поиск; поворот · </text:span><text:span text:style-name="Style7">Поиск; поворот</text:span></text:p>
      <text:p text:style-name="Text_20_body"><text:span text:style-name="Style1">585 · </text:span><text:span text:style-name="Style2">گل · </text:span><text:span text:style-name="Style3">gol · </text:span><text:span text:style-name="Style4">Blume f; Tor n · </text:span><text:span text:style-name="Style5">flower; goal · </text:span><text:span text:style-name="Style6">цветок; цель · </text:span><text:span text:style-name="Style7">Цветок f; Ворота n</text:span></text:p>
      <text:p text:style-name="Text_20_body"><text:span text:style-name="Style1">586 · </text:span><text:span text:style-name="Style2">گوز آستان (گذار) · </text:span><text:span text:style-name="Style3">gozāštan (gozār) · </text:span><text:span text:style-name="Style4">lassen; erlauben; legen; stellen · </text:span><text:span text:style-name="Style5">put; let · </text:span><text:span text:style-name="Style6">ставить; позвольте мне · </text:span><text:span text:style-name="Style7">оставить; разрешить; место; обеспечить</text:span></text:p>
      <text:p text:style-name="Text_20_body"><text:span text:style-name="Style1">587 · </text:span><text:span text:style-name="Style2">هم اینجا · </text:span><text:span text:style-name="Style3">haminjā · </text:span><text:span text:style-name="Style4">genau hier · </text:span><text:span text:style-name="Style5">right here · </text:span><text:span text:style-name="Style6">прямо здесь · </text:span><text:span text:style-name="Style7">прямо здесь</text:span></text:p>
      <text:p text:style-name="Text_20_body"><text:span text:style-name="Style1">588 · </text:span><text:span text:style-name="Style2">حرارت · </text:span><text:span text:style-name="Style3">harārat · </text:span><text:span text:style-name="Style4">Hitze f; Temperatur f · </text:span><text:span text:style-name="Style5">heat; temperature · </text:span><text:span text:style-name="Style6">тепла; температура · </text:span><text:span text:style-name="Style7">Теплота f; Температура f</text:span></text:p>
      <text:p text:style-name="Text_20_body"><text:span text:style-name="Style1">589 · </text:span><text:span text:style-name="Style2">حرکت · </text:span><text:span text:style-name="Style3">harekat · </text:span><text:span text:style-name="Style4">Bewegung f; Abfahrt f · </text:span><text:span text:style-name="Style5">movement; departure · </text:span><text:span text:style-name="Style6">движение; выезд · </text:span><text:span text:style-name="Style7">Движение f; Вылет f</text:span></text:p>
      <text:p text:style-name="Text_20_body"><text:span text:style-name="Style1">590 · </text:span><text:span text:style-name="Style2">هتل · </text:span><text:span text:style-name="Style3">hotel · </text:span><text:span text:style-name="Style4">Hotel n · </text:span><text:span text:style-name="Style5">hotel · </text:span><text:span text:style-name="Style6">отель · </text:span><text:span text:style-name="Style7">Отель n</text:span></text:p>
      <text:p text:style-name="Text_20_body"><text:span text:style-name="Style1">591 · </text:span><text:span text:style-name="Style2">اینجا · </text:span><text:span text:style-name="Style3">injā · </text:span><text:span text:style-name="Style4">hier · </text:span><text:span text:style-name="Style5">here · </text:span><text:span text:style-name="Style6">здесь · </text:span><text:span text:style-name="Style7">здесь</text:span></text:p>
      <text:p text:style-name="Text_20_body"><text:span text:style-name="Style1">592 · </text:span><text:span text:style-name="Style2">جهانگرد · </text:span><text:span text:style-name="Style3">jahāngard · </text:span><text:span text:style-name="Style4">Tourist(in f) m · </text:span><text:span text:style-name="Style5">tourist · </text:span><text:span text:style-name="Style6">турист · </text:span><text:span text:style-name="Style7">Туристический (в f) м</text:span></text:p>
      <text:p text:style-name="Text_20_body"><text:span text:style-name="Style1">593 · </text:span><text:span text:style-name="Style2">جامعه · </text:span><text:span text:style-name="Style3">jāme’ · </text:span><text:span text:style-name="Style4">umfassend · </text:span><text:span text:style-name="Style5">comprehensive · </text:span><text:span text:style-name="Style6">комплексный · </text:span><text:span text:style-name="Style7">полный</text:span></text:p>
      <text:p text:style-name="Text_20_body"><text:span text:style-name="Style1">594 · </text:span><text:span text:style-name="Style2">لهجه · </text:span><text:span text:style-name="Style3">lahje · </text:span><text:span text:style-name="Style4">Akzent m; Dialekt m · </text:span><text:span text:style-name="Style5">accent; dialect · </text:span><text:span text:style-name="Style6">акцент; диалект · </text:span><text:span text:style-name="Style7">Accent m; Диалект m</text:span></text:p>
      <text:p text:style-name="Text_20_body"><text:span text:style-name="Style1">595 · </text:span><text:span text:style-name="Style2">لطفا · </text:span><text:span text:style-name="Style3">lotfan · </text:span><text:span text:style-name="Style4">bitte · </text:span><text:span text:style-name="Style5">please · </text:span><text:span text:style-name="Style6">пожалуйста · </text:span><text:span text:style-name="Style7">пожалуйста</text:span></text:p>
      <text:p text:style-name="Text_20_body"><text:span text:style-name="Style1">596 · </text:span><text:span text:style-name="Style2">ماکان · </text:span><text:span text:style-name="Style3">makān · </text:span><text:span text:style-name="Style4">Lokation f; Platz m · </text:span><text:span text:style-name="Style5">location; place · </text:span><text:span text:style-name="Style6">место нахождения; место · </text:span><text:span text:style-name="Style7">Местоположение f; Место m</text:span></text:p>
      <text:p text:style-name="Text_20_body"><text:span text:style-name="Style1">597 · </text:span><text:span text:style-name="Style2">مقاله · </text:span><text:span text:style-name="Style3">maqāle · </text:span><text:span text:style-name="Style4">Artikel m; Beitrag m · </text:span><text:span text:style-name="Style5">article; paper · </text:span><text:span text:style-name="Style6">статья; бумага · </text:span><text:span text:style-name="Style7">Статья m; Вклад m</text:span></text:p>
      <text:p text:style-name="Text_20_body"><text:span text:style-name="Style1">598 · </text:span><text:span text:style-name="Style2">مسجد · </text:span><text:span text:style-name="Style3">masjed · </text:span><text:span text:style-name="Style4">Moschee f · </text:span><text:span text:style-name="Style5">mosque · </text:span><text:span text:style-name="Style6">мечеть · </text:span><text:span text:style-name="Style7">Мечеть f</text:span></text:p>
      <text:p text:style-name="Text_20_body"><text:span text:style-name="Style1">599 · </text:span><text:span text:style-name="Style2">م ماری · </text:span><text:span text:style-name="Style3">me’māri · </text:span><text:span text:style-name="Style4">Architektur f · </text:span><text:span text:style-name="Style5">architecture · </text:span><text:span text:style-name="Style6">архитектура · </text:span><text:span text:style-name="Style7">Архитектура f</text:span></text:p>
      <text:p text:style-name="Text_20_body"><text:span text:style-name="Style1">600 · </text:span><text:span text:style-name="Style2">میدان · </text:span><text:span text:style-name="Style3">meydān · </text:span><text:span text:style-name="Style4">Platz m; Feld n · </text:span><text:span text:style-name="Style5">square; field · </text:span><text:span text:style-name="Style6">квадрат; поле · </text:span><text:span text:style-name="Style7">Место m; Поле n</text:span></text:p>
      <text:p text:style-name="Text_20_body"><text:span text:style-name="Style1">601 · </text:span><text:span text:style-name="Style2">میان · </text:span><text:span text:style-name="Style3">miyān · </text:span><text:span text:style-name="Style4">zwischen; Mitte f · </text:span><text:span text:style-name="Style5">between; middle · </text:span><text:span text:style-name="Style6">между ними; средний · </text:span><text:span text:style-name="Style7">между ними; Средний f</text:span></text:p>
      <text:p text:style-name="Text_20_body"><text:span text:style-name="Style1">602 · </text:span><text:span text:style-name="Style2">مدت · </text:span><text:span text:style-name="Style3">moddat · </text:span><text:span text:style-name="Style4">Dauer f; Frist f; Zeit f · </text:span><text:span text:style-name="Style5">time; term; duration; length · </text:span><text:span text:style-name="Style6">время; срок; продолжительность; длина · </text:span><text:span text:style-name="Style7">Продолжительность f; Крайний срок f; Время f</text:span></text:p>
      <text:p text:style-name="Text_20_body"><text:span text:style-name="Style1">603 · </text:span><text:span text:style-name="Style2">مجسمه‌سازی · </text:span><text:span text:style-name="Style3">mojassamesāzi · </text:span><text:span text:style-name="Style4">Bildhauerei f · </text:span><text:span text:style-name="Style5">sculpture · </text:span><text:span text:style-name="Style6">скульптура · </text:span><text:span text:style-name="Style7">Скульптура f</text:span></text:p>
      <text:p text:style-name="Text_20_body"><text:span text:style-name="Style1">604 · </text:span><text:span text:style-name="Style2">منبت‌کاری · </text:span><text:span text:style-name="Style3">monabbatkāri · </text:span><text:span text:style-name="Style4">Holzschnitzereien pl · </text:span><text:span text:style-name="Style5">woodcarving · </text:span><text:span text:style-name="Style6">ксилография · </text:span><text:span text:style-name="Style7">Деревянная резка pl</text:span></text:p>
      <text:p text:style-name="Text_20_body"><text:span text:style-name="Style1">605 · </text:span><text:span text:style-name="Style2">منحصربه‌فرد · </text:span><text:span text:style-name="Style3">monhaserbefard · </text:span><text:span text:style-name="Style4">einzigartig · </text:span><text:span text:style-name="Style5">unique · </text:span><text:span text:style-name="Style6">уникальный · </text:span><text:span text:style-name="Style7">уникальный</text:span></text:p>
      <text:p text:style-name="Text_20_body"><text:span text:style-name="Style1">606 · </text:span><text:span text:style-name="Style2">منتظر ماندن (من) · </text:span><text:span text:style-name="Style3">montazer māndan (mān) · </text:span><text:span text:style-name="Style4">warten bleiben · </text:span><text:span text:style-name="Style5">remain waiting · </text:span><text:span text:style-name="Style6">все еще ждут · </text:span><text:span text:style-name="Style7">оставаться в ожидании</text:span></text:p>
      <text:p text:style-name="Text_20_body"><text:span text:style-name="Style1">607 · </text:span><text:span text:style-name="Style2">مستقیم · </text:span><text:span text:style-name="Style3">mostaqim <text:s/>· </text:span><text:span text:style-name="Style4">direkt; gerade; geradeaus; unmittelbar · </text:span><text:span text:style-name="Style5">direct; straight;straightforward · </text:span><text:span text:style-name="Style6">прямой; прямой, прямой · </text:span><text:span text:style-name="Style7">непосредственно; прямой; прямой; немедленно</text:span></text:p>
      <text:p text:style-name="Text_20_body"><text:span text:style-name="Style1">608 · </text:span><text:span text:style-name="Style2">نه · </text:span><text:span text:style-name="Style3">na · </text:span><text:span text:style-name="Style4">nein; nicht · </text:span><text:span text:style-name="Style5">no · </text:span><text:span text:style-name="Style6">нет · </text:span><text:span text:style-name="Style7">нет; не</text:span></text:p>
      <text:p text:style-name="Text_20_body"><text:span text:style-name="Style1">609 · </text:span><text:span text:style-name="Style2">ناراحت · </text:span><text:span text:style-name="Style3">nārāhat · </text:span><text:span text:style-name="Style4">besorgt; unbequem · </text:span><text:span text:style-name="Style5">worried; uncomfortable · </text:span><text:span text:style-name="Style6">беспокоился; неудобный · </text:span><text:span text:style-name="Style7">беспокоился; неудобный</text:span></text:p>
      <text:p text:style-name="Text_20_body"><text:span text:style-name="Style1">610 · </text:span><text:span text:style-name="Style2">نرسیده · </text:span><text:span text:style-name="Style3">nareside · </text:span><text:span text:style-name="Style4">vor; unreif · </text:span><text:span text:style-name="Style5">before; unripe · </text:span><text:span text:style-name="Style6">прежде; незрелый · </text:span><text:span text:style-name="Style7">прежде; незрелый</text:span></text:p>
      <text:p text:style-name="Text_20_body"><text:span text:style-name="Style1">611 · </text:span><text:span text:style-name="Style2">نزدیک · </text:span><text:span text:style-name="Style3">nazdik · </text:span><text:span text:style-name="Style4">nah; beinahe · </text:span><text:span text:style-name="Style5">near; close · </text:span><text:span text:style-name="Style6">рядом; близко · </text:span><text:span text:style-name="Style7">закрыть; почти</text:span></text:p>
      <text:p text:style-name="Text_20_body"><text:span text:style-name="Style1">612 · </text:span><text:span text:style-name="Style2">نگران · </text:span><text:span text:style-name="Style3">negarān · </text:span><text:span text:style-name="Style4">besorgt; beunruhigt · </text:span><text:span text:style-name="Style5">concerned; worried · </text:span><text:span text:style-name="Style6">обеспокоен; волнуюсь · </text:span><text:span text:style-name="Style7">беспокоился; волнуюсь</text:span></text:p>
      <text:p text:style-name="Text_20_body"><text:span text:style-name="Style1">613 · </text:span><text:span text:style-name="Style2">نیمه‌وقت · </text:span><text:span text:style-name="Style3">nimevaqt · </text:span><text:span text:style-name="Style4">Teilzeit f · </text:span><text:span text:style-name="Style5">part-time · </text:span><text:span text:style-name="Style6">неполный рабочий день · </text:span><text:span text:style-name="Style7">Частичная занятость f</text:span></text:p>
      <text:p text:style-name="Text_20_body"><text:span text:style-name="Style1">614 · </text:span><text:span text:style-name="Style2">عمومی · </text:span><text:span text:style-name="Style3">omumi · </text:span><text:span text:style-name="Style4">allgemein; Allgemein‐; öffentlich · </text:span><text:span text:style-name="Style5">general; public · </text:span><text:span text:style-name="Style6">вообще; общественности · </text:span><text:span text:style-name="Style7">вообще; вообще; публично</text:span></text:p>
      <text:p text:style-name="Text_20_body"><text:span text:style-name="Style1">615 · </text:span><text:span text:style-name="Style2">اتو که‌‌س عیدان (که‌‌س) · </text:span><text:span text:style-name="Style3">otu kešidan (keš) · </text:span><text:span text:style-name="Style4">bügeln · </text:span><text:span text:style-name="Style5">iron · </text:span><text:span text:style-name="Style6">железо · </text:span><text:span text:style-name="Style7">железо</text:span></text:p>
      <text:p text:style-name="Text_20_body"><text:span text:style-name="Style1">616 · </text:span><text:span text:style-name="Style2">پاسیده‌‌ان (پس) · </text:span><text:span text:style-name="Style3">pāšidan (pāš) · </text:span><text:span text:style-name="Style4">sprühen; streuen · </text:span><text:span text:style-name="Style5">sprinkle; spray · </text:span><text:span text:style-name="Style6">посыпать; спрей · </text:span><text:span text:style-name="Style7">спрей; разбрасывать</text:span></text:p>
      <text:p text:style-name="Text_20_body"><text:span text:style-name="Style1">617 · </text:span><text:span text:style-name="Style2">پلکانی · </text:span><text:span text:style-name="Style3">pellekāni · </text:span><text:span text:style-name="Style4">treppenförmig · </text:span><text:span text:style-name="Style5">step-like · </text:span><text:span text:style-name="Style6">ступенчатый · </text:span><text:span text:style-name="Style7">зазубренный</text:span></text:p>
      <text:p text:style-name="Text_20_body"><text:span text:style-name="Style1">618 · </text:span><text:span text:style-name="Style2">پیچیدن (پیچ) · </text:span><text:span text:style-name="Style3">picidan (pic) · </text:span><text:span text:style-name="Style4">abbiegen; wickeln · </text:span><text:span text:style-name="Style5">wrap; turn · </text:span><text:span text:style-name="Style6">плед; поворот · </text:span><text:span text:style-name="Style7">повернуть; заворачивать</text:span></text:p>
      <text:p text:style-name="Text_20_body"><text:span text:style-name="Style1">619 · </text:span><text:span text:style-name="Style2">پیتزا · </text:span><text:span text:style-name="Style3">pitzā · </text:span><text:span text:style-name="Style4">Pizza f · </text:span><text:span text:style-name="Style5">pizza · </text:span><text:span text:style-name="Style6">пицца · </text:span><text:span text:style-name="Style7">Пицца f</text:span></text:p>
      <text:p text:style-name="Text_20_body"><text:soft-page-break/><text:span text:style-name="Style1">620 · </text:span><text:span text:style-name="Style2">پیتزا‌ی حاضری · </text:span><text:span text:style-name="Style3">pitzā-ye hāzeri · </text:span><text:span text:style-name="Style4">Fertigpizza f · </text:span><text:span text:style-name="Style5">ready pizza · </text:span><text:span text:style-name="Style6">готовая пицца · </text:span><text:span text:style-name="Style7">Готовая пицца f</text:span></text:p>
      <text:p text:style-name="Text_20_body"><text:span text:style-name="Style1">621 · </text:span><text:span text:style-name="Style2">پو سس · </text:span><text:span text:style-name="Style3">pušeš · </text:span><text:span text:style-name="Style4">Abdeckung f · </text:span><text:span text:style-name="Style5">covering · </text:span><text:span text:style-name="Style6">покрытие · </text:span><text:span text:style-name="Style7">Обложка f</text:span></text:p>
      <text:p text:style-name="Text_20_body"><text:span text:style-name="Style1">622 · </text:span><text:span text:style-name="Style2">پوسیدن (پوس) · </text:span><text:span text:style-name="Style3">pušidan (puš) · </text:span><text:span text:style-name="Style4">anziehen; tragen · </text:span><text:span text:style-name="Style5">wear · </text:span><text:span text:style-name="Style6">носить · </text:span><text:span text:style-name="Style7">затянуть; носить</text:span></text:p>
      <text:p text:style-name="Text_20_body"><text:span text:style-name="Style1">623 · </text:span><text:span text:style-name="Style2">قبل از · </text:span><text:span text:style-name="Style3">qabl az · </text:span><text:span text:style-name="Style4">vor · </text:span><text:span text:style-name="Style5">before · </text:span><text:span text:style-name="Style6">перед тем · </text:span><text:span text:style-name="Style7">перед тем</text:span></text:p>
      <text:p text:style-name="Text_20_body"><text:span text:style-name="Style1">624 · </text:span><text:span text:style-name="Style2">قبول کردن (کن) · </text:span><text:span text:style-name="Style3">qabul kardan (kon) · </text:span><text:span text:style-name="Style4">akzeptieren · </text:span><text:span text:style-name="Style5">accept · </text:span><text:span text:style-name="Style6">принимать · </text:span><text:span text:style-name="Style7">принимать</text:span></text:p>
      <text:p text:style-name="Text_20_body"><text:span text:style-name="Style1">625 · </text:span><text:span text:style-name="Style2">راست · </text:span><text:span text:style-name="Style3">rāst · </text:span><text:span text:style-name="Style4">rechts; wahr · </text:span><text:span text:style-name="Style5">right; true · </text:span><text:span text:style-name="Style6">право; правда · </text:span><text:span text:style-name="Style7">право; правда</text:span></text:p>
      <text:p text:style-name="Text_20_body"><text:span text:style-name="Style1">626 · </text:span><text:span text:style-name="Style2">رسان · </text:span><text:span text:style-name="Style3">rowšan · </text:span><text:span text:style-name="Style4">deutlich; hell; klar; an · </text:span><text:span text:style-name="Style5">on; clear; bright · </text:span><text:span text:style-name="Style6">на; ясно; яркий · </text:span><text:span text:style-name="Style7">ясно; яркие; ясно; в</text:span></text:p>
      <text:p text:style-name="Text_20_body"><text:span text:style-name="Style1">627 · </text:span><text:span text:style-name="Style2">روی‌هم‌رفته · </text:span><text:span text:style-name="Style3">ruyehamrafte · </text:span><text:span text:style-name="Style4">alles in allem; insgesamt; zusammen · </text:span><text:span text:style-name="Style5">overall; all in all; together · </text:span><text:span text:style-name="Style6">в целом; под всеми; вместе · </text:span><text:span text:style-name="Style7">в целом; общий; вместе</text:span></text:p>
      <text:p text:style-name="Text_20_body"><text:span text:style-name="Style1">628 · </text:span><text:span text:style-name="Style2">سعد · </text:span><text:span text:style-name="Style3">šād · </text:span><text:span text:style-name="Style4">froh; fröhlich · </text:span><text:span text:style-name="Style5">happy; merry · </text:span><text:span text:style-name="Style6">счастливым; веселый · </text:span><text:span text:style-name="Style7">счастливым; веселый</text:span></text:p>
      <text:p text:style-name="Text_20_body"><text:span text:style-name="Style1">629 · </text:span><text:span text:style-name="Style2">ث آه · </text:span><text:span text:style-name="Style3">šāh · </text:span><text:span text:style-name="Style4">König m; Schah m · </text:span><text:span text:style-name="Style5">king · </text:span><text:span text:style-name="Style6">король · </text:span><text:span text:style-name="Style7">King m; Шах</text:span></text:p>
      <text:p text:style-name="Text_20_body"><text:span text:style-name="Style1">630 · </text:span><text:span text:style-name="Style2">سم · </text:span><text:span text:style-name="Style3">šām · </text:span><text:span text:style-name="Style4">Abendessen n · </text:span><text:span text:style-name="Style5">dinner · </text:span><text:span text:style-name="Style6">ужин · </text:span><text:span text:style-name="Style7">Ужин n</text:span></text:p>
      <text:p text:style-name="Text_20_body"><text:span text:style-name="Style1">631 · </text:span><text:span text:style-name="Style2">سمت · </text:span><text:span text:style-name="Style3">samt · </text:span><text:span text:style-name="Style4">Richtung f; Seite f; Weg m · </text:span><text:span text:style-name="Style5">direction; side; way · </text:span><text:span text:style-name="Style6">направление; сторона; путь · </text:span><text:span text:style-name="Style7">Направление f; Страница f; Путь m</text:span></text:p>
      <text:p text:style-name="Text_20_body"><text:span text:style-name="Style1">632 · </text:span><text:span text:style-name="Style2">سره · </text:span><text:span text:style-name="Style3">sar-e · </text:span><text:span text:style-name="Style4">auf; an; um · </text:span><text:span text:style-name="Style5">on; at · </text:span><text:span text:style-name="Style6">на; в · </text:span><text:span text:style-name="Style7">на; на; по</text:span></text:p>
      <text:p text:style-name="Text_20_body"><text:span text:style-name="Style1">633 · </text:span><text:span text:style-name="Style2">سه‌راهی · </text:span><text:span text:style-name="Style3">serāhi · </text:span><text:span text:style-name="Style4">Gabelung f · </text:span><text:span text:style-name="Style5">bifurcation · </text:span><text:span text:style-name="Style6">разветвление · </text:span><text:span text:style-name="Style7">Вилка f</text:span></text:p>
      <text:p text:style-name="Text_20_body"><text:span text:style-name="Style1">634 · </text:span><text:span text:style-name="Style2">سومالی · </text:span><text:span text:style-name="Style3">šomāli · </text:span><text:span text:style-name="Style4">Nord‐; nördlich · </text:span><text:span text:style-name="Style5">north; northern · </text:span><text:span text:style-name="Style6">к северу; северный · </text:span><text:span text:style-name="Style7">Северный; север</text:span></text:p>
      <text:p text:style-name="Text_20_body"><text:span text:style-name="Style1">635 · </text:span><text:span text:style-name="Style2">سنت · </text:span><text:span text:style-name="Style3">sonnat · </text:span><text:span text:style-name="Style4">Tradition f · </text:span><text:span text:style-name="Style5">tradition · </text:span><text:span text:style-name="Style6">традиция · </text:span><text:span text:style-name="Style7">Традиция f</text:span></text:p>
      <text:p text:style-name="Text_20_body"><text:span text:style-name="Style1">636 · </text:span><text:span text:style-name="Style2">سنتی · </text:span><text:span text:style-name="Style3">sonnati · </text:span><text:span text:style-name="Style4">traditionell; herkömmlich; klassisch · </text:span><text:span text:style-name="Style5">traditional; conventional; classic · </text:span><text:span text:style-name="Style6">традиционный; обычный; классический · </text:span><text:span text:style-name="Style7">традиционный; обычный; классический</text:span></text:p>
      <text:p text:style-name="Text_20_body"><text:span text:style-name="Style1">637 · </text:span><text:span text:style-name="Style2">سرخ · </text:span><text:span text:style-name="Style3">sorx · </text:span><text:span text:style-name="Style4">rot · </text:span><text:span text:style-name="Style5">red · </text:span><text:span text:style-name="Style6">красный · </text:span><text:span text:style-name="Style7">красный</text:span></text:p>
      <text:p text:style-name="Text_20_body"><text:span text:style-name="Style1">638 · </text:span><text:span text:style-name="Style2">سرخ‌رنگ · </text:span><text:span text:style-name="Style3">sorxrang · </text:span><text:span text:style-name="Style4">rotfarbig · </text:span><text:span text:style-name="Style5">red colored · </text:span><text:span text:style-name="Style6">красный цвет · </text:span><text:span text:style-name="Style7">красный цвет</text:span></text:p>
      <text:p text:style-name="Text_20_body"><text:span text:style-name="Style1">639 · </text:span><text:span text:style-name="Style2">ث اوهارا‌مه · </text:span><text:span text:style-name="Style3">šowharamme <text:s/>· </text:span><text:span text:style-name="Style4">Ehemann der Tante väterlicherseits; Onkel m · </text:span><text:span text:style-name="Style5">husband of aunt paternal;uncle · </text:span><text:span text:style-name="Style6">муж отца тети, дядя · </text:span><text:span text:style-name="Style7">Муж отцовской тети; Дядя м</text:span></text:p>
      <text:p text:style-name="Text_20_body"><text:span text:style-name="Style1">640 · </text:span><text:span text:style-name="Style2">شوهر خاله · </text:span><text:span text:style-name="Style3">šowharxāle <text:s/>· </text:span><text:span text:style-name="Style4">Ehemann der Tante mütterlicherseits; Onkel m · </text:span><text:span text:style-name="Style5">husband of aunt maternal;uncle · </text:span><text:span text:style-name="Style6">муж матери тети; дядя · </text:span><text:span text:style-name="Style7">Муж материнской тети; Дядя м</text:span></text:p>
      <text:p text:style-name="Text_20_body"><text:span text:style-name="Style1">641 · </text:span><text:span text:style-name="Style2">تاریخی · </text:span><text:span text:style-name="Style3">tārixi · </text:span><text:span text:style-name="Style4">geschichtlich; historisch · </text:span><text:span text:style-name="Style5">historical · </text:span><text:span text:style-name="Style6">исторический · </text:span><text:span text:style-name="Style7">исторический; исторически</text:span></text:p>
      <text:p text:style-name="Text_20_body"><text:span text:style-name="Style1">642 · </text:span><text:span text:style-name="Style2">تولد · </text:span><text:span text:style-name="Style3">tavallod · </text:span><text:span text:style-name="Style4">Geburt f; Geburtstag m · </text:span><text:span text:style-name="Style5">birth; birthday · </text:span><text:span text:style-name="Style6">рождение; день рождения · </text:span><text:span text:style-name="Style7">Рождение f; День рождения</text:span></text:p>
      <text:p text:style-name="Text_20_body"><text:span text:style-name="Style1">643 · </text:span><text:span text:style-name="Style2">تکان خوردن (خور) · </text:span><text:span text:style-name="Style3">tekān xordan (xor) · </text:span><text:span text:style-name="Style4">bewegen · </text:span><text:span text:style-name="Style5">move · </text:span><text:span text:style-name="Style6">движение · </text:span><text:span text:style-name="Style7">движение</text:span></text:p>
      <text:p text:style-name="Text_20_body"><text:span text:style-name="Style1">644 · </text:span><text:span text:style-name="Style2">تو · </text:span><text:span text:style-name="Style3">tu · </text:span><text:span text:style-name="Style4">in; innen · </text:span><text:span text:style-name="Style5">in; inside · </text:span><text:span text:style-name="Style6">в; внутри · </text:span><text:span text:style-name="Style7">в; внутри</text:span></text:p>
      <text:p text:style-name="Text_20_body"><text:span text:style-name="Style1">645 · </text:span><text:span text:style-name="Style2">طول که‌‌س عیدان (که‌‌س) · </text:span><text:span text:style-name="Style3">tul kešidan (keš) · </text:span><text:span text:style-name="Style4">dauern · </text:span><text:span text:style-name="Style5">last · </text:span><text:span text:style-name="Style6">последний · </text:span><text:span text:style-name="Style7">последний</text:span></text:p>
      <text:p text:style-name="Text_20_body"><text:span text:style-name="Style1">646 · </text:span><text:span text:style-name="Style2">ویژگی <text:s/>· </text:span><text:span text:style-name="Style3">vižegi · </text:span><text:span text:style-name="Style4">Besonderheit f; Kennzeichen n; Merkmal n · </text:span><text:span text:style-name="Style5">property; feature · </text:span><text:span text:style-name="Style6">недвижимость; особенность · </text:span><text:span text:style-name="Style7">Специальная функция f; Идентификатор n; Характеристика n</text:span></text:p>
      <text:p text:style-name="Text_20_body"><text:span text:style-name="Style1">647 · </text:span><text:span text:style-name="Style2">ورودمامنؤ <text:s/>· </text:span><text:span text:style-name="Style3">vorudmamnu’ · </text:span><text:span text:style-name="Style4">Einbahnstraße f · </text:span><text:span text:style-name="Style5">one-way street · </text:span><text:span text:style-name="Style6">улица с односторонним движением · </text:span><text:span text:style-name="Style7">Односторонняя улица f</text:span></text:p>
      <text:p text:style-name="Text_20_body"><text:span text:style-name="Style1">648 · </text:span><text:span text:style-name="Style2">خبر دادن (د) · </text:span><text:span text:style-name="Style3">xabar dādan (deh) · </text:span><text:span text:style-name="Style4">benachrichtigen · </text:span><text:span text:style-name="Style5">notify · </text:span><text:span text:style-name="Style6">уведомлять · </text:span><text:span text:style-name="Style7">уведомлять</text:span></text:p>
      <text:p text:style-name="Text_20_body"><text:span text:style-name="Style1">649 · </text:span><text:span text:style-name="Style2">خا۳‌هه‌س کردن (کن) · </text:span><text:span text:style-name="Style3">xāheš kardan (kon) · </text:span><text:span text:style-name="Style4">bitten · </text:span><text:span text:style-name="Style5">beg; ask · </text:span><text:span text:style-name="Style6">попрошайничеству; спросить · </text:span><text:span text:style-name="Style7">спросить</text:span></text:p>
      <text:p text:style-name="Text_20_body"><text:span text:style-name="Style1">650 · </text:span><text:span text:style-name="Style2">خاک · </text:span><text:span text:style-name="Style3">xāk · </text:span><text:span text:style-name="Style4">Erdboden m; Staub m · </text:span><text:span text:style-name="Style5">earth; dust; soil · </text:span><text:span text:style-name="Style6">земля; пыль; почвы · </text:span><text:span text:style-name="Style7">Почва m; Пыль m</text:span></text:p>
      <text:p text:style-name="Text_20_body"><text:span text:style-name="Style1">651 · </text:span><text:span text:style-name="Style2">خلبان · </text:span><text:span text:style-name="Style3">xalabān · </text:span><text:span text:style-name="Style4">Pilot(in f) m · </text:span><text:span text:style-name="Style5">pilot · </text:span><text:span text:style-name="Style6">пилот · </text:span><text:span text:style-name="Style7">Пилот (в f) м</text:span></text:p>
      <text:p text:style-name="Text_20_body"><text:span text:style-name="Style1">652 · </text:span><text:span text:style-name="Style2">خواننده · </text:span><text:span text:style-name="Style3">xānande · </text:span><text:span text:style-name="Style4">Leser(in f) m; Sänger(in f) m · </text:span><text:span text:style-name="Style5">singer; reader · </text:span><text:span text:style-name="Style6">певец; читатель · </text:span><text:span text:style-name="Style7">Считыватель (в f) м; Певец (в f) м</text:span></text:p>
      <text:p text:style-name="Text_20_body"><text:span text:style-name="Style1">653 · </text:span><text:span text:style-name="Style2">خوردن (خور) · </text:span><text:span text:style-name="Style3">xordan (xor) · </text:span><text:span text:style-name="Style4">essen · </text:span><text:span text:style-name="Style5">eat · </text:span><text:span text:style-name="Style6">есть · </text:span><text:span text:style-name="Style7">есть</text:span></text:p>
      <text:p text:style-name="Text_20_body"><text:span text:style-name="Style1">654 · </text:span><text:span text:style-name="Style2">خروجی · </text:span><text:span text:style-name="Style3">xoruji · </text:span><text:span text:style-name="Style4">Ausfahrt f; Ausgang m · </text:span><text:span text:style-name="Style5">exit · </text:span><text:span text:style-name="Style6">выход · </text:span><text:span text:style-name="Style7">Выход f; Выход m</text:span></text:p>
      <text:p text:style-name="Text_20_body"><text:span text:style-name="Style1">655 · </text:span><text:span text:style-name="Style2">یاد گرفتن (گیر) · </text:span><text:span text:style-name="Style3">yād gereftan (gir) · </text:span><text:span text:style-name="Style4">lernen · </text:span><text:span text:style-name="Style5">learn · </text:span><text:span text:style-name="Style6">учиться · </text:span><text:span text:style-name="Style7">учиться</text:span></text:p>
      <text:p text:style-name="Text_20_body"><text:span text:style-name="Style1">656 · </text:span><text:span text:style-name="Style2">یاد است · </text:span><text:span text:style-name="Style3">yāddāšt · </text:span><text:span text:style-name="Style4">Notiz f; Zettel m · </text:span><text:span text:style-name="Style5">note · </text:span><text:span text:style-name="Style6">примечание · </text:span><text:span text:style-name="Style7">Примечание f; Примечание m</text:span></text:p>
      <text:p text:style-name="Text_20_body"><text:span text:style-name="Style1">657 · </text:span><text:span text:style-name="Style2">یافتن (یاب) · </text:span><text:span text:style-name="Style3">yāftan (yāb) · </text:span><text:span text:style-name="Style4">finden; entdecken · </text:span><text:span text:style-name="Style5">find; discover · </text:span><text:span text:style-name="Style6">найти; открыть · </text:span><text:span text:style-name="Style7">найти; открыть</text:span></text:p>
      <text:p text:style-name="Text_20_body"><text:span text:style-name="Style1">658 · </text:span><text:span text:style-name="Style2">یخچال · </text:span><text:span text:style-name="Style3">yaxcāl · </text:span><text:span text:style-name="Style4">Kühlschrank m · </text:span><text:span text:style-name="Style5">refrigerator · </text:span><text:span text:style-name="Style6">холодильник · </text:span><text:span text:style-name="Style7">Холодильник m</text:span></text:p>
      <text:p text:style-name="Text_20_body"><text:span text:style-name="Style1">659 · </text:span><text:span text:style-name="Style2">یک‌طرفه · </text:span><text:span text:style-name="Style3">yektarafe · </text:span><text:span text:style-name="Style4">Einbahn‐; einseitig · </text:span><text:span text:style-name="Style5">unilateral; one-way · </text:span><text:span text:style-name="Style6">односторонний; в одном направлении · </text:span><text:span text:style-name="Style7">односторонний; односторонний</text:span></text:p>
      <text:p text:style-name="Text_20_body"><text:span text:style-name="Style1">660 · </text:span><text:span text:style-name="Style2">زن‌عمو · </text:span><text:span text:style-name="Style3">zanamu · </text:span><text:span text:style-name="Style4">Frau des Onkels väterlicherseits; Tante f · </text:span><text:span text:style-name="Style5">wife of uncle paternal; aunt · </text:span><text:span text:style-name="Style6">жена дяди по отцу; тетка · </text:span><text:span text:style-name="Style7">Жена дяди со стороны отца; Тетя f</text:span></text:p>
      <text:p text:style-name="Text_20_body"><text:span text:style-name="Style1">661 · </text:span><text:span text:style-name="Style2">زن‌دایی · </text:span><text:span text:style-name="Style3">zandāyi · </text:span><text:span text:style-name="Style4">Frau des Onkels mütterlicher‐ seits; Tante f · </text:span><text:span text:style-name="Style5">wife of uncle maternal; aunt · </text:span><text:span text:style-name="Style6">жена дяди матери; тетка · </text:span><text:span text:style-name="Style7">Жена дяди по материнской линии; Тетя f</text:span></text:p>
      <text:p text:style-name="Text_20_body"><text:span text:style-name="Style1">662 · </text:span><text:span text:style-name="Style2">درس · </text:span><text:span text:style-name="Style3">Dars-e · </text:span><text:span text:style-name="Style4">7 · </text:span><text:span text:style-name="Style5">7 · </text:span><text:span text:style-name="Style6">7 · </text:span><text:span text:style-name="Style7">7</text:span></text:p>
      <text:p text:style-name="Text_20_body"><text:span text:style-name="Style1">663 · </text:span><text:span text:style-name="Style2">ادب · </text:span><text:span text:style-name="Style3">ādāb · </text:span><text:span text:style-name="Style4">Bräuche pl · </text:span><text:span text:style-name="Style5">customs · </text:span><text:span text:style-name="Style6">обычаи · </text:span><text:span text:style-name="Style7">Таможенный номер</text:span></text:p>
      <text:p text:style-name="Text_20_body"><text:span text:style-name="Style1">664 · </text:span><text:span text:style-name="Style2">اکثریت · </text:span><text:span text:style-name="Style3">aksariyat · </text:span><text:span text:style-name="Style4">Mehrheit f · </text:span><text:span text:style-name="Style5">majority · </text:span><text:span text:style-name="Style6">большинство · </text:span><text:span text:style-name="Style7">Большинство f</text:span></text:p>
      <text:p text:style-name="Text_20_body"><text:span text:style-name="Style1">665 · </text:span><text:span text:style-name="Style2">الآن · </text:span><text:span text:style-name="Style3">al’ān · </text:span><text:span text:style-name="Style4">jetzt; nun · </text:span><text:span text:style-name="Style5">now · </text:span><text:span text:style-name="Style6">в настоящее время · </text:span><text:span text:style-name="Style7">Теперь; в настоящее время</text:span></text:p>
      <text:p text:style-name="Text_20_body"><text:span text:style-name="Style1">666 · </text:span><text:span text:style-name="Style2">اقلیت · </text:span><text:span text:style-name="Style3">aqalliyat · </text:span><text:span text:style-name="Style4">Minderheit f · </text:span><text:span text:style-name="Style5">minority · </text:span><text:span text:style-name="Style6">меньшинство · </text:span><text:span text:style-name="Style7">Меньшинство</text:span></text:p>
      <text:p text:style-name="Text_20_body"><text:soft-page-break/><text:span text:style-name="Style1">667 · </text:span><text:span text:style-name="Style2">اغلب · </text:span><text:span text:style-name="Style3">aqlab · </text:span><text:span text:style-name="Style4">oft · </text:span><text:span text:style-name="Style5">often · </text:span><text:span text:style-name="Style6">часто · </text:span><text:span text:style-name="Style7">часто</text:span></text:p>
      <text:p text:style-name="Text_20_body"><text:span text:style-name="Style1">668 · </text:span><text:span text:style-name="Style2">اغلب · </text:span><text:span text:style-name="Style3">aqlab-e · </text:span><text:span text:style-name="Style4">meist; die meisten · </text:span><text:span text:style-name="Style5">most; most of · </text:span><text:span text:style-name="Style6">больше всего; большая часть · </text:span><text:span text:style-name="Style7">больше всего; Большинство</text:span></text:p>
      <text:p text:style-name="Text_20_body"><text:span text:style-name="Style1">669 · </text:span><text:span text:style-name="Style2">عقربه · </text:span><text:span text:style-name="Style3">aqrabe · </text:span><text:span text:style-name="Style4">Zeiger m · </text:span><text:span text:style-name="Style5">pointer · </text:span><text:span text:style-name="Style6">указатель · </text:span><text:span text:style-name="Style7">Указатель m</text:span></text:p>
      <text:p text:style-name="Text_20_body"><text:span text:style-name="Style1">670 · </text:span><text:span text:style-name="Style2">اقوام · </text:span><text:span text:style-name="Style3">aqvām · </text:span><text:span text:style-name="Style4">Völker pl · </text:span><text:span text:style-name="Style5">people · </text:span><text:span text:style-name="Style6">люди · </text:span><text:span text:style-name="Style7">Народы pl</text:span></text:p>
      <text:p text:style-name="Text_20_body"><text:span text:style-name="Style1">671 · </text:span><text:span text:style-name="Style2">عرب · </text:span><text:span text:style-name="Style3">Arab · </text:span><text:span text:style-name="Style4">Araber m · </text:span><text:span text:style-name="Style5">Arab · </text:span><text:span text:style-name="Style6">араб · </text:span><text:span text:style-name="Style7">Арабский м</text:span></text:p>
      <text:p text:style-name="Text_20_body"><text:span text:style-name="Style1">672 · </text:span><text:span text:style-name="Style2">آرامه‌س · </text:span><text:span text:style-name="Style3">ārāmeš · </text:span><text:span text:style-name="Style4">Frieden m; Ruhe f · </text:span><text:span text:style-name="Style5">quietness; calm; peace · </text:span><text:span text:style-name="Style6">бесшумность; успокаивать; мир · </text:span><text:span text:style-name="Style7">Мир м; Отдых f</text:span></text:p>
      <text:p text:style-name="Text_20_body"><text:span text:style-name="Style1">673 · </text:span><text:span text:style-name="Style2">آری · </text:span><text:span text:style-name="Style3">āri · </text:span><text:span text:style-name="Style4">ja · </text:span><text:span text:style-name="Style5">yes · </text:span><text:span text:style-name="Style6">да · </text:span><text:span text:style-name="Style7">да</text:span></text:p>
      <text:p text:style-name="Text_20_body"><text:span text:style-name="Style1">674 · </text:span><text:span text:style-name="Style2">ارمنی · </text:span><text:span text:style-name="Style3">armani · </text:span><text:span text:style-name="Style4">Armenier; armenisch · </text:span><text:span text:style-name="Style5">Armenian · </text:span><text:span text:style-name="Style6">армянин · </text:span><text:span text:style-name="Style7">армяне; армянин</text:span></text:p>
      <text:p text:style-name="Text_20_body"><text:span text:style-name="Style1">675 · </text:span><text:span text:style-name="Style2">عروسی · </text:span><text:span text:style-name="Style3">arusi · </text:span><text:span text:style-name="Style4">Hochzeit f; Trauung f · </text:span><text:span text:style-name="Style5">wedding; marriage · </text:span><text:span text:style-name="Style6">свадьба; брак · </text:span><text:span text:style-name="Style7">Свадьба f; Свадьба f</text:span></text:p>
      <text:p text:style-name="Text_20_body"><text:span text:style-name="Style1">676 · </text:span><text:span text:style-name="Style2">آریایی · </text:span><text:span text:style-name="Style3">āryāyi · </text:span><text:span text:style-name="Style4">Arier m; arisch · </text:span><text:span text:style-name="Style5">Aryan · </text:span><text:span text:style-name="Style6">арийский · </text:span><text:span text:style-name="Style7">Арийский м; арийский</text:span></text:p>
      <text:p text:style-name="Text_20_body"><text:span text:style-name="Style1">677 · </text:span><text:span text:style-name="Style2">اثنا · </text:span><text:span text:style-name="Style3">āšnā · </text:span><text:span text:style-name="Style4">bekannt; Bekannte f/m · </text:span><text:span text:style-name="Style5">familiar; acquaintance · </text:span><text:span text:style-name="Style6">знакомы; знакомство · </text:span><text:span text:style-name="Style7">известно; Известный f / m</text:span></text:p>
      <text:p text:style-name="Text_20_body"><text:span text:style-name="Style1">678 · </text:span><text:span text:style-name="Style2">عصر · </text:span><text:span text:style-name="Style3">asr · </text:span><text:span text:style-name="Style4">Abend m; Spätnachmittag m; Epoche f; Zeitalter n · </text:span><text:span text:style-name="Style5">evening; age; era · </text:span><text:span text:style-name="Style6">вечер; возраст; эпоха · </text:span><text:span text:style-name="Style7">Вечерний м; Поздний вечер; Эпоха f; Возраст n</text:span></text:p>
      <text:p text:style-name="Text_20_body"><text:span text:style-name="Style1">679 · </text:span><text:span text:style-name="Style2">آستی · </text:span><text:span text:style-name="Style3">āšti · </text:span><text:span text:style-name="Style4">Versöhnung f; Frieden m · </text:span><text:span text:style-name="Style5">reconciliation; peace · </text:span><text:span text:style-name="Style6">примирения; мир · </text:span><text:span text:style-name="Style7">Согласование f; Мир м</text:span></text:p>
      <text:p text:style-name="Text_20_body"><text:span text:style-name="Style1">680 · </text:span><text:span text:style-name="Style2">آسوری · </text:span><text:span text:style-name="Style3">āšuri · </text:span><text:span text:style-name="Style4">Assyrer m; assyrisch · </text:span><text:span text:style-name="Style5">Assyrian · </text:span><text:span text:style-name="Style6">ассирийский · </text:span><text:span text:style-name="Style7">Ассирийский м; ассирийский</text:span></text:p>
      <text:p text:style-name="Text_20_body"><text:span text:style-name="Style1">681 · </text:span><text:span text:style-name="Style2">بعدازظهر · </text:span><text:span text:style-name="Style3">ba’dazzohr · </text:span><text:span text:style-name="Style4">Nachmittag m · </text:span><text:span text:style-name="Style5">afternoon · </text:span><text:span text:style-name="Style6">после полудня · </text:span><text:span text:style-name="Style7">Вторая половина дня</text:span></text:p>
      <text:p text:style-name="Text_20_body"><text:span text:style-name="Style1">682 · </text:span><text:span text:style-name="Style2">بازی · </text:span><text:span text:style-name="Style3">ba’z-i · </text:span><text:span text:style-name="Style4">einige; manche · </text:span><text:span text:style-name="Style5">some · </text:span><text:span text:style-name="Style6">некоторые · </text:span><text:span text:style-name="Style7">некоторые; некоторые</text:span></text:p>
      <text:p text:style-name="Text_20_body"><text:span text:style-name="Style1">683 · </text:span><text:span text:style-name="Style2">بار · </text:span><text:span text:style-name="Style3">bār · </text:span><text:span text:style-name="Style4">Mal n; Gepäck n · </text:span><text:span text:style-name="Style5">time; luggage · </text:span><text:span text:style-name="Style6">время; багаж · </text:span><text:span text:style-name="Style7">Время n; Багаж n</text:span></text:p>
      <text:p text:style-name="Text_20_body"><text:span text:style-name="Style1">684 · </text:span><text:span text:style-name="Style2">برگ است · </text:span><text:span text:style-name="Style3">bargašt · </text:span><text:span text:style-name="Style4">Rückfahrt f; Rückkehr f; zurück · </text:span><text:span text:style-name="Style5">return · </text:span><text:span text:style-name="Style6">возвращение · </text:span><text:span text:style-name="Style7">Возврат f; Возврат f; назад</text:span></text:p>
      <text:p text:style-name="Text_20_body"><text:span text:style-name="Style1">685 · </text:span><text:span text:style-name="Style2">برخی از · </text:span><text:span text:style-name="Style3">barx-i az · </text:span><text:span text:style-name="Style4">einige; manche(r)[s] · </text:span><text:span text:style-name="Style5">some · </text:span><text:span text:style-name="Style6">некоторые · </text:span><text:span text:style-name="Style7">некоторые; некоторые (г) [с]</text:span></text:p>
      <text:p text:style-name="Text_20_body"><text:span text:style-name="Style1">686 · </text:span><text:span text:style-name="Style2">برخی · </text:span><text:span text:style-name="Style3">barx-i · </text:span><text:span text:style-name="Style4">einige; manche(r)[s] · </text:span><text:span text:style-name="Style5">some · </text:span><text:span text:style-name="Style6">некоторые · </text:span><text:span text:style-name="Style7">некоторые; некоторые (г) [с]</text:span></text:p>
      <text:p text:style-name="Text_20_body"><text:span text:style-name="Style1">687 · </text:span><text:span text:style-name="Style2">بهتر · </text:span><text:span text:style-name="Style3">behtar · </text:span><text:span text:style-name="Style4">besser · </text:span><text:span text:style-name="Style5">better · </text:span><text:span text:style-name="Style6">лучше · </text:span><text:span text:style-name="Style7">лучше</text:span></text:p>
      <text:p text:style-name="Text_20_body"><text:span text:style-name="Style1">688 · </text:span><text:span text:style-name="Style2">بسیاری · </text:span><text:span text:style-name="Style3">besyār-i · </text:span><text:span text:style-name="Style4">viele · </text:span><text:span text:style-name="Style5">many · </text:span><text:span text:style-name="Style6">многие · </text:span><text:span text:style-name="Style7">многие</text:span></text:p>
      <text:p text:style-name="Text_20_body"><text:span text:style-name="Style1">689 · </text:span><text:span text:style-name="Style2">بیدار سودان (ساو، سو) · </text:span><text:span text:style-name="Style3">bidār šodan (šav, šow) · </text:span><text:span text:style-name="Style4">aufwachen · </text:span><text:span text:style-name="Style5">wake up · </text:span><text:span text:style-name="Style6">просыпаться · </text:span><text:span text:style-name="Style7">будить</text:span></text:p>
      <text:p text:style-name="Text_20_body"><text:span text:style-name="Style1">690 · </text:span><text:span text:style-name="Style2">بیستار · </text:span><text:span text:style-name="Style3">bištar-e · </text:span><text:span text:style-name="Style4">meist; die meisten · </text:span><text:span text:style-name="Style5">most; most of · </text:span><text:span text:style-name="Style6">больше всего; большая часть · </text:span><text:span text:style-name="Style7">больше всего; Большинство</text:span></text:p>
      <text:p text:style-name="Text_20_body"><text:span text:style-name="Style1">691 · </text:span><text:span text:style-name="Style2">چندین · </text:span><text:span text:style-name="Style3">candin · </text:span><text:span text:style-name="Style4">mehrere · </text:span><text:span text:style-name="Style5">several · </text:span><text:span text:style-name="Style6">несколько · </text:span><text:span text:style-name="Style7">несколько</text:span></text:p>
      <text:p text:style-name="Text_20_body"><text:span text:style-name="Style1">692 · </text:span><text:span text:style-name="Style2">چندشنبه · </text:span><text:span text:style-name="Style3">candšanbe · </text:span><text:span text:style-name="Style4">welcher Wochentag · </text:span><text:span text:style-name="Style5">which weekday · </text:span><text:span text:style-name="Style6">какой будний день · </text:span><text:span text:style-name="Style7">в тот день недели</text:span></text:p>
      <text:p text:style-name="Text_20_body"><text:span text:style-name="Style1">693 · </text:span><text:span text:style-name="Style2">چطور مگر · </text:span><text:span text:style-name="Style3">cetowr magar · </text:span><text:span text:style-name="Style4">wieso · </text:span><text:span text:style-name="Style5">why · </text:span><text:span text:style-name="Style6">почему · </text:span><text:span text:style-name="Style7">почему</text:span></text:p>
      <text:p text:style-name="Text_20_body"><text:span text:style-name="Style1">694 · </text:span><text:span text:style-name="Style2">دانستن (دان) · </text:span><text:span text:style-name="Style3">dānestan (dān) · </text:span><text:span text:style-name="Style4">kennen; wissen · </text:span><text:span text:style-name="Style5">know · </text:span><text:span text:style-name="Style6">знать · </text:span><text:span text:style-name="Style7">знать; знать</text:span></text:p>
      <text:p text:style-name="Text_20_body"><text:span text:style-name="Style1">695 · </text:span><text:span text:style-name="Style2">دقیقه سمار · </text:span><text:span text:style-name="Style3">daqiqešomār · </text:span><text:span text:style-name="Style4">Minutenzeiger m · </text:span><text:span text:style-name="Style5">minute hand · </text:span><text:span text:style-name="Style6">минутная стрелка · </text:span><text:span text:style-name="Style7">Минутная ручка m</text:span></text:p>
      <text:p text:style-name="Text_20_body"><text:span text:style-name="Style1">696 · </text:span><text:span text:style-name="Style2">درس · </text:span><text:span text:style-name="Style3">dars · </text:span><text:span text:style-name="Style4">Lektion f; Studium m; Lehrveranstaltung f · </text:span><text:span text:style-name="Style5">lesson; study; lecture · </text:span><text:span text:style-name="Style6">урок; исследования; лекция · </text:span><text:span text:style-name="Style7">Урок f; Исследование m; Курс f</text:span></text:p>
      <text:p text:style-name="Text_20_body"><text:span text:style-name="Style1">697 · </text:span><text:span text:style-name="Style2">درس دادن (د) · </text:span><text:span text:style-name="Style3">dars dādan (deh) · </text:span><text:span text:style-name="Style4">lehren · </text:span><text:span text:style-name="Style5">teach · </text:span><text:span text:style-name="Style6">научить · </text:span><text:span text:style-name="Style7">научить</text:span></text:p>
      <text:p text:style-name="Text_20_body"><text:span text:style-name="Style1">698 · </text:span><text:span text:style-name="Style2">دسته · </text:span><text:span text:style-name="Style3">daste · </text:span><text:span text:style-name="Style4">Bündel n; Griff m; Gruppe f · </text:span><text:span text:style-name="Style5">handle; category; group · </text:span><text:span text:style-name="Style6">ручка; категория; группа · </text:span><text:span text:style-name="Style7">Bunch n; Ручка m; Группа f</text:span></text:p>
      <text:p text:style-name="Text_20_body"><text:span text:style-name="Style1">699 · </text:span><text:span text:style-name="Style2">دویدن (دو، دو) · </text:span><text:span text:style-name="Style3">davidan (dav, dow) · </text:span><text:span text:style-name="Style4">rennen · </text:span><text:span text:style-name="Style5">run · </text:span><text:span text:style-name="Style6">пробег · </text:span><text:span text:style-name="Style7">гонки</text:span></text:p>
      <text:p text:style-name="Text_20_body"><text:span text:style-name="Style1">700 · </text:span><text:span text:style-name="Style2">دنیا · </text:span><text:span text:style-name="Style3">donyā · </text:span><text:span text:style-name="Style4">Welt f · </text:span><text:span text:style-name="Style5">world · </text:span><text:span text:style-name="Style6">мире · </text:span><text:span text:style-name="Style7">Мир f</text:span></text:p>
      <text:p text:style-name="Text_20_body"><text:span text:style-name="Style1">701 · </text:span><text:span text:style-name="Style2">در · </text:span><text:span text:style-name="Style3">dur · </text:span><text:span text:style-name="Style4">entfernt; fern; weit · </text:span><text:span text:style-name="Style5">away; remote; distant · </text:span><text:span text:style-name="Style6">прочь; удаленный; отдаленный · </text:span><text:span text:style-name="Style7">удален; далеко; далеко</text:span></text:p>
      <text:p text:style-name="Text_20_body"><text:span text:style-name="Style1">702 · </text:span><text:span text:style-name="Style2">دوس · </text:span><text:span text:style-name="Style3">duš · </text:span><text:span text:style-name="Style4">Dusche f; Schulter f · </text:span><text:span text:style-name="Style5">shower; shoulder · </text:span><text:span text:style-name="Style6">душ; плечо · </text:span><text:span text:style-name="Style7">Душ f; Плечо f</text:span></text:p>
      <text:p text:style-name="Text_20_body"><text:span text:style-name="Style1">703 · </text:span><text:span text:style-name="Style2">ت عماد کردن (کن) · </text:span><text:span text:style-name="Style3">e’temād kardan (kon) · </text:span><text:span text:style-name="Style4">vertrauen; sich verlassen · </text:span><text:span text:style-name="Style5">trust; rely · </text:span><text:span text:style-name="Style6">доверие; полагаться · </text:span><text:span text:style-name="Style7">доверие; полагаться</text:span></text:p>
      <text:p text:style-name="Text_20_body"><text:span text:style-name="Style1">704 · </text:span><text:span text:style-name="Style2">امروزه · </text:span><text:span text:style-name="Style3">emruze · </text:span><text:span text:style-name="Style4">heutzutage · </text:span><text:span text:style-name="Style5">nowadays · </text:span><text:span text:style-name="Style6">в наше время · </text:span><text:span text:style-name="Style7">сегодня</text:span></text:p>
      <text:p text:style-name="Text_20_body"><text:span text:style-name="Style1">705 · </text:span><text:span text:style-name="Style2">استراحت کردن (کن) · </text:span><text:span text:style-name="Style3">esterāhat kardan (kon) · </text:span><text:span text:style-name="Style4">ruhen; erholen · </text:span><text:span text:style-name="Style5">rest · </text:span><text:span text:style-name="Style6">отдых · </text:span><text:span text:style-name="Style7">отдых; оправляться</text:span></text:p>
      <text:p text:style-name="Text_20_body"><text:span text:style-name="Style1">706 · </text:span><text:span text:style-name="Style2">فرهنگ · </text:span><text:span text:style-name="Style3">farhang · </text:span><text:span text:style-name="Style4">Kultur f · </text:span><text:span text:style-name="Style5">culture · </text:span><text:span text:style-name="Style6">культура · </text:span><text:span text:style-name="Style7">Культура f</text:span></text:p>
      <text:p text:style-name="Text_20_body"><text:span text:style-name="Style1">707 · </text:span><text:span text:style-name="Style2">فکر کردن (کن) · </text:span><text:span text:style-name="Style3">fekr kardan (kon) · </text:span><text:span text:style-name="Style4">denken; überlegen; glauben · </text:span><text:span text:style-name="Style5">think · </text:span><text:span text:style-name="Style6">думать · </text:span><text:span text:style-name="Style7">думать; рассмотреть; верить</text:span></text:p>
      <text:p text:style-name="Text_20_body"><text:span text:style-name="Style1">708 · </text:span><text:span text:style-name="Style2">فیلم سینمایی · </text:span><text:span text:style-name="Style3">film-e sinamāyi · </text:span><text:span text:style-name="Style4">Spielfilm m · </text:span><text:span text:style-name="Style5">movie · </text:span><text:span text:style-name="Style6">фильм · </text:span><text:span text:style-name="Style7">Художественная пленка m</text:span></text:p>
      <text:p text:style-name="Text_20_body"><text:span text:style-name="Style1">709 · </text:span><text:span text:style-name="Style2">گرجی · </text:span><text:span text:style-name="Style3">gorji · </text:span><text:span text:style-name="Style4">Georgier m; Georgisch · </text:span><text:span text:style-name="Style5">Georgian · </text:span><text:span text:style-name="Style6">грузинский · </text:span><text:span text:style-name="Style7">Грузинский м; грузинский</text:span></text:p>
      <text:p text:style-name="Text_20_body"><text:span text:style-name="Style1">710 · </text:span><text:span text:style-name="Style2">گوز استه · </text:span><text:span text:style-name="Style3">gozašte · </text:span><text:span text:style-name="Style4">letzte(r)[s]; vergangen; Vergangenheit f · </text:span><text:span text:style-name="Style5">last; past; ago; previous · </text:span><text:span text:style-name="Style6">последний; прошлое; назад; предыдущий · </text:span><text:span text:style-name="Style7">Последний (г) [с]; прошло; Прошлое f</text:span></text:p>
      <text:p text:style-name="Text_20_body"><text:span text:style-name="Style1">711 · </text:span><text:span text:style-name="Style2">گوناگون · </text:span><text:span text:style-name="Style3">gunāgun · </text:span><text:span text:style-name="Style4">verschieden · </text:span><text:span text:style-name="Style5">various; diverse · </text:span><text:span text:style-name="Style6">различные; разнообразный · </text:span><text:span text:style-name="Style7">другой</text:span></text:p>
      <text:p text:style-name="Text_20_body"><text:span text:style-name="Style1">712 · </text:span><text:span text:style-name="Style2">همان · </text:span><text:span text:style-name="Style3">hamān · </text:span><text:span text:style-name="Style4">dasselbe · </text:span><text:span text:style-name="Style5">same; very; selfsame · </text:span><text:span text:style-name="Style6">то же самое; очень; тот же самый · </text:span><text:span text:style-name="Style7">то же самое</text:span></text:p>
      <text:p text:style-name="Text_20_body"><text:span text:style-name="Style1">713 · </text:span><text:span text:style-name="Style2">حا مکاس · </text:span><text:span text:style-name="Style3">hamekas · </text:span><text:span text:style-name="Style4">jede(r)[s]; alle · </text:span><text:span text:style-name="Style5">everyone; everybody · </text:span><text:span text:style-name="Style6">каждый; все · </text:span><text:span text:style-name="Style7">каждый (г) [с]; все</text:span></text:p>
      <text:p text:style-name="Text_20_body"><text:span text:style-name="Style1">714 · </text:span><text:span text:style-name="Style2">همین · </text:span><text:span text:style-name="Style3">hamin · </text:span><text:span text:style-name="Style4">dasselbe · </text:span><text:span text:style-name="Style5">same; very; selfsame · </text:span><text:span text:style-name="Style6">то же самое; очень; тот же самый · </text:span><text:span text:style-name="Style7">то же самое</text:span></text:p>
      <text:p text:style-name="Text_20_body"><text:span text:style-name="Style1">715 · </text:span><text:span text:style-name="Style2">هر · </text:span><text:span text:style-name="Style3">har · </text:span><text:span text:style-name="Style4">jede(r)[s]; je; irgendein · </text:span><text:span text:style-name="Style5">each; any; every · </text:span><text:span text:style-name="Style6">каждый; любой; каждый · </text:span><text:span text:style-name="Style7">каждый (г) [с]; когда-либо; любой</text:span></text:p>
      <text:p text:style-name="Text_20_body"><text:span text:style-name="Style1">716 · </text:span><text:span text:style-name="Style2">هر چیز · </text:span><text:span text:style-name="Style3">harciz · </text:span><text:span text:style-name="Style4">alles; was immer · </text:span><text:span text:style-name="Style5">everything; anything; whatever · </text:span><text:span text:style-name="Style6">все; что-нибудь; любой · </text:span><text:span text:style-name="Style7">все; что всегда</text:span></text:p>
      <text:p text:style-name="Text_20_body"><text:soft-page-break/><text:span text:style-name="Style1">717 · </text:span><text:span text:style-name="Style2">هرجا · </text:span><text:span text:style-name="Style3">harjā · </text:span><text:span text:style-name="Style4">überall; wo immer · </text:span><text:span text:style-name="Style5">anywhere; everywhere; wherever · </text:span><text:span text:style-name="Style6">в любом месте; везде; где · </text:span><text:span text:style-name="Style7">везде; где всегда</text:span></text:p>
      <text:p text:style-name="Text_20_body"><text:span text:style-name="Style1">718 · </text:span><text:span text:style-name="Style2">هرکس · </text:span><text:span text:style-name="Style3">harkas <text:s/>· </text:span><text:span text:style-name="Style4">jeder(r); wem; wer; wer immer · </text:span><text:span text:style-name="Style5">everybody; anybody; everyone;anyone · </text:span><text:span text:style-name="Style6">все; кто-нибудь; всех; · </text:span><text:span text:style-name="Style7">каждый (г); кого; который; кто бы ни</text:span></text:p>
      <text:p text:style-name="Text_20_body"><text:span text:style-name="Style1">719 · </text:span><text:span text:style-name="Style2">هرکدام · </text:span><text:span text:style-name="Style3">harkodām · </text:span><text:span text:style-name="Style4">jede(r)[s]; jeweils · </text:span><text:span text:style-name="Style5">each; any · </text:span><text:span text:style-name="Style6">каждый; любой · </text:span><text:span text:style-name="Style7">каждый (г) [с]; каждый</text:span></text:p>
      <text:p text:style-name="Text_20_body"><text:span text:style-name="Style1">720 · </text:span><text:span text:style-name="Style2">هر یک · </text:span><text:span text:style-name="Style3">haryek · </text:span><text:span text:style-name="Style4">jede(r)[s] · </text:span><text:span text:style-name="Style5">each · </text:span><text:span text:style-name="Style6">каждый · </text:span><text:span text:style-name="Style7">каждый (г) [с]</text:span></text:p>
      <text:p text:style-name="Text_20_body"><text:span text:style-name="Style1">721 · </text:span><text:span text:style-name="Style2">هیچ · </text:span><text:span text:style-name="Style3">hic · </text:span><text:span text:style-name="Style4">nichts; kein(e) · </text:span><text:span text:style-name="Style5">no; any; none · </text:span><text:span text:style-name="Style6">нет; любой; никто · </text:span><text:span text:style-name="Style7">нет ничего; нет (е)</text:span></text:p>
      <text:p text:style-name="Text_20_body"><text:span text:style-name="Style1">722 · </text:span><text:span text:style-name="Style2">هیچ جا · </text:span><text:span text:style-name="Style3">hicjā · </text:span><text:span text:style-name="Style4">nirgends; nirgendwo · </text:span><text:span text:style-name="Style5">nowhere · </text:span><text:span text:style-name="Style6">нигде · </text:span><text:span text:style-name="Style7">нет нигде; нигде</text:span></text:p>
      <text:p text:style-name="Text_20_body"><text:span text:style-name="Style1">723 · </text:span><text:span text:style-name="Style2">هیچ‌کس · </text:span><text:span text:style-name="Style3">hickas · </text:span><text:span text:style-name="Style4">keine(r); niemand · </text:span><text:span text:style-name="Style5">nobody; no one · </text:span><text:span text:style-name="Style6">никто; никто · </text:span><text:span text:style-name="Style7">нет (г); никто</text:span></text:p>
      <text:p text:style-name="Text_20_body"><text:span text:style-name="Style1">724 · </text:span><text:span text:style-name="Style2">هیچ‌کدام · </text:span><text:span text:style-name="Style3">hickodām · </text:span><text:span text:style-name="Style4">kein(r)[s] · </text:span><text:span text:style-name="Style5">none · </text:span><text:span text:style-name="Style6">никто · </text:span><text:span text:style-name="Style7">нет (г) [с]</text:span></text:p>
      <text:p text:style-name="Text_20_body"><text:span text:style-name="Style1">725 · </text:span><text:span text:style-name="Style2">جا · </text:span><text:span text:style-name="Style3">jā · </text:span><text:span text:style-name="Style4">Platz m; Sitz m; Stelle f; Ort m · </text:span><text:span text:style-name="Style5">place; seat; location · </text:span><text:span text:style-name="Style6">место; сиденье; место · </text:span><text:span text:style-name="Style7">Место m; Seat m; Место f; Место m</text:span></text:p>
      <text:p text:style-name="Text_20_body"><text:span text:style-name="Style1">726 · </text:span><text:span text:style-name="Style2">جس ن تولد · </text:span><text:span text:style-name="Style3">jašn-e tavallod · </text:span><text:span text:style-name="Style4">Geburtstagsfeier f · </text:span><text:span text:style-name="Style5">birthday party · </text:span><text:span text:style-name="Style6">день рождения · </text:span><text:span text:style-name="Style7">День рождения f</text:span></text:p>
      <text:p text:style-name="Text_20_body"><text:span text:style-name="Style1">727 · </text:span><text:span text:style-name="Style2">جور · </text:span><text:span text:style-name="Style3">jur · </text:span><text:span text:style-name="Style4">Art f; Sorte f; passend · </text:span><text:span text:style-name="Style5">kind; sort; compatible · </text:span><text:span text:style-name="Style6">вид; сортировать; совместимый · </text:span><text:span text:style-name="Style7">Тип f; Разнообразие f; подходит</text:span></text:p>
      <text:p text:style-name="Text_20_body"><text:span text:style-name="Style1">728 · </text:span><text:span text:style-name="Style2">کس · </text:span><text:span text:style-name="Style3">kas · </text:span><text:span text:style-name="Style4">Person f; Individuum n · </text:span><text:span text:style-name="Style5">person; individual · </text:span><text:span text:style-name="Style6">человек; человек · </text:span><text:span text:style-name="Style7">Лицо f; Индивидуальный n</text:span></text:p>
      <text:p text:style-name="Text_20_body"><text:span text:style-name="Style1">729 · </text:span><text:span text:style-name="Style2">کنسرت · </text:span><text:span text:style-name="Style3">konsert · </text:span><text:span text:style-name="Style4">Konzert n · </text:span><text:span text:style-name="Style5">concert · </text:span><text:span text:style-name="Style6">концерт · </text:span><text:span text:style-name="Style7">Концерт n</text:span></text:p>
      <text:p text:style-name="Text_20_body"><text:span text:style-name="Style1">730 · </text:span><text:span text:style-name="Style2">معمولا · </text:span><text:span text:style-name="Style3">ma’mulan · </text:span><text:span text:style-name="Style4">normalerweise; gewöhnlich · </text:span><text:span text:style-name="Style5">normally; usually · </text:span><text:span text:style-name="Style6">обычно; обычно · </text:span><text:span text:style-name="Style7">обычно; обычно</text:span></text:p>
      <text:p text:style-name="Text_20_body"><text:span text:style-name="Style1">731 · </text:span><text:span text:style-name="Style2">مانی · </text:span><text:span text:style-name="Style3">ma’ni · </text:span><text:span text:style-name="Style4">Bedeutung f; Sinn m · </text:span><text:span text:style-name="Style5">meaning; sense · </text:span><text:span text:style-name="Style6">то есть; чувство · </text:span><text:span text:style-name="Style7">Значение f; Чувство m</text:span></text:p>
      <text:p text:style-name="Text_20_body"><text:span text:style-name="Style1">732 · </text:span><text:span text:style-name="Style2">مسیحی · </text:span><text:span text:style-name="Style3">masihi · </text:span><text:span text:style-name="Style4">Christ(in f) m; christlich · </text:span><text:span text:style-name="Style5">Christian · </text:span><text:span text:style-name="Style6">Кристиан · </text:span><text:span text:style-name="Style7">Христос (в f) м; Кристиан</text:span></text:p>
      <text:p text:style-name="Text_20_body"><text:span text:style-name="Style1">733 · </text:span><text:span text:style-name="Style2">مذهبی · </text:span><text:span text:style-name="Style3">mazhabi · </text:span><text:span text:style-name="Style4">religiös · </text:span><text:span text:style-name="Style5">religious · </text:span><text:span text:style-name="Style6">религиозная · </text:span><text:span text:style-name="Style7">религиозная</text:span></text:p>
      <text:p text:style-name="Text_20_body"><text:span text:style-name="Style1">734 · </text:span><text:span text:style-name="Style2">ممکن · </text:span><text:span text:style-name="Style3">momken · </text:span><text:span text:style-name="Style4">möglich · </text:span><text:span text:style-name="Style5">possible · </text:span><text:span text:style-name="Style6">это возможно · </text:span><text:span text:style-name="Style7">это возможно</text:span></text:p>
      <text:p text:style-name="Text_20_body"><text:span text:style-name="Style1">735 · </text:span><text:span text:style-name="Style2">مرور · </text:span><text:span text:style-name="Style3">morur · </text:span><text:span text:style-name="Style4">Wiederholung f · </text:span><text:span text:style-name="Style5">review; revision · </text:span><text:span text:style-name="Style6">обзор; пересмотр · </text:span><text:span text:style-name="Style7">Повторение f</text:span></text:p>
      <text:p text:style-name="Text_20_body"><text:span text:style-name="Style1">736 · </text:span><text:span text:style-name="Style2">مسلمان · </text:span><text:span text:style-name="Style3">mosalmān · </text:span><text:span text:style-name="Style4">Moslem(in f) m · </text:span><text:span text:style-name="Style5">Muslim · </text:span><text:span text:style-name="Style6">мусульманка · </text:span><text:span text:style-name="Style7">Мусульманин (в f) м</text:span></text:p>
      <text:p text:style-name="Text_20_body"><text:span text:style-name="Style1">737 · </text:span><text:span text:style-name="Style2">مختلف · </text:span><text:span text:style-name="Style3">moxtalef · </text:span><text:span text:style-name="Style4">unterschiedlich; verschieden · </text:span><text:span text:style-name="Style5">different; various · </text:span><text:span text:style-name="Style6">разные; различный · </text:span><text:span text:style-name="Style7">разные; другой</text:span></text:p>
      <text:p text:style-name="Text_20_body"><text:span text:style-name="Style1">738 · </text:span><text:span text:style-name="Style2">ناهار · </text:span><text:span text:style-name="Style3">nāhār · </text:span><text:span text:style-name="Style4">Mittagessen n · </text:span><text:span text:style-name="Style5">lunch · </text:span><text:span text:style-name="Style6">обед · </text:span><text:span text:style-name="Style7">Обед n</text:span></text:p>
      <text:p text:style-name="Text_20_body"><text:span text:style-name="Style1">739 · </text:span><text:span text:style-name="Style2">نرمه‌‌س · </text:span><text:span text:style-name="Style3">narmeš · </text:span><text:span text:style-name="Style4">Gymnastik f · </text:span><text:span text:style-name="Style5">gymnastics · </text:span><text:span text:style-name="Style6">гимнастика · </text:span><text:span text:style-name="Style7">Гимнастика f</text:span></text:p>
      <text:p text:style-name="Text_20_body"><text:span text:style-name="Style1">740 · </text:span><text:span text:style-name="Style2">نسا‌ن دادن (د) · </text:span><text:span text:style-name="Style3">nešān dādan (deh) · </text:span><text:span text:style-name="Style4">zeigen · </text:span><text:span text:style-name="Style5">show · </text:span><text:span text:style-name="Style6">шоу · </text:span><text:span text:style-name="Style7">шоу</text:span></text:p>
      <text:p text:style-name="Text_20_body"><text:span text:style-name="Style1">741 · </text:span><text:span text:style-name="Style2">نزد · </text:span><text:span text:style-name="Style3">nežād · </text:span><text:span text:style-name="Style4">Abstammung f; Rasse f · </text:span><text:span text:style-name="Style5">race; descent · </text:span><text:span text:style-name="Style6">расы; спуск · </text:span><text:span text:style-name="Style7">Lineage f; Порода f</text:span></text:p>
      <text:p text:style-name="Text_20_body"><text:span text:style-name="Style1">742 · </text:span><text:span text:style-name="Style2">نیم · </text:span><text:span text:style-name="Style3">nim · </text:span><text:span text:style-name="Style4">halb; Hälfte f · </text:span><text:span text:style-name="Style5">half · </text:span><text:span text:style-name="Style6">половина · </text:span><text:span text:style-name="Style7">пол; Половина f</text:span></text:p>
      <text:p text:style-name="Text_20_body"><text:span text:style-name="Style1">743 · </text:span><text:span text:style-name="Style2">پارس · </text:span><text:span text:style-name="Style3">Pārs · </text:span><text:span text:style-name="Style4">Persien n · </text:span><text:span text:style-name="Style5">Persia · </text:span><text:span text:style-name="Style6">Персия · </text:span><text:span text:style-name="Style7">Персия n</text:span></text:p>
      <text:p text:style-name="Text_20_body"><text:span text:style-name="Style1">744 · </text:span><text:span text:style-name="Style2">پارسی · </text:span><text:span text:style-name="Style3">pārsi · </text:span><text:span text:style-name="Style4">Perser(in f) m; persisch · </text:span><text:span text:style-name="Style5">Persian · </text:span><text:span text:style-name="Style6">персидский · </text:span><text:span text:style-name="Style7">Персидский (в f) м; перс</text:span></text:p>
      <text:p text:style-name="Text_20_body"><text:span text:style-name="Style1">745 · </text:span><text:span text:style-name="Style2">پخس مستقیم · </text:span><text:span text:style-name="Style3">paxš-e mostaqim · </text:span><text:span text:style-name="Style4">Live‐Übertragung f · </text:span><text:span text:style-name="Style5">live broadcast · </text:span><text:span text:style-name="Style6">прямая трансляция · </text:span><text:span text:style-name="Style7">Прямая трансляция f</text:span></text:p>
      <text:p text:style-name="Text_20_body"><text:span text:style-name="Style1">746 · </text:span><text:span text:style-name="Style2">پیدا کردن (کن) · </text:span><text:span text:style-name="Style3">peydā kardan (kon) · </text:span><text:span text:style-name="Style4">finden · </text:span><text:span text:style-name="Style5">find · </text:span><text:span text:style-name="Style6">найти · </text:span><text:span text:style-name="Style7">найти</text:span></text:p>
      <text:p text:style-name="Text_20_body"><text:span text:style-name="Style1">747 · </text:span><text:span text:style-name="Style2">رسمی · </text:span><text:span text:style-name="Style3">rasmi · </text:span><text:span text:style-name="Style4">amtlich; offiziell · </text:span><text:span text:style-name="Style5">official; formal · </text:span><text:span text:style-name="Style6">официальный; формальный · </text:span><text:span text:style-name="Style7">официально; официально</text:span></text:p>
      <text:p text:style-name="Text_20_body"><text:span text:style-name="Style1">748 · </text:span><text:span text:style-name="Style2">ریاضیات · </text:span><text:span text:style-name="Style3">riyāziyāt · </text:span><text:span text:style-name="Style4">Mathematik f · </text:span><text:span text:style-name="Style5">mathematics · </text:span><text:span text:style-name="Style6">математика · </text:span><text:span text:style-name="Style7">Математика f</text:span></text:p>
      <text:p text:style-name="Text_20_body"><text:span text:style-name="Style1">749 · </text:span><text:span text:style-name="Style2">رب · </text:span><text:span text:style-name="Style3">rob’ · </text:span><text:span text:style-name="Style4">Viertel m · </text:span><text:span text:style-name="Style5">quarter · </text:span><text:span text:style-name="Style6">четверть · </text:span><text:span text:style-name="Style7">Квартал м</text:span></text:p>
      <text:p text:style-name="Text_20_body"><text:span text:style-name="Style1">750 · </text:span><text:span text:style-name="Style2">رسوم · </text:span><text:span text:style-name="Style3">rosum · </text:span><text:span text:style-name="Style4">Sitten; Gebräuche · </text:span><text:span text:style-name="Style5">customs, habits · </text:span><text:span text:style-name="Style6">обычаи, привычка · </text:span><text:span text:style-name="Style7">обычаи; манеры</text:span></text:p>
      <text:p text:style-name="Text_20_body"><text:span text:style-name="Style1">751 · </text:span><text:span text:style-name="Style2">روزمره · </text:span><text:span text:style-name="Style3">ruzmarre · </text:span><text:span text:style-name="Style4">alltäglich · </text:span><text:span text:style-name="Style5">daily; day-to-day · </text:span><text:span text:style-name="Style6">ежедневно; повседневный · </text:span><text:span text:style-name="Style7">банальность</text:span></text:p>
      <text:p text:style-name="Text_20_body"><text:span text:style-name="Style1">752 · </text:span><text:span text:style-name="Style2">ساعت · </text:span><text:span text:style-name="Style3">sāat · </text:span><text:span text:style-name="Style4">Uhrzeit f; Stunde f; Uhr f · </text:span><text:span text:style-name="Style5">time; hour; watch · </text:span><text:span text:style-name="Style6">время; час; смотреть · </text:span><text:span text:style-name="Style7">Время f; Час f; Часы f</text:span></text:p>
      <text:p text:style-name="Text_20_body"><text:span text:style-name="Style1">753 · </text:span><text:span text:style-name="Style2">سالن غذاخوری دانه‌‌س گه · </text:span><text:span text:style-name="Style3">sālon-e qazāxori-ye dānešgāh <text:s/>· </text:span><text:span text:style-name="Style4">Mensa f · </text:span><text:span text:style-name="Style5">canteen-at a university · </text:span><text:span text:style-name="Style6">столовая - в университете · </text:span><text:span text:style-name="Style7">Mensa f</text:span></text:p>
      <text:p text:style-name="Text_20_body"><text:span text:style-name="Style1">754 · </text:span><text:span text:style-name="Style2">ثانیه · </text:span><text:span text:style-name="Style3">sāniye · </text:span><text:span text:style-name="Style4">Sekunde f · </text:span><text:span text:style-name="Style5">second · </text:span><text:span text:style-name="Style6">второй · </text:span><text:span text:style-name="Style7">Второй f</text:span></text:p>
      <text:p text:style-name="Text_20_body"><text:span text:style-name="Style1">755 · </text:span><text:span text:style-name="Style2">ثانیه سمار · </text:span><text:span text:style-name="Style3">sāniyešomār · </text:span><text:span text:style-name="Style4">Sekundenzeiger m · </text:span><text:span text:style-name="Style5">second hand · </text:span><text:span text:style-name="Style6">подержанный · </text:span><text:span text:style-name="Style7">Вторая рука m</text:span></text:p>
      <text:p text:style-name="Text_20_body"><text:span text:style-name="Style1">756 · </text:span><text:span text:style-name="Style2">سرزمین · </text:span><text:span text:style-name="Style3">sarzamin · </text:span><text:span text:style-name="Style4">Land n; Territorium n · </text:span><text:span text:style-name="Style5">land; territory · </text:span><text:span text:style-name="Style6">земля; территория · </text:span><text:span text:style-name="Style7">Страна n; Территория n</text:span></text:p>
      <text:p text:style-name="Text_20_body"><text:span text:style-name="Style1">757 · </text:span><text:span text:style-name="Style2">سپس · </text:span><text:span text:style-name="Style3">sepas · </text:span><text:span text:style-name="Style4">danach; dann; nachher · </text:span><text:span text:style-name="Style5">then; afterwards · </text:span><text:span text:style-name="Style6">то; впоследствии · </text:span><text:span text:style-name="Style7">в дальнейшем; то; впоследствии</text:span></text:p>
      <text:p text:style-name="Text_20_body"><text:span text:style-name="Style1">758 · </text:span><text:span text:style-name="Style2">سینما · </text:span><text:span text:style-name="Style3">sinamā · </text:span><text:span text:style-name="Style4">Kino n · </text:span><text:span text:style-name="Style5">cinema · </text:span><text:span text:style-name="Style6">кино · </text:span><text:span text:style-name="Style7">Кинотеатр n</text:span></text:p>
      <text:p text:style-name="Text_20_body"><text:span text:style-name="Style1">759 · </text:span><text:span text:style-name="Style2">صبحانه · </text:span><text:span text:style-name="Style3">sobhāne · </text:span><text:span text:style-name="Style4">Frühstück n · </text:span><text:span text:style-name="Style5">breakfast · </text:span><text:span text:style-name="Style6">завтрак · </text:span><text:span text:style-name="Style7">Завтрак n</text:span></text:p>
      <text:p text:style-name="Text_20_body"><text:span text:style-name="Style1">760 · </text:span><text:span text:style-name="Style2">صلح · </text:span><text:span text:style-name="Style3">solh · </text:span><text:span text:style-name="Style4">Frieden m · </text:span><text:span text:style-name="Style5">peace · </text:span><text:span text:style-name="Style6">мир · </text:span><text:span text:style-name="Style7">Мир м</text:span></text:p>
      <text:p text:style-name="Text_20_body"><text:span text:style-name="Style1">761 · </text:span><text:span text:style-name="Style2">سرو سودان (ساو، سو) · </text:span><text:span text:style-name="Style3">šoru’ šodan (šav, šow) · </text:span><text:span text:style-name="Style4">beginnen · </text:span><text:span text:style-name="Style5">begin · </text:span><text:span text:style-name="Style6">начать · </text:span><text:span text:style-name="Style7">начать</text:span></text:p>
      <text:p text:style-name="Text_20_body"><text:span text:style-name="Style1">762 · </text:span><text:span text:style-name="Style2">سو · </text:span><text:span text:style-name="Style3">su · </text:span><text:span text:style-name="Style4">Seite f; Richtung f · </text:span><text:span text:style-name="Style5">side; direction · </text:span><text:span text:style-name="Style6">сторона; направление · </text:span><text:span text:style-name="Style7">Страница f; Направление f</text:span></text:p>
      <text:p text:style-name="Text_20_body"><text:span text:style-name="Style1">763 · </text:span><text:span text:style-name="Style2">تفریح کردن (کن) · </text:span><text:span text:style-name="Style3">tafrih kardan (kon) · </text:span><text:span text:style-name="Style4">amüsieren · </text:span><text:span text:style-name="Style5">disport · </text:span><text:span text:style-name="Style6">развлекаться · </text:span><text:span text:style-name="Style7">озадачивать</text:span></text:p>
      <text:p text:style-name="Text_20_body"><text:span text:style-name="Style1">764 · </text:span><text:span text:style-name="Style2">تنبل · </text:span><text:span text:style-name="Style3">tanbal · </text:span><text:span text:style-name="Style4">faul; träge · </text:span><text:span text:style-name="Style5">lazy · </text:span><text:span text:style-name="Style6">ленивый · </text:span><text:span text:style-name="Style7">ленивый; медленно</text:span></text:p>
      <text:p text:style-name="Text_20_body"><text:span text:style-name="Style1">765 · </text:span><text:span text:style-name="Style2">تئاتر · </text:span><text:span text:style-name="Style3">teātr · </text:span><text:span text:style-name="Style4">Theater n · </text:span><text:span text:style-name="Style5">theatre · </text:span><text:span text:style-name="Style6">театр · </text:span><text:span text:style-name="Style7">Театр n</text:span></text:p>
      <text:p text:style-name="Text_20_body"><text:span text:style-name="Style1">766 · </text:span><text:span text:style-name="Style2">تنیس · </text:span><text:span text:style-name="Style3">tenis · </text:span><text:span text:style-name="Style4">Tennis n · </text:span><text:span text:style-name="Style5">tennis · </text:span><text:span text:style-name="Style6">теннис · </text:span><text:span text:style-name="Style7">Теннис n</text:span></text:p>
      <text:p text:style-name="Text_20_body"><text:span text:style-name="Style1">767 · </text:span><text:span text:style-name="Style2">تیره · </text:span><text:span text:style-name="Style3">tire · </text:span><text:span text:style-name="Style4">Stamm m; dunkel · </text:span><text:span text:style-name="Style5">tribe; dark · </text:span><text:span text:style-name="Style6">племя; темный · </text:span><text:span text:style-name="Style7">Штамм m; темный</text:span></text:p>
      <text:p text:style-name="Text_20_body"><text:soft-page-break/><text:span text:style-name="Style1">768 · </text:span><text:span text:style-name="Style2">ترکمن · </text:span><text:span text:style-name="Style3">Torkaman · </text:span><text:span text:style-name="Style4">Turkoman m; turkmenisch · </text:span><text:span text:style-name="Style5">Turcoman · </text:span><text:span text:style-name="Style6">туркмен · </text:span><text:span text:style-name="Style7">Turkoman m; туркменский</text:span></text:p>
      <text:p text:style-name="Text_20_body"><text:span text:style-name="Style1">769 · </text:span><text:span text:style-name="Style2">خواب · </text:span><text:span text:style-name="Style3">xāb · </text:span><text:span text:style-name="Style4">Schlaf m; Traum m · </text:span><text:span text:style-name="Style5">sleep; dream · </text:span><text:span text:style-name="Style6">спать; сон · </text:span><text:span text:style-name="Style7">Сон м; Мечта</text:span></text:p>
      <text:p text:style-name="Text_20_body"><text:span text:style-name="Style1">770 · </text:span><text:span text:style-name="Style2">یهودی · </text:span><text:span text:style-name="Style3">yahudi · </text:span><text:span text:style-name="Style4">Jude m; Jüdin f; jüdisch · </text:span><text:span text:style-name="Style5">Jew; Jewish · </text:span><text:span text:style-name="Style6">еврей; иудейский · </text:span><text:span text:style-name="Style7">Еврей; Еврейство f; иудейский</text:span></text:p>
      <text:p text:style-name="Text_20_body"><text:span text:style-name="Style1">771 · </text:span><text:span text:style-name="Style2">زر تستی · </text:span><text:span text:style-name="Style3">zartošti · </text:span><text:span text:style-name="Style4">Zoroastrier m; Zarathustrier m · </text:span><text:span text:style-name="Style5">Zoroastrian · </text:span><text:span text:style-name="Style6">зороастрийский · </text:span><text:span text:style-name="Style7">Зороастрийцы м; Zarathustrian m</text:span></text:p>
      <text:p text:style-name="Text_20_body"><text:span text:style-name="Style1">772 · </text:span><text:span text:style-name="Style2">ظهر · </text:span><text:span text:style-name="Style3">zohr · </text:span><text:span text:style-name="Style4">Mittag m; mittags · </text:span><text:span text:style-name="Style5">noon · </text:span><text:span text:style-name="Style6">полдень · </text:span><text:span text:style-name="Style7">Полдень m; в обеденный перерыв</text:span></text:p>
      <text:p text:style-name="Text_20_body"><text:span text:style-name="Style1">773 · </text:span><text:span text:style-name="Style2">درس · </text:span><text:span text:style-name="Style3">Dars-e · </text:span><text:span text:style-name="Style4">8 · </text:span><text:span text:style-name="Style5">8 · </text:span><text:span text:style-name="Style6">8 · </text:span><text:span text:style-name="Style7">8</text:span></text:p>
      <text:p text:style-name="Text_20_body"><text:span text:style-name="Style1">774 · </text:span><text:span text:style-name="Style2">ابری‌سم · </text:span><text:span text:style-name="Style3">abrišam · </text:span><text:span text:style-name="Style4">Seide f · </text:span><text:span text:style-name="Style5">silk · </text:span><text:span text:style-name="Style6">шелк · </text:span><text:span text:style-name="Style7">Шелк f</text:span></text:p>
      <text:p text:style-name="Text_20_body"><text:span text:style-name="Style1">775 · </text:span><text:span text:style-name="Style2">عجله · </text:span><text:span text:style-name="Style3">ajale · </text:span><text:span text:style-name="Style4">Eile f; Hast f · </text:span><text:span text:style-name="Style5">hurry; haste · </text:span><text:span text:style-name="Style6">спешить; поспешность · </text:span><text:span text:style-name="Style7">Спешите f; Имейте f</text:span></text:p>
      <text:p text:style-name="Text_20_body"><text:span text:style-name="Style1">776 · </text:span><text:span text:style-name="Style2">عقب · </text:span><text:span text:style-name="Style3">aqab · </text:span><text:span text:style-name="Style4">zurück; hinten · </text:span><text:span text:style-name="Style5">back; behind · </text:span><text:span text:style-name="Style6">обратно; за · </text:span><text:span text:style-name="Style7">возвращение; за</text:span></text:p>
      <text:p text:style-name="Text_20_body"><text:span text:style-name="Style1">777 · </text:span><text:span text:style-name="Style2">اسباب‌کشی · </text:span><text:span text:style-name="Style3">asbābkeši · </text:span><text:span text:style-name="Style4">Umzug m · </text:span><text:span text:style-name="Style5">moving · </text:span><text:span text:style-name="Style6">перемещение · </text:span><text:span text:style-name="Style7">Перемещение м</text:span></text:p>
      <text:p text:style-name="Text_20_body"><text:span text:style-name="Style1">778 · </text:span><text:span text:style-name="Style2">آویزان · </text:span><text:span text:style-name="Style3">āvizān · </text:span><text:span text:style-name="Style4">aufgehängt · </text:span><text:span text:style-name="Style5">hanging · </text:span><text:span text:style-name="Style6">подвешивание · </text:span><text:span text:style-name="Style7">подвешенный</text:span></text:p>
      <text:p text:style-name="Text_20_body"><text:span text:style-name="Style1">779 · </text:span><text:span text:style-name="Style2">آویزان کردن (کن) · </text:span><text:span text:style-name="Style3">āvizān kardan (kon) · </text:span><text:span text:style-name="Style4">aufhängen · </text:span><text:span text:style-name="Style5">hang up · </text:span><text:span text:style-name="Style6">подвешивать · </text:span><text:span text:style-name="Style7">вешать</text:span></text:p>
      <text:p text:style-name="Text_20_body"><text:span text:style-name="Style1">780 · </text:span><text:span text:style-name="Style2">با وجود · </text:span><text:span text:style-name="Style3">bā vojud-e · </text:span><text:span text:style-name="Style4">trotz · </text:span><text:span text:style-name="Style5">despite · </text:span><text:span text:style-name="Style6">несмотря на · </text:span><text:span text:style-name="Style7">несмотря на</text:span></text:p>
      <text:p text:style-name="Text_20_body"><text:span text:style-name="Style1">781 · </text:span><text:span text:style-name="Style2">برزه‌‌س · </text:span><text:span text:style-name="Style3">bāarzeš · </text:span><text:span text:style-name="Style4">kostbar · </text:span><text:span text:style-name="Style5">valuable · </text:span><text:span text:style-name="Style6">ценный · </text:span><text:span text:style-name="Style7">драгоценный</text:span></text:p>
      <text:p text:style-name="Text_20_body"><text:span text:style-name="Style1">782 · </text:span><text:span text:style-name="Style2">بافنده · </text:span><text:span text:style-name="Style3">bāfande · </text:span><text:span text:style-name="Style4">Weber m · </text:span><text:span text:style-name="Style5">weaver; knitter · </text:span><text:span text:style-name="Style6">ткач; вязальщица · </text:span><text:span text:style-name="Style7">Вебер м</text:span></text:p>
      <text:p text:style-name="Text_20_body"><text:span text:style-name="Style1">783 · </text:span><text:span text:style-name="Style2">بافت · </text:span><text:span text:style-name="Style3">bāft · </text:span><text:span text:style-name="Style4">Gewebe n · </text:span><text:span text:style-name="Style5">weave · </text:span><text:span text:style-name="Style6">ткать · </text:span><text:span text:style-name="Style7">Ткань n</text:span></text:p>
      <text:p text:style-name="Text_20_body"><text:span text:style-name="Style1">784 · </text:span><text:span text:style-name="Style2">بالا · </text:span><text:span text:style-name="Style3">bālā · </text:span><text:span text:style-name="Style4">oben; hoch · </text:span><text:span text:style-name="Style5">top; up · </text:span><text:span text:style-name="Style6">сверху; вверх · </text:span><text:span text:style-name="Style7">выше; высокая</text:span></text:p>
      <text:p text:style-name="Text_20_body"><text:span text:style-name="Style1">785 · </text:span><text:span text:style-name="Style2">بالکن · </text:span><text:span text:style-name="Style3">bālkon · </text:span><text:span text:style-name="Style4">Balkon m · </text:span><text:span text:style-name="Style5">balcony · </text:span><text:span text:style-name="Style6">балкон · </text:span><text:span text:style-name="Style7">Балкон m</text:span></text:p>
      <text:p text:style-name="Text_20_body"><text:span text:style-name="Style1">786 · </text:span><text:span text:style-name="Style2">با نفس · </text:span><text:span text:style-name="Style3">banafš · </text:span><text:span text:style-name="Style4">lila; violett · </text:span><text:span text:style-name="Style5">violet; purple · </text:span><text:span text:style-name="Style6">фиолетовый; фиолетовый · </text:span><text:span text:style-name="Style7">фиолетовый; фиолетовый</text:span></text:p>
      <text:p text:style-name="Text_20_body"><text:span text:style-name="Style1">787 · </text:span><text:span text:style-name="Style2">بار · </text:span><text:span text:style-name="Style3">bar · </text:span><text:span text:style-name="Style4">auf · </text:span><text:span text:style-name="Style5">on · </text:span><text:span text:style-name="Style6">на · </text:span><text:span text:style-name="Style7">на</text:span></text:p>
      <text:p text:style-name="Text_20_body"><text:span text:style-name="Style1">788 · </text:span><text:span text:style-name="Style2">بارانی · </text:span><text:span text:style-name="Style3">bārāni · </text:span><text:span text:style-name="Style4">Regenmantel m; regnerisch · </text:span><text:span text:style-name="Style5">raincot; rainy · </text:span><text:span text:style-name="Style6">raincot; дождливый · </text:span><text:span text:style-name="Style7">Raincoat m; дождливый</text:span></text:p>
      <text:p text:style-name="Text_20_body"><text:span text:style-name="Style1">789 · </text:span><text:span text:style-name="Style2">بستگی داستان (در) · </text:span><text:span text:style-name="Style3">bastegi dāštan (dār) · </text:span><text:span text:style-name="Style4">abhängen · </text:span><text:span text:style-name="Style5">depend · </text:span><text:span text:style-name="Style6">зависеть · </text:span><text:span text:style-name="Style7">зависеть</text:span></text:p>
      <text:p text:style-name="Text_20_body"><text:span text:style-name="Style1">790 · </text:span><text:span text:style-name="Style2">به خاطره · </text:span><text:span text:style-name="Style3">be xāter-e · </text:span><text:span text:style-name="Style4">wegen · </text:span><text:span text:style-name="Style5">because of; due to · </text:span><text:span text:style-name="Style6">из-за; из-за · </text:span><text:span text:style-name="Style7">потому что</text:span></text:p>
      <text:p text:style-name="Text_20_body"><text:span text:style-name="Style1">791 · </text:span><text:span text:style-name="Style2">به دونه · </text:span><text:span text:style-name="Style3">be dun-e · </text:span><text:span text:style-name="Style4">ohne · </text:span><text:span text:style-name="Style5">without · </text:span><text:span text:style-name="Style6">без · </text:span><text:span text:style-name="Style7">без</text:span></text:p>
      <text:p text:style-name="Text_20_body"><text:span text:style-name="Style1">792 · </text:span><text:span text:style-name="Style2">بین · </text:span><text:span text:style-name="Style3">beyn(-e) · </text:span><text:span text:style-name="Style4">zwischen; unter · </text:span><text:span text:style-name="Style5">between; among · </text:span><text:span text:style-name="Style6">между ними; среди · </text:span><text:span text:style-name="Style7">между ними; ниже</text:span></text:p>
      <text:p text:style-name="Text_20_body"><text:span text:style-name="Style1">793 · </text:span><text:span text:style-name="Style2">بی · </text:span><text:span text:style-name="Style3">bi · </text:span><text:span text:style-name="Style4">ohne · </text:span><text:span text:style-name="Style5">without · </text:span><text:span text:style-name="Style6">без · </text:span><text:span text:style-name="Style7">без</text:span></text:p>
      <text:p text:style-name="Text_20_body"><text:span text:style-name="Style1">794 · </text:span><text:span text:style-name="Style2">بیرون · </text:span><text:span text:style-name="Style3">birun(-e) · </text:span><text:span text:style-name="Style4">aus; außen; außerhalb · </text:span><text:span text:style-name="Style5">out; outside · </text:span><text:span text:style-name="Style6">вне; вне · </text:span><text:span text:style-name="Style7">от; снаружи; вне</text:span></text:p>
      <text:p text:style-name="Text_20_body"><text:span text:style-name="Style1">795 · </text:span><text:span text:style-name="Style2">چندصدساله · </text:span><text:span text:style-name="Style3">candsadsāle · </text:span><text:span text:style-name="Style4">ein paar hundert Jahre alt · </text:span><text:span text:style-name="Style5">a few hundred years old · </text:span><text:span text:style-name="Style6">несколько сотен лет · </text:span><text:span text:style-name="Style7">несколько сотен лет</text:span></text:p>
      <text:p text:style-name="Text_20_body"><text:span text:style-name="Style1">796 · </text:span><text:span text:style-name="Style2">دامن · </text:span><text:span text:style-name="Style3">dāman · </text:span><text:span text:style-name="Style4">Rock m · </text:span><text:span text:style-name="Style5">skirt · </text:span><text:span text:style-name="Style6">юбка · </text:span><text:span text:style-name="Style7">Скала m</text:span></text:p>
      <text:p text:style-name="Text_20_body"><text:span text:style-name="Style1">797 · </text:span><text:span text:style-name="Style2">در عرضه · </text:span><text:span text:style-name="Style3">dar arz-e · </text:span><text:span text:style-name="Style4">innerhalb · </text:span><text:span text:style-name="Style5">within · </text:span><text:span text:style-name="Style6">в · </text:span><text:span text:style-name="Style7">в</text:span></text:p>
      <text:p text:style-name="Text_20_body"><text:span text:style-name="Style1">798 · </text:span><text:span text:style-name="Style2">در بره‌‌ی · </text:span><text:span text:style-name="Style3">dar bāre-ye · </text:span><text:span text:style-name="Style4">über · </text:span><text:span text:style-name="Style5">about · </text:span><text:span text:style-name="Style6">о · </text:span><text:span text:style-name="Style7">о</text:span></text:p>
      <text:p text:style-name="Text_20_body"><text:span text:style-name="Style1">799 · </text:span><text:span text:style-name="Style2">در توله · </text:span><text:span text:style-name="Style3">dar tul-e · </text:span><text:span text:style-name="Style4">entlang · </text:span><text:span text:style-name="Style5">during · </text:span><text:span text:style-name="Style6">во время · </text:span><text:span text:style-name="Style7">по</text:span></text:p>
      <text:p text:style-name="Text_20_body"><text:span text:style-name="Style1">800 · </text:span><text:span text:style-name="Style2">دربازکن · </text:span><text:span text:style-name="Style3">darbāzkon · </text:span><text:span text:style-name="Style4">Öffner m · </text:span><text:span text:style-name="Style5">opener · </text:span><text:span text:style-name="Style6">открывашка · </text:span><text:span text:style-name="Style7">Открывалка m</text:span></text:p>
      <text:p text:style-name="Text_20_body"><text:span text:style-name="Style1">801 · </text:span><text:span text:style-name="Style2">درون · </text:span><text:span text:style-name="Style3">darun(-e) · </text:span><text:span text:style-name="Style4">in; innerhalb · </text:span><text:span text:style-name="Style5">in; inside · </text:span><text:span text:style-name="Style6">в; внутри · </text:span><text:span text:style-name="Style7">в; в</text:span></text:p>
      <text:p text:style-name="Text_20_body"><text:span text:style-name="Style1">802 · </text:span><text:span text:style-name="Style2">دست‌مال که‌‌س عیدان (که‌‌س) · </text:span><text:span text:style-name="Style3">dastmāl kešidan (keš) · </text:span><text:span text:style-name="Style4">abwischen · </text:span><text:span text:style-name="Style5">wipe · </text:span><text:span text:style-name="Style6">протирать · </text:span><text:span text:style-name="Style7">протирать</text:span></text:p>
      <text:p text:style-name="Text_20_body"><text:span text:style-name="Style1">803 · </text:span><text:span text:style-name="Style2">داخل · </text:span><text:span text:style-name="Style3">dāxel(-e) · </text:span><text:span text:style-name="Style4">in; innerhalb · </text:span><text:span text:style-name="Style5">in; inside · </text:span><text:span text:style-name="Style6">в; внутри · </text:span><text:span text:style-name="Style7">в; в</text:span></text:p>
      <text:p text:style-name="Text_20_body"><text:span text:style-name="Style1">804 · </text:span><text:span text:style-name="Style2">دیروز · </text:span><text:span text:style-name="Style3">diruz · </text:span><text:span text:style-name="Style4">gestern · </text:span><text:span text:style-name="Style5">yesterday · </text:span><text:span text:style-name="Style6">вчера · </text:span><text:span text:style-name="Style7">вчера</text:span></text:p>
      <text:p text:style-name="Text_20_body"><text:span text:style-name="Style1">805 · </text:span><text:span text:style-name="Style2">دیوار · </text:span><text:span text:style-name="Style3">divār · </text:span><text:span text:style-name="Style4">Wand f; Mauer f · </text:span><text:span text:style-name="Style5">wall; fence · </text:span><text:span text:style-name="Style6">стена; забор · </text:span><text:span text:style-name="Style7">Стена f; Стена f</text:span></text:p>
      <text:p text:style-name="Text_20_body"><text:span text:style-name="Style1">806 · </text:span><text:span text:style-name="Style2">دوچرخه · </text:span><text:span text:style-name="Style3">docarxe · </text:span><text:span text:style-name="Style4">Fahrrad n · </text:span><text:span text:style-name="Style5">bike; bicycle · </text:span><text:span text:style-name="Style6">велосипед; велосипед · </text:span><text:span text:style-name="Style7">Велосипед n</text:span></text:p>
      <text:p text:style-name="Text_20_body"><text:span text:style-name="Style1">807 · </text:span><text:span text:style-name="Style2">امتحان · </text:span><text:span text:style-name="Style3">emtehān · </text:span><text:span text:style-name="Style4">Examen n; Prüfung f; Test m; Versuch m · </text:span><text:span text:style-name="Style5">try; trial; examination; exam · </text:span><text:span text:style-name="Style6">попробовать; испытание; экспертиза; экзамен · </text:span><text:span text:style-name="Style7">Экзамены n; Экзамен f; Испытание m; Попробуйте m</text:span></text:p>
      <text:p text:style-name="Text_20_body"><text:span text:style-name="Style1">808 · </text:span><text:span text:style-name="Style2">فقط · </text:span><text:span text:style-name="Style3">faqat · </text:span><text:span text:style-name="Style4">nur; bloß · </text:span><text:span text:style-name="Style5">only; just · </text:span><text:span text:style-name="Style6">только; просто · </text:span><text:span text:style-name="Style7">только; просто</text:span></text:p>
      <text:p text:style-name="Text_20_body"><text:span text:style-name="Style1">809 · </text:span><text:span text:style-name="Style2">فروس گه · </text:span><text:span text:style-name="Style3">forušgāh · </text:span><text:span text:style-name="Style4">Geschäft n; Laden m · </text:span><text:span text:style-name="Style5">shop; store · </text:span><text:span text:style-name="Style6">магазин; магазин · </text:span><text:span text:style-name="Style7">Бизнес n; Загрузка m</text:span></text:p>
      <text:p text:style-name="Text_20_body"><text:span text:style-name="Style1">810 · </text:span><text:span text:style-name="Style2">گا راز · </text:span><text:span text:style-name="Style3">gārāž · </text:span><text:span text:style-name="Style4">Garage f · </text:span><text:span text:style-name="Style5">garage · </text:span><text:span text:style-name="Style6">гараж · </text:span><text:span text:style-name="Style7">Гараж f</text:span></text:p>
      <text:p text:style-name="Text_20_body"><text:span text:style-name="Style1">811 · </text:span><text:span text:style-name="Style2">گرم‌کن · </text:span><text:span text:style-name="Style3">garmkon · </text:span><text:span text:style-name="Style4">Sportanzug m · </text:span><text:span text:style-name="Style5">gym suit · </text:span><text:span text:style-name="Style6">спортивный костюм · </text:span><text:span text:style-name="Style7">Спортивный костюм m</text:span></text:p>
      <text:p text:style-name="Text_20_body"><text:span text:style-name="Style1">812 · </text:span><text:span text:style-name="Style2">گلدان · </text:span><text:span text:style-name="Style3">goldān · </text:span><text:span text:style-name="Style4">Blumentopf m; Vase f · </text:span><text:span text:style-name="Style5">vase; pot · </text:span><text:span text:style-name="Style6">ваза; горшок · </text:span><text:span text:style-name="Style7">Цветочный горшок m; Ваза f</text:span></text:p>
      <text:p text:style-name="Text_20_body"><text:span text:style-name="Style1">813 · </text:span><text:span text:style-name="Style2">گزاره‌‌س · </text:span><text:span text:style-name="Style3">gozāreš · </text:span><text:span text:style-name="Style4">Bericht m; Report m; Reportage f · </text:span><text:span text:style-name="Style5">report; reportage · </text:span><text:span text:style-name="Style6">доклад; репортаж · </text:span><text:span text:style-name="Style7">Отчет m; Отчет m; Отчет f</text:span></text:p>
      <text:p text:style-name="Text_20_body"><text:span text:style-name="Style1">814 · </text:span><text:span text:style-name="Style2">حرکت کردن (کن) · </text:span><text:span text:style-name="Style3">harekat kardan (kon) · </text:span><text:span text:style-name="Style4">bewegen; abfahren · </text:span><text:span text:style-name="Style5">move; depart · </text:span><text:span text:style-name="Style6">двигаться; отходить · </text:span><text:span text:style-name="Style7">двигаться; отходить</text:span></text:p>
      <text:p text:style-name="Text_20_body"><text:span text:style-name="Style1">815 · </text:span><text:span text:style-name="Style2">هزاران‌ساله · </text:span><text:span text:style-name="Style3">hezārānsāle · </text:span><text:span text:style-name="Style4">Tausende von Jahren alt · </text:span><text:span text:style-name="Style5">thousands of years old · </text:span><text:span text:style-name="Style6">тысячи лет · </text:span><text:span text:style-name="Style7">Тысячи лет</text:span></text:p>
      <text:p text:style-name="Text_20_body"><text:span text:style-name="Style1">816 · </text:span><text:span text:style-name="Style2">حدود · </text:span><text:span text:style-name="Style3">hodud-e · </text:span><text:span text:style-name="Style4">etwa · </text:span><text:span text:style-name="Style5">about · </text:span><text:span text:style-name="Style6">о · </text:span><text:span text:style-name="Style7">о</text:span></text:p>
      <text:p text:style-name="Text_20_body"><text:span text:style-name="Style1">817 · </text:span><text:span text:style-name="Style2">ایستگاه · </text:span><text:span text:style-name="Style3">istgāh · </text:span><text:span text:style-name="Style4">Haltestelle f; Station f · </text:span><text:span text:style-name="Style5">station · </text:span><text:span text:style-name="Style6">станция · </text:span><text:span text:style-name="Style7">Стоп f; Станция f</text:span></text:p>
      <text:p text:style-name="Text_20_body"><text:span text:style-name="Style1">818 · </text:span><text:span text:style-name="Style2">جلیقه · </text:span><text:span text:style-name="Style3">jeliqe · </text:span><text:span text:style-name="Style4">Weste f · </text:span><text:span text:style-name="Style5">vest · </text:span><text:span text:style-name="Style6">носить · </text:span><text:span text:style-name="Style7">Жилет f</text:span></text:p>
      <text:p text:style-name="Text_20_body"><text:span text:style-name="Style1">819 · </text:span><text:span text:style-name="Style2">ژل‌و · </text:span><text:span text:style-name="Style3">jelow · </text:span><text:span text:style-name="Style4">vorn · </text:span><text:span text:style-name="Style5">front · </text:span><text:span text:style-name="Style6">передний · </text:span><text:span text:style-name="Style7">носовой</text:span></text:p>
      <text:p text:style-name="Text_20_body"><text:span text:style-name="Style1">820 · </text:span><text:span text:style-name="Style2">جنس · </text:span><text:span text:style-name="Style3">jens · </text:span><text:span text:style-name="Style4">Geschlecht n; Material n · </text:span><text:span text:style-name="Style5">gender; material · </text:span><text:span text:style-name="Style6">пол; материал · </text:span><text:span text:style-name="Style7">Пол n; Материал n</text:span></text:p>
      <text:p text:style-name="Text_20_body"><text:span text:style-name="Style1">821 · </text:span><text:span text:style-name="Style2">جز · </text:span><text:span text:style-name="Style3">joz · </text:span><text:span text:style-name="Style4">außer · </text:span><text:span text:style-name="Style5">except; but · </text:span><text:span text:style-name="Style6">за исключением; но · </text:span><text:span text:style-name="Style7">кроме</text:span></text:p>
      <text:p text:style-name="Text_20_body"><text:soft-page-break/><text:span text:style-name="Style1">822 · </text:span><text:span text:style-name="Style2">کامپیوتر · </text:span><text:span text:style-name="Style3">kāmpiyuter · </text:span><text:span text:style-name="Style4">Computer m · </text:span><text:span text:style-name="Style5">computer · </text:span><text:span text:style-name="Style6">компьютер · </text:span><text:span text:style-name="Style7">Компьютер m</text:span></text:p>
      <text:p text:style-name="Text_20_body"><text:span text:style-name="Style1">823 · </text:span><text:span text:style-name="Style2">کاپ سن · </text:span><text:span text:style-name="Style3">kāpšen · </text:span><text:span text:style-name="Style4">Anorak m; Jacke f · </text:span><text:span text:style-name="Style5">jacket · </text:span><text:span text:style-name="Style6">куртка · </text:span><text:span text:style-name="Style7">Анорак m; Куртка f</text:span></text:p>
      <text:p text:style-name="Text_20_body"><text:span text:style-name="Style1">824 · </text:span><text:span text:style-name="Style2">کارت · </text:span><text:span text:style-name="Style3">kārt · </text:span><text:span text:style-name="Style4">Karte f · </text:span><text:span text:style-name="Style5">card · </text:span><text:span text:style-name="Style6">карта · </text:span><text:span text:style-name="Style7">Карточка f</text:span></text:p>
      <text:p text:style-name="Text_20_body"><text:span text:style-name="Style1">825 · </text:span><text:span text:style-name="Style2">کارتون · </text:span><text:span text:style-name="Style3">kārton · </text:span><text:span text:style-name="Style4">Karton m; Schachtel f · </text:span><text:span text:style-name="Style5">carton · </text:span><text:span text:style-name="Style6">коробка · </text:span><text:span text:style-name="Style7">Картон m; Вставка f</text:span></text:p>
      <text:p text:style-name="Text_20_body"><text:span text:style-name="Style1">826 · </text:span><text:span text:style-name="Style2">کلید · </text:span><text:span text:style-name="Style3">kelid · </text:span><text:span text:style-name="Style4">Schlüssel m · </text:span><text:span text:style-name="Style5">key · </text:span><text:span text:style-name="Style6">ключ · </text:span><text:span text:style-name="Style7">Ключ м</text:span></text:p>
      <text:p text:style-name="Text_20_body"><text:span text:style-name="Style1">827 · </text:span><text:span text:style-name="Style2">کرم · </text:span><text:span text:style-name="Style3">kerem · </text:span><text:span text:style-name="Style4">creme; Creme f · </text:span><text:span text:style-name="Style5">creme · </text:span><text:span text:style-name="Style6">кремовый · </text:span><text:span text:style-name="Style7">крем; Крем f</text:span></text:p>
      <text:p text:style-name="Text_20_body"><text:span text:style-name="Style1">828 · </text:span><text:span text:style-name="Style2">که‌‌س‌و · </text:span><text:span text:style-name="Style3">kešow · </text:span><text:span text:style-name="Style4">Schublade f · </text:span><text:span text:style-name="Style5">drawer · </text:span><text:span text:style-name="Style6">выдвижной ящик · </text:span><text:span text:style-name="Style7">Ящик f</text:span></text:p>
      <text:p text:style-name="Text_20_body"><text:span text:style-name="Style1">829 · </text:span><text:span text:style-name="Style2">کتابخانه · </text:span><text:span text:style-name="Style3">ketābxāne · </text:span><text:span text:style-name="Style4">Bibliothek f; Bücherei f; Bücherregal n · </text:span><text:span text:style-name="Style5">library; bookshelf · </text:span><text:span text:style-name="Style6">библиотека; книжная полка · </text:span><text:span text:style-name="Style7">Библиотека f; Библиотека f; Книжная полка n</text:span></text:p>
      <text:p text:style-name="Text_20_body"><text:span text:style-name="Style1">830 · </text:span><text:span text:style-name="Style2">کیفیت · </text:span><text:span text:style-name="Style3">keyfiyat · </text:span><text:span text:style-name="Style4">Güte f; Qualität f · </text:span><text:span text:style-name="Style5">quality · </text:span><text:span text:style-name="Style6">качество · </text:span><text:span text:style-name="Style7">Доброта f; Качество f</text:span></text:p>
      <text:p text:style-name="Text_20_body"><text:span text:style-name="Style1">831 · </text:span><text:span text:style-name="Style2">کدامیک · </text:span><text:span text:style-name="Style3">kodāmyek · </text:span><text:span text:style-name="Style4">welche(r)[s] · </text:span><text:span text:style-name="Style5">which one · </text:span><text:span text:style-name="Style6">который · </text:span><text:span text:style-name="Style7">который (г) [с]</text:span></text:p>
      <text:p text:style-name="Text_20_body"><text:span text:style-name="Style1">832 · </text:span><text:span text:style-name="Style2">کمک کردن (کن) · </text:span><text:span text:style-name="Style3">komak kardan (kon) · </text:span><text:span text:style-name="Style4">helfen · </text:span><text:span text:style-name="Style5">help · </text:span><text:span text:style-name="Style6">помощь · </text:span><text:span text:style-name="Style7">помощь</text:span></text:p>
      <text:p text:style-name="Text_20_body"><text:span text:style-name="Style1">833 · </text:span><text:span text:style-name="Style2">کمد · </text:span><text:span text:style-name="Style3">komod · </text:span><text:span text:style-name="Style4">Schrank m · </text:span><text:span text:style-name="Style5">commode; dresser · </text:span><text:span text:style-name="Style6">комод; костюмер · </text:span><text:span text:style-name="Style7">Шкаф м</text:span></text:p>
      <text:p text:style-name="Text_20_body"><text:span text:style-name="Style1">834 · </text:span><text:span text:style-name="Style2">کت · </text:span><text:span text:style-name="Style3">kot · </text:span><text:span text:style-name="Style4">Jacke f; Jackett n · </text:span><text:span text:style-name="Style5">jacket; coat · </text:span><text:span text:style-name="Style6">куртка; пальто · </text:span><text:span text:style-name="Style7">Куртка f; Куртка n</text:span></text:p>
      <text:p text:style-name="Text_20_body"><text:span text:style-name="Style1">835 · </text:span><text:span text:style-name="Style2">لباس · </text:span><text:span text:style-name="Style3">lebās · </text:span><text:span text:style-name="Style4">Kleidung f · </text:span><text:span text:style-name="Style5">dress; clothing · </text:span><text:span text:style-name="Style6">платье; одежда · </text:span><text:span text:style-name="Style7">Одежда f</text:span></text:p>
      <text:p text:style-name="Text_20_body"><text:span text:style-name="Style1">836 · </text:span><text:span text:style-name="Style2">محصول · </text:span><text:span text:style-name="Style3">mahsul · </text:span><text:span text:style-name="Style4">Erzeugnis n; Produkt n · </text:span><text:span text:style-name="Style5">product · </text:span><text:span text:style-name="Style6">продукт · </text:span><text:span text:style-name="Style7">Продукт n; Продукт n</text:span></text:p>
      <text:p text:style-name="Text_20_body"><text:span text:style-name="Style1">837 · </text:span><text:span text:style-name="Style2">منظور · </text:span><text:span text:style-name="Style3">manzur · </text:span><text:span text:style-name="Style4">Absicht f · </text:span><text:span text:style-name="Style5">purpose; intention · </text:span><text:span text:style-name="Style6">цель; намерение · </text:span><text:span text:style-name="Style7">Намерение f</text:span></text:p>
      <text:p text:style-name="Text_20_body"><text:span text:style-name="Style1">838 · </text:span><text:span text:style-name="Style2">مصقول · </text:span><text:span text:style-name="Style3">mašqul · </text:span><text:span text:style-name="Style4">beschäftigt; besetzt · </text:span><text:span text:style-name="Style5">busy · </text:span><text:span text:style-name="Style6">занятый · </text:span><text:span text:style-name="Style7">занят; занятый</text:span></text:p>
      <text:p text:style-name="Text_20_body"><text:span text:style-name="Style1">839 · </text:span><text:span text:style-name="Style2">مسکی · </text:span><text:span text:style-name="Style3">meški · </text:span><text:span text:style-name="Style4">schwarz · </text:span><text:span text:style-name="Style5">black · </text:span><text:span text:style-name="Style6">черный · </text:span><text:span text:style-name="Style7">черный</text:span></text:p>
      <text:p text:style-name="Text_20_body"><text:span text:style-name="Style1">840 · </text:span><text:span text:style-name="Style2">میانه · </text:span><text:span text:style-name="Style3">miyān-e · </text:span><text:span text:style-name="Style4">unter; zwischen · </text:span><text:span text:style-name="Style5">among; between · </text:span><text:span text:style-name="Style6">среди; между · </text:span><text:span text:style-name="Style7">под; между</text:span></text:p>
      <text:p text:style-name="Text_20_body"><text:span text:style-name="Style1">841 · </text:span><text:span text:style-name="Style2">میز تحریر · </text:span><text:span text:style-name="Style3">miztahrir · </text:span><text:span text:style-name="Style4">Schreibtisch m · </text:span><text:span text:style-name="Style5">desk · </text:span><text:span text:style-name="Style6">стол · </text:span><text:span text:style-name="Style7">Стол м</text:span></text:p>
      <text:p text:style-name="Text_20_body"><text:span text:style-name="Style1">842 · </text:span><text:span text:style-name="Style2">مسافرت کردن (کن) · </text:span><text:span text:style-name="Style3">mosāferat kardan (kon) · </text:span><text:span text:style-name="Style4">reisen · </text:span><text:span text:style-name="Style5">travel · </text:span><text:span text:style-name="Style6">путешествие · </text:span><text:span text:style-name="Style7">путешествие</text:span></text:p>
      <text:p text:style-name="Text_20_body"><text:span text:style-name="Style1">843 · </text:span><text:span text:style-name="Style2">نقص · </text:span><text:span text:style-name="Style3">naqš · </text:span><text:span text:style-name="Style4">Rolle f; Muster n · </text:span><text:span text:style-name="Style5">role; pattern · </text:span><text:span text:style-name="Style6">роль; шаблон · </text:span><text:span text:style-name="Style7">Роль f; Образец n</text:span></text:p>
      <text:p text:style-name="Text_20_body"><text:span text:style-name="Style1">844 · </text:span><text:span text:style-name="Style2">نارنجی · </text:span><text:span text:style-name="Style3">nārenji · </text:span><text:span text:style-name="Style4">orange · </text:span><text:span text:style-name="Style5">orange · </text:span><text:span text:style-name="Style6">оранжевый · </text:span><text:span text:style-name="Style7">оранжевый</text:span></text:p>
      <text:p text:style-name="Text_20_body"><text:span text:style-name="Style1">845 · </text:span><text:span text:style-name="Style2"><text:s/>نوروز <text:s/>· </text:span><text:span text:style-name="Style3">Nowruz · </text:span><text:span text:style-name="Style4">iran. Neujahr · </text:span><text:span text:style-name="Style5">Iran. New Year · </text:span><text:span text:style-name="Style6">Иран. Новый год · </text:span><text:span text:style-name="Style7">иран. новогодний</text:span></text:p>
      <text:p text:style-name="Text_20_body"><text:span text:style-name="Style1">846 · </text:span><text:span text:style-name="Style2">پالتو · </text:span><text:span text:style-name="Style3">pāltow · </text:span><text:span text:style-name="Style4">Mantel m · </text:span><text:span text:style-name="Style5">overcoat · </text:span><text:span text:style-name="Style6">шинель · </text:span><text:span text:style-name="Style7">Пальто m</text:span></text:p>
      <text:p text:style-name="Text_20_body"><text:span text:style-name="Style1">847 · </text:span><text:span text:style-name="Style2">پنجره · </text:span><text:span text:style-name="Style3">panjere · </text:span><text:span text:style-name="Style4">Fenster n · </text:span><text:span text:style-name="Style5">window · </text:span><text:span text:style-name="Style6">окно · </text:span><text:span text:style-name="Style7">Окно n</text:span></text:p>
      <text:p text:style-name="Text_20_body"><text:span text:style-name="Style1">848 · </text:span><text:span text:style-name="Style2">پس م · </text:span><text:span text:style-name="Style3">pašm · </text:span><text:span text:style-name="Style4">Fell n; Wolle f · </text:span><text:span text:style-name="Style5">wool · </text:span><text:span text:style-name="Style6">шерсть · </text:span><text:span text:style-name="Style7">Fur n; Шерсть f</text:span></text:p>
      <text:p text:style-name="Text_20_body"><text:span text:style-name="Style1">849 · </text:span><text:span text:style-name="Style2">پایین · </text:span><text:span text:style-name="Style3">pāyin · </text:span><text:span text:style-name="Style4">unten; niedrig · </text:span><text:span text:style-name="Style5">down; low; bottom · </text:span><text:span text:style-name="Style6">вниз; низкий; дно · </text:span><text:span text:style-name="Style7">ниже; низкий</text:span></text:p>
      <text:p text:style-name="Text_20_body"><text:span text:style-name="Style1">850 · </text:span><text:span text:style-name="Style2">پی‌س · </text:span><text:span text:style-name="Style3">piš(-e) <text:s/>· </text:span><text:span text:style-name="Style4">letzte(r)[s]; vergangen; vor; vorn; bei · </text:span><text:span text:style-name="Style5">ago; before; ahead; forward;front; at · </text:span><text:span text:style-name="Style6">назад; прежде; впереди; передний, передний; в · </text:span><text:span text:style-name="Style7">Последний (г) [с]; прошло; прежде; вперед; в</text:span></text:p>
      <text:p text:style-name="Text_20_body"><text:span text:style-name="Style1">851 · </text:span><text:span text:style-name="Style2">پی سینه · </text:span><text:span text:style-name="Style3">pišine · </text:span><text:span text:style-name="Style4">Vergangenheit f · </text:span><text:span text:style-name="Style5">past · </text:span><text:span text:style-name="Style6">прошлое · </text:span><text:span text:style-name="Style7">Прошлое f</text:span></text:p>
      <text:p text:style-name="Text_20_body"><text:span text:style-name="Style1">852 · </text:span><text:span text:style-name="Style2">پلیور · </text:span><text:span text:style-name="Style3">poliver · </text:span><text:span text:style-name="Style4">Pullover m · </text:span><text:span text:style-name="Style5">pullover · </text:span><text:span text:style-name="Style6">пуловер · </text:span><text:span text:style-name="Style7">Свитер m</text:span></text:p>
      <text:p text:style-name="Text_20_body"><text:span text:style-name="Style1">853 · </text:span><text:span text:style-name="Style2">پوست · </text:span><text:span text:style-name="Style3">pošt · </text:span><text:span text:style-name="Style4">hinten; Rücken m · </text:span><text:span text:style-name="Style5">back · </text:span><text:span text:style-name="Style6">назад · </text:span><text:span text:style-name="Style7">сзади; Назад m</text:span></text:p>
      <text:p text:style-name="Text_20_body"><text:span text:style-name="Style1">854 · </text:span><text:span text:style-name="Style2">پو ساک · </text:span><text:span text:style-name="Style3">pušāk · </text:span><text:span text:style-name="Style4">Kleidung f · </text:span><text:span text:style-name="Style5">dress; clothing · </text:span><text:span text:style-name="Style6">платье; одежда · </text:span><text:span text:style-name="Style7">Одежда f</text:span></text:p>
      <text:p text:style-name="Text_20_body"><text:span text:style-name="Style1">855 · </text:span><text:span text:style-name="Style2">قهوه‌ای · </text:span><text:span text:style-name="Style3">qahvei · </text:span><text:span text:style-name="Style4">braun · </text:span><text:span text:style-name="Style5">brown · </text:span><text:span text:style-name="Style6">коричневый · </text:span><text:span text:style-name="Style7">коричневый</text:span></text:p>
      <text:p text:style-name="Text_20_body"><text:span text:style-name="Style1">856 · </text:span><text:span text:style-name="Style2">قالی‌بافی · </text:span><text:span text:style-name="Style3">qālibāfi · </text:span><text:span text:style-name="Style4">Teppichweben n · </text:span><text:span text:style-name="Style5">carpet weaving · </text:span><text:span text:style-name="Style6">ковроткачество · </text:span><text:span text:style-name="Style7">Ковроткачество n</text:span></text:p>
      <text:p text:style-name="Text_20_body"><text:span text:style-name="Style1">857 · </text:span><text:span text:style-name="Style2">قرار دادن (د) · </text:span><text:span text:style-name="Style3">qarār dādan (deh) · </text:span><text:span text:style-name="Style4">setzen; stellen; legen · </text:span><text:span text:style-name="Style5">put; place; locate · </text:span><text:span text:style-name="Style6">ставить; место; разместить · </text:span><text:span text:style-name="Style7">набор; сделать; место</text:span></text:p>
      <text:p text:style-name="Text_20_body"><text:span text:style-name="Style1">858 · </text:span><text:span text:style-name="Style2">غیر از · </text:span><text:span text:style-name="Style3">qeyr az · </text:span><text:span text:style-name="Style4">außer · </text:span><text:span text:style-name="Style5">except · </text:span><text:span text:style-name="Style6">кроме · </text:span><text:span text:style-name="Style7">кроме</text:span></text:p>
      <text:p text:style-name="Text_20_body"><text:span text:style-name="Style1">859 · </text:span><text:span text:style-name="Style2">قله · </text:span><text:span text:style-name="Style3">qolle · </text:span><text:span text:style-name="Style4">Gipfel m · </text:span><text:span text:style-name="Style5">peak · </text:span><text:span text:style-name="Style6">пик · </text:span><text:span text:style-name="Style7">Саммит м</text:span></text:p>
      <text:p text:style-name="Text_20_body"><text:span text:style-name="Style1">860 · </text:span><text:span text:style-name="Style2">راجه به · </text:span><text:span text:style-name="Style3">rāje’ be · </text:span><text:span text:style-name="Style4">über; bezüglich · </text:span><text:span text:style-name="Style5">about; regarding · </text:span><text:span text:style-name="Style6">о; относительно · </text:span><text:span text:style-name="Style7">о; относительно</text:span></text:p>
      <text:p text:style-name="Text_20_body"><text:span text:style-name="Style1">861 · </text:span><text:span text:style-name="Style2">سبد · </text:span><text:span text:style-name="Style3">sabad · </text:span><text:span text:style-name="Style4">Korb m · </text:span><text:span text:style-name="Style5">basket · </text:span><text:span text:style-name="Style6">корзина · </text:span><text:span text:style-name="Style7">Корзина m</text:span></text:p>
      <text:p text:style-name="Text_20_body"><text:span text:style-name="Style1">862 · </text:span><text:span text:style-name="Style2">صبر کردن (کن) · </text:span><text:span text:style-name="Style3">sabr kardan (kon) · </text:span><text:span text:style-name="Style4">warten · </text:span><text:span text:style-name="Style5">wait · </text:span><text:span text:style-name="Style6">ждать · </text:span><text:span text:style-name="Style7">ждать</text:span></text:p>
      <text:p text:style-name="Text_20_body"><text:span text:style-name="Style1">863 · </text:span><text:span text:style-name="Style2">صادر کردن (کن) · </text:span><text:span text:style-name="Style3">sāder kardan (kon) · </text:span><text:span text:style-name="Style4">exportieren; ausstellen · </text:span><text:span text:style-name="Style5">export; issue · </text:span><text:span text:style-name="Style6">экспорт; вопрос · </text:span><text:span text:style-name="Style7">экспорт; экспонат</text:span></text:p>
      <text:p text:style-name="Text_20_body"><text:span text:style-name="Style1">864 · </text:span><text:span text:style-name="Style2">صادرکننده · </text:span><text:span text:style-name="Style3">sāderkonande · </text:span><text:span text:style-name="Style4">Exporteur m · </text:span><text:span text:style-name="Style5">exporter · </text:span><text:span text:style-name="Style6">экспортер · </text:span><text:span text:style-name="Style7">Экспортер m</text:span></text:p>
      <text:p text:style-name="Text_20_body"><text:span text:style-name="Style1">865 · </text:span><text:span text:style-name="Style2">سال ورجین · </text:span><text:span text:style-name="Style3">šalvārjin · </text:span><text:span text:style-name="Style4">Jeans pl; Jeanshose f · </text:span><text:span text:style-name="Style5">jeans · </text:span><text:span text:style-name="Style6">джинсы · </text:span><text:span text:style-name="Style7">Джинсы pl; Джинсовые брюки f</text:span></text:p>
      <text:p text:style-name="Text_20_body"><text:span text:style-name="Style1">866 · </text:span><text:span text:style-name="Style2">سنایی دستی · </text:span><text:span text:style-name="Style3">sanāye-e dasti · </text:span><text:span text:style-name="Style4">Handarbeit f; Kunsthandwerk n · </text:span><text:span text:style-name="Style5">handicraft · </text:span><text:span text:style-name="Style6">ремесленный · </text:span><text:span text:style-name="Style7">Handmade f; Искусство</text:span></text:p>
      <text:p text:style-name="Text_20_body"><text:span text:style-name="Style1">867 · </text:span><text:span text:style-name="Style2">سراسر · </text:span><text:span text:style-name="Style3">sarāsar · </text:span><text:span text:style-name="Style4">überall; ganz · </text:span><text:span text:style-name="Style5">throughout; all over · </text:span><text:span text:style-name="Style6">повсюду; во всем · </text:span><text:span text:style-name="Style7">везде; все</text:span></text:p>
      <text:p text:style-name="Text_20_body"><text:span text:style-name="Style1">868 · </text:span><text:span text:style-name="Style2">سفید · </text:span><text:span text:style-name="Style3">sefid · </text:span><text:span text:style-name="Style4">Weiß · </text:span><text:span text:style-name="Style5">white · </text:span><text:span text:style-name="Style6">белый · </text:span><text:span text:style-name="Style7">белый</text:span></text:p>
      <text:p text:style-name="Text_20_body"><text:span text:style-name="Style1">869 · </text:span><text:span text:style-name="Style2">سیاه · </text:span><text:span text:style-name="Style3">siyāh · </text:span><text:span text:style-name="Style4">schwarz · </text:span><text:span text:style-name="Style5">black · </text:span><text:span text:style-name="Style6">черный · </text:span><text:span text:style-name="Style7">черный</text:span></text:p>
      <text:p text:style-name="Text_20_body"><text:span text:style-name="Style1">870 · </text:span><text:span text:style-name="Style2">صحبت · </text:span><text:span text:style-name="Style3">sohbat · </text:span><text:span text:style-name="Style4">Gespräch n; Unterhaltung f · </text:span><text:span text:style-name="Style5">talk · </text:span><text:span text:style-name="Style6">говорить · </text:span><text:span text:style-name="Style7">Разговор n; Развлечения f</text:span></text:p>
      <text:p text:style-name="Text_20_body"><text:span text:style-name="Style1">871 · </text:span><text:span text:style-name="Style2">سرمه‌ای · </text:span><text:span text:style-name="Style3">sormei · </text:span><text:span text:style-name="Style4">dunkelblau · </text:span><text:span text:style-name="Style5">dark blue · </text:span><text:span text:style-name="Style6">темно-синий · </text:span><text:span text:style-name="Style7">темно-синий</text:span></text:p>
      <text:p text:style-name="Text_20_body"><text:span text:style-name="Style1">872 · </text:span><text:span text:style-name="Style2">صورتی · </text:span><text:span text:style-name="Style3">surati · </text:span><text:span text:style-name="Style4">rosa · </text:span><text:span text:style-name="Style5">pink · </text:span><text:span text:style-name="Style6">скамейка · </text:span><text:span text:style-name="Style7">розовый</text:span></text:p>
      <text:p text:style-name="Text_20_body"><text:span text:style-name="Style1">873 · </text:span><text:span text:style-name="Style2">تابلو · </text:span><text:span text:style-name="Style3">tāblow · </text:span><text:span text:style-name="Style4">Bild n; Schild n · </text:span><text:span text:style-name="Style5">panel; board; tableau · </text:span><text:span text:style-name="Style6">панель; доска; живая картина · </text:span><text:span text:style-name="Style7">Изображение n; Знак n</text:span></text:p>
      <text:p text:style-name="Text_20_body"><text:span text:style-name="Style1">874 · </text:span><text:span text:style-name="Style2">تپه · </text:span><text:span text:style-name="Style3">tappe · </text:span><text:span text:style-name="Style4">Hügel m · </text:span><text:span text:style-name="Style5">hill · </text:span><text:span text:style-name="Style6">холм · </text:span><text:span text:style-name="Style7">Холм м</text:span></text:p>
      <text:p text:style-name="Text_20_body"><text:span text:style-name="Style1">875 · </text:span><text:span text:style-name="Style2">طرف · </text:span><text:span text:style-name="Style3">taraf · </text:span><text:span text:style-name="Style4">Seite f; Richtung f · </text:span><text:span text:style-name="Style5">side; direction · </text:span><text:span text:style-name="Style6">сторона; направление · </text:span><text:span text:style-name="Style7">Страница f; Направление f</text:span></text:p>
      <text:p text:style-name="Text_20_body"><text:span text:style-name="Style1">876 · </text:span><text:span text:style-name="Style2">طرح · </text:span><text:span text:style-name="Style3">tarh · </text:span><text:span text:style-name="Style4">Entwurf m; Skizze f; Zeichnung f · </text:span><text:span text:style-name="Style5">design; sketch; outline · </text:span><text:soft-page-break/><text:span text:style-name="Style6">дизайн; эскиз; план · </text:span><text:span text:style-name="Style7">Черновик m; Эскиз f; Рисование f</text:span></text:p>
      <text:p text:style-name="Text_20_body"><text:span text:style-name="Style1">877 · </text:span><text:span text:style-name="Style2">تاریخ · </text:span><text:span text:style-name="Style3">tārix · </text:span><text:span text:style-name="Style4">Geschichte f · </text:span><text:span text:style-name="Style5">history · </text:span><text:span text:style-name="Style6">история · </text:span><text:span text:style-name="Style7">История f</text:span></text:p>
      <text:p text:style-name="Text_20_body"><text:span text:style-name="Style1">878 · </text:span><text:span text:style-name="Style2">تخت · </text:span><text:span text:style-name="Style3">taxt · </text:span><text:span text:style-name="Style4">Bett n; Thron m · </text:span><text:span text:style-name="Style5">bed; throne · </text:span><text:span text:style-name="Style6">кровать; трон · </text:span><text:span text:style-name="Style7">Кровать n; Трон</text:span></text:p>
      <text:p text:style-name="Text_20_body"><text:span text:style-name="Style1">879 · </text:span><text:span text:style-name="Style2">تختخواب · </text:span><text:span text:style-name="Style3">taxtexāb · </text:span><text:span text:style-name="Style4">Bett n · </text:span><text:span text:style-name="Style5">bed · </text:span><text:span text:style-name="Style6">кровать · </text:span><text:span text:style-name="Style7">Кровать n</text:span></text:p>
      <text:p text:style-name="Text_20_body"><text:span text:style-name="Style1">880 · </text:span><text:span text:style-name="Style2">تومان · </text:span><text:span text:style-name="Style3">Tumān · </text:span><text:span text:style-name="Style4">iran. Währungseinheit; zehn Riyal · </text:span><text:span text:style-name="Style5">Iran. Currency unit; ten Riyals · </text:span><text:span text:style-name="Style6">Иран. Единица валюты; есть Риалы · </text:span><text:span text:style-name="Style7">иран. Валюта; десять риалов</text:span></text:p>
      <text:p text:style-name="Text_20_body"><text:span text:style-name="Style1">881 · </text:span><text:span text:style-name="Style2">وارد کردن (کن) · </text:span><text:span text:style-name="Style3">vāred kardan (kon) · </text:span><text:span text:style-name="Style4">importieren; einfüh‐ ren · </text:span><text:span text:style-name="Style5">import · </text:span><text:span text:style-name="Style6">импорт · </text:span><text:span text:style-name="Style7">импорт; введение жэнь</text:span></text:p>
      <text:p text:style-name="Text_20_body"><text:span text:style-name="Style1">882 · </text:span><text:span text:style-name="Style2">وسط · </text:span><text:span text:style-name="Style3">vasat · </text:span><text:span text:style-name="Style4">Mitte f · </text:span><text:span text:style-name="Style5">middle · </text:span><text:span text:style-name="Style6">средний · </text:span><text:span text:style-name="Style7">Средний f</text:span></text:p>
      <text:p text:style-name="Text_20_body"><text:span text:style-name="Style1">883 · </text:span><text:span text:style-name="Style2">وسیله · </text:span><text:span text:style-name="Style3">vasile · </text:span><text:span text:style-name="Style4">Instrument n · </text:span><text:span text:style-name="Style5">instrument · </text:span><text:span text:style-name="Style6">инструмент · </text:span><text:span text:style-name="Style7">Инструмент n</text:span></text:p>
      <text:p text:style-name="Text_20_body"><text:span text:style-name="Style1">884 · </text:span><text:span text:style-name="Style2">ویترین · </text:span><text:span text:style-name="Style3">vitrin · </text:span><text:span text:style-name="Style4">Schaufenster n · </text:span><text:span text:style-name="Style5">showcase · </text:span><text:span text:style-name="Style6">витрина · </text:span><text:span text:style-name="Style7">Витрина n</text:span></text:p>
      <text:p text:style-name="Text_20_body"><text:span text:style-name="Style1">885 · </text:span><text:span text:style-name="Style2">خالی · </text:span><text:span text:style-name="Style3">xāli · </text:span><text:span text:style-name="Style4">leer · </text:span><text:span text:style-name="Style5">empty · </text:span><text:span text:style-name="Style6">пустой · </text:span><text:span text:style-name="Style7">пустой</text:span></text:p>
      <text:p text:style-name="Text_20_body"><text:span text:style-name="Style1">886 · </text:span><text:span text:style-name="Style2">خارج · </text:span><text:span text:style-name="Style3">xārej(-e) · </text:span><text:span text:style-name="Style4">Ausland n; aus; außen; außer‐ halb · </text:span><text:span text:style-name="Style5">abroad; out; outside · </text:span><text:span text:style-name="Style6">за рубежом; вне; вне · </text:span><text:span text:style-name="Style7">Иностранные страны n; от; снаружи; вне</text:span></text:p>
      <text:p text:style-name="Text_20_body"><text:span text:style-name="Style1">887 · </text:span><text:span text:style-name="Style2">زکات · </text:span><text:span text:style-name="Style3">žākat · </text:span><text:span text:style-name="Style4">Jacke f · </text:span><text:span text:style-name="Style5">jacket; sweater · </text:span><text:span text:style-name="Style6">куртка; свитер · </text:span><text:span text:style-name="Style7">Куртка f</text:span></text:p>
      <text:p text:style-name="Text_20_body"><text:span text:style-name="Style1">888 · </text:span><text:span text:style-name="Style2">زیره · </text:span><text:span text:style-name="Style3">zir-e · </text:span><text:span text:style-name="Style4">unter; unterhalb · </text:span><text:span text:style-name="Style5">under; beneath · </text:span><text:span text:style-name="Style6">под; под · </text:span><text:span text:style-name="Style7">под; ниже</text:span></text:p>
      <text:p text:style-name="Text_20_body"><text:span text:style-name="Style1">889 · </text:span><text:span text:style-name="Style2">زیرزمین · </text:span><text:span text:style-name="Style3">zirzamin · </text:span><text:span text:style-name="Style4">Keller m · </text:span><text:span text:style-name="Style5">cellar; basement · </text:span><text:span text:style-name="Style6">подвал; подвал · </text:span><text:span text:style-name="Style7">Подвал m</text:span></text:p>
      <text:p text:style-name="Text_20_body"><text:span text:style-name="Style1">890 · </text:span><text:span text:style-name="Style2">زور · </text:span><text:span text:style-name="Style3">zur · </text:span><text:span text:style-name="Style4">Gewalt f; Kraft f; Macht f; Stärke f; Zwang m · </text:span><text:span text:style-name="Style5">force; power; strength; violence · </text:span><text:span text:style-name="Style6">силы; мощность; прочность; насилие · </text:span><text:span text:style-name="Style7">Насилие f; Force f; Мощность f; Сила f; Принуждение m</text:span></text:p>
      <text:p text:style-name="Text_20_body"><text:span text:style-name="Style1">891 · </text:span><text:span text:style-name="Style2">درس · </text:span><text:span text:style-name="Style3">Dars-e · </text:span><text:span text:style-name="Style4">9 · </text:span><text:span text:style-name="Style5">9 · </text:span><text:span text:style-name="Style6">9 · </text:span><text:span text:style-name="Style7">9</text:span></text:p>
      <text:p text:style-name="Text_20_body"><text:span text:style-name="Style1">892 · </text:span><text:span text:style-name="Style2">آبریزه‌‌س · </text:span><text:span text:style-name="Style3">ābrizeš · </text:span><text:span text:style-name="Style4">Schnupfen m · </text:span><text:span text:style-name="Style5">cold · </text:span><text:span text:style-name="Style6">простуда · </text:span><text:span text:style-name="Style7">Рунический нос м</text:span></text:p>
      <text:p text:style-name="Text_20_body"><text:span text:style-name="Style1">893 · </text:span><text:span text:style-name="Style2">ادب · </text:span><text:span text:style-name="Style3">adab · </text:span><text:span text:style-name="Style4">Höflichkeit f; Literatur f · </text:span><text:span text:style-name="Style5">politeness; literature · </text:span><text:span text:style-name="Style6">вежливость; литература · </text:span><text:span text:style-name="Style7">Courtesy f; Литература f</text:span></text:p>
      <text:p text:style-name="Text_20_body"><text:span text:style-name="Style1">894 · </text:span><text:span text:style-name="Style2">عدس · </text:span><text:span text:style-name="Style3">adas · </text:span><text:span text:style-name="Style4">Linse f · </text:span><text:span text:style-name="Style5">lentil · </text:span><text:span text:style-name="Style6">чечевица · </text:span><text:span text:style-name="Style7">Объектив f</text:span></text:p>
      <text:p text:style-name="Text_20_body"><text:span text:style-name="Style1">895 · </text:span><text:span text:style-name="Style2">افسانه · </text:span><text:span text:style-name="Style3">afsāne · </text:span><text:span text:style-name="Style4">Fabel f; Märchen n; Mythos m; Sage f · </text:span><text:span text:style-name="Style5">fable; fairy tale; myth; legend · </text:span><text:span text:style-name="Style6">басня; сказка; миф; легенда · </text:span><text:span text:style-name="Style7">Fable f; Сказка n; Миф м; Скажем f</text:span></text:p>
      <text:p text:style-name="Text_20_body"><text:span text:style-name="Style1">896 · </text:span><text:span text:style-name="Style2">آلبالو · </text:span><text:span text:style-name="Style3">ālbālu · </text:span><text:span text:style-name="Style4">Sauerkirche f · </text:span><text:span text:style-name="Style5">sour cherry · </text:span><text:span text:style-name="Style6">кислая вишня · </text:span><text:span text:style-name="Style7">Кислая церковь f</text:span></text:p>
      <text:p text:style-name="Text_20_body"><text:span text:style-name="Style1">897 · </text:span><text:span text:style-name="Style2">آلو · </text:span><text:span text:style-name="Style3">ālu · </text:span><text:span text:style-name="Style4">Pflaume f · </text:span><text:span text:style-name="Style5">flame · </text:span><text:span text:style-name="Style6">пламя · </text:span><text:span text:style-name="Style7">Слива f</text:span></text:p>
      <text:p text:style-name="Text_20_body"><text:span text:style-name="Style1">898 · </text:span><text:span text:style-name="Style2">آموزه‌‌س · </text:span><text:span text:style-name="Style3">āmuzeš · </text:span><text:span text:style-name="Style4">Bildung f; Lehre f; Schulung f · </text:span><text:span text:style-name="Style5">education; instruction; teaching · </text:span><text:span text:style-name="Style6">образование; инструкция; обучение · </text:span><text:span text:style-name="Style7">Образование f; Обучение f; Обучение f</text:span></text:p>
      <text:p text:style-name="Text_20_body"><text:span text:style-name="Style1">899 · </text:span><text:span text:style-name="Style2">انار · </text:span><text:span text:style-name="Style3">anār · </text:span><text:span text:style-name="Style4">Granatapfel m · </text:span><text:span text:style-name="Style5">pomegranate · </text:span><text:span text:style-name="Style6">гранатовый · </text:span><text:span text:style-name="Style7">Гранат m</text:span></text:p>
      <text:p text:style-name="Text_20_body"><text:span text:style-name="Style1">900 · </text:span><text:span text:style-name="Style2">انگور · </text:span><text:span text:style-name="Style3">angur · </text:span><text:span text:style-name="Style4">Traube f · </text:span><text:span text:style-name="Style5">grape · </text:span><text:span text:style-name="Style6">виноград · </text:span><text:span text:style-name="Style7">Виноград f</text:span></text:p>
      <text:p text:style-name="Text_20_body"><text:span text:style-name="Style1">901 · </text:span><text:span text:style-name="Style2">انجام · </text:span><text:span text:style-name="Style3">anjām · </text:span><text:span text:style-name="Style4">Durchführung f; Erledigung f; Tun n · </text:span><text:span text:style-name="Style5">accomplishment; do · </text:span><text:span text:style-name="Style6">благоустройство; делать · </text:span><text:span text:style-name="Style7">Исполнение f; Завершение f; Выполнение n</text:span></text:p>
      <text:p text:style-name="Text_20_body"><text:span text:style-name="Style1">902 · </text:span><text:span text:style-name="Style2">آرد · </text:span><text:span text:style-name="Style3">ārd · </text:span><text:span text:style-name="Style4">Mehl n · </text:span><text:span text:style-name="Style5">flour · </text:span><text:span text:style-name="Style6">мучной · </text:span><text:span text:style-name="Style7">Мука n</text:span></text:p>
      <text:p text:style-name="Text_20_body"><text:span text:style-name="Style1">903 · </text:span><text:span text:style-name="Style2">ارزن · </text:span><text:span text:style-name="Style3">arzān · </text:span><text:span text:style-name="Style4">billig · </text:span><text:span text:style-name="Style5">cheap · </text:span><text:span text:style-name="Style6">дешево · </text:span><text:span text:style-name="Style7">дешево</text:span></text:p>
      <text:p text:style-name="Text_20_body"><text:span text:style-name="Style1">904 · </text:span><text:span text:style-name="Style2">اثر · </text:span><text:span text:style-name="Style3">asar · </text:span><text:span text:style-name="Style4">Effekt m; Werk n · </text:span><text:span text:style-name="Style5">effect; work · </text:span><text:span text:style-name="Style6">эффект; работа · </text:span><text:span text:style-name="Style7">Эффект m; Завод n</text:span></text:p>
      <text:p text:style-name="Text_20_body"><text:span text:style-name="Style1">905 · </text:span><text:span text:style-name="Style2">اثر · </text:span><text:span text:style-name="Style3">āsār · </text:span><text:span text:style-name="Style4">Effekte pl; Werke pl · </text:span><text:span text:style-name="Style5">effects; works · </text:span><text:span text:style-name="Style6">эффекты; завод · </text:span><text:span text:style-name="Style7">Эффекты pl; Работы pl</text:span></text:p>
      <text:p text:style-name="Text_20_body"><text:span text:style-name="Style1">906 · </text:span><text:span text:style-name="Style2">اساطیر · </text:span><text:span text:style-name="Style3">asātir · </text:span><text:span text:style-name="Style4">Mythologie f · </text:span><text:span text:style-name="Style5">mythology · </text:span><text:span text:style-name="Style6">мифология · </text:span><text:span text:style-name="Style7">Мифология f</text:span></text:p>
      <text:p text:style-name="Text_20_body"><text:span text:style-name="Style1">907 · </text:span><text:span text:style-name="Style2">آسمان · </text:span><text:span text:style-name="Style3">āsemān · </text:span><text:span text:style-name="Style4">Himmel m · </text:span><text:span text:style-name="Style5">sky · </text:span><text:span text:style-name="Style6">небо · </text:span><text:span text:style-name="Style7">Sky m</text:span></text:p>
      <text:p text:style-name="Text_20_body"><text:span text:style-name="Style1">908 · </text:span><text:span text:style-name="Style2">آتش‌فشانی · </text:span><text:span text:style-name="Style3">ātašfešāni · </text:span><text:span text:style-name="Style4">vulkanisch · </text:span><text:span text:style-name="Style5">volcanic · </text:span><text:span text:style-name="Style6">вулканический · </text:span><text:span text:style-name="Style7">вулканический</text:span></text:p>
      <text:p text:style-name="Text_20_body"><text:span text:style-name="Style1">909 · </text:span><text:span text:style-name="Style2">آیا · </text:span><text:span text:style-name="Style3">āyā · </text:span><text:span text:style-name="Style4">ob · </text:span><text:span text:style-name="Style5">whether; if · </text:span><text:span text:style-name="Style6">ли; если · </text:span><text:span text:style-name="Style7">ли</text:span></text:p>
      <text:p text:style-name="Text_20_body"><text:span text:style-name="Style1">910 · </text:span><text:span text:style-name="Style2">بس‌و کوه · </text:span><text:span text:style-name="Style3">bāšokuh · </text:span><text:span text:style-name="Style4">prunkvoll; prachtvoll · </text:span><text:span text:style-name="Style5">splendid; glorious; magnificent · </text:span><text:span text:style-name="Style6">великолепный; славный; великолепный · </text:span><text:span text:style-name="Style7">блистательно; великолепно</text:span></text:p>
      <text:p text:style-name="Text_20_body"><text:span text:style-name="Style1">911 · </text:span><text:span text:style-name="Style2">بازو · </text:span><text:span text:style-name="Style3">bāzu · </text:span><text:span text:style-name="Style4">Arm m · </text:span><text:span text:style-name="Style5">arm · </text:span><text:span text:style-name="Style6">рука · </text:span><text:span text:style-name="Style7">Рука m</text:span></text:p>
      <text:p text:style-name="Text_20_body"><text:span text:style-name="Style1">912 · </text:span><text:span text:style-name="Style2">به عنوان · </text:span><text:span text:style-name="Style3">be onvān-e · </text:span><text:span text:style-name="Style4">als · </text:span><text:span text:style-name="Style5">as · </text:span><text:span text:style-name="Style6">в качестве · </text:span><text:span text:style-name="Style7">чем</text:span></text:p>
      <text:p text:style-name="Text_20_body"><text:span text:style-name="Style1">913 · </text:span><text:span text:style-name="Style2">بینی · </text:span><text:span text:style-name="Style3">bini · </text:span><text:span text:style-name="Style4">Nase f · </text:span><text:span text:style-name="Style5">nose · </text:span><text:span text:style-name="Style6">в носу · </text:span><text:span text:style-name="Style7">Нос f</text:span></text:p>
      <text:p text:style-name="Text_20_body"><text:span text:style-name="Style1">914 · </text:span><text:span text:style-name="Style2">بلوار · </text:span><text:span text:style-name="Style3">bolvār · </text:span><text:span text:style-name="Style4">Boulevard m · </text:span><text:span text:style-name="Style5">boulevard · </text:span><text:span text:style-name="Style6">бульвар · </text:span><text:span text:style-name="Style7">Бульвар м</text:span></text:p>
      <text:p text:style-name="Text_20_body"><text:span text:style-name="Style1">915 · </text:span><text:span text:style-name="Style2">چگونه · </text:span><text:span text:style-name="Style3">cegune · </text:span><text:span text:style-name="Style4">wie · </text:span><text:span text:style-name="Style5">how · </text:span><text:span text:style-name="Style6">как · </text:span><text:span text:style-name="Style7">как</text:span></text:p>
      <text:p text:style-name="Text_20_body"><text:span text:style-name="Style1">916 · </text:span><text:span text:style-name="Style2">چه جور · </text:span><text:span text:style-name="Style3">cejur · </text:span><text:span text:style-name="Style4">was für · </text:span><text:span text:style-name="Style5">what kind of; what sort of · </text:span><text:span text:style-name="Style6">какой вид; какие · </text:span><text:span text:style-name="Style7">какой</text:span></text:p>
      <text:p text:style-name="Text_20_body"><text:span text:style-name="Style1">917 · </text:span><text:span text:style-name="Style2">چقدر · </text:span><text:span text:style-name="Style3">ceqadr · </text:span><text:span text:style-name="Style4">wie viel · </text:span><text:span text:style-name="Style5">how much · </text:span><text:span text:style-name="Style6">сколько · </text:span><text:span text:style-name="Style7">сколько</text:span></text:p>
      <text:p text:style-name="Text_20_body"><text:span text:style-name="Style1">918 · </text:span><text:span text:style-name="Style2">دیدار · </text:span><text:span text:style-name="Style3">didār · </text:span><text:span text:style-name="Style4">Besuch m; Treffen n · </text:span><text:span text:style-name="Style5">visit · </text:span><text:span text:style-name="Style6">визит · </text:span><text:span text:style-name="Style7">Посетите m; Встреча n</text:span></text:p>
      <text:p text:style-name="Text_20_body"><text:span text:style-name="Style1">919 · </text:span><text:span text:style-name="Style2">دنبال گسته‌‌ان (گرد) · </text:span><text:span text:style-name="Style3">donbāl gaštan (gard) · </text:span><text:span text:style-name="Style4">suchen · </text:span><text:span text:style-name="Style5">look for · </text:span><text:span text:style-name="Style6">искать · </text:span><text:span text:style-name="Style7">поиск</text:span></text:p>
      <text:p text:style-name="Text_20_body"><text:span text:style-name="Style1">920 · </text:span><text:span text:style-name="Style2">ارتفاع · </text:span><text:span text:style-name="Style3">ertefā’ · </text:span><text:span text:style-name="Style4">Höhe f · </text:span><text:span text:style-name="Style5">height; altitude · </text:span><text:span text:style-name="Style6">высота; высота над уровнем моря · </text:span><text:span text:style-name="Style7">Высота f</text:span></text:p>
      <text:p text:style-name="Text_20_body"><text:span text:style-name="Style1">921 · </text:span><text:span text:style-name="Style2">اثاره · </text:span><text:span text:style-name="Style3">ešāre · </text:span><text:span text:style-name="Style4">Hinweis m; Signal n · </text:span><text:span text:style-name="Style5">hint; sign · </text:span><text:span text:style-name="Style6">намек; знак · </text:span><text:span text:style-name="Style7">Примечание m; Сигнал n</text:span></text:p>
      <text:p text:style-name="Text_20_body"><text:span text:style-name="Style1">922 · </text:span><text:span text:style-name="Style2">فراوان · </text:span><text:span text:style-name="Style3">farāvān · </text:span><text:span text:style-name="Style4">reichlich; zahlreich · </text:span><text:span text:style-name="Style5">abundant; many · </text:span><text:span text:style-name="Style6">обильные; многие · </text:span><text:span text:style-name="Style7">обильное; многочисленные</text:span></text:p>
      <text:p text:style-name="Text_20_body"><text:span text:style-name="Style1">923 · </text:span><text:span text:style-name="Style2">فر مایه‌‌س · </text:span><text:span text:style-name="Style3">farmāyeš · </text:span><text:span text:style-name="Style4">Befehl m; Wunsch m · </text:span><text:span text:style-name="Style5">order; wish · </text:span><text:span text:style-name="Style6">заказ; желаю вам · </text:span><text:span text:style-name="Style7">Команда m; Желание м</text:span></text:p>
      <text:p text:style-name="Text_20_body"><text:span text:style-name="Style1">924 · </text:span><text:span text:style-name="Style2">فهرست · </text:span><text:span text:style-name="Style3">fehrest · </text:span><text:span text:style-name="Style4">Verzeichnis n; Index m; Register n · </text:span><text:span text:style-name="Style5">register; index; list; catalog · </text:span><text:span text:style-name="Style6">регистре; индекс; список; каталог · </text:span><text:span text:style-name="Style7">Каталог n; Индекс m; Зарегистрировать n</text:span></text:p>
      <text:p text:style-name="Text_20_body"><text:span text:style-name="Style1">925 · </text:span><text:span text:style-name="Style2">گندم · </text:span><text:span text:style-name="Style3">gandom · </text:span><text:span text:style-name="Style4">Weizen m · </text:span><text:span text:style-name="Style5">wheat · </text:span><text:span text:style-name="Style6">пшеница · </text:span><text:span text:style-name="Style7">Пшеница м</text:span></text:p>
      <text:p text:style-name="Text_20_body"><text:span text:style-name="Style1">926 · </text:span><text:span text:style-name="Style2">گیلاس · </text:span><text:span text:style-name="Style3">gilās · </text:span><text:span text:style-name="Style4">Kirsche f · </text:span><text:span text:style-name="Style5">cherry · </text:span><text:span text:style-name="Style6">вишневый · </text:span><text:span text:style-name="Style7">Черри f</text:span></text:p>
      <text:p text:style-name="Text_20_body"><text:span text:style-name="Style1">927 · </text:span><text:span text:style-name="Style2">گلابی · </text:span><text:span text:style-name="Style3">golābi · </text:span><text:span text:style-name="Style4">Birne f · </text:span><text:span text:style-name="Style5">pear · </text:span><text:span text:style-name="Style6">груша · </text:span><text:span text:style-name="Style7">Груша f</text:span></text:p>
      <text:p text:style-name="Text_20_body"><text:soft-page-break/><text:span text:style-name="Style1">928 · </text:span><text:span text:style-name="Style2">هلو · </text:span><text:span text:style-name="Style3">holu · </text:span><text:span text:style-name="Style4">Pfirsich m · </text:span><text:span text:style-name="Style5">peach · </text:span><text:span text:style-name="Style6">персиковый · </text:span><text:span text:style-name="Style7">Персик м</text:span></text:p>
      <text:p text:style-name="Text_20_body"><text:span text:style-name="Style1">929 · </text:span><text:span text:style-name="Style2">این‌قدر · </text:span><text:span text:style-name="Style3">inqadr · </text:span><text:span text:style-name="Style4">so viel; so sehr · </text:span><text:span text:style-name="Style5">so much; that much · </text:span><text:span text:style-name="Style6">так много; так много · </text:span><text:span text:style-name="Style7">так много; так сильно</text:span></text:p>
      <text:p text:style-name="Text_20_body"><text:span text:style-name="Style1">930 · </text:span><text:span text:style-name="Style2">جاده · </text:span><text:span text:style-name="Style3">jādde · </text:span><text:span text:style-name="Style4">Straße f; Weg m · </text:span><text:span text:style-name="Style5">road; street; way · </text:span><text:span text:style-name="Style6">дороги; улица; путь · </text:span><text:span text:style-name="Style7">Улица f; Путь m</text:span></text:p>
      <text:p text:style-name="Text_20_body"><text:span text:style-name="Style1">931 · </text:span><text:span text:style-name="Style2">جایگاه · </text:span><text:span text:style-name="Style3">jāygāh · </text:span><text:span text:style-name="Style4">Lage f; Position f; Stellung f · </text:span><text:span text:style-name="Style5">place; position; seat · </text:span><text:span text:style-name="Style6">место; положение; сиденье · </text:span><text:span text:style-name="Style7">Местоположение f; Положение f; Положение f</text:span></text:p>
      <text:p text:style-name="Text_20_body"><text:span text:style-name="Style1">932 · </text:span><text:span text:style-name="Style2">جست‌وجو · </text:span><text:span text:style-name="Style3">jostoju · </text:span><text:span text:style-name="Style4">Suche f · </text:span><text:span text:style-name="Style5">search · </text:span><text:span text:style-name="Style6">поиск · </text:span><text:span text:style-name="Style7">Поиск f</text:span></text:p>
      <text:p text:style-name="Text_20_body"><text:span text:style-name="Style1">933 · </text:span><text:span text:style-name="Style2">کتاب فروسی · </text:span><text:span text:style-name="Style3">ketābforuši · </text:span><text:span text:style-name="Style4">Buchhandlung f · </text:span><text:span text:style-name="Style5">bookstore · </text:span><text:span text:style-name="Style6">книжный магазин · </text:span><text:span text:style-name="Style7">Книжный магазин f</text:span></text:p>
      <text:p text:style-name="Text_20_body"><text:span text:style-name="Style1">934 · </text:span><text:span text:style-name="Style2">کی · </text:span><text:span text:style-name="Style3">key · </text:span><text:span text:style-name="Style4">wann · </text:span><text:span text:style-name="Style5">when · </text:span><text:span text:style-name="Style6">когда · </text:span><text:span text:style-name="Style7">когда</text:span></text:p>
      <text:p text:style-name="Text_20_body"><text:span text:style-name="Style1">935 · </text:span><text:span text:style-name="Style2">کیک · </text:span><text:span text:style-name="Style3">keyk · </text:span><text:span text:style-name="Style4">Kuchen m · </text:span><text:span text:style-name="Style5">cake · </text:span><text:span text:style-name="Style6">торт · </text:span><text:span text:style-name="Style7">Торт м</text:span></text:p>
      <text:p text:style-name="Text_20_body"><text:span text:style-name="Style1">936 · </text:span><text:span text:style-name="Style2">کی · </text:span><text:span text:style-name="Style3">ki · </text:span><text:span text:style-name="Style4">wer · </text:span><text:span text:style-name="Style5">who · </text:span><text:span text:style-name="Style6">кто · </text:span><text:span text:style-name="Style7">кто</text:span></text:p>
      <text:p text:style-name="Text_20_body"><text:span text:style-name="Style1">937 · </text:span><text:span text:style-name="Style2">کیلو · </text:span><text:span text:style-name="Style3">kilu · </text:span><text:span text:style-name="Style4">Kilo n · </text:span><text:span text:style-name="Style5">kilo · </text:span><text:span text:style-name="Style6">кило · </text:span><text:span text:style-name="Style7">Kilo n</text:span></text:p>
      <text:p text:style-name="Text_20_body"><text:span text:style-name="Style1">938 · </text:span><text:span text:style-name="Style2">لپه · </text:span><text:span text:style-name="Style3">lappe · </text:span><text:span text:style-name="Style4">halbe Kichererbsen · </text:span><text:span text:style-name="Style5">split peas · </text:span><text:span text:style-name="Style6">разделенная голова · </text:span><text:span text:style-name="Style7">половина нута</text:span></text:p>
      <text:p text:style-name="Text_20_body"><text:span text:style-name="Style1">939 · </text:span><text:span text:style-name="Style2">لازم داستان (در) · </text:span><text:span text:style-name="Style3">lāzem dāštan (dār) · </text:span><text:span text:style-name="Style4">benötigen; brauchen · </text:span><text:span text:style-name="Style5">require; need · </text:span><text:span text:style-name="Style6">требуется; нужно · </text:span><text:span text:style-name="Style7">необходимо; нужно</text:span></text:p>
      <text:p text:style-name="Text_20_body"><text:span text:style-name="Style1">940 · </text:span><text:span text:style-name="Style2">لیتر · </text:span><text:span text:style-name="Style3">litr · </text:span><text:span text:style-name="Style4">Liter m/n · </text:span><text:span text:style-name="Style5">liter · </text:span><text:span text:style-name="Style6">литр · </text:span><text:span text:style-name="Style7">Литер m / n</text:span></text:p>
      <text:p text:style-name="Text_20_body"><text:span text:style-name="Style1">941 · </text:span><text:span text:style-name="Style2">لوبیا · </text:span><text:span text:style-name="Style3">lubiyā · </text:span><text:span text:style-name="Style4">Bohne f · </text:span><text:span text:style-name="Style5">bean · </text:span><text:span text:style-name="Style6">боб · </text:span><text:span text:style-name="Style7">Боб f</text:span></text:p>
      <text:p text:style-name="Text_20_body"><text:span text:style-name="Style1">942 · </text:span><text:span text:style-name="Style2">مغازه‌دار · </text:span><text:span text:style-name="Style3">maqāzedār · </text:span><text:span text:style-name="Style4">Ladenbesitzer m · </text:span><text:span text:style-name="Style5">shopkeeper · </text:span><text:span text:style-name="Style6">лавочник · </text:span><text:span text:style-name="Style7">Владелец магазина</text:span></text:p>
      <text:p text:style-name="Text_20_body"><text:span text:style-name="Style1">943 · </text:span><text:span text:style-name="Style2">مخروطی‌شکل · </text:span><text:span text:style-name="Style3">maxrutišekl · </text:span><text:span text:style-name="Style4">kegelförmig · </text:span><text:span text:style-name="Style5">conoid · </text:span><text:span text:style-name="Style6">коноид · </text:span><text:span text:style-name="Style7">конический</text:span></text:p>
      <text:p text:style-name="Text_20_body"><text:span text:style-name="Style1">944 · </text:span><text:span text:style-name="Style2">متر · </text:span><text:span text:style-name="Style3">metr · </text:span><text:span text:style-name="Style4">Meter m · </text:span><text:span text:style-name="Style5">meter · </text:span><text:span text:style-name="Style6">метр · </text:span><text:span text:style-name="Style7">Счетчик м</text:span></text:p>
      <text:p text:style-name="Text_20_body"><text:span text:style-name="Style1">945 · </text:span><text:span text:style-name="Style2">مستعاری · </text:span><text:span text:style-name="Style3">moštari · </text:span><text:span text:style-name="Style4">Kunde m; Kundin f; Kundschaft f · </text:span><text:span text:style-name="Style5">customer; client · </text:span><text:span text:style-name="Style6">клиент; клиент · </text:span><text:span text:style-name="Style7">Клиент м; Клиент f; Клиенты</text:span></text:p>
      <text:p text:style-name="Text_20_body"><text:span text:style-name="Style1">946 · </text:span><text:span text:style-name="Style2">مز · </text:span><text:span text:style-name="Style3">mowz · </text:span><text:span text:style-name="Style4">Banane f · </text:span><text:span text:style-name="Style5">banana · </text:span><text:span text:style-name="Style6">банан · </text:span><text:span text:style-name="Style7">Банан f</text:span></text:p>
      <text:p text:style-name="Text_20_body"><text:span text:style-name="Style1">947 · </text:span><text:span text:style-name="Style2">نارنگی · </text:span><text:span text:style-name="Style3">nārengi · </text:span><text:span text:style-name="Style4">Mandarine f · </text:span><text:span text:style-name="Style5">tangerine; mandarin · </text:span><text:span text:style-name="Style6">мандарин; мандарин · </text:span><text:span text:style-name="Style7">Мандарин f</text:span></text:p>
      <text:p text:style-name="Text_20_body"><text:span text:style-name="Style1">948 · </text:span><text:span text:style-name="Style2">ناخن · </text:span><text:span text:style-name="Style3">nāxon · </text:span><text:span text:style-name="Style4">Nagel m · </text:span><text:span text:style-name="Style5">nail · </text:span><text:span text:style-name="Style6">гвоздь · </text:span><text:span text:style-name="Style7">Гвоздь м</text:span></text:p>
      <text:p text:style-name="Text_20_body"><text:span text:style-name="Style1">949 · </text:span><text:span text:style-name="Style2">نخود · </text:span><text:span text:style-name="Style3">noxod · </text:span><text:span text:style-name="Style4">Erbse f; Kichererbse f · </text:span><text:span text:style-name="Style5">pea · </text:span><text:span text:style-name="Style6">гороховый · </text:span><text:span text:style-name="Style7">Горох; Нуль f</text:span></text:p>
      <text:p text:style-name="Text_20_body"><text:span text:style-name="Style1">950 · </text:span><text:span text:style-name="Style2">امید · </text:span><text:span text:style-name="Style3">omid · </text:span><text:span text:style-name="Style4">Hoffnung f; Erwartung f · </text:span><text:span text:style-name="Style5">hope; expectation · </text:span><text:span text:style-name="Style6">надежда; ожидание · </text:span><text:span text:style-name="Style7">Надежда; Ожидание f</text:span></text:p>
      <text:p text:style-name="Text_20_body"><text:span text:style-name="Style1">951 · </text:span><text:span text:style-name="Style2">عنوان · </text:span><text:span text:style-name="Style3">onvān · </text:span><text:span text:style-name="Style4">Titel m; Schlagzeile f; Bezeichnung f · </text:span><text:span text:style-name="Style5">title; caption; headline · </text:span><text:span text:style-name="Style6">название; подпись; заголовок · </text:span><text:span text:style-name="Style7">Название m; Заголовок f; Обозначение f</text:span></text:p>
      <text:p text:style-name="Text_20_body"><text:span text:style-name="Style1">952 · </text:span><text:span text:style-name="Style2">پسندیدن (پسند) · </text:span><text:span text:style-name="Style3">pasandidan (pasand) · </text:span><text:span text:style-name="Style4">gefallen · </text:span><text:span text:style-name="Style5">like; choose · </text:span><text:span text:style-name="Style6">как; выбирать · </text:span><text:span text:style-name="Style7">пожалуйста</text:span></text:p>
      <text:p text:style-name="Text_20_body"><text:span text:style-name="Style1">953 · </text:span><text:span text:style-name="Style2">پذیرفتن (پذیر) · </text:span><text:span text:style-name="Style3">paziroftan (pazir) · </text:span><text:span text:style-name="Style4">akzeptieren; annehmen; zustimmen · </text:span><text:span text:style-name="Style5">accept; agree · </text:span><text:span text:style-name="Style6">принять; согласны · </text:span><text:span text:style-name="Style7">принять; принять; согласны</text:span></text:p>
      <text:p text:style-name="Text_20_body"><text:span text:style-name="Style1">954 · </text:span><text:span text:style-name="Style2">پسته · </text:span><text:span text:style-name="Style3">peste · </text:span><text:span text:style-name="Style4">Pistazie f · </text:span><text:span text:style-name="Style5">pistachio · </text:span><text:span text:style-name="Style6">фисташковый · </text:span><text:span text:style-name="Style7">Фисташки f</text:span></text:p>
      <text:p text:style-name="Text_20_body"><text:span text:style-name="Style1">955 · </text:span><text:span text:style-name="Style2">پزشکی · </text:span><text:span text:style-name="Style3">pezeški · </text:span><text:span text:style-name="Style4">Medizin f; medizinisch · </text:span><text:span text:style-name="Style5">medical · </text:span><text:span text:style-name="Style6">медицинская · </text:span><text:span text:style-name="Style7">Медицина f; с медицинской точки зрения</text:span></text:p>
      <text:p text:style-name="Text_20_body"><text:span text:style-name="Style1">956 · </text:span><text:span text:style-name="Style2">پی‌س نهاد · </text:span><text:span text:style-name="Style3">pišnahād <text:s/>· </text:span><text:span text:style-name="Style4">Empfehlung f; Vorschlag m; Angebot n · </text:span><text:span text:style-name="Style5">proposal; recommendation;offer; suggestion · </text:span><text:span text:style-name="Style6">предложение; рекомендация; предложение; предложение · </text:span><text:span text:style-name="Style7">Рекомендация f; Предложение m; Предложение n</text:span></text:p>
      <text:p text:style-name="Text_20_body"><text:span text:style-name="Style1">957 · </text:span><text:span text:style-name="Style2">پرسه‌‌س · </text:span><text:span text:style-name="Style3">porseš · </text:span><text:span text:style-name="Style4">Frage f · </text:span><text:span text:style-name="Style5">question · </text:span><text:span text:style-name="Style6">вопрос · </text:span><text:span text:style-name="Style7">Вопрос f</text:span></text:p>
      <text:p text:style-name="Text_20_body"><text:span text:style-name="Style1">958 · </text:span><text:span text:style-name="Style2">پرتقال · </text:span><text:span text:style-name="Style3">porteqāl · </text:span><text:span text:style-name="Style4">Apfelsine f; Orange f · </text:span><text:span text:style-name="Style5">orange · </text:span><text:span text:style-name="Style6">оранжевый · </text:span><text:span text:style-name="Style7">Оранжевый f; Оранжевый f</text:span></text:p>
      <text:p text:style-name="Text_20_body"><text:span text:style-name="Style1">959 · </text:span><text:span text:style-name="Style2">پختن (پز) · </text:span><text:span text:style-name="Style3">poxtan (paz) · </text:span><text:span text:style-name="Style4">kochen · </text:span><text:span text:style-name="Style5">cook · </text:span><text:span text:style-name="Style6">повар · </text:span><text:span text:style-name="Style7">повар</text:span></text:p>
      <text:p text:style-name="Text_20_body"><text:span text:style-name="Style1">960 · </text:span><text:span text:style-name="Style2">قابله روی‌ات · </text:span><text:span text:style-name="Style3">qābelero’yat · </text:span><text:span text:style-name="Style4">sichtbar · </text:span><text:span text:style-name="Style5">visible · </text:span><text:span text:style-name="Style6">видимый · </text:span><text:span text:style-name="Style7">видимый</text:span></text:p>
      <text:p text:style-name="Text_20_body"><text:span text:style-name="Style1">961 · </text:span><text:span text:style-name="Style2">غمگین · </text:span><text:span text:style-name="Style3">qamgin · </text:span><text:span text:style-name="Style4">traurig; unglücklich · </text:span><text:span text:style-name="Style5">sad; unhappy · </text:span><text:span text:style-name="Style6">грустно; несчастный · </text:span><text:span text:style-name="Style7">грустно; несчастный</text:span></text:p>
      <text:p text:style-name="Text_20_body"><text:span text:style-name="Style1">962 · </text:span><text:span text:style-name="Style2">قاع سنگ · </text:span><text:span text:style-name="Style3">qašang · </text:span><text:span text:style-name="Style4">hübsch; schön · </text:span><text:span text:style-name="Style5">beautiful; pretty · </text:span><text:span text:style-name="Style6">красивый; довольно · </text:span><text:span text:style-name="Style7">довольно; красивый</text:span></text:p>
      <text:p text:style-name="Text_20_body"><text:span text:style-name="Style1">963 · </text:span><text:span text:style-name="Style2">راحت · </text:span><text:span text:style-name="Style3">rāhat · </text:span><text:span text:style-name="Style4">bequem; leicht · </text:span><text:span text:style-name="Style5">comfortable; easy · </text:span><text:span text:style-name="Style6">удобно; легко · </text:span><text:span text:style-name="Style7">удобно; легко</text:span></text:p>
      <text:p text:style-name="Text_20_body"><text:span text:style-name="Style1">964 · </text:span><text:span text:style-name="Style2">سائر · </text:span><text:span text:style-name="Style3">šāer · </text:span><text:span text:style-name="Style4">Dichter m · </text:span><text:span text:style-name="Style5">poet · </text:span><text:span text:style-name="Style6">поэт · </text:span><text:span text:style-name="Style7">Поэт м</text:span></text:p>
      <text:p text:style-name="Text_20_body"><text:span text:style-name="Style1">965 · </text:span><text:span text:style-name="Style2">سبک · </text:span><text:span text:style-name="Style3">sabok · </text:span><text:span text:style-name="Style4">leicht · </text:span><text:span text:style-name="Style5">light · </text:span><text:span text:style-name="Style6">свет · </text:span><text:span text:style-name="Style7">легко</text:span></text:p>
      <text:p text:style-name="Text_20_body"><text:span text:style-name="Style1">966 · </text:span><text:span text:style-name="Style2">ثبت سوده · </text:span><text:span text:style-name="Style3">sabtšode · </text:span><text:span text:style-name="Style4">registriert; eingetragen · </text:span><text:span text:style-name="Style5">registered · </text:span><text:span text:style-name="Style6">зарегистрированный · </text:span><text:span text:style-name="Style7">зарегистрировано; зарегистрированный</text:span></text:p>
      <text:p text:style-name="Text_20_body"><text:span text:style-name="Style1">967 · </text:span><text:span text:style-name="Style2">صف · </text:span><text:span text:style-name="Style3">sāf · </text:span><text:span text:style-name="Style4">klar; flach; glatt · </text:span><text:span text:style-name="Style5">clear; smooth; flat; plain · </text:span><text:span text:style-name="Style6">ясно; гладкие; плоский; гладкий · </text:span><text:span text:style-name="Style7">ясно; плоский; гладкий</text:span></text:p>
      <text:p text:style-name="Text_20_body"><text:span text:style-name="Style1">968 · </text:span><text:span text:style-name="Style2">سگ · </text:span><text:span text:style-name="Style3">sag · </text:span><text:span text:style-name="Style4">Hund m · </text:span><text:span text:style-name="Style5">dog · </text:span><text:span text:style-name="Style6">собака · </text:span><text:span text:style-name="Style7">Собака м</text:span></text:p>
      <text:p text:style-name="Text_20_body"><text:span text:style-name="Style1">969 · </text:span><text:span text:style-name="Style2">سن آخته‌‌ان (سنا‌س) · </text:span><text:span text:style-name="Style3">šenāxtan (šenās) · </text:span><text:span text:style-name="Style4">kennen · </text:span><text:span text:style-name="Style5">know · </text:span><text:span text:style-name="Style6">знать · </text:span><text:span text:style-name="Style7">знать</text:span></text:p>
      <text:p text:style-name="Text_20_body"><text:span text:style-name="Style1">970 · </text:span><text:span text:style-name="Style2">ث ایر · </text:span><text:span text:style-name="Style3">šir · </text:span><text:span text:style-name="Style4">Milch f; Löwe m; Wasserhahn m · </text:span><text:span text:style-name="Style5">milk; lion; tap · </text:span><text:span text:style-name="Style6">молоко; лев; кран · </text:span><text:span text:style-name="Style7">Молоко f; Lion m; Смеситель m</text:span></text:p>
      <text:p text:style-name="Text_20_body"><text:span text:style-name="Style1">971 · </text:span><text:span text:style-name="Style2">سوال · </text:span><text:span text:style-name="Style3">soāl · </text:span><text:span text:style-name="Style4">Frage f · </text:span><text:span text:style-name="Style5">question · </text:span><text:span text:style-name="Style6">вопрос · </text:span><text:span text:style-name="Style7">Вопрос f</text:span></text:p>
      <text:p text:style-name="Text_20_body"><text:span text:style-name="Style1">972 · </text:span><text:span text:style-name="Style2">طبیعی · </text:span><text:span text:style-name="Style3">tabii · </text:span><text:span text:style-name="Style4">natürlich · </text:span><text:span text:style-name="Style5">natural · </text:span><text:span text:style-name="Style6">натуральный · </text:span><text:span text:style-name="Style7">конечно</text:span></text:p>
      <text:p text:style-name="Text_20_body"><text:span text:style-name="Style1">973 · </text:span><text:span text:style-name="Style2">تاریخچه · </text:span><text:span text:style-name="Style3">tārixce · </text:span><text:span text:style-name="Style4">Geschichte f; Historie f · </text:span><text:span text:style-name="Style5">history · </text:span><text:span text:style-name="Style6">история · </text:span><text:span text:style-name="Style7">История f; История f</text:span></text:p>
      <text:p text:style-name="Text_20_body"><text:span text:style-name="Style1">974 · </text:span><text:span text:style-name="Style2">توت‌فرنگی · </text:span><text:span text:style-name="Style3">tutfarangi · </text:span><text:span text:style-name="Style4">Erdbeere f · </text:span><text:span text:style-name="Style5">strawberry · </text:span><text:span text:style-name="Style6">клубничный · </text:span><text:span text:style-name="Style7">Клубника f</text:span></text:p>
      <text:p text:style-name="Text_20_body"><text:span text:style-name="Style1">975 · </text:span><text:span text:style-name="Style2">ورق زدن (زن) · </text:span><text:span text:style-name="Style3">varaq zadan (zan) · </text:span><text:span text:style-name="Style4">umblättern · </text:span><text:span text:style-name="Style5">turn pages · </text:span><text:span text:style-name="Style6">перевернуть страницы · </text:span><text:span text:style-name="Style7">переворачивать</text:span></text:p>
      <text:p text:style-name="Text_20_body"><text:span text:style-name="Style1">976 · </text:span><text:span text:style-name="Style2">خاص(ث) · </text:span><text:span text:style-name="Style3">xās(s) · </text:span><text:span text:style-name="Style4">besonders; speziell; typisch · </text:span><text:span text:style-name="Style5">special; particular; typical · </text:span><text:span text:style-name="Style6">специальное; частности; типичный · </text:span><text:span text:style-name="Style7">в частности; в частности; типичный</text:span></text:p>
      <text:p text:style-name="Text_20_body"><text:span text:style-name="Style1">977 · </text:span><text:span text:style-name="Style2">زرشک · </text:span><text:span text:style-name="Style3">zerešk · </text:span><text:span text:style-name="Style4">Berberitze f · </text:span><text:span text:style-name="Style5">barberry · </text:span><text:span text:style-name="Style6">барбарис · </text:span><text:span text:style-name="Style7">Barberry f</text:span></text:p>
      <text:p text:style-name="Text_20_body"><text:span text:style-name="Style1">978 · </text:span><text:span text:style-name="Style2">درس · </text:span><text:span text:style-name="Style3">Dars-e · </text:span><text:span text:style-name="Style4">10 · </text:span><text:span text:style-name="Style5">10 · </text:span><text:span text:style-name="Style6">10 · </text:span><text:span text:style-name="Style7">10</text:span></text:p>
      <text:p text:style-name="Text_20_body"><text:soft-page-break/><text:span text:style-name="Style1">979 · </text:span><text:span text:style-name="Style2">آفتاب · </text:span><text:span text:style-name="Style3">āftāb · </text:span><text:span text:style-name="Style4">Sonnenschein m · </text:span><text:span text:style-name="Style5">sunshine · </text:span><text:span text:style-name="Style6">солнечный свет · </text:span><text:span text:style-name="Style7">Саншайн м</text:span></text:p>
      <text:p text:style-name="Text_20_body"><text:span text:style-name="Style1">980 · </text:span><text:span text:style-name="Style2">آشپزخانه · </text:span><text:span text:style-name="Style3">āšpazxāne · </text:span><text:span text:style-name="Style4">Küche f · </text:span><text:span text:style-name="Style5">kitchen · </text:span><text:span text:style-name="Style6">кухня · </text:span><text:span text:style-name="Style7">Кухня f</text:span></text:p>
      <text:p text:style-name="Text_20_body"><text:span text:style-name="Style1">981 · </text:span><text:span text:style-name="Style2">بغل · </text:span><text:span text:style-name="Style3">baqal-e · </text:span><text:span text:style-name="Style4">neben · </text:span><text:span text:style-name="Style5">next to · </text:span><text:span text:style-name="Style6">рядом с · </text:span><text:span text:style-name="Style7">следующий</text:span></text:p>
      <text:p text:style-name="Text_20_body"><text:span text:style-name="Style1">982 · </text:span><text:span text:style-name="Style2">بغل‌دست · </text:span><text:span text:style-name="Style3">baqaldast-e · </text:span><text:span text:style-name="Style4">neben · </text:span><text:span text:style-name="Style5">next to · </text:span><text:span text:style-name="Style6">рядом с · </text:span><text:span text:style-name="Style7">следующий</text:span></text:p>
      <text:p text:style-name="Text_20_body"><text:span text:style-name="Style1">983 · </text:span><text:span text:style-name="Style2">باقی ماندن (من) · </text:span><text:span text:style-name="Style3">bāqi māndan (mān) · </text:span><text:span text:style-name="Style4">verbleiben; übrig bleiben · </text:span><text:span text:style-name="Style5">remain · </text:span><text:span text:style-name="Style6">оставаться · </text:span><text:span text:style-name="Style7">остаются; оставаться</text:span></text:p>
      <text:p text:style-name="Text_20_body"><text:span text:style-name="Style1">984 · </text:span><text:span text:style-name="Style2">باور کردن (کن) · </text:span><text:span text:style-name="Style3">bāvar kardan (kon) · </text:span><text:span text:style-name="Style4">glauben · </text:span><text:span text:style-name="Style5">believe · </text:span><text:span text:style-name="Style6">верить · </text:span><text:span text:style-name="Style7">верить</text:span></text:p>
      <text:p text:style-name="Text_20_body"><text:span text:style-name="Style1">985 · </text:span><text:span text:style-name="Style2">باید · </text:span><text:span text:style-name="Style3">bāyad · </text:span><text:span text:style-name="Style4">muss; soll · </text:span><text:span text:style-name="Style5">should; must; shall · </text:span><text:span text:style-name="Style6">должен; должен; должен · </text:span><text:span text:style-name="Style7">потребностей; должен</text:span></text:p>
      <text:p text:style-name="Text_20_body"><text:span text:style-name="Style1">986 · </text:span><text:span text:style-name="Style2">بازدید · </text:span><text:span text:style-name="Style3">bāzdid · </text:span><text:span text:style-name="Style4">Besichtigung f · </text:span><text:span text:style-name="Style5">visit · </text:span><text:span text:style-name="Style6">визит · </text:span><text:span text:style-name="Style7">Посетите f</text:span></text:p>
      <text:p text:style-name="Text_20_body"><text:span text:style-name="Style1">987 · </text:span><text:span text:style-name="Style2">بلیت · </text:span><text:span text:style-name="Style3">belit · </text:span><text:span text:style-name="Style4">Ticket n · </text:span><text:span text:style-name="Style5">ticket · </text:span><text:span text:style-name="Style6">билет · </text:span><text:span text:style-name="Style7">Билет n</text:span></text:p>
      <text:p text:style-name="Text_20_body"><text:span text:style-name="Style1">988 · </text:span><text:span text:style-name="Style2">برنج · </text:span><text:span text:style-name="Style3">berenj · </text:span><text:span text:style-name="Style4">Reis m · </text:span><text:span text:style-name="Style5">rice · </text:span><text:span text:style-name="Style6">рис · </text:span><text:span text:style-name="Style7">Рис м</text:span></text:p>
      <text:p text:style-name="Text_20_body"><text:span text:style-name="Style1">989 · </text:span><text:span text:style-name="Style2">بوس قاب · </text:span><text:span text:style-name="Style3">bošqāb · </text:span><text:span text:style-name="Style4">Teller m · </text:span><text:span text:style-name="Style5">plate · </text:span><text:span text:style-name="Style6">плита · </text:span><text:span text:style-name="Style7">Плита m</text:span></text:p>
      <text:p text:style-name="Text_20_body"><text:span text:style-name="Style1">990 · </text:span><text:span text:style-name="Style2">بوفه · </text:span><text:span text:style-name="Style3">bufe · </text:span><text:span text:style-name="Style4">Büffet n; Geschirrschrank m · </text:span><text:span text:style-name="Style5">buffet; cupboard · </text:span><text:span text:style-name="Style6">шведский стол; шкаф · </text:span><text:span text:style-name="Style7">Буфет n; Шкаф м</text:span></text:p>
      <text:p text:style-name="Text_20_body"><text:span text:style-name="Style1">991 · </text:span><text:span text:style-name="Style2">چنگال · </text:span><text:span text:style-name="Style3">cangāl · </text:span><text:span text:style-name="Style4">Gabel f · </text:span><text:span text:style-name="Style5">fork · </text:span><text:span text:style-name="Style6">вилка · </text:span><text:span text:style-name="Style7">Вилка f</text:span></text:p>
      <text:p text:style-name="Text_20_body"><text:span text:style-name="Style1">992 · </text:span><text:span text:style-name="Style2">چاقو · </text:span><text:span text:style-name="Style3">cāqu · </text:span><text:span text:style-name="Style4">Messer n · </text:span><text:span text:style-name="Style5">knife · </text:span><text:span text:style-name="Style6">нож · </text:span><text:span text:style-name="Style7">Нож</text:span></text:p>
      <text:p text:style-name="Text_20_body"><text:span text:style-name="Style1">993 · </text:span><text:span text:style-name="Style2">چشم‌نواز · </text:span><text:span text:style-name="Style3">cešmnavāz · </text:span><text:span text:style-name="Style4">ins Auge springend · </text:span><text:span text:style-name="Style5">eye-catching · </text:span><text:span text:style-name="Style6">выделяющийся · </text:span><text:span text:style-name="Style7">прыжки в глаза</text:span></text:p>
      <text:p text:style-name="Text_20_body"><text:span text:style-name="Style1">994 · </text:span><text:span text:style-name="Style2">چیدن (چین) · </text:span><text:span text:style-name="Style3">cidan (cin) · </text:span><text:span text:style-name="Style4">decken; pflücken · </text:span><text:span text:style-name="Style5">set; pick; pluck · </text:span><text:span text:style-name="Style6">набор; выбрать; срывать · </text:span><text:span text:style-name="Style7">покрытия; выбор</text:span></text:p>
      <text:p text:style-name="Text_20_body"><text:span text:style-name="Style1">995 · </text:span><text:span text:style-name="Style2">دهان · </text:span><text:span text:style-name="Style3">dahān · </text:span><text:span text:style-name="Style4">Mund m · </text:span><text:span text:style-name="Style5">mouth · </text:span><text:span text:style-name="Style6">рот · </text:span><text:span text:style-name="Style7">Рот м</text:span></text:p>
      <text:p text:style-name="Text_20_body"><text:span text:style-name="Style1">996 · </text:span><text:span text:style-name="Style2">دندان · </text:span><text:span text:style-name="Style3">dandān · </text:span><text:span text:style-name="Style4">Zahn m · </text:span><text:span text:style-name="Style5">tooth · </text:span><text:span text:style-name="Style6">зуб · </text:span><text:span text:style-name="Style7">Зуб</text:span></text:p>
      <text:p text:style-name="Text_20_body"><text:span text:style-name="Style1">997 · </text:span><text:span text:style-name="Style2">در بار گرفتن (گیر) · </text:span><text:span text:style-name="Style3">dar bar gereftan (gir) · </text:span><text:span text:style-name="Style4">umfassen; enthalten · </text:span><text:span text:style-name="Style5">contain; include · </text:span><text:span text:style-name="Style6">содержат; включать · </text:span><text:span text:style-name="Style7">включают в себя; содержать</text:span></text:p>
      <text:p text:style-name="Text_20_body"><text:span text:style-name="Style1">998 · </text:span><text:span text:style-name="Style2">دیس · </text:span><text:span text:style-name="Style3">dis · </text:span><text:span text:style-name="Style4">Platte f · </text:span><text:span text:style-name="Style5">plate · </text:span><text:span text:style-name="Style6">плита · </text:span><text:span text:style-name="Style7">Пластина f</text:span></text:p>
      <text:p text:style-name="Text_20_body"><text:span text:style-name="Style1">999 · </text:span><text:span text:style-name="Style2">دنبال آمدن (آ) · </text:span><text:span text:style-name="Style3">donbāl āmadan (ā) · </text:span><text:span text:style-name="Style4">folgen · </text:span><text:span text:style-name="Style5">follow · </text:span><text:span text:style-name="Style6">следовать · </text:span><text:span text:style-name="Style7">следовать</text:span></text:p>
      <text:p text:style-name="Text_20_body"><text:span text:style-name="Style1">1000 · </text:span><text:span text:style-name="Style2">درست کردن (کن) · </text:span><text:span text:style-name="Style3">dorost kardan (kon) <text:s/>· </text:span><text:span text:style-name="Style4">kochen; machen; bauen; reparieren · </text:span><text:span text:style-name="Style5">cook; make; build;repair · </text:span><text:span text:style-name="Style6">повар; сделать; строить, ремонтировать · </text:span><text:span text:style-name="Style7">приготовление пищи; сделать; строить; ремонт</text:span></text:p>
      <text:p text:style-name="Text_20_body"><text:span text:style-name="Style1">1001 · </text:span><text:span text:style-name="Style2">احتمالا · </text:span><text:span text:style-name="Style3">ehtemālan · </text:span><text:span text:style-name="Style4">eventuell; wahrscheinlich · </text:span><text:span text:style-name="Style5">probably · </text:span><text:span text:style-name="Style6">вероятно · </text:span><text:span text:style-name="Style7">в конце концов; вероятно</text:span></text:p>
      <text:p text:style-name="Text_20_body"><text:span text:style-name="Style1">1002 · </text:span><text:span text:style-name="Style2">اجازه دادن (د) · </text:span><text:span text:style-name="Style3">ejāze dādan (deh) · </text:span><text:span text:style-name="Style4">erlauben; lassen · </text:span><text:span text:style-name="Style5">allow; permit; let · </text:span><text:span text:style-name="Style6">позволяют; разрешить; позвольте мне · </text:span><text:span text:style-name="Style7">разрешить; отпуск</text:span></text:p>
      <text:p text:style-name="Text_20_body"><text:span text:style-name="Style1">1003 · </text:span><text:span text:style-name="Style2">امسال · </text:span><text:span text:style-name="Style3">emsāl · </text:span><text:span text:style-name="Style4">dieses Jahr · </text:span><text:span text:style-name="Style5">this year · </text:span><text:span text:style-name="Style6">в этом году · </text:span><text:span text:style-name="Style7">В этом году</text:span></text:p>
      <text:p text:style-name="Text_20_body"><text:span text:style-name="Style1">1004 · </text:span><text:span text:style-name="Style2">امتحان کردن (کن) · </text:span><text:span text:style-name="Style3">emtehān kardan (kon) · </text:span><text:span text:style-name="Style4">testen; prüfen · </text:span><text:span text:style-name="Style5">test; examine · </text:span><text:span text:style-name="Style6">испытание; исследовать · </text:span><text:span text:style-name="Style7">испытание; рассматривать</text:span></text:p>
      <text:p text:style-name="Text_20_body"><text:span text:style-name="Style1">1005 · </text:span><text:span text:style-name="Style2">انتخاب کردن (کن) · </text:span><text:span text:style-name="Style3">entexāb kardan (kon) · </text:span><text:span text:style-name="Style4">wählen; auswählen · </text:span><text:span text:style-name="Style5">choose · </text:span><text:span text:style-name="Style6">выбирать · </text:span><text:span text:style-name="Style7">выбрать; выбрать</text:span></text:p>
      <text:p text:style-name="Text_20_body"><text:span text:style-name="Style1">1006 · </text:span><text:span text:style-name="Style2">فنجان · </text:span><text:span text:style-name="Style3">fenjān · </text:span><text:span text:style-name="Style4">Tasse f · </text:span><text:span text:style-name="Style5">cup · </text:span><text:span text:style-name="Style6">чашка · </text:span><text:span text:style-name="Style7">Кубок f</text:span></text:p>
      <text:p text:style-name="Text_20_body"><text:span text:style-name="Style1">1007 · </text:span><text:span text:style-name="Style2">گو ث کردن (کن) · </text:span><text:span text:style-name="Style3">guš kardan (kon) · </text:span><text:span text:style-name="Style4">hören; zuhören · </text:span><text:span text:style-name="Style5">hear; listen · </text:span><text:span text:style-name="Style6">слышать; слушать · </text:span><text:span text:style-name="Style7">слышать; слушать</text:span></text:p>
      <text:p text:style-name="Text_20_body"><text:span text:style-name="Style1">1008 · </text:span><text:span text:style-name="Style2">همانند · </text:span><text:span text:style-name="Style3">hamānand · </text:span><text:span text:style-name="Style4">wie; ähnlich · </text:span><text:span text:style-name="Style5">like; similar · </text:span><text:span text:style-name="Style6">как; сходный · </text:span><text:span text:style-name="Style7">такие, как; сходный</text:span></text:p>
      <text:p text:style-name="Text_20_body"><text:span text:style-name="Style1">1009 · </text:span><text:span text:style-name="Style2">همراه · </text:span><text:span text:style-name="Style3">hamrāh · </text:span><text:span text:style-name="Style4">Begleiter(in f) m; beglietet · </text:span><text:span text:style-name="Style5">along; escort · </text:span><text:span text:style-name="Style6">а также; сопровождение · </text:span><text:span text:style-name="Style7">Companion (in f) m; beglietet</text:span></text:p>
      <text:p text:style-name="Text_20_body"><text:span text:style-name="Style1">1010 · </text:span><text:span text:style-name="Style2">همسایگی · </text:span><text:span text:style-name="Style3">hamsāyegi · </text:span><text:span text:style-name="Style4">Nachbarschaft f · </text:span><text:span text:style-name="Style5">neighborhood · </text:span><text:span text:style-name="Style6">окрестности · </text:span><text:span text:style-name="Style7">Соседство f</text:span></text:p>
      <text:p text:style-name="Text_20_body"><text:span text:style-name="Style1">1011 · </text:span><text:span text:style-name="Style2">هرچه · </text:span><text:span text:style-name="Style3">harce · </text:span><text:span text:style-name="Style4">was immer · </text:span><text:span text:style-name="Style5">whatever · </text:span><text:span text:style-name="Style6">любой · </text:span><text:span text:style-name="Style7">что всегда</text:span></text:p>
      <text:p text:style-name="Text_20_body"><text:span text:style-name="Style1">1012 · </text:span><text:span text:style-name="Style2">حرف · </text:span><text:span text:style-name="Style3">harf · </text:span><text:span text:style-name="Style4">Wort n; Buchstabe m; Gerede n · </text:span><text:span text:style-name="Style5">letter; word; talk · </text:span><text:span text:style-name="Style6">письмо; слово; говорить · </text:span><text:span text:style-name="Style7">Слово n; Письмо m; Обсуждение n</text:span></text:p>
      <text:p text:style-name="Text_20_body"><text:span text:style-name="Style1">1013 · </text:span><text:span text:style-name="Style2">هوادار · </text:span><text:span text:style-name="Style3">havādār · </text:span><text:span text:style-name="Style4">Fan m; Anhänger(in f) m · </text:span><text:span text:style-name="Style5">fan; sympathizer · </text:span><text:span text:style-name="Style6">вентилятор; сочувствующий · </text:span><text:span text:style-name="Style7">Вентилятор m; Подвеска (в f) м</text:span></text:p>
      <text:p text:style-name="Text_20_body"><text:span text:style-name="Style1">1014 · </text:span><text:span text:style-name="Style2">حاضر سودان (ساو، سو) · </text:span><text:span text:style-name="Style3">hāzer šodan (šav, šow) · </text:span><text:span text:style-name="Style4">fertig werden · </text:span><text:span text:style-name="Style5">get ready · </text:span><text:span text:style-name="Style6">приготовьтесь · </text:span><text:span text:style-name="Style7">приготовьтесь</text:span></text:p>
      <text:p text:style-name="Text_20_body"><text:span text:style-name="Style1">1015 · </text:span><text:span text:style-name="Style2">حیف · </text:span><text:span text:style-name="Style3">heyf · </text:span><text:span text:style-name="Style4">schade · </text:span><text:span text:style-name="Style5">pity · </text:span><text:span text:style-name="Style6">жалость · </text:span><text:span text:style-name="Style7">жалость</text:span></text:p>
      <text:p text:style-name="Text_20_body"><text:span text:style-name="Style1">1016 · </text:span><text:span text:style-name="Style2">این توری · </text:span><text:span text:style-name="Style3">intowri · </text:span><text:span text:style-name="Style4">so · </text:span><text:span text:style-name="Style5">so · </text:span><text:span text:style-name="Style6">так · </text:span><text:span text:style-name="Style7">так</text:span></text:p>
      <text:p text:style-name="Text_20_body"><text:span text:style-name="Style1">1017 · </text:span><text:span text:style-name="Style2">جو · </text:span><text:span text:style-name="Style3">jow · </text:span><text:span text:style-name="Style4">Gerste f · </text:span><text:span text:style-name="Style5">barley · </text:span><text:span text:style-name="Style6">ячмень · </text:span><text:span text:style-name="Style7">Ячмень f</text:span></text:p>
      <text:p text:style-name="Text_20_body"><text:span text:style-name="Style1">1018 · </text:span><text:span text:style-name="Style2">کابینت · </text:span><text:span text:style-name="Style3">kābinet · </text:span><text:span text:style-name="Style4">Kabinett n; Schrank m · </text:span><text:span text:style-name="Style5">cabinet; cupboard · </text:span><text:span text:style-name="Style6">кабинет; шкаф · </text:span><text:span text:style-name="Style7">Кабинет n; Шкаф м</text:span></text:p>
      <text:p text:style-name="Text_20_body"><text:span text:style-name="Style1">1019 · </text:span><text:span text:style-name="Style2">کافی · </text:span><text:span text:style-name="Style3">kāfi · </text:span><text:span text:style-name="Style4">ausreichend; genug; genügend · </text:span><text:span text:style-name="Style5">enough · </text:span><text:span text:style-name="Style6">достаточно · </text:span><text:span text:style-name="Style7">достаточно; достаточно; достаточно</text:span></text:p>
      <text:p text:style-name="Text_20_body"><text:span text:style-name="Style1">1020 · </text:span><text:span text:style-name="Style2">کامل · </text:span><text:span text:style-name="Style3">kāmel · </text:span><text:span text:style-name="Style4">komplett; perfekt; vollständig · </text:span><text:span text:style-name="Style5">full; complete; perfect · </text:span><text:span text:style-name="Style6">полный; завершения; совершенный · </text:span><text:span text:style-name="Style7">завершения; совершенный; полностью</text:span></text:p>
      <text:p text:style-name="Text_20_body"><text:span text:style-name="Style1">1021 · </text:span><text:span text:style-name="Style2">کرد · </text:span><text:span text:style-name="Style3">kārd · </text:span><text:span text:style-name="Style4">Messer n · </text:span><text:span text:style-name="Style5">knife · </text:span><text:span text:style-name="Style6">нож · </text:span><text:span text:style-name="Style7">Нож</text:span></text:p>
      <text:p text:style-name="Text_20_body"><text:span text:style-name="Style1">1022 · </text:span><text:span text:style-name="Style2">کاسه · </text:span><text:span text:style-name="Style3">kāse · </text:span><text:span text:style-name="Style4">Schale f; Schüssel f · </text:span><text:span text:style-name="Style5">bowl; shell · </text:span><text:span text:style-name="Style6">чаши; оболочка · </text:span><text:span text:style-name="Style7">Shell f; Чаша f</text:span></text:p>
      <text:p text:style-name="Text_20_body"><text:span text:style-name="Style1">1023 · </text:span><text:span text:style-name="Style2">کتری · </text:span><text:span text:style-name="Style3">ketri · </text:span><text:span text:style-name="Style4">Wasserkessel m · </text:span><text:span text:style-name="Style5">kettle · </text:span><text:span text:style-name="Style6">чайник · </text:span><text:span text:style-name="Style7">Чайник м</text:span></text:p>
      <text:p text:style-name="Text_20_body"><text:span text:style-name="Style1">1024 · </text:span><text:span text:style-name="Style2">کهن · </text:span><text:span text:style-name="Style3">kohan · </text:span><text:span text:style-name="Style4">alt; antik · </text:span><text:span text:style-name="Style5">old; ancient · </text:span><text:span text:style-name="Style6">старый; древний · </text:span><text:span text:style-name="Style7">старый; античный</text:span></text:p>
      <text:p text:style-name="Text_20_body"><text:span text:style-name="Style1">1025 · </text:span><text:span text:style-name="Style2">لب · </text:span><text:span text:style-name="Style3">lab · </text:span><text:span text:style-name="Style4">Lippe f · </text:span><text:span text:style-name="Style5">lip · </text:span><text:span text:style-name="Style6">губа · </text:span><text:span text:style-name="Style7">Lip f</text:span></text:p>
      <text:p text:style-name="Text_20_body"><text:span text:style-name="Style1">1026 · </text:span><text:span text:style-name="Style2">لطف · </text:span><text:span text:style-name="Style3">lotf · </text:span><text:span text:style-name="Style4">Freundlichkeit f; Güte f · </text:span><text:span text:style-name="Style5">kindness · </text:span><text:span text:style-name="Style6">доброта · </text:span><text:span text:style-name="Style7">Дружелюбие f; Доброта f</text:span></text:p>
      <text:p text:style-name="Text_20_body"><text:span text:style-name="Style1">1027 · </text:span><text:span text:style-name="Style2">ماهی · </text:span><text:span text:style-name="Style3">māhi · </text:span><text:span text:style-name="Style4">Fisch m · </text:span><text:span text:style-name="Style5">fish · </text:span><text:span text:style-name="Style6">рыба · </text:span><text:span text:style-name="Style7">Рыба м</text:span></text:p>
      <text:p text:style-name="Text_20_body"><text:span text:style-name="Style1">1028 · </text:span><text:span text:style-name="Style2">مجبور · </text:span><text:span text:style-name="Style3">majbur · </text:span><text:span text:style-name="Style4">genötigt; gezwungen · </text:span><text:span text:style-name="Style5">forced; obliged · </text:span><text:span text:style-name="Style6">принудительный; обязанный · </text:span><text:span text:style-name="Style7">принужден; принудительный</text:span></text:p>
      <text:p text:style-name="Text_20_body"><text:soft-page-break/><text:span text:style-name="Style1">1029 · </text:span><text:span text:style-name="Style2">مامان · </text:span><text:span text:style-name="Style3">māmān · </text:span><text:span text:style-name="Style4">Mama f; Mutti f · </text:span><text:span text:style-name="Style5">mommy; mama · </text:span><text:span text:style-name="Style6">мамочка; мама · </text:span><text:span text:style-name="Style7">Mom f; Мама f</text:span></text:p>
      <text:p text:style-name="Text_20_body"><text:span text:style-name="Style1">1030 · </text:span><text:span text:style-name="Style2">مثلا · </text:span><text:span text:style-name="Style3">masalan · </text:span><text:span text:style-name="Style4">beispielsweise; zum Beispiel · </text:span><text:span text:style-name="Style5">for example; for instance · </text:span><text:span text:style-name="Style6">например; например, · </text:span><text:span text:style-name="Style7">например; например</text:span></text:p>
      <text:p text:style-name="Text_20_body"><text:span text:style-name="Style1">1031 · </text:span><text:span text:style-name="Style2">مواد(د) · </text:span><text:span text:style-name="Style3">mavād(d) · </text:span><text:span text:style-name="Style4">Materialien pl · </text:span><text:span text:style-name="Style5">materials · </text:span><text:span text:style-name="Style6">материалы · </text:span><text:span text:style-name="Style7">Материалы pl</text:span></text:p>
      <text:p text:style-name="Text_20_body"><text:span text:style-name="Style1">1032 · </text:span><text:span text:style-name="Style2">مایل بودن (هست، بس) · </text:span><text:span text:style-name="Style3">māyel budan (hast, bāš) <text:s/>· </text:span><text:span text:style-name="Style4">geneigt sein · </text:span><text:span text:style-name="Style5">be in favor ofdoing something · </text:span><text:span text:style-name="Style6">быть в стороне от чего-то · </text:span><text:span text:style-name="Style7">быть наклонным</text:span></text:p>
      <text:p text:style-name="Text_20_body"><text:span text:style-name="Style1">1033 · </text:span><text:span text:style-name="Style2">مزه · </text:span><text:span text:style-name="Style3">maze · </text:span><text:span text:style-name="Style4">Geschmack m · </text:span><text:span text:style-name="Style5">taste · </text:span><text:span text:style-name="Style6">вкус · </text:span><text:span text:style-name="Style7">Вкус м</text:span></text:p>
      <text:p text:style-name="Text_20_body"><text:span text:style-name="Style1">1034 · </text:span><text:span text:style-name="Style2">مقایسه · </text:span><text:span text:style-name="Style3">moqāyese · </text:span><text:span text:style-name="Style4">Vergleich m · </text:span><text:span text:style-name="Style5">comparison · </text:span><text:span text:style-name="Style6">сравнение · </text:span><text:span text:style-name="Style7">Сравнение m</text:span></text:p>
      <text:p text:style-name="Text_20_body"><text:span text:style-name="Style1">1035 · </text:span><text:span text:style-name="Style2">مو‌س اخصت · </text:span><text:span text:style-name="Style3">mošaxxasāt · </text:span><text:span text:style-name="Style4">Personalien pl; Daten pl · </text:span><text:span text:style-name="Style5">personal data; data · </text:span><text:span text:style-name="Style6">личные данные; данные · </text:span><text:span text:style-name="Style7">Личные данные pl; Данные pl</text:span></text:p>
      <text:p text:style-name="Text_20_body"><text:span text:style-name="Style1">1036 · </text:span><text:span text:style-name="Style2">مواظب بودن (هست، بس) · </text:span><text:span text:style-name="Style3">movāzeb budan (hast, bāš) · </text:span><text:span text:style-name="Style4">achten; vorsichtig sein · </text:span><text:span text:style-name="Style5">care; being · </text:span><text:span text:style-name="Style6">заботиться; являющийся · </text:span><text:span text:style-name="Style7">восьмой; будь осторожен</text:span></text:p>
      <text:p text:style-name="Text_20_body"><text:span text:style-name="Style1">1037 · </text:span><text:span text:style-name="Style2">موسیقی · </text:span><text:span text:style-name="Style3">musiqi · </text:span><text:span text:style-name="Style4">Musik f · </text:span><text:span text:style-name="Style5">careful music · </text:span><text:span text:style-name="Style6">осторожная музыка · </text:span><text:span text:style-name="Style7">Музыка f</text:span></text:p>
      <text:p text:style-name="Text_20_body"><text:span text:style-name="Style1">1038 · </text:span><text:span text:style-name="Style2">ناگزیر · </text:span><text:span text:style-name="Style3">nāgozir · </text:span><text:span text:style-name="Style4">gezwungenermaßen; notgedrungen · </text:span><text:span text:style-name="Style5">inevitable; forced · </text:span><text:span text:style-name="Style6">неизбежно; принудительный · </text:span><text:span text:style-name="Style7">принудительный; неизбежность</text:span></text:p>
      <text:p text:style-name="Text_20_body"><text:span text:style-name="Style1">1039 · </text:span><text:span text:style-name="Style2">نیاز · </text:span><text:span text:style-name="Style3">niyāz · </text:span><text:span text:style-name="Style4">Bedürfnis n · </text:span><text:span text:style-name="Style5">need · </text:span><text:span text:style-name="Style6">нужно · </text:span><text:span text:style-name="Style7">Нужно n</text:span></text:p>
      <text:p text:style-name="Text_20_body"><text:span text:style-name="Style1">1040 · </text:span><text:span text:style-name="Style2">اجاق · </text:span><text:span text:style-name="Style3">ojāq · </text:span><text:span text:style-name="Style4">Herd m; Ofen m · </text:span><text:span text:style-name="Style5">stove; oven · </text:span><text:span text:style-name="Style6">печь; печь · </text:span><text:span text:style-name="Style7">Печь м; Духовка м</text:span></text:p>
      <text:p text:style-name="Text_20_body"><text:span text:style-name="Style1">1041 · </text:span><text:span text:style-name="Style2">اتاق ناهارخوری · </text:span><text:span text:style-name="Style3">otāq-e nāhārxori · </text:span><text:span text:style-name="Style4">Esszimmer n · </text:span><text:span text:style-name="Style5">dining room · </text:span><text:span text:style-name="Style6">столовая · </text:span><text:span text:style-name="Style7">Обеденный зал</text:span></text:p>
      <text:p text:style-name="Text_20_body"><text:span text:style-name="Style1">1042 · </text:span><text:span text:style-name="Style2">اتوبوس · </text:span><text:span text:style-name="Style3">otobus · </text:span><text:span text:style-name="Style4">Autobus m · </text:span><text:span text:style-name="Style5">bus · </text:span><text:span text:style-name="Style6">будет · </text:span><text:span text:style-name="Style7">Автобус м</text:span></text:p>
      <text:p text:style-name="Text_20_body"><text:span text:style-name="Style1">1043 · </text:span><text:span text:style-name="Style2">عذرخواهی کردن (کن) · </text:span><text:span text:style-name="Style3">ozrxāhi kardan (kon) · </text:span><text:span text:style-name="Style4">sich entschuldigen · </text:span><text:span text:style-name="Style5">apologize · </text:span><text:span text:style-name="Style6">извиняться · </text:span><text:span text:style-name="Style7">извиняться</text:span></text:p>
      <text:p text:style-name="Text_20_body"><text:span text:style-name="Style1">1044 · </text:span><text:span text:style-name="Style2">پی‌س دستی · </text:span><text:span text:style-name="Style3">pišdasti · </text:span><text:span text:style-name="Style4">Teller n · </text:span><text:span text:style-name="Style5">plate · </text:span><text:span text:style-name="Style6">плита · </text:span><text:span text:style-name="Style7">Плита n</text:span></text:p>
      <text:p text:style-name="Text_20_body"><text:span text:style-name="Style1">1045 · </text:span><text:span text:style-name="Style2">پلو · </text:span><text:span text:style-name="Style3">polow · </text:span><text:span text:style-name="Style4">Pilau m; Pilaw m; Reis m · </text:span><text:span text:style-name="Style5">pilaf; rice · </text:span><text:span text:style-name="Style6">плов; рис · </text:span><text:span text:style-name="Style7">Pilau m; Pilaf m; Рис м</text:span></text:p>
      <text:p text:style-name="Text_20_body"><text:span text:style-name="Style1">1046 · </text:span><text:span text:style-name="Style2">قرار · </text:span><text:span text:style-name="Style3">qarār · </text:span><text:span text:style-name="Style4">Termin m; Verabredung f; Vereinbarung f · </text:span><text:span text:style-name="Style5">appointment; agreement · </text:span><text:span text:style-name="Style6">назначение; соглашение · </text:span><text:span text:style-name="Style7">Назначение м; Назначение f; Соглашение f</text:span></text:p>
      <text:p text:style-name="Text_20_body"><text:span text:style-name="Style1">1047 · </text:span><text:span text:style-name="Style2">قرار بودن (هست، بس) · </text:span><text:span text:style-name="Style3">qarār budan (hast, bāš) · </text:span><text:span text:style-name="Style4">sollten eigentlich · </text:span><text:span text:style-name="Style5">be supposed to · </text:span><text:span text:style-name="Style6">предположим это · </text:span><text:span text:style-name="Style7">на самом деле</text:span></text:p>
      <text:p text:style-name="Text_20_body"><text:span text:style-name="Style1">1048 · </text:span><text:span text:style-name="Style2">قصد داستان (در) · </text:span><text:span text:style-name="Style3">qasd dāštan (dār) · </text:span><text:span text:style-name="Style4">beabsichtigen · </text:span><text:span text:style-name="Style5">intend · </text:span><text:span text:style-name="Style6">намереваться · </text:span><text:span text:style-name="Style7">намереваться</text:span></text:p>
      <text:p text:style-name="Text_20_body"><text:span text:style-name="Style1">1049 · </text:span><text:span text:style-name="Style2">قاع صوغ · </text:span><text:span text:style-name="Style3">qāšoq · </text:span><text:span text:style-name="Style4">Löffel m · </text:span><text:span text:style-name="Style5">spoon · </text:span><text:span text:style-name="Style6">ложка · </text:span><text:span text:style-name="Style7">Ложка m</text:span></text:p>
      <text:p text:style-name="Text_20_body"><text:span text:style-name="Style1">1050 · </text:span><text:span text:style-name="Style2">قطر · </text:span><text:span text:style-name="Style3">qatār · </text:span><text:span text:style-name="Style4">Bahn f; Zug m · </text:span><text:span text:style-name="Style5">train · </text:span><text:span text:style-name="Style6">поезд · </text:span><text:span text:style-name="Style7">Lane f; Поезд м</text:span></text:p>
      <text:p text:style-name="Text_20_body"><text:span text:style-name="Style1">1051 · </text:span><text:span text:style-name="Style2">غروب · </text:span><text:span text:style-name="Style3">qorub · </text:span><text:span text:style-name="Style4">Sonnenuntergang m · </text:span><text:span text:style-name="Style5">sunset · </text:span><text:span text:style-name="Style6">закат · </text:span><text:span text:style-name="Style7">Закат м</text:span></text:p>
      <text:p text:style-name="Text_20_body"><text:span text:style-name="Style1">1052 · </text:span><text:span text:style-name="Style2">قوری · </text:span><text:span text:style-name="Style3">quri · </text:span><text:span text:style-name="Style4">Kanne f; Teekanne f · </text:span><text:span text:style-name="Style5">teapot · </text:span><text:span text:style-name="Style6">чайник · </text:span><text:span text:style-name="Style7">Jug f; Чайник f</text:span></text:p>
      <text:p text:style-name="Text_20_body"><text:span text:style-name="Style1">1053 · </text:span><text:span text:style-name="Style2">راه · </text:span><text:span text:style-name="Style3">rāh · </text:span><text:span text:style-name="Style4">Weg m; Weise f · </text:span><text:span text:style-name="Style5">way · </text:span><text:span text:style-name="Style6">путь · </text:span><text:span text:style-name="Style7">Путь m; Путь f</text:span></text:p>
      <text:p text:style-name="Text_20_body"><text:span text:style-name="Style1">1054 · </text:span><text:span text:style-name="Style2">رزرو کردن (کن) · </text:span><text:span text:style-name="Style3">rezerv kardan (kon) · </text:span><text:span text:style-name="Style4">reservieren; buchen · </text:span><text:span text:style-name="Style5">reserve; book · </text:span><text:span text:style-name="Style6">резерв; книга · </text:span><text:span text:style-name="Style7">оговорок; книга</text:span></text:p>
      <text:p text:style-name="Text_20_body"><text:span text:style-name="Style1">1055 · </text:span><text:span text:style-name="Style2">سفر · </text:span><text:span text:style-name="Style3">safar · </text:span><text:span text:style-name="Style4">Reise f · </text:span><text:span text:style-name="Style5">travel; trip; journey · </text:span><text:span text:style-name="Style6">путешествия; поездка; путешествие · </text:span><text:span text:style-name="Style7">Путешествие f</text:span></text:p>
      <text:p text:style-name="Text_20_body"><text:span text:style-name="Style1">1056 · </text:span><text:span text:style-name="Style2">ساحل · </text:span><text:span text:style-name="Style3">sāhel · </text:span><text:span text:style-name="Style4">Küste f; Strand m; Ufer n · </text:span><text:span text:style-name="Style5">coastal; seaside · </text:span><text:span text:style-name="Style6">прибрежные районы; приморский · </text:span><text:span text:style-name="Style7">Побережье f; Пляж м; Береговая линия</text:span></text:p>
      <text:p text:style-name="Text_20_body"><text:span text:style-name="Style1">1057 · </text:span><text:span text:style-name="Style2">سمل سودان (ساو، سو) · </text:span><text:span text:style-name="Style3">šāmel šodan (šav, šow) · </text:span><text:span text:style-name="Style4">enthalten; umfassen · </text:span><text:span text:style-name="Style5">contain; include · </text:span><text:span text:style-name="Style6">содержат; включать · </text:span><text:span text:style-name="Style7">включены; включать</text:span></text:p>
      <text:p text:style-name="Text_20_body"><text:span text:style-name="Style1">1058 · </text:span><text:span text:style-name="Style2">صیاد · </text:span><text:span text:style-name="Style3">šāyad · </text:span><text:span text:style-name="Style4">vielleicht · </text:span><text:span text:style-name="Style5">maybe · </text:span><text:span text:style-name="Style6">может быть · </text:span><text:span text:style-name="Style7">может быть</text:span></text:p>
      <text:p text:style-name="Text_20_body"><text:span text:style-name="Style1">1059 · </text:span><text:span text:style-name="Style2">سینی · </text:span><text:span text:style-name="Style3">sini · </text:span><text:span text:style-name="Style4">Tablett n · </text:span><text:span text:style-name="Style5">tablet · </text:span><text:span text:style-name="Style6">таблетка · </text:span><text:span text:style-name="Style7">Лоток n</text:span></text:p>
      <text:p text:style-name="Text_20_body"><text:span text:style-name="Style1">1060 · </text:span><text:span text:style-name="Style2">سوال کردن (کن) · </text:span><text:span text:style-name="Style3">soāl kardan (kon) · </text:span><text:span text:style-name="Style4">fragen · </text:span><text:span text:style-name="Style5">ask · </text:span><text:span text:style-name="Style6">спросить · </text:span><text:span text:style-name="Style7">спросить</text:span></text:p>
      <text:p text:style-name="Text_20_body"><text:span text:style-name="Style1">1061 · </text:span><text:span text:style-name="Style2">تحویل · </text:span><text:span text:style-name="Style3">tahvil · </text:span><text:span text:style-name="Style4">Lieferung f; Zustellung f; Aufgabe f; Ausgabe f · </text:span><text:span text:style-name="Style5">delivery · </text:span><text:span text:style-name="Style6">доставка · </text:span><text:span text:style-name="Style7">Доставка f; Доставка f; Задача f; Проблема f</text:span></text:p>
      <text:p text:style-name="Text_20_body"><text:span text:style-name="Style1">1062 · </text:span><text:span text:style-name="Style2">تمدن · </text:span><text:span text:style-name="Style3">tamaddon · </text:span><text:span text:style-name="Style4">Zivilisation f · </text:span><text:span text:style-name="Style5">civilization · </text:span><text:span text:style-name="Style6">цивилизация · </text:span><text:span text:style-name="Style7">Цивилизация f</text:span></text:p>
      <text:p text:style-name="Text_20_body"><text:span text:style-name="Style1">1063 · </text:span><text:span text:style-name="Style2">ترجیح دادن (د) · </text:span><text:span text:style-name="Style3">tarjih dādan (deh) · </text:span><text:span text:style-name="Style4">bevorzugen · </text:span><text:span text:style-name="Style5">prefer · </text:span><text:span text:style-name="Style6">предпочитать · </text:span><text:span text:style-name="Style7">предпочитать</text:span></text:p>
      <text:p text:style-name="Text_20_body"><text:span text:style-name="Style1">1064 · </text:span><text:span text:style-name="Style2">ترکیبات قضایی · </text:span><text:span text:style-name="Style3">tarkibāt-e qazāyi <text:s/>· </text:span><text:span text:style-name="Style4">Nahrungskombinationen pl · </text:span><text:span text:style-name="Style5">alimentationcombinations · </text:span><text:span text:style-name="Style6">alimentationcombinations · </text:span><text:span text:style-name="Style7">Комбинации продуктов pl</text:span></text:p>
      <text:p text:style-name="Text_20_body"><text:span text:style-name="Style1">1065 · </text:span><text:span text:style-name="Style2">تصمیم داستان (در) · </text:span><text:span text:style-name="Style3">tasmim dāštan (dār) · </text:span><text:span text:style-name="Style4">beabsichtigen · </text:span><text:span text:style-name="Style5">intend · </text:span><text:span text:style-name="Style6">намереваться · </text:span><text:span text:style-name="Style7">намереваться</text:span></text:p>
      <text:p text:style-name="Text_20_body"><text:span text:style-name="Style1">1066 · </text:span><text:span text:style-name="Style2">تعطیلات · </text:span><text:span text:style-name="Style3">ta’tilāt · </text:span><text:span text:style-name="Style4">Ferien pl · </text:span><text:span text:style-name="Style5">holidays · </text:span><text:span text:style-name="Style6">каникулы · </text:span><text:span text:style-name="Style7">Праздник pl</text:span></text:p>
      <text:p text:style-name="Text_20_body"><text:span text:style-name="Style1">1067 · </text:span><text:span text:style-name="Style2">توانستن (تاوان) · </text:span><text:span text:style-name="Style3">tavānestan (tavān) · </text:span><text:span text:style-name="Style4">können · </text:span><text:span text:style-name="Style5">can · </text:span><text:span text:style-name="Style6">может · </text:span><text:span text:style-name="Style7">может</text:span></text:p>
      <text:p text:style-name="Text_20_body"><text:span text:style-name="Style1">1068 · </text:span><text:span text:style-name="Style2">طول‌و · </text:span><text:span text:style-name="Style3">tolu’ · </text:span><text:span text:style-name="Style4">Sonnenaufgang m · </text:span><text:span text:style-name="Style5">sunrise · </text:span><text:span text:style-name="Style6">восход солнца · </text:span><text:span text:style-name="Style7">Восход солнца</text:span></text:p>
      <text:p text:style-name="Text_20_body"><text:span text:style-name="Style1">1069 · </text:span><text:span text:style-name="Style2">خراب سودان (ساو، سو) · </text:span><text:span text:style-name="Style3">xarāb šodan (šav, šow) <text:s/>· </text:span><text:span text:style-name="Style4">kaputt werden; zerstört werden · </text:span><text:span text:style-name="Style5">be broken; bedestroyed · </text:span><text:span text:style-name="Style6">без нарушения; bedestroyed · </text:span><text:span text:style-name="Style7">быть сломанным; быть уничтоженным</text:span></text:p>
      <text:p text:style-name="Text_20_body"><text:span text:style-name="Style1">1070 · </text:span><text:span text:style-name="Style2">خو‌س بو · </text:span><text:span text:style-name="Style3">xošbu · </text:span><text:span text:style-name="Style4">duftend; wohlriechend · </text:span><text:span text:style-name="Style5">fragrant; rosy · </text:span><text:span text:style-name="Style6">ароматные; румяный · </text:span><text:span text:style-name="Style7">ароматные; душистый</text:span></text:p>
      <text:p text:style-name="Text_20_body"><text:span text:style-name="Style1">1071 · </text:span><text:span text:style-name="Style2">خو‌س مزه · </text:span><text:span text:style-name="Style3">xošmaze · </text:span><text:span text:style-name="Style4">köstlich; lecker · </text:span><text:span text:style-name="Style5">delicious · </text:span><text:span text:style-name="Style6">очень вкусный · </text:span><text:span text:style-name="Style7">вкусно; очень вкусный</text:span></text:p>
      <text:p text:style-name="Text_20_body"><text:span text:style-name="Style1">1072 · </text:span><text:span text:style-name="Style2">خو‌س رنگ · </text:span><text:span text:style-name="Style3">xošrang · </text:span><text:span text:style-name="Style4">von einer hübschen Farbe · </text:span><text:span text:style-name="Style5">of a pretty color · </text:span><text:span text:style-name="Style6">красивого цвета · </text:span><text:span text:style-name="Style7">красивого цвета</text:span></text:p>
      <text:p text:style-name="Text_20_body"><text:span text:style-name="Style1">1073 · </text:span><text:span text:style-name="Style2">زمان · </text:span><text:span text:style-name="Style3">zamān · </text:span><text:span text:style-name="Style4">Zeit f; Epoche f; Zeitpunkt m · </text:span><text:span text:style-name="Style5">time; period; moment · </text:span><text:span text:style-name="Style6">время; период; момент · </text:span><text:span text:style-name="Style7">Время f; Эпоха f; Время m</text:span></text:p>
      <text:p text:style-name="Text_20_body"><text:span text:style-name="Style1">1074 · </text:span><text:span text:style-name="Style2">ظرف سویی · </text:span><text:span text:style-name="Style3">zarfšuyi · </text:span><text:span text:style-name="Style4">Geschirrspüler m; Geschirrspülen n · </text:span><text:span text:style-name="Style5">dishwasher; dishwashing · </text:span><text:span text:style-name="Style6">посудомоечная машина; для мытья посуды · </text:span><text:span text:style-name="Style7">Посудомоечная машина m; Мойка посуды n</text:span></text:p>
      <text:p text:style-name="Text_20_body"><text:span text:style-name="Style1">1075 · </text:span><text:span text:style-name="Style2">زود · </text:span><text:span text:style-name="Style3">zud · </text:span><text:span text:style-name="Style4">früh; bald · </text:span><text:span text:style-name="Style5">early; soon · </text:span><text:span text:style-name="Style6">рано; скоро · </text:span><text:span text:style-name="Style7">рано; скоро</text:span></text:p>
      <text:p text:style-name="Text_20_body"><text:soft-page-break/><text:span text:style-name="Style1">1076 · </text:span><text:span text:style-name="Style2">درس · </text:span><text:span text:style-name="Style3">Dars-e · </text:span><text:span text:style-name="Style4">11 · </text:span><text:span text:style-name="Style5">11 · </text:span><text:span text:style-name="Style6">11 · </text:span><text:span text:style-name="Style7">11</text:span></text:p>
      <text:p text:style-name="Text_20_body"><text:span text:style-name="Style1">1077 · </text:span><text:span text:style-name="Style2">ابصار · </text:span><text:span text:style-name="Style3">ābšār · </text:span><text:span text:style-name="Style4">Wasserfall m · </text:span><text:span text:style-name="Style5">waterfall · </text:span><text:span text:style-name="Style6">водопад · </text:span><text:span text:style-name="Style7">Водопад м</text:span></text:p>
      <text:p text:style-name="Text_20_body"><text:span text:style-name="Style1">1078 · </text:span><text:span text:style-name="Style2">آدمی · </text:span><text:span text:style-name="Style3">ādami · </text:span><text:span text:style-name="Style4">man; einen · </text:span><text:span text:style-name="Style5">man; one · </text:span><text:span text:style-name="Style6">человек; один · </text:span><text:span text:style-name="Style7">вы; один</text:span></text:p>
      <text:p text:style-name="Text_20_body"><text:span text:style-name="Style1">1079 · </text:span><text:span text:style-name="Style2">افسوس · </text:span><text:span text:style-name="Style3">afsus · </text:span><text:span text:style-name="Style4">schade · </text:span><text:span text:style-name="Style5">pity · </text:span><text:span text:style-name="Style6">жалость · </text:span><text:span text:style-name="Style7">жалость</text:span></text:p>
      <text:p text:style-name="Text_20_body"><text:span text:style-name="Style1">1080 · </text:span><text:span text:style-name="Style2">علاقه · </text:span><text:span text:style-name="Style3">alāqe · </text:span><text:span text:style-name="Style4">Interesse n · </text:span><text:span text:style-name="Style5">interest · </text:span><text:span text:style-name="Style6">интерес · </text:span><text:span text:style-name="Style7">Интерес n</text:span></text:p>
      <text:p text:style-name="Text_20_body"><text:span text:style-name="Style1">1081 · </text:span><text:span text:style-name="Style2">آرامگاه · </text:span><text:span text:style-name="Style3">ārāmgāh · </text:span><text:span text:style-name="Style4">Mausoleum n; Grabmal n · </text:span><text:span text:style-name="Style5">tomb · </text:span><text:span text:style-name="Style6">гробница · </text:span><text:span text:style-name="Style7">Мавзолей n; Гробница n</text:span></text:p>
      <text:p text:style-name="Text_20_body"><text:span text:style-name="Style1">1082 · </text:span><text:span text:style-name="Style2">آرنج · </text:span><text:span text:style-name="Style3">ārenj · </text:span><text:span text:style-name="Style4">Ellbogen m · </text:span><text:span text:style-name="Style5">elbow · </text:span><text:span text:style-name="Style6">локоть · </text:span><text:span text:style-name="Style7">Локоть м</text:span></text:p>
      <text:p text:style-name="Text_20_body"><text:span text:style-name="Style1">1083 · </text:span><text:span text:style-name="Style2">ارگ · </text:span><text:span text:style-name="Style3">arg · </text:span><text:span text:style-name="Style4">Zitadelle f; Festung f · </text:span><text:span text:style-name="Style5">citadel; castle · </text:span><text:span text:style-name="Style6">цитадель; замок · </text:span><text:span text:style-name="Style7">Цитадель f; Крепость f</text:span></text:p>
      <text:p text:style-name="Text_20_body"><text:span text:style-name="Style1">1084 · </text:span><text:span text:style-name="Style2">اسب · </text:span><text:span text:style-name="Style3">asb · </text:span><text:span text:style-name="Style4">Pferd n · </text:span><text:span text:style-name="Style5">horse · </text:span><text:span text:style-name="Style6">лошадь · </text:span><text:span text:style-name="Style7">Лошадь n</text:span></text:p>
      <text:p text:style-name="Text_20_body"><text:span text:style-name="Style1">1085 · </text:span><text:span text:style-name="Style2">عطر · </text:span><text:span text:style-name="Style3">atr · </text:span><text:span text:style-name="Style4">Aroma n; Duft m; Parfüm n · </text:span><text:span text:style-name="Style5">perfume; aroma; fragrance · </text:span><text:span text:style-name="Style6">духи; аромат; аромат · </text:span><text:span text:style-name="Style7">Аромат n; Аромат m; Парфюм n</text:span></text:p>
      <text:p text:style-name="Text_20_body"><text:span text:style-name="Style1">1086 · </text:span><text:span text:style-name="Style2">عوض · </text:span><text:span text:style-name="Style3">āvāz · </text:span><text:span text:style-name="Style4">Gesang m; Lied n · </text:span><text:span text:style-name="Style5">song · </text:span><text:span text:style-name="Style6">песня · </text:span><text:span text:style-name="Style7">Пение м; Песня n</text:span></text:p>
      <text:p text:style-name="Text_20_body"><text:span text:style-name="Style1">1087 · </text:span><text:span text:style-name="Style2">آخر هفته · </text:span><text:span text:style-name="Style3">āxarehafte · </text:span><text:span text:style-name="Style4">Wochenende n · </text:span><text:span text:style-name="Style5">weekend · </text:span><text:span text:style-name="Style6">уик-энд · </text:span><text:span text:style-name="Style7">Выходные</text:span></text:p>
      <text:p text:style-name="Text_20_body"><text:span text:style-name="Style1">1088 · </text:span><text:span text:style-name="Style2">آینده · </text:span><text:span text:style-name="Style3">āyande · </text:span><text:span text:style-name="Style4">Zukunft f; nächste(r)[s]; zukünftig · </text:span><text:span text:style-name="Style5">future; next; forthcoming · </text:span><text:span text:style-name="Style6">будущее; рядом; предстоящий · </text:span><text:span text:style-name="Style7">Будущее f; Следующий (г) [с]; будущее</text:span></text:p>
      <text:p text:style-name="Text_20_body"><text:span text:style-name="Style1">1089 · </text:span><text:span text:style-name="Style2">باغ · </text:span><text:span text:style-name="Style3">bāq · </text:span><text:span text:style-name="Style4">Garten m · </text:span><text:span text:style-name="Style5">garden · </text:span><text:span text:style-name="Style6">сад · </text:span><text:span text:style-name="Style7">Сад m</text:span></text:p>
      <text:p text:style-name="Text_20_body"><text:span text:style-name="Style1">1090 · </text:span><text:span text:style-name="Style2">باختن (باز) · </text:span><text:span text:style-name="Style3">bāxtan (bāz) · </text:span><text:span text:style-name="Style4">verlieren · </text:span><text:span text:style-name="Style5">lose · </text:span><text:span text:style-name="Style6">потерять · </text:span><text:span text:style-name="Style7">потерять</text:span></text:p>
      <text:p text:style-name="Text_20_body"><text:span text:style-name="Style1">1091 · </text:span><text:span text:style-name="Style2">به جز · </text:span><text:span text:style-name="Style3">bejoz · </text:span><text:span text:style-name="Style4">außer · </text:span><text:span text:style-name="Style5">except; but · </text:span><text:span text:style-name="Style6">за исключением; но · </text:span><text:span text:style-name="Style7">кроме</text:span></text:p>
      <text:p text:style-name="Text_20_body"><text:span text:style-name="Style1">1092 · </text:span><text:span text:style-name="Style2">به سمار آمدن (آ) · </text:span><text:span text:style-name="Style3">be šomār āmadan (ā) · </text:span><text:span text:style-name="Style4">zählen · </text:span><text:span text:style-name="Style5">be · </text:span><text:span text:style-name="Style6">быть · </text:span><text:span text:style-name="Style7">подсчитывать</text:span></text:p>
      <text:p text:style-name="Text_20_body"><text:span text:style-name="Style1">1093 · </text:span><text:span text:style-name="Style2">بیگانه · </text:span><text:span text:style-name="Style3">bigāne · </text:span><text:span text:style-name="Style4">fremd; Fremde m/f · </text:span><text:span text:style-name="Style5">foreign; foreigner · </text:span><text:span text:style-name="Style6">иностранный; иностранец · </text:span><text:span text:style-name="Style7">иностранец; Иностранные m / f</text:span></text:p>
      <text:p text:style-name="Text_20_body"><text:span text:style-name="Style1">1094 · </text:span><text:span text:style-name="Style2">بی ث از · </text:span><text:span text:style-name="Style3">biš az · </text:span><text:span text:style-name="Style4">mehr als · </text:span><text:span text:style-name="Style5">more than · </text:span><text:span text:style-name="Style6">больше, чем · </text:span><text:span text:style-name="Style7">больше чем</text:span></text:p>
      <text:p text:style-name="Text_20_body"><text:span text:style-name="Style1">1095 · </text:span><text:span text:style-name="Style2">بو · </text:span><text:span text:style-name="Style3">bu · </text:span><text:span text:style-name="Style4">Geruch m · </text:span><text:span text:style-name="Style5">smell · </text:span><text:span text:style-name="Style6">запах · </text:span><text:span text:style-name="Style7">Запах м</text:span></text:p>
      <text:p text:style-name="Text_20_body"><text:span text:style-name="Style1">1096 · </text:span><text:span text:style-name="Style2">چایخانه · </text:span><text:span text:style-name="Style3">cāyxāne · </text:span><text:span text:style-name="Style4">Teehaus n · </text:span><text:span text:style-name="Style5">teahouse · </text:span><text:span text:style-name="Style6">чайхана · </text:span><text:span text:style-name="Style7">Teahouse n</text:span></text:p>
      <text:p text:style-name="Text_20_body"><text:span text:style-name="Style1">1097 · </text:span><text:span text:style-name="Style2">درد آوردن (آوار) · </text:span><text:span text:style-name="Style3">dard āvardan (āvar) · </text:span><text:span text:style-name="Style4">schmerzen · </text:span><text:span text:style-name="Style5">pain; hurt · </text:span><text:span text:style-name="Style6">боль; боль · </text:span><text:span text:style-name="Style7">боль</text:span></text:p>
      <text:p text:style-name="Text_20_body"><text:span text:style-name="Style1">1098 · </text:span><text:span text:style-name="Style2">دی صعب · </text:span><text:span text:style-name="Style3">dišab · </text:span><text:span text:style-name="Style4">gestern Abend; gestern Nacht; letzte Nacht · </text:span><text:span text:style-name="Style5">last night · </text:span><text:span text:style-name="Style6">вчера вечером · </text:span><text:span text:style-name="Style7">вчера вечером; прошлой ночью; Последняя ночь</text:span></text:p>
      <text:p text:style-name="Text_20_body"><text:span text:style-name="Style1">1099 · </text:span><text:span text:style-name="Style2">دروس که · </text:span><text:span text:style-name="Style3">doroške · </text:span><text:span text:style-name="Style4">Droschke f; Kutsche f · </text:span><text:span text:style-name="Style5">cab · </text:span><text:span text:style-name="Style6">кабина · </text:span><text:span text:style-name="Style7">Hackney f; Перевозка f</text:span></text:p>
      <text:p text:style-name="Text_20_body"><text:span text:style-name="Style1">1100 · </text:span><text:span text:style-name="Style2">در هم جام بودن (هست، بس) · </text:span><text:span text:style-name="Style3">dowr-e ham jam’ budan (hast, bāš) · </text:span><text:span text:style-name="Style4">zusammen sein · </text:span><text:span text:style-name="Style5">being together · </text:span><text:span text:style-name="Style6">вместе · </text:span><text:span text:style-name="Style7">быть вместе</text:span></text:p>
      <text:p text:style-name="Text_20_body"><text:span text:style-name="Style1">1101 · </text:span><text:span text:style-name="Style2">فراموش‌نشدنی · </text:span><text:span text:style-name="Style3">farāmušnašodani · </text:span><text:span text:style-name="Style4">unvergesslich · </text:span><text:span text:style-name="Style5">unforgettable · </text:span><text:span text:style-name="Style6">незабвенный · </text:span><text:span text:style-name="Style7">памятный</text:span></text:p>
      <text:p text:style-name="Text_20_body"><text:span text:style-name="Style1">1102 · </text:span><text:span text:style-name="Style2">فرهنگی · </text:span><text:span text:style-name="Style3">farhangi · </text:span><text:span text:style-name="Style4">kulturell · </text:span><text:span text:style-name="Style5">cultural · </text:span><text:span text:style-name="Style6">культурный · </text:span><text:span text:style-name="Style7">культурно</text:span></text:p>
      <text:p text:style-name="Text_20_body"><text:span text:style-name="Style1">1103 · </text:span><text:span text:style-name="Style2">فرستادن (فرست) · </text:span><text:span text:style-name="Style3">ferestādan (ferest) · </text:span><text:span text:style-name="Style4">schicken; senden · </text:span><text:span text:style-name="Style5">send · </text:span><text:span text:style-name="Style6">послать · </text:span><text:span text:style-name="Style7">Отправить; послать</text:span></text:p>
      <text:p text:style-name="Text_20_body"><text:span text:style-name="Style1">1104 · </text:span><text:span text:style-name="Style2">گرده‌‌س گاری · </text:span><text:span text:style-name="Style3">gardešgari · </text:span><text:span text:style-name="Style4">Tourismus m · </text:span><text:span text:style-name="Style5">tourism · </text:span><text:span text:style-name="Style6">туризм · </text:span><text:span text:style-name="Style7">Туризм м</text:span></text:p>
      <text:p text:style-name="Text_20_body"><text:span text:style-name="Style1">1105 · </text:span><text:span text:style-name="Style2">گربه · </text:span><text:span text:style-name="Style3">gorbe · </text:span><text:span text:style-name="Style4">Katze f · </text:span><text:span text:style-name="Style5">cat · </text:span><text:span text:style-name="Style6">кот · </text:span><text:span text:style-name="Style7">Cat f</text:span></text:p>
      <text:p text:style-name="Text_20_body"><text:span text:style-name="Style1">1106 · </text:span><text:span text:style-name="Style2">گوژ فرنگی · </text:span><text:span text:style-name="Style3">gowjefarangi · </text:span><text:span text:style-name="Style4">Tomate f · </text:span><text:span text:style-name="Style5">tomato · </text:span><text:span text:style-name="Style6">помидор · </text:span><text:span text:style-name="Style7">Томатный f</text:span></text:p>
      <text:p text:style-name="Text_20_body"><text:span text:style-name="Style1">1107 · </text:span><text:span text:style-name="Style2">گوز آستان (گذار) · </text:span><text:span text:style-name="Style3">gozaštan (gozar) · </text:span><text:span text:style-name="Style4">vergehen; passieren; überqueren; vergeben · </text:span><text:span text:style-name="Style5">pass; cross; forgive · </text:span><text:span text:style-name="Style6">пройти; крест; прощать · </text:span><text:span text:style-name="Style7">прейдут; пройти; пересечение; прощать</text:span></text:p>
      <text:p text:style-name="Text_20_body"><text:span text:style-name="Style1">1108 · </text:span><text:span text:style-name="Style2">حمام · </text:span><text:span text:style-name="Style3">hammām · </text:span><text:span text:style-name="Style4">Bad n; Badezimmer n · </text:span><text:span text:style-name="Style5">bathroom; bathhouse · </text:span><text:span text:style-name="Style6">ванная комната; баня · </text:span><text:span text:style-name="Style7">Ванна n; Ванная комната n</text:span></text:p>
      <text:p text:style-name="Text_20_body"><text:span text:style-name="Style1">1109 · </text:span><text:span text:style-name="Style2">هویج · </text:span><text:span text:style-name="Style3">havij · </text:span><text:span text:style-name="Style4">Karotte f; Möhre f · </text:span><text:span text:style-name="Style5">carrot · </text:span><text:span text:style-name="Style6">морковь · </text:span><text:span text:style-name="Style7">Морковь f; Морковь f</text:span></text:p>
      <text:p text:style-name="Text_20_body"><text:span text:style-name="Style1">1110 · </text:span><text:span text:style-name="Style2">هدیه · </text:span><text:span text:style-name="Style3">hedye · </text:span><text:span text:style-name="Style4">Geschenk n · </text:span><text:span text:style-name="Style5">gift; present · </text:span><text:span text:style-name="Style6">подарок; настоящее время · </text:span><text:span text:style-name="Style7">Подарок n</text:span></text:p>
      <text:p text:style-name="Text_20_body"><text:span text:style-name="Style1">1111 · </text:span><text:span text:style-name="Style2">کاهو · </text:span><text:span text:style-name="Style3">kāhu · </text:span><text:span text:style-name="Style4">grüner Salat · </text:span><text:span text:style-name="Style5">lettuce · </text:span><text:span text:style-name="Style6">салат-латук · </text:span><text:span text:style-name="Style7">зеленый салат</text:span></text:p>
      <text:p text:style-name="Text_20_body"><text:span text:style-name="Style1">1112 · </text:span><text:span text:style-name="Style2">کامیون · </text:span><text:span text:style-name="Style3">kāmiyon · </text:span><text:span text:style-name="Style4">Lastwagen m · </text:span><text:span text:style-name="Style5">truck · </text:span><text:span text:style-name="Style6">грузовик · </text:span><text:span text:style-name="Style7">Грузовик м</text:span></text:p>
      <text:p text:style-name="Text_20_body"><text:span text:style-name="Style1">1113 · </text:span><text:span text:style-name="Style2">کوتاه · </text:span><text:span text:style-name="Style3">kutāh · </text:span><text:span text:style-name="Style4">kurz · </text:span><text:span text:style-name="Style5">short · </text:span><text:span text:style-name="Style6">короткие · </text:span><text:span text:style-name="Style7">короткие</text:span></text:p>
      <text:p text:style-name="Text_20_body"><text:span text:style-name="Style1">1114 · </text:span><text:span text:style-name="Style2">مجله · </text:span><text:span text:style-name="Style3">majalle · </text:span><text:span text:style-name="Style4">Zeitschrift f · </text:span><text:span text:style-name="Style5">magazine · </text:span><text:span text:style-name="Style6">журнал · </text:span><text:span text:style-name="Style7">Журнал f</text:span></text:p>
      <text:p text:style-name="Text_20_body"><text:span text:style-name="Style1">1115 · </text:span><text:span text:style-name="Style2">مجموعه · </text:span><text:span text:style-name="Style3">majmue · </text:span><text:span text:style-name="Style4">Menge f; Sammlung f; Komplex m · </text:span><text:span text:style-name="Style5">set; collection; complex · </text:span><text:span text:style-name="Style6">набор; сбор; комплекс · </text:span><text:span text:style-name="Style7">Количество f; Коллекция f; Комплекс m</text:span></text:p>
      <text:p text:style-name="Text_20_body"><text:span text:style-name="Style1">1116 · </text:span><text:span text:style-name="Style2">مناطق · </text:span><text:span text:style-name="Style3">manāteq · </text:span><text:span text:style-name="Style4">Gebiete pl; Regionen pl · </text:span><text:span text:style-name="Style5">areas; regions · </text:span><text:span text:style-name="Style6">районы; районы · </text:span><text:span text:style-name="Style7">Области pl; Регионы pl</text:span></text:p>
      <text:p text:style-name="Text_20_body"><text:span text:style-name="Style1">1117 · </text:span><text:span text:style-name="Style2">مست · </text:span><text:span text:style-name="Style3">mast · </text:span><text:span text:style-name="Style4">besoffen; betrunken; trunken · </text:span><text:span text:style-name="Style5">drunk · </text:span><text:span text:style-name="Style6">пьяный · </text:span><text:span text:style-name="Style7">пьян; пьян; пьяный</text:span></text:p>
      <text:p text:style-name="Text_20_body"><text:span text:style-name="Style1">1118 · </text:span><text:span text:style-name="Style2">مستقر سودان (ساو، سو) · </text:span><text:span text:style-name="Style3">mostaqar šodan (šav, šow) · </text:span><text:span text:style-name="Style4">niederlassen · </text:span><text:span text:style-name="Style5">settle · </text:span><text:span text:style-name="Style6">оседать · </text:span><text:span text:style-name="Style7">оседать</text:span></text:p>
      <text:p text:style-name="Text_20_body"><text:span text:style-name="Style1">1119 · </text:span><text:span text:style-name="Style2">نقاشی کردن (کن) · </text:span><text:span text:style-name="Style3">naqqāši kardan (kon) · </text:span><text:span text:style-name="Style4">malen · </text:span><text:span text:style-name="Style5">paint · </text:span><text:span text:style-name="Style6">краска · </text:span><text:span text:style-name="Style7">краска</text:span></text:p>
      <text:p text:style-name="Text_20_body"><text:span text:style-name="Style1">1120 · </text:span><text:span text:style-name="Style2">نارنج · </text:span><text:span text:style-name="Style3">nārenj · </text:span><text:span text:style-name="Style4">Pomeranze f · </text:span><text:span text:style-name="Style5">sour orange · </text:span><text:span text:style-name="Style6">кислый оранжевый · </text:span><text:span text:style-name="Style7">Горький апельсин f</text:span></text:p>
      <text:p text:style-name="Text_20_body"><text:span text:style-name="Style1">1121 · </text:span><text:span text:style-name="Style2">نزدیکی · </text:span><text:span text:style-name="Style3">nazdiki · </text:span><text:span text:style-name="Style4">Nähe f · </text:span><text:span text:style-name="Style5">nearness · </text:span><text:span text:style-name="Style6">близость · </text:span><text:span text:style-name="Style7">Вблизи f</text:span></text:p>
      <text:p text:style-name="Text_20_body"><text:span text:style-name="Style1">1122 · </text:span><text:span text:style-name="Style2">پا · </text:span><text:span text:style-name="Style3">pā · </text:span><text:span text:style-name="Style4">Bein n; Fuß m · </text:span><text:span text:style-name="Style5">foot; leg · </text:span><text:span text:style-name="Style6">фут; ножка · </text:span><text:span text:style-name="Style7">Нога n; Foot m</text:span></text:p>
      <text:p text:style-name="Text_20_body"><text:span text:style-name="Style1">1123 · </text:span><text:span text:style-name="Style2">پایه تلفن · </text:span><text:span text:style-name="Style3">pā-ye telefon · </text:span><text:span text:style-name="Style4">am Telefon · </text:span><text:span text:style-name="Style5">on the phone · </text:span><text:span text:style-name="Style6">по телефону · </text:span><text:span text:style-name="Style7">по телефону</text:span></text:p>
      <text:p text:style-name="Text_20_body"><text:span text:style-name="Style1">1124 · </text:span><text:span text:style-name="Style2">پریروز · </text:span><text:span text:style-name="Style3">pariruz · </text:span><text:span text:style-name="Style4">vorgestern · </text:span><text:span text:style-name="Style5">the day before yesterday · </text:span><text:span text:style-name="Style6">позавчера · </text:span><text:span text:style-name="Style7">позавчера</text:span></text:p>
      <text:p text:style-name="Text_20_body"><text:span text:style-name="Style1">1125 · </text:span><text:span text:style-name="Style2">پری صعب · </text:span><text:span text:style-name="Style3">parišab · </text:span><text:span text:style-name="Style4">vorgestern Abend; vorgestern Nacht · </text:span><text:span text:style-name="Style5">the night before last night · </text:span><text:span text:style-name="Style6">ночь перед прошлой ночью · </text:span><text:span text:style-name="Style7">позавчера вечером; позавчера</text:span></text:p>
      <text:p text:style-name="Text_20_body"><text:span text:style-name="Style1">1126 · </text:span><text:span text:style-name="Style2">پیاده سودان (ساو، سو) · </text:span><text:span text:style-name="Style3">piyāde šodan (šav, šow) · </text:span><text:span text:style-name="Style4">aussteigen · </text:span><text:span text:style-name="Style5">get off · </text:span><text:span text:style-name="Style6">сойти · </text:span><text:span text:style-name="Style7">слезть</text:span></text:p>
      <text:p text:style-name="Text_20_body"><text:span text:style-name="Style1">1127 · </text:span><text:span text:style-name="Style2">پیاده‌رو · </text:span><text:span text:style-name="Style3">piyāderow · </text:span><text:span text:style-name="Style4">Bürgersteig m; Gehweg m · </text:span><text:span text:style-name="Style5">sidewalk · </text:span><text:span text:style-name="Style6">тротуар · </text:span><text:span text:style-name="Style7">Тротуар m; Прогулка м</text:span></text:p>
      <text:p text:style-name="Text_20_body"><text:soft-page-break/><text:span text:style-name="Style1">1128 · </text:span><text:span text:style-name="Style2">پیاز · </text:span><text:span text:style-name="Style3">piyāz · </text:span><text:span text:style-name="Style4">Zwiebel f · </text:span><text:span text:style-name="Style5">onion · </text:span><text:span text:style-name="Style6">лук · </text:span><text:span text:style-name="Style7">Лук f</text:span></text:p>
      <text:p text:style-name="Text_20_body"><text:span text:style-name="Style1">1129 · </text:span><text:span text:style-name="Style2">پمپ بنزین · </text:span><text:span text:style-name="Style3">pompbenzin · </text:span><text:span text:style-name="Style4">Tankstelle f · </text:span><text:span text:style-name="Style5">gas station · </text:span><text:span text:style-name="Style6">АЗС · </text:span><text:span text:style-name="Style7">Автозаправочная станция f</text:span></text:p>
      <text:p text:style-name="Text_20_body"><text:span text:style-name="Style1">1130 · </text:span><text:span text:style-name="Style2">پر بازدید · </text:span><text:span text:style-name="Style3">porbāzdid · </text:span><text:span text:style-name="Style4">oft besucht · </text:span><text:span text:style-name="Style5">often visited · </text:span><text:span text:style-name="Style6">часто посещают · </text:span><text:span text:style-name="Style7">часто посещают</text:span></text:p>
      <text:p text:style-name="Text_20_body"><text:span text:style-name="Style1">1131 · </text:span><text:span text:style-name="Style2">پست‌خانه · </text:span><text:span text:style-name="Style3">postxāne · </text:span><text:span text:style-name="Style4">Postamt n · </text:span><text:span text:style-name="Style5">post office · </text:span><text:span text:style-name="Style6">почта · </text:span><text:span text:style-name="Style7">Почтовое отделение n</text:span></text:p>
      <text:p text:style-name="Text_20_body"><text:span text:style-name="Style1">1132 · </text:span><text:span text:style-name="Style2">پول · </text:span><text:span text:style-name="Style3">pul · </text:span><text:span text:style-name="Style4">Geld n · </text:span><text:span text:style-name="Style5">money · </text:span><text:span text:style-name="Style6">деньги · </text:span><text:span text:style-name="Style7">Деньги n</text:span></text:p>
      <text:p text:style-name="Text_20_body"><text:span text:style-name="Style1">1133 · </text:span><text:span text:style-name="Style2">قد(د) · </text:span><text:span text:style-name="Style3">qad(d) · </text:span><text:span text:style-name="Style4">Körperlänge f · </text:span><text:span text:style-name="Style5">length; size · </text:span><text:span text:style-name="Style6">длина; размер · </text:span><text:span text:style-name="Style7">Длина тела f</text:span></text:p>
      <text:p text:style-name="Text_20_body"><text:span text:style-name="Style1">1134 · </text:span><text:span text:style-name="Style2">قایق · </text:span><text:span text:style-name="Style3">qāyeq · </text:span><text:span text:style-name="Style4">Boot n · </text:span><text:span text:style-name="Style5">boat · </text:span><text:span text:style-name="Style6">лодка · </text:span><text:span text:style-name="Style7">Лодка n</text:span></text:p>
      <text:p text:style-name="Text_20_body"><text:span text:style-name="Style1">1135 · </text:span><text:span text:style-name="Style2">رقص · </text:span><text:span text:style-name="Style3">raqs · </text:span><text:span text:style-name="Style4">Tanz m · </text:span><text:span text:style-name="Style5">dance · </text:span><text:span text:style-name="Style6">танец · </text:span><text:span text:style-name="Style7">Танец м</text:span></text:p>
      <text:p text:style-name="Text_20_body"><text:span text:style-name="Style1">1136 · </text:span><text:span text:style-name="Style2">روبه‌رو(یه) · </text:span><text:span text:style-name="Style3">ruberu(-ye) · </text:span><text:span text:style-name="Style4">gegenüber · </text:span><text:span text:style-name="Style5">opposite; in front of · </text:span><text:span text:style-name="Style6">напротив; перед · </text:span><text:span text:style-name="Style7">в</text:span></text:p>
      <text:p text:style-name="Text_20_body"><text:span text:style-name="Style1">1137 · </text:span><text:span text:style-name="Style2">روزنامه · </text:span><text:span text:style-name="Style3">ruznāme · </text:span><text:span text:style-name="Style4">Tageszeitung f; Zeitung f · </text:span><text:span text:style-name="Style5">newspaper · </text:span><text:span text:style-name="Style6">газета · </text:span><text:span text:style-name="Style7">Ежедневная газета f; Газета f</text:span></text:p>
      <text:p text:style-name="Text_20_body"><text:span text:style-name="Style1">1138 · </text:span><text:span text:style-name="Style2">ساعد · </text:span><text:span text:style-name="Style3">sāed · </text:span><text:span text:style-name="Style4">Unterarm m · </text:span><text:span text:style-name="Style5">forearm · </text:span><text:span text:style-name="Style6">предплечье · </text:span><text:span text:style-name="Style7">Предплечье m</text:span></text:p>
      <text:p text:style-name="Text_20_body"><text:span text:style-name="Style1">1139 · </text:span><text:span text:style-name="Style2">سالاد · </text:span><text:span text:style-name="Style3">sālād · </text:span><text:span text:style-name="Style4">Salat m · </text:span><text:span text:style-name="Style5">salad · </text:span><text:span text:style-name="Style6">салат · </text:span><text:span text:style-name="Style7">Салат м</text:span></text:p>
      <text:p text:style-name="Text_20_body"><text:span text:style-name="Style1">1140 · </text:span><text:span text:style-name="Style2">سم پو · </text:span><text:span text:style-name="Style3">šāmpu · </text:span><text:span text:style-name="Style4">Shampoo n · </text:span><text:span text:style-name="Style5">shampoo · </text:span><text:span text:style-name="Style6">шампунь · </text:span><text:span text:style-name="Style7">Шампунь n</text:span></text:p>
      <text:p text:style-name="Text_20_body"><text:span text:style-name="Style1">1141 · </text:span><text:span text:style-name="Style2">سوار سودان (ساو، سو) · </text:span><text:span text:style-name="Style3">savār šodan (šav, šow) · </text:span><text:span text:style-name="Style4">einsteigen · </text:span><text:span text:style-name="Style5">get on; board · </text:span><text:span text:style-name="Style6">встаньте; доска · </text:span><text:span text:style-name="Style7">входить</text:span></text:p>
      <text:p text:style-name="Text_20_body"><text:span text:style-name="Style1">1142 · </text:span><text:span text:style-name="Style2">سخت · </text:span><text:span text:style-name="Style3">sāxt · </text:span><text:span text:style-name="Style4">Konstruktion f; Herstellung f · </text:span><text:span text:style-name="Style5">construction; manufacturing · </text:span><text:span text:style-name="Style6">строительство; производство · </text:span><text:span text:style-name="Style7">Конструкция f; Производство f</text:span></text:p>
      <text:p text:style-name="Text_20_body"><text:span text:style-name="Style1">1143 · </text:span><text:span text:style-name="Style2">سه کاستن (سکه‌‌ان) · </text:span><text:span text:style-name="Style3">šekastan (šekan) · </text:span><text:span text:style-name="Style4">brechen · </text:span><text:span text:style-name="Style5">break · </text:span><text:span text:style-name="Style6">перерыв · </text:span><text:span text:style-name="Style7">перерыв</text:span></text:p>
      <text:p text:style-name="Text_20_body"><text:span text:style-name="Style1">1144 · </text:span><text:span text:style-name="Style2">سنا · </text:span><text:span text:style-name="Style3">šenā · </text:span><text:span text:style-name="Style4">Schwimmen n · </text:span><text:span text:style-name="Style5">swimming · </text:span><text:span text:style-name="Style6">плавание · </text:span><text:span text:style-name="Style7">Плавание n</text:span></text:p>
      <text:p text:style-name="Text_20_body"><text:span text:style-name="Style1">1145 · </text:span><text:span text:style-name="Style2">تولدت مبارک · </text:span><text:span text:style-name="Style3">tavallod-at mobārak · </text:span><text:span text:style-name="Style4">alles Gute zum Geburtstag · </text:span><text:span text:style-name="Style5">happy birthday · </text:span><text:span text:style-name="Style6">с днем ​​рождения · </text:span><text:span text:style-name="Style7">с днем ​​рождения</text:span></text:p>
      <text:p text:style-name="Text_20_body"><text:span text:style-name="Style1">1146 · </text:span><text:span text:style-name="Style2">وان · </text:span><text:span text:style-name="Style3">vān · </text:span><text:span text:style-name="Style4">Wanne f; Badewanne f · </text:span><text:span text:style-name="Style5">tub; bath tub · </text:span><text:span text:style-name="Style6">ванна; ванна · </text:span><text:span text:style-name="Style7">T f; Ванна f</text:span></text:p>
      <text:p text:style-name="Text_20_body"><text:span text:style-name="Style1">1147 · </text:span><text:span text:style-name="Style2">ورزه‌‌س · </text:span><text:span text:style-name="Style3">varzeš · </text:span><text:span text:style-name="Style4">Sport m · </text:span><text:span text:style-name="Style5">sport · </text:span><text:span text:style-name="Style6">спорт · </text:span><text:span text:style-name="Style7">Спорт m</text:span></text:p>
      <text:p text:style-name="Text_20_body"><text:span text:style-name="Style1">1148 · </text:span><text:span text:style-name="Style2">خیار · </text:span><text:span text:style-name="Style3">xiyār · </text:span><text:span text:style-name="Style4">Gurke f · </text:span><text:span text:style-name="Style5">cucumber · </text:span><text:span text:style-name="Style6">огурец · </text:span><text:span text:style-name="Style7">Огурец f</text:span></text:p>
      <text:p text:style-name="Text_20_body"><text:span text:style-name="Style1">1149 · </text:span><text:span text:style-name="Style2">خو‌س · </text:span><text:span text:style-name="Style3">xoš · </text:span><text:span text:style-name="Style4">angenehm; erfreulich; gut · </text:span><text:span text:style-name="Style5">pleasant; happy; good; well · </text:span><text:span text:style-name="Style6">приятный; счастливым; хорошо; хорошо · </text:span><text:span text:style-name="Style7">приятный; приятны; хорошо</text:span></text:p>
      <text:p text:style-name="Text_20_body"><text:span text:style-name="Style1">1150 · </text:span><text:span text:style-name="Style2">خو‌س گوز آستان (گذار) · </text:span><text:span text:style-name="Style3">xoš gozaštan (gozar) · </text:span><text:span text:style-name="Style4">eine schöne Zeit haben · </text:span><text:span text:style-name="Style5">have a good time · </text:span><text:span text:style-name="Style6">хорошо провести время · </text:span><text:span text:style-name="Style7">хорошо провести время</text:span></text:p>
      <text:p text:style-name="Text_20_body"><text:span text:style-name="Style1">1151 · </text:span><text:span text:style-name="Style2">زادگاه · </text:span><text:span text:style-name="Style3">zādgāh · </text:span><text:span text:style-name="Style4">Geburtsort m; Heimat f · </text:span><text:span text:style-name="Style5">birthplace · </text:span><text:span text:style-name="Style6">место рождения · </text:span><text:span text:style-name="Style7">Место рождения m; Главная f</text:span></text:p>
      <text:p text:style-name="Text_20_body"><text:span text:style-name="Style1">1152 · </text:span><text:span text:style-name="Style2">ذرت · </text:span><text:span text:style-name="Style3">zorrat · </text:span><text:span text:style-name="Style4">Mais m · </text:span><text:span text:style-name="Style5">corn; Indian corn · </text:span><text:span text:style-name="Style6">кукуруза; Индийская кукуруза · </text:span><text:span text:style-name="Style7">Кукуруза м</text:span></text:p>
      <text:p text:style-name="Text_20_body"><text:span text:style-name="Style1">1153 · </text:span><text:span text:style-name="Style2">درس · </text:span><text:span text:style-name="Style3">Dars-e · </text:span><text:span text:style-name="Style4">12 · </text:span><text:span text:style-name="Style5">12 · </text:span><text:span text:style-name="Style6">12 · </text:span><text:span text:style-name="Style7">12</text:span></text:p>
      <text:p text:style-name="Text_20_body"><text:span text:style-name="Style1">1154 · </text:span><text:span text:style-name="Style2">عرب · </text:span><text:span text:style-name="Style3">A’rāb · </text:span><text:span text:style-name="Style4">Araber pl · </text:span><text:span text:style-name="Style5">Arabs · </text:span><text:span text:style-name="Style6">арабы · </text:span><text:span text:style-name="Style7">Arab pl</text:span></text:p>
      <text:p text:style-name="Text_20_body"><text:span text:style-name="Style1">1155 · </text:span><text:span text:style-name="Style2">آب‌معدنی · </text:span><text:span text:style-name="Style3">ābma’dani · </text:span><text:span text:style-name="Style4">Mineralwasser n · </text:span><text:span text:style-name="Style5">mineral water · </text:span><text:span text:style-name="Style6">минеральная вода · </text:span><text:span text:style-name="Style7">Минеральная вода n</text:span></text:p>
      <text:p text:style-name="Text_20_body"><text:span text:style-name="Style1">1156 · </text:span><text:span text:style-name="Style2">آب‌پرتقال · </text:span><text:span text:style-name="Style3">ābporteqāl · </text:span><text:span text:style-name="Style4">Orangensaft m · </text:span><text:span text:style-name="Style5">orange juice · </text:span><text:span text:style-name="Style6">оранжевый сок · </text:span><text:span text:style-name="Style7">Оранжевый сок м</text:span></text:p>
      <text:p text:style-name="Text_20_body"><text:span text:style-name="Style1">1157 · </text:span><text:span text:style-name="Style2">علی · </text:span><text:span text:style-name="Style3">āli · </text:span><text:span text:style-name="Style4">ausgezeichnet; toll · </text:span><text:span text:style-name="Style5">excellent · </text:span><text:span text:style-name="Style6">отлично · </text:span><text:span text:style-name="Style7">отлично; большой</text:span></text:p>
      <text:p text:style-name="Text_20_body"><text:span text:style-name="Style1">1158 · </text:span><text:span text:style-name="Style2">امر · </text:span><text:span text:style-name="Style3">amr · </text:span><text:span text:style-name="Style4">Befehl m; Angelegenheit f · </text:span><text:span text:style-name="Style5">order; matter · </text:span><text:span text:style-name="Style6">заказ; вопрос · </text:span><text:span text:style-name="Style7">Команда m; Материя f</text:span></text:p>
      <text:p text:style-name="Text_20_body"><text:span text:style-name="Style1">1159 · </text:span><text:span text:style-name="Style2">آن چونان · </text:span><text:span text:style-name="Style3">ānconān · </text:span><text:span text:style-name="Style4">so · </text:span><text:span text:style-name="Style5">so · </text:span><text:span text:style-name="Style6">так · </text:span><text:span text:style-name="Style7">так</text:span></text:p>
      <text:p text:style-name="Text_20_body"><text:span text:style-name="Style1">1160 · </text:span><text:span text:style-name="Style2">اصلا · </text:span><text:span text:style-name="Style3">aslan · </text:span><text:span text:style-name="Style4">überhaupt · </text:span><text:span text:style-name="Style5">ever; none · </text:span><text:span text:style-name="Style6">когда-либо; никто · </text:span><text:span text:style-name="Style7">вообще</text:span></text:p>
      <text:p text:style-name="Text_20_body"><text:span text:style-name="Style1">1161 · </text:span><text:span text:style-name="Style2">اصلی · </text:span><text:span text:style-name="Style3">asli · </text:span><text:span text:style-name="Style4">Haupt‐; hauptsächlich · </text:span><text:span text:style-name="Style5">main; primary; principal · </text:span><text:span text:style-name="Style6">главный; первичный; главный · </text:span><text:span text:style-name="Style7">главный; главным образом</text:span></text:p>
      <text:p text:style-name="Text_20_body"><text:span text:style-name="Style1">1162 · </text:span><text:span text:style-name="Style2">آخرین · </text:span><text:span text:style-name="Style3">āxarin · </text:span><text:span text:style-name="Style4">letzte(r)[s] · </text:span><text:span text:style-name="Style5">last; final · </text:span><text:span text:style-name="Style6">последний; окончательный · </text:span><text:span text:style-name="Style7">Последний (г) [с]</text:span></text:p>
      <text:p text:style-name="Text_20_body"><text:span text:style-name="Style1">1163 · </text:span><text:span text:style-name="Style2">برپا کردن (کن) · </text:span><text:span text:style-name="Style3">barpā kardan (kon) · </text:span><text:span text:style-name="Style4">errichten; einrichten · </text:span><text:span text:style-name="Style5">establish; set up · </text:span><text:span text:style-name="Style6">установить; настроить · </text:span><text:span text:style-name="Style7">строить; устанавливать</text:span></text:p>
      <text:p text:style-name="Text_20_body"><text:span text:style-name="Style1">1164 · </text:span><text:span text:style-name="Style2">بستن · </text:span><text:span text:style-name="Style3">bāstān · </text:span><text:span text:style-name="Style4">Altertum n; Antike f · </text:span><text:span text:style-name="Style5">ancient · </text:span><text:span text:style-name="Style6">древний · </text:span><text:span text:style-name="Style7">Античность n; Античный f</text:span></text:p>
      <text:p text:style-name="Text_20_body"><text:span text:style-name="Style1">1165 · </text:span><text:span text:style-name="Style2">بخس · </text:span><text:span text:style-name="Style3">baxš · </text:span><text:span text:style-name="Style4">Abschnitt m; Abteilung f; Gemeinde f · </text:span><text:span text:style-name="Style5">section; part; department · </text:span><text:span text:style-name="Style6">раздел; часть; отдел · </text:span><text:span text:style-name="Style7">Раздел m; Отдел f; Сообщество f</text:span></text:p>
      <text:p text:style-name="Text_20_body"><text:span text:style-name="Style1">1166 · </text:span><text:span text:style-name="Style2">به cales که‌‌س عیدان · </text:span><text:span text:style-name="Style3">be cāleš kešidan · </text:span><text:span text:style-name="Style4">herausfordern · </text:span><text:span text:style-name="Style5">challenge · </text:span><text:span text:style-name="Style6">вызов · </text:span><text:span text:style-name="Style7">вызов</text:span></text:p>
      <text:p text:style-name="Text_20_body"><text:span text:style-name="Style1">1167 · </text:span><text:span text:style-name="Style2">به دسته · </text:span><text:span text:style-name="Style3">be dast-e · </text:span><text:span text:style-name="Style4">durch; von · </text:span><text:span text:style-name="Style5">by · </text:span><text:span text:style-name="Style6">по · </text:span><text:span text:style-name="Style7">по; из</text:span></text:p>
      <text:p text:style-name="Text_20_body"><text:span text:style-name="Style1">1168 · </text:span><text:span text:style-name="Style2">به قدرت رسیدن (رس) · </text:span><text:span text:style-name="Style3">be qodrat residan (res) · </text:span><text:span text:style-name="Style4">an die Macht kommen · </text:span><text:span text:style-name="Style5">rise to power · </text:span><text:span text:style-name="Style6">к власти · </text:span><text:span text:style-name="Style7">взять на себя</text:span></text:p>
      <text:p text:style-name="Text_20_body"><text:span text:style-name="Style1">1169 · </text:span><text:span text:style-name="Style2">چشمگیر · </text:span><text:span text:style-name="Style3">cešmgir · </text:span><text:span text:style-name="Style4">beeindruckend · </text:span><text:span text:style-name="Style5">impressive · </text:span><text:span text:style-name="Style6">впечатляющий · </text:span><text:span text:style-name="Style7">впечатляющий</text:span></text:p>
      <text:p text:style-name="Text_20_body"><text:span text:style-name="Style1">1170 · </text:span><text:span text:style-name="Style2">در اختیار داستان (در) · </text:span><text:span text:style-name="Style3">dar extiyār dāštan (dār) · </text:span><text:span text:style-name="Style4">verfügen; besitzen · </text:span><text:span text:style-name="Style5">have; possess · </text:span><text:span text:style-name="Style6">есть; обладать · </text:span><text:span text:style-name="Style7">функция; собственный</text:span></text:p>
      <text:p text:style-name="Text_20_body"><text:span text:style-name="Style1">1171 · </text:span><text:span text:style-name="Style2">دل خواستن (خواه) · </text:span><text:span text:style-name="Style3">del xāstan (xāh) · </text:span><text:span text:style-name="Style4">mögen · </text:span><text:span text:style-name="Style5">like · </text:span><text:span text:style-name="Style6">как · </text:span><text:span text:style-name="Style7">как</text:span></text:p>
      <text:p text:style-name="Text_20_body"><text:span text:style-name="Style1">1172 · </text:span><text:span text:style-name="Style2">دین · </text:span><text:span text:style-name="Style3">din · </text:span><text:span text:style-name="Style4">Religion f · </text:span><text:span text:style-name="Style5">religion · </text:span><text:span text:style-name="Style6">религия · </text:span><text:span text:style-name="Style7">Религия f</text:span></text:p>
      <text:p text:style-name="Text_20_body"><text:span text:style-name="Style1">1173 · </text:span><text:span text:style-name="Style2">دوباره · </text:span><text:span text:style-name="Style3">dobāre · </text:span><text:span text:style-name="Style4">wieder · </text:span><text:span text:style-name="Style5">again · </text:span><text:span text:style-name="Style6">снова · </text:span><text:span text:style-name="Style7">снова</text:span></text:p>
      <text:p text:style-name="Text_20_body"><text:span text:style-name="Style1">1174 · </text:span><text:span text:style-name="Style2">دوم · </text:span><text:span text:style-name="Style3">dovvom · </text:span><text:span text:style-name="Style4">zweite(r)[s] · </text:span><text:span text:style-name="Style5">second · </text:span><text:span text:style-name="Style6">второй · </text:span><text:span text:style-name="Style7">второй (ы) [с]</text:span></text:p>
      <text:p text:style-name="Text_20_body"><text:span text:style-name="Style1">1175 · </text:span><text:span text:style-name="Style2">دران · </text:span><text:span text:style-name="Style3">dowrān · </text:span><text:span text:style-name="Style4">Epoche f; Periode f; Zeitalter n · </text:span><text:span text:style-name="Style5">era; period · </text:span><text:span text:style-name="Style6">эпохи; период · </text:span><text:span text:style-name="Style7">Эпоха f; Период f; Возраст n</text:span></text:p>
      <text:p text:style-name="Text_20_body"><text:span text:style-name="Style1">1176 · </text:span><text:span text:style-name="Style2">در · </text:span><text:span text:style-name="Style3">dowre · </text:span><text:span text:style-name="Style4">Epoche f; Kurs m; Periode f · </text:span><text:span text:style-name="Style5">era; period; course · </text:span><text:span text:style-name="Style6">эпохи; период; курс · </text:span><text:span text:style-name="Style7">Эпоха f; Курс m; Период f</text:span></text:p>
      <text:p text:style-name="Text_20_body"><text:span text:style-name="Style1">1177 · </text:span><text:span text:style-name="Style2">احترام گوز آستان (گذار) · </text:span><text:span text:style-name="Style3">ehterām gozāštan (gozār) · </text:span><text:span text:style-name="Style4">respektieren · </text:span><text:span text:style-name="Style5">respect · </text:span><text:span text:style-name="Style6">уважение · </text:span><text:span text:style-name="Style7">уважение</text:span></text:p>
      <text:p text:style-name="Text_20_body"><text:span text:style-name="Style1">1178 · </text:span><text:span text:style-name="Style2">علمی · </text:span><text:span text:style-name="Style3">elmi · </text:span><text:span text:style-name="Style4">wissenschaftlich · </text:span><text:span text:style-name="Style5">scientific · </text:span><text:span text:style-name="Style6">научный · </text:span><text:span text:style-name="Style7">научный</text:span></text:p>
      <text:p text:style-name="Text_20_body"><text:span text:style-name="Style1">1179 · </text:span><text:span text:style-name="Style2">امپراتوری · </text:span><text:span text:style-name="Style3">emperāturi · </text:span><text:span text:style-name="Style4">Imperium n · </text:span><text:span text:style-name="Style5">empire · </text:span><text:span text:style-name="Style6">империя · </text:span><text:span text:style-name="Style7">Империя n</text:span></text:p>
      <text:p text:style-name="Text_20_body"><text:soft-page-break/><text:span text:style-name="Style1">1180 · </text:span><text:span text:style-name="Style2">اسلامی · </text:span><text:span text:style-name="Style3">eslāmi · </text:span><text:span text:style-name="Style4">islamisch · </text:span><text:span text:style-name="Style5">Islamic · </text:span><text:span text:style-name="Style6">исламский · </text:span><text:span text:style-name="Style7">исламский</text:span></text:p>
      <text:p text:style-name="Text_20_body"><text:span text:style-name="Style1">1181 · </text:span><text:span text:style-name="Style2">ا ایالات · </text:span><text:span text:style-name="Style3">eyālat · </text:span><text:span text:style-name="Style4">Staat m; Provinz f · </text:span><text:span text:style-name="Style5">state; province · </text:span><text:span text:style-name="Style6">состояние; провинция · </text:span><text:span text:style-name="Style7">Государство m; Область f</text:span></text:p>
      <text:p text:style-name="Text_20_body"><text:span text:style-name="Style1">1182 · </text:span><text:span text:style-name="Style2">فرمانروائی · </text:span><text:span text:style-name="Style3">farmānravāyi · </text:span><text:span text:style-name="Style4">Herrschaft f · </text:span><text:span text:style-name="Style5">empire; rule · </text:span><text:span text:style-name="Style6">империя; правило · </text:span><text:span text:style-name="Style7">Reign f</text:span></text:p>
      <text:p text:style-name="Text_20_body"><text:span text:style-name="Style1">1183 · </text:span><text:span text:style-name="Style2">گارسون · </text:span><text:span text:style-name="Style3">gārson · </text:span><text:span text:style-name="Style4">Kellner m; Ober m · </text:span><text:span text:style-name="Style5">waiter · </text:span><text:span text:style-name="Style6">официант · </text:span><text:span text:style-name="Style7">Официант m; Верхний м</text:span></text:p>
      <text:p text:style-name="Text_20_body"><text:span text:style-name="Style1">1184 · </text:span><text:span text:style-name="Style2">گستره‌‌س · </text:span><text:span text:style-name="Style3">gostareš · </text:span><text:span text:style-name="Style4">Verbreitung f · </text:span><text:span text:style-name="Style5">spread · </text:span><text:span text:style-name="Style6">распространение · </text:span><text:span text:style-name="Style7">Распространение f</text:span></text:p>
      <text:p text:style-name="Text_20_body"><text:span text:style-name="Style1">1185 · </text:span><text:span text:style-name="Style2">گو ث دادن (د) · </text:span><text:span text:style-name="Style3">guš dādan (deh) · </text:span><text:span text:style-name="Style4">hören; zuhören · </text:span><text:span text:style-name="Style5">listen · </text:span><text:span text:style-name="Style6">слушать · </text:span><text:span text:style-name="Style7">слышать; слушать</text:span></text:p>
      <text:p text:style-name="Text_20_body"><text:span text:style-name="Style1">1186 · </text:span><text:span text:style-name="Style2">گو است · </text:span><text:span text:style-name="Style3">gušt · </text:span><text:span text:style-name="Style4">Fleisch n · </text:span><text:span text:style-name="Style5">meat · </text:span><text:span text:style-name="Style6">мясо · </text:span><text:span text:style-name="Style7">Мясо n</text:span></text:p>
      <text:p text:style-name="Text_20_body"><text:span text:style-name="Style1">1187 · </text:span><text:span text:style-name="Style2">حالا · </text:span><text:span text:style-name="Style3">hālā · </text:span><text:span text:style-name="Style4">jetzt; nun · </text:span><text:span text:style-name="Style5">now · </text:span><text:span text:style-name="Style6">в настоящее время · </text:span><text:span text:style-name="Style7">Теперь; в настоящее время</text:span></text:p>
      <text:p text:style-name="Text_20_body"><text:span text:style-name="Style1">1188 · </text:span><text:span text:style-name="Style2">حمله · </text:span><text:span text:style-name="Style3">hamle · </text:span><text:span text:style-name="Style4">Angriff m · </text:span><text:span text:style-name="Style5">attack · </text:span><text:span text:style-name="Style6">атака · </text:span><text:span text:style-name="Style7">Атака м</text:span></text:p>
      <text:p text:style-name="Text_20_body"><text:span text:style-name="Style1">1189 · </text:span><text:span text:style-name="Style2">همتا · </text:span><text:span text:style-name="Style3">hamtā · </text:span><text:span text:style-name="Style4">Peer m; Gegenstück n · </text:span><text:span text:style-name="Style5">peer; counterpart · </text:span><text:span text:style-name="Style6">всматриваться; копия · </text:span><text:span text:style-name="Style7">Peer m; Counterpart n</text:span></text:p>
      <text:p text:style-name="Text_20_body"><text:span text:style-name="Style1">1190 · </text:span><text:span text:style-name="Style2">هنوز · </text:span><text:span text:style-name="Style3">hanuz · </text:span><text:span text:style-name="Style4">noch · </text:span><text:span text:style-name="Style5">still; yet · </text:span><text:span text:style-name="Style6">до сих пор; еще · </text:span><text:span text:style-name="Style7">более</text:span></text:p>
      <text:p text:style-name="Text_20_body"><text:span text:style-name="Style1">1191 · </text:span><text:span text:style-name="Style2">هرروز · </text:span><text:span text:style-name="Style3">harruz · </text:span><text:span text:style-name="Style4">täglich · </text:span><text:span text:style-name="Style5">everyday; daily · </text:span><text:span text:style-name="Style6">каждый день; каждый день · </text:span><text:span text:style-name="Style7">ежедневно</text:span></text:p>
      <text:p text:style-name="Text_20_body"><text:span text:style-name="Style1">1192 · </text:span><text:span text:style-name="Style2">هندواروپایی · </text:span><text:span text:style-name="Style3">hendoorupāyi · </text:span><text:span text:style-name="Style4">indoeuropäisch · </text:span><text:span text:style-name="Style5">Indo-European · </text:span><text:span text:style-name="Style6">Индоевропейский · </text:span><text:span text:style-name="Style7">Индоевропейский</text:span></text:p>
      <text:p text:style-name="Text_20_body"><text:span text:style-name="Style1">1193 · </text:span><text:span text:style-name="Style2">هزاره · </text:span><text:span text:style-name="Style3">hezāre · </text:span><text:span text:style-name="Style4">Jahrtausend n · </text:span><text:span text:style-name="Style5">millennium · </text:span><text:span text:style-name="Style6">тысячелетие · </text:span><text:span text:style-name="Style7">Millennium n</text:span></text:p>
      <text:p text:style-name="Text_20_body"><text:span text:style-name="Style1">1194 · </text:span><text:span text:style-name="Style2">حدود · </text:span><text:span text:style-name="Style3">hodud-e · </text:span><text:span text:style-name="Style4">ungefähr · </text:span><text:span text:style-name="Style5">about · </text:span><text:span text:style-name="Style6">о · </text:span><text:span text:style-name="Style7">о</text:span></text:p>
      <text:p text:style-name="Text_20_body"><text:span text:style-name="Style1">1195 · </text:span><text:span text:style-name="Style2">حکومت · </text:span><text:span text:style-name="Style3">hokumat · </text:span><text:span text:style-name="Style4">Regierung f; Regime n · </text:span><text:span text:style-name="Style5">reign · </text:span><text:span text:style-name="Style6">царствовать · </text:span><text:span text:style-name="Style7">Правительство f; Режим n</text:span></text:p>
      <text:p text:style-name="Text_20_body"><text:span text:style-name="Style1">1196 · </text:span><text:span text:style-name="Style2">جهانی · </text:span><text:span text:style-name="Style3">jahāni · </text:span><text:span text:style-name="Style4">global · </text:span><text:span text:style-name="Style5">global · </text:span><text:span text:style-name="Style6">глобальной · </text:span><text:span text:style-name="Style7">глобально</text:span></text:p>
      <text:p text:style-name="Text_20_body"><text:span text:style-name="Style1">1197 · </text:span><text:span text:style-name="Style2">کباب · </text:span><text:span text:style-name="Style3">kabāb · </text:span><text:span text:style-name="Style4">Grillade f; Kebab m · </text:span><text:span text:style-name="Style5">kebab; barbecue; grill · </text:span><text:span text:style-name="Style6">кебаб; барбекю; гриль · </text:span><text:span text:style-name="Style7">Grillade f; Кебаб м</text:span></text:p>
      <text:p text:style-name="Text_20_body"><text:span text:style-name="Style1">1198 · </text:span><text:span text:style-name="Style2">کره · </text:span><text:span text:style-name="Style3">kare · </text:span><text:span text:style-name="Style4">Butter f · </text:span><text:span text:style-name="Style5">butter · </text:span><text:span text:style-name="Style6">сливочное масло · </text:span><text:span text:style-name="Style7">Масло f</text:span></text:p>
      <text:p text:style-name="Text_20_body"><text:span text:style-name="Style1">1199 · </text:span><text:span text:style-name="Style2">کوچ · </text:span><text:span text:style-name="Style3">kuc · </text:span><text:span text:style-name="Style4">Auswanderung f; Einwanderung f · </text:span><text:span text:style-name="Style5">emigration; imigration · </text:span><text:span text:style-name="Style6">эмиграция; imigration · </text:span><text:span text:style-name="Style7">Эмиграция f; Иммиграция f</text:span></text:p>
      <text:p text:style-name="Text_20_body"><text:span text:style-name="Style1">1200 · </text:span><text:span text:style-name="Style2">لذت بردن (بار) · </text:span><text:span text:style-name="Style3">lezzat bordan (bar) · </text:span><text:span text:style-name="Style4">genießen · </text:span><text:span text:style-name="Style5">enjoy · </text:span><text:span text:style-name="Style6">наслаждаться · </text:span><text:span text:style-name="Style7">наслаждаться</text:span></text:p>
      <text:p text:style-name="Text_20_body"><text:span text:style-name="Style1">1201 · </text:span><text:span text:style-name="Style2">لطف کردن (کن) · </text:span><text:span text:style-name="Style3">lotf kardan (kon) · </text:span><text:span text:style-name="Style4">Güte zeigen · </text:span><text:span text:style-name="Style5">show kindness · </text:span><text:span text:style-name="Style6">проявлять доброту · </text:span><text:span text:style-name="Style7">Показать доброту</text:span></text:p>
      <text:p text:style-name="Text_20_body"><text:span text:style-name="Style1">1202 · </text:span><text:span text:style-name="Style2">مقدونی · </text:span><text:span text:style-name="Style3">maqduni · </text:span><text:span text:style-name="Style4">Mazedonier; mazedonisch · </text:span><text:span text:style-name="Style5">Macedonian · </text:span><text:span text:style-name="Style6">македонский · </text:span><text:span text:style-name="Style7">македонцы; македонец</text:span></text:p>
      <text:p text:style-name="Text_20_body"><text:span text:style-name="Style1">1203 · </text:span><text:span text:style-name="Style2">مراکز · </text:span><text:span text:style-name="Style3">marākez · </text:span><text:span text:style-name="Style4">Zentren pl · </text:span><text:span text:style-name="Style5">centers · </text:span><text:span text:style-name="Style6">центры · </text:span><text:span text:style-name="Style7">Центры pl</text:span></text:p>
      <text:p text:style-name="Text_20_body"><text:span text:style-name="Style1">1204 · </text:span><text:span text:style-name="Style2">مربوط · </text:span><text:span text:style-name="Style3">marbut · </text:span><text:span text:style-name="Style4">verbunden; zusammengehängt · </text:span><text:span text:style-name="Style5">related; linked; connected · </text:span><text:span text:style-name="Style6">связанных с; связаны; соединенный · </text:span><text:span text:style-name="Style7">связно; висели вместе</text:span></text:p>
      <text:p text:style-name="Text_20_body"><text:span text:style-name="Style1">1205 · </text:span><text:span text:style-name="Style2">مربوط بودن به · </text:span><text:span text:style-name="Style3">marbut budan be · </text:span><text:span text:style-name="Style4">zurückgehen auf · </text:span><text:span text:style-name="Style5">goes back to · </text:span><text:span text:style-name="Style6">возвращается к нему · </text:span><text:span text:style-name="Style7">вернуться к</text:span></text:p>
      <text:p text:style-name="Text_20_body"><text:span text:style-name="Style1">1206 · </text:span><text:span text:style-name="Style2">مریض · </text:span><text:span text:style-name="Style3">mariz · </text:span><text:span text:style-name="Style4">krank; Kranke f/m; Patient(in f) m · </text:span><text:span text:style-name="Style5">sick; ill; patient · </text:span><text:span text:style-name="Style6">больные; плохо; пациент · </text:span><text:span text:style-name="Style7">больные; Ill f / m; Пациент (в f) м</text:span></text:p>
      <text:p text:style-name="Text_20_body"><text:span text:style-name="Style1">1207 · </text:span><text:span text:style-name="Style2">مرکزی · </text:span><text:span text:style-name="Style3">markazi · </text:span><text:span text:style-name="Style4">zentral · </text:span><text:span text:style-name="Style5">central · </text:span><text:span text:style-name="Style6">центральный · </text:span><text:span text:style-name="Style7">централизованно</text:span></text:p>
      <text:p text:style-name="Text_20_body"><text:span text:style-name="Style1">1208 · </text:span><text:span text:style-name="Style2">میل · </text:span><text:span text:style-name="Style3">meyl · </text:span><text:span text:style-name="Style4">Appetit m; Lust f; Neigung f · </text:span><text:span text:style-name="Style5">apetite; desire; tendency · </text:span><text:span text:style-name="Style6">Апетит; желание; тенденция · </text:span><text:span text:style-name="Style7">Аппетит м; Похоть е; Наклон f</text:span></text:p>
      <text:p text:style-name="Text_20_body"><text:span text:style-name="Style1">1209 · </text:span><text:span text:style-name="Style2">میل فرمودن (فرما) · </text:span><text:span text:style-name="Style3">meyl farmudan (farmā) · </text:span><text:span text:style-name="Style4">essen; trinken · </text:span><text:span text:style-name="Style5">eat; drink · </text:span><text:span text:style-name="Style6">есть; пить · </text:span><text:span text:style-name="Style7">есть; пить</text:span></text:p>
      <text:p text:style-name="Text_20_body"><text:span text:style-name="Style1">1210 · </text:span><text:span text:style-name="Style2">میانه · </text:span><text:span text:style-name="Style3">miyāne · </text:span><text:span text:style-name="Style4">mittlere(r)[s] · </text:span><text:span text:style-name="Style5">middle; median; average · </text:span><text:span text:style-name="Style6">средний; медиана; средний · </text:span><text:span text:style-name="Style7">означают (ы) [с]</text:span></text:p>
      <text:p text:style-name="Text_20_body"><text:span text:style-name="Style1">1211 · </text:span><text:span text:style-name="Style2">میلاد · </text:span><text:span text:style-name="Style3">milād · </text:span><text:span text:style-name="Style4">Geburt f; Geburt Christi · </text:span><text:span text:style-name="Style5">birth; birth of Christ · </text:span><text:span text:style-name="Style6">рождение; рождение Христа · </text:span><text:span text:style-name="Style7">Рождение f; рождение</text:span></text:p>
      <text:p text:style-name="Text_20_body"><text:span text:style-name="Style1">1212 · </text:span><text:span text:style-name="Style2">م · </text:span><text:span text:style-name="Style3">milādi · </text:span><text:span text:style-name="Style4">n. Chr. · </text:span><text:span text:style-name="Style5">AD; CE · </text:span><text:span text:style-name="Style6">AD; CE · </text:span><text:span text:style-name="Style7">п. Chr.</text:span></text:p>
      <text:p text:style-name="Text_20_body"><text:span text:style-name="Style1">1213 · </text:span><text:span text:style-name="Style2">مهاجرت · </text:span><text:span text:style-name="Style3">mohājerat · </text:span><text:span text:style-name="Style4">Auswanderung f; Einwanderung f · </text:span><text:span text:style-name="Style5">emigration; imigration · </text:span><text:span text:style-name="Style6">эмиграция; imigration · </text:span><text:span text:style-name="Style7">Эмиграция f; Иммиграция f</text:span></text:p>
      <text:p text:style-name="Text_20_body"><text:span text:style-name="Style1">1214 · </text:span><text:span text:style-name="Style2">مغول · </text:span><text:span text:style-name="Style3">Moqol · </text:span><text:span text:style-name="Style4">Mongole m; Mongolin f · </text:span><text:span text:style-name="Style5">Mongol · </text:span><text:span text:style-name="Style6">монгол · </text:span><text:span text:style-name="Style7">Монголия; Монгольский f</text:span></text:p>
      <text:p text:style-name="Text_20_body"><text:span text:style-name="Style1">1215 · </text:span><text:span text:style-name="Style2">مردن (میر) · </text:span><text:span text:style-name="Style3">mordan (mir) · </text:span><text:span text:style-name="Style4">sterben · </text:span><text:span text:style-name="Style5">die · </text:span><text:span text:style-name="Style6">умереть · </text:span><text:span text:style-name="Style7">умереть</text:span></text:p>
      <text:p text:style-name="Text_20_body"><text:span text:style-name="Style1">1216 · </text:span><text:span text:style-name="Style2">مرغ · </text:span><text:span text:style-name="Style3">morq · </text:span><text:span text:style-name="Style4">Hähnchen n; Huhn n · </text:span><text:span text:style-name="Style5">chicken; hen · </text:span><text:span text:style-name="Style6">курица; курица · </text:span><text:span text:style-name="Style7">Курица n; Куриный п</text:span></text:p>
      <text:p text:style-name="Text_20_body"><text:span text:style-name="Style1">1217 · </text:span><text:span text:style-name="Style2">متاسفانه · </text:span><text:span text:style-name="Style3">moteassefāne · </text:span><text:span text:style-name="Style4">leider · </text:span><text:span text:style-name="Style5">unfortunately · </text:span><text:span text:style-name="Style6">к сожалению · </text:span><text:span text:style-name="Style7">к сожалению</text:span></text:p>
      <text:p text:style-name="Text_20_body"><text:span text:style-name="Style1">1218 · </text:span><text:span text:style-name="Style2">نگه‌داری · </text:span><text:span text:style-name="Style3">negahdāri · </text:span><text:span text:style-name="Style4">Aufbewahrung f; Pflege f · </text:span><text:span text:style-name="Style5">maintenance; preservation · </text:span><text:span text:style-name="Style6">техническое обслуживание; сохранение · </text:span><text:span text:style-name="Style7">Хранение f; Уход f</text:span></text:p>
      <text:p text:style-name="Text_20_body"><text:span text:style-name="Style1">1219 · </text:span><text:span text:style-name="Style2">نسا‌ن دان (نسا‌ن) · </text:span><text:span text:style-name="Style3">nešāndan (nešān) · </text:span><text:span text:style-name="Style4">setzen · </text:span><text:span text:style-name="Style5">set; seat · </text:span><text:span text:style-name="Style6">набор; сиденье · </text:span><text:span text:style-name="Style7">ставить</text:span></text:p>
      <text:p text:style-name="Text_20_body"><text:span text:style-name="Style1">1220 · </text:span><text:span text:style-name="Style2">نفوذ · </text:span><text:span text:style-name="Style3">nofuz · </text:span><text:span text:style-name="Style4">Eindringen n; Einfluss m · </text:span><text:span text:style-name="Style5">penetration; influence · </text:span><text:span text:style-name="Style6">проникновение; влияние · </text:span><text:span text:style-name="Style7">Intrusion n; Влияние m</text:span></text:p>
      <text:p text:style-name="Text_20_body"><text:span text:style-name="Style1">1221 · </text:span><text:span text:style-name="Style2">نس عیدانی · </text:span><text:span text:style-name="Style3">nušidani · </text:span><text:span text:style-name="Style4">Getränk n · </text:span><text:span text:style-name="Style5">drink · </text:span><text:span text:style-name="Style6">пить · </text:span><text:span text:style-name="Style7">Пить n</text:span></text:p>
      <text:p text:style-name="Text_20_body"><text:span text:style-name="Style1">1222 · </text:span><text:span text:style-name="Style2">اروپایی · </text:span><text:span text:style-name="Style3">orupāyi · </text:span><text:span text:style-name="Style4">Europäer(in f) m; europäisch · </text:span><text:span text:style-name="Style5">European · </text:span><text:span text:style-name="Style6">Европейская · </text:span><text:span text:style-name="Style7">Европейцы (в f) м; Европейская</text:span></text:p>
      <text:p text:style-name="Text_20_body"><text:span text:style-name="Style1">1223 · </text:span><text:span text:style-name="Style2">پاد سهی · </text:span><text:span text:style-name="Style3">pādšāhi · </text:span><text:span text:style-name="Style4">Königreich n · </text:span><text:span text:style-name="Style5">kingdom · </text:span><text:span text:style-name="Style6">королевство · </text:span><text:span text:style-name="Style7">Королевство n</text:span></text:p>
      <text:p text:style-name="Text_20_body"><text:span text:style-name="Style1">1224 · </text:span><text:span text:style-name="Style2">پهناور · </text:span><text:span text:style-name="Style3">pahnāvar · </text:span><text:span text:style-name="Style4">groß; breit · </text:span><text:span text:style-name="Style5">vast; wide · </text:span><text:span text:style-name="Style6">подавляющее; широкий · </text:span><text:span text:style-name="Style7">большой; широкий</text:span></text:p>
      <text:p text:style-name="Text_20_body"><text:span text:style-name="Style1">1225 · </text:span><text:span text:style-name="Style2">پنیر · </text:span><text:span text:style-name="Style3">panir · </text:span><text:span text:style-name="Style4">Käse m · </text:span><text:span text:style-name="Style5">cheese · </text:span><text:span text:style-name="Style6">сыр · </text:span><text:span text:style-name="Style7">Сыр м</text:span></text:p>
      <text:p text:style-name="Text_20_body"><text:span text:style-name="Style1">1226 · </text:span><text:span text:style-name="Style2">پارسال · </text:span><text:span text:style-name="Style3">pārsāl · </text:span><text:span text:style-name="Style4">voriges Jahr; Vorjahr n · </text:span><text:span text:style-name="Style5">last year · </text:span><text:span text:style-name="Style6">в прошлом году · </text:span><text:span text:style-name="Style7">в прошлом году; Предыдущий год n</text:span></text:p>
      <text:p text:style-name="Text_20_body"><text:span text:style-name="Style1">1227 · </text:span><text:span text:style-name="Style2">پی‌درپی · </text:span><text:span text:style-name="Style3">peydarpey · </text:span><text:span text:style-name="Style4">sukzessive; aufeinander folgend · </text:span><text:span text:style-name="Style5">successive · </text:span><text:span text:style-name="Style6">последующий · </text:span><text:span text:style-name="Style7">последовательно; последовательный</text:span></text:p>
      <text:p text:style-name="Text_20_body"><text:soft-page-break/><text:span text:style-name="Style1">1228 · </text:span><text:span text:style-name="Style2">پیداییه‌س · </text:span><text:span text:style-name="Style3">peydāyeš · </text:span><text:span text:style-name="Style4">Erscheinung f · </text:span><text:span text:style-name="Style5">appearance · </text:span><text:span text:style-name="Style6">внешний вид · </text:span><text:span text:style-name="Style7">Внешний вид f</text:span></text:p>
      <text:p text:style-name="Text_20_body"><text:span text:style-name="Style1">1229 · </text:span><text:span text:style-name="Style2">پیپ · </text:span><text:span text:style-name="Style3">pip · </text:span><text:span text:style-name="Style4">Pfeife f · </text:span><text:span text:style-name="Style5">pipe · </text:span><text:span text:style-name="Style6">труба · </text:span><text:span text:style-name="Style7">Свист f</text:span></text:p>
      <text:p text:style-name="Text_20_body"><text:span text:style-name="Style1">1230 · </text:span><text:span text:style-name="Style2">پی سازین · </text:span><text:span text:style-name="Style3">pišazin · </text:span><text:span text:style-name="Style4">früher; vorher · </text:span><text:span text:style-name="Style5">earlier; before · </text:span><text:span text:style-name="Style6">ранее; перед тем · </text:span><text:span text:style-name="Style7">прежде; предварительно</text:span></text:p>
      <text:p text:style-name="Text_20_body"><text:span text:style-name="Style1">1231 · </text:span><text:span text:style-name="Style2">پی‌س خدمت · </text:span><text:span text:style-name="Style3">pišxedmat · </text:span><text:span text:style-name="Style4">Kellner(in f) m; Ober m · </text:span><text:span text:style-name="Style5">waitress; waiter · </text:span><text:span text:style-name="Style6">официантка; официант · </text:span><text:span text:style-name="Style7">Официант (в f) м; Верхний м</text:span></text:p>
      <text:p text:style-name="Text_20_body"><text:span text:style-name="Style1">1232 · </text:span><text:span text:style-name="Style2">پرس · </text:span><text:span text:style-name="Style3">pors · </text:span><text:span text:style-name="Style4">Portion f · </text:span><text:span text:style-name="Style5">portion · </text:span><text:span text:style-name="Style6">часть · </text:span><text:span text:style-name="Style7">Часть f</text:span></text:p>
      <text:p text:style-name="Text_20_body"><text:span text:style-name="Style1">1233 · </text:span><text:span text:style-name="Style2">قبلا · </text:span><text:span text:style-name="Style3">qablan · </text:span><text:span text:style-name="Style4">früher; schon; vorher; zuvor · </text:span><text:span text:style-name="Style5">earlier; already; before · </text:span><text:span text:style-name="Style6">ранее; уже; перед тем · </text:span><text:span text:style-name="Style7">прежде; уже; прежде; перед тем</text:span></text:p>
      <text:p text:style-name="Text_20_body"><text:span text:style-name="Style1">1234 · </text:span><text:span text:style-name="Style2">قهوه · </text:span><text:span text:style-name="Style3">qahve · </text:span><text:span text:style-name="Style4">Kaffee m · </text:span><text:span text:style-name="Style5">coffee · </text:span><text:span text:style-name="Style6">кофе · </text:span><text:span text:style-name="Style7">Кофе м</text:span></text:p>
      <text:p text:style-name="Text_20_body"><text:span text:style-name="Style1">1235 · </text:span><text:span text:style-name="Style2">قرن · </text:span><text:span text:style-name="Style3">qarn · </text:span><text:span text:style-name="Style4">Jahrhundert n · </text:span><text:span text:style-name="Style5">century · </text:span><text:span text:style-name="Style6">века · </text:span><text:span text:style-name="Style7">Century n</text:span></text:p>
      <text:p text:style-name="Text_20_body"><text:span text:style-name="Style1">1236 · </text:span><text:span text:style-name="Style2">قدرت · </text:span><text:span text:style-name="Style3">qodrat · </text:span><text:span text:style-name="Style4">Macht f; Stärke f · </text:span><text:span text:style-name="Style5">power; strength · </text:span><text:span text:style-name="Style6">мощность; прочность · </text:span><text:span text:style-name="Style7">Мощность f; Сила f</text:span></text:p>
      <text:p text:style-name="Text_20_body"><text:span text:style-name="Style1">1237 · </text:span><text:span text:style-name="Style2">قدرتمند · </text:span><text:span text:style-name="Style3">qodratmand · </text:span><text:span text:style-name="Style4">mächtig · </text:span><text:span text:style-name="Style5">powerful · </text:span><text:span text:style-name="Style6">мощный · </text:span><text:span text:style-name="Style7">мощный</text:span></text:p>
      <text:p text:style-name="Text_20_body"><text:span text:style-name="Style1">1238 · </text:span><text:span text:style-name="Style2">رفتار · </text:span><text:span text:style-name="Style3">raftār · </text:span><text:span text:style-name="Style4">Verhalten n · </text:span><text:span text:style-name="Style5">behavior · </text:span><text:span text:style-name="Style6">поведение · </text:span><text:span text:style-name="Style7">Поведение n</text:span></text:p>
      <text:p text:style-name="Text_20_body"><text:span text:style-name="Style1">1239 · </text:span><text:span text:style-name="Style2">رفته رفته · </text:span><text:span text:style-name="Style3">rafte-rafte · </text:span><text:span text:style-name="Style4">allmählich · </text:span><text:span text:style-name="Style5">gradually · </text:span><text:span text:style-name="Style6">постепенно · </text:span><text:span text:style-name="Style7">постепенно</text:span></text:p>
      <text:p text:style-name="Text_20_body"><text:span text:style-name="Style1">1240 · </text:span><text:span text:style-name="Style2">راندن (ران) · </text:span><text:span text:style-name="Style3">rāndan (rān) · </text:span><text:span text:style-name="Style4">fahren; vertreiben · </text:span><text:span text:style-name="Style5">drive; expel · </text:span><text:span text:style-name="Style6">привод; высылать · </text:span><text:span text:style-name="Style7">привод; продавать</text:span></text:p>
      <text:p text:style-name="Text_20_body"><text:span text:style-name="Style1">1241 · </text:span><text:span text:style-name="Style2">رسیدن (رس) · </text:span><text:span text:style-name="Style3">residan (res) · </text:span><text:span text:style-name="Style4">ankommen; erreichen; gelangen · </text:span><text:span text:style-name="Style5">arrive; reach; achieve · </text:span><text:span text:style-name="Style6">приезжайте; достичь; достигать · </text:span><text:span text:style-name="Style7">приезжайте; достичь; достичь</text:span></text:p>
      <text:p text:style-name="Text_20_body"><text:span text:style-name="Style1">1242 · </text:span><text:span text:style-name="Style2">رومی · </text:span><text:span text:style-name="Style3">romi · </text:span><text:span text:style-name="Style4">Römer m; römisch · </text:span><text:span text:style-name="Style5">Roman · </text:span><text:span text:style-name="Style6">римлянин · </text:span><text:span text:style-name="Style7">Римлянам м; римлянин</text:span></text:p>
      <text:p text:style-name="Text_20_body"><text:span text:style-name="Style1">1243 · </text:span><text:span text:style-name="Style2">ساده · </text:span><text:span text:style-name="Style3">sade · </text:span><text:span text:style-name="Style4">Jahrhundert n · </text:span><text:span text:style-name="Style5">century · </text:span><text:span text:style-name="Style6">века · </text:span><text:span text:style-name="Style7">Century n</text:span></text:p>
      <text:p text:style-name="Text_20_body"><text:span text:style-name="Style1">1244 · </text:span><text:span text:style-name="Style2">ساها‌ن سهی · </text:span><text:span text:style-name="Style3">šāhanšāhi · </text:span><text:span text:style-name="Style4">Imperium n; imperial · </text:span><text:span text:style-name="Style5">empire; imperial · </text:span><text:span text:style-name="Style6">империя; имперский · </text:span><text:span text:style-name="Style7">Empire n; имперский</text:span></text:p>
      <text:p text:style-name="Text_20_body"><text:span text:style-name="Style1">1245 · </text:span><text:span text:style-name="Style2">ثربت · </text:span><text:span text:style-name="Style3">šarbat · </text:span><text:span text:style-name="Style4">Sirup m · </text:span><text:span text:style-name="Style5">syrup · </text:span><text:span text:style-name="Style6">сироп · </text:span><text:span text:style-name="Style7">Сироп</text:span></text:p>
      <text:p text:style-name="Text_20_body"><text:span text:style-name="Style1">1246 · </text:span><text:span text:style-name="Style2">سکه‌‌است · </text:span><text:span text:style-name="Style3">šekast · </text:span><text:span text:style-name="Style4">Misserfolg m; Niederlage f · </text:span><text:span text:style-name="Style5">failure; defeat · </text:span><text:span text:style-name="Style6">недостаточность; поражение · </text:span><text:span text:style-name="Style7">Ошибка m; Поражение f</text:span></text:p>
      <text:p text:style-name="Text_20_body"><text:span text:style-name="Style1">1247 · </text:span><text:span text:style-name="Style2">سلسله · </text:span><text:span text:style-name="Style3">selsele · </text:span><text:span text:style-name="Style4">Dynastie f · </text:span><text:span text:style-name="Style5">dynasty · </text:span><text:span text:style-name="Style6">династия · </text:span><text:span text:style-name="Style7">Династия f</text:span></text:p>
      <text:p text:style-name="Text_20_body"><text:span text:style-name="Style1">1248 · </text:span><text:span text:style-name="Style2">سیگار که‌‌س عیدان (که‌‌س) · </text:span><text:span text:style-name="Style3">sigār kešidan (keš) · </text:span><text:span text:style-name="Style4">rauchen · </text:span><text:span text:style-name="Style5">smoke · </text:span><text:span text:style-name="Style6">дым · </text:span><text:span text:style-name="Style7">дым</text:span></text:p>
      <text:p text:style-name="Text_20_body"><text:span text:style-name="Style1">1249 · </text:span><text:span text:style-name="Style2">شکوفائی · </text:span><text:span text:style-name="Style3">šokufāyi · </text:span><text:span text:style-name="Style4">Boom; m; Aufschwung m · </text:span><text:span text:style-name="Style5">boom; height · </text:span><text:span text:style-name="Style6">бум; высота · </text:span><text:span text:style-name="Style7">бум; м; Подъем м</text:span></text:p>
      <text:p text:style-name="Text_20_body"><text:span text:style-name="Style1">1250 · </text:span><text:span text:style-name="Style2">سکونت کردن (کن) · </text:span><text:span text:style-name="Style3">sokunat kardan (kon) · </text:span><text:span text:style-name="Style4">wohnen; residieren · </text:span><text:span text:style-name="Style5">reside · </text:span><text:span text:style-name="Style6">проживать · </text:span><text:span text:style-name="Style7">Резиденция; проживать</text:span></text:p>
      <text:p text:style-name="Text_20_body"><text:span text:style-name="Style1">1251 · </text:span><text:span text:style-name="Style2">سلطه · </text:span><text:span text:style-name="Style3">solte · </text:span><text:span text:style-name="Style4">Vorherrschaft f · </text:span><text:span text:style-name="Style5">dominance · </text:span><text:span text:style-name="Style6">господство · </text:span><text:span text:style-name="Style7">Превосходство f</text:span></text:p>
      <text:p text:style-name="Text_20_body"><text:span text:style-name="Style1">1252 · </text:span><text:span text:style-name="Style2">سمار · </text:span><text:span text:style-name="Style3">šomār · </text:span><text:span text:style-name="Style4">Anzahl f; Zahl f · </text:span><text:span text:style-name="Style5">number · </text:span><text:span text:style-name="Style6">число · </text:span><text:span text:style-name="Style7">Номер f; Число f</text:span></text:p>
      <text:p text:style-name="Text_20_body"><text:span text:style-name="Style1">1253 · </text:span><text:span text:style-name="Style2">سوسیس · </text:span><text:span text:style-name="Style3">sosis · </text:span><text:span text:style-name="Style4">Würstchen n · </text:span><text:span text:style-name="Style5">sausage · </text:span><text:span text:style-name="Style6">колбаса · </text:span><text:span text:style-name="Style7">Колбасы n</text:span></text:p>
      <text:p text:style-name="Text_20_body"><text:span text:style-name="Style1">1254 · </text:span><text:span text:style-name="Style2">صورتحساب · </text:span><text:span text:style-name="Style3">surathesāb · </text:span><text:span text:style-name="Style4">Rechnung f · </text:span><text:span text:style-name="Style5">bill; invoice · </text:span><text:span text:style-name="Style6">вексель; счет-фактура · </text:span><text:span text:style-name="Style7">Билл f</text:span></text:p>
      <text:p text:style-name="Text_20_body"><text:span text:style-name="Style1">1255 · </text:span><text:span text:style-name="Style2">صورت‌غذا · </text:span><text:span text:style-name="Style3">suratqazā · </text:span><text:span text:style-name="Style4">Speisekarte f · </text:span><text:span text:style-name="Style5">menu · </text:span><text:span text:style-name="Style6">меню · </text:span><text:span text:style-name="Style7">Меню f</text:span></text:p>
      <text:p text:style-name="Text_20_body"><text:span text:style-name="Style1">1256 · </text:span><text:span text:style-name="Style2">تاثیرگذار · </text:span><text:span text:style-name="Style3">ta’sirgozār · </text:span><text:span text:style-name="Style4">wirksam; effektiv · </text:span><text:span text:style-name="Style5">effective · </text:span><text:span text:style-name="Style6">эффективный · </text:span><text:span text:style-name="Style7">эффективный; фактически</text:span></text:p>
      <text:p text:style-name="Text_20_body"><text:span text:style-name="Style1">1257 · </text:span><text:span text:style-name="Style2">تاسیس کردن (کن) · </text:span><text:span text:style-name="Style3">ta’sis kardan (kon) · </text:span><text:span text:style-name="Style4">errichten; gründen · </text:span><text:span text:style-name="Style5">establish; found · </text:span><text:span text:style-name="Style6">установить; найденный · </text:span><text:span text:style-name="Style7">строить; установить</text:span></text:p>
      <text:p text:style-name="Text_20_body"><text:span text:style-name="Style1">1258 · </text:span><text:span text:style-name="Style2">تهاجم · </text:span><text:span text:style-name="Style3">tahājom · </text:span><text:span text:style-name="Style4">Invasion f · </text:span><text:span text:style-name="Style5">invasion · </text:span><text:span text:style-name="Style6">вторжение · </text:span><text:span text:style-name="Style7">Вторжение f</text:span></text:p>
      <text:p text:style-name="Text_20_body"><text:span text:style-name="Style1">1259 · </text:span><text:span text:style-name="Style2">تلخ · </text:span><text:span text:style-name="Style3">talx · </text:span><text:span text:style-name="Style4">bitter · </text:span><text:span text:style-name="Style5">bitter · </text:span><text:span text:style-name="Style6">горький · </text:span><text:span text:style-name="Style7">горький</text:span></text:p>
      <text:p text:style-name="Text_20_body"><text:span text:style-name="Style1">1260 · </text:span><text:span text:style-name="Style2">تاریخ‌نگار · </text:span><text:span text:style-name="Style3">tārixnegār · </text:span><text:span text:style-name="Style4">Historiker m; Geschichtsschreiber m · </text:span><text:span text:style-name="Style5">historian · </text:span><text:span text:style-name="Style6">историк · </text:span><text:span text:style-name="Style7">Историк m; Историк m</text:span></text:p>
      <text:p text:style-name="Text_20_body"><text:span text:style-name="Style1">1261 · </text:span><text:span text:style-name="Style2">تضیف شدن (شو, شعو) · </text:span><text:span text:style-name="Style3">taz’if šodan (šav, šow) · </text:span><text:span text:style-name="Style4">geschwächt werden · </text:span><text:span text:style-name="Style5">be weakened · </text:span><text:span text:style-name="Style6">быть ослабленным · </text:span><text:span text:style-name="Style7">быть ослабленным</text:span></text:p>
      <text:p text:style-name="Text_20_body"><text:span text:style-name="Style1">1262 · </text:span><text:span text:style-name="Style2">واقعا · </text:span><text:span text:style-name="Style3">vāqean · </text:span><text:span text:style-name="Style4">wirklich · </text:span><text:span text:style-name="Style5">really; indeed · </text:span><text:span text:style-name="Style6">на самом деле; действительно · </text:span><text:span text:style-name="Style7">на самом деле</text:span></text:p>
      <text:p text:style-name="Text_20_body"><text:span text:style-name="Style1">1263 · </text:span><text:span text:style-name="Style2">خامه · </text:span><text:span text:style-name="Style3">xāme · </text:span><text:span text:style-name="Style4">Rahm m; Sahne f · </text:span><text:span text:style-name="Style5">cream · </text:span><text:span text:style-name="Style6">крем · </text:span><text:span text:style-name="Style7">Кремовый м; Крем f</text:span></text:p>
      <text:p text:style-name="Text_20_body"><text:span text:style-name="Style1">1264 · </text:span><text:span text:style-name="Style2">خنده‌دار · </text:span><text:span text:style-name="Style3">xandedār · </text:span><text:span text:style-name="Style4">lustig · </text:span><text:span text:style-name="Style5">funny · </text:span><text:span text:style-name="Style6">смешной · </text:span><text:span text:style-name="Style7">смешной</text:span></text:p>
      <text:p text:style-name="Text_20_body"><text:span text:style-name="Style1">1265 · </text:span><text:span text:style-name="Style2">خدمت · </text:span><text:span text:style-name="Style3">xedmat · </text:span><text:span text:style-name="Style4">Dienst m · </text:span><text:span text:style-name="Style5">service · </text:span><text:span text:style-name="Style6">обслуживание · </text:span><text:span text:style-name="Style7">Сервис m</text:span></text:p>
      <text:p text:style-name="Text_20_body"><text:span text:style-name="Style1">1266 · </text:span><text:span text:style-name="Style2">زنگ زدن (زن) · </text:span><text:span text:style-name="Style3">zang zadan (zan) · </text:span><text:span text:style-name="Style4">klingeln · </text:span><text:span text:style-name="Style5">ring · </text:span><text:span text:style-name="Style6">кольцо · </text:span><text:span text:style-name="Style7">кольцо</text:span></text:p>
      <text:p text:style-name="Text_20_body"><text:span text:style-name="Style1">1267 · </text:span><text:span text:style-name="Style2">زانو · </text:span><text:span text:style-name="Style3">zānu · </text:span><text:span text:style-name="Style4">Knie n · </text:span><text:span text:style-name="Style5">knee · </text:span><text:span text:style-name="Style6">колено · </text:span><text:span text:style-name="Style7">Колено n</text:span></text:p>
      <text:p text:style-name="Text_20_body"><text:span text:style-name="Style1">1268 · </text:span><text:span text:style-name="Style2">زنده · </text:span><text:span text:style-name="Style3">zende · </text:span><text:span text:style-name="Style4">lebendig; lebend · </text:span><text:span text:style-name="Style5">lively; alive · </text:span><text:span text:style-name="Style6">живой; живой · </text:span><text:span text:style-name="Style7">жив; живой</text:span></text:p>
      <text:p text:style-name="Text_20_body"><text:span text:style-name="Style1">1269 · </text:span><text:span text:style-name="Style2">ظهور · </text:span><text:span text:style-name="Style3">zohur · </text:span><text:span text:style-name="Style4">Erscheinung f · </text:span><text:span text:style-name="Style5">appearance · </text:span><text:span text:style-name="Style6">внешний вид · </text:span><text:span text:style-name="Style7">Внешний вид f</text:span></text:p>
      <text:p text:style-name="Text_20_body"><text:span text:style-name="Style1">1270 · </text:span><text:span text:style-name="Style2">درس · </text:span><text:span text:style-name="Style3">Dars-e · </text:span><text:span text:style-name="Style4">13 · </text:span><text:span text:style-name="Style5">13 · </text:span><text:span text:style-name="Style6">13 · </text:span><text:span text:style-name="Style7">13</text:span></text:p>
      <text:p text:style-name="Text_20_body"><text:span text:style-name="Style1">1271 · </text:span><text:span text:style-name="Style2">آفریدگار · </text:span><text:span text:style-name="Style3">āfaridegār · </text:span><text:span text:style-name="Style4">Gott m; Schöpfer m · </text:span><text:span text:style-name="Style5">God; creator · </text:span><text:span text:style-name="Style6">Бог; создатель · </text:span><text:span text:style-name="Style7">Бог м; Создатель m</text:span></text:p>
      <text:p text:style-name="Text_20_body"><text:span text:style-name="Style1">1272 · </text:span><text:span text:style-name="Style2">آفریقا · </text:span><text:span text:style-name="Style3">Āfriqā · </text:span><text:span text:style-name="Style4">Afrika · </text:span><text:span text:style-name="Style5">Africa · </text:span><text:span text:style-name="Style6">Африка · </text:span><text:span text:style-name="Style7">Африка</text:span></text:p>
      <text:p text:style-name="Text_20_body"><text:span text:style-name="Style1">1273 · </text:span><text:span text:style-name="Style2">اهریمن · </text:span><text:span text:style-name="Style3">Ahriman · </text:span><text:span text:style-name="Style4">Dämon m · </text:span><text:span text:style-name="Style5">Demon · </text:span><text:span text:style-name="Style6">демон · </text:span><text:span text:style-name="Style7">Демон м</text:span></text:p>
      <text:p text:style-name="Text_20_body"><text:span text:style-name="Style1">1274 · </text:span><text:span text:style-name="Style2">آموزه · </text:span><text:span text:style-name="Style3">āmuze · </text:span><text:span text:style-name="Style4">Lehre f · </text:span><text:span text:style-name="Style5">teachings · </text:span><text:span text:style-name="Style6">учения · </text:span><text:span text:style-name="Style7">Обучение f</text:span></text:p>
      <text:p text:style-name="Text_20_body"><text:span text:style-name="Style1">1275 · </text:span><text:span text:style-name="Style2">اندیس ماند · </text:span><text:span text:style-name="Style3">andišmand · </text:span><text:span text:style-name="Style4">Denker(in f) m · </text:span><text:span text:style-name="Style5">thinker · </text:span><text:span text:style-name="Style6">мыслитель · </text:span><text:span text:style-name="Style7">Мыслитель (в f) м</text:span></text:p>
      <text:p text:style-name="Text_20_body"><text:span text:style-name="Style1">1276 · </text:span><text:span text:style-name="Style2">انگ او‌ست · </text:span><text:span text:style-name="Style3">angošt · </text:span><text:span text:style-name="Style4">Finger m · </text:span><text:span text:style-name="Style5">finger · </text:span><text:span text:style-name="Style6">палец · </text:span><text:span text:style-name="Style7">Finger m</text:span></text:p>
      <text:p text:style-name="Text_20_body"><text:span text:style-name="Style1">1277 · </text:span><text:span text:style-name="Style2">اصل · </text:span><text:span text:style-name="Style3">asl · </text:span><text:span text:style-name="Style4">Prinzip n; original · </text:span><text:span text:style-name="Style5">principle; original · </text:span><text:span text:style-name="Style6">принцип; оригинал · </text:span><text:span text:style-name="Style7">Принцип n; оригинал</text:span></text:p>
      <text:p text:style-name="Text_20_body"><text:span text:style-name="Style1">1278 · </text:span><text:span text:style-name="Style2">اثنا سودان (ساو، سو) · </text:span><text:span text:style-name="Style3">āšnā šodan (šav, šow) · </text:span><text:span text:style-name="Style4">kennenlernen · </text:span><text:span text:style-name="Style5">get to know · </text:span><text:span text:style-name="Style6">познакомиться · </text:span><text:span text:style-name="Style7">узнавать</text:span></text:p>
      <text:p text:style-name="Text_20_body"><text:span text:style-name="Style1">1279 · </text:span><text:span text:style-name="Style2">اوستا · </text:span><text:span text:style-name="Style3">Avestā · </text:span><text:span text:style-name="Style4">Avesta n · </text:span><text:span text:style-name="Style5">Avesta · </text:span><text:span text:style-name="Style6">Avesta · </text:span><text:span text:style-name="Style7">Avesta n</text:span></text:p>
      <text:p text:style-name="Text_20_body"><text:span text:style-name="Style1">1280 · </text:span><text:span text:style-name="Style2">آیین · </text:span><text:span text:style-name="Style3">āyin · </text:span><text:span text:style-name="Style4">Kult m; Zeremonie f · </text:span><text:span text:style-name="Style5">cult; ceremony · </text:span><text:span text:style-name="Style6">культ; церемония · </text:span><text:span text:style-name="Style7">Культ m; Церемония f</text:span></text:p>
      <text:p text:style-name="Text_20_body"><text:span text:style-name="Style1">1281 · </text:span><text:span text:style-name="Style2">آزاد · </text:span><text:span text:style-name="Style3">āzād · </text:span><text:span text:style-name="Style4">frei · </text:span><text:span text:style-name="Style5">free · </text:span><text:span text:style-name="Style6">бесплатно · </text:span><text:span text:style-name="Style7">бесплатно</text:span></text:p>
      <text:p text:style-name="Text_20_body"><text:soft-page-break/><text:span text:style-name="Style1">1282 · </text:span><text:span text:style-name="Style2">آزاد گوز آستان (گذار) · </text:span><text:span text:style-name="Style3">āzād gozāštan (gozār) · </text:span><text:span text:style-name="Style4">erlauben; gestatten · </text:span><text:span text:style-name="Style5">allow; let · </text:span><text:span text:style-name="Style6">позволяют; позвольте мне · </text:span><text:span text:style-name="Style7">разрешить; разрешение</text:span></text:p>
      <text:p text:style-name="Text_20_body"><text:span text:style-name="Style1">1283 · </text:span><text:span text:style-name="Style2">بدن · </text:span><text:span text:style-name="Style3">ba’dan · </text:span><text:span text:style-name="Style4">danach · </text:span><text:span text:style-name="Style5">afterwards · </text:span><text:span text:style-name="Style6">впоследствии · </text:span><text:span text:style-name="Style7">то</text:span></text:p>
      <text:p text:style-name="Text_20_body"><text:span text:style-name="Style1">1284 · </text:span><text:span text:style-name="Style2">بدی · </text:span><text:span text:style-name="Style3">ba’di · </text:span><text:span text:style-name="Style4">nachfolgende; spätere · </text:span><text:span text:style-name="Style5">subsequent; further · </text:span><text:span text:style-name="Style6">последующий; далее · </text:span><text:span text:style-name="Style7">следующее; последний</text:span></text:p>
      <text:p text:style-name="Text_20_body"><text:span text:style-name="Style1">1285 · </text:span><text:span text:style-name="Style2">بلد بودن (هست، بس) · </text:span><text:span text:style-name="Style3">balad budan (hast, bāš) · </text:span><text:span text:style-name="Style4">können; in der Lage sein · </text:span><text:span text:style-name="Style5">can; be able to · </text:span><text:span text:style-name="Style6">может; быть в состоянии · </text:span><text:span text:style-name="Style7">может; мочь</text:span></text:p>
      <text:p text:style-name="Text_20_body"><text:span text:style-name="Style1">1286 · </text:span><text:span text:style-name="Style2">بله · </text:span><text:span text:style-name="Style3">bale · </text:span><text:span text:style-name="Style4">ja · </text:span><text:span text:style-name="Style5">yes · </text:span><text:span text:style-name="Style6">да · </text:span><text:span text:style-name="Style7">да</text:span></text:p>
      <text:p text:style-name="Text_20_body"><text:span text:style-name="Style1">1287 · </text:span><text:span text:style-name="Style2">برف · </text:span><text:span text:style-name="Style3">barf · </text:span><text:span text:style-name="Style4">Schnee m · </text:span><text:span text:style-name="Style5">snow · </text:span><text:span text:style-name="Style6">снег · </text:span><text:span text:style-name="Style7">Снег м</text:span></text:p>
      <text:p text:style-name="Text_20_body"><text:span text:style-name="Style1">1288 · </text:span><text:span text:style-name="Style2">باریدن (بار) · </text:span><text:span text:style-name="Style3">bāridan (bār) · </text:span><text:span text:style-name="Style4">regnen; schneien · </text:span><text:span text:style-name="Style5">rain; snow · </text:span><text:span text:style-name="Style6">дождь; снег · </text:span><text:span text:style-name="Style7">дождь; снег</text:span></text:p>
      <text:p text:style-name="Text_20_body"><text:span text:style-name="Style1">1289 · </text:span><text:span text:style-name="Style2">باریک · </text:span><text:span text:style-name="Style3">bārik · </text:span><text:span text:style-name="Style4">schmal; dünn · </text:span><text:span text:style-name="Style5">thin · </text:span><text:span text:style-name="Style6">тонкий · </text:span><text:span text:style-name="Style7">узкая; тонкий</text:span></text:p>
      <text:p text:style-name="Text_20_body"><text:span text:style-name="Style1">1290 · </text:span><text:span text:style-name="Style2">با سعد · </text:span><text:span text:style-name="Style3">bāšad · </text:span><text:span text:style-name="Style4">OK · </text:span><text:span text:style-name="Style5">OK · </text:span><text:span text:style-name="Style6">хорошо · </text:span><text:span text:style-name="Style7">хорошо</text:span></text:p>
      <text:p text:style-name="Text_20_body"><text:span text:style-name="Style1">1291 · </text:span><text:span text:style-name="Style2">بزرگ‌راه · </text:span><text:span text:style-name="Style3">bozorgrāh · </text:span><text:span text:style-name="Style4">Autobahn f; Schnellstraße f · </text:span><text:span text:style-name="Style5">highway · </text:span><text:span text:style-name="Style6">шоссе · </text:span><text:span text:style-name="Style7">Шоссе f; Экспресс-дорога f</text:span></text:p>
      <text:p text:style-name="Text_20_body"><text:span text:style-name="Style1">1292 · </text:span><text:span text:style-name="Style2">چرخ‌گوشت · </text:span><text:span text:style-name="Style3">carxegušt · </text:span><text:span text:style-name="Style4">Fleischwolf m · </text:span><text:span text:style-name="Style5">masticator · </text:span><text:span text:style-name="Style6">мастикатор · </text:span><text:span text:style-name="Style7">Мясорубка m</text:span></text:p>
      <text:p text:style-name="Text_20_body"><text:span text:style-name="Style1">1293 · </text:span><text:span text:style-name="Style2">چونین · </text:span><text:span text:style-name="Style3">conin · </text:span><text:span text:style-name="Style4">so; solche; solch ein · </text:span><text:span text:style-name="Style5">so; such · </text:span><text:span text:style-name="Style6">так; такие · </text:span><text:span text:style-name="Style7">так; например; такой</text:span></text:p>
      <text:p text:style-name="Text_20_body"><text:span text:style-name="Style1">1294 · </text:span><text:span text:style-name="Style2">دافعه · </text:span><text:span text:style-name="Style3">daf’e · </text:span><text:span text:style-name="Style4">Mal n · </text:span><text:span text:style-name="Style5">time · </text:span><text:span text:style-name="Style6">время · </text:span><text:span text:style-name="Style7">п раз</text:span></text:p>
      <text:p text:style-name="Text_20_body"><text:span text:style-name="Style1">1295 · </text:span><text:span text:style-name="Style2">دماغ · </text:span><text:span text:style-name="Style3">damāq · </text:span><text:span text:style-name="Style4">Nase f · </text:span><text:span text:style-name="Style5">nose · </text:span><text:span text:style-name="Style6">в носу · </text:span><text:span text:style-name="Style7">Нос f</text:span></text:p>
      <text:p text:style-name="Text_20_body"><text:span text:style-name="Style1">1296 · </text:span><text:span text:style-name="Style2">دست‌یابی · </text:span><text:span text:style-name="Style3">dastyābi · </text:span><text:span text:style-name="Style4">Erreichen n; Erzielen n · </text:span><text:span text:style-name="Style5">achieving; gaining · </text:span><text:span text:style-name="Style6">достижения; получение · </text:span><text:span text:style-name="Style7">Достижение n; Достижение n</text:span></text:p>
      <text:p text:style-name="Text_20_body"><text:span text:style-name="Style1">1297 · </text:span><text:span text:style-name="Style2">دکتر · </text:span><text:span text:style-name="Style3">doktor · </text:span><text:span text:style-name="Style4">Arzt m; Doktor m · </text:span><text:span text:style-name="Style5">physician; doctor · </text:span><text:span text:style-name="Style6">врач; врач · </text:span><text:span text:style-name="Style7">Врач м; Доктор м</text:span></text:p>
      <text:p text:style-name="Text_20_body"><text:span text:style-name="Style1">1298 · </text:span><text:span text:style-name="Style2">دزد · </text:span><text:span text:style-name="Style3">dozd · </text:span><text:span text:style-name="Style4">Dieb m; Einbrecher m; Räuber m · </text:span><text:span text:style-name="Style5">thief; stealer; robber · </text:span><text:span text:style-name="Style6">вор; похититель; разбойник · </text:span><text:span text:style-name="Style7">Thief m; Взломщик m; Разбойник м</text:span></text:p>
      <text:p text:style-name="Text_20_body"><text:span text:style-name="Style1">1299 · </text:span><text:span text:style-name="Style2">اجباری · </text:span><text:span text:style-name="Style3">ejbāri · </text:span><text:span text:style-name="Style4">obligatorisch · </text:span><text:span text:style-name="Style5">mandatory · </text:span><text:span text:style-name="Style6">обязательное · </text:span><text:span text:style-name="Style7">обязательное</text:span></text:p>
      <text:p text:style-name="Text_20_body"><text:span text:style-name="Style1">1300 · </text:span><text:span text:style-name="Style2">انسان · </text:span><text:span text:style-name="Style3">ensān · </text:span><text:span text:style-name="Style4">man; Mensch m · </text:span><text:span text:style-name="Style5">human being; man · </text:span><text:span text:style-name="Style6">человек; человек · </text:span><text:span text:style-name="Style7">вы; Человек м</text:span></text:p>
      <text:p text:style-name="Text_20_body"><text:span text:style-name="Style1">1301 · </text:span><text:span text:style-name="Style2">انتخاب · </text:span><text:span text:style-name="Style3">entexāb · </text:span><text:span text:style-name="Style4">Wahl f; Auswahl f · </text:span><text:span text:style-name="Style5">choice; selection · </text:span><text:span text:style-name="Style6">выбор; выбор · </text:span><text:span text:style-name="Style7">Выборы f; Выбор f</text:span></text:p>
      <text:p text:style-name="Text_20_body"><text:span text:style-name="Style1">1302 · </text:span><text:span text:style-name="Style2">اراده · </text:span><text:span text:style-name="Style3">erāde · </text:span><text:span text:style-name="Style4">Wille m · </text:span><text:span text:style-name="Style5">will · </text:span><text:span text:style-name="Style6">воли · </text:span><text:span text:style-name="Style7">Будет ли m</text:span></text:p>
      <text:p text:style-name="Text_20_body"><text:span text:style-name="Style1">1303 · </text:span><text:span text:style-name="Style2">اصلاح‌طلب · </text:span><text:span text:style-name="Style3">eslāhtalab · </text:span><text:span text:style-name="Style4">Reformer m; Reformist m · </text:span><text:span text:style-name="Style5">reformer; reformist · </text:span><text:span text:style-name="Style6">реформинга; реформистский · </text:span><text:span text:style-name="Style7">Реформатор м; Реформист м</text:span></text:p>
      <text:p text:style-name="Text_20_body"><text:span text:style-name="Style1">1304 · </text:span><text:span text:style-name="Style2">اتفاق افتادن (افت) · </text:span><text:span text:style-name="Style3">ettefāq oftādan (oft) · </text:span><text:span text:style-name="Style4">passieren; geschehen · </text:span><text:span text:style-name="Style5">happen · </text:span><text:span text:style-name="Style6">случиться · </text:span><text:span text:style-name="Style7">пройти; сделано</text:span></text:p>
      <text:p text:style-name="Text_20_body"><text:span text:style-name="Style1">1305 · </text:span><text:span text:style-name="Style2">فلسفه · </text:span><text:span text:style-name="Style3">falsafe · </text:span><text:span text:style-name="Style4">Philosophie f · </text:span><text:span text:style-name="Style5">philosophy · </text:span><text:span text:style-name="Style6">философия · </text:span><text:span text:style-name="Style7">Философия f</text:span></text:p>
      <text:p text:style-name="Text_20_body"><text:span text:style-name="Style1">1306 · </text:span><text:span text:style-name="Style2">فا رمو‌س کردن (کن) · </text:span><text:span text:style-name="Style3">farāmuš kardan (kon) · </text:span><text:span text:style-name="Style4">vergessen · </text:span><text:span text:style-name="Style5">forget · </text:span><text:span text:style-name="Style6">забывать · </text:span><text:span text:style-name="Style7">забывать</text:span></text:p>
      <text:p text:style-name="Text_20_body"><text:span text:style-name="Style1">1307 · </text:span><text:span text:style-name="Style2">فرار کردن (کن) · </text:span><text:span text:style-name="Style3">farār kardan (kon) · </text:span><text:span text:style-name="Style4">fliehen · </text:span><text:span text:style-name="Style5">escape · </text:span><text:span text:style-name="Style6">побег · </text:span><text:span text:style-name="Style7">бежать</text:span></text:p>
      <text:p text:style-name="Text_20_body"><text:span text:style-name="Style1">1308 · </text:span><text:span text:style-name="Style2">فیلسوف · </text:span><text:span text:style-name="Style3">filsuf · </text:span><text:span text:style-name="Style4">Philosoph m · </text:span><text:span text:style-name="Style5">philosopher · </text:span><text:span text:style-name="Style6">философ · </text:span><text:span text:style-name="Style7">Философ м</text:span></text:p>
      <text:p text:style-name="Text_20_body"><text:span text:style-name="Style1">1309 · </text:span><text:span text:style-name="Style2">گارانتی · </text:span><text:span text:style-name="Style3">gārānti · </text:span><text:span text:style-name="Style4">Garantie f; Gewähr f · </text:span><text:span text:style-name="Style5">warranty; guarantee · </text:span><text:span text:style-name="Style6">гарантия; гарантия · </text:span><text:span text:style-name="Style7">Гарантия f; Гарантия f</text:span></text:p>
      <text:p text:style-name="Text_20_body"><text:span text:style-name="Style1">1310 · </text:span><text:span text:style-name="Style2">گرداوری · </text:span><text:span text:style-name="Style3">gerdāvari · </text:span><text:span text:style-name="Style4">Zusammenstellung f; Sammeln n · </text:span><text:span text:style-name="Style5">collecting; compilation · </text:span><text:span text:style-name="Style6">сбор; сборник · </text:span><text:span text:style-name="Style7">Компиляция f; Соберите n</text:span></text:p>
      <text:p text:style-name="Text_20_body"><text:span text:style-name="Style1">1311 · </text:span><text:span text:style-name="Style2">گیرنده · </text:span><text:span text:style-name="Style3">girande · </text:span><text:span text:style-name="Style4">Empfänger m · </text:span><text:span text:style-name="Style5">receiver · </text:span><text:span text:style-name="Style6">приемник · </text:span><text:span text:style-name="Style7">Приемник м</text:span></text:p>
      <text:p text:style-name="Text_20_body"><text:span text:style-name="Style1">1312 · </text:span><text:span text:style-name="Style2">گفتار · </text:span><text:span text:style-name="Style3">goftār · </text:span><text:span text:style-name="Style4">Rede f; Wort n · </text:span><text:span text:style-name="Style5">speech; word · </text:span><text:span text:style-name="Style6">речи; слово · </text:span><text:span text:style-name="Style7">Речь f; Слово n</text:span></text:p>
      <text:p text:style-name="Text_20_body"><text:span text:style-name="Style1">1313 · </text:span><text:span text:style-name="Style2">گنده · </text:span><text:span text:style-name="Style3">gonde · </text:span><text:span text:style-name="Style4">groß; riesig · </text:span><text:span text:style-name="Style5">big; huge · </text:span><text:span text:style-name="Style6">большой; огромный · </text:span><text:span text:style-name="Style7">большой; огромный</text:span></text:p>
      <text:p text:style-name="Text_20_body"><text:span text:style-name="Style1">1314 · </text:span><text:span text:style-name="Style2">گزینه‌‌س · </text:span><text:span text:style-name="Style3">gozineš · </text:span><text:span text:style-name="Style4">Wahl f; Auswahl f · </text:span><text:span text:style-name="Style5">choice; selection · </text:span><text:span text:style-name="Style6">выбор; выбор · </text:span><text:span text:style-name="Style7">Выборы f; Выбор f</text:span></text:p>
      <text:p text:style-name="Text_20_body"><text:span text:style-name="Style1">1315 · </text:span><text:span text:style-name="Style2">هرگز · </text:span><text:span text:style-name="Style3">hargez · </text:span><text:span text:style-name="Style4">nie; niemals · </text:span><text:span text:style-name="Style5">never; ever · </text:span><text:span text:style-name="Style6">никогда; когда-либо · </text:span><text:span text:style-name="Style7">никогда; никогда</text:span></text:p>
      <text:p text:style-name="Text_20_body"><text:span text:style-name="Style1">1316 · </text:span><text:span text:style-name="Style2">حتی · </text:span><text:span text:style-name="Style3">hattā · </text:span><text:span text:style-name="Style4">sogar · </text:span><text:span text:style-name="Style5">even · </text:span><text:span text:style-name="Style6">даже · </text:span><text:span text:style-name="Style7">даже</text:span></text:p>
      <text:p text:style-name="Text_20_body"><text:span text:style-name="Style1">1317 · </text:span><text:span text:style-name="Style2">هندوانه · </text:span><text:span text:style-name="Style3">hendevāne · </text:span><text:span text:style-name="Style4">Wassermelone f · </text:span><text:span text:style-name="Style5">watermelon · </text:span><text:span text:style-name="Style6">арбуз · </text:span><text:span text:style-name="Style7">Арбуз f</text:span></text:p>
      <text:p text:style-name="Text_20_body"><text:span text:style-name="Style1">1318 · </text:span><text:span text:style-name="Style2">حسابی · </text:span><text:span text:style-name="Style3">hesābi · </text:span><text:span text:style-name="Style4">ordentlich; wirklich · </text:span><text:span text:style-name="Style5">really; indeed · </text:span><text:span text:style-name="Style6">на самом деле; действительно · </text:span><text:span text:style-name="Style7">аккуратный; на самом деле</text:span></text:p>
      <text:p text:style-name="Text_20_body"><text:span text:style-name="Style1">1319 · </text:span><text:span text:style-name="Style2">هیچ‌چیز · </text:span><text:span text:style-name="Style3">hicciz · </text:span><text:span text:style-name="Style4">nichts · </text:span><text:span text:style-name="Style5">nothing · </text:span><text:span text:style-name="Style6">ничего · </text:span><text:span text:style-name="Style7">ничего</text:span></text:p>
      <text:p text:style-name="Text_20_body"><text:span text:style-name="Style1">1320 · </text:span><text:span text:style-name="Style2">هیچ‌وقت · </text:span><text:span text:style-name="Style3">hicvaqt · </text:span><text:span text:style-name="Style4">nie · </text:span><text:span text:style-name="Style5">never · </text:span><text:span text:style-name="Style6">никогда · </text:span><text:span text:style-name="Style7">никогда</text:span></text:p>
      <text:p text:style-name="Text_20_body"><text:span text:style-name="Style1">1321 · </text:span><text:span text:style-name="Style2">حدودا · </text:span><text:span text:style-name="Style3">hodudan · </text:span><text:span text:style-name="Style4">ungefähr · </text:span><text:span text:style-name="Style5">about; roughly · </text:span><text:span text:style-name="Style6">о; грубо · </text:span><text:span text:style-name="Style7">о</text:span></text:p>
      <text:p text:style-name="Text_20_body"><text:span text:style-name="Style1">1322 · </text:span><text:span text:style-name="Style2">این بار · </text:span><text:span text:style-name="Style3">inbār · </text:span><text:span text:style-name="Style4">diesmal · </text:span><text:span text:style-name="Style5">this time · </text:span><text:span text:style-name="Style6">на этот раз · </text:span><text:span text:style-name="Style7">на этот раз</text:span></text:p>
      <text:p text:style-name="Text_20_body"><text:span text:style-name="Style1">1323 · </text:span><text:span text:style-name="Style2">جمع‌آوری · </text:span><text:span text:style-name="Style3">jam’āvari · </text:span><text:span text:style-name="Style4">Sammeln n; Zusammenstellung f · </text:span><text:span text:style-name="Style5">collecting; compilation · </text:span><text:span text:style-name="Style6">сбор; сборник · </text:span><text:span text:style-name="Style7">Сбор n; Компиляция f</text:span></text:p>
      <text:p text:style-name="Text_20_body"><text:span text:style-name="Style1">1324 · </text:span><text:span text:style-name="Style2">کردار · </text:span><text:span text:style-name="Style3">kerdār · </text:span><text:span text:style-name="Style4">Verhalten n · </text:span><text:span text:style-name="Style5">behavior · </text:span><text:span text:style-name="Style6">поведение · </text:span><text:span text:style-name="Style7">Поведение n</text:span></text:p>
      <text:p text:style-name="Text_20_body"><text:span text:style-name="Style1">1325 · </text:span><text:span text:style-name="Style2">کنون · </text:span><text:span text:style-name="Style3">konun · </text:span><text:span text:style-name="Style4">nun · </text:span><text:span text:style-name="Style5">now · </text:span><text:span text:style-name="Style6">в настоящее время · </text:span><text:span text:style-name="Style7">в настоящее время</text:span></text:p>
      <text:p text:style-name="Text_20_body"><text:span text:style-name="Style1">1326 · </text:span><text:span text:style-name="Style2">کولر · </text:span><text:span text:style-name="Style3">kuler · </text:span><text:span text:style-name="Style4">Klimaanlage f · </text:span><text:span text:style-name="Style5">air conditioning · </text:span><text:span text:style-name="Style6">кондиционер · </text:span><text:span text:style-name="Style7">Кондиционирование воздуха f</text:span></text:p>
      <text:p text:style-name="Text_20_body"><text:span text:style-name="Style1">1327 · </text:span><text:span text:style-name="Style2">ماهواره · </text:span><text:span text:style-name="Style3">māhvāre · </text:span><text:span text:style-name="Style4">Satellit m · </text:span><text:span text:style-name="Style5">satellite · </text:span><text:span text:style-name="Style6">спутник · </text:span><text:span text:style-name="Style7">Спутниковый м</text:span></text:p>
      <text:p text:style-name="Text_20_body"><text:span text:style-name="Style1">1328 · </text:span><text:span text:style-name="Style2">ماردمان · </text:span><text:span text:style-name="Style3">mardomān · </text:span><text:span text:style-name="Style4">Leute pl; Völker pl · </text:span><text:span text:style-name="Style5">people · </text:span><text:span text:style-name="Style6">люди · </text:span><text:span text:style-name="Style7">Люди pl; Народы pl</text:span></text:p>
      <text:p text:style-name="Text_20_body"><text:span text:style-name="Style1">1329 · </text:span><text:span text:style-name="Style2">م آسینه لباس‌و آی · </text:span><text:span text:style-name="Style3">māšin-e lebāsšuyi · </text:span><text:span text:style-name="Style4">Waschmachine f · </text:span><text:span text:style-name="Style5">washing machine · </text:span><text:span text:style-name="Style6">стиральная машина · </text:span><text:span text:style-name="Style7">Стиральная машина f</text:span></text:p>
      <text:p text:style-name="Text_20_body"><text:span text:style-name="Style1">1330 · </text:span><text:span text:style-name="Style2">مخلوط‌کن · </text:span><text:span text:style-name="Style3">maxlutkon · </text:span><text:span text:style-name="Style4">Mixer m · </text:span><text:span text:style-name="Style5">mixer · </text:span><text:span text:style-name="Style6">смеситель · </text:span><text:span text:style-name="Style7">Смеситель m</text:span></text:p>
      <text:p text:style-name="Text_20_body"><text:span text:style-name="Style1">1331 · </text:span><text:span text:style-name="Style2">مو جود · </text:span><text:span text:style-name="Style3">mowjud · </text:span><text:span text:style-name="Style4">Kreatur f; verfügbar; existent · </text:span><text:span text:style-name="Style5">creature; available; existent · </text:span><text:span text:style-name="Style6">существо; в наличии; существующий · </text:span><text:span text:style-name="Style7">Существо f; в наличии; существующий</text:span></text:p>
      <text:p text:style-name="Text_20_body"><text:soft-page-break/><text:span text:style-name="Style1">1332 · </text:span><text:span text:style-name="Style2">مغ · </text:span><text:span text:style-name="Style3">mowqe’ · </text:span><text:span text:style-name="Style4">Zeit f; Zeitpunkt m · </text:span><text:span text:style-name="Style5">time; moment · </text:span><text:span text:style-name="Style6">время; момент · </text:span><text:span text:style-name="Style7">Время f; Время m</text:span></text:p>
      <text:p text:style-name="Text_20_body"><text:span text:style-name="Style1">1333 · </text:span><text:span text:style-name="Style2">مو‌س · </text:span><text:span text:style-name="Style3">muš · </text:span><text:span text:style-name="Style4">Maus f · </text:span><text:span text:style-name="Style5">mouse · </text:span><text:span text:style-name="Style6">мышь · </text:span><text:span text:style-name="Style7">Мышь f</text:span></text:p>
      <text:p text:style-name="Text_20_body"><text:span text:style-name="Style1">1334 · </text:span><text:span text:style-name="Style2">نبرد · </text:span><text:span text:style-name="Style3">nabard · </text:span><text:span text:style-name="Style4">Kampf m; Schlacht f · </text:span><text:span text:style-name="Style5">fight; battle · </text:span><text:span text:style-name="Style6">бороться; бой · </text:span><text:span text:style-name="Style7">Бой м; Битва f</text:span></text:p>
      <text:p text:style-name="Text_20_body"><text:span text:style-name="Style1">1335 · </text:span><text:span text:style-name="Style2">نیک · </text:span><text:span text:style-name="Style3">nik · </text:span><text:span text:style-name="Style4">gut · </text:span><text:span text:style-name="Style5">good; well · </text:span><text:span text:style-name="Style6">хорошо; хорошо · </text:span><text:span text:style-name="Style7">хорошо</text:span></text:p>
      <text:p text:style-name="Text_20_body"><text:span text:style-name="Style1">1336 · </text:span><text:span text:style-name="Style2">نیکی · </text:span><text:span text:style-name="Style3">niki · </text:span><text:span text:style-name="Style4">Güte f · </text:span><text:span text:style-name="Style5">goodness · </text:span><text:span text:style-name="Style6">доброта · </text:span><text:span text:style-name="Style7">Доброта f</text:span></text:p>
      <text:p text:style-name="Text_20_body"><text:span text:style-name="Style1">1337 · </text:span><text:span text:style-name="Style2">پهن · </text:span><text:span text:style-name="Style3">pahn · </text:span><text:span text:style-name="Style4">breit · </text:span><text:span text:style-name="Style5">broad; wide · </text:span><text:span text:style-name="Style6">широкий; широкий · </text:span><text:span text:style-name="Style7">широкий</text:span></text:p>
      <text:p text:style-name="Text_20_body"><text:span text:style-name="Style1">1338 · </text:span><text:span text:style-name="Style2">پکر · </text:span><text:span text:style-name="Style3">pakar · </text:span><text:span text:style-name="Style4">nachdenklich · </text:span><text:span text:style-name="Style5">pensive · </text:span><text:span text:style-name="Style6">задумчивый · </text:span><text:span text:style-name="Style7">вдумчивый</text:span></text:p>
      <text:p text:style-name="Text_20_body"><text:span text:style-name="Style1">1339 · </text:span><text:span text:style-name="Style2">پلید · </text:span><text:span text:style-name="Style3">palid · </text:span><text:span text:style-name="Style4">böse; schmutzig · </text:span><text:span text:style-name="Style5">evil; dirty · </text:span><text:span text:style-name="Style6">зло; грязный · </text:span><text:span text:style-name="Style7">зло; грязный</text:span></text:p>
      <text:p text:style-name="Text_20_body"><text:span text:style-name="Style1">1340 · </text:span><text:span text:style-name="Style2">پرداختن (پرداز) · </text:span><text:span text:style-name="Style3">pardāxtan (pardāz) · </text:span><text:span text:style-name="Style4">bezahlen; zahlen; sich beschäftigen · </text:span><text:span text:style-name="Style5">pay; deal · </text:span><text:span text:style-name="Style6">платить; сделка · </text:span><text:span text:style-name="Style7">платить; платить; заниматься</text:span></text:p>
      <text:p text:style-name="Text_20_body"><text:span text:style-name="Style1">1341 · </text:span><text:span text:style-name="Style2">پذیره‌‌س · </text:span><text:span text:style-name="Style3">pazireš · </text:span><text:span text:style-name="Style4">Annahme f; Rezeption f · </text:span><text:span text:style-name="Style5">acceptance; reception · </text:span><text:span text:style-name="Style6">принятие; прием · </text:span><text:span text:style-name="Style7">Предположение f; Прием f</text:span></text:p>
      <text:p text:style-name="Text_20_body"><text:span text:style-name="Style1">1342 · </text:span><text:span text:style-name="Style2">پندار · </text:span><text:span text:style-name="Style3">pendār · </text:span><text:span text:style-name="Style4">Gedanke m; Vorstellung f · </text:span><text:span text:style-name="Style5">thought; imagination · </text:span><text:span text:style-name="Style6">мысль; воображение · </text:span><text:span text:style-name="Style7">Мысль м; Представление f</text:span></text:p>
      <text:p text:style-name="Text_20_body"><text:span text:style-name="Style1">1343 · </text:span><text:span text:style-name="Style2">غربی · </text:span><text:span text:style-name="Style3">qarbi · </text:span><text:span text:style-name="Style4">abendländisch; okzidental; West‐; westlich; Abendländer m · </text:span><text:span text:style-name="Style5">western; westerner; Occidental · </text:span><text:span text:style-name="Style6">западный; западник; западный · </text:span><text:span text:style-name="Style7">Occidental; Occidental; Запад; запад; Западные люди</text:span></text:p>
      <text:p text:style-name="Text_20_body"><text:span text:style-name="Style1">1344 · </text:span><text:span text:style-name="Style2">قلیان که‌‌س عیدان (که‌‌س) · </text:span><text:span text:style-name="Style3">qelyān kešidan (keš) · </text:span><text:span text:style-name="Style4">Wasserpfeife rauchen · </text:span><text:span text:style-name="Style5">smoke shisha · </text:span><text:span text:style-name="Style6">дымный шашлык · </text:span><text:span text:style-name="Style7">Курение кальяна</text:span></text:p>
      <text:p text:style-name="Text_20_body"><text:span text:style-name="Style1">1345 · </text:span><text:span text:style-name="Style2">رنگین‌کمان · </text:span><text:span text:style-name="Style3">ranginkamān · </text:span><text:span text:style-name="Style4">Regenbogen m · </text:span><text:span text:style-name="Style5">rainbow · </text:span><text:span text:style-name="Style6">радуга · </text:span><text:span text:style-name="Style7">Радуга м</text:span></text:p>
      <text:p text:style-name="Text_20_body"><text:span text:style-name="Style1">1346 · </text:span><text:span text:style-name="Style2">صحنه · </text:span><text:span text:style-name="Style3">sahne · </text:span><text:span text:style-name="Style4">Bühne f; Szene f · </text:span><text:span text:style-name="Style5">scene; stage · </text:span><text:span text:style-name="Style6">сцена; этап · </text:span><text:span text:style-name="Style7">Этап f; Сцена f</text:span></text:p>
      <text:p text:style-name="Text_20_body"><text:span text:style-name="Style1">1347 · </text:span><text:span text:style-name="Style2">سر ت بستن (بند) · </text:span><text:span text:style-name="Style3">šart bastan (band) · </text:span><text:span text:style-name="Style4">wetten · </text:span><text:span text:style-name="Style5">bet · </text:span><text:span text:style-name="Style6">ставка · </text:span><text:span text:style-name="Style7">ставка</text:span></text:p>
      <text:p text:style-name="Text_20_body"><text:span text:style-name="Style1">1348 · </text:span><text:span text:style-name="Style2">شرط‌بندی · </text:span><text:span text:style-name="Style3">šartbandi · </text:span><text:span text:style-name="Style4">Wette f · </text:span><text:span text:style-name="Style5">bet · </text:span><text:span text:style-name="Style6">ставка · </text:span><text:span text:style-name="Style7">Ставка f</text:span></text:p>
      <text:p text:style-name="Text_20_body"><text:span text:style-name="Style1">1349 · </text:span><text:span text:style-name="Style2">شکل · </text:span><text:span text:style-name="Style3">šekl · </text:span><text:span text:style-name="Style4">Figur f; Form f; Gestalt f; Aussehen n · </text:span><text:span text:style-name="Style5">figure; shape; look · </text:span><text:span text:style-name="Style6">рисунок; формы; посмотреть · </text:span><text:span text:style-name="Style7">Рисунок f; Форма f; Рисунок f; Внешний вид n</text:span></text:p>
      <text:p text:style-name="Text_20_body"><text:span text:style-name="Style1">1350 · </text:span><text:span text:style-name="Style2">شکل گرفتن (گیر) · </text:span><text:span text:style-name="Style3">šekl gereftan (gir) · </text:span><text:span text:style-name="Style4">geformt werden · </text:span><text:span text:style-name="Style5">be formed · </text:span><text:span text:style-name="Style6">быть сформированным · </text:span><text:span text:style-name="Style7">быть сформированным</text:span></text:p>
      <text:p text:style-name="Text_20_body"><text:span text:style-name="Style1">1351 · </text:span><text:span text:style-name="Style2">سن عیدان (سه ناو، سن‌و) · </text:span><text:span text:style-name="Style3">šenidan (šenav, šenow) · </text:span><text:span text:style-name="Style4">hören · </text:span><text:span text:style-name="Style5">hear · </text:span><text:span text:style-name="Style6">заслушивать · </text:span><text:span text:style-name="Style7">заслушивать</text:span></text:p>
      <text:p text:style-name="Text_20_body"><text:span text:style-name="Style1">1352 · </text:span><text:span text:style-name="Style2">صور · </text:span><text:span text:style-name="Style3">šur · </text:span><text:span text:style-name="Style4">salzig; Leidenschaft f · </text:span><text:span text:style-name="Style5">salty; passion · </text:span><text:span text:style-name="Style6">соленая; страсть · </text:span><text:span text:style-name="Style7">соленая; Страсть f</text:span></text:p>
      <text:p text:style-name="Text_20_body"><text:span text:style-name="Style1">1353 · </text:span><text:span text:style-name="Style2">سوختن (سوز) · </text:span><text:span text:style-name="Style3">suxtan (suz) · </text:span><text:span text:style-name="Style4">brennen; anbrennen; verbrennen · </text:span><text:span text:style-name="Style5">burn · </text:span><text:span text:style-name="Style6">жечь · </text:span><text:span text:style-name="Style7">сжигание; сжигание; жечь</text:span></text:p>
      <text:p text:style-name="Text_20_body"><text:span text:style-name="Style1">1354 · </text:span><text:span text:style-name="Style2">سوزاندن (سوزن) · </text:span><text:span text:style-name="Style3">suzāndan (suzān) · </text:span><text:span text:style-name="Style4">anbrennen; verbrennen · </text:span><text:span text:style-name="Style5">burn · </text:span><text:span text:style-name="Style6">жечь · </text:span><text:span text:style-name="Style7">сжигание; жечь</text:span></text:p>
      <text:p text:style-name="Text_20_body"><text:span text:style-name="Style1">1355 · </text:span><text:span text:style-name="Style2">تعلیم · </text:span><text:span text:style-name="Style3">taālim · </text:span><text:span text:style-name="Style4">Lehren pl · </text:span><text:span text:style-name="Style5">teachings · </text:span><text:span text:style-name="Style6">учения · </text:span><text:span text:style-name="Style7">Учение pl</text:span></text:p>
      <text:p text:style-name="Text_20_body"><text:span text:style-name="Style1">1356 · </text:span><text:span text:style-name="Style2">تعمیر کردن (کن) · </text:span><text:span text:style-name="Style3">ta’mir kardan (kon) · </text:span><text:span text:style-name="Style4">reparieren · </text:span><text:span text:style-name="Style5">repair · </text:span><text:span text:style-name="Style6">ремонт · </text:span><text:span text:style-name="Style7">ремонт</text:span></text:p>
      <text:p text:style-name="Text_20_body"><text:span text:style-name="Style1">1357 · </text:span><text:span text:style-name="Style2">تاثیر · </text:span><text:span text:style-name="Style3">ta’sir · </text:span><text:span text:style-name="Style4">Einfluss m · </text:span><text:span text:style-name="Style5">influence · </text:span><text:span text:style-name="Style6">влияние · </text:span><text:span text:style-name="Style7">Влияние m</text:span></text:p>
      <text:p text:style-name="Text_20_body"><text:span text:style-name="Style1">1358 · </text:span><text:span text:style-name="Style2">تفسیر · </text:span><text:span text:style-name="Style3">tafsir <text:s/>· </text:span><text:span text:style-name="Style4">Interpretation f; Kommentar m · </text:span><text:span text:style-name="Style5">interpretation; commentary;comment · </text:span><text:span text:style-name="Style6">интерпретация; комментарий; комментарий · </text:span><text:span text:style-name="Style7">Интерпретация f; Комментарий m</text:span></text:p>
      <text:p text:style-name="Text_20_body"><text:span text:style-name="Style1">1359 · </text:span><text:span text:style-name="Style2">تاریک · </text:span><text:span text:style-name="Style3">tārik · </text:span><text:span text:style-name="Style4">dunkel · </text:span><text:span text:style-name="Style5">dark · </text:span><text:span text:style-name="Style6">темный · </text:span><text:span text:style-name="Style7">темный</text:span></text:p>
      <text:p text:style-name="Text_20_body"><text:span text:style-name="Style1">1360 · </text:span><text:span text:style-name="Style2">ترجمه · </text:span><text:span text:style-name="Style3">tarjome · </text:span><text:span text:style-name="Style4">Übersetzung f · </text:span><text:span text:style-name="Style5">translation · </text:span><text:span text:style-name="Style6">перевод · </text:span><text:span text:style-name="Style7">Перевод f</text:span></text:p>
      <text:p text:style-name="Text_20_body"><text:span text:style-name="Style1">1361 · </text:span><text:span text:style-name="Style2">توضیح <text:s/>دادن <text:s text:c="2"/>(ده) · </text:span><text:span text:style-name="Style3">towzih dādan (deh) · </text:span><text:span text:style-name="Style4">erklären · </text:span><text:span text:style-name="Style5">explain · </text:span><text:span text:style-name="Style6">объяснять · </text:span><text:span text:style-name="Style7">объяснять</text:span></text:p>
      <text:p text:style-name="Text_20_body"><text:span text:style-name="Style1">1362 · </text:span><text:span text:style-name="Style2">خبر · </text:span><text:span text:style-name="Style3">xabar · </text:span><text:span text:style-name="Style4">Nachricht f; Neuigkeit f · </text:span><text:span text:style-name="Style5">news; message · </text:span><text:span text:style-name="Style6">новости; сообщение · </text:span><text:span text:style-name="Style7">Сообщение f; Новости f</text:span></text:p>
      <text:p text:style-name="Text_20_body"><text:span text:style-name="Style1">1363 · </text:span><text:span text:style-name="Style2">خالق · </text:span><text:span text:style-name="Style3">xāleq · </text:span><text:span text:style-name="Style4">Schöpfer m · </text:span><text:span text:style-name="Style5">creator · </text:span><text:span text:style-name="Style6">создатель · </text:span><text:span text:style-name="Style7">Создатель m</text:span></text:p>
      <text:p text:style-name="Text_20_body"><text:span text:style-name="Style1">1364 · </text:span><text:span text:style-name="Style2">خوا مو‌س کردن (کن) · </text:span><text:span text:style-name="Style3">xāmuš kardan (kon) · </text:span><text:span text:style-name="Style4">ausmachen; löschen · </text:span><text:span text:style-name="Style5">turn off; extinguish · </text:span><text:span text:style-name="Style6">выключать тушить · </text:span><text:span text:style-name="Style7">макияж; удалять</text:span></text:p>
      <text:p text:style-name="Text_20_body"><text:span text:style-name="Style1">1365 · </text:span><text:span text:style-name="Style2">خدا · </text:span><text:span text:style-name="Style3">Xodā · </text:span><text:span text:style-name="Style4">Gott m; Herr m · </text:span><text:span text:style-name="Style5">God · </text:span><text:span text:style-name="Style6">бог · </text:span><text:span text:style-name="Style7">Бог м; Г-н м</text:span></text:p>
      <text:p text:style-name="Text_20_body"><text:span text:style-name="Style1">1366 · </text:span><text:span text:style-name="Style2">خوبی · </text:span><text:span text:style-name="Style3">xubi · </text:span><text:span text:style-name="Style4">Güte f · </text:span><text:span text:style-name="Style5">goodness · </text:span><text:span text:style-name="Style6">доброта · </text:span><text:span text:style-name="Style7">Доброта f</text:span></text:p>
      <text:p text:style-name="Text_20_body"><text:span text:style-name="Style1">1367 · </text:span><text:span text:style-name="Style2">یاد دادن (د) · </text:span><text:span text:style-name="Style3">yād dādan (deh) · </text:span><text:span text:style-name="Style4">unterrichten; lehren · </text:span><text:span text:style-name="Style5">instruct; teach · </text:span><text:span text:style-name="Style6">проинструктировать; научить · </text:span><text:span text:style-name="Style7">обучение; научить</text:span></text:p>
      <text:p text:style-name="Text_20_body"><text:span text:style-name="Style1">1368 · </text:span><text:span text:style-name="Style2">یونان · </text:span><text:span text:style-name="Style3">Yunān · </text:span><text:span text:style-name="Style4">Griechenland n · </text:span><text:span text:style-name="Style5">Greece · </text:span><text:span text:style-name="Style6">Греция · </text:span><text:span text:style-name="Style7">Греция n</text:span></text:p>
      <text:p text:style-name="Text_20_body"><text:span text:style-name="Style1">1369 · </text:span><text:span text:style-name="Style2">ضبط سوت · </text:span><text:span text:style-name="Style3">zabtesowt · </text:span><text:span text:style-name="Style4">Kassettenrekorder m · </text:span><text:span text:style-name="Style5">tape recorder · </text:span><text:span text:style-name="Style6">магнитофон · </text:span><text:span text:style-name="Style7">Кассетный магнитофон m</text:span></text:p>
      <text:p text:style-name="Text_20_body"><text:span text:style-name="Style1">1370 · </text:span><text:span text:style-name="Style2">زیستن (زی) · </text:span><text:span text:style-name="Style3">zistan (zi) · </text:span><text:span text:style-name="Style4">leben · </text:span><text:span text:style-name="Style5">live · </text:span><text:span text:style-name="Style6">жить · </text:span><text:span text:style-name="Style7">жить</text:span></text:p>
      <text:p text:style-name="Text_20_body"><text:span text:style-name="Style1">1371 · </text:span><text:span text:style-name="Style2">درس · </text:span><text:span text:style-name="Style3">Dars-e · </text:span><text:span text:style-name="Style4">14 · </text:span><text:span text:style-name="Style5">14 · </text:span><text:span text:style-name="Style6">14 · </text:span><text:span text:style-name="Style7">14</text:span></text:p>
      <text:p text:style-name="Text_20_body"><text:span text:style-name="Style1">1372 · </text:span><text:span text:style-name="Style2">آمپول · </text:span><text:span text:style-name="Style3">āmpul · </text:span><text:span text:style-name="Style4">Spritze f · </text:span><text:span text:style-name="Style5">syringe · </text:span><text:span text:style-name="Style6">шприц · </text:span><text:span text:style-name="Style7">Шприц f</text:span></text:p>
      <text:p text:style-name="Text_20_body"><text:span text:style-name="Style1">1373 · </text:span><text:span text:style-name="Style2">آمپول زدن (زن) · </text:span><text:span text:style-name="Style3">āmpul zadan (zan) · </text:span><text:span text:style-name="Style4">spritzen · </text:span><text:span text:style-name="Style5">inject · </text:span><text:span text:style-name="Style6">впрыскивать · </text:span><text:span text:style-name="Style7">всплеск</text:span></text:p>
      <text:p text:style-name="Text_20_body"><text:span text:style-name="Style1">1374 · </text:span><text:span text:style-name="Style2">اندام · </text:span><text:span text:style-name="Style3">andām · </text:span><text:span text:style-name="Style4">Glied n; Organ n; Körper m · </text:span><text:span text:style-name="Style5">organ; body · </text:span><text:span text:style-name="Style6">орган; тело · </text:span><text:span text:style-name="Style7">Член n; Орган n; Тело m</text:span></text:p>
      <text:p text:style-name="Text_20_body"><text:span text:style-name="Style1">1375 · </text:span><text:span text:style-name="Style2">از قبیله · </text:span><text:span text:style-name="Style3">az qabil-e · </text:span><text:span text:style-name="Style4">wie · </text:span><text:span text:style-name="Style5">such as · </text:span><text:span text:style-name="Style6">таких как · </text:span><text:span text:style-name="Style7">как</text:span></text:p>
      <text:p text:style-name="Text_20_body"><text:span text:style-name="Style1">1376 · </text:span><text:span text:style-name="Style2">بعد · </text:span><text:span text:style-name="Style3">bad · </text:span><text:span text:style-name="Style4">schlecht; schlimm · </text:span><text:span text:style-name="Style5">bad · </text:span><text:span text:style-name="Style6">плохой · </text:span><text:span text:style-name="Style7">плохо; плохой</text:span></text:p>
      <text:p text:style-name="Text_20_body"><text:span text:style-name="Style1">1377 · </text:span><text:span text:style-name="Style2">بعد · </text:span><text:span text:style-name="Style3">bād · </text:span><text:span text:style-name="Style4">Wind m · </text:span><text:span text:style-name="Style5">wind · </text:span><text:span text:style-name="Style6">ветер · </text:span><text:span text:style-name="Style7">Ветер m</text:span></text:p>
      <text:p text:style-name="Text_20_body"><text:span text:style-name="Style1">1378 · </text:span><text:span text:style-name="Style2">بدن · </text:span><text:span text:style-name="Style3">badan · </text:span><text:span text:style-name="Style4">Körper m · </text:span><text:span text:style-name="Style5">body · </text:span><text:span text:style-name="Style6">тело · </text:span><text:span text:style-name="Style7">Тело m</text:span></text:p>
      <text:p text:style-name="Text_20_body"><text:span text:style-name="Style1">1379 · </text:span><text:span text:style-name="Style2">باران · </text:span><text:span text:style-name="Style3">bārān · </text:span><text:span text:style-name="Style4">Regen m · </text:span><text:span text:style-name="Style5">rain · </text:span><text:span text:style-name="Style6">дождь · </text:span><text:span text:style-name="Style7">Дождь м</text:span></text:p>
      <text:p text:style-name="Text_20_body"><text:span text:style-name="Style1">1380 · </text:span><text:span text:style-name="Style2">برتر · </text:span><text:span text:style-name="Style3">bartar · </text:span><text:span text:style-name="Style4">superior; überlegen · </text:span><text:span text:style-name="Style5">superior; better; higher · </text:span><text:span text:style-name="Style6">выше; лучше; выше · </text:span><text:span text:style-name="Style7">выше; рассматривать</text:span></text:p>
      <text:p text:style-name="Text_20_body"><text:span text:style-name="Style1">1381 · </text:span><text:span text:style-name="Style2">بی‌حسی · </text:span><text:span text:style-name="Style3">bihessi · </text:span><text:span text:style-name="Style4">Anästhesie f · </text:span><text:span text:style-name="Style5">anesthesia · </text:span><text:span text:style-name="Style6">анестезия · </text:span><text:span text:style-name="Style7">Анестезия f</text:span></text:p>
      <text:p text:style-name="Text_20_body"><text:span text:style-name="Style1">1382 · </text:span><text:span text:style-name="Style2">بی‌نظیر · </text:span><text:span text:style-name="Style3">binazir · </text:span><text:span text:style-name="Style4">beispiellos; einmalig · </text:span><text:span text:style-name="Style5">unique; unrivaled · </text:span><text:span text:style-name="Style6">уникальный; </text:span><text:soft-page-break/><text:span text:style-name="Style6">непревзойденный · </text:span><text:span text:style-name="Style7">беспрецедентным; уникальный</text:span></text:p>
      <text:p text:style-name="Text_20_body"><text:span text:style-name="Style1">1383 · </text:span><text:span text:style-name="Style2">بی سمار · </text:span><text:span text:style-name="Style3">bišomār · </text:span><text:span text:style-name="Style4">zahllos; viel · </text:span><text:span text:style-name="Style5">numerous · </text:span><text:span text:style-name="Style6">многочисленные · </text:span><text:span text:style-name="Style7">бесчисленны; много</text:span></text:p>
      <text:p text:style-name="Text_20_body"><text:span text:style-name="Style1">1384 · </text:span><text:span text:style-name="Style2">چند وقت · </text:span><text:span text:style-name="Style3">candvaqt · </text:span><text:span text:style-name="Style4">wie lange · </text:span><text:span text:style-name="Style5">how long · </text:span><text:span text:style-name="Style6">как долго · </text:span><text:span text:style-name="Style7">как долго</text:span></text:p>
      <text:p text:style-name="Text_20_body"><text:span text:style-name="Style1">1385 · </text:span><text:span text:style-name="Style2">چکسابار-است · </text:span><text:span text:style-name="Style3">cexabar-ast · </text:span><text:span text:style-name="Style4">was ist los · </text:span><text:span text:style-name="Style5">what’s going on · </text:span><text:span text:style-name="Style6">что происходит · </text:span><text:span text:style-name="Style7">что случилось</text:span></text:p>
      <text:p text:style-name="Text_20_body"><text:span text:style-name="Style1">1386 · </text:span><text:span text:style-name="Style2">دندانه کرم‌خورده · </text:span><text:span text:style-name="Style3">dandān-e kermxorde · </text:span><text:span text:style-name="Style4">kariösen Zahn · </text:span><text:span text:style-name="Style5">carious tooth · </text:span><text:span text:style-name="Style6">кариозный зуб · </text:span><text:span text:style-name="Style7">кариозный зуб</text:span></text:p>
      <text:p text:style-name="Text_20_body"><text:span text:style-name="Style1">1387 · </text:span><text:span text:style-name="Style2">درد · </text:span><text:span text:style-name="Style3">dard · </text:span><text:span text:style-name="Style4">Schmerz m; Beschwerde f · </text:span><text:span text:style-name="Style5">pain; ache · </text:span><text:span text:style-name="Style6">боль; боль · </text:span><text:span text:style-name="Style7">Боль m; Жалоба f</text:span></text:p>
      <text:p text:style-name="Text_20_body"><text:span text:style-name="Style1">1388 · </text:span><text:span text:style-name="Style2">درد کردن (کن) · </text:span><text:span text:style-name="Style3">dard kardan (kon) · </text:span><text:span text:style-name="Style4">weh tun · </text:span><text:span text:style-name="Style5">hurt · </text:span><text:span text:style-name="Style6">боль · </text:span><text:span text:style-name="Style7">боль</text:span></text:p>
      <text:p text:style-name="Text_20_body"><text:span text:style-name="Style1">1389 · </text:span><text:span text:style-name="Style2">دارو · </text:span><text:span text:style-name="Style3">dāru · </text:span><text:span text:style-name="Style4">Arznei n; Arzneimittel n; Medikament n · </text:span><text:span text:style-name="Style5">drug; medicament; medicine · </text:span><text:span text:style-name="Style6">наркотики; лекарственное; медицина · </text:span><text:span text:style-name="Style7">Наркотики п; Препарат n; Препарат n</text:span></text:p>
      <text:p text:style-name="Text_20_body"><text:span text:style-name="Style1">1390 · </text:span><text:span text:style-name="Style2">دستگیر · </text:span><text:span text:style-name="Style3">dastgir · </text:span><text:span text:style-name="Style4">verhaftet · </text:span><text:span text:style-name="Style5">arrested · </text:span><text:span text:style-name="Style6">арестованный · </text:span><text:span text:style-name="Style7">арестованный</text:span></text:p>
      <text:p text:style-name="Text_20_body"><text:span text:style-name="Style1">1391 · </text:span><text:span text:style-name="Style2">دوا · </text:span><text:span text:style-name="Style3">davā · </text:span><text:span text:style-name="Style4">Arznei n; Arzneimittel n; Medikament n · </text:span><text:span text:style-name="Style5">drug; medicament; medicine · </text:span><text:span text:style-name="Style6">наркотики; лекарственное; медицина · </text:span><text:span text:style-name="Style7">Наркотики п; Препарат n; Препарат n</text:span></text:p>
      <text:p text:style-name="Text_20_body"><text:span text:style-name="Style1">1392 · </text:span><text:span text:style-name="Style2">دل · </text:span><text:span text:style-name="Style3">del · </text:span><text:span text:style-name="Style4">Bauch m; Herz n; Magen m · </text:span><text:span text:style-name="Style5">heart; stomach · </text:span><text:span text:style-name="Style6">сердце; в желудке · </text:span><text:span text:style-name="Style7">Живот м; Сердце n; Желудок m</text:span></text:p>
      <text:p text:style-name="Text_20_body"><text:span text:style-name="Style1">1393 · </text:span><text:span text:style-name="Style2">دل‌درد · </text:span><text:span text:style-name="Style3">deldard · </text:span><text:span text:style-name="Style4">Bauchschmerzen m/pl; Magenschmerzen m/pl · </text:span><text:span text:style-name="Style5">stomach ache · </text:span><text:span text:style-name="Style6">боль в желудке · </text:span><text:span text:style-name="Style7">Боль в животе m / pl; Stomachache m / pl</text:span></text:p>
      <text:p text:style-name="Text_20_body"><text:span text:style-name="Style1">1394 · </text:span><text:span text:style-name="Style2">دراز که‌‌س عیدان (که‌‌س) · </text:span><text:span text:style-name="Style3">derāz kešidan (keš) · </text:span><text:span text:style-name="Style4">liegen · </text:span><text:span text:style-name="Style5">lie · </text:span><text:span text:style-name="Style6">ЛОЖЬ · </text:span><text:span text:style-name="Style7">ЛОЖЬ</text:span></text:p>
      <text:p text:style-name="Text_20_body"><text:span text:style-name="Style1">1395 · </text:span><text:span text:style-name="Style2">درست · </text:span><text:span text:style-name="Style3">dorošt · </text:span><text:span text:style-name="Style4">grob; groß · </text:span><text:span text:style-name="Style5">coarse; large; sturdy · </text:span><text:span text:style-name="Style6">грубый; большой; крепкий · </text:span><text:span text:style-name="Style7">грубый; большой</text:span></text:p>
      <text:p text:style-name="Text_20_body"><text:span text:style-name="Style1">1396 · </text:span><text:span text:style-name="Style2">احتمال داستان (در) · </text:span><text:span text:style-name="Style3">ehtemāl dāštan (dār) · </text:span><text:span text:style-name="Style4">wahrscheinlich sein · </text:span><text:span text:style-name="Style5">being probable · </text:span><text:span text:style-name="Style6">вероятно · </text:span><text:span text:style-name="Style7">вероятно,</text:span></text:p>
      <text:p text:style-name="Text_20_body"><text:span text:style-name="Style1">1397 · </text:span><text:span text:style-name="Style2">امتحان دادن (د) · </text:span><text:span text:style-name="Style3">emtehān dādan (deh) · </text:span><text:span text:style-name="Style4">eine Prüfung ablegen · </text:span><text:span text:style-name="Style5">pass an exam · </text:span><text:span text:style-name="Style6">сдать экзамен · </text:span><text:span text:style-name="Style7">сдать экзамен</text:span></text:p>
      <text:p text:style-name="Text_20_body"><text:span text:style-name="Style1">1398 · </text:span><text:span text:style-name="Style2">اقامت · </text:span><text:span text:style-name="Style3">eqāmat · </text:span><text:span text:style-name="Style4">Aufenthalt m · </text:span><text:span text:style-name="Style5">stay · </text:span><text:span text:style-name="Style6">остаться · </text:span><text:span text:style-name="Style7">Оставайтесь м</text:span></text:p>
      <text:p text:style-name="Text_20_body"><text:span text:style-name="Style1">1399 · </text:span><text:span text:style-name="Style2">استکان · </text:span><text:span text:style-name="Style3">estekān · </text:span><text:span text:style-name="Style4">Gläschen n · </text:span><text:span text:style-name="Style5">glass · </text:span><text:span text:style-name="Style6">стекло · </text:span><text:span text:style-name="Style7">Очки n</text:span></text:p>
      <text:p text:style-name="Text_20_body"><text:span text:style-name="Style1">1400 · </text:span><text:span text:style-name="Style2">اطلاع · </text:span><text:span text:style-name="Style3">ettelā’ · </text:span><text:span text:style-name="Style4">Information f; Bekanntmachung f; Benachrichtigung f · </text:span><text:span text:style-name="Style5">information; notice; notification · </text:span><text:span text:style-name="Style6">информация; заметить; уведомление · </text:span><text:span text:style-name="Style7">Информация f; Объявление f; Уведомление f</text:span></text:p>
      <text:p text:style-name="Text_20_body"><text:span text:style-name="Style1">1401 · </text:span><text:span text:style-name="Style2">فاصله · </text:span><text:span text:style-name="Style3">fāsele · </text:span><text:span text:style-name="Style4">Abstand m; Distanz f · </text:span><text:span text:style-name="Style5">distance · </text:span><text:span text:style-name="Style6">расстояние · </text:span><text:span text:style-name="Style7">Расстояние m; Расстояние f</text:span></text:p>
      <text:p text:style-name="Text_20_body"><text:span text:style-name="Style1">1402 · </text:span><text:span text:style-name="Style2">فسار خون · </text:span><text:span text:style-name="Style3">fešārxun · </text:span><text:span text:style-name="Style4">Blutdruck m · </text:span><text:span text:style-name="Style5">blood pressure · </text:span><text:span text:style-name="Style6">кровяное давление · </text:span><text:span text:style-name="Style7">Кровяное давление m</text:span></text:p>
      <text:p text:style-name="Text_20_body"><text:span text:style-name="Style1">1403 · </text:span><text:span text:style-name="Style2">فسار خون گرفتن (گیر) · </text:span><text:span text:style-name="Style3">fešārxun gereftan (gir) <text:s/>· </text:span><text:span text:style-name="Style4">Blutdruck messen · </text:span><text:span text:style-name="Style5">measure bloodpressure · </text:span><text:span text:style-name="Style6">измерение артериального давления · </text:span><text:span text:style-name="Style7">Измерение артериального давления</text:span></text:p>
      <text:p text:style-name="Text_20_body"><text:span text:style-name="Style1">1404 · </text:span><text:span text:style-name="Style2">گلو · </text:span><text:span text:style-name="Style3">galu · </text:span><text:span text:style-name="Style4">Hals m · </text:span><text:span text:style-name="Style5">throat · </text:span><text:span text:style-name="Style6">горло · </text:span><text:span text:style-name="Style7">Шея м</text:span></text:p>
      <text:p text:style-name="Text_20_body"><text:span text:style-name="Style1">1405 · </text:span><text:span text:style-name="Style2">گردن · </text:span><text:span text:style-name="Style3">gardan · </text:span><text:span text:style-name="Style4">Nacken m · </text:span><text:span text:style-name="Style5">neck · </text:span><text:span text:style-name="Style6">шея · </text:span><text:span text:style-name="Style7">Шея м</text:span></text:p>
      <text:p text:style-name="Text_20_body"><text:span text:style-name="Style1">1406 · </text:span><text:span text:style-name="Style2">گردن درد · </text:span><text:span text:style-name="Style3">gardandard · </text:span><text:span text:style-name="Style4">Nackenschmerzen pl · </text:span><text:span text:style-name="Style5">neck pain · </text:span><text:span text:style-name="Style6">боль в шее · </text:span><text:span text:style-name="Style7">Боль в шее</text:span></text:p>
      <text:p text:style-name="Text_20_body"><text:span text:style-name="Style1">1407 · </text:span><text:span text:style-name="Style2">گرده هم آمدن (آ) · </text:span><text:span text:style-name="Style3">gerd-e ham āmadan (ā) <text:s/>· </text:span><text:span text:style-name="Style4">sich versammeln; zusammenkommen · </text:span><text:span text:style-name="Style5">gather; cometogether · </text:span><text:span text:style-name="Style6">собирать; cometogether · </text:span><text:span text:style-name="Style7">собираться; объединяться</text:span></text:p>
      <text:p text:style-name="Text_20_body"><text:span text:style-name="Style1">1408 · </text:span><text:span text:style-name="Style2">گو ث · </text:span><text:span text:style-name="Style3">guš · </text:span><text:span text:style-name="Style4">Ohr n · </text:span><text:span text:style-name="Style5">ear · </text:span><text:span text:style-name="Style6">ухо · </text:span><text:span text:style-name="Style7">Ухо n</text:span></text:p>
      <text:p text:style-name="Text_20_body"><text:span text:style-name="Style1">1409 · </text:span><text:span text:style-name="Style2">گوش‌درد · </text:span><text:span text:style-name="Style3">gušdard · </text:span><text:span text:style-name="Style4">Ohrenschmerzen m/pl · </text:span><text:span text:style-name="Style5">earache · </text:span><text:span text:style-name="Style6">оталгия · </text:span><text:span text:style-name="Style7">Earache m / pl</text:span></text:p>
      <text:p text:style-name="Text_20_body"><text:span text:style-name="Style1">1410 · </text:span><text:span text:style-name="Style2">حالتا هوو · </text:span><text:span text:style-name="Style3">hālattahavvo’ · </text:span><text:span text:style-name="Style4">Übelkeit f · </text:span><text:span text:style-name="Style5">nausea · </text:span><text:span text:style-name="Style6">тошнота · </text:span><text:span text:style-name="Style7">Тошнота f</text:span></text:p>
      <text:p text:style-name="Text_20_body"><text:span text:style-name="Style1">1411 · </text:span><text:span text:style-name="Style2">هنری · </text:span><text:span text:style-name="Style3">honari · </text:span><text:span text:style-name="Style4">Kunst‐; künstlerisch · </text:span><text:span text:style-name="Style5">artistic · </text:span><text:span text:style-name="Style6">художественный · </text:span><text:span text:style-name="Style7">искусство; художественный</text:span></text:p>
      <text:p text:style-name="Text_20_body"><text:span text:style-name="Style1">1412 · </text:span><text:span text:style-name="Style2">جهانیان · </text:span><text:span text:style-name="Style3">jahāniyān · </text:span><text:span text:style-name="Style4">Menschen weltweit · </text:span><text:span text:style-name="Style5">people worldwide · </text:span><text:span text:style-name="Style6">люди во всем мире · </text:span><text:span text:style-name="Style7">Люди во всем мире</text:span></text:p>
      <text:p text:style-name="Text_20_body"><text:span text:style-name="Style1">1413 · </text:span><text:span text:style-name="Style2">جنبه · </text:span><text:span text:style-name="Style3">janbe · </text:span><text:span text:style-name="Style4">Aspekt m · </text:span><text:span text:style-name="Style5">aspect · </text:span><text:span text:style-name="Style6">аспекта · </text:span><text:span text:style-name="Style7">Аспект m</text:span></text:p>
      <text:p text:style-name="Text_20_body"><text:span text:style-name="Style1">1414 · </text:span><text:span text:style-name="Style2">جدی · </text:span><text:span text:style-name="Style3">jeddi · </text:span><text:span text:style-name="Style4">ernst; ernsthaft · </text:span><text:span text:style-name="Style5">serious · </text:span><text:span text:style-name="Style6">серьезный · </text:span><text:span text:style-name="Style7">серьезно; серьезно</text:span></text:p>
      <text:p text:style-name="Text_20_body"><text:span text:style-name="Style1">1415 · </text:span><text:span text:style-name="Style2">جلوه · </text:span><text:span text:style-name="Style3">jelve · </text:span><text:span text:style-name="Style4">Anblick m · </text:span><text:span text:style-name="Style5">look · </text:span><text:span text:style-name="Style6">посмотреть · </text:span><text:span text:style-name="Style7">Взгляд м</text:span></text:p>
      <text:p text:style-name="Text_20_body"><text:span text:style-name="Style1">1416 · </text:span><text:span text:style-name="Style2">کف · </text:span><text:span text:style-name="Style3">kaf · </text:span><text:span text:style-name="Style4">Boden m; Schaum m; Beifall m · </text:span><text:span text:style-name="Style5">floor; bottom; foam; applause · </text:span><text:span text:style-name="Style6">пол; снизу; пена; аплодисменты · </text:span><text:span text:style-name="Style7">Земля м; Пена m; Аплодисменты м</text:span></text:p>
      <text:p text:style-name="Text_20_body"><text:span text:style-name="Style1">1417 · </text:span><text:span text:style-name="Style2">کمر · </text:span><text:span text:style-name="Style3">kamar · </text:span><text:span text:style-name="Style4">Rücken m · </text:span><text:span text:style-name="Style5">loin; back · </text:span><text:span text:style-name="Style6">поясница; назад · </text:span><text:span text:style-name="Style7">Назад m</text:span></text:p>
      <text:p text:style-name="Text_20_body"><text:span text:style-name="Style1">1418 · </text:span><text:span text:style-name="Style2">کمردرد · </text:span><text:span text:style-name="Style3">kamardard · </text:span><text:span text:style-name="Style4">Rückenschmerzen pl · </text:span><text:span text:style-name="Style5">back pain · </text:span><text:span text:style-name="Style6">боль в спине · </text:span><text:span text:style-name="Style7">Боли в спине</text:span></text:p>
      <text:p text:style-name="Text_20_body"><text:span text:style-name="Style1">1419 · </text:span><text:span text:style-name="Style2">کاملا · </text:span><text:span text:style-name="Style3">kāmelan <text:s/>· </text:span><text:span text:style-name="Style4">ganz; total; völlig; vollkommen; vollständig · </text:span><text:span text:style-name="Style5">fully; completely; entirely;totaly · </text:span><text:span text:style-name="Style6">полностью; полностью; полностью; · </text:span><text:span text:style-name="Style7">полностью; общий; полностью; совершенный; полностью</text:span></text:p>
      <text:p text:style-name="Text_20_body"><text:span text:style-name="Style1">1420 · </text:span><text:span text:style-name="Style2">کپسول · </text:span><text:span text:style-name="Style3">kapsul · </text:span><text:span text:style-name="Style4">Kapsel f · </text:span><text:span text:style-name="Style5">capsule · </text:span><text:span text:style-name="Style6">капсула · </text:span><text:span text:style-name="Style7">Капсула f</text:span></text:p>
      <text:p text:style-name="Text_20_body"><text:span text:style-name="Style1">1421 · </text:span><text:span text:style-name="Style2">کثیف · </text:span><text:span text:style-name="Style3">kasif · </text:span><text:span text:style-name="Style4">schmutzig · </text:span><text:span text:style-name="Style5">dirty · </text:span><text:span text:style-name="Style6">грязный · </text:span><text:span text:style-name="Style7">грязный</text:span></text:p>
      <text:p text:style-name="Text_20_body"><text:span text:style-name="Style1">1422 · </text:span><text:span text:style-name="Style2">کاخ · </text:span><text:span text:style-name="Style3">kāx · </text:span><text:span text:style-name="Style4">Palast m; Schloss n · </text:span><text:span text:style-name="Style5">palace · </text:span><text:span text:style-name="Style6">дворец · </text:span><text:span text:style-name="Style7">Дворец м; Замок n</text:span></text:p>
      <text:p text:style-name="Text_20_body"><text:span text:style-name="Style1">1423 · </text:span><text:span text:style-name="Style2">کلیسا · </text:span><text:span text:style-name="Style3">kelisā · </text:span><text:span text:style-name="Style4">Kirche f · </text:span><text:span text:style-name="Style5">church · </text:span><text:span text:style-name="Style6">церковь · </text:span><text:span text:style-name="Style7">Церковь f</text:span></text:p>
      <text:p text:style-name="Text_20_body"><text:span text:style-name="Style1">1424 · </text:span><text:span text:style-name="Style2">که‌‌س عیدان (که‌‌س) · </text:span><text:span text:style-name="Style3">kešidan (keš) <text:s/>· </text:span><text:span text:style-name="Style4">ziehen; dehnen; malen; zeichnen · </text:span><text:span text:style-name="Style5">drag; pull; draw; paint;strech · </text:span><text:span text:style-name="Style6">перетащить; тянуть; рисовать; краска, стреч · </text:span><text:span text:style-name="Style7">тянуть; растянуть; краска; рисовать</text:span></text:p>
      <text:p text:style-name="Text_20_body"><text:span text:style-name="Style1">1425 · </text:span><text:span text:style-name="Style2">لیمو · </text:span><text:span text:style-name="Style3">limu · </text:span><text:span text:style-name="Style4">Limette f; Limone f; Zitrone f · </text:span><text:span text:style-name="Style5">lemon; citron · </text:span><text:span text:style-name="Style6">лимон; цитрон · </text:span><text:span text:style-name="Style7">Известь f; Известь f; Лимон f</text:span></text:p>
      <text:p text:style-name="Text_20_body"><text:span text:style-name="Style1">1426 · </text:span><text:span text:style-name="Style2">مالیدن (مال) · </text:span><text:span text:style-name="Style3">mālidan (māl) · </text:span><text:span text:style-name="Style4">einreiben · </text:span><text:span text:style-name="Style5">rub · </text:span><text:span text:style-name="Style6">руб · </text:span><text:span text:style-name="Style7">втирать</text:span></text:p>
      <text:p text:style-name="Text_20_body"><text:span text:style-name="Style1">1427 · </text:span><text:span text:style-name="Style2">م عده · </text:span><text:span text:style-name="Style3">me’de · </text:span><text:span text:style-name="Style4">Magen m · </text:span><text:span text:style-name="Style5">stomach · </text:span><text:span text:style-name="Style6">в желудке · </text:span><text:span text:style-name="Style7">Желудок m</text:span></text:p>
      <text:p text:style-name="Text_20_body"><text:span text:style-name="Style1">1428 · </text:span><text:span text:style-name="Style2">مددارد · </text:span><text:span text:style-name="Style3">me’dedard · </text:span><text:span text:style-name="Style4">Magenschmerzen pl · </text:span><text:span text:style-name="Style5">stomach pain · </text:span><text:span text:style-name="Style6">боль в животе · </text:span><text:span text:style-name="Style7">Stomachache pl</text:span></text:p>
      <text:p text:style-name="Text_20_body"><text:span text:style-name="Style1">1429 · </text:span><text:span text:style-name="Style2">میناکاری · </text:span><text:span text:style-name="Style3">minākāri · </text:span><text:span text:style-name="Style4">Emaille f · </text:span><text:span text:style-name="Style5">enamel · </text:span><text:span text:style-name="Style6">эмаль · </text:span><text:span text:style-name="Style7">Эмаль f</text:span></text:p>
      <text:p text:style-name="Text_20_body"><text:span text:style-name="Style1">1430 · </text:span><text:span text:style-name="Style2">مینیاتور · </text:span><text:span text:style-name="Style3">miniyātur · </text:span><text:span text:style-name="Style4">Miniatur f · </text:span><text:span text:style-name="Style5">miniature · </text:span><text:span text:style-name="Style6">миниатюрный · </text:span><text:span text:style-name="Style7">Миниатюра f</text:span></text:p>
      <text:p text:style-name="Text_20_body"><text:soft-page-break/><text:span text:style-name="Style1">1431 · </text:span><text:span text:style-name="Style2">معاینه · </text:span><text:span text:style-name="Style3">moāyene · </text:span><text:span text:style-name="Style4">Untersuchung f · </text:span><text:span text:style-name="Style5">checkup · </text:span><text:span text:style-name="Style6">медосмотр · </text:span><text:span text:style-name="Style7">Исследование f</text:span></text:p>
      <text:p text:style-name="Text_20_body"><text:span text:style-name="Style1">1432 · </text:span><text:span text:style-name="Style2">معاینه کردن (کن) · </text:span><text:span text:style-name="Style3">moāyene kardan (kon) · </text:span><text:span text:style-name="Style4">untersuchen · </text:span><text:span text:style-name="Style5">check up · </text:span><text:span text:style-name="Style6">проверять · </text:span><text:span text:style-name="Style7">исследовать</text:span></text:p>
      <text:p text:style-name="Text_20_body"><text:span text:style-name="Style1">1433 · </text:span><text:span text:style-name="Style2">موسی هد کردن (کن) · </text:span><text:span text:style-name="Style3">mošāhede kardan (kon) · </text:span><text:span text:style-name="Style4">beobachten; ansehen · </text:span><text:span text:style-name="Style5">observe; see · </text:span><text:span text:style-name="Style6">наблюдать; это все · </text:span><text:span text:style-name="Style7">смотреть; вид</text:span></text:p>
      <text:p text:style-name="Text_20_body"><text:span text:style-name="Style1">1434 · </text:span><text:span text:style-name="Style2">ناحیه · </text:span><text:span text:style-name="Style3">nāhiye · </text:span><text:span text:style-name="Style4">Gegend m; Gebiet n; Region f · </text:span><text:span text:style-name="Style5">region; area · </text:span><text:span text:style-name="Style6">область; область · </text:span><text:span text:style-name="Style7">Площадь м; Площадь n; Регион f</text:span></text:p>
      <text:p text:style-name="Text_20_body"><text:span text:style-name="Style1">1435 · </text:span><text:span text:style-name="Style2">نعلبکی · </text:span><text:span text:style-name="Style3">na’lbeki · </text:span><text:span text:style-name="Style4">Untertasse f · </text:span><text:span text:style-name="Style5">saucer · </text:span><text:span text:style-name="Style6">блюдце · </text:span><text:span text:style-name="Style7">Блюдце</text:span></text:p>
      <text:p text:style-name="Text_20_body"><text:span text:style-name="Style1">1436 · </text:span><text:span text:style-name="Style2">نماینده · </text:span><text:span text:style-name="Style3">namāyande <text:s/>· </text:span><text:span text:style-name="Style4">Abgeordnete f/m; Parlamentarier(in f) m; Vertreter(in f) m · </text:span><text:span text:style-name="Style5">representative;parliamentarian · </text:span><text:span text:style-name="Style6">представитель, парламентарий · </text:span><text:span text:style-name="Style7">MP f / m; Парламентарный (в) м; Представитель (в f) м</text:span></text:p>
      <text:p text:style-name="Text_20_body"><text:span text:style-name="Style1">1437 · </text:span><text:span text:style-name="Style2">نگارگری · </text:span><text:span text:style-name="Style3">negārgari · </text:span><text:span text:style-name="Style4">Malerei f · </text:span><text:span text:style-name="Style5">painting · </text:span><text:span text:style-name="Style6">картина · </text:span><text:span text:style-name="Style7">Картина f</text:span></text:p>
      <text:p text:style-name="Text_20_body"><text:span text:style-name="Style1">1438 · </text:span><text:span text:style-name="Style2">امیدوار · </text:span><text:span text:style-name="Style3">omidvār · </text:span><text:span text:style-name="Style4">hoffnungsvoll; zuversichtlich · </text:span><text:span text:style-name="Style5">hopeful · </text:span><text:span text:style-name="Style6">многообещающий · </text:span><text:span text:style-name="Style7">надежды; уверенный</text:span></text:p>
      <text:p text:style-name="Text_20_body"><text:span text:style-name="Style1">1439 · </text:span><text:span text:style-name="Style2">اج · </text:span><text:span text:style-name="Style3">owj · </text:span><text:span text:style-name="Style4">Gipfel m; Höhe f; Spitze f · </text:span><text:span text:style-name="Style5">pinnacle; height; peak · </text:span><text:span text:style-name="Style6">вершина; высота; пик · </text:span><text:span text:style-name="Style7">Саммит м; Высота f; Топ f</text:span></text:p>
      <text:p text:style-name="Text_20_body"><text:span text:style-name="Style1">1440 · </text:span><text:span text:style-name="Style2">پادرد · </text:span><text:span text:style-name="Style3">pādard · </text:span><text:span text:style-name="Style4">Beinschmerzen m/pl · </text:span><text:span text:style-name="Style5">leg pain · </text:span><text:span text:style-name="Style6">боль в ногах · </text:span><text:span text:style-name="Style7">Боль в ногах m / pl</text:span></text:p>
      <text:p text:style-name="Text_20_body"><text:span text:style-name="Style1">1441 · </text:span><text:span text:style-name="Style2">پرده · </text:span><text:span text:style-name="Style3">parde · </text:span><text:span text:style-name="Style4">Vorhang m · </text:span><text:span text:style-name="Style5">curtain · </text:span><text:span text:style-name="Style6">занавес · </text:span><text:span text:style-name="Style7">Занавес м</text:span></text:p>
      <text:p text:style-name="Text_20_body"><text:span text:style-name="Style1">1442 · </text:span><text:span text:style-name="Style2">پول · </text:span><text:span text:style-name="Style3">pol · </text:span><text:span text:style-name="Style4">Brücke f · </text:span><text:span text:style-name="Style5">bridge · </text:span><text:span text:style-name="Style6">мост · </text:span><text:span text:style-name="Style7">Мост f</text:span></text:p>
      <text:p text:style-name="Text_20_body"><text:span text:style-name="Style1">1443 · </text:span><text:span text:style-name="Style2">پماد · </text:span><text:span text:style-name="Style3">pomād · </text:span><text:span text:style-name="Style4">Pomade f; Salbe f · </text:span><text:span text:style-name="Style5">pomade · </text:span><text:span text:style-name="Style6">помадить · </text:span><text:span text:style-name="Style7">Pomade f; Мазь f</text:span></text:p>
      <text:p text:style-name="Text_20_body"><text:span text:style-name="Style1">1444 · </text:span><text:span text:style-name="Style2">پوست · </text:span><text:span text:style-name="Style3">pust · </text:span><text:span text:style-name="Style4">Haut f; Schale f · </text:span><text:span text:style-name="Style5">skin; shell · </text:span><text:span text:style-name="Style6">кожа; оболочка · </text:span><text:span text:style-name="Style7">Кожа f; Оболочка f</text:span></text:p>
      <text:p text:style-name="Text_20_body"><text:span text:style-name="Style1">1445 · </text:span><text:span text:style-name="Style2">غریب · </text:span><text:span text:style-name="Style3">qarib · </text:span><text:span text:style-name="Style4">fremd; Fremde f/m; seltsam · </text:span><text:span text:style-name="Style5">foreign; foreigner; strange · </text:span><text:span text:style-name="Style6">иностранный; иностранец; странный · </text:span><text:span text:style-name="Style7">иностранец; Незнакомец f / m; странный</text:span></text:p>
      <text:p text:style-name="Text_20_body"><text:span text:style-name="Style1">1446 · </text:span><text:span text:style-name="Style2">قطره · </text:span><text:span text:style-name="Style3">qatre · </text:span><text:span text:style-name="Style4">Tropfen m; Tröpfen pl · </text:span><text:span text:style-name="Style5">drop; drops · </text:span><text:span text:style-name="Style6">падение; капли · </text:span><text:span text:style-name="Style7">Капли м; Прыщи</text:span></text:p>
      <text:p text:style-name="Text_20_body"><text:span text:style-name="Style1">1447 · </text:span><text:span text:style-name="Style2">قرص · </text:span><text:span text:style-name="Style3">qors · </text:span><text:span text:style-name="Style4">Pille f; Tablette f · </text:span><text:span text:style-name="Style5">tablet; pill · </text:span><text:span text:style-name="Style6">таблетки; пилюля · </text:span><text:span text:style-name="Style7">Pill f; Таблетка f</text:span></text:p>
      <text:p text:style-name="Text_20_body"><text:span text:style-name="Style1">1448 · </text:span><text:span text:style-name="Style2">رفت‌وآمد · </text:span><text:span text:style-name="Style3">raftoāmad · </text:span><text:span text:style-name="Style4">Kontakt m; Verkehr m · </text:span><text:span text:style-name="Style5">contact; traffic · </text:span><text:span text:style-name="Style6">связаться; трафик · </text:span><text:span text:style-name="Style7">Контакт m; Трафик m</text:span></text:p>
      <text:p text:style-name="Text_20_body"><text:span text:style-name="Style1">1449 · </text:span><text:span text:style-name="Style2">ریز · </text:span><text:span text:style-name="Style3">riz · </text:span><text:span text:style-name="Style4">fein; klein; winzig · </text:span><text:span text:style-name="Style5">fine; tiny; small · </text:span><text:span text:style-name="Style6">штраф; крошечный; маленький · </text:span><text:span text:style-name="Style7">штраф; маленький; крохотный</text:span></text:p>
      <text:p text:style-name="Text_20_body"><text:span text:style-name="Style1">1450 · </text:span><text:span text:style-name="Style2">سدید · </text:span><text:span text:style-name="Style3">šadid · </text:span><text:span text:style-name="Style4">heftig; drastisch · </text:span><text:span text:style-name="Style5">severe; drastic · </text:span><text:span text:style-name="Style6">тяжелая; радикальный · </text:span><text:span text:style-name="Style7">насильно; радикальный</text:span></text:p>
      <text:p text:style-name="Text_20_body"><text:span text:style-name="Style1">1451 · </text:span><text:span text:style-name="Style2">ساندویچ · </text:span><text:span text:style-name="Style3">sāndevic · </text:span><text:span text:style-name="Style4">Sandwich m/n · </text:span><text:span text:style-name="Style5">sandwich · </text:span><text:span text:style-name="Style6">сэндвич · </text:span><text:span text:style-name="Style7">Сэндвич m / n</text:span></text:p>
      <text:p text:style-name="Text_20_body"><text:span text:style-name="Style1">1452 · </text:span><text:span text:style-name="Style2">سردرد · </text:span><text:span text:style-name="Style3">sardard · </text:span><text:span text:style-name="Style4">Kopfschmerzen m/pl · </text:span><text:span text:style-name="Style5">headache · </text:span><text:span text:style-name="Style6">головная боль · </text:span><text:span text:style-name="Style7">Головная боль m / pl</text:span></text:p>
      <text:p text:style-name="Text_20_body"><text:span text:style-name="Style1">1453 · </text:span><text:span text:style-name="Style2">سکام · </text:span><text:span text:style-name="Style3">šekam · </text:span><text:span text:style-name="Style4">Bauch m · </text:span><text:span text:style-name="Style5">abdomen; belly · </text:span><text:span text:style-name="Style6">живот; живот · </text:span><text:span text:style-name="Style7">Живот м</text:span></text:p>
      <text:p text:style-name="Text_20_body"><text:span text:style-name="Style1">1454 · </text:span><text:span text:style-name="Style2">سه کم‌درد · </text:span><text:span text:style-name="Style3">šekamdard · </text:span><text:span text:style-name="Style4">Bauchschmerzen m/pl · </text:span><text:span text:style-name="Style5">abdominal pain · </text:span><text:span text:style-name="Style6">боль в животе · </text:span><text:span text:style-name="Style7">Боль в животе m / pl</text:span></text:p>
      <text:p text:style-name="Text_20_body"><text:span text:style-name="Style1">1455 · </text:span><text:span text:style-name="Style2">سیب‌زمینی · </text:span><text:span text:style-name="Style3">sibzamini · </text:span><text:span text:style-name="Style4">Kartoffel f · </text:span><text:span text:style-name="Style5">potato · </text:span><text:span text:style-name="Style6">картофель · </text:span><text:span text:style-name="Style7">Картофель f</text:span></text:p>
      <text:p text:style-name="Text_20_body"><text:span text:style-name="Style1">1456 · </text:span><text:span text:style-name="Style2">سینه · </text:span><text:span text:style-name="Style3">sine · </text:span><text:span text:style-name="Style4">Brust f; Busen m · </text:span><text:span text:style-name="Style5">breast; chest · </text:span><text:span text:style-name="Style6">молочная железа; грудь · </text:span><text:span text:style-name="Style7">Грудь f; Грудь m</text:span></text:p>
      <text:p text:style-name="Text_20_body"><text:span text:style-name="Style1">1457 · </text:span><text:span text:style-name="Style2">سینه‌درد · </text:span><text:span text:style-name="Style3">sinedard · </text:span><text:span text:style-name="Style4">Brustschmerzen pl · </text:span><text:span text:style-name="Style5">chest pain · </text:span><text:span text:style-name="Style6">боль в груди · </text:span><text:span text:style-name="Style7">Боль в груди</text:span></text:p>
      <text:p text:style-name="Text_20_body"><text:span text:style-name="Style1">1458 · </text:span><text:span text:style-name="Style2">تاب · </text:span><text:span text:style-name="Style3">tab · </text:span><text:span text:style-name="Style4">Fieber n · </text:span><text:span text:style-name="Style5">fever · </text:span><text:span text:style-name="Style6">лихорадка · </text:span><text:span text:style-name="Style7">Лихорадка n</text:span></text:p>
      <text:p text:style-name="Text_20_body"><text:span text:style-name="Style1">1459 · </text:span><text:span text:style-name="Style2">تگرگ · </text:span><text:span text:style-name="Style3">tagarg · </text:span><text:span text:style-name="Style4">Hagel m · </text:span><text:span text:style-name="Style5">hail · </text:span><text:span text:style-name="Style6">оклик · </text:span><text:span text:style-name="Style7">Приветствую</text:span></text:p>
      <text:p text:style-name="Text_20_body"><text:span text:style-name="Style1">1460 · </text:span><text:span text:style-name="Style2">تازه · </text:span><text:span text:style-name="Style3">tāze · </text:span><text:span text:style-name="Style4">erst; frisch; neu · </text:span><text:span text:style-name="Style5">recently; fresh; new · </text:span><text:span text:style-name="Style6">в последнее время; свежие; новый · </text:span><text:span text:style-name="Style7">только; свежие; новый</text:span></text:p>
      <text:p text:style-name="Text_20_body"><text:span text:style-name="Style1">1461 · </text:span><text:span text:style-name="Style2">توفانی · </text:span><text:span text:style-name="Style3">tufāni · </text:span><text:span text:style-name="Style4">stürmisch · </text:span><text:span text:style-name="Style5">stormy · </text:span><text:span text:style-name="Style6">штормовой · </text:span><text:span text:style-name="Style7">штормовой</text:span></text:p>
      <text:p text:style-name="Text_20_body"><text:span text:style-name="Style1">1462 · </text:span><text:span text:style-name="Style2">خاتم‌کاری · </text:span><text:span text:style-name="Style3">xātamkāri · </text:span><text:span text:style-name="Style4">Einlegearbeit f · </text:span><text:span text:style-name="Style5">inlay · </text:span><text:span text:style-name="Style6">инкрустация · </text:span><text:span text:style-name="Style7">Инкрустация f</text:span></text:p>
      <text:p text:style-name="Text_20_body"><text:span text:style-name="Style1">1463 · </text:span><text:span text:style-name="Style2">خاطر · </text:span><text:span text:style-name="Style3">xāter · </text:span><text:span text:style-name="Style4">Gedächtnis n · </text:span><text:span text:style-name="Style5">memory · </text:span><text:span text:style-name="Style6">память · </text:span><text:span text:style-name="Style7">Память n</text:span></text:p>
      <text:p text:style-name="Text_20_body"><text:span text:style-name="Style1">1464 · </text:span><text:span text:style-name="Style2">خیره‌کننده · </text:span><text:span text:style-name="Style3">xirekonande · </text:span><text:span text:style-name="Style4">erstaunlich · </text:span><text:span text:style-name="Style5">amazing · </text:span><text:span text:style-name="Style6">удивительный · </text:span><text:span text:style-name="Style7">удивительный</text:span></text:p>
      <text:p text:style-name="Text_20_body"><text:span text:style-name="Style1">1465 · </text:span><text:span text:style-name="Style2">خیس · </text:span><text:span text:style-name="Style3">xis · </text:span><text:span text:style-name="Style4">nass · </text:span><text:span text:style-name="Style5">wet · </text:span><text:span text:style-name="Style6">влажный · </text:span><text:span text:style-name="Style7">влажный</text:span></text:p>
      <text:p text:style-name="Text_20_body"><text:span text:style-name="Style1">1466 · </text:span><text:span text:style-name="Style2">خو‌س بختانه · </text:span><text:span text:style-name="Style3">xošbaxtāne · </text:span><text:span text:style-name="Style4">glücklicherweise; zum Glück · </text:span><text:span text:style-name="Style5">fortunately · </text:span><text:span text:style-name="Style6">к счастью · </text:span><text:span text:style-name="Style7">к счастью; к счастью</text:span></text:p>
      <text:p text:style-name="Text_20_body"><text:span text:style-name="Style1">1467 · </text:span><text:span text:style-name="Style2">خشک · </text:span><text:span text:style-name="Style3">xošk · </text:span><text:span text:style-name="Style4">trocken · </text:span><text:span text:style-name="Style5">dry · </text:span><text:span text:style-name="Style6">сухой · </text:span><text:span text:style-name="Style7">сухой</text:span></text:p>
      <text:p text:style-name="Text_20_body"><text:span text:style-name="Style1">1468 · </text:span><text:span text:style-name="Style2">یخ · </text:span><text:span text:style-name="Style3">yax · </text:span><text:span text:style-name="Style4">Eis n · </text:span><text:span text:style-name="Style5">ice · </text:span><text:span text:style-name="Style6">лед · </text:span><text:span text:style-name="Style7">Ice n</text:span></text:p>
      <text:p text:style-name="Text_20_body"><text:span text:style-name="Style1">1469 · </text:span><text:span text:style-name="Style2">درس · </text:span><text:span text:style-name="Style3">Dars-e · </text:span><text:span text:style-name="Style4">15 · </text:span><text:span text:style-name="Style5">15 · </text:span><text:span text:style-name="Style6">15 · </text:span><text:span text:style-name="Style7">15</text:span></text:p>
      <text:p text:style-name="Text_20_body"><text:span text:style-name="Style1">1470 · </text:span><text:span text:style-name="Style2">عکس گرفتن (گیر) · </text:span><text:span text:style-name="Style3">aks gereftan (gir) <text:s/>· </text:span><text:span text:style-name="Style4">fotografieren · </text:span><text:span text:style-name="Style5">take photos;photograph · </text:span><text:span text:style-name="Style6">фотографировать; · </text:span><text:span text:style-name="Style7">фотография</text:span></text:p>
      <text:p text:style-name="Text_20_body"><text:span text:style-name="Style1">1471 · </text:span><text:span text:style-name="Style2">الآن · </text:span><text:span text:style-name="Style3">al’ān · </text:span><text:span text:style-name="Style4">jetzt; nun · </text:span><text:span text:style-name="Style5">now · </text:span><text:span text:style-name="Style6">в настоящее время · </text:span><text:span text:style-name="Style7">Теперь; в настоящее время</text:span></text:p>
      <text:p text:style-name="Text_20_body"><text:span text:style-name="Style1">1472 · </text:span><text:span text:style-name="Style2">اندازه گرفتن (گیر) · </text:span><text:span text:style-name="Style3">andāze gereftan (gir) · </text:span><text:span text:style-name="Style4">messen · </text:span><text:span text:style-name="Style5">measure · </text:span><text:span text:style-name="Style6">измерение · </text:span><text:span text:style-name="Style7">измерение</text:span></text:p>
      <text:p text:style-name="Text_20_body"><text:span text:style-name="Style1">1473 · </text:span><text:span text:style-name="Style2">عرض اسمند · </text:span><text:span text:style-name="Style3">arzešmand · </text:span><text:span text:style-name="Style4">wertvoll · </text:span><text:span text:style-name="Style5">worthy; valuable · </text:span><text:span text:style-name="Style6">достойный; ценный · </text:span><text:span text:style-name="Style7">ценный</text:span></text:p>
      <text:p text:style-name="Text_20_body"><text:span text:style-name="Style1">1474 · </text:span><text:span text:style-name="Style2">اسیر · </text:span><text:span text:style-name="Style3">asir · </text:span><text:span text:style-name="Style4">Gefangene m · </text:span><text:span text:style-name="Style5">captive · </text:span><text:span text:style-name="Style6">пленный · </text:span><text:span text:style-name="Style7">Заключенный m</text:span></text:p>
      <text:p text:style-name="Text_20_body"><text:span text:style-name="Style1">1475 · </text:span><text:span text:style-name="Style2">آزاد کردن (کن) · </text:span><text:span text:style-name="Style3">āzād kardan (kon) · </text:span><text:span text:style-name="Style4">befreien · </text:span><text:span text:style-name="Style5">liberate · </text:span><text:span text:style-name="Style6">освобождать · </text:span><text:span text:style-name="Style7">бесплатно</text:span></text:p>
      <text:p text:style-name="Text_20_body"><text:span text:style-name="Style1">1476 · </text:span><text:span text:style-name="Style2">بدل · </text:span><text:span text:style-name="Style3">badal · </text:span><text:span text:style-name="Style4">Replik f; Imitat n · </text:span><text:span text:style-name="Style5">replica · </text:span><text:span text:style-name="Style6">копия · </text:span><text:span text:style-name="Style7">Реплика f; Имитация n</text:span></text:p>
      <text:p text:style-name="Text_20_body"><text:span text:style-name="Style1">1477 · </text:span><text:span text:style-name="Style2">بام‌ودرا · </text:span><text:span text:style-name="Style3">bāmodārā · </text:span><text:span text:style-name="Style4">tolerant · </text:span><text:span text:style-name="Style5">tolerant · </text:span><text:span text:style-name="Style6">терпимый · </text:span><text:span text:style-name="Style7">терпимый</text:span></text:p>
      <text:p text:style-name="Text_20_body"><text:span text:style-name="Style1">1478 · </text:span><text:span text:style-name="Style2">بند · </text:span><text:span text:style-name="Style3">band · </text:span><text:span text:style-name="Style4">Fessel f; Paragraph m; Schnur f · </text:span><text:span text:style-name="Style5">chain; paragraph; string · </text:span><text:span text:style-name="Style6">цепь; пункт; строка · </text:span><text:span text:style-name="Style7">Сдержанность f; Пункт m; Строка f</text:span></text:p>
      <text:p text:style-name="Text_20_body"><text:span text:style-name="Style1">1479 · </text:span><text:span text:style-name="Style2">برنامه · </text:span><text:span text:style-name="Style3">barnāme · </text:span><text:span text:style-name="Style4">Programm n; Aufführung · </text:span><text:span text:style-name="Style5">program; performance · </text:span><text:span text:style-name="Style6">программа; производительность · </text:span><text:span text:style-name="Style7">Программа n; производительность</text:span></text:p>
      <text:p text:style-name="Text_20_body"><text:span text:style-name="Style1">1480 · </text:span><text:span text:style-name="Style2">بصر · </text:span><text:span text:style-name="Style3">bašar · </text:span><text:span text:style-name="Style4">Menschheit f; Mensch m · </text:span><text:span text:style-name="Style5">man; mankind · </text:span><text:span text:style-name="Style6">человек; человечество · </text:span><text:span text:style-name="Style7">Человечество f; Человек м</text:span></text:p>
      <text:p text:style-name="Text_20_body"><text:soft-page-break/><text:span text:style-name="Style1">1481 · </text:span><text:span text:style-name="Style2">بستن سنا‌س · </text:span><text:span text:style-name="Style3">bāstānšenās · </text:span><text:span text:style-name="Style4">Archäologe m · </text:span><text:span text:style-name="Style5">archaeologist · </text:span><text:span text:style-name="Style6">археолог · </text:span><text:span text:style-name="Style7">Археолог м</text:span></text:p>
      <text:p text:style-name="Text_20_body"><text:span text:style-name="Style1">1482 · </text:span><text:span text:style-name="Style2">بازگردانی · </text:span><text:span text:style-name="Style3">bāzgardāni · </text:span><text:span text:style-name="Style4">Rückkehr f · </text:span><text:span text:style-name="Style5">return · </text:span><text:span text:style-name="Style6">возвращение · </text:span><text:span text:style-name="Style7">Возвращение f</text:span></text:p>
      <text:p text:style-name="Text_20_body"><text:span text:style-name="Style1">1483 · </text:span><text:span text:style-name="Style2">بازسازی · </text:span><text:span text:style-name="Style3">bāzsāzi · </text:span><text:span text:style-name="Style4">Wiederaufbau m · </text:span><text:span text:style-name="Style5">rebuild; reconstruction · </text:span><text:span text:style-name="Style6">восстановление; реконструкция · </text:span><text:span text:style-name="Style7">Реконструкция м</text:span></text:p>
      <text:p text:style-name="Text_20_body"><text:span text:style-name="Style1">1484 · </text:span><text:span text:style-name="Style2">به ارمغان آوردن (آوار) · </text:span><text:span text:style-name="Style3">be armaqān āvardan (āvar) <text:s/>· </text:span><text:span text:style-name="Style4">schenken · </text:span><text:span text:style-name="Style5">give; give asa gift · </text:span><text:span text:style-name="Style6">дать; дарить подарок · </text:span><text:span text:style-name="Style7">дать</text:span></text:p>
      <text:p text:style-name="Text_20_body"><text:span text:style-name="Style1">1485 · </text:span><text:span text:style-name="Style2">بجای‌مانده · </text:span><text:span text:style-name="Style3">bejāymānde · </text:span><text:span text:style-name="Style4">verblieben · </text:span><text:span text:style-name="Style5">remaining · </text:span><text:span text:style-name="Style6">остальной · </text:span><text:span text:style-name="Style7">осталось</text:span></text:p>
      <text:p text:style-name="Text_20_body"><text:span text:style-name="Style1">1486 · </text:span><text:span text:style-name="Style2">به نرمی · </text:span><text:span text:style-name="Style3">be narmi · </text:span><text:span text:style-name="Style4">sanft · </text:span><text:span text:style-name="Style5">softly · </text:span><text:span text:style-name="Style6">мягко · </text:span><text:span text:style-name="Style7">осторожно</text:span></text:p>
      <text:p text:style-name="Text_20_body"><text:span text:style-name="Style1">1487 · </text:span><text:span text:style-name="Style2">بریتانیا · </text:span><text:span text:style-name="Style3">Beritāniyā · </text:span><text:span text:style-name="Style4">Britannien · </text:span><text:span text:style-name="Style5">Britain · </text:span><text:span text:style-name="Style6">Великобритания · </text:span><text:span text:style-name="Style7">Великобритания</text:span></text:p>
      <text:p text:style-name="Text_20_body"><text:span text:style-name="Style1">1488 · </text:span><text:span text:style-name="Style2">بنیان‌گذار · </text:span><text:span text:style-name="Style3">bonyāngozār · </text:span><text:span text:style-name="Style4">Gründer(in f) m · </text:span><text:span text:style-name="Style5">founder · </text:span><text:span text:style-name="Style6">основатель · </text:span><text:span text:style-name="Style7">Основатель (в f) м</text:span></text:p>
      <text:p text:style-name="Text_20_body"><text:span text:style-name="Style1">1489 · </text:span><text:span text:style-name="Style2">دعوت کردن (کن) · </text:span><text:span text:style-name="Style3">da’vat kardan (kon) · </text:span><text:span text:style-name="Style4">einladen · </text:span><text:span text:style-name="Style5">invite · </text:span><text:span text:style-name="Style6">приглашать · </text:span><text:span text:style-name="Style7">приглашать</text:span></text:p>
      <text:p text:style-name="Text_20_body"><text:span text:style-name="Style1">1490 · </text:span><text:span text:style-name="Style2">درصد · </text:span><text:span text:style-name="Style3">darsad · </text:span><text:span text:style-name="Style4">Prozent n · </text:span><text:span text:style-name="Style5">percent; percentage · </text:span><text:span text:style-name="Style6">проценты; процент · </text:span><text:span text:style-name="Style7">Процент n</text:span></text:p>
      <text:p text:style-name="Text_20_body"><text:span text:style-name="Style1">1491 · </text:span><text:span text:style-name="Style2">دوربین · </text:span><text:span text:style-name="Style3">durbin · </text:span><text:span text:style-name="Style4">Kamera f; Fernglas n · </text:span><text:span text:style-name="Style5">camera · </text:span><text:span text:style-name="Style6">камера · </text:span><text:span text:style-name="Style7">Камера f; Бинокль n</text:span></text:p>
      <text:p text:style-name="Text_20_body"><text:span text:style-name="Style1">1492 · </text:span><text:span text:style-name="Style2">ا لامی · </text:span><text:span text:style-name="Style3">e’lāmiye · </text:span><text:span text:style-name="Style4">Deklaration f; Verkündigung f · </text:span><text:span text:style-name="Style5">declaration; proclamation · </text:span><text:span text:style-name="Style6">заявление; воззвание · </text:span><text:span text:style-name="Style7">Декларация f; Благовещение f</text:span></text:p>
      <text:p text:style-name="Text_20_body"><text:span text:style-name="Style1">1493 · </text:span><text:span text:style-name="Style2">احترام · </text:span><text:span text:style-name="Style3">ehterām · </text:span><text:span text:style-name="Style4">Achtung f; Respekt m · </text:span><text:span text:style-name="Style5">respect · </text:span><text:span text:style-name="Style6">уважение · </text:span><text:span text:style-name="Style7">Внимание f; Уважение м</text:span></text:p>
      <text:p text:style-name="Text_20_body"><text:span text:style-name="Style1">1494 · </text:span><text:span text:style-name="Style2">اصطباح گرفتن (گیر) · </text:span><text:span text:style-name="Style3">eštebāh gereftan (gir) · </text:span><text:span text:style-name="Style4">sich verwählen · </text:span><text:span text:style-name="Style5">misdial · </text:span><text:span text:style-name="Style6">ошиблись · </text:span><text:span text:style-name="Style7">лишить себя</text:span></text:p>
      <text:p text:style-name="Text_20_body"><text:span text:style-name="Style1">1495 · </text:span><text:span text:style-name="Style2">فرمانروا · </text:span><text:span text:style-name="Style3">farmānravā · </text:span><text:span text:style-name="Style4">Herrscher m · </text:span><text:span text:style-name="Style5">ruler; sovereign · </text:span><text:span text:style-name="Style6">линейка; суверенная · </text:span><text:span text:style-name="Style7">Правитель m</text:span></text:p>
      <text:p text:style-name="Text_20_body"><text:span text:style-name="Style1">1496 · </text:span><text:span text:style-name="Style2">فته · </text:span><text:span text:style-name="Style3">fāteh · </text:span><text:span text:style-name="Style4">Eroberer m; Sieger m · </text:span><text:span text:style-name="Style5">conqueror; victor · </text:span><text:span text:style-name="Style6">завоеватель; победитель · </text:span><text:span text:style-name="Style7">Завоеватель м; Победитель m</text:span></text:p>
      <text:p text:style-name="Text_20_body"><text:span text:style-name="Style1">1497 · </text:span><text:span text:style-name="Style2">فتح · </text:span><text:span text:style-name="Style3">fath · </text:span><text:span text:style-name="Style4">Eroberung f; Sieg m · </text:span><text:span text:style-name="Style5">conquest; victory · </text:span><text:span text:style-name="Style6">завоевание; победа · </text:span><text:span text:style-name="Style7">Conquest f; Победа м</text:span></text:p>
      <text:p text:style-name="Text_20_body"><text:span text:style-name="Style1">1498 · </text:span><text:span text:style-name="Style2">فایده · </text:span><text:span text:style-name="Style3">fāyede · </text:span><text:span text:style-name="Style4">Nutzen m; Wert m · </text:span><text:span text:style-name="Style5">benefit; usefulness · </text:span><text:span text:style-name="Style6">выгода; полезность · </text:span><text:span text:style-name="Style7">Пособие m; Значение m</text:span></text:p>
      <text:p text:style-name="Text_20_body"><text:span text:style-name="Style1">1499 · </text:span><text:span text:style-name="Style2">حاکی بودن (هست، بس) از · </text:span><text:span text:style-name="Style3">hāki budan (hast, bāš) az · </text:span><text:span text:style-name="Style4">zeugen von · </text:span><text:span text:style-name="Style5">evidence · </text:span><text:span text:style-name="Style6">доказательства · </text:span><text:span text:style-name="Style7">свидетельствуют о</text:span></text:p>
      <text:p text:style-name="Text_20_body"><text:span text:style-name="Style1">1500 · </text:span><text:span text:style-name="Style2">همدیگر · </text:span><text:span text:style-name="Style3">hamdigar · </text:span><text:span text:style-name="Style4">einander · </text:span><text:span text:style-name="Style5">each other · </text:span><text:span text:style-name="Style6">друг друга · </text:span><text:span text:style-name="Style7">друг друга</text:span></text:p>
      <text:p text:style-name="Text_20_body"><text:span text:style-name="Style1">1501 · </text:span><text:span text:style-name="Style2">همکار · </text:span><text:span text:style-name="Style3">hamkār · </text:span><text:span text:style-name="Style4">Kollege m; Kollegin f · </text:span><text:span text:style-name="Style5">colleague · </text:span><text:span text:style-name="Style6">мой коллега · </text:span><text:span text:style-name="Style7">Коллега м; Коллега f</text:span></text:p>
      <text:p text:style-name="Text_20_body"><text:span text:style-name="Style1">1502 · </text:span><text:span text:style-name="Style2">حقوق · </text:span><text:span text:style-name="Style3">hoquq · </text:span><text:span text:style-name="Style4">Rechte pl; Gehalt m · </text:span><text:span text:style-name="Style5">rights; salary · </text:span><text:span text:style-name="Style6">права; зарплата · </text:span><text:span text:style-name="Style7">Права pl; Зарплата м</text:span></text:p>
      <text:p text:style-name="Text_20_body"><text:span text:style-name="Style1">1503 · </text:span><text:span text:style-name="Style2">جان · </text:span><text:span text:style-name="Style3">jān · </text:span><text:span text:style-name="Style4">Leben n; libe(r) · </text:span><text:span text:style-name="Style5">life; dear · </text:span><text:span text:style-name="Style6">жизнь; дорогой · </text:span><text:span text:style-name="Style7">Жизнь n; Libe (г)</text:span></text:p>
      <text:p text:style-name="Text_20_body"><text:span text:style-name="Style1">1504 · </text:span><text:span text:style-name="Style2">کنیسه · </text:span><text:span text:style-name="Style3">kanise · </text:span><text:span text:style-name="Style4">Synagoge f · </text:span><text:span text:style-name="Style5">synagogue · </text:span><text:span text:style-name="Style6">синагога · </text:span><text:span text:style-name="Style7">Синагога f</text:span></text:p>
      <text:p text:style-name="Text_20_body"><text:span text:style-name="Style1">1505 · </text:span><text:span text:style-name="Style2">کاروانسرا · </text:span><text:span text:style-name="Style3">kārvānsarā · </text:span><text:span text:style-name="Style4">Karawanserei f · </text:span><text:span text:style-name="Style5">caravanserai · </text:span><text:span text:style-name="Style6">караван-сарай · </text:span><text:span text:style-name="Style7">Каравансары f</text:span></text:p>
      <text:p text:style-name="Text_20_body"><text:span text:style-name="Style1">1506 · </text:span><text:span text:style-name="Style2">کاووس · </text:span><text:span text:style-name="Style3">kāvoš · </text:span><text:span text:style-name="Style4">Ausgrabung f; Suche f · </text:span><text:span text:style-name="Style5">excavation; search · </text:span><text:span text:style-name="Style6">выемка грунта; поиск · </text:span><text:span text:style-name="Style7">Раскопки f; Поиск f</text:span></text:p>
      <text:p text:style-name="Text_20_body"><text:span text:style-name="Style1">1507 · </text:span><text:span text:style-name="Style2">لقب · </text:span><text:span text:style-name="Style3">laqab · </text:span><text:span text:style-name="Style4">Beiname m; Titel m · </text:span><text:span text:style-name="Style5">nickname; title · </text:span><text:span text:style-name="Style6">ник; название · </text:span><text:span text:style-name="Style7">Ник m; Название m</text:span></text:p>
      <text:p text:style-name="Text_20_body"><text:span text:style-name="Style1">1508 · </text:span><text:span text:style-name="Style2">لذت · </text:span><text:span text:style-name="Style3">lezzat · </text:span><text:span text:style-name="Style4">Spaß m; Genuss m; Vergnügen n · </text:span><text:span text:style-name="Style5">joy; pleasure; delight · </text:span><text:span text:style-name="Style6">радость; удовольствие; наслаждение · </text:span><text:span text:style-name="Style7">Fun m; Наслаждение m; Удовольствие n</text:span></text:p>
      <text:p text:style-name="Text_20_body"><text:span text:style-name="Style1">1509 · </text:span><text:span text:style-name="Style2">مادر س‌و هر · </text:span><text:span text:style-name="Style3">mādaršowhar · </text:span><text:span text:style-name="Style4">Schwiegermutter f · </text:span><text:span text:style-name="Style5">mother-in-law · </text:span><text:span text:style-name="Style6">теща · </text:span><text:span text:style-name="Style7">Теща f</text:span></text:p>
      <text:p text:style-name="Text_20_body"><text:span text:style-name="Style1">1510 · </text:span><text:span text:style-name="Style2">مجلس · </text:span><text:span text:style-name="Style3">majles · </text:span><text:span text:style-name="Style4">Versammlung f; Parlament m · </text:span><text:span text:style-name="Style5">assembly; parliament · </text:span><text:span text:style-name="Style6">монтаж; парламент · </text:span><text:span text:style-name="Style7">Встреча f; Парламент m</text:span></text:p>
      <text:p text:style-name="Text_20_body"><text:span text:style-name="Style1">1511 · </text:span><text:span text:style-name="Style2">منصور · </text:span><text:span text:style-name="Style3">manšur · </text:span><text:span text:style-name="Style4">Charta f · </text:span><text:span text:style-name="Style5">charter · </text:span><text:span text:style-name="Style6">чартер · </text:span><text:span text:style-name="Style7">Устав f</text:span></text:p>
      <text:p text:style-name="Text_20_body"><text:span text:style-name="Style1">1512 · </text:span><text:span text:style-name="Style2">منزل · </text:span><text:span text:style-name="Style3">manzel · </text:span><text:span text:style-name="Style4">Haus n · </text:span><text:span text:style-name="Style5">house · </text:span><text:span text:style-name="Style6">дом · </text:span><text:span text:style-name="Style7">Дом п</text:span></text:p>
      <text:p text:style-name="Text_20_body"><text:span text:style-name="Style1">1513 · </text:span><text:span text:style-name="Style2">مقر(r) · </text:span><text:span text:style-name="Style3">maqar(r) · </text:span><text:span text:style-name="Style4">Stützpunkt m; Sitz m · </text:span><text:span text:style-name="Style5">base; seat · </text:span><text:span text:style-name="Style6">основание; сиденье · </text:span><text:span text:style-name="Style7">База m; Seat m</text:span></text:p>
      <text:p text:style-name="Text_20_body"><text:span text:style-name="Style1">1514 · </text:span><text:span text:style-name="Style2">متن · </text:span><text:span text:style-name="Style3">matn · </text:span><text:span text:style-name="Style4">Text m; Kontext m · </text:span><text:span text:style-name="Style5">text; context · </text:span><text:span text:style-name="Style6">текст; контекст · </text:span><text:span text:style-name="Style7">Текст m; Контекст m</text:span></text:p>
      <text:p text:style-name="Text_20_body"><text:span text:style-name="Style1">1515 · </text:span><text:span text:style-name="Style2">مهمانی · </text:span><text:span text:style-name="Style3">mehmāni · </text:span><text:span text:style-name="Style4">Party f; Bankett n · </text:span><text:span text:style-name="Style5">party; banquet · </text:span><text:span text:style-name="Style6">партия; банкет · </text:span><text:span text:style-name="Style7">Сторона f; Банкет n</text:span></text:p>
      <text:p text:style-name="Text_20_body"><text:span text:style-name="Style1">1516 · </text:span><text:span text:style-name="Style2">ملل · </text:span><text:span text:style-name="Style3">melal · </text:span><text:span text:style-name="Style4">Nationen pl · </text:span><text:span text:style-name="Style5">nations · </text:span><text:span text:style-name="Style6">нации · </text:span><text:span text:style-name="Style7">Nations pl</text:span></text:p>
      <text:p text:style-name="Text_20_body"><text:span text:style-name="Style1">1517 · </text:span><text:span text:style-name="Style2">میهن · </text:span><text:span text:style-name="Style3">mihan · </text:span><text:span text:style-name="Style4">Heimat f; Vaterland n · </text:span><text:span text:style-name="Style5">homeland; fatherland · </text:span><text:span text:style-name="Style6">родина; отечество · </text:span><text:span text:style-name="Style7">Родина f; Отечество</text:span></text:p>
      <text:p text:style-name="Text_20_body"><text:span text:style-name="Style1">1518 · </text:span><text:span text:style-name="Style2">مینی‌بوس · </text:span><text:span text:style-name="Style3">minibus · </text:span><text:span text:style-name="Style4">Kleinbus m · </text:span><text:span text:style-name="Style5">minibus · </text:span><text:span text:style-name="Style6">микроавтобус · </text:span><text:span text:style-name="Style7">Микроавтобус м</text:span></text:p>
      <text:p text:style-name="Text_20_body"><text:span text:style-name="Style1">1519 · </text:span><text:span text:style-name="Style2">مدت‌ها · </text:span><text:span text:style-name="Style3">moddathā · </text:span><text:span text:style-name="Style4">lange Zeit · </text:span><text:span text:style-name="Style5">long time · </text:span><text:span text:style-name="Style6">долгое время · </text:span><text:span text:style-name="Style7">долгое время</text:span></text:p>
      <text:p text:style-name="Text_20_body"><text:span text:style-name="Style1">1520 · </text:span><text:span text:style-name="Style2">محقق · </text:span><text:span text:style-name="Style3">mohaqqeq · </text:span><text:span text:style-name="Style4">Forscher(in f) m; Gelehrte m/f · </text:span><text:span text:style-name="Style5">scholar; researcher · </text:span><text:span text:style-name="Style6">ученый; исследователь · </text:span><text:span text:style-name="Style7">Исследователи (в f) м; Ученые m / f</text:span></text:p>
      <text:p text:style-name="Text_20_body"><text:span text:style-name="Style1">1521 · </text:span><text:span text:style-name="Style2">متعلق · </text:span><text:span text:style-name="Style3">motealleq · </text:span><text:span text:style-name="Style4">gehörig; Zugehörigkeit f · </text:span><text:span text:style-name="Style5">belonging · </text:span><text:span text:style-name="Style6">принадлежащий · </text:span><text:span text:style-name="Style7">должным образом; Принадлежность f</text:span></text:p>
      <text:p text:style-name="Text_20_body"><text:span text:style-name="Style1">1522 · </text:span><text:span text:style-name="Style2">متحد · </text:span><text:span text:style-name="Style3">mottahed · </text:span><text:span text:style-name="Style4">vereint; vereinigt · </text:span><text:span text:style-name="Style5">united · </text:span><text:span text:style-name="Style6">единый · </text:span><text:span text:style-name="Style7">единый; единый</text:span></text:p>
      <text:p text:style-name="Text_20_body"><text:span text:style-name="Style1">1523 · </text:span><text:span text:style-name="Style2">مزاحم سودان (ساو، سو) · </text:span><text:span text:style-name="Style3">mozāhem šodan (šav, šow) <text:s/>· </text:span><text:span text:style-name="Style4">stören; belästigen · </text:span><text:span text:style-name="Style5">disturb;harass · </text:span><text:span text:style-name="Style6">беспокоить · </text:span><text:span text:style-name="Style7">тревожить; беспокоить</text:span></text:p>
      <text:p text:style-name="Text_20_body"><text:span text:style-name="Style1">1524 · </text:span><text:span text:style-name="Style2">مو · </text:span><text:span text:style-name="Style3">mu · </text:span><text:span text:style-name="Style4">Haar n · </text:span><text:span text:style-name="Style5">hair · </text:span><text:span text:style-name="Style6">волосы · </text:span><text:span text:style-name="Style7">Волосы n</text:span></text:p>
      <text:p text:style-name="Text_20_body"><text:span text:style-name="Style1">1525 · </text:span><text:span text:style-name="Style2">مو زدن (زن) · </text:span><text:span text:style-name="Style3">mu zadan (zan) · </text:span><text:span text:style-name="Style4">Haare schneiden · </text:span><text:span text:style-name="Style5">cut hair · </text:span><text:span text:style-name="Style6">вырезать волосы · </text:span><text:span text:style-name="Style7">Подстригаться</text:span></text:p>
      <text:p text:style-name="Text_20_body"><text:span text:style-name="Style1">1526 · </text:span><text:span text:style-name="Style2">ناجی · </text:span><text:span text:style-name="Style3">nāji · </text:span><text:span text:style-name="Style4">Retter m · </text:span><text:span text:style-name="Style5">savior · </text:span><text:span text:style-name="Style6">спаситель · </text:span><text:span text:style-name="Style7">Спаситель м</text:span></text:p>
      <text:p text:style-name="Text_20_body"><text:span text:style-name="Style1">1527 · </text:span><text:span text:style-name="Style2">نوازنده · </text:span><text:span text:style-name="Style3">navāzande · </text:span><text:span text:style-name="Style4">Musiker m · </text:span><text:span text:style-name="Style5">musician · </text:span><text:span text:style-name="Style6">музыкант · </text:span><text:span text:style-name="Style7">Музыкант м</text:span></text:p>
      <text:p text:style-name="Text_20_body"><text:span text:style-name="Style1">1528 · </text:span><text:span text:style-name="Style2">نگریستن (نگار) · </text:span><text:span text:style-name="Style3">negaristan (negar) · </text:span><text:span text:style-name="Style4">blicken · </text:span><text:span text:style-name="Style5">view; look · </text:span><text:span text:style-name="Style6">вид; посмотреть · </text:span><text:span text:style-name="Style7">посмотреть</text:span></text:p>
      <text:p text:style-name="Text_20_body"><text:span text:style-name="Style1">1529 · </text:span><text:span text:style-name="Style2">نیایشگاه · </text:span><text:span text:style-name="Style3">niyāyešgāh · </text:span><text:span text:style-name="Style4">Tempel m · </text:span><text:span text:style-name="Style5">temple · </text:span><text:span text:style-name="Style6">храм · </text:span><text:span text:style-name="Style7">Храм m</text:span></text:p>
      <text:p text:style-name="Text_20_body"><text:soft-page-break/><text:span text:style-name="Style1">1530 · </text:span><text:span text:style-name="Style2">الگو · </text:span><text:span text:style-name="Style3">olgu · </text:span><text:span text:style-name="Style4">Modell n; Muster m; Vorbild n; Vorlage f · </text:span><text:span text:style-name="Style5">model; pattern; template · </text:span><text:span text:style-name="Style6">модель; шаблон; шаблон · </text:span><text:span text:style-name="Style7">Модель n; Образец m; Пример n; Шаблон f</text:span></text:p>
      <text:p text:style-name="Text_20_body"><text:span text:style-name="Style1">1531 · </text:span><text:span text:style-name="Style2">استوانه · </text:span><text:span text:style-name="Style3">ostovāne · </text:span><text:span text:style-name="Style4">Zylinder m · </text:span><text:span text:style-name="Style5">cylinder · </text:span><text:span text:style-name="Style6">цилиндр · </text:span><text:span text:style-name="Style7">Цилиндр м</text:span></text:p>
      <text:p text:style-name="Text_20_body"><text:span text:style-name="Style1">1532 · </text:span><text:span text:style-name="Style2">پزو حسگر · </text:span><text:span text:style-name="Style3">pažuhešgar · </text:span><text:span text:style-name="Style4">Forscher m; Gelehrte m/f · </text:span><text:span text:style-name="Style5">researcher; scholar · </text:span><text:span text:style-name="Style6">научный сотрудник; ученый · </text:span><text:span text:style-name="Style7">Исследователь m; Ученые m / f</text:span></text:p>
      <text:p text:style-name="Text_20_body"><text:span text:style-name="Style1">1533 · </text:span><text:span text:style-name="Style2">پیغام گوز آستان (گذار) · </text:span><text:span text:style-name="Style3">peyqām gozāštan (gozār) <text:s/>· </text:span><text:span text:style-name="Style4">eine Nachricht hinterlassen · </text:span><text:span text:style-name="Style5">leave amessage · </text:span><text:span text:style-name="Style6">оставить сообщение · </text:span><text:span text:style-name="Style7">оставить сообщение</text:span></text:p>
      <text:p text:style-name="Text_20_body"><text:span text:style-name="Style1">1534 · </text:span><text:span text:style-name="Style2">قصر · </text:span><text:span text:style-name="Style3">qasr · </text:span><text:span text:style-name="Style4">Palast m; Schloss n · </text:span><text:span text:style-name="Style5">palace · </text:span><text:span text:style-name="Style6">дворец · </text:span><text:span text:style-name="Style7">Дворец м; Замок n</text:span></text:p>
      <text:p text:style-name="Text_20_body"><text:span text:style-name="Style1">1535 · </text:span><text:span text:style-name="Style2">رهایی · </text:span><text:span text:style-name="Style3">rahāyi · </text:span><text:span text:style-name="Style4">Befreiung f; Freiheit f; Freilassung f · </text:span><text:span text:style-name="Style5">freedom; liberation; release · </text:span><text:span text:style-name="Style6">свобода; освобождение; релиз · </text:span><text:span text:style-name="Style7">Освобождение f; Свобода f; Выпуск f</text:span></text:p>
      <text:p text:style-name="Text_20_body"><text:span text:style-name="Style1">1536 · </text:span><text:span text:style-name="Style2">رهایی بخس · </text:span><text:span text:style-name="Style3">rahāyibaxš · </text:span><text:span text:style-name="Style4">befreiend · </text:span><text:span text:style-name="Style5">liberalizing; liberation · </text:span><text:span text:style-name="Style6">либерализация; освобождение · </text:span><text:span text:style-name="Style7">освободительный</text:span></text:p>
      <text:p text:style-name="Text_20_body"><text:span text:style-name="Style1">1537 · </text:span><text:span text:style-name="Style2">سابقه · </text:span><text:span text:style-name="Style3">sābeqe · </text:span><text:span text:style-name="Style4">Präzedens n; Historie f; Vergangenheit f · </text:span><text:span text:style-name="Style5">precedent; history; past · </text:span><text:span text:style-name="Style6">прецедент; история; прошлое · </text:span><text:span text:style-name="Style7">Прецедент n; История f; Прошлое f</text:span></text:p>
      <text:p text:style-name="Text_20_body"><text:span text:style-name="Style1">1538 · </text:span><text:span text:style-name="Style2">سند · </text:span><text:span text:style-name="Style3">sanad · </text:span><text:span text:style-name="Style4">Dokument n · </text:span><text:span text:style-name="Style5">document · </text:span><text:span text:style-name="Style6">документ · </text:span><text:span text:style-name="Style7">Документ n</text:span></text:p>
      <text:p text:style-name="Text_20_body"><text:span text:style-name="Style1">1539 · </text:span><text:span text:style-name="Style2">سرآمد · </text:span><text:span text:style-name="Style3">sarāmad · </text:span><text:span text:style-name="Style4">das bedeutendste · </text:span><text:span text:style-name="Style5">the most significant · </text:span><text:span text:style-name="Style6">наиболее значительным · </text:span><text:span text:style-name="Style7">самый важный</text:span></text:p>
      <text:p text:style-name="Text_20_body"><text:span text:style-name="Style1">1540 · </text:span><text:span text:style-name="Style2">سا واحد · </text:span><text:span text:style-name="Style3">šavāhed · </text:span><text:span text:style-name="Style4">Zeugnisse f · </text:span><text:span text:style-name="Style5">evidences · </text:span><text:span text:style-name="Style6">свидетельства · </text:span><text:span text:style-name="Style7">Сертификаты f</text:span></text:p>
      <text:p text:style-name="Text_20_body"><text:span text:style-name="Style1">1541 · </text:span><text:span text:style-name="Style2">ساختن (ساز) · </text:span><text:span text:style-name="Style3">sāxtan (sāz) · </text:span><text:span text:style-name="Style4">bauen; errichten; herstellen · </text:span><text:span text:style-name="Style5">build; make; produce · </text:span><text:span text:style-name="Style6">строить; сделать; производить · </text:span><text:span text:style-name="Style7">строить; строить; сделать</text:span></text:p>
      <text:p text:style-name="Text_20_body"><text:span text:style-name="Style1">1542 · </text:span><text:span text:style-name="Style2">سازمان · </text:span><text:span text:style-name="Style3">sāzmān · </text:span><text:span text:style-name="Style4">Organisation f · </text:span><text:span text:style-name="Style5">organization · </text:span><text:span text:style-name="Style6">организация · </text:span><text:span text:style-name="Style7">Организация f</text:span></text:p>
      <text:p text:style-name="Text_20_body"><text:span text:style-name="Style1">1543 · </text:span><text:span text:style-name="Style2">سکه‌‌است خرده · </text:span><text:span text:style-name="Style3">šekastxorde · </text:span><text:span text:style-name="Style4">besiegt · </text:span><text:span text:style-name="Style5">defeated · </text:span><text:span text:style-name="Style6">побежденный · </text:span><text:span text:style-name="Style7">побежденный</text:span></text:p>
      <text:p text:style-name="Text_20_body"><text:span text:style-name="Style1">1544 · </text:span><text:span text:style-name="Style2">ستودن (سه‌تا) · </text:span><text:span text:style-name="Style3">sotudan (setā) · </text:span><text:span text:style-name="Style4">preisen; verherrlichen; loben · </text:span><text:span text:style-name="Style5">praise; glorify · </text:span><text:span text:style-name="Style6">похвала; прославлять · </text:span><text:span text:style-name="Style7">цены; прославлять; похвала</text:span></text:p>
      <text:p text:style-name="Text_20_body"><text:span text:style-name="Style1">1545 · </text:span><text:span text:style-name="Style2">تر · </text:span><text:span text:style-name="Style3">tār · </text:span><text:span text:style-name="Style4">Tar f; Saite f; verschwommen · </text:span><text:span text:style-name="Style5">tar; string; blurred · </text:span><text:span text:style-name="Style6">деготь; строка; расплывчатый · </text:span><text:span text:style-name="Style7">Tar f; Строка f; расплывчатый</text:span></text:p>
      <text:p text:style-name="Text_20_body"><text:span text:style-name="Style1">1546 · </text:span><text:span text:style-name="Style2">تخفیف · </text:span><text:span text:style-name="Style3">taxfif · </text:span><text:span text:style-name="Style4">Rabatt m · </text:span><text:span text:style-name="Style5">discount · </text:span><text:span text:style-name="Style6">скидка · </text:span><text:span text:style-name="Style7">Скидка m</text:span></text:p>
      <text:p text:style-name="Text_20_body"><text:span text:style-name="Style1">1547 · </text:span><text:span text:style-name="Style2">تورت · </text:span><text:span text:style-name="Style3">Towrāt · </text:span><text:span text:style-name="Style4">Thora f · </text:span><text:span text:style-name="Style5">Torah · </text:span><text:span text:style-name="Style6">Тора · </text:span><text:span text:style-name="Style7">Тора f</text:span></text:p>
      <text:p text:style-name="Text_20_body"><text:span text:style-name="Style1">1548 · </text:span><text:span text:style-name="Style2">تو آلت · </text:span><text:span text:style-name="Style3">tuālet · </text:span><text:span text:style-name="Style4">Toilette f · </text:span><text:span text:style-name="Style5">toilet · </text:span><text:span text:style-name="Style6">туалет · </text:span><text:span text:style-name="Style7">Туалет f</text:span></text:p>
      <text:p text:style-name="Text_20_body"><text:span text:style-name="Style1">1549 · </text:span><text:span text:style-name="Style2">وزن · </text:span><text:span text:style-name="Style3">vazn · </text:span><text:span text:style-name="Style4">Gewicht n · </text:span><text:span text:style-name="Style5">weight · </text:span><text:span text:style-name="Style6">вес · </text:span><text:span text:style-name="Style7">Вес n</text:span></text:p>
      <text:p text:style-name="Text_20_body"><text:span text:style-name="Style1">1550 · </text:span><text:span text:style-name="Style2">ویران سوده · </text:span><text:span text:style-name="Style3">virānšode · </text:span><text:span text:style-name="Style4">zerstört · </text:span><text:span text:style-name="Style5">destroyed · </text:span><text:span text:style-name="Style6">разрушенный · </text:span><text:span text:style-name="Style7">разрушенный</text:span></text:p>
      <text:p text:style-name="Text_20_body"><text:span text:style-name="Style1">1551 · </text:span><text:span text:style-name="Style2">خود · </text:span><text:span text:style-name="Style3">xod · </text:span><text:span text:style-name="Style4">eigen; selbst; sich · </text:span><text:span text:style-name="Style5">self; own; oneself · </text:span><text:span text:style-name="Style6">самостоятельно; самостоятельно; себя · </text:span><text:span text:style-name="Style7">самостоятельно; сам по себе; сам</text:span></text:p>
      <text:p text:style-name="Text_20_body"><text:span text:style-name="Style1">1552 · </text:span><text:span text:style-name="Style2">خودم · </text:span><text:span text:style-name="Style3">xodam · </text:span><text:span text:style-name="Style4">mich; mir; ich selbst; mich selbst; mir selbst · </text:span><text:span text:style-name="Style5">myself · </text:span><text:span text:style-name="Style6">сам · </text:span><text:span text:style-name="Style7">мне; мне; Я сам; меня самого; сам</text:span></text:p>
      <text:p text:style-name="Text_20_body"><text:span text:style-name="Style1">1553 · </text:span><text:span text:style-name="Style2">خدا‌س · </text:span><text:span text:style-name="Style3">xodaš · </text:span><text:span text:style-name="Style4">ihn[sie, es]; ihm[ihr]; er[sie, es] selbst; ihn [sie, es] selbst; ihm[ihr] selbst · </text:span><text:span text:style-name="Style5">himself; itself; herself · </text:span><text:span text:style-name="Style6">сам; сам по себе; сама · </text:span><text:span text:style-name="Style7">его [ее, это]; его [ее]; он (она, она) сама; он [ее, это] сам; он сам</text:span></text:p>
      <text:p text:style-name="Text_20_body"><text:span text:style-name="Style1">1554 · </text:span><text:span text:style-name="Style2">خودت · </text:span><text:span text:style-name="Style3">xodat · </text:span><text:span text:style-name="Style4">dich; dir; du selbst; dich selbst; dir selbst · </text:span><text:span text:style-name="Style5">yourself · </text:span><text:span text:style-name="Style6">сами · </text:span><text:span text:style-name="Style7">вы; вы; вы сами; сами себя; сами</text:span></text:p>
      <text:p text:style-name="Text_20_body"><text:span text:style-name="Style1">1555 · </text:span><text:span text:style-name="Style2">خودمان · </text:span><text:span text:style-name="Style3">xodemān · </text:span><text:span text:style-name="Style4">uns; wir selbst; uns selbst · </text:span><text:span text:style-name="Style5">ourselves · </text:span><text:span text:style-name="Style6">сами · </text:span><text:span text:style-name="Style7">нам; мы сами; мы сами</text:span></text:p>
      <text:p text:style-name="Text_20_body"><text:span text:style-name="Style1">1556 · </text:span><text:span text:style-name="Style2">خو دسان · </text:span><text:span text:style-name="Style3">xodešān · </text:span><text:span text:style-name="Style4">sie; sie selbst; ihnen selbst · </text:span><text:span text:style-name="Style5">themselves · </text:span><text:span text:style-name="Style6">сами · </text:span><text:span text:style-name="Style7">их; она сама; сами</text:span></text:p>
      <text:p text:style-name="Text_20_body"><text:span text:style-name="Style1">1557 · </text:span><text:span text:style-name="Style2">خودتان · </text:span><text:span text:style-name="Style3">xodetān · </text:span><text:span text:style-name="Style4">euch; ihr selbst; euch selbst · </text:span><text:span text:style-name="Style5">yourselves · </text:span><text:span text:style-name="Style6">вы сами · </text:span><text:span text:style-name="Style7">вы; вы сами; себя</text:span></text:p>
      <text:p text:style-name="Text_20_body"><text:span text:style-name="Style1">1558 · </text:span><text:span text:style-name="Style2">یاد کردن (کن) · </text:span><text:span text:style-name="Style3">yād kardan (kon) · </text:span><text:span text:style-name="Style4">erwähnen · </text:span><text:span text:style-name="Style5">mention · </text:span><text:span text:style-name="Style6">упомянуть · </text:span><text:span text:style-name="Style7">упомянуть</text:span></text:p>
      <text:p text:style-name="Text_20_body"><text:span text:style-name="Style1">1559 · </text:span><text:span text:style-name="Style2">یونانی · </text:span><text:span text:style-name="Style3">yunāni · </text:span><text:span text:style-name="Style4">Grieche m; Griechin f; griechisch · </text:span><text:span text:style-name="Style5">Greek · </text:span><text:span text:style-name="Style6">греческий · </text:span><text:span text:style-name="Style7">Греческий m; Греческий f; греческий</text:span></text:p>
      <text:p text:style-name="Text_20_body"><text:span text:style-name="Style1">1560 · </text:span><text:span text:style-name="Style2">درس · </text:span><text:span text:style-name="Style3">Dars-e · </text:span><text:span text:style-name="Style4">16 · </text:span><text:span text:style-name="Style5">16 · </text:span><text:span text:style-name="Style6">16 · </text:span><text:span text:style-name="Style7">16</text:span></text:p>
      <text:p text:style-name="Text_20_body"><text:span text:style-name="Style1">1561 · </text:span><text:span text:style-name="Style2">عدد · </text:span><text:span text:style-name="Style3">a’dād · </text:span><text:span text:style-name="Style4">Zahlen pl; Nummern pl · </text:span><text:span text:style-name="Style5">numbers · </text:span><text:span text:style-name="Style6">чисел · </text:span><text:span text:style-name="Style7">Числа pl; Числа pl</text:span></text:p>
      <text:p text:style-name="Text_20_body"><text:span text:style-name="Style1">1562 · </text:span><text:span text:style-name="Style2">آب‌وهوائی · </text:span><text:span text:style-name="Style3">ābohavāyi · </text:span><text:span text:style-name="Style4">Klima‐; klimatisch · </text:span><text:span text:style-name="Style5">climatic · </text:span><text:span text:style-name="Style6">климатический · </text:span><text:span text:style-name="Style7">кондиционирование воздуха; климатический</text:span></text:p>
      <text:p text:style-name="Text_20_body"><text:span text:style-name="Style1">1563 · </text:span><text:span text:style-name="Style2">آب‌رسانی · </text:span><text:span text:style-name="Style3">ābresāni · </text:span><text:span text:style-name="Style4">Wasserversorgung f · </text:span><text:span text:style-name="Style5">water supply · </text:span><text:span text:style-name="Style6">водоснабжение · </text:span><text:span text:style-name="Style7">Водоснабжение f</text:span></text:p>
      <text:p text:style-name="Text_20_body"><text:span text:style-name="Style1">1564 · </text:span><text:span text:style-name="Style2">آبیاری · </text:span><text:span text:style-name="Style3">ābyāri · </text:span><text:span text:style-name="Style4">Bewässerung f · </text:span><text:span text:style-name="Style5">irrigation · </text:span><text:span text:style-name="Style6">орошение · </text:span><text:span text:style-name="Style7">Ирригация f</text:span></text:p>
      <text:p text:style-name="Text_20_body"><text:span text:style-name="Style1">1565 · </text:span><text:span text:style-name="Style2">ابیات · </text:span><text:span text:style-name="Style3">abyāt · </text:span><text:span text:style-name="Style4">Versen pl · </text:span><text:span text:style-name="Style5">verses · </text:span><text:span text:style-name="Style6">вирши · </text:span><text:span text:style-name="Style7">Verse pl</text:span></text:p>
      <text:p text:style-name="Text_20_body"><text:span text:style-name="Style1">1566 · </text:span><text:span text:style-name="Style2">ادبیات · </text:span><text:span text:style-name="Style3">adabiyāt · </text:span><text:span text:style-name="Style4">Literatur f · </text:span><text:span text:style-name="Style5">literature · </text:span><text:span text:style-name="Style6">литература · </text:span><text:span text:style-name="Style7">Литература f</text:span></text:p>
      <text:p text:style-name="Text_20_body"><text:span text:style-name="Style1">1567 · </text:span><text:span text:style-name="Style2">عدد · </text:span><text:span text:style-name="Style3">adad · </text:span><text:span text:style-name="Style4">Zahl f; Nummer f · </text:span><text:span text:style-name="Style5">number · </text:span><text:span text:style-name="Style6">число · </text:span><text:span text:style-name="Style7">Номер f; Число f</text:span></text:p>
      <text:p text:style-name="Text_20_body"><text:span text:style-name="Style1">1568 · </text:span><text:span text:style-name="Style2">اهداف · </text:span><text:span text:style-name="Style3">ahdāf · </text:span><text:span text:style-name="Style4">Ziele pl; Zielsetzungen pl · </text:span><text:span text:style-name="Style5">targets; objectives · </text:span><text:span text:style-name="Style6">цели; цели · </text:span><text:span text:style-name="Style7">Цели pl; Цели pl</text:span></text:p>
      <text:p text:style-name="Text_20_body"><text:span text:style-name="Style1">1569 · </text:span><text:span text:style-name="Style2">عالم · </text:span><text:span text:style-name="Style3">ālem · </text:span><text:span text:style-name="Style4">Wissenschaftler(in f) m · </text:span><text:span text:style-name="Style5">scientist · </text:span><text:span text:style-name="Style6">ученый · </text:span><text:span text:style-name="Style7">Ученый (в f) м</text:span></text:p>
      <text:p text:style-name="Text_20_body"><text:span text:style-name="Style1">1570 · </text:span><text:span text:style-name="Style2">عمل · </text:span><text:span text:style-name="Style3">amal · </text:span><text:span text:style-name="Style4">Operation f; Handlung f; Aktion f · </text:span><text:span text:style-name="Style5">operation; act; action · </text:span><text:span text:style-name="Style6">операция; акт; действие · </text:span><text:span text:style-name="Style7">Операция f; Действие f; Действие f</text:span></text:p>
      <text:p text:style-name="Text_20_body"><text:span text:style-name="Style1">1571 · </text:span><text:span text:style-name="Style2">آموزنده · </text:span><text:span text:style-name="Style3">āmuzande · </text:span><text:span text:style-name="Style4">belehrend; lehrreich · </text:span><text:span text:style-name="Style5">informative; instructional · </text:span><text:span text:style-name="Style6">информативный; учебный · </text:span><text:span text:style-name="Style7">поучительно; поучительный</text:span></text:p>
      <text:p text:style-name="Text_20_body"><text:span text:style-name="Style1">1572 · </text:span><text:span text:style-name="Style2">عناصر · </text:span><text:span text:style-name="Style3">anāsor · </text:span><text:span text:style-name="Style4">Elemente pl · </text:span><text:span text:style-name="Style5">elements · </text:span><text:span text:style-name="Style6">элементы · </text:span><text:span text:style-name="Style7">Элементы pl</text:span></text:p>
      <text:p text:style-name="Text_20_body"><text:span text:style-name="Style1">1573 · </text:span><text:span text:style-name="Style2">آغاز سودان (ساو، سو) · </text:span><text:span text:style-name="Style3">āqāz šodan (šav, šow) · </text:span><text:span text:style-name="Style4">beginnen, starten · </text:span><text:span text:style-name="Style5">begin; start · </text:span><text:span text:style-name="Style6">начать; начало · </text:span><text:span text:style-name="Style7">начать, начать</text:span></text:p>
      <text:p text:style-name="Text_20_body"><text:span text:style-name="Style1">1574 · </text:span><text:span text:style-name="Style2">ارقام · </text:span><text:span text:style-name="Style3">arqām · </text:span><text:span text:style-name="Style4">Ziffern pl · </text:span><text:span text:style-name="Style5">digits · </text:span><text:span text:style-name="Style6">цифры · </text:span><text:span text:style-name="Style7">Числа pl</text:span></text:p>
      <text:p text:style-name="Text_20_body"><text:span text:style-name="Style1">1575 · </text:span><text:span text:style-name="Style2">آسانسور · </text:span><text:span text:style-name="Style3">āsānsor · </text:span><text:span text:style-name="Style4">Aufzug m; Fahrstuhl m · </text:span><text:span text:style-name="Style5">elevator; lift · </text:span><text:span text:style-name="Style6">лифт; лифт · </text:span><text:span text:style-name="Style7">Лифт m; Лифт м</text:span></text:p>
      <text:p text:style-name="Text_20_body"><text:span text:style-name="Style1">1576 · </text:span><text:span text:style-name="Style2">اثر · </text:span><text:span text:style-name="Style3">aš’ār · </text:span><text:span text:style-name="Style4">Gedichte pl · </text:span><text:span text:style-name="Style5">poems · </text:span><text:span text:style-name="Style6">стихи · </text:span><text:span text:style-name="Style7">Стихи pl</text:span></text:p>
      <text:p text:style-name="Text_20_body"><text:span text:style-name="Style1">1577 · </text:span><text:span text:style-name="Style2">آس کل · </text:span><text:span text:style-name="Style3">aškāl · </text:span><text:span text:style-name="Style4">Figuren pl · </text:span><text:span text:style-name="Style5">figures · </text:span><text:span text:style-name="Style6">цифры · </text:span><text:span text:style-name="Style7">Цифры pl</text:span></text:p>
      <text:p text:style-name="Text_20_body"><text:span text:style-name="Style1">1578 · </text:span><text:span text:style-name="Style2">ازبر · </text:span><text:span text:style-name="Style3">azbar · </text:span><text:span text:style-name="Style4">auswendig · </text:span><text:span text:style-name="Style5">by heart · </text:span><text:span text:style-name="Style6">наизусть · </text:span><text:span text:style-name="Style7">наизусть</text:span></text:p>
      <text:p text:style-name="Text_20_body"><text:soft-page-break/><text:span text:style-name="Style1">1579 · </text:span><text:span text:style-name="Style2">باغسازی · </text:span><text:span text:style-name="Style3">bāqsāzi · </text:span><text:span text:style-name="Style4">Gartenbau m · </text:span><text:span text:style-name="Style5">horticulture · </text:span><text:span text:style-name="Style6">садоводство · </text:span><text:span text:style-name="Style7">Садоводство</text:span></text:p>
      <text:p text:style-name="Text_20_body"><text:span text:style-name="Style1">1580 · </text:span><text:span text:style-name="Style2">برگرفته · </text:span><text:span text:style-name="Style3">bargerefte · </text:span><text:span text:style-name="Style4">von; aus; entnommen · </text:span><text:span text:style-name="Style5">from; taken from · </text:span><text:span text:style-name="Style6">от; взятый из · </text:span><text:span text:style-name="Style7">из; от; отозваны</text:span></text:p>
      <text:p text:style-name="Text_20_body"><text:span text:style-name="Style1">1581 · </text:span><text:span text:style-name="Style2">بازگو کردن (کن) · </text:span><text:span text:style-name="Style3">bāzgu kardan (kon) · </text:span><text:span text:style-name="Style4">erzählen · </text:span><text:span text:style-name="Style5">narrate; tell · </text:span><text:span text:style-name="Style6">повествовать; скажи мне · </text:span><text:span text:style-name="Style7">сказать</text:span></text:p>
      <text:p text:style-name="Text_20_body"><text:span text:style-name="Style1">1582 · </text:span><text:span text:style-name="Style2">بیت · </text:span><text:span text:style-name="Style3">beyt · </text:span><text:span text:style-name="Style4">Vers m · </text:span><text:span text:style-name="Style5">verse · </text:span><text:span text:style-name="Style6">стих · </text:span><text:span text:style-name="Style7">Стих m</text:span></text:p>
      <text:p text:style-name="Text_20_body"><text:span text:style-name="Style1">1583 · </text:span><text:span text:style-name="Style2">چمدان · </text:span><text:span text:style-name="Style3">camedān · </text:span><text:span text:style-name="Style4">Koffer m · </text:span><text:span text:style-name="Style5">suitcase · </text:span><text:span text:style-name="Style6">чемодан · </text:span><text:span text:style-name="Style7">Чемодан m</text:span></text:p>
      <text:p text:style-name="Text_20_body"><text:span text:style-name="Style1">1584 · </text:span><text:span text:style-name="Style2">دبیرستان · </text:span><text:span text:style-name="Style3">dabirestān · </text:span><text:span text:style-name="Style4">Gymnasium n · </text:span><text:span text:style-name="Style5">high school · </text:span><text:span text:style-name="Style6">средняя школа · </text:span><text:span text:style-name="Style7">Средняя школа n</text:span></text:p>
      <text:p text:style-name="Text_20_body"><text:span text:style-name="Style1">1585 · </text:span><text:span text:style-name="Style2">در قدیم · </text:span><text:span text:style-name="Style3">dar qadim · </text:span><text:span text:style-name="Style4">früher · </text:span><text:span text:style-name="Style5">formerly · </text:span><text:span text:style-name="Style6">раньше · </text:span><text:span text:style-name="Style7">раньше</text:span></text:p>
      <text:p text:style-name="Text_20_body"><text:span text:style-name="Style1">1586 · </text:span><text:span text:style-name="Style2">دلسوز · </text:span><text:span text:style-name="Style3">delsuz · </text:span><text:span text:style-name="Style4">mitfühlend; barmherzig · </text:span><text:span text:style-name="Style5">compassionate; merciful · </text:span><text:span text:style-name="Style6">сострадательный; милостивый · </text:span><text:span text:style-name="Style7">сострадательный; милостивый</text:span></text:p>
      <text:p text:style-name="Text_20_body"><text:span text:style-name="Style1">1587 · </text:span><text:span text:style-name="Style2">دو تخته · </text:span><text:span text:style-name="Style3">dotaxte · </text:span><text:span text:style-name="Style4">Zweibett‐ · </text:span><text:span text:style-name="Style5">twin-bedded · </text:span><text:span text:style-name="Style6">твин-местный · </text:span><text:span text:style-name="Style7">сдвоенный</text:span></text:p>
      <text:p text:style-name="Text_20_body"><text:span text:style-name="Style1">1588 · </text:span><text:span text:style-name="Style2">امضا · </text:span><text:span text:style-name="Style3">emzā · </text:span><text:span text:style-name="Style4">Unterschrift f; Unterzeichnung f · </text:span><text:span text:style-name="Style5">signature · </text:span><text:span text:style-name="Style6">подпись · </text:span><text:span text:style-name="Style7">Подпись f; Подписание f</text:span></text:p>
      <text:p text:style-name="Text_20_body"><text:span text:style-name="Style1">1589 · </text:span><text:span text:style-name="Style2">امضا کردن (کن) · </text:span><text:span text:style-name="Style3">emzā kardan (kon) · </text:span><text:span text:style-name="Style4">unterschreiben; unterzeichnen · </text:span><text:span text:style-name="Style5">sign; sign up · </text:span><text:span text:style-name="Style6">знак; зарегистрироваться · </text:span><text:span text:style-name="Style7">знак; знак</text:span></text:p>
      <text:p text:style-name="Text_20_body"><text:span text:style-name="Style1">1590 · </text:span><text:span text:style-name="Style2">انقلابیون · </text:span><text:span text:style-name="Style3">enqelābiyun · </text:span><text:span text:style-name="Style4">Revolutionäre pl · </text:span><text:span text:style-name="Style5">revolutionaries · </text:span><text:span text:style-name="Style6">революционеры · </text:span><text:span text:style-name="Style7">Революционный пл</text:span></text:p>
      <text:p text:style-name="Text_20_body"><text:span text:style-name="Style1">1591 · </text:span><text:span text:style-name="Style2">انتقاد · </text:span><text:span text:style-name="Style3">enteqād · </text:span><text:span text:style-name="Style4">Kritik f · </text:span><text:span text:style-name="Style5">criticism · </text:span><text:span text:style-name="Style6">критика · </text:span><text:span text:style-name="Style7">Критика f</text:span></text:p>
      <text:p text:style-name="Text_20_body"><text:span text:style-name="Style1">1592 · </text:span><text:span text:style-name="Style2">انتقادات · </text:span><text:span text:style-name="Style3">enteqādāt · </text:span><text:span text:style-name="Style4">Kritiken pl · </text:span><text:span text:style-name="Style5">criticisms · </text:span><text:span text:style-name="Style6">критические замечания · </text:span><text:span text:style-name="Style7">Отзывы pl</text:span></text:p>
      <text:p text:style-name="Text_20_body"><text:span text:style-name="Style1">1593 · </text:span><text:span text:style-name="Style2">اقامت کردن (کن) · </text:span><text:span text:style-name="Style3">eqāmat kardan (kon) · </text:span><text:span text:style-name="Style4">bleiben · </text:span><text:span text:style-name="Style5">stay · </text:span><text:span text:style-name="Style6">остаться · </text:span><text:span text:style-name="Style7">остаться</text:span></text:p>
      <text:p text:style-name="Text_20_body"><text:span text:style-name="Style1">1594 · </text:span><text:span text:style-name="Style2">اصطباح کردن (کن) · </text:span><text:span text:style-name="Style3">eštebāh kardan (kon) <text:s/>· </text:span><text:span text:style-name="Style4">sich irren · </text:span><text:span text:style-name="Style5">be mistaken; bewrong · </text:span><text:span text:style-name="Style6">без ошибок; bewrong · </text:span><text:span text:style-name="Style7">ошибаться</text:span></text:p>
      <text:p text:style-name="Text_20_body"><text:span text:style-name="Style1">1595 · </text:span><text:span text:style-name="Style2">استفاده کردن (کن) · </text:span><text:span text:style-name="Style3">estefāde kardan (kon) · </text:span><text:span text:style-name="Style4">benutzen; verwenden · </text:span><text:span text:style-name="Style5">use · </text:span><text:span text:style-name="Style6">использование · </text:span><text:span text:style-name="Style7">использование; использование</text:span></text:p>
      <text:p text:style-name="Text_20_body"><text:span text:style-name="Style1">1596 · </text:span><text:span text:style-name="Style2">فناوری · </text:span><text:span text:style-name="Style3">fanāvari · </text:span><text:span text:style-name="Style4">Technologie f · </text:span><text:span text:style-name="Style5">technology · </text:span><text:span text:style-name="Style6">технология · </text:span><text:span text:style-name="Style7">Технология f</text:span></text:p>
      <text:p text:style-name="Text_20_body"><text:span text:style-name="Style1">1597 · </text:span><text:span text:style-name="Style2">فقیه · </text:span><text:span text:style-name="Style3">faqih · </text:span><text:span text:style-name="Style4">islamischer Rechtswissenschaftler · </text:span><text:span text:style-name="Style5">Islamic legal scholar · </text:span><text:span text:style-name="Style6">Исламский юрист · </text:span><text:span text:style-name="Style7">Исламский юрист</text:span></text:p>
      <text:p text:style-name="Text_20_body"><text:span text:style-name="Style1">1598 · </text:span><text:span text:style-name="Style2">فقها · </text:span><text:span text:style-name="Style3">foqahā · </text:span><text:span text:style-name="Style4">islamische Rechtswissenschaftler · </text:span><text:span text:style-name="Style5">Islamic legal scholars · </text:span><text:span text:style-name="Style6">Исламские юристы · </text:span><text:span text:style-name="Style7">Исламские юристы</text:span></text:p>
      <text:p text:style-name="Text_20_body"><text:span text:style-name="Style1">1599 · </text:span><text:span text:style-name="Style2">فصول · </text:span><text:span text:style-name="Style3">fosul · </text:span><text:span text:style-name="Style4">Jahreszeiten pl · </text:span><text:span text:style-name="Style5">seasons · </text:span><text:span text:style-name="Style6">сезоны · </text:span><text:span text:style-name="Style7">Seasons pl</text:span></text:p>
      <text:p text:style-name="Text_20_body"><text:span text:style-name="Style1">1600 · </text:span><text:span text:style-name="Style2">گذرنامه · </text:span><text:span text:style-name="Style3">gozarnāme · </text:span><text:span text:style-name="Style4">Reisepass m · </text:span><text:span text:style-name="Style5">passport · </text:span><text:span text:style-name="Style6">паспорт · </text:span><text:span text:style-name="Style7">Паспорт m</text:span></text:p>
      <text:p text:style-name="Text_20_body"><text:span text:style-name="Style1">1601 · </text:span><text:span text:style-name="Style2">هدف · </text:span><text:span text:style-name="Style3">hadaf · </text:span><text:span text:style-name="Style4">Ziel n; Zweck m; Zielsetzung f · </text:span><text:span text:style-name="Style5">target; purpose; objective; aim · </text:span><text:span text:style-name="Style6">цель; цель; цель; цель · </text:span><text:span text:style-name="Style7">Target n; Цель m; Цель f</text:span></text:p>
      <text:p text:style-name="Text_20_body"><text:span text:style-name="Style1">1602 · </text:span><text:span text:style-name="Style2">همسر · </text:span><text:span text:style-name="Style3">hamsar · </text:span><text:span text:style-name="Style4">Ehepartner(in f) m · </text:span><text:span text:style-name="Style5">wife; husband · </text:span><text:span text:style-name="Style6">жена; муж · </text:span><text:span text:style-name="Style7">Супруг (д) м</text:span></text:p>
      <text:p text:style-name="Text_20_body"><text:span text:style-name="Style1">1603 · </text:span><text:span text:style-name="Style2">هرگاه · </text:span><text:span text:style-name="Style3">hargāh · </text:span><text:span text:style-name="Style4">wann immer · </text:span><text:span text:style-name="Style5">whenever · </text:span><text:span text:style-name="Style6">когда · </text:span><text:span text:style-name="Style7">когда</text:span></text:p>
      <text:p text:style-name="Text_20_body"><text:span text:style-name="Style1">1604 · </text:span><text:span text:style-name="Style2">هروقت · </text:span><text:span text:style-name="Style3">harvaqt · </text:span><text:span text:style-name="Style4">wann immer · </text:span><text:span text:style-name="Style5">whenever · </text:span><text:span text:style-name="Style6">когда · </text:span><text:span text:style-name="Style7">когда</text:span></text:p>
      <text:p text:style-name="Text_20_body"><text:span text:style-name="Style1">1605 · </text:span><text:span text:style-name="Style2">حکایت · </text:span><text:span text:style-name="Style3">hekāyāt · </text:span><text:span text:style-name="Style4">Erzählungen pl; Geschichten pl · </text:span><text:span text:style-name="Style5">anecdotes; stories · </text:span><text:span text:style-name="Style6">анекдоты; истории · </text:span><text:span text:style-name="Style7">Истории pl; Рассказы pl</text:span></text:p>
      <text:p text:style-name="Text_20_body"><text:span text:style-name="Style1">1606 · </text:span><text:span text:style-name="Style2">حروف · </text:span><text:span text:style-name="Style3">horuf · </text:span><text:span text:style-name="Style4">Buchstaben pl · </text:span><text:span text:style-name="Style5">letters · </text:span><text:span text:style-name="Style6">буквы · </text:span><text:span text:style-name="Style7">Письма pl</text:span></text:p>
      <text:p text:style-name="Text_20_body"><text:span text:style-name="Style1">1607 · </text:span><text:span text:style-name="Style2">هو‌س ماندن · </text:span><text:span text:style-name="Style3">hušmandāne · </text:span><text:span text:style-name="Style4">klug; schlau · </text:span><text:span text:style-name="Style5">clever; smart · </text:span><text:span text:style-name="Style6">умный; умный · </text:span><text:span text:style-name="Style7">умный; умный</text:span></text:p>
      <text:p text:style-name="Text_20_body"><text:span text:style-name="Style1">1608 · </text:span><text:span text:style-name="Style2">جهان · </text:span><text:span text:style-name="Style3">jāhān · </text:span><text:span text:style-name="Style4">Welt f · </text:span><text:span text:style-name="Style5">world · </text:span><text:span text:style-name="Style6">мире · </text:span><text:span text:style-name="Style7">Мир f</text:span></text:p>
      <text:p text:style-name="Text_20_body"><text:span text:style-name="Style1">1609 · </text:span><text:span text:style-name="Style2">جنگل · </text:span><text:span text:style-name="Style3">jangal · </text:span><text:span text:style-name="Style4">Wald m; Dschungel m · </text:span><text:span text:style-name="Style5">forest; jungle · </text:span><text:span text:style-name="Style6">лес; джунгли · </text:span><text:span text:style-name="Style7">Лес m; Джунгли м</text:span></text:p>
      <text:p text:style-name="Text_20_body"><text:span text:style-name="Style1">1610 · </text:span><text:span text:style-name="Style2">کلمات · </text:span><text:span text:style-name="Style3">kalamāt · </text:span><text:span text:style-name="Style4">Wörter pl · </text:span><text:span text:style-name="Style5">words · </text:span><text:span text:style-name="Style6">слова · </text:span><text:span text:style-name="Style7">Слова pl</text:span></text:p>
      <text:p text:style-name="Text_20_body"><text:span text:style-name="Style1">1611 · </text:span><text:span text:style-name="Style2">کاربرد · </text:span><text:span text:style-name="Style3">kārbord · </text:span><text:span text:style-name="Style4">Anwendung f; Gebrauch m; Verwendung f · </text:span><text:span text:style-name="Style5">application; use; usage · </text:span><text:span text:style-name="Style6">применение; использование; использование · </text:span><text:span text:style-name="Style7">Применение f; Используйте m; Используйте f</text:span></text:p>
      <text:p text:style-name="Text_20_body"><text:span text:style-name="Style1">1612 · </text:span><text:span text:style-name="Style2">مدارس · </text:span><text:span text:style-name="Style3">madāres · </text:span><text:span text:style-name="Style4">Schulen pl · </text:span><text:span text:style-name="Style5">schools · </text:span><text:span text:style-name="Style6">школы · </text:span><text:span text:style-name="Style7">Школы pl</text:span></text:p>
      <text:p text:style-name="Text_20_body"><text:span text:style-name="Style1">1613 · </text:span><text:span text:style-name="Style2">مناب · </text:span><text:span text:style-name="Style3">manābe’ · </text:span><text:span text:style-name="Style4">Quellen pl · </text:span><text:span text:style-name="Style5">sources · </text:span><text:span text:style-name="Style6">источники · </text:span><text:span text:style-name="Style7">Источники pl</text:span></text:p>
      <text:p text:style-name="Text_20_body"><text:span text:style-name="Style1">1614 · </text:span><text:span text:style-name="Style2">منبع · </text:span><text:span text:style-name="Style3">manba’ · </text:span><text:span text:style-name="Style4">Quelle f · </text:span><text:span text:style-name="Style5">source · </text:span><text:span text:style-name="Style6">источник · </text:span><text:span text:style-name="Style7">Источник f</text:span></text:p>
      <text:p text:style-name="Text_20_body"><text:span text:style-name="Style1">1615 · </text:span><text:span text:style-name="Style2">مسئله · </text:span><text:span text:style-name="Style3">mas’ale · </text:span><text:span text:style-name="Style4">Problem n · </text:span><text:span text:style-name="Style5">problem · </text:span><text:span text:style-name="Style6">проблема · </text:span><text:span text:style-name="Style7">Задача n</text:span></text:p>
      <text:p text:style-name="Text_20_body"><text:span text:style-name="Style1">1616 · </text:span><text:span text:style-name="Style2">ما سول · </text:span><text:span text:style-name="Style3">mas’ul · </text:span><text:span text:style-name="Style4">verantwortlich · </text:span><text:span text:style-name="Style5">responsible · </text:span><text:span text:style-name="Style6">ответственность · </text:span><text:span text:style-name="Style7">ответственность</text:span></text:p>
      <text:p text:style-name="Text_20_body"><text:span text:style-name="Style1">1617 · </text:span><text:span text:style-name="Style2">مسائل · </text:span><text:span text:style-name="Style3">masāel · </text:span><text:span text:style-name="Style4">Probleme pl · </text:span><text:span text:style-name="Style5">problems · </text:span><text:span text:style-name="Style6">проблемы · </text:span><text:span text:style-name="Style7">Проблемы pl</text:span></text:p>
      <text:p text:style-name="Text_20_body"><text:span text:style-name="Style1">1618 · </text:span><text:span text:style-name="Style2">موارد · </text:span><text:span text:style-name="Style3">mavāred · </text:span><text:span text:style-name="Style4">Fälle pl · </text:span><text:span text:style-name="Style5">cases; instances · </text:span><text:span text:style-name="Style6">случаи; экземпляры · </text:span><text:span text:style-name="Style7">Случаи pl</text:span></text:p>
      <text:p text:style-name="Text_20_body"><text:span text:style-name="Style1">1619 · </text:span><text:span text:style-name="Style2">م آوازه · </text:span><text:span text:style-name="Style3">mavāze’ · </text:span><text:span text:style-name="Style4">Positionen pl; Stellungen pl · </text:span><text:span text:style-name="Style5">positions; views · </text:span><text:span text:style-name="Style6">позиции; мнения · </text:span><text:span text:style-name="Style7">Позиции pl; Позиции pl</text:span></text:p>
      <text:p text:style-name="Text_20_body"><text:span text:style-name="Style1">1620 · </text:span><text:span text:style-name="Style2">میراث · </text:span><text:span text:style-name="Style3">mirās · </text:span><text:span text:style-name="Style4">Erbe n; Erbschaft f · </text:span><text:span text:style-name="Style5">heritage; inheritance · </text:span><text:span text:style-name="Style6">наследие; наследование · </text:span><text:span text:style-name="Style7">Heritage n; Наследование f</text:span></text:p>
      <text:p text:style-name="Text_20_body"><text:span text:style-name="Style1">1621 · </text:span><text:span text:style-name="Style2">میوه‌جات · </text:span><text:span text:style-name="Style3">mivejāt · </text:span><text:span text:style-name="Style4">Früchte pl · </text:span><text:span text:style-name="Style5">fruits · </text:span><text:span text:style-name="Style6">фрукты · </text:span><text:span text:style-name="Style7">Фрукты pl</text:span></text:p>
      <text:p text:style-name="Text_20_body"><text:span text:style-name="Style1">1622 · </text:span><text:span text:style-name="Style2">معلمین · </text:span><text:span text:style-name="Style3">moallemin · </text:span><text:span text:style-name="Style4">Lehrer pl · </text:span><text:span text:style-name="Style5">teachers · </text:span><text:span text:style-name="Style6">учителей · </text:span><text:span text:style-name="Style7">Учитель pl</text:span></text:p>
      <text:p text:style-name="Text_20_body"><text:span text:style-name="Style1">1623 · </text:span><text:span text:style-name="Style2">ملاحظات · </text:span><text:span text:style-name="Style3">molāhezāt · </text:span><text:span text:style-name="Style4">Betrachtungen pl · </text:span><text:span text:style-name="Style5">observations · </text:span><text:span text:style-name="Style6">наблюдения · </text:span><text:span text:style-name="Style7">Соображения pl</text:span></text:p>
      <text:p text:style-name="Text_20_body"><text:span text:style-name="Style1">1624 · </text:span><text:span text:style-name="Style2">ملاحظه · </text:span><text:span text:style-name="Style3">molāheze <text:s/>· </text:span><text:span text:style-name="Style4">Berücksichtigung f; Beachtung f; Betrachtung f · </text:span><text:span text:style-name="Style5">consideration; regard;observation · </text:span><text:span text:style-name="Style6">рассмотрение; наблюдение · </text:span><text:span text:style-name="Style7">Рассмотрение f; Внимание f; Рассмотрение f</text:span></text:p>
      <text:p text:style-name="Text_20_body"><text:span text:style-name="Style1">1625 · </text:span><text:span text:style-name="Style2">مور د · </text:span><text:span text:style-name="Style3">mowred · </text:span><text:span text:style-name="Style4">Fall m · </text:span><text:span text:style-name="Style5">case; instance · </text:span><text:span text:style-name="Style6">случай; экземпляр · </text:span><text:span text:style-name="Style7">Случай m</text:span></text:p>
      <text:p text:style-name="Text_20_body"><text:span text:style-name="Style1">1626 · </text:span><text:span text:style-name="Style2">موزه · </text:span><text:span text:style-name="Style3">mowze’ · </text:span><text:span text:style-name="Style4">Position f; Stellung f · </text:span><text:span text:style-name="Style5">position; view · </text:span><text:span text:style-name="Style6">положение; вид · </text:span><text:span text:style-name="Style7">Положение f; Положение f</text:span></text:p>
      <text:p text:style-name="Text_20_body"><text:span text:style-name="Style1">1627 · </text:span><text:span text:style-name="Style2">مخالف · </text:span><text:span text:style-name="Style3">moxālef · </text:span><text:span text:style-name="Style4">Opponent m; Gegner m; gegnerisch; gegen · </text:span><text:span text:style-name="Style5">opponent; opposing; against · </text:span><text:span text:style-name="Style6">противник; против; против · </text:span><text:span text:style-name="Style7">Противник м; Противник м; антагонистические; против</text:span></text:p>
      <text:p text:style-name="Text_20_body"><text:soft-page-break/><text:span text:style-name="Style1">1628 · </text:span><text:span text:style-name="Style2">مخالفین · </text:span><text:span text:style-name="Style3">moxālefin · </text:span><text:span text:style-name="Style4">Gegner pl · </text:span><text:span text:style-name="Style5">opponents · </text:span><text:span text:style-name="Style6">соперники · </text:span><text:span text:style-name="Style7">Противник pl</text:span></text:p>
      <text:p text:style-name="Text_20_body"><text:span text:style-name="Style1">1629 · </text:span><text:span text:style-name="Style2">نام بردن (بار) · </text:span><text:span text:style-name="Style3">nām bordan (bar) · </text:span><text:span text:style-name="Style4">erwähnen; nennen · </text:span><text:span text:style-name="Style5">mention · </text:span><text:span text:style-name="Style6">упомянуть · </text:span><text:span text:style-name="Style7">говоря; вызов</text:span></text:p>
      <text:p text:style-name="Text_20_body"><text:span text:style-name="Style1">1630 · </text:span><text:span text:style-name="Style2">نمد · </text:span><text:span text:style-name="Style3">namād · </text:span><text:span text:style-name="Style4">Symbol n; Zeichen n · </text:span><text:span text:style-name="Style5">symbol · </text:span><text:span text:style-name="Style6">символ · </text:span><text:span text:style-name="Style7">Символ n; Характер n</text:span></text:p>
      <text:p text:style-name="Text_20_body"><text:span text:style-name="Style1">1631 · </text:span><text:span text:style-name="Style2">علما · </text:span><text:span text:style-name="Style3">olamā · </text:span><text:span text:style-name="Style4">Gelehrten pl · </text:span><text:span text:style-name="Style5">scholars · </text:span><text:span text:style-name="Style6">ученые · </text:span><text:span text:style-name="Style7">Scholar pl</text:span></text:p>
      <text:p text:style-name="Text_20_body"><text:span text:style-name="Style1">1632 · </text:span><text:span text:style-name="Style2">عنصر · </text:span><text:span text:style-name="Style3">onsor · </text:span><text:span text:style-name="Style4">Element n · </text:span><text:span text:style-name="Style5">element · </text:span><text:span text:style-name="Style6">элемент · </text:span><text:span text:style-name="Style7">Элемент n</text:span></text:p>
      <text:p text:style-name="Text_20_body"><text:span text:style-name="Style1">1633 · </text:span><text:span text:style-name="Style2">پاسخ‌گویی · </text:span><text:span text:style-name="Style3">pāsoxguyi · </text:span><text:span text:style-name="Style4">Rechenschaftspflicht f; Verantwortlichkeit f · </text:span><text:span text:style-name="Style5">accountability; responsibility · </text:span><text:span text:style-name="Style6">подотчетность; ответственность · </text:span><text:span text:style-name="Style7">Подотчетность f; Ответственность f</text:span></text:p>
      <text:p text:style-name="Text_20_body"><text:span text:style-name="Style1">1634 · </text:span><text:span text:style-name="Style2">پاسپورت · </text:span><text:span text:style-name="Style3">pāsport · </text:span><text:span text:style-name="Style4">Reisepass m · </text:span><text:span text:style-name="Style5">passport · </text:span><text:span text:style-name="Style6">паспорт · </text:span><text:span text:style-name="Style7">Паспорт m</text:span></text:p>
      <text:p text:style-name="Text_20_body"><text:span text:style-name="Style1">1635 · </text:span><text:span text:style-name="Style2">پر · </text:span><text:span text:style-name="Style3">por · </text:span><text:span text:style-name="Style4">voll · </text:span><text:span text:style-name="Style5">full · </text:span><text:span text:style-name="Style6">полный · </text:span><text:span text:style-name="Style7">полный</text:span></text:p>
      <text:p text:style-name="Text_20_body"><text:span text:style-name="Style1">1636 · </text:span><text:span text:style-name="Style2">قرون · </text:span><text:span text:style-name="Style3">qorun · </text:span><text:span text:style-name="Style4">Jahrhunderte pl · </text:span><text:span text:style-name="Style5">centuries · </text:span><text:span text:style-name="Style6">века · </text:span><text:span text:style-name="Style7">Century pl</text:span></text:p>
      <text:p text:style-name="Text_20_body"><text:span text:style-name="Style1">1637 · </text:span><text:span text:style-name="Style2">رئیس · </text:span><text:span text:style-name="Style3">rais · </text:span><text:span text:style-name="Style4">Chef m; Direktor m · </text:span><text:span text:style-name="Style5">chief; director · </text:span><text:span text:style-name="Style6">главный; директор · </text:span><text:span text:style-name="Style7">Boss m; Директор м</text:span></text:p>
      <text:p text:style-name="Text_20_body"><text:span text:style-name="Style1">1638 · </text:span><text:span text:style-name="Style2">راهنمایی کردن (کن) · </text:span><text:span text:style-name="Style3">rāhnamāyi kardan (kon) · </text:span><text:span text:style-name="Style4">führen; anweisen; anleiten · </text:span><text:span text:style-name="Style5">guide; instruct · </text:span><text:span text:style-name="Style6">руководство; инструктировать · </text:span><text:span text:style-name="Style7">свинец; проинструктировать; руководство</text:span></text:p>
      <text:p text:style-name="Text_20_body"><text:span text:style-name="Style1">1639 · </text:span><text:span text:style-name="Style2">رهرو · </text:span><text:span text:style-name="Style3">rāhrow · </text:span><text:span text:style-name="Style4">Diele f; Durchgang m; Flur m; Korridor m; Gang m · </text:span><text:span text:style-name="Style5">corridor; doorway · </text:span><text:span text:style-name="Style6">коридор; дверной проем · </text:span><text:span text:style-name="Style7">Зал f; Проход м; Прихожая; Коридор m; Проход м</text:span></text:p>
      <text:p text:style-name="Text_20_body"><text:span text:style-name="Style1">1640 · </text:span><text:span text:style-name="Style2">رقم · </text:span><text:span text:style-name="Style3">raqam · </text:span><text:span text:style-name="Style4">Ziffer f · </text:span><text:span text:style-name="Style5">digit · </text:span><text:span text:style-name="Style6">цифра · </text:span><text:span text:style-name="Style7">Число f</text:span></text:p>
      <text:p text:style-name="Text_20_body"><text:span text:style-name="Style1">1641 · </text:span><text:span text:style-name="Style2">روسا · </text:span><text:span text:style-name="Style3">roasā · </text:span><text:span text:style-name="Style4">Chefs pl; Direktoren pl · </text:span><text:span text:style-name="Style5">chiefs; directors · </text:span><text:span text:style-name="Style6">руководители; директора · </text:span><text:span text:style-name="Style7">Боссы pl; Совет директоров</text:span></text:p>
      <text:p text:style-name="Text_20_body"><text:span text:style-name="Style1">1642 · </text:span><text:span text:style-name="Style2">سبک · </text:span><text:span text:style-name="Style3">sabk · </text:span><text:span text:style-name="Style4">Stil m · </text:span><text:span text:style-name="Style5">style · </text:span><text:span text:style-name="Style6">стиль · </text:span><text:span text:style-name="Style7">Стиль m</text:span></text:p>
      <text:p text:style-name="Text_20_body"><text:span text:style-name="Style1">1643 · </text:span><text:span text:style-name="Style2">سبزی · </text:span><text:span text:style-name="Style3">sabzi · </text:span><text:span text:style-name="Style4">Gemüse n · </text:span><text:span text:style-name="Style5">vegetable · </text:span><text:span text:style-name="Style6">овощной · </text:span><text:span text:style-name="Style7">Овощи n</text:span></text:p>
      <text:p text:style-name="Text_20_body"><text:span text:style-name="Style1">1644 · </text:span><text:span text:style-name="Style2">سبزیجات · </text:span><text:span text:style-name="Style3">sabzijāt · </text:span><text:span text:style-name="Style4">Gemüse n · </text:span><text:span text:style-name="Style5">vegetables · </text:span><text:span text:style-name="Style6">овощи · </text:span><text:span text:style-name="Style7">Овощи n</text:span></text:p>
      <text:p text:style-name="Text_20_body"><text:span text:style-name="Style1">1645 · </text:span><text:span text:style-name="Style2">سا گرد · </text:span><text:span text:style-name="Style3">šāgerd · </text:span><text:span text:style-name="Style4">Schüler(in f) m · </text:span><text:span text:style-name="Style5">student · </text:span><text:span text:style-name="Style6">студент · </text:span><text:span text:style-name="Style7">Ученик (в f) м</text:span></text:p>
      <text:p text:style-name="Text_20_body"><text:span text:style-name="Style1">1646 · </text:span><text:span text:style-name="Style2">سالن · </text:span><text:span text:style-name="Style3">sālon · </text:span><text:span text:style-name="Style4">Halle f; Saal m; Salon m · </text:span><text:span text:style-name="Style5">hall; salon; lounge · </text:span><text:span text:style-name="Style6">зал; салон; гостиная · </text:span><text:span text:style-name="Style7">Зал f; Зал м; Салон m</text:span></text:p>
      <text:p text:style-name="Text_20_body"><text:span text:style-name="Style1">1647 · </text:span><text:span text:style-name="Style2">سالن غذاخوری · </text:span><text:span text:style-name="Style3">sālon-e qazāxori · </text:span><text:span text:style-name="Style4">Speisesaal m · </text:span><text:span text:style-name="Style5">dining room · </text:span><text:span text:style-name="Style6">столовая · </text:span><text:span text:style-name="Style7">Столовая m</text:span></text:p>
      <text:p text:style-name="Text_20_body"><text:span text:style-name="Style1">1648 · </text:span><text:span text:style-name="Style2">سامانه · </text:span><text:span text:style-name="Style3">sāmāne · </text:span><text:span text:style-name="Style4">System n · </text:span><text:span text:style-name="Style5">system · </text:span><text:span text:style-name="Style6">система · </text:span><text:span text:style-name="Style7">Система n</text:span></text:p>
      <text:p text:style-name="Text_20_body"><text:span text:style-name="Style1">1649 · </text:span><text:span text:style-name="Style2">صرعیت · </text:span><text:span text:style-name="Style3">šarāyet · </text:span><text:span text:style-name="Style4">Bedingungen pl · </text:span><text:span text:style-name="Style5">conditions · </text:span><text:span text:style-name="Style6">условия · </text:span><text:span text:style-name="Style7">Условия pl</text:span></text:p>
      <text:p text:style-name="Text_20_body"><text:span text:style-name="Style1">1650 · </text:span><text:span text:style-name="Style2">سارق · </text:span><text:span text:style-name="Style3">sāreq · </text:span><text:span text:style-name="Style4">Dieb m · </text:span><text:span text:style-name="Style5">thief · </text:span><text:span text:style-name="Style6">вор · </text:span><text:span text:style-name="Style7">Вор м</text:span></text:p>
      <text:p text:style-name="Text_20_body"><text:span text:style-name="Style1">1651 · </text:span><text:span text:style-name="Style2">سارقین · </text:span><text:span text:style-name="Style3">sāreqin · </text:span><text:span text:style-name="Style4">Diebe pl · </text:span><text:span text:style-name="Style5">thieves · </text:span><text:span text:style-name="Style6">воры · </text:span><text:span text:style-name="Style7">Воры pl</text:span></text:p>
      <text:p text:style-name="Text_20_body"><text:span text:style-name="Style1">1652 · </text:span><text:span text:style-name="Style2">سخت · </text:span><text:span text:style-name="Style3">saxt · </text:span><text:span text:style-name="Style4">schwer; schwierig · </text:span><text:span text:style-name="Style5">difficult; hard · </text:span><text:span text:style-name="Style6">трудно; жесткий · </text:span><text:span text:style-name="Style7">тяжелый; трудно</text:span></text:p>
      <text:p text:style-name="Text_20_body"><text:span text:style-name="Style1">1653 · </text:span><text:span text:style-name="Style2">ساختمان · </text:span><text:span text:style-name="Style3">sāxtemān · </text:span><text:span text:style-name="Style4">Gebäude n · </text:span><text:span text:style-name="Style5">building · </text:span><text:span text:style-name="Style6">строительство · </text:span><text:span text:style-name="Style7">Построение n</text:span></text:p>
      <text:p text:style-name="Text_20_body"><text:span text:style-name="Style1">1654 · </text:span><text:span text:style-name="Style2">سر · </text:span><text:span text:style-name="Style3">še’r · </text:span><text:span text:style-name="Style4">Gedicht n; Poesie f · </text:span><text:span text:style-name="Style5">poem; poetry · </text:span><text:span text:style-name="Style6">стихотворение; поэзия · </text:span><text:span text:style-name="Style7">Стихотворение n; Поэзия f</text:span></text:p>
      <text:p text:style-name="Text_20_body"><text:span text:style-name="Style1">1655 · </text:span><text:span text:style-name="Style2">سپاس‌گزار · </text:span><text:span text:style-name="Style3">sepāsgozār · </text:span><text:span text:style-name="Style4">dankbar · </text:span><text:span text:style-name="Style5">grateful · </text:span><text:span text:style-name="Style6">благодарный · </text:span><text:span text:style-name="Style7">благодарный</text:span></text:p>
      <text:p text:style-name="Text_20_body"><text:span text:style-name="Style1">1656 · </text:span><text:span text:style-name="Style2">سه تخته · </text:span><text:span text:style-name="Style3">setaxte · </text:span><text:span text:style-name="Style4">Dreibett‐ · </text:span><text:span text:style-name="Style5">triple bed · </text:span><text:span text:style-name="Style6">трехместный номер · </text:span><text:span text:style-name="Style7">тройной</text:span></text:p>
      <text:p text:style-name="Text_20_body"><text:span text:style-name="Style1">1657 · </text:span><text:span text:style-name="Style2">سیو · </text:span><text:span text:style-name="Style3">šive · </text:span><text:span text:style-name="Style4">Methode f; Stil m · </text:span><text:span text:style-name="Style5">method; style · </text:span><text:span text:style-name="Style6">Способ; стиль · </text:span><text:span text:style-name="Style7">Метод f; Стиль m</text:span></text:p>
      <text:p text:style-name="Text_20_body"><text:span text:style-name="Style1">1658 · </text:span><text:span text:style-name="Style2">سورا · </text:span><text:span text:style-name="Style3">šoarā · </text:span><text:span text:style-name="Style4">Dichter pl · </text:span><text:span text:style-name="Style5">poets · </text:span><text:span text:style-name="Style6">поэты · </text:span><text:span text:style-name="Style7">Poet pl</text:span></text:p>
      <text:p text:style-name="Text_20_body"><text:span text:style-name="Style1">1659 · </text:span><text:span text:style-name="Style2">سهرت · </text:span><text:span text:style-name="Style3">šohrat · </text:span><text:span text:style-name="Style4">Ruhm m · </text:span><text:span text:style-name="Style5">fame · </text:span><text:span text:style-name="Style6">известность · </text:span><text:span text:style-name="Style7">Слава м</text:span></text:p>
      <text:p text:style-name="Text_20_body"><text:span text:style-name="Style1">1660 · </text:span><text:span text:style-name="Style2">طبقه · </text:span><text:span text:style-name="Style3">tabaqe · </text:span><text:span text:style-name="Style4">Stockwerk n; Klasse f · </text:span><text:span text:style-name="Style5">floor; class · </text:span><text:span text:style-name="Style6">пол; класс · </text:span><text:span text:style-name="Style7">Этаж n; Класс f</text:span></text:p>
      <text:p text:style-name="Text_20_body"><text:span text:style-name="Style1">1661 · </text:span><text:span text:style-name="Style2">تهه‌ات · </text:span><text:span text:style-name="Style3">tah-e-at · </text:span><text:span text:style-name="Style4">am Ende von · </text:span><text:span text:style-name="Style5">the end of · </text:span><text:span text:style-name="Style6">конец · </text:span><text:span text:style-name="Style7">в конце</text:span></text:p>
      <text:p text:style-name="Text_20_body"><text:span text:style-name="Style1">1662 · </text:span><text:span text:style-name="Style2">ته ط تاثیر · </text:span><text:span text:style-name="Style3">taht-e ta’sir · </text:span><text:span text:style-name="Style4">beeinflusst · </text:span><text:span text:style-name="Style5">influenced · </text:span><text:span text:style-name="Style6">влияние · </text:span><text:span text:style-name="Style7">пострадавших</text:span></text:p>
      <text:p text:style-name="Text_20_body"><text:span text:style-name="Style1">1663 · </text:span><text:span text:style-name="Style2">طریق · </text:span><text:span text:style-name="Style3">tariq · </text:span><text:span text:style-name="Style4">Weg m; Weise f · </text:span><text:span text:style-name="Style5">way · </text:span><text:span text:style-name="Style6">путь · </text:span><text:span text:style-name="Style7">Путь m; Путь f</text:span></text:p>
      <text:p text:style-name="Text_20_body"><text:span text:style-name="Style1">1664 · </text:span><text:span text:style-name="Style2">طراحی · </text:span><text:span text:style-name="Style3">tarrāhi · </text:span><text:span text:style-name="Style4">Design n; Gestaltung f; Planung f · </text:span><text:span text:style-name="Style5">design; planning · </text:span><text:span text:style-name="Style6">дизайн; планирование · </text:span><text:span text:style-name="Style7">Дизайн n; Дизайн f; Планирование f</text:span></text:p>
      <text:p text:style-name="Text_20_body"><text:span text:style-name="Style1">1665 · </text:span><text:span text:style-name="Style2">توانایی · </text:span><text:span text:style-name="Style3">tavānāyi · </text:span><text:span text:style-name="Style4">Fähigkeit f · </text:span><text:span text:style-name="Style5">ability · </text:span><text:span text:style-name="Style6">способность · </text:span><text:span text:style-name="Style7">Способность f</text:span></text:p>
      <text:p text:style-name="Text_20_body"><text:span text:style-name="Style1">1666 · </text:span><text:span text:style-name="Style2">تلفنی · </text:span><text:span text:style-name="Style3">telefoni · </text:span><text:span text:style-name="Style4">telefonisch · </text:span><text:span text:style-name="Style5">by phone · </text:span><text:span text:style-name="Style6">по телефону · </text:span><text:span text:style-name="Style7">телефон</text:span></text:p>
      <text:p text:style-name="Text_20_body"><text:span text:style-name="Style1">1667 · </text:span><text:span text:style-name="Style2">وظایف · </text:span><text:span text:style-name="Style3">vazāyef · </text:span><text:span text:style-name="Style4">Pflichten pl · </text:span><text:span text:style-name="Style5">duties · </text:span><text:span text:style-name="Style6">обязанности · </text:span><text:span text:style-name="Style7">Обязанности pl</text:span></text:p>
      <text:p text:style-name="Text_20_body"><text:span text:style-name="Style1">1668 · </text:span><text:span text:style-name="Style2">وعظ · </text:span><text:span text:style-name="Style3">vāže · </text:span><text:span text:style-name="Style4">Wort n · </text:span><text:span text:style-name="Style5">word · </text:span><text:span text:style-name="Style6">слово · </text:span><text:span text:style-name="Style7">Слово n</text:span></text:p>
      <text:p text:style-name="Text_20_body"><text:span text:style-name="Style1">1669 · </text:span><text:span text:style-name="Style2">وظیفه · </text:span><text:span text:style-name="Style3">vazife · </text:span><text:span text:style-name="Style4">Pflicht f · </text:span><text:span text:style-name="Style5">duty · </text:span><text:span text:style-name="Style6">обязанность · </text:span><text:span text:style-name="Style7">Обязанность f</text:span></text:p>
      <text:p text:style-name="Text_20_body"><text:span text:style-name="Style1">1670 · </text:span><text:span text:style-name="Style2">وظیفه سنا‌س · </text:span><text:span text:style-name="Style3">vazifešenās · </text:span><text:span text:style-name="Style4">pflichtbewusst · </text:span><text:span text:style-name="Style5">dutiful · </text:span><text:span text:style-name="Style6">покорный · </text:span><text:span text:style-name="Style7">покорный</text:span></text:p>
      <text:p text:style-name="Text_20_body"><text:span text:style-name="Style1">1671 · </text:span><text:span text:style-name="Style2">خلیفه · </text:span><text:span text:style-name="Style3">xalife · </text:span><text:span text:style-name="Style4">Kalif m · </text:span><text:span text:style-name="Style5">caliph · </text:span><text:span text:style-name="Style6">халиф · </text:span><text:span text:style-name="Style7">Халиф м</text:span></text:p>
      <text:p text:style-name="Text_20_body"><text:span text:style-name="Style1">1672 · </text:span><text:span text:style-name="Style2">خلفا · </text:span><text:span text:style-name="Style3">xolafā · </text:span><text:span text:style-name="Style4">Kalifen pl · </text:span><text:span text:style-name="Style5">caliphs · </text:span><text:span text:style-name="Style6">халифы · </text:span><text:span text:style-name="Style7">Caliph pl</text:span></text:p>
      <text:p text:style-name="Text_20_body"><text:span text:style-name="Style1">1673 · </text:span><text:span text:style-name="Style2">یک‌تخته · </text:span><text:span text:style-name="Style3">yektaxte · </text:span><text:span text:style-name="Style4">Einzelbett‐ · </text:span><text:span text:style-name="Style5">single bed · </text:span><text:span text:style-name="Style6">односпальная кровать · </text:span><text:span text:style-name="Style7">односпальная кровать</text:span></text:p>
      <text:p text:style-name="Text_20_body"><text:span text:style-name="Style1">1674 · </text:span><text:span text:style-name="Style2">ذق · </text:span><text:span text:style-name="Style3">zowq · </text:span><text:span text:style-name="Style4">Geschmack m · </text:span><text:span text:style-name="Style5">taste · </text:span><text:span text:style-name="Style6">вкус · </text:span><text:span text:style-name="Style7">Вкус м</text:span></text:p>
      <text:p text:style-name="Text_20_body"><text:span text:style-name="Style1">1675 · </text:span><text:span text:style-name="Style2">درس · </text:span><text:span text:style-name="Style3">Dars-e · </text:span><text:span text:style-name="Style4">17 · </text:span><text:span text:style-name="Style5">17 · </text:span><text:span text:style-name="Style6">17 · </text:span><text:span text:style-name="Style7">17</text:span></text:p>
      <text:p text:style-name="Text_20_body"><text:span text:style-name="Style1">1676 · </text:span><text:span text:style-name="Style2">اگر · </text:span><text:span text:style-name="Style3">agar · </text:span><text:span text:style-name="Style4">falls; wenn · </text:span><text:span text:style-name="Style5">if · </text:span><text:span text:style-name="Style6">если · </text:span><text:span text:style-name="Style7">если; когда</text:span></text:p>
      <text:p text:style-name="Text_20_body"><text:span text:style-name="Style1">1677 · </text:span><text:span text:style-name="Style2">اگرچه · </text:span><text:span text:style-name="Style3">agarce · </text:span><text:span text:style-name="Style4">obwohl · </text:span><text:span text:style-name="Style5">although · </text:span><text:span text:style-name="Style6">хотя · </text:span><text:span text:style-name="Style7">хотя</text:span></text:p>
      <text:p text:style-name="Text_20_body"><text:span text:style-name="Style1">1678 · </text:span><text:span text:style-name="Style2">علاوه بار این · </text:span><text:span text:style-name="Style3">alāve bar in · </text:span><text:span text:style-name="Style4">außerdem; darüber hinaus · </text:span><text:span text:style-name="Style5">moreover · </text:span><text:span text:style-name="Style6">кроме того · </text:span><text:span text:style-name="Style7">Кроме того, кроме этого</text:span></text:p>
      <text:p text:style-name="Text_20_body"><text:span text:style-name="Style1">1679 · </text:span><text:span text:style-name="Style2">آماده · </text:span><text:span text:style-name="Style3">āmāde · </text:span><text:span text:style-name="Style4">bereit; fertig · </text:span><text:span text:style-name="Style5">ready · </text:span><text:span text:style-name="Style6">готовый к · </text:span><text:span text:style-name="Style7">готов; готовый</text:span></text:p>
      <text:p text:style-name="Text_20_body"><text:span text:style-name="Style1">1680 · </text:span><text:span text:style-name="Style2">اما · </text:span><text:span text:style-name="Style3">ammā · </text:span><text:span text:style-name="Style4">aber; jedoch · </text:span><text:span text:style-name="Style5">but; however · </text:span><text:span text:style-name="Style6">но; однако · </text:span><text:span text:style-name="Style7">однако; однако</text:span></text:p>
      <text:p text:style-name="Text_20_body"><text:span text:style-name="Style1">1681 · </text:span><text:span text:style-name="Style2">آن طرف · </text:span><text:span text:style-name="Style3">āntaraf · </text:span><text:span text:style-name="Style4">drüben · </text:span><text:span text:style-name="Style5">over there · </text:span><text:span text:style-name="Style6">там · </text:span><text:span text:style-name="Style7">там</text:span></text:p>
      <text:p text:style-name="Text_20_body"><text:span text:style-name="Style1">1682 · </text:span><text:span text:style-name="Style2">اثقال · </text:span><text:span text:style-name="Style3">āšqāl · </text:span><text:span text:style-name="Style4">Abfall m; Müll m · </text:span><text:span text:style-name="Style5">trash; rubbish; garbage · </text:span><text:span text:style-name="Style6">мусор; мусор; мусор · </text:span><text:span text:style-name="Style7">Отходы м; Мусор</text:span></text:p>
      <text:p text:style-name="Text_20_body"><text:soft-page-break/><text:span text:style-name="Style1">1683 · </text:span><text:span text:style-name="Style2">از آنجا که · </text:span><text:span text:style-name="Style3">az ānjā ke · </text:span><text:span text:style-name="Style4">da; weil · </text:span><text:span text:style-name="Style5">since; because · </text:span><text:span text:style-name="Style6">так как; потому что · </text:span><text:span text:style-name="Style7">там; потому что</text:span></text:p>
      <text:p text:style-name="Text_20_body"><text:span text:style-name="Style1">1684 · </text:span><text:span text:style-name="Style2">از این جهت · </text:span><text:span text:style-name="Style3">az in jahat · </text:span><text:span text:style-name="Style4">darum; deshalb · </text:span><text:span text:style-name="Style5">hence; therefore · </text:span><text:span text:style-name="Style6">следовательно, поэтому · </text:span><text:span text:style-name="Style7">она; поэтому</text:span></text:p>
      <text:p text:style-name="Text_20_body"><text:span text:style-name="Style1">1685 · </text:span><text:span text:style-name="Style2">از این رو · </text:span><text:span text:style-name="Style3">az in ru · </text:span><text:span text:style-name="Style4">daher · </text:span><text:span text:style-name="Style5">hence; therefore · </text:span><text:span text:style-name="Style6">следовательно, поэтому · </text:span><text:span text:style-name="Style7">следовательно</text:span></text:p>
      <text:p text:style-name="Text_20_body"><text:span text:style-name="Style1">1686 · </text:span><text:span text:style-name="Style2">از مو قی که · </text:span><text:span text:style-name="Style3">az mowqe-i ke · </text:span><text:span text:style-name="Style4">seit; seitdem · </text:span><text:span text:style-name="Style5">since · </text:span><text:span text:style-name="Style6">поскольку · </text:span><text:span text:style-name="Style7">так как; с того времени</text:span></text:p>
      <text:p text:style-name="Text_20_body"><text:span text:style-name="Style1">1687 · </text:span><text:span text:style-name="Style2">از وقتی که · </text:span><text:span text:style-name="Style3">az vaqt-i ke · </text:span><text:span text:style-name="Style4">seit; seitdem · </text:span><text:span text:style-name="Style5">since · </text:span><text:span text:style-name="Style6">поскольку · </text:span><text:span text:style-name="Style7">так как; с того времени</text:span></text:p>
      <text:p text:style-name="Text_20_body"><text:span text:style-name="Style1">1688 · </text:span><text:span text:style-name="Style2">اذان س · </text:span><text:span text:style-name="Style3">āžāns · </text:span><text:span text:style-name="Style4">Agentur f · </text:span><text:span text:style-name="Style5">agency · </text:span><text:span text:style-name="Style6">агентство · </text:span><text:span text:style-name="Style7">Агентство f</text:span></text:p>
      <text:p text:style-name="Text_20_body"><text:span text:style-name="Style1">1689 · </text:span><text:span text:style-name="Style2">با آن که · </text:span><text:span text:style-name="Style3">bā ān ke · </text:span><text:span text:style-name="Style4">obwohl · </text:span><text:span text:style-name="Style5">although · </text:span><text:span text:style-name="Style6">хотя · </text:span><text:span text:style-name="Style7">хотя</text:span></text:p>
      <text:p text:style-name="Text_20_body"><text:span text:style-name="Style1">1690 · </text:span><text:span text:style-name="Style2">با این حال · </text:span><text:span text:style-name="Style3">bā in hāl · </text:span><text:span text:style-name="Style4">trotzdem · </text:span><text:span text:style-name="Style5">despite this; nevertheless · </text:span><text:span text:style-name="Style6">несмотря на это; тем не менее · </text:span><text:span text:style-name="Style7">тем не менее</text:span></text:p>
      <text:p text:style-name="Text_20_body"><text:span text:style-name="Style1">1691 · </text:span><text:span text:style-name="Style2">با این وجود · </text:span><text:span text:style-name="Style3">bā in vojud · </text:span><text:span text:style-name="Style4">trotzdem · </text:span><text:span text:style-name="Style5">despite this; nevertheless · </text:span><text:span text:style-name="Style6">несмотря на это; тем не менее · </text:span><text:span text:style-name="Style7">тем не менее</text:span></text:p>
      <text:p text:style-name="Text_20_body"><text:span text:style-name="Style1">1692 · </text:span><text:span text:style-name="Style2">با وجود این · </text:span><text:span text:style-name="Style3">bā vojud-e in · </text:span><text:span text:style-name="Style4">dennoch; trotzdem · </text:span><text:span text:style-name="Style5">despite this; nevertheless · </text:span><text:span text:style-name="Style6">несмотря на это; тем не менее · </text:span><text:span text:style-name="Style7">тем не менее; тем не менее</text:span></text:p>
      <text:p text:style-name="Text_20_body"><text:span text:style-name="Style1">1693 · </text:span><text:span text:style-name="Style2">با وجود این که · </text:span><text:span text:style-name="Style3">bā vojud-e in ke · </text:span><text:span text:style-name="Style4">obwohl · </text:span><text:span text:style-name="Style5">although · </text:span><text:span text:style-name="Style6">хотя · </text:span><text:span text:style-name="Style7">хотя</text:span></text:p>
      <text:p text:style-name="Text_20_body"><text:span text:style-name="Style1">1694 · </text:span><text:span text:style-name="Style2">بعد از این که · </text:span><text:span text:style-name="Style3">ba’d az in ke · </text:span><text:span text:style-name="Style4">nachdem · </text:span><text:span text:style-name="Style5">after; once · </text:span><text:span text:style-name="Style6">после того, как; один раз · </text:span><text:span text:style-name="Style7">после</text:span></text:p>
      <text:p text:style-name="Text_20_body"><text:span text:style-name="Style1">1695 · </text:span><text:span text:style-name="Style2">بلکه · </text:span><text:span text:style-name="Style3">balke · </text:span><text:span text:style-name="Style4">sondern · </text:span><text:span text:style-name="Style5">but · </text:span><text:span text:style-name="Style6">но · </text:span><text:span text:style-name="Style7">но</text:span></text:p>
      <text:p text:style-name="Text_20_body"><text:span text:style-name="Style1">1696 · </text:span><text:span text:style-name="Style2">بنا بار این · </text:span><text:span text:style-name="Style3">banā bar in · </text:span><text:span text:style-name="Style4">daher; deshalb; deswegen · </text:span><text:span text:style-name="Style5">therefore; thus · </text:span><text:span text:style-name="Style6">поэтому; таким образом · </text:span><text:span text:style-name="Style7">поэтому; поэтому; поэтому</text:span></text:p>
      <text:p text:style-name="Text_20_body"><text:span text:style-name="Style1">1697 · </text:span><text:span text:style-name="Style2">با نسا‌ت · </text:span><text:span text:style-name="Style3">bānešāt · </text:span><text:span text:style-name="Style4">lebhaft · </text:span><text:span text:style-name="Style5">lively · </text:span><text:span text:style-name="Style6">живой · </text:span><text:span text:style-name="Style7">живой</text:span></text:p>
      <text:p text:style-name="Text_20_body"><text:span text:style-name="Style1">1698 · </text:span><text:span text:style-name="Style2">بارای این که · </text:span><text:span text:style-name="Style3">barā-ye in ke · </text:span><text:span text:style-name="Style4">weil; damit · </text:span><text:span text:style-name="Style5">because; in order to · </text:span><text:span text:style-name="Style6">потому что; для того чтобы · </text:span><text:span text:style-name="Style7">потому что; так</text:span></text:p>
      <text:p text:style-name="Text_20_body"><text:span text:style-name="Style1">1699 · </text:span><text:span text:style-name="Style2">برگزیدن (گزین) · </text:span><text:span text:style-name="Style3">bargozidan (gozin) · </text:span><text:span text:style-name="Style4">auswählen · </text:span><text:span text:style-name="Style5">choose · </text:span><text:span text:style-name="Style6">выбирать · </text:span><text:span text:style-name="Style7">выбрать</text:span></text:p>
      <text:p text:style-name="Text_20_body"><text:span text:style-name="Style1">1700 · </text:span><text:span text:style-name="Style2">به دلیل آن که · </text:span><text:span text:style-name="Style3">be dalil-e ān ke · </text:span><text:span text:style-name="Style4">weil · </text:span><text:span text:style-name="Style5">because · </text:span><text:span text:style-name="Style6">потому что · </text:span><text:span text:style-name="Style7">потому что</text:span></text:p>
      <text:p text:style-name="Text_20_body"><text:span text:style-name="Style1">1701 · </text:span><text:span text:style-name="Style2">به این دلیل · </text:span><text:span text:style-name="Style3">be in dalil · </text:span><text:span text:style-name="Style4">deswegen; aus diesem Grund · </text:span><text:span text:style-name="Style5">therefore; for this reason · </text:span><text:span text:style-name="Style6">поэтому; по этой причине · </text:span><text:span text:style-name="Style7">поэтому; по этой причине</text:span></text:p>
      <text:p text:style-name="Text_20_body"><text:span text:style-name="Style1">1702 · </text:span><text:span text:style-name="Style2">به جا‌ی آن که · </text:span><text:span text:style-name="Style3">be jā-ye ān ke · </text:span><text:span text:style-name="Style4">anstatt · </text:span><text:span text:style-name="Style5">instead of · </text:span><text:span text:style-name="Style6">вместо · </text:span><text:span text:style-name="Style7">вместо</text:span></text:p>
      <text:p text:style-name="Text_20_body"><text:span text:style-name="Style1">1703 · </text:span><text:span text:style-name="Style2">به جا‌ی این که · </text:span><text:span text:style-name="Style3">be jā-ye in ke · </text:span><text:span text:style-name="Style4">anstatt · </text:span><text:span text:style-name="Style5">instead of · </text:span><text:span text:style-name="Style6">вместо · </text:span><text:span text:style-name="Style7">вместо</text:span></text:p>
      <text:p text:style-name="Text_20_body"><text:span text:style-name="Style1">1704 · </text:span><text:span text:style-name="Style2">به ثبت رسیدن (رس) · </text:span><text:span text:style-name="Style3">be sabt residan (res) · </text:span><text:span text:style-name="Style4">registriert werden; eingetragen werden · </text:span><text:span text:style-name="Style5">be registered · </text:span><text:span text:style-name="Style6">быть зарегистрированным · </text:span><text:span text:style-name="Style7">быть зарегистрированным; быть зарегистрированным</text:span></text:p>
      <text:p text:style-name="Text_20_body"><text:span text:style-name="Style1">1705 · </text:span><text:span text:style-name="Style2">به ث ارته این که · </text:span><text:span text:style-name="Style3">be šart-e in ke · </text:span><text:span text:style-name="Style4">unter der Bedingung, dass · </text:span><text:span text:style-name="Style5">under the condition that · </text:span><text:span text:style-name="Style6">при условии, что · </text:span><text:span text:style-name="Style7">при условии, что</text:span></text:p>
      <text:p text:style-name="Text_20_body"><text:span text:style-name="Style1">1706 · </text:span><text:span text:style-name="Style2">به خاطره این که · </text:span><text:span text:style-name="Style3">be xāter-e in ke · </text:span><text:span text:style-name="Style4">weil · </text:span><text:span text:style-name="Style5">because · </text:span><text:span text:style-name="Style6">потому что · </text:span><text:span text:style-name="Style7">потому что</text:span></text:p>
      <text:p text:style-name="Text_20_body"><text:span text:style-name="Style1">1707 · </text:span><text:span text:style-name="Style2">به دین ترتیب · </text:span><text:span text:style-name="Style3">bed-in tartib · </text:span><text:span text:style-name="Style4">somit; folglich · </text:span><text:span text:style-name="Style5">thus; consequently · </text:span><text:span text:style-name="Style6">Таким образом, следовательно · </text:span><text:span text:style-name="Style7">поэтому; следовательно</text:span></text:p>
      <text:p text:style-name="Text_20_body"><text:span text:style-name="Style1">1708 · </text:span><text:span text:style-name="Style2">به دین وسیله · </text:span><text:span text:style-name="Style3">bed-in vasile · </text:span><text:span text:style-name="Style4">hiermit · </text:span><text:span text:style-name="Style5">hereby · </text:span><text:span text:style-name="Style6">настоящим · </text:span><text:span text:style-name="Style7">при этом</text:span></text:p>
      <text:p text:style-name="Text_20_body"><text:span text:style-name="Style1">1709 · </text:span><text:span text:style-name="Style2">به دونه اینکه · </text:span><text:span text:style-name="Style3">be dun-e inke · </text:span><text:span text:style-name="Style4">ohne dass · </text:span><text:span text:style-name="Style5">without · </text:span><text:span text:style-name="Style6">без · </text:span><text:span text:style-name="Style7">без того чтобы</text:span></text:p>
      <text:p text:style-name="Text_20_body"><text:span text:style-name="Style1">1710 · </text:span><text:span text:style-name="Style2">بی آن که · </text:span><text:span text:style-name="Style3">bi ān ke · </text:span><text:span text:style-name="Style4">ohne dass · </text:span><text:span text:style-name="Style5">without · </text:span><text:span text:style-name="Style6">с · </text:span><text:span text:style-name="Style7">без того чтобы</text:span></text:p>
      <text:p text:style-name="Text_20_body"><text:span text:style-name="Style1">1711 · </text:span><text:span text:style-name="Style2">بیننده · </text:span><text:span text:style-name="Style3">binande · </text:span><text:span text:style-name="Style4">Zuschauer(in f) m · </text:span><text:span text:style-name="Style5">viewer · </text:span><text:span text:style-name="Style6">зритель · </text:span><text:span text:style-name="Style7">Зрители (в f) м</text:span></text:p>
      <text:p text:style-name="Text_20_body"><text:span text:style-name="Style1">1712 · </text:span><text:span text:style-name="Style2">چه چیز · </text:span><text:span text:style-name="Style3">ceciz · </text:span><text:span text:style-name="Style4">was · </text:span><text:span text:style-name="Style5">what · </text:span><text:span text:style-name="Style6">какие · </text:span><text:span text:style-name="Style7">какие</text:span></text:p>
      <text:p text:style-name="Text_20_body"><text:span text:style-name="Style1">1713 · </text:span><text:span text:style-name="Style2">چشمه · </text:span><text:span text:style-name="Style3">cešme · </text:span><text:span text:style-name="Style4">Quelle f; Brunnen m · </text:span><text:span text:style-name="Style5">spring · </text:span><text:span text:style-name="Style6">весна · </text:span><text:span text:style-name="Style7">Источник f; Хорошо</text:span></text:p>
      <text:p text:style-name="Text_20_body"><text:span text:style-name="Style1">1714 · </text:span><text:span text:style-name="Style2">چون آنچه · </text:span><text:span text:style-name="Style3">conānce · </text:span><text:span text:style-name="Style4">falls;‐im Falle; wenn · </text:span><text:span text:style-name="Style5">if · </text:span><text:span text:style-name="Style6">если · </text:span><text:span text:style-name="Style7">если; -в случае; когда</text:span></text:p>
      <text:p text:style-name="Text_20_body"><text:span text:style-name="Style1">1715 · </text:span><text:span text:style-name="Style2">چون‌که · </text:span><text:span text:style-name="Style3">conke · </text:span><text:span text:style-name="Style4">da; denn; weil · </text:span><text:span text:style-name="Style5">because; since · </text:span><text:span text:style-name="Style6">потому что; поскольку · </text:span><text:span text:style-name="Style7">там; потому что; потому что</text:span></text:p>
      <text:p text:style-name="Text_20_body"><text:span text:style-name="Style1">1716 · </text:span><text:span text:style-name="Style2">در حالی که · </text:span><text:span text:style-name="Style3">dar hāl-i ke · </text:span><text:span text:style-name="Style4">während; wohingegen · </text:span><text:span text:style-name="Style5">while; whereas · </text:span><text:span text:style-name="Style6">в то время; в то время как · </text:span><text:span text:style-name="Style7">в то время; в то время как</text:span></text:p>
      <text:p text:style-name="Text_20_body"><text:span text:style-name="Style1">1717 · </text:span><text:span text:style-name="Style2">در نتیجه · </text:span><text:span text:style-name="Style3">dar natije · </text:span><text:span text:style-name="Style4">folglich;‐im Ergebnis · </text:span><text:span text:style-name="Style5">consequently; as a result · </text:span><text:span text:style-name="Style6">следовательно; в результате · </text:span><text:span text:style-name="Style7">следовательно, - в результате</text:span></text:p>
      <text:p text:style-name="Text_20_body"><text:span text:style-name="Style1">1718 · </text:span><text:span text:style-name="Style2">در صورتی که · </text:span><text:span text:style-name="Style3">dar surat-i ke · </text:span><text:span text:style-name="Style4">während; wohingegen · </text:span><text:span text:style-name="Style5">while; whereas · </text:span><text:span text:style-name="Style6">в то время; в то время как · </text:span><text:span text:style-name="Style7">в то время; в то время как</text:span></text:p>
      <text:p text:style-name="Text_20_body"><text:span text:style-name="Style1">1719 · </text:span><text:span text:style-name="Style2">درمانی · </text:span><text:span text:style-name="Style3">darmāni · </text:span><text:span text:style-name="Style4">therapeutisch · </text:span><text:span text:style-name="Style5">therapeutic · </text:span><text:span text:style-name="Style6">терапевтический · </text:span><text:span text:style-name="Style7">терапевтический</text:span></text:p>
      <text:p text:style-name="Text_20_body"><text:span text:style-name="Style1">1720 · </text:span><text:span text:style-name="Style2">احساس کردن (کن) · </text:span><text:span text:style-name="Style3">ehsās kardan (kon) · </text:span><text:span text:style-name="Style4">fühlen · </text:span><text:span text:style-name="Style5">feel · </text:span><text:span text:style-name="Style6">чувствовать · </text:span><text:span text:style-name="Style7">чувствовать</text:span></text:p>
      <text:p text:style-name="Text_20_body"><text:span text:style-name="Style1">1721 · </text:span><text:span text:style-name="Style2">ا نکا‌س · </text:span><text:span text:style-name="Style3">en’ekās · </text:span><text:span text:style-name="Style4">Reflektion f · </text:span><text:span text:style-name="Style5">reflection · </text:span><text:span text:style-name="Style6">отражение · </text:span><text:span text:style-name="Style7">Отражение f</text:span></text:p>
      <text:p text:style-name="Text_20_body"><text:span text:style-name="Style1">1722 · </text:span><text:span text:style-name="Style2">اقتصادی · </text:span><text:span text:style-name="Style3">eqtesādi · </text:span><text:span text:style-name="Style4">wirtschaftlich; ökonomisch · </text:span><text:span text:style-name="Style5">economic · </text:span><text:span text:style-name="Style6">экономической · </text:span><text:span text:style-name="Style7">экономически; экономически</text:span></text:p>
      <text:p text:style-name="Text_20_body"><text:span text:style-name="Style1">1723 · </text:span><text:span text:style-name="Style2">اشتراک · </text:span><text:span text:style-name="Style3">ešterāk · </text:span><text:span text:style-name="Style4">Abonnement n; Teilnahme f · </text:span><text:span text:style-name="Style5">subscription; sharing · </text:span><text:span text:style-name="Style6">подписка; разделение · </text:span><text:span text:style-name="Style7">Подписка n; Участие f</text:span></text:p>
      <text:p text:style-name="Text_20_body"><text:span text:style-name="Style1">1724 · </text:span><text:span text:style-name="Style2">فرودگاه · </text:span><text:span text:style-name="Style3">forudgāh · </text:span><text:span text:style-name="Style4">Flughafen m · </text:span><text:span text:style-name="Style5">airport · </text:span><text:span text:style-name="Style6">аэропорт · </text:span><text:span text:style-name="Style7">Аэропорт м</text:span></text:p>
      <text:p text:style-name="Text_20_body"><text:span text:style-name="Style1">1725 · </text:span><text:span text:style-name="Style2">گرچه · </text:span><text:span text:style-name="Style3">garce · </text:span><text:span text:style-name="Style4">obwohl · </text:span><text:span text:style-name="Style5">although · </text:span><text:span text:style-name="Style6">хотя · </text:span><text:span text:style-name="Style7">хотя</text:span></text:p>
      <text:p text:style-name="Text_20_body"><text:span text:style-name="Style1">1726 · </text:span><text:span text:style-name="Style2">گازدار · </text:span><text:span text:style-name="Style3">gāzdār · </text:span><text:span text:style-name="Style4">kohlensäurehaltig · </text:span><text:span text:style-name="Style5">carbonated · </text:span><text:span text:style-name="Style6">карбонизированный · </text:span><text:span text:style-name="Style7">карбонизированный</text:span></text:p>
      <text:p text:style-name="Text_20_body"><text:span text:style-name="Style1">1727 · </text:span><text:span text:style-name="Style2">گیتار · </text:span><text:span text:style-name="Style3">gitār · </text:span><text:span text:style-name="Style4">Gitarre f · </text:span><text:span text:style-name="Style5">guitar · </text:span><text:span text:style-name="Style6">гитара · </text:span><text:span text:style-name="Style7">Гитара f</text:span></text:p>
      <text:p text:style-name="Text_20_body"><text:span text:style-name="Style1">1728 · </text:span><text:span text:style-name="Style2">حال کردن (کن) · </text:span><text:span text:style-name="Style3">hal kardan (kon) · </text:span><text:span text:style-name="Style4">lösen; auflösen · </text:span><text:span text:style-name="Style5">solve; dissolve · </text:span><text:span text:style-name="Style6">решить; растворяться · </text:span><text:span text:style-name="Style7">решить; растворяться</text:span></text:p>
      <text:p text:style-name="Text_20_body"><text:span text:style-name="Style1">1729 · </text:span><text:span text:style-name="Style2">همین‌که · </text:span><text:span text:style-name="Style3">haminke · </text:span><text:span text:style-name="Style4">sobald · </text:span><text:span text:style-name="Style5">once; as soon as · </text:span><text:span text:style-name="Style6">один раз; как можно скорее · </text:span><text:span text:style-name="Style7">когда</text:span></text:p>
      <text:p text:style-name="Text_20_body"><text:span text:style-name="Style1">1730 · </text:span><text:span text:style-name="Style2">هرسال · </text:span><text:span text:style-name="Style3">harsāl · </text:span><text:span text:style-name="Style4">jährlich · </text:span><text:span text:style-name="Style5">every year; annually · </text:span><text:span text:style-name="Style6">каждый год; ежегодно · </text:span><text:span text:style-name="Style7">ежегодно</text:span></text:p>
      <text:p text:style-name="Text_20_body"><text:span text:style-name="Style1">1731 · </text:span><text:span text:style-name="Style2">هنگامی که · </text:span><text:span text:style-name="Style3">hengām-i ke · </text:span><text:span text:style-name="Style4">während; wenn; als · </text:span><text:span text:style-name="Style5">when; while; as · </text:span><text:span text:style-name="Style6">когда; в то время; в качестве · </text:span><text:span text:style-name="Style7">в то время; когда; чем</text:span></text:p>
      <text:p text:style-name="Text_20_body"><text:soft-page-break/><text:span text:style-name="Style1">1732 · </text:span><text:span text:style-name="Style2">هزاران · </text:span><text:span text:style-name="Style3">hezārān · </text:span><text:span text:style-name="Style4">Tausende m/pl · </text:span><text:span text:style-name="Style5">thousands · </text:span><text:span text:style-name="Style6">тысячи · </text:span><text:span text:style-name="Style7">Тысячи м / п</text:span></text:p>
      <text:p text:style-name="Text_20_body"><text:span text:style-name="Style1">1733 · </text:span><text:span text:style-name="Style2">هیچ‌گاه · </text:span><text:span text:style-name="Style3">hicgāh · </text:span><text:span text:style-name="Style4">nie · </text:span><text:span text:style-name="Style5">never · </text:span><text:span text:style-name="Style6">никогда · </text:span><text:span text:style-name="Style7">никогда</text:span></text:p>
      <text:p text:style-name="Text_20_body"><text:span text:style-name="Style1">1734 · </text:span><text:span text:style-name="Style2">حوض چه · </text:span><text:span text:style-name="Style3">howzce · </text:span><text:span text:style-name="Style4">Becken n · </text:span><text:span text:style-name="Style5">basin · </text:span><text:span text:style-name="Style6">бассейн · </text:span><text:span text:style-name="Style7">Бассейн n</text:span></text:p>
      <text:p text:style-name="Text_20_body"><text:span text:style-name="Style1">1735 · </text:span><text:span text:style-name="Style2">جناب · </text:span><text:span text:style-name="Style3">jenāb · </text:span><text:span text:style-name="Style4">Exzellenz f · </text:span><text:span text:style-name="Style5">excellency · </text:span><text:span text:style-name="Style6">превосходительство · </text:span><text:span text:style-name="Style7">Превосходство f</text:span></text:p>
      <text:p text:style-name="Text_20_body"><text:span text:style-name="Style1">1736 · </text:span><text:span text:style-name="Style2">کلسیم · </text:span><text:span text:style-name="Style3">kalsiyom · </text:span><text:span text:style-name="Style4">Kalzium n · </text:span><text:span text:style-name="Style5">calcium · </text:span><text:span text:style-name="Style6">кальций · </text:span><text:span text:style-name="Style7">Кальций n</text:span></text:p>
      <text:p text:style-name="Text_20_body"><text:span text:style-name="Style1">1737 · </text:span><text:span text:style-name="Style2">کیلومتر · </text:span><text:span text:style-name="Style3">kilumetr · </text:span><text:span text:style-name="Style4">Kilometer m · </text:span><text:span text:style-name="Style5">kilometer · </text:span><text:span text:style-name="Style6">километр · </text:span><text:span text:style-name="Style7">Километры м</text:span></text:p>
      <text:p text:style-name="Text_20_body"><text:span text:style-name="Style1">1738 · </text:span><text:span text:style-name="Style2">کوهستان · </text:span><text:span text:style-name="Style3">kuhestān · </text:span><text:span text:style-name="Style4">Gebirge n · </text:span><text:span text:style-name="Style5">mountains · </text:span><text:span text:style-name="Style6">горы · </text:span><text:span text:style-name="Style7">Горы n</text:span></text:p>
      <text:p text:style-name="Text_20_body"><text:span text:style-name="Style1">1739 · </text:span><text:span text:style-name="Style2">لایه · </text:span><text:span text:style-name="Style3">lāye · </text:span><text:span text:style-name="Style4">Schicht f · </text:span><text:span text:style-name="Style5">layer · </text:span><text:span text:style-name="Style6">слой · </text:span><text:span text:style-name="Style7">Уровень f</text:span></text:p>
      <text:p text:style-name="Text_20_body"><text:span text:style-name="Style1">1740 · </text:span><text:span text:style-name="Style2">مصارف · </text:span><text:span text:style-name="Style3">masāref · </text:span><text:span text:style-name="Style4">Verwendungen pl · </text:span><text:span text:style-name="Style5">uses · </text:span><text:span text:style-name="Style6">использования · </text:span><text:span text:style-name="Style7">Использует pl</text:span></text:p>
      <text:p text:style-name="Text_20_body"><text:span text:style-name="Style1">1741 · </text:span><text:span text:style-name="Style2">مقابله · </text:span><text:span text:style-name="Style3">moqābel-e · </text:span><text:span text:style-name="Style4">gegenüber · </text:span><text:span text:style-name="Style5">vis-a-vis; opposite · </text:span><text:span text:style-name="Style6">визави; напротив · </text:span><text:span text:style-name="Style7">в</text:span></text:p>
      <text:p text:style-name="Text_20_body"><text:span text:style-name="Style1">1742 · </text:span><text:span text:style-name="Style2">مصعب · </text:span><text:span text:style-name="Style3">mošābeh · </text:span><text:span text:style-name="Style4">ähnlich; vergleichbar · </text:span><text:span text:style-name="Style5">similar; alike · </text:span><text:span text:style-name="Style6">аналогичный; подобно · </text:span><text:span text:style-name="Style7">аналогичный; сравнимый</text:span></text:p>
      <text:p text:style-name="Text_20_body"><text:span text:style-name="Style1">1743 · </text:span><text:span text:style-name="Style2">مو‌س کلائت · </text:span><text:span text:style-name="Style3">moškelāt · </text:span><text:span text:style-name="Style4">Schwierigkeiten pl · </text:span><text:span text:style-name="Style5">difficulties; troubles · </text:span><text:span text:style-name="Style6">трудности; проблемы · </text:span><text:span text:style-name="Style7">Трудности pl</text:span></text:p>
      <text:p text:style-name="Text_20_body"><text:span text:style-name="Style1">1744 · </text:span><text:span text:style-name="Style2">مشترک · </text:span><text:span text:style-name="Style3">moštarek · </text:span><text:span text:style-name="Style4">gemeinsam; Abonnent m · </text:span><text:span text:style-name="Style5">common; subscriber · </text:span><text:span text:style-name="Style6">общий; подписчик · </text:span><text:span text:style-name="Style7">вместе; Абонент m</text:span></text:p>
      <text:p text:style-name="Text_20_body"><text:span text:style-name="Style1">1745 · </text:span><text:span text:style-name="Style2">موتورسیکلت · </text:span><text:span text:style-name="Style3">motorsiklet · </text:span><text:span text:style-name="Style4">Motorrad n · </text:span><text:span text:style-name="Style5">motorcycle · </text:span><text:span text:style-name="Style6">мотоцикл · </text:span><text:span text:style-name="Style7">Мотоцикл n</text:span></text:p>
      <text:p text:style-name="Text_20_body"><text:span text:style-name="Style1">1746 · </text:span><text:span text:style-name="Style2">نه تنها · </text:span><text:span text:style-name="Style3">na tanhā · </text:span><text:span text:style-name="Style4">nicht nur · </text:span><text:span text:style-name="Style5">not only · </text:span><text:span text:style-name="Style6">не только · </text:span><text:span text:style-name="Style7">не только</text:span></text:p>
      <text:p text:style-name="Text_20_body"><text:span text:style-name="Style1">1747 · </text:span><text:span text:style-name="Style2">نور · </text:span><text:span text:style-name="Style3">nur · </text:span><text:span text:style-name="Style4">Licht n · </text:span><text:span text:style-name="Style5">light · </text:span><text:span text:style-name="Style6">свет · </text:span><text:span text:style-name="Style7">Светлый n</text:span></text:p>
      <text:p text:style-name="Text_20_body"><text:span text:style-name="Style1">1748 · </text:span><text:span text:style-name="Style2">پرواز · </text:span><text:span text:style-name="Style3">parvāz · </text:span><text:span text:style-name="Style4">Flug m; Abflug m · </text:span><text:span text:style-name="Style5">flight; departure · </text:span><text:span text:style-name="Style6">полет; выезд · </text:span><text:span text:style-name="Style7">Полет м; Отправление м</text:span></text:p>
      <text:p text:style-name="Text_20_body"><text:span text:style-name="Style1">1749 · </text:span><text:span text:style-name="Style2">پس از این که · </text:span><text:span text:style-name="Style3">pas az in ke · </text:span><text:span text:style-name="Style4">nachdem · </text:span><text:span text:style-name="Style5">after · </text:span><text:span text:style-name="Style6">после · </text:span><text:span text:style-name="Style7">после</text:span></text:p>
      <text:p text:style-name="Text_20_body"><text:span text:style-name="Style1">1750 · </text:span><text:span text:style-name="Style2">پی‌س از این که · </text:span><text:span text:style-name="Style3">piš az in ke · </text:span><text:span text:style-name="Style4">bevor · </text:span><text:span text:style-name="Style5">before · </text:span><text:span text:style-name="Style6">перед тем · </text:span><text:span text:style-name="Style7">перед тем</text:span></text:p>
      <text:p text:style-name="Text_20_body"><text:span text:style-name="Style1">1751 · </text:span><text:span text:style-name="Style2">پرمشغله · </text:span><text:span text:style-name="Style3">pormašqale · </text:span><text:span text:style-name="Style4">sehr beschäftigt · </text:span><text:span text:style-name="Style5">very busy · </text:span><text:span text:style-name="Style6">очень занят · </text:span><text:span text:style-name="Style7">очень занят</text:span></text:p>
      <text:p text:style-name="Text_20_body"><text:span text:style-name="Style1">1752 · </text:span><text:span text:style-name="Style2">پر نسا‌ت · </text:span><text:span text:style-name="Style3">pornešāt · </text:span><text:span text:style-name="Style4">lebhaft · </text:span><text:span text:style-name="Style5">lively · </text:span><text:span text:style-name="Style6">живой · </text:span><text:span text:style-name="Style7">живой</text:span></text:p>
      <text:p text:style-name="Text_20_body"><text:span text:style-name="Style1">1753 · </text:span><text:span text:style-name="Style2">قابل‌توجه · </text:span><text:span text:style-name="Style3">qābeletavajjoh <text:s/>· </text:span><text:span text:style-name="Style4">beachtlich; bemerkenswert · </text:span><text:span text:style-name="Style5">notable; considerable;remarkable · </text:span><text:span text:style-name="Style6">Примечательно; замечательный; замечательный · </text:span><text:span text:style-name="Style7">Примечательно; замечательный</text:span></text:p>
      <text:p text:style-name="Text_20_body"><text:span text:style-name="Style1">1754 · </text:span><text:span text:style-name="Style2">قبل از این که · </text:span><text:span text:style-name="Style3">qabl az in ke · </text:span><text:span text:style-name="Style4">bevor · </text:span><text:span text:style-name="Style5">before · </text:span><text:span text:style-name="Style6">перед тем · </text:span><text:span text:style-name="Style7">перед тем</text:span></text:p>
      <text:p text:style-name="Text_20_body"><text:span text:style-name="Style1">1755 · </text:span><text:span text:style-name="Style2">قسمت · </text:span><text:span text:style-name="Style3">qesmat · </text:span><text:span text:style-name="Style4">Abschnitt m; Anteil m; Teil m/n; Abteilung f · </text:span><text:span text:style-name="Style5">section; share; part; department · </text:span><text:span text:style-name="Style6">раздел; доля; часть; отдел · </text:span><text:span text:style-name="Style7">Раздел m; Доля m; Часть m / n; Отдел f</text:span></text:p>
      <text:p text:style-name="Text_20_body"><text:span text:style-name="Style1">1756 · </text:span><text:span text:style-name="Style2">راه‌آهن · </text:span><text:span text:style-name="Style3">rāhāhan · </text:span><text:span text:style-name="Style4">Eisenbahn f; Bahnhof m · </text:span><text:span text:style-name="Style5">railway; railway station · </text:span><text:span text:style-name="Style6">железная дорога; железнодорожная станция · </text:span><text:span text:style-name="Style7">Железная дорога f; Станция метро</text:span></text:p>
      <text:p text:style-name="Text_20_body"><text:span text:style-name="Style1">1757 · </text:span><text:span text:style-name="Style2">رنگین · </text:span><text:span text:style-name="Style3">rangin · </text:span><text:span text:style-name="Style4">bunt · </text:span><text:span text:style-name="Style5">colorful · </text:span><text:span text:style-name="Style6">красочный · </text:span><text:span text:style-name="Style7">красочный</text:span></text:p>
      <text:p text:style-name="Text_20_body"><text:span text:style-name="Style1">1758 · </text:span><text:span text:style-name="Style2">رسوبات · </text:span><text:span text:style-name="Style3">rosubāt · </text:span><text:span text:style-name="Style4">Sedimente pl · </text:span><text:span text:style-name="Style5">sediments · </text:span><text:span text:style-name="Style6">отложения · </text:span><text:span text:style-name="Style7">Отложения pl</text:span></text:p>
      <text:p text:style-name="Text_20_body"><text:span text:style-name="Style1">1759 · </text:span><text:span text:style-name="Style2">رسوبی · </text:span><text:span text:style-name="Style3">rosubi · </text:span><text:span text:style-name="Style4">sedimentär · </text:span><text:span text:style-name="Style5">sedimentary · </text:span><text:span text:style-name="Style6">осадочный · </text:span><text:span text:style-name="Style7">осадочный</text:span></text:p>
      <text:p text:style-name="Text_20_body"><text:span text:style-name="Style1">1760 · </text:span><text:span text:style-name="Style2">سنگ · </text:span><text:span text:style-name="Style3">sang · </text:span><text:span text:style-name="Style4">Stein m · </text:span><text:span text:style-name="Style5">stone · </text:span><text:span text:style-name="Style6">камень · </text:span><text:span text:style-name="Style7">Камень м</text:span></text:p>
      <text:p text:style-name="Text_20_body"><text:span text:style-name="Style1">1761 · </text:span><text:span text:style-name="Style2">سرازیر سودان (ساو، سو) · </text:span><text:span text:style-name="Style3">sarāzir šodan (šav, šow) · </text:span><text:span text:style-name="Style4">herunterfließen · </text:span><text:span text:style-name="Style5">flow down · </text:span><text:span text:style-name="Style6">стекать вниз · </text:span><text:span text:style-name="Style7">стекать</text:span></text:p>
      <text:p text:style-name="Text_20_body"><text:span text:style-name="Style1">1762 · </text:span><text:span text:style-name="Style2">سرحال · </text:span><text:span text:style-name="Style3">sarehāl · </text:span><text:span text:style-name="Style4">fit; gesund · </text:span><text:span text:style-name="Style5">fit; healthy · </text:span><text:span text:style-name="Style6">подходят; здоровый · </text:span><text:span text:style-name="Style7">подходят; здоровый</text:span></text:p>
      <text:p text:style-name="Text_20_body"><text:span text:style-name="Style1">1763 · </text:span><text:span text:style-name="Style2">ث عریف · </text:span><text:span text:style-name="Style3">šarif · </text:span><text:span text:style-name="Style4">nobel; ehrenwert · </text:span><text:span text:style-name="Style5">noble; honorable · </text:span><text:span text:style-name="Style6">благородный; почетная · </text:span><text:span text:style-name="Style7">классный; почетная</text:span></text:p>
      <text:p text:style-name="Text_20_body"><text:span text:style-name="Style1">1764 · </text:span><text:span text:style-name="Style2">شرقی · </text:span><text:span text:style-name="Style3">šarqi · </text:span><text:span text:style-name="Style4">Ost‐; östlich; Orientale m · </text:span><text:span text:style-name="Style5">eastern; Oriental · </text:span><text:span text:style-name="Style6">восточный; восточный · </text:span><text:span text:style-name="Style7">Восток; восток; Ориенталы м</text:span></text:p>
      <text:p text:style-name="Text_20_body"><text:span text:style-name="Style1">1765 · </text:span><text:span text:style-name="Style2">سر ت · </text:span><text:span text:style-name="Style3">šart · </text:span><text:span text:style-name="Style4">Bedingung f; Wette f · </text:span><text:span text:style-name="Style5">condition; bet · </text:span><text:span text:style-name="Style6">состояние; ставка · </text:span><text:span text:style-name="Style7">Условие f; Ставка f</text:span></text:p>
      <text:p text:style-name="Text_20_body"><text:span text:style-name="Style1">1766 · </text:span><text:span text:style-name="Style2">سرزنده · </text:span><text:span text:style-name="Style3">sarzende · </text:span><text:span text:style-name="Style4">lebendig · </text:span><text:span text:style-name="Style5">lively; alive · </text:span><text:span text:style-name="Style6">живой; живой · </text:span><text:span text:style-name="Style7">живой</text:span></text:p>
      <text:p text:style-name="Text_20_body"><text:span text:style-name="Style1">1767 · </text:span><text:span text:style-name="Style2">سطل · </text:span><text:span text:style-name="Style3">satl · </text:span><text:span text:style-name="Style4">Eimer m · </text:span><text:span text:style-name="Style5">bin; pail; bucket · </text:span><text:span text:style-name="Style6">бен; ведро; ведро · </text:span><text:span text:style-name="Style7">Ведро m</text:span></text:p>
      <text:p text:style-name="Text_20_body"><text:span text:style-name="Style1">1768 · </text:span><text:span text:style-name="Style2">سایه رسان · </text:span><text:span text:style-name="Style3">sāyerowšan · </text:span><text:span text:style-name="Style4">Kontrast m · </text:span><text:span text:style-name="Style5">contrast · </text:span><text:span text:style-name="Style6">контрастировать · </text:span><text:span text:style-name="Style7">Контрастность м</text:span></text:p>
      <text:p text:style-name="Text_20_body"><text:span text:style-name="Style1">1769 · </text:span><text:span text:style-name="Style2">شگفت‌انگیز · </text:span><text:span text:style-name="Style3">šegeftangiz · </text:span><text:span text:style-name="Style4">wunderbar; fantastisch · </text:span><text:span text:style-name="Style5">wonderful; amazing · </text:span><text:span text:style-name="Style6">замечательно; удивительный · </text:span><text:span text:style-name="Style7">замечательно; фантастический</text:span></text:p>
      <text:p text:style-name="Text_20_body"><text:span text:style-name="Style1">1770 · </text:span><text:span text:style-name="Style2">شگفت‌زده · </text:span><text:span text:style-name="Style3">šegeftzade · </text:span><text:span text:style-name="Style4">erstaunt · </text:span><text:span text:style-name="Style5">amazed · </text:span><text:span text:style-name="Style6">пораженный · </text:span><text:span text:style-name="Style7">пораженный</text:span></text:p>
      <text:p text:style-name="Text_20_body"><text:span text:style-name="Style1">1771 · </text:span><text:span text:style-name="Style2">سن(ن) · </text:span><text:span text:style-name="Style3">sen(n) · </text:span><text:span text:style-name="Style4">Alter n · </text:span><text:span text:style-name="Style5">age · </text:span><text:span text:style-name="Style6">возраст · </text:span><text:span text:style-name="Style7">Возраст n</text:span></text:p>
      <text:p text:style-name="Text_20_body"><text:span text:style-name="Style1">1772 · </text:span><text:span text:style-name="Style2">سمار تلفن · </text:span><text:span text:style-name="Style3">šomāretelefon · </text:span><text:span text:style-name="Style4">Telefonnummer f · </text:span><text:span text:style-name="Style5">phone number · </text:span><text:span text:style-name="Style6">номер телефона · </text:span><text:span text:style-name="Style7">Номер телефона f</text:span></text:p>
      <text:p text:style-name="Text_20_body"><text:span text:style-name="Style1">1773 · </text:span><text:span text:style-name="Style2">تابعه‌‌س · </text:span><text:span text:style-name="Style3">tābeš · </text:span><text:span text:style-name="Style4">Schein m · </text:span><text:span text:style-name="Style5">shine · </text:span><text:span text:style-name="Style6">блеск · </text:span><text:span text:style-name="Style7">Примечание m</text:span></text:p>
      <text:p text:style-name="Text_20_body"><text:span text:style-name="Style1">1774 · </text:span><text:span text:style-name="Style2">طبیعت · </text:span><text:span text:style-name="Style3">tabiat · </text:span><text:span text:style-name="Style4">Natur f · </text:span><text:span text:style-name="Style5">nature · </text:span><text:span text:style-name="Style6">природа · </text:span><text:span text:style-name="Style7">Природа f</text:span></text:p>
      <text:p text:style-name="Text_20_body"><text:span text:style-name="Style1">1775 · </text:span><text:span text:style-name="Style2">تاکسی‌سرویس · </text:span><text:span text:style-name="Style3">tāksiservis · </text:span><text:span text:style-name="Style4">Taxiunternehmen n; Taxi‐ Service m · </text:span><text:span text:style-name="Style5">taxi service · </text:span><text:span text:style-name="Style6">услуги такси · </text:span><text:span text:style-name="Style7">Такси компании n; Услуги такси</text:span></text:p>
      <text:p text:style-name="Text_20_body"><text:span text:style-name="Style1">1776 · </text:span><text:span text:style-name="Style2">طلایی · </text:span><text:span text:style-name="Style3">talāyi · </text:span><text:span text:style-name="Style4">golden · </text:span><text:span text:style-name="Style5">golden · </text:span><text:span text:style-name="Style6">золотой · </text:span><text:span text:style-name="Style7">золотой</text:span></text:p>
      <text:p text:style-name="Text_20_body"><text:span text:style-name="Style1">1777 · </text:span><text:span text:style-name="Style2">تمنا کردن (کن) · </text:span><text:span text:style-name="Style3">tamannā kardan (kon) · </text:span><text:span text:style-name="Style4">bitten · </text:span><text:span text:style-name="Style5">ask · </text:span><text:span text:style-name="Style6">спросить · </text:span><text:span text:style-name="Style7">спросить</text:span></text:p>
      <text:p text:style-name="Text_20_body"><text:span text:style-name="Style1">1778 · </text:span><text:span text:style-name="Style2">تمرین کردن (کن) · </text:span><text:span text:style-name="Style3">tamrin kardan (kon) · </text:span><text:span text:style-name="Style4">üben · </text:span><text:span text:style-name="Style5">practice · </text:span><text:span text:style-name="Style6">практика · </text:span><text:span text:style-name="Style7">практика</text:span></text:p>
      <text:p text:style-name="Text_20_body"><text:span text:style-name="Style1">1779 · </text:span><text:span text:style-name="Style2">تقاضا کردن (کن) · </text:span><text:span text:style-name="Style3">taqāzā kardan (kon) · </text:span><text:span text:style-name="Style4">bitten; nachfragen; anfordern · </text:span><text:span text:style-name="Style5">ask; demand · </text:span><text:span text:style-name="Style6">спросить; спрос · </text:span><text:span text:style-name="Style7">спросить; спросить; запрос</text:span></text:p>
      <text:p text:style-name="Text_20_body"><text:span text:style-name="Style1">1780 · </text:span><text:span text:style-name="Style2">ترتیب · </text:span><text:span text:style-name="Style3">tartib · </text:span><text:span text:style-name="Style4">Ordnung f · </text:span><text:span text:style-name="Style5">order · </text:span><text:span text:style-name="Style6">заказ · </text:span><text:span text:style-name="Style7">Заказать f</text:span></text:p>
      <text:p text:style-name="Text_20_body"><text:span text:style-name="Style1">1781 · </text:span><text:span text:style-name="Style2">تصریف بردن (بار) · </text:span><text:span text:style-name="Style3">tašrif bordan (bar) · </text:span><text:span text:style-name="Style4">gehen · </text:span><text:span text:style-name="Style5">go · </text:span><text:span text:style-name="Style6">идти · </text:span><text:span text:style-name="Style7">идти</text:span></text:p>
      <text:p text:style-name="Text_20_body"><text:span text:style-name="Style1">1782 · </text:span><text:span text:style-name="Style2">ترمینال · </text:span><text:span text:style-name="Style3">termināl · </text:span><text:span text:style-name="Style4">Terminal m/n · </text:span><text:span text:style-name="Style5">terminal · </text:span><text:span text:style-name="Style6">терминал · </text:span><text:span text:style-name="Style7">Терминал m / n</text:span></text:p>
      <text:p text:style-name="Text_20_body"><text:span text:style-name="Style1">1783 · </text:span><text:span text:style-name="Style2">ترش‌وشیرین · </text:span><text:span text:style-name="Style3">toršoširin · </text:span><text:span text:style-name="Style4">süßsauer · </text:span><text:span text:style-name="Style5">sweet-and-sour · </text:span><text:span text:style-name="Style6">сладко-кислый · </text:span><text:span text:style-name="Style7">искусственно дружелюбная</text:span></text:p>
      <text:p text:style-name="Text_20_body"><text:soft-page-break/><text:span text:style-name="Style1">1784 · </text:span><text:span text:style-name="Style2">وگرنه · </text:span><text:span text:style-name="Style3">vagarna · </text:span><text:span text:style-name="Style4">ansonsten · </text:span><text:span text:style-name="Style5">otherwise · </text:span><text:span text:style-name="Style6">в противном случае · </text:span><text:span text:style-name="Style7">в противном случае</text:span></text:p>
      <text:p text:style-name="Text_20_body"><text:span text:style-name="Style1">1785 · </text:span><text:span text:style-name="Style2">وقتی که · </text:span><text:span text:style-name="Style3">vaqt-i ke · </text:span><text:span text:style-name="Style4">während; wenn; als · </text:span><text:span text:style-name="Style5">when; while; as · </text:span><text:span text:style-name="Style6">когда; в то время; в качестве · </text:span><text:span text:style-name="Style7">в то время; когда; чем</text:span></text:p>
      <text:p text:style-name="Text_20_body"><text:span text:style-name="Style1">1786 · </text:span><text:span text:style-name="Style2">ورزه‌‌س کار · </text:span><text:span text:style-name="Style3">varzeškār · </text:span><text:span text:style-name="Style4">Athlet(in f) m; Sportler(in f) m; sportlich · </text:span><text:span text:style-name="Style5">athlete; athletic · </text:span><text:span text:style-name="Style6">спортсмен; атлетический · </text:span><text:span text:style-name="Style7">Спортсмен (в f) м; Спортсмен (в f) м; спортивный</text:span></text:p>
      <text:p text:style-name="Text_20_body"><text:span text:style-name="Style1">1787 · </text:span><text:span text:style-name="Style2">خیس · </text:span><text:span text:style-name="Style3">xiš · </text:span><text:span text:style-name="Style4">eigen; selbst; sich; Verwandte m/f · </text:span><text:span text:style-name="Style5">self; own; oneself; relative · </text:span><text:span text:style-name="Style6">самостоятельно; самостоятельно; себя; относительный · </text:span><text:span text:style-name="Style7">самостоятельно; сам по себе; сами по себе; Связанный m / f</text:span></text:p>
      <text:p text:style-name="Text_20_body"><text:span text:style-name="Style1">1788 · </text:span><text:span text:style-name="Style2">خور ثید · </text:span><text:span text:style-name="Style3">xoršid · </text:span><text:span text:style-name="Style4">Sonne f · </text:span><text:span text:style-name="Style5">sun · </text:span><text:span text:style-name="Style6">солнце · </text:span><text:span text:style-name="Style7">Солнце f</text:span></text:p>
      <text:p text:style-name="Text_20_body"><text:span text:style-name="Style1">1789 · </text:span><text:span text:style-name="Style2">یکنواخت · </text:span><text:span text:style-name="Style3">yeknavāxt · </text:span><text:span text:style-name="Style4">langweilig; eintönig · </text:span><text:span text:style-name="Style5">boring; monotonous · </text:span><text:span text:style-name="Style6">скучный; монотонный · </text:span><text:span text:style-name="Style7">скучный; монотонный</text:span></text:p>
      <text:p text:style-name="Text_20_body"><text:span text:style-name="Style1">1790 · </text:span><text:span text:style-name="Style2">زیرا · </text:span><text:span text:style-name="Style3">zirā · </text:span><text:span text:style-name="Style4">da; denn; weil · </text:span><text:span text:style-name="Style5">because; since · </text:span><text:span text:style-name="Style6">потому что; поскольку · </text:span><text:span text:style-name="Style7">там; потому что; потому что</text:span></text:p>
      <text:p text:style-name="Text_20_body"><text:span text:style-name="Style1">1791 · </text:span><text:span text:style-name="Style2">زیرک · </text:span><text:span text:style-name="Style3">zirāke · </text:span><text:span text:style-name="Style4">da; denn; weil · </text:span><text:span text:style-name="Style5">because; since · </text:span><text:span text:style-name="Style6">потому что; поскольку · </text:span><text:span text:style-name="Style7">там; потому что; потому что</text:span></text:p>
      <text:p text:style-name="Text_20_body"><text:span text:style-name="Style1">1792 · </text:span><text:span text:style-name="Style2">درس · </text:span><text:span text:style-name="Style3">Dars-e · </text:span><text:span text:style-name="Style4">18 · </text:span><text:span text:style-name="Style5">18 · </text:span><text:span text:style-name="Style6">18 · </text:span><text:span text:style-name="Style7">18</text:span></text:p>
      <text:p text:style-name="Text_20_body"><text:span text:style-name="Style1">1793 · </text:span><text:span text:style-name="Style2">انباری · </text:span><text:span text:style-name="Style3">anbāri · </text:span><text:span text:style-name="Style4">Abstellraum m · </text:span><text:span text:style-name="Style5">storeroom · </text:span><text:span text:style-name="Style6">кладовая · </text:span><text:span text:style-name="Style7">Подсобное помещение m</text:span></text:p>
      <text:p text:style-name="Text_20_body"><text:span text:style-name="Style1">1794 · </text:span><text:span text:style-name="Style2">آپارتمان · </text:span><text:span text:style-name="Style3">āpārtemān · </text:span><text:span text:style-name="Style4">Appartement n; Wohnung f · </text:span><text:span text:style-name="Style5">apartment; flat · </text:span><text:span text:style-name="Style6">квартиры; квартира · </text:span><text:span text:style-name="Style7">Квартира n; Квартира f</text:span></text:p>
      <text:p text:style-name="Text_20_body"><text:span text:style-name="Style1">1795 · </text:span><text:span text:style-name="Style2">اثنا کردن (کن) · </text:span><text:span text:style-name="Style3">āšnā kardan (kon) · </text:span><text:span text:style-name="Style4">bekannt machen; vertraut machen · </text:span><text:span text:style-name="Style5">acquaint; familiarize · </text:span><text:span text:style-name="Style6">знакомят; знакомиться · </text:span><text:span text:style-name="Style7">познакомить; ознакомиться</text:span></text:p>
      <text:p text:style-name="Text_20_body"><text:span text:style-name="Style1">1796 · </text:span><text:span text:style-name="Style2">اسناد · </text:span><text:span text:style-name="Style3">asnād · </text:span><text:span text:style-name="Style4">Dokumente pl · </text:span><text:span text:style-name="Style5">documents · </text:span><text:span text:style-name="Style6">документы · </text:span><text:span text:style-name="Style7">Документы pl</text:span></text:p>
      <text:p text:style-name="Text_20_body"><text:span text:style-name="Style1">1797 · </text:span><text:span text:style-name="Style2">آیینه · </text:span><text:span text:style-name="Style3">āyine · </text:span><text:span text:style-name="Style4">Spiegel m · </text:span><text:span text:style-name="Style5">mirror · </text:span><text:span text:style-name="Style6">зеркало · </text:span><text:span text:style-name="Style7">Зеркало m</text:span></text:p>
      <text:p text:style-name="Text_20_body"><text:span text:style-name="Style1">1798 · </text:span><text:span text:style-name="Style2">عظمت · </text:span><text:span text:style-name="Style3">azemat <text:s/>· </text:span><text:span text:style-name="Style4">Größe f; Pracht f · </text:span><text:span text:style-name="Style5">greatness; grandeur;magnificence · </text:span><text:span text:style-name="Style6">величие; величие, великолепие · </text:span><text:span text:style-name="Style7">Размер f; Великолепие f</text:span></text:p>
      <text:p text:style-name="Text_20_body"><text:span text:style-name="Style1">1799 · </text:span><text:span text:style-name="Style2">بعد · </text:span><text:span text:style-name="Style3">ba’d · </text:span><text:span text:style-name="Style4">dann; danach; nächste(r)[s] · </text:span><text:span text:style-name="Style5">then; next; subsequent · </text:span><text:span text:style-name="Style6">то; рядом; последующий · </text:span><text:span text:style-name="Style7">то; в дальнейшем; Следующий (г) [с]</text:span></text:p>
      <text:p text:style-name="Text_20_body"><text:span text:style-name="Style1">1800 · </text:span><text:span text:style-name="Style2">باقی‌مانده · </text:span><text:span text:style-name="Style3">bāqimānde · </text:span><text:span text:style-name="Style4">Rest m · </text:span><text:span text:style-name="Style5">rest; remainder · </text:span><text:span text:style-name="Style6">отдых; остаток · </text:span><text:span text:style-name="Style7">Отдых м</text:span></text:p>
      <text:p text:style-name="Text_20_body"><text:span text:style-name="Style1">1801 · </text:span><text:span text:style-name="Style2">برابری · </text:span><text:span text:style-name="Style3">barābari · </text:span><text:span text:style-name="Style4">Gleichberechtigung f; Gleichheit f · </text:span><text:span text:style-name="Style5">equality; equal rights · </text:span><text:span text:style-name="Style6">равенство; равные права · </text:span><text:span text:style-name="Style7">Равенство f; Равенство f</text:span></text:p>
      <text:p text:style-name="Text_20_body"><text:span text:style-name="Style1">1802 · </text:span><text:span text:style-name="Style2">برنده · </text:span><text:span text:style-name="Style3">barande · </text:span><text:span text:style-name="Style4">Gewinner(in f); Sieger(in f) m · </text:span><text:span text:style-name="Style5">winner · </text:span><text:span text:style-name="Style6">победитель · </text:span><text:span text:style-name="Style7">Победитель (п. F); Победитель (в f) м</text:span></text:p>
      <text:p text:style-name="Text_20_body"><text:span text:style-name="Style1">1803 · </text:span><text:span text:style-name="Style2">برده · </text:span><text:span text:style-name="Style3">barde · </text:span><text:span text:style-name="Style4">Sklave m; Sklavin f · </text:span><text:span text:style-name="Style5">slave · </text:span><text:span text:style-name="Style6">рабыня · </text:span><text:span text:style-name="Style7">Ведомый m; Slave f</text:span></text:p>
      <text:p text:style-name="Text_20_body"><text:span text:style-name="Style1">1804 · </text:span><text:span text:style-name="Style2">برجسته · </text:span><text:span text:style-name="Style3">barjeste · </text:span><text:span text:style-name="Style4">hervorragend · </text:span><text:span text:style-name="Style5">outstanding · </text:span><text:span text:style-name="Style6">выдающийся · </text:span><text:span text:style-name="Style7">отлично</text:span></text:p>
      <text:p text:style-name="Text_20_body"><text:span text:style-name="Style1">1805 · </text:span><text:span text:style-name="Style2">برخوردار بودن (هست، بس) · </text:span><text:span text:style-name="Style3">barxordār budan (hast, bāš) <text:s/>· </text:span><text:span text:style-name="Style4">haben; verfügen; genießen · </text:span><text:span text:style-name="Style5">have;possess; enjoy · </text:span><text:span text:style-name="Style6">обладают; наслаждаться · </text:span><text:span text:style-name="Style7">есть; функция; наслаждаться</text:span></text:p>
      <text:p text:style-name="Text_20_body"><text:span text:style-name="Style1">1806 · </text:span><text:span text:style-name="Style2">بازنده · </text:span><text:span text:style-name="Style3">bāzande · </text:span><text:span text:style-name="Style4">Verlierer(in f) m · </text:span><text:span text:style-name="Style5">loser · </text:span><text:span text:style-name="Style6">проигравший · </text:span><text:span text:style-name="Style7">Проигравший (в f) м</text:span></text:p>
      <text:p text:style-name="Text_20_body"><text:span text:style-name="Style1">1807 · </text:span><text:span text:style-name="Style2">به عطا‌س که‌‌س عیدان (که‌‌س) · </text:span><text:span text:style-name="Style3">be ātaš kešidan (keš) · </text:span><text:span text:style-name="Style4">brennen · </text:span><text:span text:style-name="Style5">burn · </text:span><text:span text:style-name="Style6">жечь · </text:span><text:span text:style-name="Style7">жечь</text:span></text:p>
      <text:p text:style-name="Text_20_body"><text:span text:style-name="Style1">1808 · </text:span><text:span text:style-name="Style2">به حساب آمدن (آ) · </text:span><text:span text:style-name="Style3">be hesāb āmadan (ā) · </text:span><text:span text:style-name="Style4">zählen · </text:span><text:span text:style-name="Style5">be · </text:span><text:span text:style-name="Style6">быть · </text:span><text:span text:style-name="Style7">подсчитывать</text:span></text:p>
      <text:p text:style-name="Text_20_body"><text:span text:style-name="Style1">1809 · </text:span><text:span text:style-name="Style2">به‌دست‌آمده · </text:span><text:span text:style-name="Style3">bedastāmade · </text:span><text:span text:style-name="Style4">erhalten; erreicht · </text:span><text:span text:style-name="Style5">obtained; achieved · </text:span><text:span text:style-name="Style6">получен; достигнутый · </text:span><text:span text:style-name="Style7">получать; достиг</text:span></text:p>
      <text:p text:style-name="Text_20_body"><text:span text:style-name="Style1">1810 · </text:span><text:span text:style-name="Style2">بی‌همتا · </text:span><text:span text:style-name="Style3">bihamtā · </text:span><text:span text:style-name="Style4">einzigartig; unvergleichlich · </text:span><text:span text:style-name="Style5">unique; unrivaled · </text:span><text:span text:style-name="Style6">уникальный; непревзойденный · </text:span><text:span text:style-name="Style7">уникальный; несравненный</text:span></text:p>
      <text:p text:style-name="Text_20_body"><text:span text:style-name="Style1">1811 · </text:span><text:span text:style-name="Style2">بی‌کار · </text:span><text:span text:style-name="Style3">bikār · </text:span><text:span text:style-name="Style4">arbeitslos; Arbeitslose m/f · </text:span><text:span text:style-name="Style5">unemployed · </text:span><text:span text:style-name="Style6">безработный · </text:span><text:span text:style-name="Style7">безработные; Безработный m / f</text:span></text:p>
      <text:p text:style-name="Text_20_body"><text:span text:style-name="Style1">1812 · </text:span><text:span text:style-name="Style2">چونان · </text:span><text:span text:style-name="Style3">conān · </text:span><text:span text:style-name="Style4">so; solch; solch ein · </text:span><text:span text:style-name="Style5">so; such; like · </text:span><text:span text:style-name="Style6">так; например; как · </text:span><text:span text:style-name="Style7">так; например; такой</text:span></text:p>
      <text:p text:style-name="Text_20_body"><text:span text:style-name="Style1">1813 · </text:span><text:span text:style-name="Style2">دبستان · </text:span><text:span text:style-name="Style3">dabestān · </text:span><text:span text:style-name="Style4">Grundschule f · </text:span><text:span text:style-name="Style5">elementary school · </text:span><text:span text:style-name="Style6">начальная школа · </text:span><text:span text:style-name="Style7">Начальная школа f</text:span></text:p>
      <text:p text:style-name="Text_20_body"><text:span text:style-name="Style1">1814 · </text:span><text:span text:style-name="Style2">دروازه · </text:span><text:span text:style-name="Style3">darvāze · </text:span><text:span text:style-name="Style4">Tor n · </text:span><text:span text:style-name="Style5">gate · </text:span><text:span text:style-name="Style6">ворота · </text:span><text:span text:style-name="Style7">Ворота n</text:span></text:p>
      <text:p text:style-name="Text_20_body"><text:span text:style-name="Style1">1815 · </text:span><text:span text:style-name="Style2">دست سویی · </text:span><text:span text:style-name="Style3">dastšuyi · </text:span><text:span text:style-name="Style4">Waschbecken n; Toilette f · </text:span><text:span text:style-name="Style5">washbasin; toilet · </text:span><text:span text:style-name="Style6">умывальник; туалет · </text:span><text:span text:style-name="Style7">Умывальник n; Туалет f</text:span></text:p>
      <text:p text:style-name="Text_20_body"><text:span text:style-name="Style1">1816 · </text:span><text:span text:style-name="Style2">دهکده · </text:span><text:span text:style-name="Style3">dehkade · </text:span><text:span text:style-name="Style4">Dorf n · </text:span><text:span text:style-name="Style5">village · </text:span><text:span text:style-name="Style6">деревня · </text:span><text:span text:style-name="Style7">Деревня n</text:span></text:p>
      <text:p text:style-name="Text_20_body"><text:span text:style-name="Style1">1817 · </text:span><text:span text:style-name="Style2">اصلاح کردن (کن) · </text:span><text:span text:style-name="Style3">eslāh kardan (kon) <text:s/>· </text:span><text:span text:style-name="Style4">rasieren; verbessern; korrigieren · </text:span><text:span text:style-name="Style5">shave; improve;correct · </text:span><text:span text:style-name="Style6">бритье; улучшить, исправить · </text:span><text:span text:style-name="Style7">бритье; улучшить; правильный</text:span></text:p>
      <text:p text:style-name="Text_20_body"><text:span text:style-name="Style1">1818 · </text:span><text:span text:style-name="Style2">اطلاعات · </text:span><text:span text:style-name="Style3">ettelāāt · </text:span><text:span text:style-name="Style4">Informationen pl · </text:span><text:span text:style-name="Style5">information · </text:span><text:span text:style-name="Style6">информация · </text:span><text:span text:style-name="Style7">Информация pl</text:span></text:p>
      <text:p text:style-name="Text_20_body"><text:span text:style-name="Style1">1819 · </text:span><text:span text:style-name="Style2">فهمیدن (فهم) · </text:span><text:span text:style-name="Style3">fahmidan (fahm) · </text:span><text:span text:style-name="Style4">verstehen · </text:span><text:span text:style-name="Style5">understand · </text:span><text:span text:style-name="Style6">понимать · </text:span><text:span text:style-name="Style7">понимать</text:span></text:p>
      <text:p text:style-name="Text_20_body"><text:span text:style-name="Style1">1820 · </text:span><text:span text:style-name="Style2">فقدان · </text:span><text:span text:style-name="Style3">feqdān · </text:span><text:span text:style-name="Style4">Fehlen n; Abwesenheit f · </text:span><text:span text:style-name="Style5">lack; absence · </text:span><text:span text:style-name="Style6">отсутствие; отсутствие · </text:span><text:span text:style-name="Style7">Отсутствие n; Отсутствие f</text:span></text:p>
      <text:p text:style-name="Text_20_body"><text:span text:style-name="Style1">1821 · </text:span><text:span text:style-name="Style2">فر زدن (زن) · </text:span><text:span text:style-name="Style3">fer zadan (zan) · </text:span><text:span text:style-name="Style4">Dauerwelle machen · </text:span><text:span text:style-name="Style5">make perm · </text:span><text:span text:style-name="Style6">сделать · </text:span><text:span text:style-name="Style7">Сделайте постоянную волну</text:span></text:p>
      <text:p text:style-name="Text_20_body"><text:span text:style-name="Style1">1822 · </text:span><text:span text:style-name="Style2">گریه کردن (کن) · </text:span><text:span text:style-name="Style3">gerye kardan (kon) · </text:span><text:span text:style-name="Style4">weinen · </text:span><text:span text:style-name="Style5">cry · </text:span><text:span text:style-name="Style6">крик · </text:span><text:span text:style-name="Style7">крик</text:span></text:p>
      <text:p text:style-name="Text_20_body"><text:span text:style-name="Style1">1823 · </text:span><text:span text:style-name="Style2">گم سودان (ساو، سو) · </text:span><text:span text:style-name="Style3">gom šodan (šav, šow) · </text:span><text:span text:style-name="Style4">verloren gehen · </text:span><text:span text:style-name="Style5">get lost · </text:span><text:span text:style-name="Style6">потеряться · </text:span><text:span text:style-name="Style7">потеряться</text:span></text:p>
      <text:p text:style-name="Text_20_body"><text:span text:style-name="Style1">1824 · </text:span><text:span text:style-name="Style2">گم سوده · </text:span><text:span text:style-name="Style3">gomšode · </text:span><text:span text:style-name="Style4">vermisst · </text:span><text:span text:style-name="Style5">lost; missing · </text:span><text:span text:style-name="Style6">потерял; отсутствующий · </text:span><text:span text:style-name="Style7">отсутствующий</text:span></text:p>
      <text:p text:style-name="Text_20_body"><text:span text:style-name="Style1">1825 · </text:span><text:span text:style-name="Style2">گواهی · </text:span><text:span text:style-name="Style3">govāhi · </text:span><text:span text:style-name="Style4">Bescheinigung f; Urkunde f; Zeugnis n · </text:span><text:span text:style-name="Style5">witness; evidence; certificate · </text:span><text:span text:style-name="Style6">свидетель; доказательства; сертификат · </text:span><text:span text:style-name="Style7">Сертификат f; Сертификат f; Свидетельство n</text:span></text:p>
      <text:p text:style-name="Text_20_body"><text:span text:style-name="Style1">1826 · </text:span><text:span text:style-name="Style2">گو سه · </text:span><text:span text:style-name="Style3">guše · </text:span><text:span text:style-name="Style4">Ecke f · </text:span><text:span text:style-name="Style5">corner · </text:span><text:span text:style-name="Style6">угол · </text:span><text:span text:style-name="Style7">Угол f</text:span></text:p>
      <text:p text:style-name="Text_20_body"><text:span text:style-name="Style1">1827 · </text:span><text:span text:style-name="Style2">حکایت کردن (کن) · </text:span><text:span text:style-name="Style3">hekāyat kardan (kon) · </text:span><text:span text:style-name="Style4">zeugen; erzählen · </text:span><text:span text:style-name="Style5">evidence; tell · </text:span><text:span text:style-name="Style6">доказательства; скажи мне · </text:span><text:span text:style-name="Style7">свидетель; сказать</text:span></text:p>
      <text:p text:style-name="Text_20_body"><text:soft-page-break/><text:span text:style-name="Style1">1828 · </text:span><text:span text:style-name="Style2">حله · </text:span><text:span text:style-name="Style3">howle · </text:span><text:span text:style-name="Style4">Handtuch n · </text:span><text:span text:style-name="Style5">towel · </text:span><text:span text:style-name="Style6">полотенце · </text:span><text:span text:style-name="Style7">Полотенце</text:span></text:p>
      <text:p text:style-name="Text_20_body"><text:span text:style-name="Style1">1829 · </text:span><text:span text:style-name="Style2">ایستادن (ایست) · </text:span><text:span text:style-name="Style3">istādan (ist) · </text:span><text:span text:style-name="Style4">stehen; stehen bleiben; stoppen; anhalten · </text:span><text:span text:style-name="Style5">stand; stop · </text:span><text:span text:style-name="Style6">стоять; остановить · </text:span><text:span text:style-name="Style7">стоять; Остановиться; остановки; остановить</text:span></text:p>
      <text:p text:style-name="Text_20_body"><text:span text:style-name="Style1">1830 · </text:span><text:span text:style-name="Style2">جلب توجه کردن (کن) · </text:span><text:span text:style-name="Style3">jalb-e tavajjoh kardan (kon) <text:s/>· </text:span><text:span text:style-name="Style4">Aufmerksamkeit lenken · </text:span><text:span text:style-name="Style5">drawattention · </text:span><text:span text:style-name="Style6">drawattention · </text:span><text:span text:style-name="Style7">Чтобы привлечь внимание</text:span></text:p>
      <text:p text:style-name="Text_20_body"><text:span text:style-name="Style1">1831 · </text:span><text:span text:style-name="Style2">جنگ · </text:span><text:span text:style-name="Style3">jang · </text:span><text:span text:style-name="Style4">Krieg m; Schlacht f · </text:span><text:span text:style-name="Style5">war; battle · </text:span><text:span text:style-name="Style6">войны; бой · </text:span><text:span text:style-name="Style7">Война м; Битва f</text:span></text:p>
      <text:p text:style-name="Text_20_body"><text:span text:style-name="Style1">1832 · </text:span><text:span text:style-name="Style2">کوتاه کردن (کن) · </text:span><text:span text:style-name="Style3">kutāh kardan (kon) · </text:span><text:span text:style-name="Style4">verkürzen · </text:span><text:span text:style-name="Style5">shorten · </text:span><text:span text:style-name="Style6">укорачивать · </text:span><text:span text:style-name="Style7">укорачивать</text:span></text:p>
      <text:p text:style-name="Text_20_body"><text:span text:style-name="Style1">1833 · </text:span><text:span text:style-name="Style2">محسوب سودان (ساو، سو) · </text:span><text:span text:style-name="Style3">mahsub šodan (šav, šow) <text:s/>· </text:span><text:span text:style-name="Style4">gezählt werden · </text:span><text:span text:style-name="Style5">be; becounted · </text:span><text:span text:style-name="Style6">быть; becounted · </text:span><text:span text:style-name="Style7">считаться</text:span></text:p>
      <text:p text:style-name="Text_20_body"><text:span text:style-name="Style1">1834 · </text:span><text:span text:style-name="Style2">مقصد · </text:span><text:span text:style-name="Style3">maqsad · </text:span><text:span text:style-name="Style4">Reiseziel n; Ziel n · </text:span><text:span text:style-name="Style5">destination · </text:span><text:span text:style-name="Style6">назначения · </text:span><text:span text:style-name="Style7">Назначение n; Цель n</text:span></text:p>
      <text:p text:style-name="Text_20_body"><text:span text:style-name="Style1">1835 · </text:span><text:span text:style-name="Style2">مساحت · </text:span><text:span text:style-name="Style3">masāhat · </text:span><text:span text:style-name="Style4">Fläche f · </text:span><text:span text:style-name="Style5">area · </text:span><text:span text:style-name="Style6">область · </text:span><text:span text:style-name="Style7">Площадь f</text:span></text:p>
      <text:p text:style-name="Text_20_body"><text:span text:style-name="Style1">1836 · </text:span><text:span text:style-name="Style2">مسیر · </text:span><text:span text:style-name="Style3">masir · </text:span><text:span text:style-name="Style4">Route f; Strecke f; Weg m; Richtung f · </text:span><text:span text:style-name="Style5">route; path; way; direction · </text:span><text:span text:style-name="Style6">маршрут; путь; путь; направление · </text:span><text:span text:style-name="Style7">Маршрут f; Расстояние f; Путь m; Направление f</text:span></text:p>
      <text:p text:style-name="Text_20_body"><text:span text:style-name="Style1">1837 · </text:span><text:span text:style-name="Style2">مدل · </text:span><text:span text:style-name="Style3">model · </text:span><text:span text:style-name="Style4">Modell n · </text:span><text:span text:style-name="Style5">model · </text:span><text:span text:style-name="Style6">модель · </text:span><text:span text:style-name="Style7">Модель n</text:span></text:p>
      <text:p text:style-name="Text_20_body"><text:span text:style-name="Style1">1838 · </text:span><text:span text:style-name="Style2">مرتب کردن (کن) · </text:span><text:span text:style-name="Style3">morattab kardan (kon) <text:s/>· </text:span><text:span text:style-name="Style4">ordnen; aufräumen · </text:span><text:span text:style-name="Style5">order; clean up;tidy up · </text:span><text:span text:style-name="Style6">заказ; очистить, убрать · </text:span><text:span text:style-name="Style7">организовать; прибирать</text:span></text:p>
      <text:p text:style-name="Text_20_body"><text:span text:style-name="Style1">1839 · </text:span><text:span text:style-name="Style2">ناچیز · </text:span><text:span text:style-name="Style3">nāciz · </text:span><text:span text:style-name="Style4">geringfügig; unbedeutend · </text:span><text:span text:style-name="Style5">slightly; insignificant · </text:span><text:span text:style-name="Style6">немного; незначительный · </text:span><text:span text:style-name="Style7">немного; незначительный</text:span></text:p>
      <text:p text:style-name="Text_20_body"><text:span text:style-name="Style1">1840 · </text:span><text:span text:style-name="Style2">نحو · </text:span><text:span text:style-name="Style3">nahv · </text:span><text:span text:style-name="Style4">Weise f · </text:span><text:span text:style-name="Style5">way · </text:span><text:span text:style-name="Style6">путь · </text:span><text:span text:style-name="Style7">Путь f</text:span></text:p>
      <text:p text:style-name="Text_20_body"><text:span text:style-name="Style1">1841 · </text:span><text:span text:style-name="Style2">نقاط · </text:span><text:span text:style-name="Style3">noqāt · </text:span><text:span text:style-name="Style4">Punkte pl; Gebiete pl · </text:span><text:span text:style-name="Style5">points; areas · </text:span><text:span text:style-name="Style6">точки; районы · </text:span><text:span text:style-name="Style7">Пункты pl; Области pl</text:span></text:p>
      <text:p text:style-name="Text_20_body"><text:span text:style-name="Style1">1842 · </text:span><text:span text:style-name="Style2">پاره‌ای · </text:span><text:span text:style-name="Style3">pāre-i · </text:span><text:span text:style-name="Style4">einige · </text:span><text:span text:style-name="Style5">some · </text:span><text:span text:style-name="Style6">некоторые · </text:span><text:span text:style-name="Style7">некоторые</text:span></text:p>
      <text:p text:style-name="Text_20_body"><text:span text:style-name="Style1">1843 · </text:span><text:span text:style-name="Style2">پارکنیگ · </text:span><text:span text:style-name="Style3">pārking · </text:span><text:span text:style-name="Style4">Parkplatz m · </text:span><text:span text:style-name="Style5">parking · </text:span><text:span text:style-name="Style6">парковка · </text:span><text:span text:style-name="Style7">Парковка m</text:span></text:p>
      <text:p text:style-name="Text_20_body"><text:span text:style-name="Style1">1844 · </text:span><text:span text:style-name="Style2">پایه‌گذار · </text:span><text:span text:style-name="Style3">pāyegozār · </text:span><text:span text:style-name="Style4">Gründer m · </text:span><text:span text:style-name="Style5">founder · </text:span><text:span text:style-name="Style6">основатель · </text:span><text:span text:style-name="Style7">Основатель m</text:span></text:p>
      <text:p text:style-name="Text_20_body"><text:span text:style-name="Style1">1845 · </text:span><text:span text:style-name="Style2">پلکان · </text:span><text:span text:style-name="Style3">pellekān · </text:span><text:span text:style-name="Style4">Treppe f · </text:span><text:span text:style-name="Style5">stairway · </text:span><text:span text:style-name="Style6">лестница · </text:span><text:span text:style-name="Style7">Лестница f</text:span></text:p>
      <text:p text:style-name="Text_20_body"><text:span text:style-name="Style1">1846 · </text:span><text:span text:style-name="Style2">قبلا · </text:span><text:span text:style-name="Style3">qablān · </text:span><text:span text:style-name="Style4">bereits; schon; früher · </text:span><text:span text:style-name="Style5">already; earlier; before · </text:span><text:span text:style-name="Style6">уже; ранее; перед тем · </text:span><text:span text:style-name="Style7">уже; уже; раньше</text:span></text:p>
      <text:p text:style-name="Text_20_body"><text:span text:style-name="Style1">1847 · </text:span><text:span text:style-name="Style2">قدمت · </text:span><text:span text:style-name="Style3">qedmat · </text:span><text:span text:style-name="Style4">Alter n · </text:span><text:span text:style-name="Style5">age · </text:span><text:span text:style-name="Style6">возраст · </text:span><text:span text:style-name="Style7">Возраст n</text:span></text:p>
      <text:p text:style-name="Text_20_body"><text:span text:style-name="Style1">1848 · </text:span><text:span text:style-name="Style2">رودخانه · </text:span><text:span text:style-name="Style3">rudxāne · </text:span><text:span text:style-name="Style4">Fluss m · </text:span><text:span text:style-name="Style5">river · </text:span><text:span text:style-name="Style6">река · </text:span><text:span text:style-name="Style7">Река м</text:span></text:p>
      <text:p text:style-name="Text_20_body"><text:span text:style-name="Style1">1849 · </text:span><text:span text:style-name="Style2">شاگرد اول · </text:span><text:span text:style-name="Style3">šāgerdavval · </text:span><text:span text:style-name="Style4">Klassenbester m · </text:span><text:span text:style-name="Style5">best pupil · </text:span><text:span text:style-name="Style6">лучший ученик · </text:span><text:span text:style-name="Style7">Лучший в классе м</text:span></text:p>
      <text:p text:style-name="Text_20_body"><text:span text:style-name="Style1">1850 · </text:span><text:span text:style-name="Style2">شاهنشاه · </text:span><text:span text:style-name="Style3">šāhanšāh · </text:span><text:span text:style-name="Style4">König der Könige; König m · </text:span><text:span text:style-name="Style5">king of kings; king · </text:span><text:span text:style-name="Style6">царь царей; король · </text:span><text:span text:style-name="Style7">Царь царей; King m</text:span></text:p>
      <text:p text:style-name="Text_20_body"><text:span text:style-name="Style1">1851 · </text:span><text:span text:style-name="Style2">شاهکار · </text:span><text:span text:style-name="Style3">šāhkār · </text:span><text:span text:style-name="Style4">Meisterwerk n · </text:span><text:span text:style-name="Style5">masterpiece · </text:span><text:span text:style-name="Style6">шедевр · </text:span><text:span text:style-name="Style7">Шедевр n</text:span></text:p>
      <text:p text:style-name="Text_20_body"><text:span text:style-name="Style1">1852 · </text:span><text:span text:style-name="Style2">سنگ‌نوشته · </text:span><text:span text:style-name="Style3">sangnevešte · </text:span><text:span text:style-name="Style4">Inschrift f · </text:span><text:span text:style-name="Style5">inscription · </text:span><text:span text:style-name="Style6">надпись · </text:span><text:span text:style-name="Style7">Надпись f</text:span></text:p>
      <text:p text:style-name="Text_20_body"><text:span text:style-name="Style1">1853 · </text:span><text:span text:style-name="Style2">سایر · </text:span><text:span text:style-name="Style3">sāyer-e · </text:span><text:span text:style-name="Style4">andere · </text:span><text:span text:style-name="Style5">other · </text:span><text:span text:style-name="Style6">другой · </text:span><text:span text:style-name="Style7">другой</text:span></text:p>
      <text:p text:style-name="Text_20_body"><text:span text:style-name="Style1">1854 · </text:span><text:span text:style-name="Style2">سه سور که‌‌س عیدان (که‌‌س) · </text:span><text:span text:style-name="Style3">sešuār kešidan (keš) · </text:span><text:span text:style-name="Style4">föhnen · </text:span><text:span text:style-name="Style5">blow-dry · </text:span><text:span text:style-name="Style6">сушить волосы феном · </text:span><text:span text:style-name="Style7">сушить волосы феном</text:span></text:p>
      <text:p text:style-name="Text_20_body"><text:span text:style-name="Style1">1855 · </text:span><text:span text:style-name="Style2">سخن گفتن (گو) · </text:span><text:span text:style-name="Style3">soxan goftan (gu) · </text:span><text:span text:style-name="Style4">reden; sprechen; sagen · </text:span><text:span text:style-name="Style5">speak; talk; say · </text:span><text:span text:style-name="Style6">говорить; говорить; сказать · </text:span><text:span text:style-name="Style7">говорить; говорить; сказать</text:span></text:p>
      <text:p text:style-name="Text_20_body"><text:span text:style-name="Style1">1856 · </text:span><text:span text:style-name="Style2">تکمیل کردن (کن) · </text:span><text:span text:style-name="Style3">takmil kardan (kon) · </text:span><text:span text:style-name="Style4">vervollständigen · </text:span><text:span text:style-name="Style5">complete · </text:span><text:span text:style-name="Style6">полный · </text:span><text:span text:style-name="Style7">полный</text:span></text:p>
      <text:p text:style-name="Text_20_body"><text:span text:style-name="Style1">1857 · </text:span><text:span text:style-name="Style2">تلفیق · </text:span><text:span text:style-name="Style3">talfiq · </text:span><text:span text:style-name="Style4">Zusammenstellung f · </text:span><text:span text:style-name="Style5">compilation · </text:span><text:span text:style-name="Style6">сборник · </text:span><text:span text:style-name="Style7">Компиляция f</text:span></text:p>
      <text:p text:style-name="Text_20_body"><text:span text:style-name="Style1">1858 · </text:span><text:span text:style-name="Style2">تعمیرکار · </text:span><text:span text:style-name="Style3">ta’mirkār · </text:span><text:span text:style-name="Style4">Mechaniker m · </text:span><text:span text:style-name="Style5">mechanic; repairman · </text:span><text:span text:style-name="Style6">механик; ремонтник · </text:span><text:span text:style-name="Style7">Механик m</text:span></text:p>
      <text:p text:style-name="Text_20_body"><text:span text:style-name="Style1">1859 · </text:span><text:span text:style-name="Style2">تقدیم کردن (کن) · </text:span><text:span text:style-name="Style3">taqdim kardan (kon) <text:s/>· </text:span><text:span text:style-name="Style4">präsentieren; widmen; geben · </text:span><text:span text:style-name="Style5">present; devote;dedicate; give · </text:span><text:span text:style-name="Style6">настоящее время; посвятить; дать · </text:span><text:span text:style-name="Style7">витрина; платить; дать</text:span></text:p>
      <text:p text:style-name="Text_20_body"><text:span text:style-name="Style1">1860 · </text:span><text:span text:style-name="Style2">تاریخ‌دان · </text:span><text:span text:style-name="Style3">tārixdān · </text:span><text:span text:style-name="Style4">Historiker m · </text:span><text:span text:style-name="Style5">historian · </text:span><text:span text:style-name="Style6">историк · </text:span><text:span text:style-name="Style7">Историк m</text:span></text:p>
      <text:p text:style-name="Text_20_body"><text:span text:style-name="Style1">1861 · </text:span><text:span text:style-name="Style2">تاسا کر · </text:span><text:span text:style-name="Style3">tašakkor · </text:span><text:span text:style-name="Style4">Dank m; danke · </text:span><text:span text:style-name="Style5">thanks · </text:span><text:span text:style-name="Style6">спасибо · </text:span><text:span text:style-name="Style7">Спасибо m; спасибо</text:span></text:p>
      <text:p text:style-name="Text_20_body"><text:span text:style-name="Style1">1862 · </text:span><text:span text:style-name="Style2">تصاویر · </text:span><text:span text:style-name="Style3">tasāvir · </text:span><text:span text:style-name="Style4">Bilder pl; Illustrationen pl · </text:span><text:span text:style-name="Style5">imagaes; pictures; illustrations · </text:span><text:span text:style-name="Style6">imagaes; фотографии; иллюстрации · </text:span><text:span text:style-name="Style7">Фотографии pl; Иллюстрации pl</text:span></text:p>
      <text:p text:style-name="Text_20_body"><text:span text:style-name="Style1">1863 · </text:span><text:span text:style-name="Style2">تصویر · </text:span><text:span text:style-name="Style3">tasvir · </text:span><text:span text:style-name="Style4">Bild n; Illustration f · </text:span><text:span text:style-name="Style5">image; picture; illustration · </text:span><text:span text:style-name="Style6">изображение; фотография; иллюстрация · </text:span><text:span text:style-name="Style7">Изображение n; Иллюстрация f</text:span></text:p>
      <text:p text:style-name="Text_20_body"><text:span text:style-name="Style1">1864 · </text:span><text:span text:style-name="Style2">والا · </text:span><text:span text:style-name="Style3">vālā · </text:span><text:span text:style-name="Style4">hoch · </text:span><text:span text:style-name="Style5">high · </text:span><text:span text:style-name="Style6">высокая · </text:span><text:span text:style-name="Style7">высокая</text:span></text:p>
      <text:p text:style-name="Text_20_body"><text:span text:style-name="Style1">1865 · </text:span><text:span text:style-name="Style2">وقت قبلی · </text:span><text:span text:style-name="Style3">vaqt-e qabli · </text:span><text:span text:style-name="Style4">Termin m · </text:span><text:span text:style-name="Style5">appointment · </text:span><text:span text:style-name="Style6">назначение · </text:span><text:span text:style-name="Style7">Назначение м</text:span></text:p>
      <text:p text:style-name="Text_20_body"><text:span text:style-name="Style1">1866 · </text:span><text:span text:style-name="Style2">وقت گرفتن (گیر) · </text:span><text:span text:style-name="Style3">vaqt gereftan (gir) <text:s/>· </text:span><text:span text:style-name="Style4">einen Termin vereinbaren · </text:span><text:span text:style-name="Style5">make anappointment · </text:span><text:span text:style-name="Style6">назначить встречу · </text:span><text:span text:style-name="Style7">договориться о встрече</text:span></text:p>
      <text:p text:style-name="Text_20_body"><text:span text:style-name="Style1">1867 · </text:span><text:span text:style-name="Style2">وسایل نقلیه · </text:span><text:span text:style-name="Style3">vasāyel-e naqliye · </text:span><text:span text:style-name="Style4">Verkehrsmittel pl · </text:span><text:span text:style-name="Style5">means of transport · </text:span><text:span text:style-name="Style6">транспортные средства · </text:span><text:span text:style-name="Style7">Транспортное оборудование</text:span></text:p>
      <text:p text:style-name="Text_20_body"><text:span text:style-name="Style1">1868 · </text:span><text:span text:style-name="Style2">ویلا · </text:span><text:span text:style-name="Style3">vilā · </text:span><text:span text:style-name="Style4">Villa f; Bungalow m · </text:span><text:span text:style-name="Style5">villa; bungalow · </text:span><text:span text:style-name="Style6">вилла; бунгало · </text:span><text:span text:style-name="Style7">Вилла f; Бунгало m</text:span></text:p>
      <text:p text:style-name="Text_20_body"><text:span text:style-name="Style1">1869 · </text:span><text:span text:style-name="Style2">خراب کردن (کن) · </text:span><text:span text:style-name="Style3">xarāb kardan (kon) · </text:span><text:span text:style-name="Style4">zerstören; kaputt machen · </text:span><text:span text:style-name="Style5">destroy; break · </text:span><text:span text:style-name="Style6">уничтожить; перерыв · </text:span><text:span text:style-name="Style7">уничтожить; ломать</text:span></text:p>
      <text:p text:style-name="Text_20_body"><text:span text:style-name="Style1">1870 · </text:span><text:span text:style-name="Style2">خط(ت) · </text:span><text:span text:style-name="Style3">xat(t) · </text:span><text:span text:style-name="Style4">Schrift f; Linie f; Strich m · </text:span><text:span text:style-name="Style5">script; line · </text:span><text:span text:style-name="Style6">сценарий; линия · </text:span><text:span text:style-name="Style7">Шрифт f; Строка f; Dash m</text:span></text:p>
      <text:p text:style-name="Text_20_body"><text:span text:style-name="Style1">1871 · </text:span><text:span text:style-name="Style2">خونریزی · </text:span><text:span text:style-name="Style3">xunrizi · </text:span><text:span text:style-name="Style4">Blutung f; Blutvergießen n · </text:span><text:span text:style-name="Style5">hemorrhage; bloodshed · </text:span><text:span text:style-name="Style6">кровоизлияние; кровопролитие · </text:span><text:span text:style-name="Style7">Кровотечение f; Кровопролитие n</text:span></text:p>
      <text:p text:style-name="Text_20_body"><text:span text:style-name="Style1">1872 · </text:span><text:span text:style-name="Style2">یاد گاری · </text:span><text:span text:style-name="Style3">yādgāri · </text:span><text:span text:style-name="Style4">Andenken n; Erinnerungsstück n · </text:span><text:span text:style-name="Style5">souvenir; memeory; keepsake · </text:span><text:span text:style-name="Style6">сувенир; Memeory; держать вас · </text:span><text:span text:style-name="Style7">Сувенирная н; Memento n</text:span></text:p>
      <text:p text:style-name="Text_20_body"><text:span text:style-name="Style1">1873 · </text:span><text:span text:style-name="Style2">زحمت · </text:span><text:span text:style-name="Style3">zahmat · </text:span><text:span text:style-name="Style4">Mühe f; Unannehmlichkeit f · </text:span><text:span text:style-name="Style5">effort; trouble · </text:span><text:span text:style-name="Style6">усилия; беда · </text:span><text:span text:style-name="Style7">Проблема f; Неудобство f</text:span></text:p>
      <text:p text:style-name="Text_20_body"><text:soft-page-break/><text:span text:style-name="Style1">1874 · </text:span><text:span text:style-name="Style2">درس · </text:span><text:span text:style-name="Style3">Dars-e · </text:span><text:span text:style-name="Style4">19 · </text:span><text:span text:style-name="Style5">19 · </text:span><text:span text:style-name="Style6">19 · </text:span><text:span text:style-name="Style7">19</text:span></text:p>
      <text:p text:style-name="Text_20_body"><text:span text:style-name="Style1">1875 · </text:span><text:span text:style-name="Style2">ادبی · </text:span><text:span text:style-name="Style3">adabi · </text:span><text:span text:style-name="Style4">literarisch; Literartur‐ · </text:span><text:span text:style-name="Style5">literary · </text:span><text:span text:style-name="Style6">литературный · </text:span><text:span text:style-name="Style7">литературный; Literartur-</text:span></text:p>
      <text:p text:style-name="Text_20_body"><text:span text:style-name="Style1">1876 · </text:span><text:span text:style-name="Style2">عادی · </text:span><text:span text:style-name="Style3">ādi · </text:span><text:span text:style-name="Style4">gewöhnlich; normal · </text:span><text:span text:style-name="Style5">normal · </text:span><text:span text:style-name="Style6">нормальный · </text:span><text:span text:style-name="Style7">обычно; нормальный</text:span></text:p>
      <text:p text:style-name="Text_20_body"><text:span text:style-name="Style1">1877 · </text:span><text:span text:style-name="Style2">افسانه‌ای · </text:span><text:span text:style-name="Style3">afsānei · </text:span><text:span text:style-name="Style4">fabelhaft · </text:span><text:span text:style-name="Style5">legendary · </text:span><text:span text:style-name="Style6">легендарный · </text:span><text:span text:style-name="Style7">невероятный</text:span></text:p>
      <text:p text:style-name="Text_20_body"><text:span text:style-name="Style1">1878 · </text:span><text:span text:style-name="Style2">آهنگر · </text:span><text:span text:style-name="Style3">āhangar · </text:span><text:span text:style-name="Style4">Schmied m · </text:span><text:span text:style-name="Style5">blacksmith · </text:span><text:span text:style-name="Style6">кузнец · </text:span><text:span text:style-name="Style7">Кузнец м</text:span></text:p>
      <text:p text:style-name="Text_20_body"><text:span text:style-name="Style1">1879 · </text:span><text:span text:style-name="Style2">عکس · </text:span><text:span text:style-name="Style3">aks · </text:span><text:span text:style-name="Style4">Bild n; Foto n; Fotografie f · </text:span><text:span text:style-name="Style5">photo; photograph; picture · </text:span><text:span text:style-name="Style6">фото; фотография; картина · </text:span><text:span text:style-name="Style7">Изображение n; Фото n; Фотография f</text:span></text:p>
      <text:p text:style-name="Text_20_body"><text:span text:style-name="Style1">1880 · </text:span><text:span text:style-name="Style2">اعرابی · </text:span><text:span text:style-name="Style3">arabi · </text:span><text:span text:style-name="Style4">arabisch · </text:span><text:span text:style-name="Style5">Arabic · </text:span><text:span text:style-name="Style6">арабский · </text:span><text:span text:style-name="Style7">арабский</text:span></text:p>
      <text:p text:style-name="Text_20_body"><text:span text:style-name="Style1">1881 · </text:span><text:span text:style-name="Style2">اصیل · </text:span><text:span text:style-name="Style3">asil · </text:span><text:span text:style-name="Style4">original; klassisch · </text:span><text:span text:style-name="Style5">original; classic · </text:span><text:span text:style-name="Style6">оригинал; классический · </text:span><text:span text:style-name="Style7">оригинал; классический</text:span></text:p>
      <text:p text:style-name="Text_20_body"><text:span text:style-name="Style1">1882 · </text:span><text:span text:style-name="Style2">از این جهت که · </text:span><text:span text:style-name="Style3">az in jahat ke · </text:span><text:span text:style-name="Style4">weil · </text:span><text:span text:style-name="Style5">because · </text:span><text:span text:style-name="Style6">потому что · </text:span><text:span text:style-name="Style7">потому что</text:span></text:p>
      <text:p text:style-name="Text_20_body"><text:span text:style-name="Style1">1883 · </text:span><text:span text:style-name="Style2">با این که · </text:span><text:span text:style-name="Style3">bā in ke · </text:span><text:span text:style-name="Style4">obwohl · </text:span><text:span text:style-name="Style5">although · </text:span><text:span text:style-name="Style6">хотя · </text:span><text:span text:style-name="Style7">хотя</text:span></text:p>
      <text:p text:style-name="Text_20_body"><text:span text:style-name="Style1">1884 · </text:span><text:span text:style-name="Style2">با وجودی که · </text:span><text:span text:style-name="Style3">bā vojud-i ke · </text:span><text:span text:style-name="Style4">obwohl · </text:span><text:span text:style-name="Style5">although · </text:span><text:span text:style-name="Style6">хотя · </text:span><text:span text:style-name="Style7">хотя</text:span></text:p>
      <text:p text:style-name="Text_20_body"><text:span text:style-name="Style1">1885 · </text:span><text:span text:style-name="Style2">بس · </text:span><text:span text:style-name="Style3">bas · </text:span><text:span text:style-name="Style4">genug · </text:span><text:span text:style-name="Style5">enough · </text:span><text:span text:style-name="Style6">достаточно · </text:span><text:span text:style-name="Style7">достаточно</text:span></text:p>
      <text:p text:style-name="Text_20_body"><text:span text:style-name="Style1">1886 · </text:span><text:span text:style-name="Style2">بعثی · </text:span><text:span text:style-name="Style3">bas-i · </text:span><text:span text:style-name="Style4">sehr · </text:span><text:span text:style-name="Style5">much · </text:span><text:span text:style-name="Style6">много · </text:span><text:span text:style-name="Style7">очень</text:span></text:p>
      <text:p text:style-name="Text_20_body"><text:span text:style-name="Style1">1887 · </text:span><text:span text:style-name="Style2">به علت این که · </text:span><text:span text:style-name="Style3">be ellat-e in ke · </text:span><text:span text:style-name="Style4">weil · </text:span><text:span text:style-name="Style5">because · </text:span><text:span text:style-name="Style6">потому что · </text:span><text:span text:style-name="Style7">потому что</text:span></text:p>
      <text:p text:style-name="Text_20_body"><text:span text:style-name="Style1">1888 · </text:span><text:span text:style-name="Style2">به توری که · </text:span><text:span text:style-name="Style3">be towr-i ke · </text:span><text:span text:style-name="Style4">so dass · </text:span><text:span text:style-name="Style5">so that · </text:span><text:span text:style-name="Style6">так что · </text:span><text:span text:style-name="Style7">так что</text:span></text:p>
      <text:p text:style-name="Text_20_body"><text:span text:style-name="Style1">1889 · </text:span><text:span text:style-name="Style2">به‌کاررفته · </text:span><text:span text:style-name="Style3">bekārrafte · </text:span><text:span text:style-name="Style4">benutzt; gebraucht · </text:span><text:span text:style-name="Style5">used · </text:span><text:span text:style-name="Style6">используемый · </text:span><text:span text:style-name="Style7">используется; используемый</text:span></text:p>
      <text:p text:style-name="Text_20_body"><text:span text:style-name="Style1">1890 · </text:span><text:span text:style-name="Style2">بیدار · </text:span><text:span text:style-name="Style3">bidār · </text:span><text:span text:style-name="Style4">wach · </text:span><text:span text:style-name="Style5">awake · </text:span><text:span text:style-name="Style6">бодрствующий · </text:span><text:span text:style-name="Style7">бодрствующий</text:span></text:p>
      <text:p text:style-name="Text_20_body"><text:span text:style-name="Style1">1891 · </text:span><text:span text:style-name="Style2">چهارروزه · </text:span><text:span text:style-name="Style3">cāhārruze · </text:span><text:span text:style-name="Style4">viertägig · </text:span><text:span text:style-name="Style5">four days · </text:span><text:span text:style-name="Style6">четыре дня · </text:span><text:span text:style-name="Style7">viertägig</text:span></text:p>
      <text:p text:style-name="Text_20_body"><text:span text:style-name="Style1">1892 · </text:span><text:span text:style-name="Style2">چندروزه · </text:span><text:span text:style-name="Style3">candruze · </text:span><text:span text:style-name="Style4">wie viele Tage; ein paar Tage · </text:span><text:span text:style-name="Style5">how many days; a few days · </text:span><text:span text:style-name="Style6">сколько дней; несколько дней · </text:span><text:span text:style-name="Style7">сколько дней; несколько дней</text:span></text:p>
      <text:p text:style-name="Text_20_body"><text:span text:style-name="Style1">1893 · </text:span><text:span text:style-name="Style2">چسباندن (چسبان) · </text:span><text:span text:style-name="Style3">casbāndan (casbān) · </text:span><text:span text:style-name="Style4">kleben · </text:span><text:span text:style-name="Style5">stick · </text:span><text:span text:style-name="Style6">палка · </text:span><text:span text:style-name="Style7">палка</text:span></text:p>
      <text:p text:style-name="Text_20_body"><text:span text:style-name="Style1">1894 · </text:span><text:span text:style-name="Style2">چراکه · </text:span><text:span text:style-name="Style3">cerāke · </text:span><text:span text:style-name="Style4">weil; da · </text:span><text:span text:style-name="Style5">because; since · </text:span><text:span text:style-name="Style6">потому что; поскольку · </text:span><text:span text:style-name="Style7">потому что; потому что</text:span></text:p>
      <text:p text:style-name="Text_20_body"><text:span text:style-name="Style1">1895 · </text:span><text:span text:style-name="Style2">دها · </text:span><text:span text:style-name="Style3">dahhā · </text:span><text:span text:style-name="Style4">Dutzende pl · </text:span><text:span text:style-name="Style5">tens · </text:span><text:span text:style-name="Style6">десятки · </text:span><text:span text:style-name="Style7">Десятки пл</text:span></text:p>
      <text:p text:style-name="Text_20_body"><text:span text:style-name="Style1">1896 · </text:span><text:span text:style-name="Style2">در صورتی که · </text:span><text:span text:style-name="Style3">dar surat-i ke · </text:span><text:span text:style-name="Style4">Falle; wohingegen; während · </text:span><text:span text:style-name="Style5">in case; whereas; while · </text:span><text:span text:style-name="Style6">в случае; в то время; в то время как · </text:span><text:span text:style-name="Style7">ловушка; в то время; в то время как</text:span></text:p>
      <text:p text:style-name="Text_20_body"><text:span text:style-name="Style1">1897 · </text:span><text:span text:style-name="Style2">درگذشتن (گذار) · </text:span><text:span text:style-name="Style3">dargozaštan (gozar) · </text:span><text:span text:style-name="Style4">sterben · </text:span><text:span text:style-name="Style5">die · </text:span><text:span text:style-name="Style6">умереть · </text:span><text:span text:style-name="Style7">умереть</text:span></text:p>
      <text:p text:style-name="Text_20_body"><text:span text:style-name="Style1">1898 · </text:span><text:span text:style-name="Style2">داستان · </text:span><text:span text:style-name="Style3">dāstān · </text:span><text:span text:style-name="Style4">Geschichte f; Erzählung f · </text:span><text:span text:style-name="Style5">story; tale · </text:span><text:span text:style-name="Style6">история; рассказ · </text:span><text:span text:style-name="Style7">История f; Повествование f</text:span></text:p>
      <text:p text:style-name="Text_20_body"><text:span text:style-name="Style1">1899 · </text:span><text:span text:style-name="Style2">داستان آسه غان · </text:span><text:span text:style-name="Style3">dāstān-e āšeqāne · </text:span><text:span text:style-name="Style4">Liebesgeschichte f · </text:span><text:span text:style-name="Style5">love story · </text:span><text:span text:style-name="Style6">история любви · </text:span><text:span text:style-name="Style7">История любви f</text:span></text:p>
      <text:p text:style-name="Text_20_body"><text:span text:style-name="Style1">1900 · </text:span><text:span text:style-name="Style2">دوازده‌سالگی · </text:span><text:span text:style-name="Style3">davāzdahsālegi · </text:span><text:span text:style-name="Style4">Alter von zwölf Jahren · </text:span><text:span text:style-name="Style5">age of twelve years · </text:span><text:span text:style-name="Style6">возраст двенадцати лет · </text:span><text:span text:style-name="Style7">Возраст двенадцати</text:span></text:p>
      <text:p text:style-name="Text_20_body"><text:span text:style-name="Style1">1901 · </text:span><text:span text:style-name="Style2">دوستی · </text:span><text:span text:style-name="Style3">dusti · </text:span><text:span text:style-name="Style4">Freundschaft f · </text:span><text:span text:style-name="Style5">friendship · </text:span><text:span text:style-name="Style6">дружба · </text:span><text:span text:style-name="Style7">Дружба f</text:span></text:p>
      <text:p text:style-name="Text_20_body"><text:span text:style-name="Style1">1902 · </text:span><text:span text:style-name="Style2">عبرت گرفتن (گیر) · </text:span><text:span text:style-name="Style3">ebrat gereftan (gir) · </text:span><text:span text:style-name="Style4">lernen; Lehren ziehen · </text:span><text:span text:style-name="Style5">learn; draw lessons · </text:span><text:span text:style-name="Style6">узнать; рисовать уроки · </text:span><text:span text:style-name="Style7">узнать; Изучить уроки</text:span></text:p>
      <text:p text:style-name="Text_20_body"><text:span text:style-name="Style1">1903 · </text:span><text:span text:style-name="Style2">اطمینان · </text:span><text:span text:style-name="Style3">etminān · </text:span><text:span text:style-name="Style4">Vertrauen n; Zuversicht f · </text:span><text:span text:style-name="Style5">trust; confidence · </text:span><text:span text:style-name="Style6">доверие; уверенность · </text:span><text:span text:style-name="Style7">Trust n; Уверенность f</text:span></text:p>
      <text:p text:style-name="Text_20_body"><text:span text:style-name="Style1">1904 · </text:span><text:span text:style-name="Style2">فریاد زدن (زن) · </text:span><text:span text:style-name="Style3">faryād zadan (zan) · </text:span><text:span text:style-name="Style4">schreien · </text:span><text:span text:style-name="Style5">shout; scream · </text:span><text:span text:style-name="Style6">кричать; орать · </text:span><text:span text:style-name="Style7">крик</text:span></text:p>
      <text:p text:style-name="Text_20_body"><text:span text:style-name="Style1">1905 · </text:span><text:span text:style-name="Style2">فایده · </text:span><text:span text:style-name="Style3">fāyede · </text:span><text:span text:style-name="Style4">Nutzen m; Vorteil m; Zweck m; Gewinn m · </text:span><text:span text:style-name="Style5">avail; advantage; gain; benefit · </text:span><text:span text:style-name="Style6">выгода; преимущество; получить; выгода · </text:span><text:span text:style-name="Style7">Пособие m; Преимущество m; Цель m; Прибыль m</text:span></text:p>
      <text:p text:style-name="Text_20_body"><text:span text:style-name="Style1">1906 · </text:span><text:span text:style-name="Style2">فرستنده · </text:span><text:span text:style-name="Style3">ferestande · </text:span><text:span text:style-name="Style4">Absender m; Sender m · </text:span><text:span text:style-name="Style5">sender; transmitter · </text:span><text:span text:style-name="Style6">отправитель; передатчик · </text:span><text:span text:style-name="Style7">Отправитель m; Передатчик m</text:span></text:p>
      <text:p text:style-name="Text_20_body"><text:span text:style-name="Style1">1907 · </text:span><text:span text:style-name="Style2">گرم · </text:span><text:span text:style-name="Style3">geram · </text:span><text:span text:style-name="Style4">Gramm n · </text:span><text:span text:style-name="Style5">gram · </text:span><text:span text:style-name="Style6">грамм · </text:span><text:span text:style-name="Style7">Граммы n</text:span></text:p>
      <text:p text:style-name="Text_20_body"><text:span text:style-name="Style1">1908 · </text:span><text:span text:style-name="Style2">گیاه‌خوار · </text:span><text:span text:style-name="Style3">giyāhxār · </text:span><text:span text:style-name="Style4">Vegetarier(in f) m · </text:span><text:span text:style-name="Style5">vegetarian · </text:span><text:span text:style-name="Style6">вегетарианец · </text:span><text:span text:style-name="Style7">Вегетарианская (д) м</text:span></text:p>
      <text:p text:style-name="Text_20_body"><text:span text:style-name="Style1">1909 · </text:span><text:span text:style-name="Style2">حد(د) · </text:span><text:span text:style-name="Style3">had(d) · </text:span><text:span text:style-name="Style4">Limit n; Ausmaß n · </text:span><text:span text:style-name="Style5">limit; extent · </text:span><text:span text:style-name="Style6">ограничение; степень · </text:span><text:span text:style-name="Style7">Предел n; Степень n</text:span></text:p>
      <text:p text:style-name="Text_20_body"><text:span text:style-name="Style1">1910 · </text:span><text:span text:style-name="Style2">حماسه · </text:span><text:span text:style-name="Style3">hamāse · </text:span><text:span text:style-name="Style4">Epos n · </text:span><text:span text:style-name="Style5">epic · </text:span><text:span text:style-name="Style6">эпический · </text:span><text:span text:style-name="Style7">Epic n</text:span></text:p>
      <text:p text:style-name="Text_20_body"><text:span text:style-name="Style1">1911 · </text:span><text:span text:style-name="Style2">همواره · </text:span><text:span text:style-name="Style3">hamvāre · </text:span><text:span text:style-name="Style4">immer · </text:span><text:span text:style-name="Style5">always; ever · </text:span><text:span text:style-name="Style6">всегда; когда-либо · </text:span><text:span text:style-name="Style7">всегда</text:span></text:p>
      <text:p text:style-name="Text_20_body"><text:span text:style-name="Style1">1912 · </text:span><text:span text:style-name="Style2">هرچند · </text:span><text:span text:style-name="Style3">harcand · </text:span><text:span text:style-name="Style4">obwohl · </text:span><text:span text:style-name="Style5">although · </text:span><text:span text:style-name="Style6">хотя · </text:span><text:span text:style-name="Style7">хотя</text:span></text:p>
      <text:p text:style-name="Text_20_body"><text:span text:style-name="Style1">1913 · </text:span><text:span text:style-name="Style2">حرف زدن (زن) · </text:span><text:span text:style-name="Style3">harf zadan (zan) · </text:span><text:span text:style-name="Style4">reden; sprechen; sagen · </text:span><text:span text:style-name="Style5">speak; talk; say · </text:span><text:span text:style-name="Style6">говорить; говорить; сказать · </text:span><text:span text:style-name="Style7">говорить; говорить; сказать</text:span></text:p>
      <text:p text:style-name="Text_20_body"><text:span text:style-name="Style1">1914 · </text:span><text:span text:style-name="Style2">هشتادساله‌گی · </text:span><text:span text:style-name="Style3">haštādsālegi · </text:span><text:span text:style-name="Style4">Alter von achtzig Jahren · </text:span><text:span text:style-name="Style5">age of eighty years · </text:span><text:span text:style-name="Style6">возраст восьмидесяти лет · </text:span><text:span text:style-name="Style7">Возраст восемьдесят</text:span></text:p>
      <text:p text:style-name="Text_20_body"><text:span text:style-name="Style1">1915 · </text:span><text:span text:style-name="Style2">هزینه · </text:span><text:span text:style-name="Style3">hazine · </text:span><text:span text:style-name="Style4">Ausgabe f; Kosten pl; Gebühr f · </text:span><text:span text:style-name="Style5">cost; expense; charge · </text:span><text:span text:style-name="Style6">стоимость; расходы; начислять · </text:span><text:span text:style-name="Style7">Проблема f; Стоимость pl; Плата f</text:span></text:p>
      <text:p text:style-name="Text_20_body"><text:span text:style-name="Style1">1916 · </text:span><text:span text:style-name="Style2">جاویدان · </text:span><text:span text:style-name="Style3">jāvidān · </text:span><text:span text:style-name="Style4">ewig · </text:span><text:span text:style-name="Style5">immortal · </text:span><text:span text:style-name="Style6">бессмертный · </text:span><text:span text:style-name="Style7">вечно</text:span></text:p>
      <text:p text:style-name="Text_20_body"><text:span text:style-name="Style1">1917 · </text:span><text:span text:style-name="Style2">جزیره · </text:span><text:span text:style-name="Style3">jazire · </text:span><text:span text:style-name="Style4">Insel f · </text:span><text:span text:style-name="Style5">island · </text:span><text:span text:style-name="Style6">остров · </text:span><text:span text:style-name="Style7">Остров f</text:span></text:p>
      <text:p text:style-name="Text_20_body"><text:span text:style-name="Style1">1918 · </text:span><text:span text:style-name="Style2">کدو · </text:span><text:span text:style-name="Style3">kādo · </text:span><text:span text:style-name="Style4">Geschenk n · </text:span><text:span text:style-name="Style5">gift; present · </text:span><text:span text:style-name="Style6">подарок; настоящее время · </text:span><text:span text:style-name="Style7">Подарок n</text:span></text:p>
      <text:p text:style-name="Text_20_body"><text:span text:style-name="Style1">1919 · </text:span><text:span text:style-name="Style2">که‌‌س تی · </text:span><text:span text:style-name="Style3">kešti · </text:span><text:span text:style-name="Style4">Schiff n · </text:span><text:span text:style-name="Style5">ship · </text:span><text:span text:style-name="Style6">корабль · </text:span><text:span text:style-name="Style7">Корабль n</text:span></text:p>
      <text:p text:style-name="Text_20_body"><text:span text:style-name="Style1">1920 · </text:span><text:span text:style-name="Style2">کده پستی · </text:span><text:span text:style-name="Style3">kod-e posti · </text:span><text:span text:style-name="Style4">Postleitzahl f · </text:span><text:span text:style-name="Style5">zip code · </text:span><text:span text:style-name="Style6">почтовый индекс · </text:span><text:span text:style-name="Style7">Почтовый индекс f</text:span></text:p>
      <text:p text:style-name="Text_20_body"><text:span text:style-name="Style1">1921 · </text:span><text:span text:style-name="Style2">کودکی · </text:span><text:span text:style-name="Style3">kudaki · </text:span><text:span text:style-name="Style4">Kindheit f · </text:span><text:span text:style-name="Style5">childhood · </text:span><text:span text:style-name="Style6">детство · </text:span><text:span text:style-name="Style7">Детство f</text:span></text:p>
      <text:p text:style-name="Text_20_body"><text:span text:style-name="Style1">1922 · </text:span><text:span text:style-name="Style2">لگد · </text:span><text:span text:style-name="Style3">lagad · </text:span><text:span text:style-name="Style4">Fußtritt m · </text:span><text:span text:style-name="Style5">kick · </text:span><text:span text:style-name="Style6">удар · </text:span><text:span text:style-name="Style7">След</text:span></text:p>
      <text:p text:style-name="Text_20_body"><text:span text:style-name="Style1">1923 · </text:span><text:span text:style-name="Style2">مدیون بودن (هاس؛ بس) · </text:span><text:span text:style-name="Style3">madyun budan (has; bāš) · </text:span><text:span text:style-name="Style4">verdanken; in der Schuld stehen · </text:span><text:span text:style-name="Style5">owe a debt · </text:span><text:span text:style-name="Style6">задолжал долг · </text:span><text:span text:style-name="Style7">спасибо; быть в долгу</text:span></text:p>
      <text:p text:style-name="Text_20_body"><text:soft-page-break/><text:span text:style-name="Style1">1924 · </text:span><text:span text:style-name="Style2">ماهی‌تابه · </text:span><text:span text:style-name="Style3">māhitābe · </text:span><text:span text:style-name="Style4">Pfanne f · </text:span><text:span text:style-name="Style5">pan · </text:span><text:span text:style-name="Style6">сковорода · </text:span><text:span text:style-name="Style7">Pan f</text:span></text:p>
      <text:p text:style-name="Text_20_body"><text:span text:style-name="Style1">1925 · </text:span><text:span text:style-name="Style2">مشهور · </text:span><text:span text:style-name="Style3">mašhur · </text:span><text:span text:style-name="Style4">bekannt; berühmt · </text:span><text:span text:style-name="Style5">famous · </text:span><text:span text:style-name="Style6">известный · </text:span><text:span text:style-name="Style7">известно; известный</text:span></text:p>
      <text:p text:style-name="Text_20_body"><text:span text:style-name="Style1">1926 · </text:span><text:span text:style-name="Style2">محکم · </text:span><text:span text:style-name="Style3">mohkam · </text:span><text:span text:style-name="Style4">fest; hart; solide; stabil · </text:span><text:span text:style-name="Style5">hard; stable; solid · </text:span><text:span text:style-name="Style6">трудно; стабильная; твердый · </text:span><text:span text:style-name="Style7">фирма; трудно; твердое вещество; стабильный</text:span></text:p>
      <text:p text:style-name="Text_20_body"><text:span text:style-name="Style1">1927 · </text:span><text:span text:style-name="Style2">موسیقی پاپ · </text:span><text:span text:style-name="Style3">musiqi-ye pāp · </text:span><text:span text:style-name="Style4">Popmusik f · </text:span><text:span text:style-name="Style5">pop music · </text:span><text:span text:style-name="Style6">поп-музыка · </text:span><text:span text:style-name="Style7">Поп-музыка f</text:span></text:p>
      <text:p text:style-name="Text_20_body"><text:span text:style-name="Style1">1928 · </text:span><text:span text:style-name="Style2">موسیقی‌دان · </text:span><text:span text:style-name="Style3">musiqidān · </text:span><text:span text:style-name="Style4">Musiker(in f) m · </text:span><text:span text:style-name="Style5">musician · </text:span><text:span text:style-name="Style6">музыкант · </text:span><text:span text:style-name="Style7">Музыкант (в f) м</text:span></text:p>
      <text:p text:style-name="Text_20_body"><text:span text:style-name="Style1">1929 · </text:span><text:span text:style-name="Style2">نوازندگی · </text:span><text:span text:style-name="Style3">navāzandegi · </text:span><text:span text:style-name="Style4">musikalisches Können · </text:span><text:span text:style-name="Style5">musicianship · </text:span><text:span text:style-name="Style6">музыкальность · </text:span><text:span text:style-name="Style7">музыкальная способность</text:span></text:p>
      <text:p text:style-name="Text_20_body"><text:span text:style-name="Style1">1930 · </text:span><text:span text:style-name="Style2">نزد · </text:span><text:span text:style-name="Style3">nazd-e · </text:span><text:span text:style-name="Style4">bei · </text:span><text:span text:style-name="Style5">at · </text:span><text:span text:style-name="Style6">в · </text:span><text:span text:style-name="Style7">в</text:span></text:p>
      <text:p text:style-name="Text_20_body"><text:span text:style-name="Style1">1931 · </text:span><text:span text:style-name="Style2">نیمه تاریخی · </text:span><text:span text:style-name="Style3">nimetārixi · </text:span><text:span text:style-name="Style4">halbhistorisch · </text:span><text:span text:style-name="Style5">half historic · </text:span><text:span text:style-name="Style6">половина исторического · </text:span><text:span text:style-name="Style7">половина исторической</text:span></text:p>
      <text:p text:style-name="Text_20_body"><text:span text:style-name="Style1">1932 · </text:span><text:span text:style-name="Style2">پاکت نامه · </text:span><text:span text:style-name="Style3">pākat-e nāme · </text:span><text:span text:style-name="Style4">Briefumschlag m · </text:span><text:span text:style-name="Style5">envelope · </text:span><text:span text:style-name="Style6">конверт · </text:span><text:span text:style-name="Style7">Конверт m</text:span></text:p>
      <text:p text:style-name="Text_20_body"><text:span text:style-name="Style1">1933 · </text:span><text:span text:style-name="Style2">پی‌س رفت · </text:span><text:span text:style-name="Style3">pišraft · </text:span><text:span text:style-name="Style4">Fortschritt m · </text:span><text:span text:style-name="Style5">progress · </text:span><text:span text:style-name="Style6">прогресс · </text:span><text:span text:style-name="Style7">Прогресс m</text:span></text:p>
      <text:p text:style-name="Text_20_body"><text:span text:style-name="Style1">1934 · </text:span><text:span text:style-name="Style2">پوست · </text:span><text:span text:style-name="Style3">post · </text:span><text:span text:style-name="Style4">Post f · </text:span><text:span text:style-name="Style5">post · </text:span><text:span text:style-name="Style6">после · </text:span><text:span text:style-name="Style7">Сообщение f</text:span></text:p>
      <text:p text:style-name="Text_20_body"><text:span text:style-name="Style1">1935 · </text:span><text:span text:style-name="Style2">پست-ا سفارشی · </text:span><text:span text:style-name="Style3">post-e sefāreši · </text:span><text:span text:style-name="Style4">Post per einschreiben · </text:span><text:span text:style-name="Style5">registered mail · </text:span><text:span text:style-name="Style6">заказная почта · </text:span><text:span text:style-name="Style7">Регистрация по почте</text:span></text:p>
      <text:p text:style-name="Text_20_body"><text:span text:style-name="Style1">1936 · </text:span><text:span text:style-name="Style2">قابلمه · </text:span><text:span text:style-name="Style3">qāblame · </text:span><text:span text:style-name="Style4">Topf m · </text:span><text:span text:style-name="Style5">pot · </text:span><text:span text:style-name="Style6">горшок · </text:span><text:span text:style-name="Style7">Горшок м</text:span></text:p>
      <text:p text:style-name="Text_20_body"><text:span text:style-name="Style1">1937 · </text:span><text:span text:style-name="Style2">قالب · </text:span><text:span text:style-name="Style3">qāleb · </text:span><text:span text:style-name="Style4">Form f; Gussform f; Format n · </text:span><text:span text:style-name="Style5">form; template; format · </text:span><text:span text:style-name="Style6">форма; шаблон; формат · </text:span><text:span text:style-name="Style7">Форма f; Mold f; Формат n</text:span></text:p>
      <text:p text:style-name="Text_20_body"><text:span text:style-name="Style1">1938 · </text:span><text:span text:style-name="Style2">غم · </text:span><text:span text:style-name="Style3">qam · </text:span><text:span text:style-name="Style4">Trauer f; Kummer m; Leid n · </text:span><text:span text:style-name="Style5">sadness; sorrow; grief · </text:span><text:span text:style-name="Style6">печаль; печаль; горе · </text:span><text:span text:style-name="Style7">Траур f; Горе м; Печаль n</text:span></text:p>
      <text:p text:style-name="Text_20_body"><text:span text:style-name="Style1">1939 · </text:span><text:span text:style-name="Style2">رنج بردن (بار) · </text:span><text:span text:style-name="Style3">ranj bordan (bar) · </text:span><text:span text:style-name="Style4">leiden · </text:span><text:span text:style-name="Style5">suffer · </text:span><text:span text:style-name="Style6">страдать · </text:span><text:span text:style-name="Style7">страдать</text:span></text:p>
      <text:p text:style-name="Text_20_body"><text:span text:style-name="Style1">1940 · </text:span><text:span text:style-name="Style2">سعدی · </text:span><text:span text:style-name="Style3">šādi · </text:span><text:span text:style-name="Style4">Freude f · </text:span><text:span text:style-name="Style5">happiness; joy · </text:span><text:span text:style-name="Style6">счастье; радость · </text:span><text:span text:style-name="Style7">Радость f</text:span></text:p>
      <text:p text:style-name="Text_20_body"><text:span text:style-name="Style1">1941 · </text:span><text:span text:style-name="Style2">ساکت · </text:span><text:span text:style-name="Style3">sāket · </text:span><text:span text:style-name="Style4">leise; ruhig; still · </text:span><text:span text:style-name="Style5">silent; quiet · </text:span><text:span text:style-name="Style6">молчать; тихий · </text:span><text:span text:style-name="Style7">тихо; тихо; еще</text:span></text:p>
      <text:p text:style-name="Text_20_body"><text:span text:style-name="Style1">1942 · </text:span><text:span text:style-name="Style2">صندوقه پوست · </text:span><text:span text:style-name="Style3">sandoq-e post · </text:span><text:span text:style-name="Style4">Briefkasten m · </text:span><text:span text:style-name="Style5">mailbox; postbox · </text:span><text:span text:style-name="Style6">почтовый ящик; почтовый ящик · </text:span><text:span text:style-name="Style7">Почтовый ящик m</text:span></text:p>
      <text:p text:style-name="Text_20_body"><text:span text:style-name="Style1">1943 · </text:span><text:span text:style-name="Style2">شریک · </text:span><text:span text:style-name="Style3">šarik · </text:span><text:span text:style-name="Style4">Partner m · </text:span><text:span text:style-name="Style5">partner · </text:span><text:span text:style-name="Style6">партнер · </text:span><text:span text:style-name="Style7">Партнер m</text:span></text:p>
      <text:p text:style-name="Text_20_body"><text:span text:style-name="Style1">1944 · </text:span><text:span text:style-name="Style2">سخ سی‌ات · </text:span><text:span text:style-name="Style3">šaxsiyat · </text:span><text:span text:style-name="Style4">Charakter m; Figur f; Persönlichkeit f · </text:span><text:span text:style-name="Style5">character; figure; personality · </text:span><text:span text:style-name="Style6">характер; рисунок; личность · </text:span><text:span text:style-name="Style7">Символ m; Рисунок f; Личность f</text:span></text:p>
      <text:p text:style-name="Text_20_body"><text:span text:style-name="Style1">1945 · </text:span><text:span text:style-name="Style2">ساز · </text:span><text:span text:style-name="Style3">sāz · </text:span><text:span text:style-name="Style4">Instrument n; Musikinstrument n · </text:span><text:span text:style-name="Style5">musical instrument · </text:span><text:span text:style-name="Style6">музыкальный инструмент · </text:span><text:span text:style-name="Style7">Инструмент n; Музыкальный инструмент n</text:span></text:p>
      <text:p text:style-name="Text_20_body"><text:span text:style-name="Style1">1946 · </text:span><text:span text:style-name="Style2">سری · </text:span><text:span text:style-name="Style3">seri · </text:span><text:span text:style-name="Style4">Serie f · </text:span><text:span text:style-name="Style5">series · </text:span><text:span text:style-name="Style6">серия · </text:span><text:span text:style-name="Style7">Серия f</text:span></text:p>
      <text:p text:style-name="Text_20_body"><text:span text:style-name="Style1">1947 · </text:span><text:span text:style-name="Style2">سراینده · </text:span><text:span text:style-name="Style3">sorāyande · </text:span><text:span text:style-name="Style4">Dichter m · </text:span><text:span text:style-name="Style5">poet · </text:span><text:span text:style-name="Style6">поэт · </text:span><text:span text:style-name="Style7">Поэт м</text:span></text:p>
      <text:p text:style-name="Text_20_body"><text:span text:style-name="Style1">1948 · </text:span><text:span text:style-name="Style2">سرودن (سرا) · </text:span><text:span text:style-name="Style3">sorudan (sorā) · </text:span><text:span text:style-name="Style4">dichten; singen · </text:span><text:span text:style-name="Style5">compose; sing · </text:span><text:span text:style-name="Style6">компоновать; петь · </text:span><text:span text:style-name="Style7">плотный; петь</text:span></text:p>
      <text:p text:style-name="Text_20_body"><text:span text:style-name="Style1">1949 · </text:span><text:span text:style-name="Style2">ته ط تاثیر قرار گرفتن (گیر) · </text:span><text:span text:style-name="Style3">taht-e ta’sir qarār gereftan (gir) <text:s/>· </text:span><text:span text:style-name="Style4">beeindruckt werden; beinflusst werden · </text:span><text:span text:style-name="Style5">beaffected; be impressed; be influenced · </text:span><text:span text:style-name="Style6">beaffected; быть впечатленным; оказывать влияние · </text:span><text:span text:style-name="Style7">быть впечатленным; оказывать влияние</text:span></text:p>
      <text:p text:style-name="Text_20_body"><text:span text:style-name="Style1">1950 · </text:span><text:span text:style-name="Style2">تحویل دادن (د) · </text:span><text:span text:style-name="Style3">tahvil dādan (deh) · </text:span><text:span text:style-name="Style4">liefern; übergeben; abgeben · </text:span><text:span text:style-name="Style5">deliver; hand over · </text:span><text:span text:style-name="Style6">доставить; сдавать · </text:span><text:span text:style-name="Style7">питания; прошло; отпуск</text:span></text:p>
      <text:p text:style-name="Text_20_body"><text:span text:style-name="Style1">1951 · </text:span><text:span text:style-name="Style2">تمبر <text:s/>· </text:span><text:span text:style-name="Style3">tambr · </text:span><text:span text:style-name="Style4">Briefmarke f · </text:span><text:span text:style-name="Style5">stamp · </text:span><text:span text:style-name="Style6">печать · </text:span><text:span text:style-name="Style7">Печать f</text:span></text:p>
      <text:p text:style-name="Text_20_body"><text:span text:style-name="Style1">1952 · </text:span><text:span text:style-name="Style2">تسلط · </text:span><text:span text:style-name="Style3">tasallot · </text:span><text:span text:style-name="Style4">Herrschaft f · </text:span><text:span text:style-name="Style5">mastery; domination · </text:span><text:span text:style-name="Style6">мастерство; доминирование · </text:span><text:span text:style-name="Style7">Reign f</text:span></text:p>
      <text:p text:style-name="Text_20_body"><text:span text:style-name="Style1">1953 · </text:span><text:span text:style-name="Style2">تصمیم گرفتن (گیر) · </text:span><text:span text:style-name="Style3">tasmim gereftan (gir) · </text:span><text:span text:style-name="Style4">entscheiden; entschließen · </text:span><text:span text:style-name="Style5">decide · </text:span><text:span text:style-name="Style6">решить · </text:span><text:span text:style-name="Style7">принять решение; решить</text:span></text:p>
      <text:p text:style-name="Text_20_body"><text:span text:style-name="Style1">1954 · </text:span><text:span text:style-name="Style2">تور · </text:span><text:span text:style-name="Style3">towr · </text:span><text:span text:style-name="Style4">Weise f · </text:span><text:span text:style-name="Style5">manner; way · </text:span><text:span text:style-name="Style6">образом; путь · </text:span><text:span text:style-name="Style7">Путь f</text:span></text:p>
      <text:p text:style-name="Text_20_body"><text:span text:style-name="Style1">1955 · </text:span><text:span text:style-name="Style2">وامدار بودن (هست، بس) · </text:span><text:span text:style-name="Style3">vāmdār budan (hast, bāš) · </text:span><text:span text:style-name="Style4">verdanken; in der Schuld stehen · </text:span><text:span text:style-name="Style5">owe a debt · </text:span><text:span text:style-name="Style6">задолжал долг · </text:span><text:span text:style-name="Style7">спасибо; быть в долгу</text:span></text:p>
      <text:p text:style-name="Text_20_body"><text:span text:style-name="Style1">1956 · </text:span><text:span text:style-name="Style2">وعظ · </text:span><text:span text:style-name="Style3">vāzeh · </text:span><text:span text:style-name="Style4">deutlich; klar · </text:span><text:span text:style-name="Style5">clearly; clear · </text:span><text:span text:style-name="Style6">ясно; ясно · </text:span><text:span text:style-name="Style7">ясно; ясно</text:span></text:p>
      <text:p text:style-name="Text_20_body"><text:span text:style-name="Style1">1957 · </text:span><text:span text:style-name="Style2">خوابیدن (خواب) · </text:span><text:span text:style-name="Style3">xābidan (xāb) · </text:span><text:span text:style-name="Style4">schlafen · </text:span><text:span text:style-name="Style5">sleep · </text:span><text:span text:style-name="Style6">сон · </text:span><text:span text:style-name="Style7">сон</text:span></text:p>
      <text:p text:style-name="Text_20_body"><text:span text:style-name="Style1">1958 · </text:span><text:span text:style-name="Style2">خشمگین · </text:span><text:span text:style-name="Style3">xašmgin · </text:span><text:span text:style-name="Style4">wütend; zornig · </text:span><text:span text:style-name="Style5">angry · </text:span><text:span text:style-name="Style6">гневный · </text:span><text:span text:style-name="Style7">сердит; гневный</text:span></text:p>
      <text:p text:style-name="Text_20_body"><text:span text:style-name="Style1">1959 · </text:span><text:span text:style-name="Style2">یک‌خرده · </text:span><text:span text:style-name="Style3">yekxorde · </text:span><text:span text:style-name="Style4">ein bisschen · </text:span><text:span text:style-name="Style5">a bit; a little · </text:span><text:span text:style-name="Style6">немного; немного · </text:span><text:span text:style-name="Style7">немного</text:span></text:p>
      <text:p text:style-name="Text_20_body"><text:span text:style-name="Style1">1960 · </text:span><text:span text:style-name="Style2">ذره‌بین · </text:span><text:span text:style-name="Style3">zarrebin · </text:span><text:span text:style-name="Style4">Lupe f · </text:span><text:span text:style-name="Style5">magnifying glass · </text:span><text:span text:style-name="Style6">увеличительное стекло · </text:span><text:span text:style-name="Style7">Увеличительное стекло f</text:span></text:p>
      <text:p text:style-name="Text_20_body"><text:span text:style-name="Style1">1961 · </text:span><text:span text:style-name="Style2">ذق زاده · </text:span><text:span text:style-name="Style3">zowqzade · </text:span><text:span text:style-name="Style4">freudig erregt; freudig aufge‐ regt · </text:span><text:span text:style-name="Style5">excited; joyful · </text:span><text:span text:style-name="Style6">возбужден; радостный · </text:span><text:span text:style-name="Style7">восторженный от радости; счастливо возбужден</text:span></text:p>
      <text:p text:style-name="Text_20_body"><text:span text:style-name="Style1">1962 · </text:span><text:span text:style-name="Style2">درس · </text:span><text:span text:style-name="Style3">Dars-e · </text:span><text:span text:style-name="Style4">20 · </text:span><text:span text:style-name="Style5">20 · </text:span><text:span text:style-name="Style6">20 · </text:span><text:span text:style-name="Style7">20</text:span></text:p>
      <text:p text:style-name="Text_20_body"><text:span text:style-name="Style1">1963 · </text:span><text:span text:style-name="Style2">اثر · </text:span><text:span text:style-name="Style3">a’sār · </text:span><text:span text:style-name="Style4">Zeitalter pl · </text:span><text:span text:style-name="Style5">ages · </text:span><text:span text:style-name="Style6">возраст · </text:span><text:span text:style-name="Style7">Возраст pl</text:span></text:p>
      <text:p text:style-name="Text_20_body"><text:span text:style-name="Style1">1964 · </text:span><text:span text:style-name="Style2">الگوریتم · </text:span><text:span text:style-name="Style3">ālgoritm · </text:span><text:span text:style-name="Style4">Algorithmus m · </text:span><text:span text:style-name="Style5">algorithm · </text:span><text:span text:style-name="Style6">алгоритм · </text:span><text:span text:style-name="Style7">Алгоритм m</text:span></text:p>
      <text:p text:style-name="Text_20_body"><text:span text:style-name="Style1">1965 · </text:span><text:span text:style-name="Style2">الکل · </text:span><text:span text:style-name="Style3">alkol · </text:span><text:span text:style-name="Style4">Alkohol m · </text:span><text:span text:style-name="Style5">alcohol · </text:span><text:span text:style-name="Style6">алкоголь · </text:span><text:span text:style-name="Style7">Алкоголь м</text:span></text:p>
      <text:p text:style-name="Text_20_body"><text:span text:style-name="Style1">1966 · </text:span><text:span text:style-name="Style2">اندیس · </text:span><text:span text:style-name="Style3">andiše · </text:span><text:span text:style-name="Style4">Gedanke m; Idee f · </text:span><text:span text:style-name="Style5">thought; idea · </text:span><text:span text:style-name="Style6">мысль; идея · </text:span><text:span text:style-name="Style7">Мысль м; Идея f</text:span></text:p>
      <text:p text:style-name="Text_20_body"><text:span text:style-name="Style1">1967 · </text:span><text:span text:style-name="Style2">عرض · </text:span><text:span text:style-name="Style3">arz · </text:span><text:span text:style-name="Style4">Breite f; Weite; Devisen f · </text:span><text:span text:style-name="Style5">width; breadth; foreign currency · </text:span><text:span text:style-name="Style6">ширина; широта; иностранная валюта · </text:span><text:span text:style-name="Style7">Ширина f; ширина; Валюта f</text:span></text:p>
      <text:p text:style-name="Text_20_body"><text:span text:style-name="Style1">1968 · </text:span><text:span text:style-name="Style2">عرضه‌‌س · </text:span><text:span text:style-name="Style3">arzeš · </text:span><text:span text:style-name="Style4">Wert m; Preis m · </text:span><text:span text:style-name="Style5">value; price · </text:span><text:span text:style-name="Style6">значение; цена · </text:span><text:span text:style-name="Style7">Значение m; Цена m</text:span></text:p>
      <text:p text:style-name="Text_20_body"><text:span text:style-name="Style1">1969 · </text:span><text:span text:style-name="Style2">اسید · </text:span><text:span text:style-name="Style3">asid · </text:span><text:span text:style-name="Style4">Säure f · </text:span><text:span text:style-name="Style5">acid · </text:span><text:span text:style-name="Style6">кислота · </text:span><text:span text:style-name="Style7">Кислота f</text:span></text:p>
      <text:p text:style-name="Text_20_body"><text:span text:style-name="Style1">1970 · </text:span><text:span text:style-name="Style2">از میانه · </text:span><text:span text:style-name="Style3">az miyān-e · </text:span><text:span text:style-name="Style4">durch; unter · </text:span><text:span text:style-name="Style5">through; among · </text:span><text:span text:style-name="Style6">через; среди · </text:span><text:span text:style-name="Style7">по; ниже</text:span></text:p>
      <text:p text:style-name="Text_20_body"><text:span text:style-name="Style1">1971 · </text:span><text:span text:style-name="Style2">بدی · </text:span><text:span text:style-name="Style3">ba’di · </text:span><text:span text:style-name="Style4">nächste; nachfolgende; spätere · </text:span><text:span text:style-name="Style5">next; subsequent; further · </text:span><text:span text:style-name="Style6">рядом; </text:span><text:soft-page-break/><text:span text:style-name="Style6">последующий; далее · </text:span><text:span text:style-name="Style7">рядом; следующее; последний</text:span></text:p>
      <text:p text:style-name="Text_20_body"><text:span text:style-name="Style1">1972 · </text:span><text:span text:style-name="Style2">بابا · </text:span><text:span text:style-name="Style3">bābā · </text:span><text:span text:style-name="Style4">Papa m · </text:span><text:span text:style-name="Style5">daddy · </text:span><text:span text:style-name="Style6">папа · </text:span><text:span text:style-name="Style7">Папа м</text:span></text:p>
      <text:p text:style-name="Text_20_body"><text:span text:style-name="Style1">1973 · </text:span><text:span text:style-name="Style2">باجه · </text:span><text:span text:style-name="Style3">bāje · </text:span><text:span text:style-name="Style4">Schalter m · </text:span><text:span text:style-name="Style5">counter · </text:span><text:span text:style-name="Style6">счетчик · </text:span><text:span text:style-name="Style7">Переключатель m</text:span></text:p>
      <text:p text:style-name="Text_20_body"><text:span text:style-name="Style1">1974 · </text:span><text:span text:style-name="Style2">بالا رفتن (رو، رو) · </text:span><text:span text:style-name="Style3">bālā raftan (rav, row) · </text:span><text:span text:style-name="Style4">steigen; aufsteigen; klettern · </text:span><text:span text:style-name="Style5">rise; ascend; climb · </text:span><text:span text:style-name="Style6">расти; восходить; восхождение · </text:span><text:span text:style-name="Style7">расти; восходить; восхождение</text:span></text:p>
      <text:p text:style-name="Text_20_body"><text:span text:style-name="Style1">1975 · </text:span><text:span text:style-name="Style2">بانک · </text:span><text:span text:style-name="Style3">bānk · </text:span><text:span text:style-name="Style4">Bank f · </text:span><text:span text:style-name="Style5">bank · </text:span><text:span text:style-name="Style6">банк · </text:span><text:span text:style-name="Style7">Банк f</text:span></text:p>
      <text:p text:style-name="Text_20_body"><text:span text:style-name="Style1">1976 · </text:span><text:span text:style-name="Style2">بار جای گوز آستان (گذار) · </text:span><text:span text:style-name="Style3">barjāy gozāštan (gozār) · </text:span><text:span text:style-name="Style4">hinterlassen · </text:span><text:span text:style-name="Style5">leave · </text:span><text:span text:style-name="Style6">отпуск · </text:span><text:span text:style-name="Style7">отпуск</text:span></text:p>
      <text:p text:style-name="Text_20_body"><text:span text:style-name="Style1">1977 · </text:span><text:span text:style-name="Style2">بیان کردن (کن) · </text:span><text:span text:style-name="Style3">bayān kardan (kon) · </text:span><text:span text:style-name="Style4">ausdrücken; äußern · </text:span><text:span text:style-name="Style5">express; say · </text:span><text:span text:style-name="Style6">выразить; сказать · </text:span><text:span text:style-name="Style7">выразить; экспресс</text:span></text:p>
      <text:p text:style-name="Text_20_body"><text:span text:style-name="Style1">1978 · </text:span><text:span text:style-name="Style2">چک‌پول · </text:span><text:span text:style-name="Style3">cekpul · </text:span><text:span text:style-name="Style4">Reisescheck m · </text:span><text:span text:style-name="Style5">traveler’s check · </text:span><text:span text:style-name="Style6">дорожный чек · </text:span><text:span text:style-name="Style7">Проверка путешественника m</text:span></text:p>
      <text:p text:style-name="Text_20_body"><text:span text:style-name="Style1">1979 · </text:span><text:span text:style-name="Style2">دانه‌‌س · </text:span><text:span text:style-name="Style3">dāneš · </text:span><text:span text:style-name="Style4">Wissen n; Wissenschaft f · </text:span><text:span text:style-name="Style5">knowledge; science · </text:span><text:span text:style-name="Style6">знания; наука · </text:span><text:span text:style-name="Style7">Знание n; Наука f</text:span></text:p>
      <text:p text:style-name="Text_20_body"><text:span text:style-name="Style1">1980 · </text:span><text:span text:style-name="Style2">دانه‌‌س نامه · </text:span><text:span text:style-name="Style3">dānešnāme · </text:span><text:span text:style-name="Style4">Enzyklopädie f · </text:span><text:span text:style-name="Style5">encyclopedia · </text:span><text:span text:style-name="Style6">энциклопедия · </text:span><text:span text:style-name="Style7">Энциклопедия f</text:span></text:p>
      <text:p text:style-name="Text_20_body"><text:span text:style-name="Style1">1981 · </text:span><text:span text:style-name="Style2">دقیق · </text:span><text:span text:style-name="Style3">daqiq · </text:span><text:span text:style-name="Style4">exakt; genau; gründlich · </text:span><text:span text:style-name="Style5">exact; accurate · </text:span><text:span text:style-name="Style6">точный; точный · </text:span><text:span text:style-name="Style7">точно; точно; тщательно</text:span></text:p>
      <text:p text:style-name="Text_20_body"><text:span text:style-name="Style1">1982 · </text:span><text:span text:style-name="Style2">دست‌به‌کار سودان (ساو، سو) · </text:span><text:span text:style-name="Style3">dastbekār šodan (šav, šow) <text:s/>· </text:span><text:span text:style-name="Style4">mit der Arbeit beginnen · </text:span><text:span text:style-name="Style5">startworking · </text:span><text:span text:style-name="Style6">startworking · </text:span><text:span text:style-name="Style7">начать работу</text:span></text:p>
      <text:p text:style-name="Text_20_body"><text:span text:style-name="Style1">1983 · </text:span><text:span text:style-name="Style2">دست‌کمت · </text:span><text:span text:style-name="Style3">dastekam-at · </text:span><text:span text:style-name="Style4">zumindest; mindestens; immerhin · </text:span><text:span text:style-name="Style5">least; after all · </text:span><text:span text:style-name="Style6">как минимум; в конце концов · </text:span><text:span text:style-name="Style7">по меньшей мере; по меньшей мере; в конце концов</text:span></text:p>
      <text:p text:style-name="Text_20_body"><text:span text:style-name="Style1">1984 · </text:span><text:span text:style-name="Style2">علم · </text:span><text:span text:style-name="Style3">elm · </text:span><text:span text:style-name="Style4">Wissen n; Wissenschaft f · </text:span><text:span text:style-name="Style5">knowledge; science · </text:span><text:span text:style-name="Style6">знания; наука · </text:span><text:span text:style-name="Style7">Знание n; Наука f</text:span></text:p>
      <text:p text:style-name="Text_20_body"><text:span text:style-name="Style1">1985 · </text:span><text:span text:style-name="Style2">امروزی · </text:span><text:span text:style-name="Style3">emruzi · </text:span><text:span text:style-name="Style4">heutig; modern · </text:span><text:span text:style-name="Style5">modern · </text:span><text:span text:style-name="Style6">современный · </text:span><text:span text:style-name="Style7">современный; современный</text:span></text:p>
      <text:p text:style-name="Text_20_body"><text:span text:style-name="Style1">1986 · </text:span><text:span text:style-name="Style2">انتظار · </text:span><text:span text:style-name="Style3">entezār · </text:span><text:span text:style-name="Style4">Erwartung f; Warten n · </text:span><text:span text:style-name="Style5">expectation; waiting · </text:span><text:span text:style-name="Style6">ожидание; ожидание · </text:span><text:span text:style-name="Style7">Ожидание f; Подождите n</text:span></text:p>
      <text:p text:style-name="Text_20_body"><text:span text:style-name="Style1">1987 · </text:span><text:span text:style-name="Style2">اسکناس · </text:span><text:span text:style-name="Style3">eskenās · </text:span><text:span text:style-name="Style4">Banknote f; Geldschein m; Schein m · </text:span><text:span text:style-name="Style5">banknote; bill; paper money · </text:span><text:span text:style-name="Style6">банкнота; вексель; бумажные деньги · </text:span><text:span text:style-name="Style7">Банкнота f; Банкнота m; Примечание m</text:span></text:p>
      <text:p text:style-name="Text_20_body"><text:span text:style-name="Style1">1988 · </text:span><text:span text:style-name="Style2">اصلاح · </text:span><text:span text:style-name="Style3">eslāh · </text:span><text:span text:style-name="Style4">Korrektur f; Berichtigung f · </text:span><text:span text:style-name="Style5">correction · </text:span><text:span text:style-name="Style6">коррекция · </text:span><text:span text:style-name="Style7">Коррекция f; Коррекция f</text:span></text:p>
      <text:p text:style-name="Text_20_body"><text:span text:style-name="Style1">1989 · </text:span><text:span text:style-name="Style2">اتفاقی · </text:span><text:span text:style-name="Style3">ettefāqi · </text:span><text:span text:style-name="Style4">zufällig · </text:span><text:span text:style-name="Style5">accidental · </text:span><text:span text:style-name="Style6">случайный · </text:span><text:span text:style-name="Style7">совпадению</text:span></text:p>
      <text:p text:style-name="Text_20_body"><text:span text:style-name="Style1">1990 · </text:span><text:span text:style-name="Style2">فلسفی · </text:span><text:span text:style-name="Style3">falsafi · </text:span><text:span text:style-name="Style4">philosophisch · </text:span><text:span text:style-name="Style5">philosophical · </text:span><text:span text:style-name="Style6">философский · </text:span><text:span text:style-name="Style7">философский</text:span></text:p>
      <text:p text:style-name="Text_20_body"><text:span text:style-name="Style1">1991 · </text:span><text:span text:style-name="Style2">گه سماری · </text:span><text:span text:style-name="Style3">gāhšomāri · </text:span><text:span text:style-name="Style4">Kalender m; Zeitrechnung f · </text:span><text:span text:style-name="Style5">calendar; calculation of times · </text:span><text:span text:style-name="Style6">календарь; расчет времени · </text:span><text:span text:style-name="Style7">Календарь m; Расчет времени f</text:span></text:p>
      <text:p text:style-name="Text_20_body"><text:span text:style-name="Style1">1992 · </text:span><text:span text:style-name="Style2">گوز استه · </text:span><text:span text:style-name="Style3">gozāšte · </text:span><text:span text:style-name="Style4">Vergangenheit f; vergangen · </text:span><text:span text:style-name="Style5">past; ago · </text:span><text:span text:style-name="Style6">прошлое; назад · </text:span><text:span text:style-name="Style7">Прошлое f; прошлое</text:span></text:p>
      <text:p text:style-name="Text_20_body"><text:span text:style-name="Style1">1993 · </text:span><text:span text:style-name="Style2">گوگرد · </text:span><text:span text:style-name="Style3">gugerd · </text:span><text:span text:style-name="Style4">Schwefel m · </text:span><text:span text:style-name="Style5">brimstone · </text:span><text:span text:style-name="Style6">сера · </text:span><text:span text:style-name="Style7">Сера m</text:span></text:p>
      <text:p text:style-name="Text_20_body"><text:span text:style-name="Style1">1994 · </text:span><text:span text:style-name="Style2">حکیمانه · </text:span><text:span text:style-name="Style3">hakimāne · </text:span><text:span text:style-name="Style4">weise · </text:span><text:span text:style-name="Style5">wise · </text:span><text:span text:style-name="Style6">мудрый · </text:span><text:span text:style-name="Style7">мудрый</text:span></text:p>
      <text:p text:style-name="Text_20_body"><text:span text:style-name="Style1">1995 · </text:span><text:span text:style-name="Style2">همچون · </text:span><text:span text:style-name="Style3">hamcon · </text:span><text:span text:style-name="Style4">wie · </text:span><text:span text:style-name="Style5">like · </text:span><text:span text:style-name="Style6">как · </text:span><text:span text:style-name="Style7">как</text:span></text:p>
      <text:p text:style-name="Text_20_body"><text:span text:style-name="Style1">1996 · </text:span><text:span text:style-name="Style2">حریف · </text:span><text:span text:style-name="Style3">harif · </text:span><text:span text:style-name="Style4">Gegner(in f) m; Konkurrent(in f) m; Rivale m · </text:span><text:span text:style-name="Style5">opponent; rival; competitor · </text:span><text:span text:style-name="Style6">противник; соперник; конкурент · </text:span><text:span text:style-name="Style7">Противник (в f) м; Участник (в) м; Соперник m</text:span></text:p>
      <text:p text:style-name="Text_20_body"><text:span text:style-name="Style1">1997 · </text:span><text:span text:style-name="Style2">هندی · </text:span><text:span text:style-name="Style3">hendi · </text:span><text:span text:style-name="Style4">Inder(in f) m; indisch · </text:span><text:span text:style-name="Style5">Hindi · </text:span><text:span text:style-name="Style6">хинди · </text:span><text:span text:style-name="Style7">Индийский (в) м; индийский</text:span></text:p>
      <text:p text:style-name="Text_20_body"><text:span text:style-name="Style1">1998 · </text:span><text:span text:style-name="Style2">جبر · </text:span><text:span text:style-name="Style3">jabr · </text:span><text:span text:style-name="Style4">Algebra f · </text:span><text:span text:style-name="Style5">algebra · </text:span><text:span text:style-name="Style6">алгебра · </text:span><text:span text:style-name="Style7">Алгебра f</text:span></text:p>
      <text:p text:style-name="Text_20_body"><text:span text:style-name="Style1">1999 · </text:span><text:span text:style-name="Style2">جغرافی · </text:span><text:span text:style-name="Style3">joqrāfi · </text:span><text:span text:style-name="Style4">Geographie f · </text:span><text:span text:style-name="Style5">geography · </text:span><text:span text:style-name="Style6">география · </text:span><text:span text:style-name="Style7">География f</text:span></text:p>
      <text:p text:style-name="Text_20_body"><text:span text:style-name="Style1">2000 · </text:span><text:span text:style-name="Style2">جغرافی‌دان · </text:span><text:span text:style-name="Style3">joqrāfidān · </text:span><text:span text:style-name="Style4">Geograph m · </text:span><text:span text:style-name="Style5">geographer · </text:span><text:span text:style-name="Style6">географ · </text:span><text:span text:style-name="Style7">Географ м</text:span></text:p>
      <text:p text:style-name="Text_20_body"><text:span text:style-name="Style1">2001 · </text:span><text:span text:style-name="Style2">جو هر · </text:span><text:span text:style-name="Style3">jowhar · </text:span><text:span text:style-name="Style4">Essenz f; Säure f; Tinte f · </text:span><text:span text:style-name="Style5">substance; ink; acid · </text:span><text:span text:style-name="Style6">вещество; чернила; кислота · </text:span><text:span text:style-name="Style7">Сущность f; Кислота f; Чернила f</text:span></text:p>
      <text:p text:style-name="Text_20_body"><text:span text:style-name="Style1">2002 · </text:span><text:span text:style-name="Style2">کسف · </text:span><text:span text:style-name="Style3">kašf · </text:span><text:span text:style-name="Style4">Entdeckung f · </text:span><text:span text:style-name="Style5">discovery · </text:span><text:span text:style-name="Style6">открытие · </text:span><text:span text:style-name="Style7">Открытие f</text:span></text:p>
      <text:p text:style-name="Text_20_body"><text:span text:style-name="Style1">2003 · </text:span><text:span text:style-name="Style2">کسف کردن (کن) · </text:span><text:span text:style-name="Style3">kašf kardan (kon) <text:s/>· </text:span><text:span text:style-name="Style4">entdecken; herauszufinden · </text:span><text:span text:style-name="Style5">discover; find out;figure out · </text:span><text:span text:style-name="Style6">обнаружить; выяснить, выяснить · </text:span><text:span text:style-name="Style7">обнаружить; из</text:span></text:p>
      <text:p text:style-name="Text_20_body"><text:span text:style-name="Style1">2004 · </text:span><text:span text:style-name="Style2">کلا · </text:span><text:span text:style-name="Style3">kollan · </text:span><text:span text:style-name="Style4">generell; völlig; gänzlich · </text:span><text:span text:style-name="Style5">generally; totally; entirely · </text:span><text:span text:style-name="Style6">в целом; полностью; полностью · </text:span><text:span text:style-name="Style7">в целом; полностью; полностью</text:span></text:p>
      <text:p text:style-name="Text_20_body"><text:span text:style-name="Style1">2005 · </text:span><text:span text:style-name="Style2">لحظه · </text:span><text:span text:style-name="Style3">lahze · </text:span><text:span text:style-name="Style4">Moment m · </text:span><text:span text:style-name="Style5">moment · </text:span><text:span text:style-name="Style6">момент · </text:span><text:span text:style-name="Style7">Момент m</text:span></text:p>
      <text:p text:style-name="Text_20_body"><text:span text:style-name="Style1">2006 · </text:span><text:span text:style-name="Style2">لرزیدن (لرز) · </text:span><text:span text:style-name="Style3">larzidan (larz) · </text:span><text:span text:style-name="Style4">zittern · </text:span><text:span text:style-name="Style5">shiver · </text:span><text:span text:style-name="Style6">дрожать · </text:span><text:span text:style-name="Style7">дрожать</text:span></text:p>
      <text:p text:style-name="Text_20_body"><text:span text:style-name="Style1">2007 · </text:span><text:span text:style-name="Style2">لاتین · </text:span><text:span text:style-name="Style3">Lātin · </text:span><text:span text:style-name="Style4">Latein n · </text:span><text:span text:style-name="Style5">Latin · </text:span><text:span text:style-name="Style6">латынь · </text:span><text:span text:style-name="Style7">Латинский n</text:span></text:p>
      <text:p text:style-name="Text_20_body"><text:span text:style-name="Style1">2008 · </text:span><text:span text:style-name="Style2">لگاریتم · </text:span><text:span text:style-name="Style3">logāritm · </text:span><text:span text:style-name="Style4">Logarithmus m · </text:span><text:span text:style-name="Style5">logarithm · </text:span><text:span text:style-name="Style6">логарифм · </text:span><text:span text:style-name="Style7">Логарифм m</text:span></text:p>
      <text:p text:style-name="Text_20_body"><text:span text:style-name="Style1">2009 · </text:span><text:span text:style-name="Style2">معدن س اناثی · </text:span><text:span text:style-name="Style3">ma’danšenāsi · </text:span><text:span text:style-name="Style4">Mineralogie f · </text:span><text:span text:style-name="Style5">mineralogy · </text:span><text:span text:style-name="Style6">минералогия · </text:span><text:span text:style-name="Style7">Минералогия f</text:span></text:p>
      <text:p text:style-name="Text_20_body"><text:span text:style-name="Style1">2010 · </text:span><text:span text:style-name="Style2">مفاهیم · </text:span><text:span text:style-name="Style3">mafāhim · </text:span><text:span text:style-name="Style4">Konzepte pl · </text:span><text:span text:style-name="Style5">concepts · </text:span><text:span text:style-name="Style6">концепции · </text:span><text:span text:style-name="Style7">Понятия pl</text:span></text:p>
      <text:p text:style-name="Text_20_body"><text:span text:style-name="Style1">2011 · </text:span><text:span text:style-name="Style2">مهد · </text:span><text:span text:style-name="Style3">mahd · </text:span><text:span text:style-name="Style4">Wiege f · </text:span><text:span text:style-name="Style5">cradle · </text:span><text:span text:style-name="Style6">колыбель · </text:span><text:span text:style-name="Style7">Колыбель f</text:span></text:p>
      <text:p text:style-name="Text_20_body"><text:span text:style-name="Style1">2012 · </text:span><text:span text:style-name="Style2">م یار · </text:span><text:span text:style-name="Style3">me’yār · </text:span><text:span text:style-name="Style4">Standard m; Kriterium n · </text:span><text:span text:style-name="Style5">standard; criterion · </text:span><text:span text:style-name="Style6">стандарт; критерий · </text:span><text:span text:style-name="Style7">Стандарт m; Критерий n</text:span></text:p>
      <text:p text:style-name="Text_20_body"><text:span text:style-name="Style1">2013 · </text:span><text:span text:style-name="Style2">منتظر سودان (ساو، سو) · </text:span><text:span text:style-name="Style3">montazer šodan (šav, šow) · </text:span><text:span text:style-name="Style4">warten; abwarten · </text:span><text:span text:style-name="Style5">wait; await · </text:span><text:span text:style-name="Style6">ждать; ожидая · </text:span><text:span text:style-name="Style7">ждать; ждать</text:span></text:p>
      <text:p text:style-name="Text_20_body"><text:span text:style-name="Style1">2014 · </text:span><text:span text:style-name="Style2">موافق بودن (هست؛ بس) · </text:span><text:span text:style-name="Style3">movāfeq budan (hast; bāš) · </text:span><text:span text:style-name="Style4">zustimmen · </text:span><text:span text:style-name="Style5">agree · </text:span><text:span text:style-name="Style6">согласны · </text:span><text:span text:style-name="Style7">согласны</text:span></text:p>
      <text:p text:style-name="Text_20_body"><text:span text:style-name="Style1">2015 · </text:span><text:span text:style-name="Style2">مورخ · </text:span><text:span text:style-name="Style3">movarrex · </text:span><text:span text:style-name="Style4">Historiker m · </text:span><text:span text:style-name="Style5">historian · </text:span><text:span text:style-name="Style6">историк · </text:span><text:span text:style-name="Style7">Историк m</text:span></text:p>
      <text:p text:style-name="Text_20_body"><text:span text:style-name="Style1">2016 · </text:span><text:span text:style-name="Style2">نامیدن (نام) · </text:span><text:span text:style-name="Style3">nāmidan (nām) · </text:span><text:span text:style-name="Style4">benennen; bezeichnen; nennen · </text:span><text:span text:style-name="Style5">name; call · </text:span><text:span text:style-name="Style6">имя; вызов · </text:span><text:span text:style-name="Style7">имя; Обозначим; вызов</text:span></text:p>
      <text:p text:style-name="Text_20_body"><text:span text:style-name="Style1">2017 · </text:span><text:span text:style-name="Style2">نوابغ · </text:span><text:span text:style-name="Style3">navābeq · </text:span><text:span text:style-name="Style4">Genies pl · </text:span><text:span text:style-name="Style5">geniuses · </text:span><text:span text:style-name="Style6">гении · </text:span><text:span text:style-name="Style7">Geniuses pl</text:span></text:p>
      <text:p text:style-name="Text_20_body"><text:span text:style-name="Style1">2018 · </text:span><text:span text:style-name="Style2">نگاه کردن (کن) · </text:span><text:span text:style-name="Style3">negāh kardan (kon) · </text:span><text:span text:style-name="Style4">sehen; ansehen; anschauen; zuschauen · </text:span><text:span text:style-name="Style5">look; see; view · </text:span><text:span text:style-name="Style6">искать; см; вид · </text:span><text:span text:style-name="Style7">см; Просмотр; Просмотр; смотреть</text:span></text:p>
      <text:p text:style-name="Text_20_body"><text:soft-page-break/><text:span text:style-name="Style1">2019 · </text:span><text:span text:style-name="Style2">نرخ · </text:span><text:span text:style-name="Style3">nerx · </text:span><text:span text:style-name="Style4">Rate f; Wechselkurs m · </text:span><text:span text:style-name="Style5">rate; exchange rate · </text:span><text:span text:style-name="Style6">ставка; обменный курс · </text:span><text:span text:style-name="Style7">Скорость f; Обменный курс m</text:span></text:p>
      <text:p text:style-name="Text_20_body"><text:span text:style-name="Style1">2020 · </text:span><text:span text:style-name="Style2">نسبت دادن (د) · </text:span><text:span text:style-name="Style3">nesbat dādan (deh) · </text:span><text:span text:style-name="Style4">zuschreiben · </text:span><text:span text:style-name="Style5">ascribe; attribute · </text:span><text:span text:style-name="Style6">приписывать; атрибут · </text:span><text:span text:style-name="Style7">приписывать</text:span></text:p>
      <text:p text:style-name="Text_20_body"><text:span text:style-name="Style1">2021 · </text:span><text:span text:style-name="Style2">نزول کردن (کن) · </text:span><text:span text:style-name="Style3">nozul kardan (kon) · </text:span><text:span text:style-name="Style4">sinken · </text:span><text:span text:style-name="Style5">sink · </text:span><text:span text:style-name="Style6">ветчина · </text:span><text:span text:style-name="Style7">падение</text:span></text:p>
      <text:p text:style-name="Text_20_body"><text:span text:style-name="Style1">2022 · </text:span><text:span text:style-name="Style2">علوم · </text:span><text:span text:style-name="Style3">olum · </text:span><text:span text:style-name="Style4">Wissenschaften pl · </text:span><text:span text:style-name="Style5">sciences · </text:span><text:span text:style-name="Style6">науки · </text:span><text:span text:style-name="Style7">Науки pl</text:span></text:p>
      <text:p text:style-name="Text_20_body"><text:span text:style-name="Style1">2023 · </text:span><text:span text:style-name="Style2">پا زو‌هه‌س · </text:span><text:span text:style-name="Style3">pažuheš · </text:span><text:span text:style-name="Style4">Forschung f; Studium n; Untersuchung f · </text:span><text:span text:style-name="Style5">research; study; investigation · </text:span><text:span text:style-name="Style6">исследования; исследования; исследование · </text:span><text:span text:style-name="Style7">Исследование f; Изучение n; Исследование f</text:span></text:p>
      <text:p text:style-name="Text_20_body"><text:span text:style-name="Style1">2024 · </text:span><text:span text:style-name="Style2">پایین آمدن (آ) · </text:span><text:span text:style-name="Style3">pāyin āmadan (ā) · </text:span><text:span text:style-name="Style4">fallen; sinken; herabkommen · </text:span><text:span text:style-name="Style5">fall; sink; come down · </text:span><text:span text:style-name="Style6">падать; ветчина; спуститься · </text:span><text:span text:style-name="Style7">падать; раковина; спускаться</text:span></text:p>
      <text:p text:style-name="Text_20_body"><text:span text:style-name="Style1">2025 · </text:span><text:span text:style-name="Style2">پر · </text:span><text:span text:style-name="Style3">pur · </text:span><text:span text:style-name="Style4">Sohn m · </text:span><text:span text:style-name="Style5">son · </text:span><text:span text:style-name="Style6">сын · </text:span><text:span text:style-name="Style7">Сын м</text:span></text:p>
      <text:p text:style-name="Text_20_body"><text:span text:style-name="Style1">2026 · </text:span><text:span text:style-name="Style2">پوسیده · </text:span><text:span text:style-name="Style3">pušide · </text:span><text:span text:style-name="Style4">bedeckt; verdeckt; getragen · </text:span><text:span text:style-name="Style5">covered; covert; worn · </text:span><text:span text:style-name="Style6">покрыты; тайный; изношены · </text:span><text:span text:style-name="Style7">покрыты; скрывала; поддержанный</text:span></text:p>
      <text:p text:style-name="Text_20_body"><text:span text:style-name="Style1">2027 · </text:span><text:span text:style-name="Style2">قوی · </text:span><text:span text:style-name="Style3">qavi · </text:span><text:span text:style-name="Style4">kräftig; stark · </text:span><text:span text:style-name="Style5">strong · </text:span><text:span text:style-name="Style6">сильный · </text:span><text:span text:style-name="Style7">сильный; сильно</text:span></text:p>
      <text:p text:style-name="Text_20_body"><text:span text:style-name="Style1">2028 · </text:span><text:span text:style-name="Style2">قیمت · </text:span><text:span text:style-name="Style3">qeymat · </text:span><text:span text:style-name="Style4">Preis m; Wert m · </text:span><text:span text:style-name="Style5">price; value · </text:span><text:span text:style-name="Style6">цена; значение · </text:span><text:span text:style-name="Style7">Цена m; Значение m</text:span></text:p>
      <text:p text:style-name="Text_20_body"><text:span text:style-name="Style1">2029 · </text:span><text:span text:style-name="Style2">قرون وسطا · </text:span><text:span text:style-name="Style3">Qorun-e Vostā · </text:span><text:span text:style-name="Style4">Mittelalter n · </text:span><text:span text:style-name="Style5">Middle Ages · </text:span><text:span text:style-name="Style6">Средневековье · </text:span><text:span text:style-name="Style7">Средневековье</text:span></text:p>
      <text:p text:style-name="Text_20_body"><text:span text:style-name="Style1">2030 · </text:span><text:span text:style-name="Style2">غول دادن (د) · </text:span><text:span text:style-name="Style3">qowl dādan (deh) · </text:span><text:span text:style-name="Style4">versprechen · </text:span><text:span text:style-name="Style5">promise · </text:span><text:span text:style-name="Style6">обещание · </text:span><text:span text:style-name="Style7">обещание</text:span></text:p>
      <text:p text:style-name="Text_20_body"><text:span text:style-name="Style1">2031 · </text:span><text:span text:style-name="Style2">رد سودان (ساو، سو) · </text:span><text:span text:style-name="Style3">rad šodan (šav, šow) · </text:span><text:span text:style-name="Style4">passieren; durchfallen · </text:span><text:span text:style-name="Style5">pass; fail · </text:span><text:span text:style-name="Style6">пройти; терпеть неудачу · </text:span><text:span text:style-name="Style7">пройти; проваливаться</text:span></text:p>
      <text:p text:style-name="Text_20_body"><text:span text:style-name="Style1">2032 · </text:span><text:span text:style-name="Style2">رساله · </text:span><text:span text:style-name="Style3">resāle · </text:span><text:span text:style-name="Style4">Abhandlung f; Dissertation f · </text:span><text:span text:style-name="Style5">treatise; dissertation · </text:span><text:span text:style-name="Style6">трактат; диссертация · </text:span><text:span text:style-name="Style7">Трактат f; Диссертация</text:span></text:p>
      <text:p text:style-name="Text_20_body"><text:span text:style-name="Style1">2033 · </text:span><text:span text:style-name="Style2">ریاضی‌دان · </text:span><text:span text:style-name="Style3">riyāzidān · </text:span><text:span text:style-name="Style4">Mathematiker m · </text:span><text:span text:style-name="Style5">mathematician · </text:span><text:span text:style-name="Style6">математик · </text:span><text:span text:style-name="Style7">Математик m</text:span></text:p>
      <text:p text:style-name="Text_20_body"><text:span text:style-name="Style1">2034 · </text:span><text:span text:style-name="Style2">ریسه · </text:span><text:span text:style-name="Style3">riše · </text:span><text:span text:style-name="Style4">Wurzel f · </text:span><text:span text:style-name="Style5">root · </text:span><text:span text:style-name="Style6">корень · </text:span><text:span text:style-name="Style7">Корень f</text:span></text:p>
      <text:p text:style-name="Text_20_body"><text:span text:style-name="Style1">2035 · </text:span><text:span text:style-name="Style2">رباعیات · </text:span><text:span text:style-name="Style3">robāiyāt · </text:span><text:span text:style-name="Style4">Vierzeiler pl · </text:span><text:span text:style-name="Style5">quatrains · </text:span><text:span text:style-name="Style6">четверостишия · </text:span><text:span text:style-name="Style7">Quatrain pl</text:span></text:p>
      <text:p text:style-name="Text_20_body"><text:span text:style-name="Style1">2036 · </text:span><text:span text:style-name="Style2">ساده · </text:span><text:span text:style-name="Style3">sāde · </text:span><text:span text:style-name="Style4">einfach · </text:span><text:span text:style-name="Style5">simple · </text:span><text:span text:style-name="Style6">простой · </text:span><text:span text:style-name="Style7">просто</text:span></text:p>
      <text:p text:style-name="Text_20_body"><text:span text:style-name="Style1">2037 · </text:span><text:span text:style-name="Style2">سانس آوردن (آوار) · </text:span><text:span text:style-name="Style3">šāns āvardan (āvar) <text:s/>· </text:span><text:span text:style-name="Style4">Glück haben · </text:span><text:span text:style-name="Style5">be lucky; befortunate · </text:span><text:span text:style-name="Style6">повезет; befortunate · </text:span><text:span text:style-name="Style7">иметь счастье</text:span></text:p>
      <text:p text:style-name="Text_20_body"><text:span text:style-name="Style1">2038 · </text:span><text:span text:style-name="Style2">سخ · </text:span><text:span text:style-name="Style3">šāxe · </text:span><text:span text:style-name="Style4">Ast m; Zweig m · </text:span><text:span text:style-name="Style5">branch; category · </text:span><text:span text:style-name="Style6">филиал; категория · </text:span><text:span text:style-name="Style7">Ветвь m; Ветвь m</text:span></text:p>
      <text:p text:style-name="Text_20_body"><text:span text:style-name="Style1">2039 · </text:span><text:span text:style-name="Style2">سرکه‌‌ات کردن (کن) · </text:span><text:span text:style-name="Style3">šerkat kardan (kon) <text:s/>· </text:span><text:span text:style-name="Style4">teilnehmen; sich beteiligen · </text:span><text:span text:style-name="Style5">participate; takepart · </text:span><text:span text:style-name="Style6">участие в работе; takepart · </text:span><text:span text:style-name="Style7">участие в работе; участвовать</text:span></text:p>
      <text:p text:style-name="Text_20_body"><text:span text:style-name="Style1">2040 · </text:span><text:span text:style-name="Style2">ستاره سنا‌س · </text:span><text:span text:style-name="Style3">setārešenās · </text:span><text:span text:style-name="Style4">Astronom m · </text:span><text:span text:style-name="Style5">astronomer · </text:span><text:span text:style-name="Style6">астроном · </text:span><text:span text:style-name="Style7">Астроном м</text:span></text:p>
      <text:p text:style-name="Text_20_body"><text:span text:style-name="Style1">2041 · </text:span><text:span text:style-name="Style2">سیم عیدان · </text:span><text:span text:style-name="Style3">šimidān · </text:span><text:span text:style-name="Style4">Chemiker m · </text:span><text:span text:style-name="Style5">chemist · </text:span><text:span text:style-name="Style6">химик · </text:span><text:span text:style-name="Style7">Химик м</text:span></text:p>
      <text:p text:style-name="Text_20_body"><text:span text:style-name="Style1">2042 · </text:span><text:span text:style-name="Style2">ث الغ · </text:span><text:span text:style-name="Style3">šoluq · </text:span><text:span text:style-name="Style4">überfüllt; laut; belebt · </text:span><text:span text:style-name="Style5">crowded; busy; loud · </text:span><text:span text:style-name="Style6">переполненный; занят; громко · </text:span><text:span text:style-name="Style7">переполненный; громко; занятый</text:span></text:p>
      <text:p text:style-name="Text_20_body"><text:span text:style-name="Style1">2043 · </text:span><text:span text:style-name="Style2">تالیف کردن (کن) · </text:span><text:span text:style-name="Style3">ta’lif kardan (kon) · </text:span><text:span text:style-name="Style4">verfassen; schreiben · </text:span><text:span text:style-name="Style5">compile; write · </text:span><text:span text:style-name="Style6">компиляции; запись · </text:span><text:span text:style-name="Style7">Написать; запись</text:span></text:p>
      <text:p text:style-name="Text_20_body"><text:span text:style-name="Style1">2044 · </text:span><text:span text:style-name="Style2">تبدیل کردن (کن) · </text:span><text:span text:style-name="Style3">tabdil kardan (kon) · </text:span><text:span text:style-name="Style4">wechseln; Transformation · </text:span><text:span text:style-name="Style5">exchange; transform · </text:span><text:span text:style-name="Style6">обмен; преобразование · </text:span><text:span text:style-name="Style7">Переключатель; преобразование</text:span></text:p>
      <text:p text:style-name="Text_20_body"><text:span text:style-name="Style1">2045 · </text:span><text:span text:style-name="Style2">تلفظ · </text:span><text:span text:style-name="Style3">talaffoz · </text:span><text:span text:style-name="Style4">Aussprache f · </text:span><text:span text:style-name="Style5">pronunciation · </text:span><text:span text:style-name="Style6">произношение · </text:span><text:span text:style-name="Style7">Произношение f</text:span></text:p>
      <text:p text:style-name="Text_20_body"><text:span text:style-name="Style1">2046 · </text:span><text:span text:style-name="Style2">تقویم · </text:span><text:span text:style-name="Style3">taqvim · </text:span><text:span text:style-name="Style4">Kalender m · </text:span><text:span text:style-name="Style5">calendar · </text:span><text:span text:style-name="Style6">календарь · </text:span><text:span text:style-name="Style7">Календарь m</text:span></text:p>
      <text:p text:style-name="Text_20_body"><text:span text:style-name="Style1">2047 · </text:span><text:span text:style-name="Style2">ترقی کردن (کن) · </text:span><text:span text:style-name="Style3">taraqqi kardan (kon) · </text:span><text:span text:style-name="Style4">aufsteigen; fortschreiten · </text:span><text:span text:style-name="Style5">rise; progress · </text:span><text:span text:style-name="Style6">расти; прогресс · </text:span><text:span text:style-name="Style7">восходить; прогресс</text:span></text:p>
      <text:p text:style-name="Text_20_body"><text:span text:style-name="Style1">2048 · </text:span><text:span text:style-name="Style2">خدمات ارزی · </text:span><text:span text:style-name="Style3">xadamāt-e arzi <text:s/>· </text:span><text:span text:style-name="Style4">Wechselbüro Serviceleistungen · </text:span><text:span text:style-name="Style5">foreign exchangeservices · </text:span><text:span text:style-name="Style6">услуги по обмену иностранной валюты · </text:span><text:span text:style-name="Style7">Услуги обменов</text:span></text:p>
      <text:p text:style-name="Text_20_body"><text:span text:style-name="Style1">2049 · </text:span><text:span text:style-name="Style2">خلوت · </text:span><text:span text:style-name="Style3">xalvat · </text:span><text:span text:style-name="Style4">leer; menschenleer; verlassen · </text:span><text:span text:style-name="Style5">empty; deserted · </text:span><text:span text:style-name="Style6">пусто; пустынный · </text:span><text:span text:style-name="Style7">пусто; пусто; отпуск</text:span></text:p>
      <text:p text:style-name="Text_20_body"><text:span text:style-name="Style1">2050 · </text:span><text:span text:style-name="Style2">یخ زدن (زن) · </text:span><text:span text:style-name="Style3">yax zadan (zan) · </text:span><text:span text:style-name="Style4">gefroren sein · </text:span><text:span text:style-name="Style5">be freezed · </text:span><text:span text:style-name="Style6">замораживаться · </text:span><text:span text:style-name="Style7">быть замороженным</text:span></text:p>
      <text:p text:style-name="Text_20_body"><text:span text:style-name="Style1">2051 · </text:span><text:span text:style-name="Style2">ضعیف · </text:span><text:span text:style-name="Style3">zaif · </text:span><text:span text:style-name="Style4">schwach · </text:span><text:span text:style-name="Style5">weak · </text:span><text:span text:style-name="Style6">слабый · </text:span><text:span text:style-name="Style7">слабый</text:span></text:p>
      <text:p text:style-name="Text_20_body"><text:span text:style-name="Style1">2052 · </text:span><text:span text:style-name="Style2">زمینه · </text:span><text:span text:style-name="Style3">zamine · </text:span><text:span text:style-name="Style4">Thema n; Hintergrund m; Kon‐ text m · </text:span><text:span text:style-name="Style5">theme; context; background · </text:span><text:span text:style-name="Style6">тема; контекст; фон · </text:span><text:span text:style-name="Style7">Тема n; Фон m; Контекст m</text:span></text:p>
      <text:p text:style-name="Text_20_body"><text:span text:style-name="Style1">2053 · </text:span><text:span text:style-name="Style2">درس · </text:span><text:span text:style-name="Style3">Dars-e · </text:span><text:span text:style-name="Style4">21 · </text:span><text:span text:style-name="Style5">21 · </text:span><text:span text:style-name="Style6">21 · </text:span><text:span text:style-name="Style7">21</text:span></text:p>
      <text:p text:style-name="Text_20_body"><text:span text:style-name="Style1">2054 · </text:span><text:span text:style-name="Style2">آهسته · </text:span><text:span text:style-name="Style3">āheste · </text:span><text:span text:style-name="Style4">leise; langsam · </text:span><text:span text:style-name="Style5">quiet; slow · </text:span><text:span text:style-name="Style6">тихо; медленно · </text:span><text:span text:style-name="Style7">тихо; медленно</text:span></text:p>
      <text:p text:style-name="Text_20_body"><text:span text:style-name="Style1">2055 · </text:span><text:span text:style-name="Style2">عارف · </text:span><text:span text:style-name="Style3">āref · </text:span><text:span text:style-name="Style4">Mystiker m · </text:span><text:span text:style-name="Style5">mystic · </text:span><text:span text:style-name="Style6">мистик · </text:span><text:span text:style-name="Style7">Мистический м</text:span></text:p>
      <text:p text:style-name="Text_20_body"><text:span text:style-name="Style1">2056 · </text:span><text:span text:style-name="Style2">عارفانه · </text:span><text:span text:style-name="Style3">ārefāne · </text:span><text:span text:style-name="Style4">mystisch · </text:span><text:span text:style-name="Style5">mystical · </text:span><text:span text:style-name="Style6">мистический · </text:span><text:span text:style-name="Style7">мистический</text:span></text:p>
      <text:p text:style-name="Text_20_body"><text:span text:style-name="Style1">2057 · </text:span><text:span text:style-name="Style2">اثر · </text:span><text:span text:style-name="Style3">aš’ār · </text:span><text:span text:style-name="Style4">Gedichte pl · </text:span><text:span text:style-name="Style5">poems · </text:span><text:span text:style-name="Style6">стихи · </text:span><text:span text:style-name="Style7">Стихи pl</text:span></text:p>
      <text:p text:style-name="Text_20_body"><text:span text:style-name="Style1">2058 · </text:span><text:span text:style-name="Style2">اخلاقی · </text:span><text:span text:style-name="Style3">axlāqi · </text:span><text:span text:style-name="Style4">moralisch; ethisch · </text:span><text:span text:style-name="Style5">moral; ethical · </text:span><text:span text:style-name="Style6">нравственная; этический · </text:span><text:span text:style-name="Style7">морально; этично</text:span></text:p>
      <text:p text:style-name="Text_20_body"><text:span text:style-name="Style1">2059 · </text:span><text:span text:style-name="Style2">عیادت · </text:span><text:span text:style-name="Style3">ayādat · </text:span><text:span text:style-name="Style4">Besuch m; Krankenbesuch m · </text:span><text:span text:style-name="Style5">visit; call · </text:span><text:span text:style-name="Style6">посетить; вызов · </text:span><text:span text:style-name="Style7">Посетите m; Посещение больницы m</text:span></text:p>
      <text:p text:style-name="Text_20_body"><text:span text:style-name="Style1">2060 · </text:span><text:span text:style-name="Style2">بعد آمدن (آ) · </text:span><text:span text:style-name="Style3">bad āmadan (ā) · </text:span><text:span text:style-name="Style4">Abneigung haben; nicht mögen · </text:span><text:span text:style-name="Style5">distaste; dislike · </text:span><text:span text:style-name="Style6">отвращение; нелюбовь · </text:span><text:span text:style-name="Style7">Отвращение; не нравится</text:span></text:p>
      <text:p text:style-name="Text_20_body"><text:span text:style-name="Style1">2061 · </text:span><text:span text:style-name="Style2">بصری‌ات · </text:span><text:span text:style-name="Style3">bašariyat · </text:span><text:span text:style-name="Style4">Menschheit f · </text:span><text:span text:style-name="Style5">humanity; mankind · </text:span><text:span text:style-name="Style6">человечество; человечество · </text:span><text:span text:style-name="Style7">Человечество f</text:span></text:p>
      <text:p text:style-name="Text_20_body"><text:span text:style-name="Style1">2062 · </text:span><text:span text:style-name="Style2">بدون توقف · </text:span><text:span text:style-name="Style3">bedunetavaqqof · </text:span><text:span text:style-name="Style4">pausenlos; direkt · </text:span><text:span text:style-name="Style5">non-stop · </text:span><text:span text:style-name="Style6">беспосадочный · </text:span><text:span text:style-name="Style7">без перерыва; непосредственно</text:span></text:p>
      <text:p text:style-name="Text_20_body"><text:span text:style-name="Style1">2063 · </text:span><text:span text:style-name="Style2">به جرئت · </text:span><text:span text:style-name="Style3">be jor’at · </text:span><text:span text:style-name="Style4">gweiss; sicher · </text:span><text:span text:style-name="Style5">certainly; for sure · </text:span><text:span text:style-name="Style6">конечно же; наверняка · </text:span><text:span text:style-name="Style7">gweiss; безопасно</text:span></text:p>
      <text:p text:style-name="Text_20_body"><text:span text:style-name="Style1">2064 · </text:span><text:span text:style-name="Style2">بالاخره · </text:span><text:span text:style-name="Style3">bel’axare · </text:span><text:span text:style-name="Style4">schließlich · </text:span><text:span text:style-name="Style5">finally · </text:span><text:span text:style-name="Style6">в конце концов · </text:span><text:span text:style-name="Style7">в конце концов</text:span></text:p>
      <text:p text:style-name="Text_20_body"><text:soft-page-break/><text:span text:style-name="Style1">2065 · </text:span><text:span text:style-name="Style2">بلیت رفت · </text:span><text:span text:style-name="Style3">belit-e raft · </text:span><text:span text:style-name="Style4">Hinflugticket n · </text:span><text:span text:style-name="Style5">one-way ticket · </text:span><text:span text:style-name="Style6">билет в один конец · </text:span><text:span text:style-name="Style7">Односторонний билет n</text:span></text:p>
      <text:p text:style-name="Text_20_body"><text:span text:style-name="Style1">2066 · </text:span><text:span text:style-name="Style2">بی‌برنامگی · </text:span><text:span text:style-name="Style3">bibarnāmegi · </text:span><text:span text:style-name="Style4">Unordnung f; Durcheinander n · </text:span><text:span text:style-name="Style5">mess; confusion · </text:span><text:span text:style-name="Style6">беспорядок; путаница · </text:span><text:span text:style-name="Style7">Беспорядок f; Mess п</text:span></text:p>
      <text:p text:style-name="Text_20_body"><text:span text:style-name="Style1">2067 · </text:span><text:span text:style-name="Style2">بستان · </text:span><text:span text:style-name="Style3">bustān · </text:span><text:span text:style-name="Style4">Garten m · </text:span><text:span text:style-name="Style5">garden · </text:span><text:span text:style-name="Style6">сад · </text:span><text:span text:style-name="Style7">Сад m</text:span></text:p>
      <text:p text:style-name="Text_20_body"><text:span text:style-name="Style1">2068 · </text:span><text:span text:style-name="Style2">چاره · </text:span><text:span text:style-name="Style3">cāre · </text:span><text:span text:style-name="Style4">Abhilfe f; Alternative f · </text:span><text:span text:style-name="Style5">remedy; alternative · </text:span><text:span text:style-name="Style6">исправления; альтернатива · </text:span><text:span text:style-name="Style7">Способ устранения f; Альтернатива f</text:span></text:p>
      <text:p text:style-name="Text_20_body"><text:span text:style-name="Style1">2069 · </text:span><text:span text:style-name="Style2">در دسترس بودن (هست، بس) · </text:span><text:span text:style-name="Style3">dar dastres budan (hast, bāš) <text:s/>· </text:span><text:span text:style-name="Style4">zur Verfügung stehen · </text:span><text:span text:style-name="Style5">beavailable · </text:span><text:span text:style-name="Style6">beavailable · </text:span><text:span text:style-name="Style7">быть в распоряжении</text:span></text:p>
      <text:p text:style-name="Text_20_body"><text:span text:style-name="Style1">2070 · </text:span><text:span text:style-name="Style2">دعوت کردن (کن) · </text:span><text:span text:style-name="Style3">da’vat kardan (kon) · </text:span><text:span text:style-name="Style4">einladen · </text:span><text:span text:style-name="Style5">invite · </text:span><text:span text:style-name="Style6">приглашать · </text:span><text:span text:style-name="Style7">приглашать</text:span></text:p>
      <text:p text:style-name="Text_20_body"><text:span text:style-name="Style1">2071 · </text:span><text:span text:style-name="Style2">دیرینه · </text:span><text:span text:style-name="Style3">dirine · </text:span><text:span text:style-name="Style4">alt; antik · </text:span><text:span text:style-name="Style5">old; ancient · </text:span><text:span text:style-name="Style6">старый; древний · </text:span><text:span text:style-name="Style7">старый; античный</text:span></text:p>
      <text:p text:style-name="Text_20_body"><text:span text:style-name="Style1">2072 · </text:span><text:span text:style-name="Style2">دیوان · </text:span><text:span text:style-name="Style3">divān · </text:span><text:span text:style-name="Style4">Gedichtsammlung f · </text:span><text:span text:style-name="Style5">collection of poems · </text:span><text:span text:style-name="Style6">сборник стихов · </text:span><text:span text:style-name="Style7">Поэтическая коллекция f</text:span></text:p>
      <text:p text:style-name="Text_20_body"><text:span text:style-name="Style1">2073 · </text:span><text:span text:style-name="Style2">دیوانگی · </text:span><text:span text:style-name="Style3">divānegi · </text:span><text:span text:style-name="Style4">Wahnsinn m · </text:span><text:span text:style-name="Style5">madness · </text:span><text:span text:style-name="Style6">безумие · </text:span><text:span text:style-name="Style7">Безумие м</text:span></text:p>
      <text:p text:style-name="Text_20_body"><text:span text:style-name="Style1">2074 · </text:span><text:span text:style-name="Style2">انسان‌دوستی · </text:span><text:span text:style-name="Style3">ensāndusti · </text:span><text:span text:style-name="Style4">humanitär · </text:span><text:span text:style-name="Style5">humanitarian · </text:span><text:span text:style-name="Style6">гуманитарный · </text:span><text:span text:style-name="Style7">гуманитарный</text:span></text:p>
      <text:p text:style-name="Text_20_body"><text:span text:style-name="Style1">2075 · </text:span><text:span text:style-name="Style2">اتفاق · </text:span><text:span text:style-name="Style3">ettefāq <text:s/>· </text:span><text:span text:style-name="Style4">Ereignis n; Vorfall m; Zufall m · </text:span><text:span text:style-name="Style5">event; happening; accident;incident · </text:span><text:span text:style-name="Style6">событие; происходит; авария, инцидент · </text:span><text:span text:style-name="Style7">Событие n; Инцидент m; Совпадение m</text:span></text:p>
      <text:p text:style-name="Text_20_body"><text:span text:style-name="Style1">2076 · </text:span><text:span text:style-name="Style2">فا رمو‌س سودان (ساو، سو) · </text:span><text:span text:style-name="Style3">farāmuš šodan (šav, šow) · </text:span><text:span text:style-name="Style4">vergessen werden · </text:span><text:span text:style-name="Style5">be forgotten · </text:span><text:span text:style-name="Style6">быть забытым · </text:span><text:span text:style-name="Style7">быть забытым</text:span></text:p>
      <text:p text:style-name="Text_20_body"><text:span text:style-name="Style1">2077 · </text:span><text:span text:style-name="Style2">فرم اسکار · </text:span><text:span text:style-name="Style3">farāmuškār · </text:span><text:span text:style-name="Style4">vergesslich · </text:span><text:span text:style-name="Style5">forgetful · </text:span><text:span text:style-name="Style6">забывчивый · </text:span><text:span text:style-name="Style7">забывчивый</text:span></text:p>
      <text:p text:style-name="Text_20_body"><text:span text:style-name="Style1">2078 · </text:span><text:span text:style-name="Style2">فرم اسکاری · </text:span><text:span text:style-name="Style3">farāmuškāri · </text:span><text:span text:style-name="Style4">Vergesslichkeit f · </text:span><text:span text:style-name="Style5">forgetfulness · </text:span><text:span text:style-name="Style6">забывчивость · </text:span><text:span text:style-name="Style7">Забывчивость f</text:span></text:p>
      <text:p text:style-name="Text_20_body"><text:span text:style-name="Style1">2079 · </text:span><text:span text:style-name="Style2">فورا · </text:span><text:span text:style-name="Style3">fowran · </text:span><text:span text:style-name="Style4">sofort; unverzüglich · </text:span><text:span text:style-name="Style5">immediately; urgently · </text:span><text:span text:style-name="Style6">немедленно; срочно · </text:span><text:span text:style-name="Style7">немедленно; немедленно</text:span></text:p>
      <text:p text:style-name="Text_20_body"><text:span text:style-name="Style1">2080 · </text:span><text:span text:style-name="Style2">گرم سودان (ساو، سو) · </text:span><text:span text:style-name="Style3">garm šodan (šav, šow) · </text:span><text:span text:style-name="Style4">warm werden · </text:span><text:span text:style-name="Style5">become warm · </text:span><text:span text:style-name="Style6">стать теплым · </text:span><text:span text:style-name="Style7">согреться</text:span></text:p>
      <text:p text:style-name="Text_20_body"><text:span text:style-name="Style1">2081 · </text:span><text:span text:style-name="Style2">گریه گرفتن (گیر) · </text:span><text:span text:style-name="Style3">gerye gereftan (gir) · </text:span><text:span text:style-name="Style4">in Tränen ausbrechen · </text:span><text:span text:style-name="Style5">burst into tears · </text:span><text:span text:style-name="Style6">врывался · </text:span><text:span text:style-name="Style7">расплакаться</text:span></text:p>
      <text:p text:style-name="Text_20_body"><text:span text:style-name="Style1">2082 · </text:span><text:span text:style-name="Style2">گلستان · </text:span><text:span text:style-name="Style3">golestān · </text:span><text:span text:style-name="Style4">Rosengarten m · </text:span><text:span text:style-name="Style5">rosary · </text:span><text:span text:style-name="Style6">четки · </text:span><text:span text:style-name="Style7">Розовый сад m</text:span></text:p>
      <text:p text:style-name="Text_20_body"><text:span text:style-name="Style1">2083 · </text:span><text:span text:style-name="Style2">حساس · </text:span><text:span text:style-name="Style3">hassās · </text:span><text:span text:style-name="Style4">empfindlich; sensibel · </text:span><text:span text:style-name="Style5">sensitive · </text:span><text:span text:style-name="Style6">чувствительный · </text:span><text:span text:style-name="Style7">чувствительный; чувствительный</text:span></text:p>
      <text:p text:style-name="Text_20_body"><text:span text:style-name="Style1">2084 · </text:span><text:span text:style-name="Style2">حکایت · </text:span><text:span text:style-name="Style3">hekāyat <text:s/>· </text:span><text:span text:style-name="Style4">Anekdote f; Erzählung f; Geschichte f · </text:span><text:span text:style-name="Style5">fable; anecdote; narrative;story · </text:span><text:span text:style-name="Style6">басня; анекдот; повествование; рассказ · </text:span><text:span text:style-name="Style7">Анекдот f; Повествование f; История f</text:span></text:p>
      <text:p text:style-name="Text_20_body"><text:span text:style-name="Style1">2085 · </text:span><text:span text:style-name="Style2">هل هلکی · </text:span><text:span text:style-name="Style3">howlhowlaki · </text:span><text:span text:style-name="Style4">Hals über Kopf; hastig · </text:span><text:span text:style-name="Style5">hastily · </text:span><text:span text:style-name="Style6">наскоро · </text:span><text:span text:style-name="Style7">Направляйтесь на пятки; наскоро</text:span></text:p>
      <text:p text:style-name="Text_20_body"><text:span text:style-name="Style1">2086 · </text:span><text:span text:style-name="Style2">جادویی · </text:span><text:span text:style-name="Style3">jāduyi · </text:span><text:span text:style-name="Style4">magisch; zauberhaft · </text:span><text:span text:style-name="Style5">magic; magical · </text:span><text:span text:style-name="Style6">магия; волшебный · </text:span><text:span text:style-name="Style7">магическая; феерический</text:span></text:p>
      <text:p text:style-name="Text_20_body"><text:span text:style-name="Style1">2087 · </text:span><text:span text:style-name="Style2">جهل · </text:span><text:span text:style-name="Style3">jahl · </text:span><text:span text:style-name="Style4">Unwissenheit f · </text:span><text:span text:style-name="Style5">ignorance · </text:span><text:span text:style-name="Style6">невежество · </text:span><text:span text:style-name="Style7">Незнание f</text:span></text:p>
      <text:p text:style-name="Text_20_body"><text:span text:style-name="Style1">2088 · </text:span><text:span text:style-name="Style2">جمعا · </text:span><text:span text:style-name="Style3">jam’an · </text:span><text:span text:style-name="Style4">insgesamt · </text:span><text:span text:style-name="Style5">altogether; overall · </text:span><text:span text:style-name="Style6">в целом; в целом · </text:span><text:span text:style-name="Style7">в целом</text:span></text:p>
      <text:p text:style-name="Text_20_body"><text:span text:style-name="Style1">2089 · </text:span><text:span text:style-name="Style2">جوانی · </text:span><text:span text:style-name="Style3">javāni · </text:span><text:span text:style-name="Style4">Jugend f · </text:span><text:span text:style-name="Style5">youth · </text:span><text:span text:style-name="Style6">молодежь · </text:span><text:span text:style-name="Style7">Молодежь f</text:span></text:p>
      <text:p text:style-name="Text_20_body"><text:span text:style-name="Style1">2090 · </text:span><text:span text:style-name="Style2">جوک · </text:span><text:span text:style-name="Style3">jok · </text:span><text:span text:style-name="Style4">Witz m · </text:span><text:span text:style-name="Style5">joke · </text:span><text:span text:style-name="Style6">шутка · </text:span><text:span text:style-name="Style7">Шутка м</text:span></text:p>
      <text:p text:style-name="Text_20_body"><text:span text:style-name="Style1">2091 · </text:span><text:span text:style-name="Style2">معنوی · </text:span><text:span text:style-name="Style3">ma’navi · </text:span><text:span text:style-name="Style4">spirituell; moralisch · </text:span><text:span text:style-name="Style5">spiritual; moral · </text:span><text:span text:style-name="Style6">духовное; моральный · </text:span><text:span text:style-name="Style7">духовно; морально</text:span></text:p>
      <text:p text:style-name="Text_20_body"><text:span text:style-name="Style1">2092 · </text:span><text:span text:style-name="Style2">محبوب · </text:span><text:span text:style-name="Style3">mahbub · </text:span><text:span text:style-name="Style4">beliebt; populär · </text:span><text:span text:style-name="Style5">favorite; popular · </text:span><text:span text:style-name="Style6">любимый; популярный · </text:span><text:span text:style-name="Style7">популярный; популярный</text:span></text:p>
      <text:p text:style-name="Text_20_body"><text:span text:style-name="Style1">2093 · </text:span><text:span text:style-name="Style2">مقام · </text:span><text:span text:style-name="Style3">maqām · </text:span><text:span text:style-name="Style4">Amt n; Rang m; Stellung f · </text:span><text:span text:style-name="Style5">position; status; rank · </text:span><text:span text:style-name="Style6">положение; статус; ранг · </text:span><text:span text:style-name="Style7">Офис n; Ранг m; Положение f</text:span></text:p>
      <text:p text:style-name="Text_20_body"><text:span text:style-name="Style1">2094 · </text:span><text:span text:style-name="Style2">م · </text:span><text:span text:style-name="Style3">meh · </text:span><text:span text:style-name="Style4">Dunst m; Nebel m · </text:span><text:span text:style-name="Style5">fog; mist · </text:span><text:span text:style-name="Style6">туман; туман · </text:span><text:span text:style-name="Style7">Haze m; Туман</text:span></text:p>
      <text:p text:style-name="Text_20_body"><text:span text:style-name="Style1">2095 · </text:span><text:span text:style-name="Style2">ناگهان · </text:span><text:span text:style-name="Style3">nāgahān · </text:span><text:span text:style-name="Style4">auf einmal; plötzlich; unerwartet · </text:span><text:span text:style-name="Style5">suddenly; unexpectedly · </text:span><text:span text:style-name="Style6">внезапно; неожиданно · </text:span><text:span text:style-name="Style7">сразу; внезапно; неожиданно</text:span></text:p>
      <text:p text:style-name="Text_20_body"><text:span text:style-name="Style1">2096 · </text:span><text:span text:style-name="Style2">نهادن (نه، ن) · </text:span><text:span text:style-name="Style3">nahādan (nah, neh) · </text:span><text:span text:style-name="Style4">stellen; legen; setzen · </text:span><text:span text:style-name="Style5">set · </text:span><text:span text:style-name="Style6">набор · </text:span><text:span text:style-name="Style7">сделать; место; ставить</text:span></text:p>
      <text:p text:style-name="Text_20_body"><text:span text:style-name="Style1">2097 · </text:span><text:span text:style-name="Style2">نظر · </text:span><text:span text:style-name="Style3">nazar · </text:span><text:span text:style-name="Style4">Ansicht f; Meinung f · </text:span><text:span text:style-name="Style5">view; opinion · </text:span><text:span text:style-name="Style6">вид; мнение · </text:span><text:span text:style-name="Style7">Просмотреть f; Мнение f</text:span></text:p>
      <text:p text:style-name="Text_20_body"><text:span text:style-name="Style1">2098 · </text:span><text:span text:style-name="Style2">نسا‌ن دان (نسا‌ن) · </text:span><text:span text:style-name="Style3">nešāndan (nešān) · </text:span><text:span text:style-name="Style4">setzen · </text:span><text:span text:style-name="Style5">set · </text:span><text:span text:style-name="Style6">набор · </text:span><text:span text:style-name="Style7">ставить</text:span></text:p>
      <text:p text:style-name="Text_20_body"><text:span text:style-name="Style1">2099 · </text:span><text:span text:style-name="Style2">نقطه · </text:span><text:span text:style-name="Style3">noqte · </text:span><text:span text:style-name="Style4">Punkt m · </text:span><text:span text:style-name="Style5">point; dot · </text:span><text:span text:style-name="Style6">точка; точка · </text:span><text:span text:style-name="Style7">Точка m</text:span></text:p>
      <text:p text:style-name="Text_20_body"><text:span text:style-name="Style1">2100 · </text:span><text:span text:style-name="Style2">پنج‌شنبه شب · </text:span><text:span text:style-name="Style3">panjšanbešab · </text:span><text:span text:style-name="Style4">Donnerstag Nacht · </text:span><text:span text:style-name="Style5">Thursday night · </text:span><text:span text:style-name="Style6">Четверг вечером · </text:span><text:span text:style-name="Style7">Четверг вечером</text:span></text:p>
      <text:p text:style-name="Text_20_body"><text:span text:style-name="Style1">2101 · </text:span><text:span text:style-name="Style2">پروازه خارجی · </text:span><text:span text:style-name="Style3">parvāz-e xāreji · </text:span><text:span text:style-name="Style4">Auslandsflug m; internationaler Flug · </text:span><text:span text:style-name="Style5">international flight · </text:span><text:span text:style-name="Style6">международный рейс · </text:span><text:span text:style-name="Style7">Международный рейс м; международный рейс</text:span></text:p>
      <text:p text:style-name="Text_20_body"><text:span text:style-name="Style1">2102 · </text:span><text:span text:style-name="Style2">پی صمد · </text:span><text:span text:style-name="Style3">pišāmad · </text:span><text:span text:style-name="Style4">Vorfall m; Zwischenfall m; Ereignis n · </text:span><text:span text:style-name="Style5">incident; event · </text:span><text:span text:style-name="Style6">инцидент; событие · </text:span><text:span text:style-name="Style7">Инцидент m; Инцидент m; Событие n</text:span></text:p>
      <text:p text:style-name="Text_20_body"><text:span text:style-name="Style1">2103 · </text:span><text:span text:style-name="Style2">پرکار · </text:span><text:span text:style-name="Style3">porkār · </text:span><text:span text:style-name="Style4">fleißig · </text:span><text:span text:style-name="Style5">hard-working · </text:span><text:span text:style-name="Style6">трудолюбивый · </text:span><text:span text:style-name="Style7">трудолюбивый</text:span></text:p>
      <text:p text:style-name="Text_20_body"><text:span text:style-name="Style1">2104 · </text:span><text:span text:style-name="Style2">پرماجرا · </text:span><text:span text:style-name="Style3">pormājarā · </text:span><text:span text:style-name="Style4">abenteuerlich · </text:span><text:span text:style-name="Style5">adventurous · </text:span><text:span text:style-name="Style6">предприимчивый · </text:span><text:span text:style-name="Style7">предприимчивый</text:span></text:p>
      <text:p text:style-name="Text_20_body"><text:span text:style-name="Style1">2105 · </text:span><text:span text:style-name="Style2">غزل · </text:span><text:span text:style-name="Style3">qazal · </text:span><text:span text:style-name="Style4">Sonett n; lyrisches Gedicht · </text:span><text:span text:style-name="Style5">sonnet; lyric poem · </text:span><text:span text:style-name="Style6">сонет; лирическая поэма · </text:span><text:span text:style-name="Style7">Sonnet n; лирическая поэма</text:span></text:p>
      <text:p text:style-name="Text_20_body"><text:span text:style-name="Style1">2106 · </text:span><text:span text:style-name="Style2">رفت‌وبرگشت · </text:span><text:span text:style-name="Style3">raftobargašt · </text:span><text:span text:style-name="Style4">hin und zurück · </text:span><text:span text:style-name="Style5">round trip · </text:span><text:span text:style-name="Style6">путешествие в оба конца · </text:span><text:span text:style-name="Style7">туда и обратно</text:span></text:p>
      <text:p text:style-name="Text_20_body"><text:span text:style-name="Style1">2107 · </text:span><text:span text:style-name="Style2">رانندگی کردن (کن) · </text:span><text:span text:style-name="Style3">rānandegi kardan (kon) · </text:span><text:span text:style-name="Style4">fahren · </text:span><text:span text:style-name="Style5">drive · </text:span><text:span text:style-name="Style6">привод · </text:span><text:span text:style-name="Style7">идти</text:span></text:p>
      <text:p text:style-name="Text_20_body"><text:span text:style-name="Style1">2108 · </text:span><text:span text:style-name="Style2">ریاکاری · </text:span><text:span text:style-name="Style3">riyākāri · </text:span><text:span text:style-name="Style4">Falschheit f; Heuchelei f · </text:span><text:span text:style-name="Style5">untruthfulness; sham · </text:span><text:span text:style-name="Style6">неправдивость; фиктивный · </text:span><text:span text:style-name="Style7">Фальшивость f; Лицемерие f</text:span></text:p>
      <text:p text:style-name="Text_20_body"><text:span text:style-name="Style1">2109 · </text:span><text:span text:style-name="Style2">رخ دادن (د) · </text:span><text:span text:style-name="Style3">rox dādan (deh) · </text:span><text:span text:style-name="Style4">geschehen; passieren; auftreten · </text:span><text:span text:style-name="Style5">happen; occur · </text:span><text:span text:style-name="Style6">случиться; происходить · </text:span><text:span text:style-name="Style7">случиться; пройти; происходить</text:span></text:p>
      <text:p text:style-name="Text_20_body"><text:span text:style-name="Style1">2110 · </text:span><text:span text:style-name="Style2">روم · </text:span><text:span text:style-name="Style3">Rum · </text:span><text:span text:style-name="Style4">Rom · </text:span><text:span text:style-name="Style5">Rome · </text:span><text:span text:style-name="Style6">Рим · </text:span><text:span text:style-name="Style7">Рим</text:span></text:p>
      <text:p text:style-name="Text_20_body"><text:soft-page-break/><text:span text:style-name="Style1">2111 · </text:span><text:span text:style-name="Style2">سابق · </text:span><text:span text:style-name="Style3">sābeq · </text:span><text:span text:style-name="Style4">ehemalig · </text:span><text:span text:style-name="Style5">former · </text:span><text:span text:style-name="Style6">бывший · </text:span><text:span text:style-name="Style7">бывший</text:span></text:p>
      <text:p text:style-name="Text_20_body"><text:span text:style-name="Style1">2112 · </text:span><text:span text:style-name="Style2">سرد سودان (ساو، سو) · </text:span><text:span text:style-name="Style3">sard šodan (šav, šow) · </text:span><text:span text:style-name="Style4">kalt werden · </text:span><text:span text:style-name="Style5">become cold · </text:span><text:span text:style-name="Style6">стать холодным · </text:span><text:span text:style-name="Style7">простудиться</text:span></text:p>
      <text:p text:style-name="Text_20_body"><text:span text:style-name="Style1">2113 · </text:span><text:span text:style-name="Style2">ستیز · </text:span><text:span text:style-name="Style3">setiz · </text:span><text:span text:style-name="Style4">Streit m; Kampf m · </text:span><text:span text:style-name="Style5">contention; fight · </text:span><text:span text:style-name="Style6">утверждение; бой · </text:span><text:span text:style-name="Style7">Ссора m; Бой м</text:span></text:p>
      <text:p text:style-name="Text_20_body"><text:span text:style-name="Style1">2114 · </text:span><text:span text:style-name="Style2">شیفته · </text:span><text:span text:style-name="Style3">šifte · </text:span><text:span text:style-name="Style4">fasziniert · </text:span><text:span text:style-name="Style5">fascinated · </text:span><text:span text:style-name="Style6">очарованный · </text:span><text:span text:style-name="Style7">очарованный</text:span></text:p>
      <text:p text:style-name="Text_20_body"><text:span text:style-name="Style1">2115 · </text:span><text:span text:style-name="Style2">سخن · </text:span><text:span text:style-name="Style3">soxan · </text:span><text:span text:style-name="Style4">Rede f; Wort n · </text:span><text:span text:style-name="Style5">speech; word · </text:span><text:span text:style-name="Style6">речи; слово · </text:span><text:span text:style-name="Style7">Речь f; Слово n</text:span></text:p>
      <text:p text:style-name="Text_20_body"><text:span text:style-name="Style1">2116 · </text:span><text:span text:style-name="Style2">تا کنون · </text:span><text:span text:style-name="Style3">tā konun · </text:span><text:span text:style-name="Style4">bis jetzt; bisher; je; jemals · </text:span><text:span text:style-name="Style5">ever; until now; so far; yet · </text:span><text:span text:style-name="Style6">когда-либо; до сих пор; до сих пор; еще · </text:span><text:span text:style-name="Style7">до сих пор; ранее; когда-либо; когда-либо</text:span></text:p>
      <text:p text:style-name="Text_20_body"><text:span text:style-name="Style1">2117 · </text:span><text:span text:style-name="Style2">تعصب · </text:span><text:span text:style-name="Style3">taassob · </text:span><text:span text:style-name="Style4">Dogma n; Fanatismus m · </text:span><text:span text:style-name="Style5">dogma; fanaticism · </text:span><text:span text:style-name="Style6">догма; фанатизм · </text:span><text:span text:style-name="Style7">Dogma n; Фанатизм м</text:span></text:p>
      <text:p text:style-name="Text_20_body"><text:span text:style-name="Style1">2118 · </text:span><text:span text:style-name="Style2">طلا‌س · </text:span><text:span text:style-name="Style3">talāš · </text:span><text:span text:style-name="Style4">Anstrengung f; Bemühung f · </text:span><text:span text:style-name="Style5">effort; attempt · </text:span><text:span text:style-name="Style6">усилия; попытка · </text:span><text:span text:style-name="Style7">Усилия f; Усилия f</text:span></text:p>
      <text:p text:style-name="Text_20_body"><text:span text:style-name="Style1">2119 · </text:span><text:span text:style-name="Style2">تمنا · </text:span><text:span text:style-name="Style3">tamannā · </text:span><text:span text:style-name="Style4">Bitte f; Wunsch m · </text:span><text:span text:style-name="Style5">ask; request; desire · </text:span><text:span text:style-name="Style6">спросить; запрос; желание · </text:span><text:span text:style-name="Style7">Пожалуйста, f; Желание м</text:span></text:p>
      <text:p text:style-name="Text_20_body"><text:span text:style-name="Style1">2120 · </text:span><text:span text:style-name="Style2">ترسناک · </text:span><text:span text:style-name="Style3">tarsnāk · </text:span><text:span text:style-name="Style4">erschreckend; furchtbar · </text:span><text:span text:style-name="Style5">scary; terrible; horrible · </text:span><text:span text:style-name="Style6">страшно; ужасны; ужасный · </text:span><text:span text:style-name="Style7">пугающей; ужасно</text:span></text:p>
      <text:p text:style-name="Text_20_body"><text:span text:style-name="Style1">2121 · </text:span><text:span text:style-name="Style2">توقف · </text:span><text:span text:style-name="Style3">tavaqqof · </text:span><text:span text:style-name="Style4">Halt m; Aufenthalt m · </text:span><text:span text:style-name="Style5">stop; stay · </text:span><text:span text:style-name="Style6">остановки; остаться · </text:span><text:span text:style-name="Style7">Stop m; Оставайтесь м</text:span></text:p>
      <text:p text:style-name="Text_20_body"><text:span text:style-name="Style1">2122 · </text:span><text:span text:style-name="Style2">تند · </text:span><text:span text:style-name="Style3">tond · </text:span><text:span text:style-name="Style4">schnell; scharf · </text:span><text:span text:style-name="Style5">fast; quick; quickly; spicy · </text:span><text:span text:style-name="Style6">быстро; быстро; быстро; пряный · </text:span><text:span text:style-name="Style7">быстро; резко</text:span></text:p>
      <text:p text:style-name="Text_20_body"><text:span text:style-name="Style1">2123 · </text:span><text:span text:style-name="Style2">خواب بردن (بار) · </text:span><text:span text:style-name="Style3">xāb bordan (bar) · </text:span><text:span text:style-name="Style4">einschlafen · </text:span><text:span text:style-name="Style5">fall asleep · </text:span><text:span text:style-name="Style6">засыпать · </text:span><text:span text:style-name="Style7">засыпать</text:span></text:p>
      <text:p text:style-name="Text_20_body"><text:span text:style-name="Style1">2124 · </text:span><text:span text:style-name="Style2">خا۳‌هه‌س · </text:span><text:span text:style-name="Style3">xāheš · </text:span><text:span text:style-name="Style4">Bitte f; Wunsch m · </text:span><text:span text:style-name="Style5">ask; request; desire · </text:span><text:span text:style-name="Style6">спросить; запрос; желание · </text:span><text:span text:style-name="Style7">Пожалуйста, f; Желание м</text:span></text:p>
      <text:p text:style-name="Text_20_body"><text:span text:style-name="Style1">2125 · </text:span><text:span text:style-name="Style2">خوانده گرفتن (گیر) · </text:span><text:span text:style-name="Style3">xande gereftan (gir) · </text:span><text:span text:style-name="Style4">in Gelächter ausbrechen · </text:span><text:span text:style-name="Style5">burst into laughter · </text:span><text:span text:style-name="Style6">рассмеялся · </text:span><text:span text:style-name="Style7">рассмеялся</text:span></text:p>
      <text:p text:style-name="Text_20_body"><text:span text:style-name="Style1">2126 · </text:span><text:span text:style-name="Style2">خندیدن (خواند) · </text:span><text:span text:style-name="Style3">xandidan (xand) · </text:span><text:span text:style-name="Style4">lachen · </text:span><text:span text:style-name="Style5">laugh · </text:span><text:span text:style-name="Style6">смех · </text:span><text:span text:style-name="Style7">смех</text:span></text:p>
      <text:p text:style-name="Text_20_body"><text:span text:style-name="Style1">2127 · </text:span><text:span text:style-name="Style2">خوراندن (خوران) · </text:span><text:span text:style-name="Style3">xorāndan (xorān) · </text:span><text:span text:style-name="Style4">füttern · </text:span><text:span text:style-name="Style5">feed · </text:span><text:span text:style-name="Style6">подача · </text:span><text:span text:style-name="Style7">подача</text:span></text:p>
      <text:p text:style-name="Text_20_body"><text:span text:style-name="Style1">2128 · </text:span><text:span text:style-name="Style2">خردسالی · </text:span><text:span text:style-name="Style3">xordsāli · </text:span><text:span text:style-name="Style4">Kindheit f; Kindesalter n · </text:span><text:span text:style-name="Style5">childhood; infancy · </text:span><text:span text:style-name="Style6">детство; младенчество · </text:span><text:span text:style-name="Style7">Детство f; Детство n</text:span></text:p>
      <text:p text:style-name="Text_20_body"><text:span text:style-name="Style1">2129 · </text:span><text:span text:style-name="Style2">خو‌س آمدن (آ) · </text:span><text:span text:style-name="Style3">xoš āmadan (ā) · </text:span><text:span text:style-name="Style4">willkommen heißen; mögen · </text:span><text:span text:style-name="Style5">welcome; like · </text:span><text:span text:style-name="Style6">Добро пожаловать; как · </text:span><text:span text:style-name="Style7">Добро пожаловать; как</text:span></text:p>
      <text:p text:style-name="Text_20_body"><text:span text:style-name="Style1">2130 · </text:span><text:span text:style-name="Style2">یاد آمدن (آ) · </text:span><text:span text:style-name="Style3">yād āmadan (ā) · </text:span><text:span text:style-name="Style4">sich erinnern · </text:span><text:span text:style-name="Style5">remember · </text:span><text:span text:style-name="Style6">запомнить · </text:span><text:span text:style-name="Style7">вспоминать</text:span></text:p>
      <text:p text:style-name="Text_20_body"><text:span text:style-name="Style1">2131 · </text:span><text:span text:style-name="Style2">یاد افتادن (افت) · </text:span><text:span text:style-name="Style3">yād oftādan (oft) · </text:span><text:span text:style-name="Style4">sich erinnern · </text:span><text:span text:style-name="Style5">remember · </text:span><text:span text:style-name="Style6">запомнить · </text:span><text:span text:style-name="Style7">вспоминать</text:span></text:p>
      <text:p text:style-name="Text_20_body"><text:span text:style-name="Style1">2132 · </text:span><text:span text:style-name="Style2">یاد رفتن (رو، رو) · </text:span><text:span text:style-name="Style3">yād raftan (rav, row) · </text:span><text:span text:style-name="Style4">vergessen · </text:span><text:span text:style-name="Style5">forget · </text:span><text:span text:style-name="Style6">забывать · </text:span><text:span text:style-name="Style7">забывать</text:span></text:p>
      <text:p text:style-name="Text_20_body"><text:span text:style-name="Style1">2133 · </text:span><text:span text:style-name="Style2">یاوه‌‌اس · </text:span><text:span text:style-name="Style3">yavāš · </text:span><text:span text:style-name="Style4">langsam · </text:span><text:span text:style-name="Style5">slow; slowly · </text:span><text:span text:style-name="Style6">замедлять; медленно · </text:span><text:span text:style-name="Style7">медленно</text:span></text:p>
      <text:p text:style-name="Text_20_body"><text:span text:style-name="Style1">2134 · </text:span><text:span text:style-name="Style2">یک دافعه · </text:span><text:span text:style-name="Style3">yekdaf’e · </text:span><text:span text:style-name="Style4">auf einmal; plötzlich; unerwartet · </text:span><text:span text:style-name="Style5">suddenly; unexpectedly · </text:span><text:span text:style-name="Style6">внезапно; неожиданно · </text:span><text:span text:style-name="Style7">сразу; внезапно; неожиданно</text:span></text:p>
      <text:p text:style-name="Text_20_body"><text:span text:style-name="Style1">2135 · </text:span><text:span text:style-name="Style2">ضربه · </text:span><text:span text:style-name="Style3">zarbe · </text:span><text:span text:style-name="Style4">Schlag m; Stoß m · </text:span><text:span text:style-name="Style5">stroke; impact · </text:span><text:span text:style-name="Style6">инсульт; воздействие · </text:span><text:span text:style-name="Style7">Beat m; Push m</text:span></text:p>
      <text:p text:style-name="Text_20_body"><text:span text:style-name="Style1">2136 · </text:span><text:span text:style-name="Style2">ضرب‌المثل · </text:span><text:span text:style-name="Style3">zarbolmasal · </text:span><text:span text:style-name="Style4">Sprichwort n · </text:span><text:span text:style-name="Style5">proverb · </text:span><text:span text:style-name="Style6">пословица · </text:span><text:span text:style-name="Style7">Притчи n</text:span></text:p>
      <text:p text:style-name="Text_20_body"><text:span text:style-name="Style1">2137 · </text:span><text:span text:style-name="Style2">درس · </text:span><text:span text:style-name="Style3">Dars-e · </text:span><text:span text:style-name="Style4">22 · </text:span><text:span text:style-name="Style5">22 · </text:span><text:span text:style-name="Style6">22 · </text:span><text:span text:style-name="Style7">22</text:span></text:p>
      <text:p text:style-name="Text_20_body"><text:span text:style-name="Style1">2138 · </text:span><text:span text:style-name="Style2">ابری · </text:span><text:span text:style-name="Style3">abri · </text:span><text:span text:style-name="Style4">bewölkt; wolkig · </text:span><text:span text:style-name="Style5">cloudy · </text:span><text:span text:style-name="Style6">облачный · </text:span><text:span text:style-name="Style7">облачно; облачный</text:span></text:p>
      <text:p text:style-name="Text_20_body"><text:span text:style-name="Style1">2139 · </text:span><text:span text:style-name="Style2">آفتابی · </text:span><text:span text:style-name="Style3">āftābi · </text:span><text:span text:style-name="Style4">sonnig · </text:span><text:span text:style-name="Style5">sunny · </text:span><text:span text:style-name="Style6">солнечный · </text:span><text:span text:style-name="Style7">солнечный</text:span></text:p>
      <text:p text:style-name="Text_20_body"><text:span text:style-name="Style1">2140 · </text:span><text:span text:style-name="Style2">عمودی · </text:span><text:span text:style-name="Style3">amudi · </text:span><text:span text:style-name="Style4">senkrecht; vertikal · </text:span><text:span text:style-name="Style5">vertical · </text:span><text:span text:style-name="Style6">вертикальный · </text:span><text:span text:style-name="Style7">вертикали; вертикальный</text:span></text:p>
      <text:p text:style-name="Text_20_body"><text:span text:style-name="Style1">2141 · </text:span><text:span text:style-name="Style2">آموزه‌‌س دیدن (بین) · </text:span><text:span text:style-name="Style3">āmuzeš didan (bin) · </text:span><text:span text:style-name="Style4">ausgebildet werden · </text:span><text:span text:style-name="Style5">be trained · </text:span><text:span text:style-name="Style6">быть обученным · </text:span><text:span text:style-name="Style7">быть обученным</text:span></text:p>
      <text:p text:style-name="Text_20_body"><text:span text:style-name="Style1">2142 · </text:span><text:span text:style-name="Style2">آرزو کردن (کن) · </text:span><text:span text:style-name="Style3">ārezu kardan (kon) · </text:span><text:span text:style-name="Style4">wünschen · </text:span><text:span text:style-name="Style5">wish · </text:span><text:span text:style-name="Style6">желаю вам · </text:span><text:span text:style-name="Style7">желание</text:span></text:p>
      <text:p text:style-name="Text_20_body"><text:span text:style-name="Style1">2143 · </text:span><text:span text:style-name="Style2">اسب‌سواری · </text:span><text:span text:style-name="Style3">asbsavāri · </text:span><text:span text:style-name="Style4">Reiten n · </text:span><text:span text:style-name="Style5">riding · </text:span><text:span text:style-name="Style6">верховая езда · </text:span><text:span text:style-name="Style7">Верховая езда</text:span></text:p>
      <text:p text:style-name="Text_20_body"><text:span text:style-name="Style1">2144 · </text:span><text:span text:style-name="Style2">آسیایی · </text:span><text:span text:style-name="Style3">āsiyāyi · </text:span><text:span text:style-name="Style4">asiatisch · </text:span><text:span text:style-name="Style5">Asian · </text:span><text:span text:style-name="Style6">азиатка · </text:span><text:span text:style-name="Style7">азиатка</text:span></text:p>
      <text:p text:style-name="Text_20_body"><text:span text:style-name="Style1">2145 · </text:span><text:span text:style-name="Style2">اخلاق · </text:span><text:span text:style-name="Style3">axlāq · </text:span><text:span text:style-name="Style4">Moral f · </text:span><text:span text:style-name="Style5">morality · </text:span><text:span text:style-name="Style6">мораль · </text:span><text:span text:style-name="Style7">Мораль f</text:span></text:p>
      <text:p text:style-name="Text_20_body"><text:span text:style-name="Style1">2146 · </text:span><text:span text:style-name="Style2">بانوان · </text:span><text:span text:style-name="Style3">bānovān · </text:span><text:span text:style-name="Style4">Damen pl · </text:span><text:span text:style-name="Style5">ladies · </text:span><text:span text:style-name="Style6">дамы · </text:span><text:span text:style-name="Style7">Дамы pl</text:span></text:p>
      <text:p text:style-name="Text_20_body"><text:span text:style-name="Style1">2147 · </text:span><text:span text:style-name="Style2">بار گرداندن (گردن) · </text:span><text:span text:style-name="Style3">bar gardāndan (gardān) <text:s/>· </text:span><text:span text:style-name="Style4">umdrehen; zurückgeben; übersetzen · </text:span><text:span text:style-name="Style5">turn; return;translate · </text:span><text:span text:style-name="Style6">повернуть; возвращение; перевод · </text:span><text:span text:style-name="Style7">оборачиваться; возвращение; переводить</text:span></text:p>
      <text:p text:style-name="Text_20_body"><text:span text:style-name="Style1">2148 · </text:span><text:span text:style-name="Style2">بسکتبال · </text:span><text:span text:style-name="Style3">basketbāl · </text:span><text:span text:style-name="Style4">Basketball m · </text:span><text:span text:style-name="Style5">basketball · </text:span><text:span text:style-name="Style6">баскетбол · </text:span><text:span text:style-name="Style7">Баскетбол м</text:span></text:p>
      <text:p text:style-name="Text_20_body"><text:span text:style-name="Style1">2149 · </text:span><text:span text:style-name="Style2">به عنوان · </text:span><text:span text:style-name="Style3">be onvān-e · </text:span><text:span text:style-name="Style4">für; als · </text:span><text:span text:style-name="Style5">as; for · </text:span><text:span text:style-name="Style6">а; для · </text:span><text:span text:style-name="Style7">для; чем</text:span></text:p>
      <text:p text:style-name="Text_20_body"><text:span text:style-name="Style1">2150 · </text:span><text:span text:style-name="Style2">بین‌المللی · </text:span><text:span text:style-name="Style3">beynolmelali · </text:span><text:span text:style-name="Style4">international · </text:span><text:span text:style-name="Style5">international · </text:span><text:span text:style-name="Style6">международный · </text:span><text:span text:style-name="Style7">на международном уровне</text:span></text:p>
      <text:p text:style-name="Text_20_body"><text:span text:style-name="Style1">2151 · </text:span><text:span text:style-name="Style2">به زودی · </text:span><text:span text:style-name="Style3">be zudi · </text:span><text:span text:style-name="Style4">bald; demnächst; in Kürze · </text:span><text:span text:style-name="Style5">soon · </text:span><text:span text:style-name="Style6">скоро · </text:span><text:span text:style-name="Style7">в ближайшее время; в ближайшее время; вскоре</text:span></text:p>
      <text:p text:style-name="Text_20_body"><text:span text:style-name="Style1">2152 · </text:span><text:span text:style-name="Style2">چو گان · </text:span><text:span text:style-name="Style3">cowgān · </text:span><text:span text:style-name="Style4">Polo n · </text:span><text:span text:style-name="Style5">polo · </text:span><text:span text:style-name="Style6">поло · </text:span><text:span text:style-name="Style7">Polo n</text:span></text:p>
      <text:p text:style-name="Text_20_body"><text:span text:style-name="Style1">2153 · </text:span><text:span text:style-name="Style2">دما · </text:span><text:span text:style-name="Style3">damā · </text:span><text:span text:style-name="Style4">Temperatur f · </text:span><text:span text:style-name="Style5">temperature · </text:span><text:span text:style-name="Style6">температура · </text:span><text:span text:style-name="Style7">Температура f</text:span></text:p>
      <text:p text:style-name="Text_20_body"><text:span text:style-name="Style1">2154 · </text:span><text:span text:style-name="Style2">در اطراف · </text:span><text:span text:style-name="Style3">dar atrāf-e · </text:span><text:span text:style-name="Style4">rund um · </text:span><text:span text:style-name="Style5">around · </text:span><text:span text:style-name="Style6">вокруг · </text:span><text:span text:style-name="Style7">вокруг</text:span></text:p>
      <text:p text:style-name="Text_20_body"><text:span text:style-name="Style1">2155 · </text:span><text:span text:style-name="Style2">درجه‌‌ی سانتی‌گراد · </text:span><text:span text:style-name="Style3">daraje-ye sāntigerād <text:s/>· </text:span><text:span text:style-name="Style4">Grad Celsius · </text:span><text:span text:style-name="Style5">degrees Celsius;centigrade · </text:span><text:span text:style-name="Style6">градус Цельсия, стоградусный · </text:span><text:span text:style-name="Style7">градус Цельсия</text:span></text:p>
      <text:p text:style-name="Text_20_body"><text:span text:style-name="Style1">2156 · </text:span><text:span text:style-name="Style2">دارنده · </text:span><text:span text:style-name="Style3">dārande · </text:span><text:span text:style-name="Style4">Besitzer(in f) m; Inhaber(in f) m · </text:span><text:span text:style-name="Style5">holder; owner · </text:span><text:span text:style-name="Style6">держатель; владелец · </text:span><text:span text:style-name="Style7">Владелец (в f) м; Владелец (в f) м</text:span></text:p>
      <text:p text:style-name="Text_20_body"><text:span text:style-name="Style1">2157 · </text:span><text:span text:style-name="Style2">دستگیر کردن (کن) · </text:span><text:span text:style-name="Style3">dastgir kardan (kon) · </text:span><text:span text:style-name="Style4">verhaften; festnehmen · </text:span><text:span text:style-name="Style5">capture; arrest · </text:span><text:span text:style-name="Style6">захват; арестовывать · </text:span><text:span text:style-name="Style7">арест; арестовывать</text:span></text:p>
      <text:p text:style-name="Text_20_body"><text:span text:style-name="Style1">2158 · </text:span><text:span text:style-name="Style2">دست یافتن (یاب) · </text:span><text:span text:style-name="Style3">dast yāftan (yāb) · </text:span><text:span text:style-name="Style4">erreichen · </text:span><text:span text:style-name="Style5">achieve · </text:span><text:span text:style-name="Style6">достигать · </text:span><text:span text:style-name="Style7">достичь</text:span></text:p>
      <text:p text:style-name="Text_20_body"><text:soft-page-break/><text:span text:style-name="Style1">2159 · </text:span><text:span text:style-name="Style2">دست‌گیری · </text:span><text:span text:style-name="Style3">dastgiri · </text:span><text:span text:style-name="Style4">Festnahme f; Verhaftung f · </text:span><text:span text:style-name="Style5">capture; arrest · </text:span><text:span text:style-name="Style6">захват; арестовывать · </text:span><text:span text:style-name="Style7">Арест f; Арест f</text:span></text:p>
      <text:p text:style-name="Text_20_body"><text:span text:style-name="Style1">2160 · </text:span><text:span text:style-name="Style2">دکترا · </text:span><text:span text:style-name="Style3">doktorā · </text:span><text:span text:style-name="Style4">Promotion f · </text:span><text:span text:style-name="Style5">Ph.D.; doctorate · </text:span><text:span text:style-name="Style6">Доктор философии; докторская степень · </text:span><text:span text:style-name="Style7">Докторантура f</text:span></text:p>
      <text:p text:style-name="Text_20_body"><text:span text:style-name="Style1">2161 · </text:span><text:span text:style-name="Style2">دو سوم · </text:span><text:span text:style-name="Style3">dosevvom · </text:span><text:span text:style-name="Style4">zweidrittel · </text:span><text:span text:style-name="Style5">two-thirds · </text:span><text:span text:style-name="Style6">две трети · </text:span><text:span text:style-name="Style7">две трети</text:span></text:p>
      <text:p text:style-name="Text_20_body"><text:span text:style-name="Style1">2162 · </text:span><text:span text:style-name="Style2">د عثمان · </text:span><text:span text:style-name="Style3">došman · </text:span><text:span text:style-name="Style4">Feind m · </text:span><text:span text:style-name="Style5">enemy · </text:span><text:span text:style-name="Style6">враг · </text:span><text:span text:style-name="Style7">Враг м</text:span></text:p>
      <text:p text:style-name="Text_20_body"><text:span text:style-name="Style1">2163 · </text:span><text:span text:style-name="Style2">دزدی · </text:span><text:span text:style-name="Style3">dozdi · </text:span><text:span text:style-name="Style4">Diebstahl m; Einbruch m; Raub m · </text:span><text:span text:style-name="Style5">theft; stealing; robbery · </text:span><text:span text:style-name="Style6">кража; кража; грабеж · </text:span><text:span text:style-name="Style7">Кража m; Взломанный m; Грабеж м</text:span></text:p>
      <text:p text:style-name="Text_20_body"><text:span text:style-name="Style1">2164 · </text:span><text:span text:style-name="Style2">الکتریکی · </text:span><text:span text:style-name="Style3">elekteriki · </text:span><text:span text:style-name="Style4">elektrisch · </text:span><text:span text:style-name="Style5">electric · </text:span><text:span text:style-name="Style6">электрический · </text:span><text:span text:style-name="Style7">электрический</text:span></text:p>
      <text:p text:style-name="Text_20_body"><text:span text:style-name="Style1">2165 · </text:span><text:span text:style-name="Style2">امکانات · </text:span><text:span text:style-name="Style3">emkānāt · </text:span><text:span text:style-name="Style4">Möglichkeiten pl; Ausstattungen pl · </text:span><text:span text:style-name="Style5">facilities; possibilities · </text:span><text:span text:style-name="Style6">сооружения; возможности · </text:span><text:span text:style-name="Style7">Возможности pl; Услуги pl</text:span></text:p>
      <text:p text:style-name="Text_20_body"><text:span text:style-name="Style1">2166 · </text:span><text:span text:style-name="Style2">فراهم کردن (کن) · </text:span><text:span text:style-name="Style3">farāham kardan (kon) <text:s/>· </text:span><text:span text:style-name="Style4">beschaffen; besorgen · </text:span><text:span text:style-name="Style5">procure; obtain;create · </text:span><text:span text:style-name="Style6">закупки; получить; создать · </text:span><text:span text:style-name="Style7">закупки; получить</text:span></text:p>
      <text:p text:style-name="Text_20_body"><text:span text:style-name="Style1">2167 · </text:span><text:span text:style-name="Style2">فوتسال · </text:span><text:span text:style-name="Style3">futsāl · </text:span><text:span text:style-name="Style4">Hallenfußball m · </text:span><text:span text:style-name="Style5">futsal · </text:span><text:span text:style-name="Style6">футзал · </text:span><text:span text:style-name="Style7">Крытый футбол m</text:span></text:p>
      <text:p text:style-name="Text_20_body"><text:span text:style-name="Style1">2168 · </text:span><text:span text:style-name="Style2">گرامی · </text:span><text:span text:style-name="Style3">gerāmi · </text:span><text:span text:style-name="Style4">verehrt · </text:span><text:span text:style-name="Style5">dear · </text:span><text:span text:style-name="Style6">дорогой · </text:span><text:span text:style-name="Style7">почитается</text:span></text:p>
      <text:p text:style-name="Text_20_body"><text:span text:style-name="Style1">2169 · </text:span><text:span text:style-name="Style2">گیت <text:s/>· </text:span><text:span text:style-name="Style3">geyt · </text:span><text:span text:style-name="Style4">Gate n · </text:span><text:span text:style-name="Style5">gate · </text:span><text:span text:style-name="Style6">ворота · </text:span><text:span text:style-name="Style7">Ворота n</text:span></text:p>
      <text:p text:style-name="Text_20_body"><text:span text:style-name="Style1">2170 · </text:span><text:span text:style-name="Style2">گلزنی · </text:span><text:span text:style-name="Style3">golzani · </text:span><text:span text:style-name="Style4">Tore Schießen · </text:span><text:span text:style-name="Style5">scoring goals · </text:span><text:span text:style-name="Style6">достижение целей · </text:span><text:span text:style-name="Style7">Целевые показатели</text:span></text:p>
      <text:p text:style-name="Text_20_body"><text:span text:style-name="Style1">2171 · </text:span><text:span text:style-name="Style2">حالت · </text:span><text:span text:style-name="Style3">hālat · </text:span><text:span text:style-name="Style4">Zustand m; Position f; Art f · </text:span><text:span text:style-name="Style5">state; position; type · </text:span><text:span text:style-name="Style6">состояние; положение; тип · </text:span><text:span text:style-name="Style7">Государство m; Положение f; Тип f</text:span></text:p>
      <text:p text:style-name="Text_20_body"><text:span text:style-name="Style1">2172 · </text:span><text:span text:style-name="Style2">هم‌اکنون · </text:span><text:span text:style-name="Style3">hamaknun · </text:span><text:span text:style-name="Style4">jetzt; nun · </text:span><text:span text:style-name="Style5">now · </text:span><text:span text:style-name="Style6">в настоящее время · </text:span><text:span text:style-name="Style7">Теперь; в настоящее время</text:span></text:p>
      <text:p text:style-name="Text_20_body"><text:span text:style-name="Style1">2173 · </text:span><text:span text:style-name="Style2">ایمنی · </text:span><text:span text:style-name="Style3">imeni · </text:span><text:span text:style-name="Style4">Sicherheit f · </text:span><text:span text:style-name="Style5">safety · </text:span><text:span text:style-name="Style6">безопасность · </text:span><text:span text:style-name="Style7">Безопасность f</text:span></text:p>
      <text:p text:style-name="Text_20_body"><text:span text:style-name="Style1">2174 · </text:span><text:span text:style-name="Style2">جهان‌پهلوان · </text:span><text:span text:style-name="Style3">jahānpahlevān · </text:span><text:span text:style-name="Style4">Weltmeister m · </text:span><text:span text:style-name="Style5">world champion · </text:span><text:span text:style-name="Style6">чемпион мира · </text:span><text:span text:style-name="Style7">Чемпион мира</text:span></text:p>
      <text:p text:style-name="Text_20_body"><text:span text:style-name="Style1">2175 · </text:span><text:span text:style-name="Style2">جامعه جهانی · </text:span><text:span text:style-name="Style3">jām-e jahāni · </text:span><text:span text:style-name="Style4">Weltmeisterschaft f · </text:span><text:span text:style-name="Style5">world cup · </text:span><text:span text:style-name="Style6">Кубок мира · </text:span><text:span text:style-name="Style7">Кубок мира f</text:span></text:p>
      <text:p text:style-name="Text_20_body"><text:span text:style-name="Style1">2176 · </text:span><text:span text:style-name="Style2">جاسوس · </text:span><text:span text:style-name="Style3">jāsus · </text:span><text:span text:style-name="Style4">Spion m · </text:span><text:span text:style-name="Style5">spy · </text:span><text:span text:style-name="Style6">шпион · </text:span><text:span text:style-name="Style7">Шпион m</text:span></text:p>
      <text:p text:style-name="Text_20_body"><text:span text:style-name="Style1">2177 · </text:span><text:span text:style-name="Style2">جوانمرد · </text:span><text:span text:style-name="Style3">javānmard <text:s/>· </text:span><text:span text:style-name="Style4">edelmütig; großherzig; ritterlich · </text:span><text:span text:style-name="Style5">magnanimous; generous;chivalrous · </text:span><text:span text:style-name="Style6">великодушным; щедрый, рыцарский · </text:span><text:span text:style-name="Style7">благородно; великодушным; рыцарский</text:span></text:p>
      <text:p text:style-name="Text_20_body"><text:span text:style-name="Style1">2178 · </text:span><text:span text:style-name="Style2">کمربند ایمنی · </text:span><text:span text:style-name="Style3">kamarband-e imeni · </text:span><text:span text:style-name="Style4">Anschnallgurt m; Sicherheitsgurt m · </text:span><text:span text:style-name="Style5">seatbelt · </text:span><text:span text:style-name="Style6">ремень безопасности · </text:span><text:span text:style-name="Style7">Ремень безопасности м; Ремень безопасности м</text:span></text:p>
      <text:p text:style-name="Text_20_body"><text:span text:style-name="Style1">2179 · </text:span><text:span text:style-name="Style2">کرته پرواز · </text:span><text:span text:style-name="Style3">kārt-e parvāz · </text:span><text:span text:style-name="Style4">Bordkarte f · </text:span><text:span text:style-name="Style5">boarding card · </text:span><text:span text:style-name="Style6">посадочная талон · </text:span><text:span text:style-name="Style7">Посадочный проход f</text:span></text:p>
      <text:p text:style-name="Text_20_body"><text:span text:style-name="Style1">2180 · </text:span><text:span text:style-name="Style2">کسته‌‌ان (کس) · </text:span><text:span text:style-name="Style3">koštan (koš) · </text:span><text:span text:style-name="Style4">töten · </text:span><text:span text:style-name="Style5">kill · </text:span><text:span text:style-name="Style6">убить · </text:span><text:span text:style-name="Style7">убить</text:span></text:p>
      <text:p text:style-name="Text_20_body"><text:span text:style-name="Style1">2181 · </text:span><text:span text:style-name="Style2">کستی · </text:span><text:span text:style-name="Style3">košti · </text:span><text:span text:style-name="Style4">Ringen n; Ringkampf m · </text:span><text:span text:style-name="Style5">wrestling · </text:span><text:span text:style-name="Style6">борьба · </text:span><text:span text:style-name="Style7">Борьба n; Борьба м</text:span></text:p>
      <text:p text:style-name="Text_20_body"><text:span text:style-name="Style1">2182 · </text:span><text:span text:style-name="Style2">کوهستانی · </text:span><text:span text:style-name="Style3">kuhestāni · </text:span><text:span text:style-name="Style4">gebirgig · </text:span><text:span text:style-name="Style5">mountainous · </text:span><text:span text:style-name="Style6">гористый · </text:span><text:span text:style-name="Style7">гористый</text:span></text:p>
      <text:p text:style-name="Text_20_body"><text:span text:style-name="Style1">2183 · </text:span><text:span text:style-name="Style2">لوازم · </text:span><text:span text:style-name="Style3">lavāzem <text:s/>· </text:span><text:span text:style-name="Style4">Artikel pl; Ausrüstungen pl; Zubehör n; Sachen pl · </text:span><text:span text:style-name="Style5">equipments; accessories;belongings · </text:span><text:span text:style-name="Style6">оборудование; принадлежности, принадлежности · </text:span><text:span text:style-name="Style7">Статья pl; Оборудование pl; Аксессуары n; Материал pl</text:span></text:p>
      <text:p text:style-name="Text_20_body"><text:span text:style-name="Style1">2184 · </text:span><text:span text:style-name="Style2">محله · </text:span><text:span text:style-name="Style3">mahalle · </text:span><text:span text:style-name="Style4">Bezirk m; Stadtteil m · </text:span><text:span text:style-name="Style5">district; quarter · </text:span><text:span text:style-name="Style6">р-н; четверть · </text:span><text:span text:style-name="Style7">Район m; Район m</text:span></text:p>
      <text:p text:style-name="Text_20_body"><text:span text:style-name="Style1">2185 · </text:span><text:span text:style-name="Style2">مطلب · </text:span><text:span text:style-name="Style3">matlab · </text:span><text:span text:style-name="Style4">Thema n · </text:span><text:span text:style-name="Style5">subject; matter · </text:span><text:span text:style-name="Style6">субъект; вопрос · </text:span><text:span text:style-name="Style7">Тема n</text:span></text:p>
      <text:p text:style-name="Text_20_body"><text:span text:style-name="Style1">2186 · </text:span><text:span text:style-name="Style2">معامله · </text:span><text:span text:style-name="Style3">moāmele · </text:span><text:span text:style-name="Style4">Geschäft n; Transaktion f · </text:span><text:span text:style-name="Style5">business; transaction · </text:span><text:span text:style-name="Style6">бизнес; сделка · </text:span><text:span text:style-name="Style7">Бизнес n; Транзакция f</text:span></text:p>
      <text:p text:style-name="Text_20_body"><text:span text:style-name="Style1">2187 · </text:span><text:span text:style-name="Style2">مسابقات · </text:span><text:span text:style-name="Style3">mosābeqāt · </text:span><text:span text:style-name="Style4">Wettbewerbe pl; Spiele pl · </text:span><text:span text:style-name="Style5">competitions; matches · </text:span><text:span text:style-name="Style6">соревнования; спички · </text:span><text:span text:style-name="Style7">Соревнования pl; Игры pl</text:span></text:p>
      <text:p text:style-name="Text_20_body"><text:span text:style-name="Style1">2188 · </text:span><text:span text:style-name="Style2">مسافر · </text:span><text:span text:style-name="Style3">mosāfer · </text:span><text:span text:style-name="Style4">Passagier m; Reisende f/m · </text:span><text:span text:style-name="Style5">passenger; traveler · </text:span><text:span text:style-name="Style6">пассажир; путешественник · </text:span><text:span text:style-name="Style7">Пассажир m; Путешественники f / m</text:span></text:p>
      <text:p text:style-name="Text_20_body"><text:span text:style-name="Style1">2189 · </text:span><text:span text:style-name="Style2">متصدی · </text:span><text:span text:style-name="Style3">motesaddi · </text:span><text:span text:style-name="Style4">Sachbearbeiter m · </text:span><text:span text:style-name="Style5">official in charge · </text:span><text:span text:style-name="Style6">должностное лицо · </text:span><text:span text:style-name="Style7">Клерк м</text:span></text:p>
      <text:p text:style-name="Text_20_body"><text:span text:style-name="Style1">2190 · </text:span><text:span text:style-name="Style2">موفقیت · </text:span><text:span text:style-name="Style3">movaffaqiyat · </text:span><text:span text:style-name="Style4">Erfolg m · </text:span><text:span text:style-name="Style5">success · </text:span><text:span text:style-name="Style6">успех · </text:span><text:span text:style-name="Style7">Успех m</text:span></text:p>
      <text:p text:style-name="Text_20_body"><text:span text:style-name="Style1">2191 · </text:span><text:span text:style-name="Style2">مزو · </text:span><text:span text:style-name="Style3">mowzu’ · </text:span><text:span text:style-name="Style4">Thema n; Gegenstand m; Thematik f · </text:span><text:span text:style-name="Style5">topic; issue; matter; subject · </text:span><text:span text:style-name="Style6">тема; вопрос; материя; тема · </text:span><text:span text:style-name="Style7">Тема n; Объект m; Тема f</text:span></text:p>
      <text:p text:style-name="Text_20_body"><text:span text:style-name="Style1">2192 · </text:span><text:span text:style-name="Style2">نمایه‌‌س · </text:span><text:span text:style-name="Style3">namāyeš <text:s/>· </text:span><text:span text:style-name="Style4">Aufführung f; Demonstration f; Schauspiel n · </text:span><text:span text:style-name="Style5">performance; demonstration;play · </text:span><text:span text:style-name="Style6">производительность; демонстрация, игра · </text:span><text:span text:style-name="Style7">Производительность f; Демонстрация f; Спектр n</text:span></text:p>
      <text:p text:style-name="Text_20_body"><text:span text:style-name="Style1">2193 · </text:span><text:span text:style-name="Style2">اتومبیل‌رانی · </text:span><text:span text:style-name="Style3">otomobilrāni · </text:span><text:span text:style-name="Style4">Autorennsport m · </text:span><text:span text:style-name="Style5">motor racing · </text:span><text:span text:style-name="Style6">автоспорт · </text:span><text:span text:style-name="Style7">Автомобильные гонки м</text:span></text:p>
      <text:p text:style-name="Text_20_body"><text:span text:style-name="Style1">2194 · </text:span><text:span text:style-name="Style2">پهلوان <text:s/>· </text:span><text:span text:style-name="Style3">pahlevān · </text:span><text:span text:style-name="Style4">Champion m · </text:span><text:span text:style-name="Style5">champion · </text:span><text:span text:style-name="Style6">чемпион · </text:span><text:span text:style-name="Style7">Чемпион m</text:span></text:p>
      <text:p text:style-name="Text_20_body"><text:span text:style-name="Style1">2195 · </text:span><text:span text:style-name="Style2">پوست اسار · </text:span><text:span text:style-name="Style3">poštesar · </text:span><text:span text:style-name="Style4">hinter · </text:span><text:span text:style-name="Style5">behind · </text:span><text:span text:style-name="Style6">за · </text:span><text:span text:style-name="Style7">за</text:span></text:p>
      <text:p text:style-name="Text_20_body"><text:span text:style-name="Style1">2196 · </text:span><text:span text:style-name="Style2">پوست اسار گوز آستان (گذار) · </text:span><text:span text:style-name="Style3">poštesar gozāštan (gozār) · </text:span><text:span text:style-name="Style4">hinter sich lassen · </text:span><text:span text:style-name="Style5">leave behind · </text:span><text:span text:style-name="Style6">оставить позади · </text:span><text:span text:style-name="Style7">оставить позади</text:span></text:p>
      <text:p text:style-name="Text_20_body"><text:span text:style-name="Style1">2197 · </text:span><text:span text:style-name="Style2">قهرمان · </text:span><text:span text:style-name="Style3">qahremān · </text:span><text:span text:style-name="Style4">Champion m; Held(in f) m · </text:span><text:span text:style-name="Style5">champion; hero · </text:span><text:span text:style-name="Style6">чемпион; герой · </text:span><text:span text:style-name="Style7">Чемпион m; Герой (в f) м</text:span></text:p>
      <text:p text:style-name="Text_20_body"><text:span text:style-name="Style1">2198 · </text:span><text:span text:style-name="Style2">قهرمانی · </text:span><text:span text:style-name="Style3">qahremāni · </text:span><text:span text:style-name="Style4">Meisterschaft f; Heldentum n · </text:span><text:span text:style-name="Style5">championship; heroism · </text:span><text:span text:style-name="Style6">чемпионат; геройство · </text:span><text:span text:style-name="Style7">Чемпионат f; Героизм n</text:span></text:p>
      <text:p text:style-name="Text_20_body"><text:span text:style-name="Style1">2199 · </text:span><text:span text:style-name="Style2">غیرنظامی · </text:span><text:span text:style-name="Style3">qeyrenezāmi · </text:span><text:span text:style-name="Style4">zivil; Zivilist(in f) m · </text:span><text:span text:style-name="Style5">civil; civilian · </text:span><text:span text:style-name="Style6">гражданское; гражданский · </text:span><text:span text:style-name="Style7">гражданское; Гражданский (в) м</text:span></text:p>
      <text:p text:style-name="Text_20_body"><text:span text:style-name="Style1">2200 · </text:span><text:span text:style-name="Style2">رابطه · </text:span><text:span text:style-name="Style3">rābete · </text:span><text:span text:style-name="Style4">Beziehung f; Verbindung f · </text:span><text:span text:style-name="Style5">relation; connection · </text:span><text:span text:style-name="Style6">отношение; соединение · </text:span><text:span text:style-name="Style7">Отношения f; Соединение f</text:span></text:p>
      <text:p text:style-name="Text_20_body"><text:span text:style-name="Style1">2201 · </text:span><text:span text:style-name="Style2">راه یافتن (یاب) · </text:span><text:span text:style-name="Style3">rāh yāftan (yāb) · </text:span><text:span text:style-name="Style4">erreichen · </text:span><text:span text:style-name="Style5">achieve · </text:span><text:span text:style-name="Style6">достигать · </text:span><text:span text:style-name="Style7">достичь</text:span></text:p>
      <text:p text:style-name="Text_20_body"><text:span text:style-name="Style1">2202 · </text:span><text:span text:style-name="Style2">رهگذر · </text:span><text:span text:style-name="Style3">rahgozar · </text:span><text:span text:style-name="Style4">Passant(in f) m · </text:span><text:span text:style-name="Style5">passerby · </text:span><text:span text:style-name="Style6">прохожий · </text:span><text:span text:style-name="Style7">Прохожий (в f) м</text:span></text:p>
      <text:p text:style-name="Text_20_body"><text:soft-page-break/><text:span text:style-name="Style1">2203 · </text:span><text:span text:style-name="Style2">رقیب · </text:span><text:span text:style-name="Style3">raqib · </text:span><text:span text:style-name="Style4">Konkurrent m · </text:span><text:span text:style-name="Style5">competitor · </text:span><text:span text:style-name="Style6">конкурент · </text:span><text:span text:style-name="Style7">Конкуренция м</text:span></text:p>
      <text:p text:style-name="Text_20_body"><text:span text:style-name="Style1">2204 · </text:span><text:span text:style-name="Style2">رکورد · </text:span><text:span text:style-name="Style3">rekord · </text:span><text:span text:style-name="Style4">Rekord m · </text:span><text:span text:style-name="Style5">record · </text:span><text:span text:style-name="Style6">запись · </text:span><text:span text:style-name="Style7">Запись м</text:span></text:p>
      <text:p text:style-name="Text_20_body"><text:span text:style-name="Style1">2205 · </text:span><text:span text:style-name="Style2">ربودن (ربع) · </text:span><text:span text:style-name="Style3">robudan (robā) · </text:span><text:span text:style-name="Style4">entführen; rauben; stehlen · </text:span><text:span text:style-name="Style5">kidnap; rob; steal · </text:span><text:span text:style-name="Style6">похитить; грабят; украсть · </text:span><text:span text:style-name="Style7">похищение людей; грабят; украсть</text:span></text:p>
      <text:p text:style-name="Text_20_body"><text:span text:style-name="Style1">2206 · </text:span><text:span text:style-name="Style2">ساک دستی · </text:span><text:span text:style-name="Style3">sākdasti · </text:span><text:span text:style-name="Style4">Handgepäck n · </text:span><text:span text:style-name="Style5">hand luggage · </text:span><text:span text:style-name="Style6">ручной клади · </text:span><text:span text:style-name="Style7">Ручной багаж n</text:span></text:p>
      <text:p text:style-name="Text_20_body"><text:span text:style-name="Style1">2207 · </text:span><text:span text:style-name="Style2">سنگین‌وزن · </text:span><text:span text:style-name="Style3">sanginvazn · </text:span><text:span text:style-name="Style4">Schwergewicht n; schwergewichtig · </text:span><text:span text:style-name="Style5">heavy weight · </text:span><text:span text:style-name="Style6">тяжелый вес · </text:span><text:span text:style-name="Style7">Тяжелый вес; тяжеловес</text:span></text:p>
      <text:p text:style-name="Text_20_body"><text:span text:style-name="Style1">2208 · </text:span><text:span text:style-name="Style2">سرمهماندار · </text:span><text:span text:style-name="Style3">sarmehmāndār · </text:span><text:span text:style-name="Style4">leitende Stewardess · </text:span><text:span text:style-name="Style5">leading stewardess · </text:span><text:span text:style-name="Style6">ведущая стюардесса · </text:span><text:span text:style-name="Style7">старшая стюардесса</text:span></text:p>
      <text:p text:style-name="Text_20_body"><text:span text:style-name="Style1">2209 · </text:span><text:span text:style-name="Style2">صخره‌نوردی · </text:span><text:span text:style-name="Style3">saxrenavardi · </text:span><text:span text:style-name="Style4">Felsklettern n · </text:span><text:span text:style-name="Style5">rock climbing · </text:span><text:span text:style-name="Style6">скалолазание · </text:span><text:span text:style-name="Style7">Скалолазание n</text:span></text:p>
      <text:p text:style-name="Text_20_body"><text:span text:style-name="Style1">2210 · </text:span><text:span text:style-name="Style2">سفر · </text:span><text:span text:style-name="Style3">sefr · </text:span><text:span text:style-name="Style4">null · </text:span><text:span text:style-name="Style5">zero · </text:span><text:span text:style-name="Style6">ноль · </text:span><text:span text:style-name="Style7">ноль</text:span></text:p>
      <text:p text:style-name="Text_20_body"><text:span text:style-name="Style1">2211 · </text:span><text:span text:style-name="Style2">سرکه‌‌ات · </text:span><text:span text:style-name="Style3">šerkat · </text:span><text:span text:style-name="Style4">Firma f; Teilnahme f · </text:span><text:span text:style-name="Style5">company; participation · </text:span><text:span text:style-name="Style6">компании; участие · </text:span><text:span text:style-name="Style7">Компания f; Участие f</text:span></text:p>
      <text:p text:style-name="Text_20_body"><text:span text:style-name="Style1">2212 · </text:span><text:span text:style-name="Style2">سود · </text:span><text:span text:style-name="Style3">sud · </text:span><text:span text:style-name="Style4">Gewinn m; Profit m; Zins m · </text:span><text:span text:style-name="Style5">profit; interest · </text:span><text:span text:style-name="Style6">прибыль; интерес · </text:span><text:span text:style-name="Style7">Прибыль m; Прибыль m; Интерес m</text:span></text:p>
      <text:p text:style-name="Text_20_body"><text:span text:style-name="Style1">2213 · </text:span><text:span text:style-name="Style2">صورت گرفتن (گیر) · </text:span><text:span text:style-name="Style3">surat gereftan (gir) <text:s/>· </text:span><text:span text:style-name="Style4">stattfinden; erfolgen · </text:span><text:span text:style-name="Style5">take place; happen;occur · </text:span><text:span text:style-name="Style6">иметь место; произойти · </text:span><text:span text:style-name="Style7">иметь место; иметь место</text:span></text:p>
      <text:p text:style-name="Text_20_body"><text:span text:style-name="Style1">2214 · </text:span><text:span text:style-name="Style2">ترک کردن (کن) · </text:span><text:span text:style-name="Style3">tark kardan (kon) · </text:span><text:span text:style-name="Style4">verlassen · </text:span><text:span text:style-name="Style5">leave · </text:span><text:span text:style-name="Style6">отпуск · </text:span><text:span text:style-name="Style7">отпуск</text:span></text:p>
      <text:p text:style-name="Text_20_body"><text:span text:style-name="Style1">2215 · </text:span><text:span text:style-name="Style2">توجه · </text:span><text:span text:style-name="Style3">tavajjoh · </text:span><text:span text:style-name="Style4">Aufmerksamkeit f; Achtung f · </text:span><text:span text:style-name="Style5">attention; notice · </text:span><text:span text:style-name="Style6">внимание; уведомление · </text:span><text:span text:style-name="Style7">Внимание f; Внимание f</text:span></text:p>
      <text:p text:style-name="Text_20_body"><text:span text:style-name="Style1">2216 · </text:span><text:span text:style-name="Style2">توسط · </text:span><text:span text:style-name="Style3">tavassot-e · </text:span><text:span text:style-name="Style4">durch; von · </text:span><text:span text:style-name="Style5">by; via · </text:span><text:span text:style-name="Style6">по; через · </text:span><text:span text:style-name="Style7">по; из</text:span></text:p>
      <text:p text:style-name="Text_20_body"><text:span text:style-name="Style1">2217 · </text:span><text:span text:style-name="Style2">ت عداد · </text:span><text:span text:style-name="Style3">te’dād · </text:span><text:span text:style-name="Style4">Anzahl f · </text:span><text:span text:style-name="Style5">number; count · </text:span><text:span text:style-name="Style6">номер; подсчитывать · </text:span><text:span text:style-name="Style7">Число f</text:span></text:p>
      <text:p text:style-name="Text_20_body"><text:span text:style-name="Style1">2218 · </text:span><text:span text:style-name="Style2">طبق · </text:span><text:span text:style-name="Style3">tebq-e · </text:span><text:span text:style-name="Style4">gemäß; nach · </text:span><text:span text:style-name="Style5">according to · </text:span><text:span text:style-name="Style6">согласно · </text:span><text:span text:style-name="Style7">изобретение; по</text:span></text:p>
      <text:p text:style-name="Text_20_body"><text:span text:style-name="Style1">2219 · </text:span><text:span text:style-name="Style2">تیم · </text:span><text:span text:style-name="Style3">tim · </text:span><text:span text:style-name="Style4">Mannschaft f; Team n · </text:span><text:span text:style-name="Style5">team · </text:span><text:span text:style-name="Style6">команда · </text:span><text:span text:style-name="Style7">Команда f; Команда n</text:span></text:p>
      <text:p text:style-name="Text_20_body"><text:span text:style-name="Style1">2220 · </text:span><text:span text:style-name="Style2">تیراندازی · </text:span><text:span text:style-name="Style3">tirandāzi · </text:span><text:span text:style-name="Style4">Bogenschießen; Schießerei f · </text:span><text:span text:style-name="Style5">archery; shooting · </text:span><text:span text:style-name="Style6">стрельба из лука; стрельба · </text:span><text:span text:style-name="Style7">Стрельба из лука; Съемки f</text:span></text:p>
      <text:p text:style-name="Text_20_body"><text:span text:style-name="Style1">2221 · </text:span><text:span text:style-name="Style2">والیبال · </text:span><text:span text:style-name="Style3">vālibāl · </text:span><text:span text:style-name="Style4">Volleyball m · </text:span><text:span text:style-name="Style5">volleyball · </text:span><text:span text:style-name="Style6">волейбол · </text:span><text:span text:style-name="Style7">Волейбол м</text:span></text:p>
      <text:p text:style-name="Text_20_body"><text:span text:style-name="Style1">2222 · </text:span><text:span text:style-name="Style2">ورزه سه رزمی · </text:span><text:span text:style-name="Style3">varzeš-e razmi · </text:span><text:span text:style-name="Style4">Kampfsport m · </text:span><text:span text:style-name="Style5">martial arts · </text:span><text:span text:style-name="Style6">боевые искусства · </text:span><text:span text:style-name="Style7">Боевые искусства m</text:span></text:p>
      <text:p text:style-name="Text_20_body"><text:span text:style-name="Style1">2223 · </text:span><text:span text:style-name="Style2">وزنه‌برداری · </text:span><text:span text:style-name="Style3">vaznebardāri · </text:span><text:span text:style-name="Style4">Gewichtheben n · </text:span><text:span text:style-name="Style5">weightlifting · </text:span><text:span text:style-name="Style6">тяжелая атлетика · </text:span><text:span text:style-name="Style7">Тяжелая атлетика</text:span></text:p>
      <text:p text:style-name="Text_20_body"><text:span text:style-name="Style1">2224 · </text:span><text:span text:style-name="Style2">وجود · </text:span><text:span text:style-name="Style3">vojud · </text:span><text:span text:style-name="Style4">Existenz f · </text:span><text:span text:style-name="Style5">existence · </text:span><text:span text:style-name="Style6">существование · </text:span><text:span text:style-name="Style7">Существование f</text:span></text:p>
      <text:p text:style-name="Text_20_body"><text:span text:style-name="Style1">2225 · </text:span><text:span text:style-name="Style2">خودرو · </text:span><text:span text:style-name="Style3">xodrow · </text:span><text:span text:style-name="Style4">Auto n; Fahrzeug n · </text:span><text:span text:style-name="Style5">car; vehicle · </text:span><text:span text:style-name="Style6">автомобиль; автомобиль · </text:span><text:span text:style-name="Style7">Автомобиль n; Автомобиль n</text:span></text:p>
      <text:p text:style-name="Text_20_body"><text:span text:style-name="Style1">2226 · </text:span><text:span text:style-name="Style2">خو صمد گفتن (گو) · </text:span><text:span text:style-name="Style3">xošāmad goftan (gu) · </text:span><text:span text:style-name="Style4">willkommen heißen · </text:span><text:span text:style-name="Style5">welcome · </text:span><text:span text:style-name="Style6">добро пожаловать · </text:span><text:span text:style-name="Style7">Добро пожаловать</text:span></text:p>
      <text:p text:style-name="Text_20_body"><text:span text:style-name="Style1">2227 · </text:span><text:span text:style-name="Style2">ضرر · </text:span><text:span text:style-name="Style3">zarar · </text:span><text:span text:style-name="Style4">Verlust m; Nachteil m · </text:span><text:span text:style-name="Style5">loss; disadvantage · </text:span><text:span text:style-name="Style6">замок; неудобство · </text:span><text:span text:style-name="Style7">Потеря m; Недостаток m</text:span></text:p>
      <text:p text:style-name="Text_20_body"><text:span text:style-name="Style1">2228 · </text:span><text:span text:style-name="Style2">درس · </text:span><text:span text:style-name="Style3">Dars-e · </text:span><text:span text:style-name="Style4">23 · </text:span><text:span text:style-name="Style5">23 · </text:span><text:span text:style-name="Style6">23 · </text:span><text:span text:style-name="Style7">23</text:span></text:p>
      <text:p text:style-name="Text_20_body"><text:span text:style-name="Style1">2229 · </text:span><text:span text:style-name="Style2">آهنین · </text:span><text:span text:style-name="Style3">āhanin · </text:span><text:span text:style-name="Style4">eisern · </text:span><text:span text:style-name="Style5">iron; ironclad · </text:span><text:span text:style-name="Style6">железо; броненосец · </text:span><text:span text:style-name="Style7">железо</text:span></text:p>
      <text:p text:style-name="Text_20_body"><text:span text:style-name="Style1">2230 · </text:span><text:span text:style-name="Style2">آموختن (آموزه‌‌س) · </text:span><text:span text:style-name="Style3">āmuxtan (āmuzeš) · </text:span><text:span text:style-name="Style4">lernen; lehren · </text:span><text:span text:style-name="Style5">learn; teach · </text:span><text:span text:style-name="Style6">узнать; научить · </text:span><text:span text:style-name="Style7">узнать; научить</text:span></text:p>
      <text:p text:style-name="Text_20_body"><text:span text:style-name="Style1">2231 · </text:span><text:span text:style-name="Style2">آنی · </text:span><text:span text:style-name="Style3">āni · </text:span><text:span text:style-name="Style4">augenblicklich · </text:span><text:span text:style-name="Style5">momentary · </text:span><text:span text:style-name="Style6">моментальный · </text:span><text:span text:style-name="Style7">немедленно</text:span></text:p>
      <text:p text:style-name="Text_20_body"><text:span text:style-name="Style1">2232 · </text:span><text:span text:style-name="Style2">آرزو · </text:span><text:span text:style-name="Style3">ārezu · </text:span><text:span text:style-name="Style4">Wunsch m · </text:span><text:span text:style-name="Style5">wish; desire · </text:span><text:span text:style-name="Style6">пожелает; желание · </text:span><text:span text:style-name="Style7">Желание м</text:span></text:p>
      <text:p text:style-name="Text_20_body"><text:span text:style-name="Style1">2233 · </text:span><text:span text:style-name="Style2">اسباب‌بازی · </text:span><text:span text:style-name="Style3">asbābbāzi · </text:span><text:span text:style-name="Style4">Spielzeug n · </text:span><text:span text:style-name="Style5">toy · </text:span><text:span text:style-name="Style6">игрушка · </text:span><text:span text:style-name="Style7">Игрушка</text:span></text:p>
      <text:p text:style-name="Text_20_body"><text:span text:style-name="Style1">2234 · </text:span><text:span text:style-name="Style2">اولیه · </text:span><text:span text:style-name="Style3">avvaliye · </text:span><text:span text:style-name="Style4">primär; initial; ursprünglich · </text:span><text:span text:style-name="Style5">primary; preliminary; original · </text:span><text:span text:style-name="Style6">первичный; предварительный; оригинал · </text:span><text:span text:style-name="Style7">первичный; начальный; первоначально</text:span></text:p>
      <text:p text:style-name="Text_20_body"><text:span text:style-name="Style1">2235 · </text:span><text:span text:style-name="Style2">آزادی · </text:span><text:span text:style-name="Style3">āzādi · </text:span><text:span text:style-name="Style4">Freiheit f · </text:span><text:span text:style-name="Style5">freedom · </text:span><text:span text:style-name="Style6">свобода · </text:span><text:span text:style-name="Style7">Свобода f</text:span></text:p>
      <text:p text:style-name="Text_20_body"><text:span text:style-name="Style1">2236 · </text:span><text:span text:style-name="Style2">بند · </text:span><text:span text:style-name="Style3">bānd · </text:span><text:span text:style-name="Style4">Gepäckband m; Band m; Verband m · </text:span><text:span text:style-name="Style5">luggage belt; band; roll bandage · </text:span><text:span text:style-name="Style6">багажный ремень; группа; рулонная повязка · </text:span><text:span text:style-name="Style7">Ремень багажника м; Объем m; Ассоциация m</text:span></text:p>
      <text:p text:style-name="Text_20_body"><text:span text:style-name="Style1">2237 · </text:span><text:span text:style-name="Style2">باغبان · </text:span><text:span text:style-name="Style3">bāqbān · </text:span><text:span text:style-name="Style4">Gärtner(in f) m · </text:span><text:span text:style-name="Style5">gardener · </text:span><text:span text:style-name="Style6">садовник · </text:span><text:span text:style-name="Style7">Садовник (в f) м</text:span></text:p>
      <text:p text:style-name="Text_20_body"><text:span text:style-name="Style1">2238 · </text:span><text:span text:style-name="Style2">برده‌‌است · </text:span><text:span text:style-name="Style3">bardāšt · </text:span><text:span text:style-name="Style4">Eindruck m · </text:span><text:span text:style-name="Style5">impression · </text:span><text:span text:style-name="Style6">впечатление · </text:span><text:span text:style-name="Style7">Впечатление m</text:span></text:p>
      <text:p text:style-name="Text_20_body"><text:span text:style-name="Style1">2239 · </text:span><text:span text:style-name="Style2">بستن (بند) · </text:span><text:span text:style-name="Style3">bastan (band) · </text:span><text:span text:style-name="Style4">schließen; einpacken; sperren · </text:span><text:span text:style-name="Style5">close; pack; block · </text:span><text:span text:style-name="Style6">закрыть; пакет; блок · </text:span><text:span text:style-name="Style7">закрыть; завернуть; запирать</text:span></text:p>
      <text:p text:style-name="Text_20_body"><text:span text:style-name="Style1">2240 · </text:span><text:span text:style-name="Style2">باتجربه · </text:span><text:span text:style-name="Style3">bātajrobe · </text:span><text:span text:style-name="Style4">erfahren · </text:span><text:span text:style-name="Style5">experienced · </text:span><text:span text:style-name="Style6">опытный · </text:span><text:span text:style-name="Style7">учиться</text:span></text:p>
      <text:p text:style-name="Text_20_body"><text:span text:style-name="Style1">2241 · </text:span><text:span text:style-name="Style2">باز کردن (کن) · </text:span><text:span text:style-name="Style3">bāz kardan (kon) · </text:span><text:span text:style-name="Style4">öffnen; eröffnen; auspacken · </text:span><text:span text:style-name="Style5">open; unpack · </text:span><text:span text:style-name="Style6">открыть; распаковывать · </text:span><text:span text:style-name="Style7">открыть; открыть; распаковывать</text:span></text:p>
      <text:p text:style-name="Text_20_body"><text:span text:style-name="Style1">2242 · </text:span><text:span text:style-name="Style2">بازیکن · </text:span><text:span text:style-name="Style3">bāzikon · </text:span><text:span text:style-name="Style4">Spieler(in f) m · </text:span><text:span text:style-name="Style5">player · </text:span><text:span text:style-name="Style6">игрок · </text:span><text:span text:style-name="Style7">Игрок (в f) м</text:span></text:p>
      <text:p text:style-name="Text_20_body"><text:span text:style-name="Style1">2243 · </text:span><text:span text:style-name="Style2">بازپرس · </text:span><text:span text:style-name="Style3">bāzpors · </text:span><text:span text:style-name="Style4">Befrager m · </text:span><text:span text:style-name="Style5">interrogator · </text:span><text:span text:style-name="Style6">допрашивающий · </text:span><text:span text:style-name="Style7">Опросчик m</text:span></text:p>
      <text:p text:style-name="Text_20_body"><text:span text:style-name="Style1">2244 · </text:span><text:span text:style-name="Style2">به زمین ن ساستا‌ن (ن سین) · </text:span><text:span text:style-name="Style3">be zamin nešastan (nešin) · </text:span><text:span text:style-name="Style4">landen · </text:span><text:span text:style-name="Style5">land · </text:span><text:span text:style-name="Style6">земля · </text:span><text:span text:style-name="Style7">земля</text:span></text:p>
      <text:p text:style-name="Text_20_body"><text:span text:style-name="Style1">2245 · </text:span><text:span text:style-name="Style2">بداهه‌نوازی · </text:span><text:span text:style-name="Style3">bedāhenavāzi · </text:span><text:span text:style-name="Style4">Improvisation f · </text:span><text:span text:style-name="Style5">improvisation · </text:span><text:span text:style-name="Style6">импровизация · </text:span><text:span text:style-name="Style7">Импровизация f</text:span></text:p>
      <text:p text:style-name="Text_20_body"><text:span text:style-name="Style1">2246 · </text:span><text:span text:style-name="Style2">بنام · </text:span><text:span text:style-name="Style3">benām · </text:span><text:span text:style-name="Style4">berühmt · </text:span><text:span text:style-name="Style5">famous · </text:span><text:span text:style-name="Style6">известный · </text:span><text:span text:style-name="Style7">известный</text:span></text:p>
      <text:p text:style-name="Text_20_body"><text:span text:style-name="Style1">2247 · </text:span><text:span text:style-name="Style2">بی‌ادب · </text:span><text:span text:style-name="Style3">biadab · </text:span><text:span text:style-name="Style4">unhöflich · </text:span><text:span text:style-name="Style5">rude; impolite · </text:span><text:span text:style-name="Style6">груб; невежливый · </text:span><text:span text:style-name="Style7">грубый</text:span></text:p>
      <text:p text:style-name="Text_20_body"><text:span text:style-name="Style1">2248 · </text:span><text:span text:style-name="Style2">بینا · </text:span><text:span text:style-name="Style3">binā · </text:span><text:span text:style-name="Style4">sehend · </text:span><text:span text:style-name="Style5">seeing · </text:span><text:span text:style-name="Style6">видя · </text:span><text:span text:style-name="Style7">зрячий</text:span></text:p>
      <text:p text:style-name="Text_20_body"><text:span text:style-name="Style1">2249 · </text:span><text:span text:style-name="Style2">برد · </text:span><text:span text:style-name="Style3">bord · </text:span><text:span text:style-name="Style4">Gewinn m; Sieg m; Reichweite f · </text:span><text:span text:style-name="Style5">win; reach · </text:span><text:span text:style-name="Style6">выиграть; достичь · </text:span><text:span text:style-name="Style7">Прибыль m; Победа м; Диапазон f</text:span></text:p>
      <text:p text:style-name="Text_20_body"><text:span text:style-name="Style1">2250 · </text:span><text:span text:style-name="Style2">بزرگی · </text:span><text:span text:style-name="Style3">bozorgi · </text:span><text:span text:style-name="Style4">Größe f · </text:span><text:span text:style-name="Style5">magnitude; enlargement · </text:span><text:span text:style-name="Style6">величина; укрупнение · </text:span><text:span text:style-name="Style7">Размер f</text:span></text:p>
      <text:p text:style-name="Text_20_body"><text:soft-page-break/><text:span text:style-name="Style1">2251 · </text:span><text:span text:style-name="Style2">چیره‌دست · </text:span><text:span text:style-name="Style3">ciredast · </text:span><text:span text:style-name="Style4">geschickt · </text:span><text:span text:style-name="Style5">skilful · </text:span><text:span text:style-name="Style6">искусный · </text:span><text:span text:style-name="Style7">умно</text:span></text:p>
      <text:p text:style-name="Text_20_body"><text:span text:style-name="Style1">2252 · </text:span><text:span text:style-name="Style2">دف · </text:span><text:span text:style-name="Style3">daf · </text:span><text:span text:style-name="Style4">Schellentrommel f · </text:span><text:span text:style-name="Style5">tambourine · </text:span><text:span text:style-name="Style6">бубен · </text:span><text:span text:style-name="Style7">Зажимной барабан f</text:span></text:p>
      <text:p text:style-name="Text_20_body"><text:span text:style-name="Style1">2253 · </text:span><text:span text:style-name="Style2">دفترچه · </text:span><text:span text:style-name="Style3">daftarce · </text:span><text:span text:style-name="Style4">Block m; Schreibblock m · </text:span><text:span text:style-name="Style5">booklet · </text:span><text:span text:style-name="Style6">буклет · </text:span><text:span text:style-name="Style7">Блок m; Письменная накладка m</text:span></text:p>
      <text:p text:style-name="Text_20_body"><text:span text:style-name="Style1">2254 · </text:span><text:span text:style-name="Style2">دانا · </text:span><text:span text:style-name="Style3">dānā · </text:span><text:span text:style-name="Style4">weise; wissend · </text:span><text:span text:style-name="Style5">wise; knowing · </text:span><text:span text:style-name="Style6">мудрый; знание · </text:span><text:span text:style-name="Style7">пример; знание</text:span></text:p>
      <text:p text:style-name="Text_20_body"><text:span text:style-name="Style1">2255 · </text:span><text:span text:style-name="Style2">دربار · </text:span><text:span text:style-name="Style3">darbār · </text:span><text:span text:style-name="Style4">Hof m · </text:span><text:span text:style-name="Style5">court · </text:span><text:span text:style-name="Style6">суд · </text:span><text:span text:style-name="Style7">Двор м</text:span></text:p>
      <text:p text:style-name="Text_20_body"><text:span text:style-name="Style1">2256 · </text:span><text:span text:style-name="Style2">دریافت · </text:span><text:span text:style-name="Style3">daryāft · </text:span><text:span text:style-name="Style4">Empfang m · </text:span><text:span text:style-name="Style5">receipt; reception · </text:span><text:span text:style-name="Style6">квитанция; прием · </text:span><text:span text:style-name="Style7">Прием m</text:span></text:p>
      <text:p text:style-name="Text_20_body"><text:span text:style-name="Style1">2257 · </text:span><text:span text:style-name="Style2">دستگاه · </text:span><text:span text:style-name="Style3">dastgāh · </text:span><text:span text:style-name="Style4">Gerät n; persischer Musikbegriff · </text:span><text:span text:style-name="Style5">device; Persian music notion · </text:span><text:span text:style-name="Style6">устройство; Персидская музыкальная концепция · </text:span><text:span text:style-name="Style7">Устройство n; Персидская музыкальная концепция</text:span></text:p>
      <text:p text:style-name="Text_20_body"><text:span text:style-name="Style1">2258 · </text:span><text:span text:style-name="Style2">دلداری دادن (د) · </text:span><text:span text:style-name="Style3">deldāri dādan (deh) · </text:span><text:span text:style-name="Style4">trösten · </text:span><text:span text:style-name="Style5">console · </text:span><text:span text:style-name="Style6">консоль · </text:span><text:span text:style-name="Style7">консоль</text:span></text:p>
      <text:p text:style-name="Text_20_body"><text:span text:style-name="Style1">2259 · </text:span><text:span text:style-name="Style2">دیوانه · </text:span><text:span text:style-name="Style3">divāne · </text:span><text:span text:style-name="Style4">verrückt · </text:span><text:span text:style-name="Style5">crazy; mad · </text:span><text:span text:style-name="Style6">с ума; сумасшедший · </text:span><text:span text:style-name="Style7">сумасшедший</text:span></text:p>
      <text:p text:style-name="Text_20_body"><text:span text:style-name="Style1">2260 · </text:span><text:span text:style-name="Style2">اسپانیائی · </text:span><text:span text:style-name="Style3">espāniyāyi · </text:span><text:span text:style-name="Style4">Spanier(in f) m; spanisch · </text:span><text:span text:style-name="Style5">Spanish · </text:span><text:span text:style-name="Style6">испанский · </text:span><text:span text:style-name="Style7">Испанец (м) м; испанский</text:span></text:p>
      <text:p text:style-name="Text_20_body"><text:span text:style-name="Style1">2261 · </text:span><text:span text:style-name="Style2">فور عود · </text:span><text:span text:style-name="Style3">forud · </text:span><text:span text:style-name="Style4">Abstieg m; Landung f · </text:span><text:span text:style-name="Style5">landing · </text:span><text:span text:style-name="Style6">посадка · </text:span><text:span text:style-name="Style7">Спуск m; Посадка f</text:span></text:p>
      <text:p text:style-name="Text_20_body"><text:span text:style-name="Style1">2262 · </text:span><text:span text:style-name="Style2">فور عود آمدن (آ) · </text:span><text:span text:style-name="Style3">forud āmadan (ā) · </text:span><text:span text:style-name="Style4">landen · </text:span><text:span text:style-name="Style5">land · </text:span><text:span text:style-name="Style6">земля · </text:span><text:span text:style-name="Style7">земля</text:span></text:p>
      <text:p text:style-name="Text_20_body"><text:span text:style-name="Style1">2263 · </text:span><text:span text:style-name="Style2">گمرک · </text:span><text:span text:style-name="Style3">gomrok · </text:span><text:span text:style-name="Style4">Zoll m · </text:span><text:span text:style-name="Style5">customs · </text:span><text:span text:style-name="Style6">обычаи · </text:span><text:span text:style-name="Style7">Дюйм м</text:span></text:p>
      <text:p text:style-name="Text_20_body"><text:span text:style-name="Style1">2264 · </text:span><text:span text:style-name="Style2">گمرکی · </text:span><text:span text:style-name="Style3">gomroki · </text:span><text:span text:style-name="Style4">Zoll m; Zoll‐ · </text:span><text:span text:style-name="Style5">customs · </text:span><text:span text:style-name="Style6">обычаи · </text:span><text:span text:style-name="Style7">Дюймы m; обычаи</text:span></text:p>
      <text:p text:style-name="Text_20_body"><text:span text:style-name="Style1">2265 · </text:span><text:span text:style-name="Style2">گرسنگی · </text:span><text:span text:style-name="Style3">gorosnegi · </text:span><text:span text:style-name="Style4">Hunger m · </text:span><text:span text:style-name="Style5">hunger · </text:span><text:span text:style-name="Style6">голод · </text:span><text:span text:style-name="Style7">Голод м</text:span></text:p>
      <text:p text:style-name="Text_20_body"><text:span text:style-name="Style1">2266 · </text:span><text:span text:style-name="Style2">گستره‌‌س یافتن (یاب) · </text:span><text:span text:style-name="Style3">gostareš yāftan (yāb) · </text:span><text:span text:style-name="Style4">sich verbreiten · </text:span><text:span text:style-name="Style5">spread · </text:span><text:span text:style-name="Style6">распространение · </text:span><text:span text:style-name="Style7">распространяться</text:span></text:p>
      <text:p text:style-name="Text_20_body"><text:span text:style-name="Style1">2267 · </text:span><text:span text:style-name="Style2">گزاره‌‌س گر · </text:span><text:span text:style-name="Style3">gozārešgar · </text:span><text:span text:style-name="Style4">Reporter(in f) m · </text:span><text:span text:style-name="Style5">reporter · </text:span><text:span text:style-name="Style6">репортер · </text:span><text:span text:style-name="Style7">Репортер (в f) м</text:span></text:p>
      <text:p text:style-name="Text_20_body"><text:span text:style-name="Style1">2268 · </text:span><text:span text:style-name="Style2">گوینده · </text:span><text:span text:style-name="Style3">guyande · </text:span><text:span text:style-name="Style4">Ansager(in f) m; Sprecher(in f) m · </text:span><text:span text:style-name="Style5">announcer; speaker · </text:span><text:span text:style-name="Style6">диктор; динамик · </text:span><text:span text:style-name="Style7">Диктор (в f) м; Динамик (в f) м</text:span></text:p>
      <text:p text:style-name="Text_20_body"><text:span text:style-name="Style1">2269 · </text:span><text:span text:style-name="Style2">هنرکده · </text:span><text:span text:style-name="Style3">honarkade · </text:span><text:span text:style-name="Style4">Studio n; Atelier n · </text:span><text:span text:style-name="Style5">studio; artist’s workshop · </text:span><text:span text:style-name="Style6">студия; мастерская художника · </text:span><text:span text:style-name="Style7">Студия n; Atelier n</text:span></text:p>
      <text:p text:style-name="Text_20_body"><text:span text:style-name="Style1">2270 · </text:span><text:span text:style-name="Style2">ایست · </text:span><text:span text:style-name="Style3">ist · </text:span><text:span text:style-name="Style4">Stopp m; Halt m · </text:span><text:span text:style-name="Style5">stop; halt · </text:span><text:span text:style-name="Style6">остановки; стой · </text:span><text:span text:style-name="Style7">Stop m; Остановить m</text:span></text:p>
      <text:p text:style-name="Text_20_body"><text:span text:style-name="Style1">2271 · </text:span><text:span text:style-name="Style2">کمانچه · </text:span><text:span text:style-name="Style3">kamānce · </text:span><text:span text:style-name="Style4">Geige f · </text:span><text:span text:style-name="Style5">fiddle · </text:span><text:span text:style-name="Style6">играть на скрипке · </text:span><text:span text:style-name="Style7">Скрипка f</text:span></text:p>
      <text:p text:style-name="Text_20_body"><text:span text:style-name="Style1">2272 · </text:span><text:span text:style-name="Style2">کمیاب · </text:span><text:span text:style-name="Style3">kāmyāb · </text:span><text:span text:style-name="Style4">erfolgreich; glücklich · </text:span><text:span text:style-name="Style5">successful; prosperous · </text:span><text:span text:style-name="Style6">успешный; процветающий · </text:span><text:span text:style-name="Style7">успешный; счастливый</text:span></text:p>
      <text:p text:style-name="Text_20_body"><text:span text:style-name="Style1">2273 · </text:span><text:span text:style-name="Style2">معمور · </text:span><text:span text:style-name="Style3">ma’mur · </text:span><text:span text:style-name="Style4">Beauftragte m; Agent m · </text:span><text:span text:style-name="Style5">officer; agent · </text:span><text:span text:style-name="Style6">офицер; агент · </text:span><text:span text:style-name="Style7">Комиссар m; Агент m</text:span></text:p>
      <text:p text:style-name="Text_20_body"><text:span text:style-name="Style1">2274 · </text:span><text:span text:style-name="Style2">مفهوم · </text:span><text:span text:style-name="Style3">mafhum <text:s/>· </text:span><text:span text:style-name="Style4">Konzept n; Begriff m; Sinn m; Bedeutung f · </text:span><text:span text:style-name="Style5">concept; sense; notion;meaning · </text:span><text:span text:style-name="Style6">концепция; смысл; понятие; · </text:span><text:span text:style-name="Style7">Понятие n; Срок m; Чувство m; Значение f</text:span></text:p>
      <text:p text:style-name="Text_20_body"><text:span text:style-name="Style1">2275 · </text:span><text:span text:style-name="Style2">ماننده · </text:span><text:span text:style-name="Style3">mānand-e · </text:span><text:span text:style-name="Style4">ähnlich; wie · </text:span><text:span text:style-name="Style5">similar; like; such as · </text:span><text:span text:style-name="Style6">аналогичный; как; таких как · </text:span><text:span text:style-name="Style7">аналогичный; как</text:span></text:p>
      <text:p text:style-name="Text_20_body"><text:span text:style-name="Style1">2276 · </text:span><text:span text:style-name="Style2">معاف · </text:span><text:span text:style-name="Style3">moāf · </text:span><text:span text:style-name="Style4">ausgenommen; befreit · </text:span><text:span text:style-name="Style5">exempt · </text:span><text:span text:style-name="Style6">освобожденный · </text:span><text:span text:style-name="Style7">исключен; освобожденный</text:span></text:p>
      <text:p text:style-name="Text_20_body"><text:span text:style-name="Style1">2277 · </text:span><text:span text:style-name="Style2">محترم · </text:span><text:span text:style-name="Style3">mohtaram · </text:span><text:span text:style-name="Style4">ehrenwert · </text:span><text:span text:style-name="Style5">honorable; respectable · </text:span><text:span text:style-name="Style6">почетно; респектабельный · </text:span><text:span text:style-name="Style7">почетная</text:span></text:p>
      <text:p text:style-name="Text_20_body"><text:span text:style-name="Style1">2278 · </text:span><text:span text:style-name="Style2">نمکدان · </text:span><text:span text:style-name="Style3">namakdān · </text:span><text:span text:style-name="Style4">Salzstreuer m · </text:span><text:span text:style-name="Style5">salt shaker; salt cellar · </text:span><text:span text:style-name="Style6">солонка; соляной погреб · </text:span><text:span text:style-name="Style7">Соляной шейкер m</text:span></text:p>
      <text:p text:style-name="Text_20_body"><text:span text:style-name="Style1">2279 · </text:span><text:span text:style-name="Style2">نخیر · </text:span><text:span text:style-name="Style3">naxeyr · </text:span><text:span text:style-name="Style4">nein · </text:span><text:span text:style-name="Style5">no · </text:span><text:span text:style-name="Style6">нет · </text:span><text:span text:style-name="Style7">нет</text:span></text:p>
      <text:p text:style-name="Text_20_body"><text:span text:style-name="Style1">2280 · </text:span><text:span text:style-name="Style2">نوشتار · </text:span><text:span text:style-name="Style3">neveštār · </text:span><text:span text:style-name="Style4">Artikel m; Beitrag m; Schreiben n; Text m · </text:span><text:span text:style-name="Style5">article; paper; writing; text · </text:span><text:span text:style-name="Style6">статья; бумага; письмо; текст · </text:span><text:span text:style-name="Style7">Статья m; Вклад m; Написание n; Текст m</text:span></text:p>
      <text:p text:style-name="Text_20_body"><text:span text:style-name="Style1">2281 · </text:span><text:span text:style-name="Style2">نی · </text:span><text:span text:style-name="Style3">ney · </text:span><text:span text:style-name="Style4">Flöte f; Strohhalm m · </text:span><text:span text:style-name="Style5">flute; straw · </text:span><text:span text:style-name="Style6">флейта; солома · </text:span><text:span text:style-name="Style7">Флейта f; Солома m</text:span></text:p>
      <text:p text:style-name="Text_20_body"><text:span text:style-name="Style1">2282 · </text:span><text:span text:style-name="Style2">پرداخت · </text:span><text:span text:style-name="Style3">pardāxt · </text:span><text:span text:style-name="Style4">Bezahlung f; Zahlung f · </text:span><text:span text:style-name="Style5">payment · </text:span><text:span text:style-name="Style6">оплата · </text:span><text:span text:style-name="Style7">Оплата f; Оплата f</text:span></text:p>
      <text:p text:style-name="Text_20_body"><text:span text:style-name="Style1">2283 · </text:span><text:span text:style-name="Style2">پرداخت کردن (کن) · </text:span><text:span text:style-name="Style3">pardāxt kardan (kon) · </text:span><text:span text:style-name="Style4">bezahlen; zahlen · </text:span><text:span text:style-name="Style5">pay · </text:span><text:span text:style-name="Style6">платить · </text:span><text:span text:style-name="Style7">платить; платить</text:span></text:p>
      <text:p text:style-name="Text_20_body"><text:span text:style-name="Style1">2284 · </text:span><text:span text:style-name="Style2">پسرفت · </text:span><text:span text:style-name="Style3">pasraft · </text:span><text:span text:style-name="Style4">Regress m; Rückschritt m · </text:span><text:span text:style-name="Style5">regress · </text:span><text:span text:style-name="Style6">регрессировать · </text:span><text:span text:style-name="Style7">Регресс m; Регрессия m</text:span></text:p>
      <text:p text:style-name="Text_20_body"><text:span text:style-name="Style1">2285 · </text:span><text:span text:style-name="Style2">پخس · </text:span><text:span text:style-name="Style3">paxš · </text:span><text:span text:style-name="Style4">Verteilung f; Ausstrahlung f · </text:span><text:span text:style-name="Style5">distribution; broadcast · </text:span><text:span text:style-name="Style6">распределение; широковещательный · </text:span><text:span text:style-name="Style7">Распределение f; Трансляция f</text:span></text:p>
      <text:p text:style-name="Text_20_body"><text:span text:style-name="Style1">2286 · </text:span><text:span text:style-name="Style2">پسرک · </text:span><text:span text:style-name="Style3">pesarak · </text:span><text:span text:style-name="Style4">Bursche m; Kerlchen n · </text:span><text:span text:style-name="Style5">lad; guy · </text:span><text:span text:style-name="Style6">парень; парень · </text:span><text:span text:style-name="Style7">Lad m; Guy n</text:span></text:p>
      <text:p text:style-name="Text_20_body"><text:span text:style-name="Style1">2287 · </text:span><text:span text:style-name="Style2">پی‌س پرداخت · </text:span><text:span text:style-name="Style3">pišpardāxt <text:s/>· </text:span><text:span text:style-name="Style4">Anzahlung f; Vorauszahlung f · </text:span><text:span text:style-name="Style5">deposit; advance payment;prepayment · </text:span><text:span text:style-name="Style6">депозит; предоплата; предоплата · </text:span><text:span text:style-name="Style7">Депозит f; Авансовый платеж f</text:span></text:p>
      <text:p text:style-name="Text_20_body"><text:span text:style-name="Style1">2288 · </text:span><text:span text:style-name="Style2">پخته · </text:span><text:span text:style-name="Style3">poxte · </text:span><text:span text:style-name="Style4">gekocht · </text:span><text:span text:style-name="Style5">cooked · </text:span><text:span text:style-name="Style6">приготовленный · </text:span><text:span text:style-name="Style7">приготовленный</text:span></text:p>
      <text:p text:style-name="Text_20_body"><text:span text:style-name="Style1">2289 · </text:span><text:span text:style-name="Style2">قابل‌ملاحظه · </text:span><text:span text:style-name="Style3">qābelemolāheze <text:s/>· </text:span><text:span text:style-name="Style4">signifikant; beträchtlich · </text:span><text:span text:style-name="Style5">significant;considerable · </text:span><text:span text:style-name="Style6">значительный · </text:span><text:span text:style-name="Style7">значительно; значительно</text:span></text:p>
      <text:p text:style-name="Text_20_body"><text:span text:style-name="Style1">2290 · </text:span><text:span text:style-name="Style2">قطعات · </text:span><text:span text:style-name="Style3">qateāt · </text:span><text:span text:style-name="Style4">Teile pl; Ersatzteile pl · </text:span><text:span text:style-name="Style5">parts; spare parts · </text:span><text:span text:style-name="Style6">части; запасные части · </text:span><text:span text:style-name="Style7">Части pl; Запасные части pl</text:span></text:p>
      <text:p text:style-name="Text_20_body"><text:span text:style-name="Style1">2291 · </text:span><text:span text:style-name="Style2">قطعات-ا تشکیلدهنده <text:s/>· </text:span><text:span text:style-name="Style3">qateāt-e taškildehande <text:s/>· </text:span><text:span text:style-name="Style4">Komponenten pl; Elemente pl · </text:span><text:span text:style-name="Style5">components;elements · </text:span><text:span text:style-name="Style6">компоненты, элементы · </text:span><text:span text:style-name="Style7">Компоненты pl; Элементы pl</text:span></text:p>
      <text:p text:style-name="Text_20_body"><text:span text:style-name="Style1">2292 · </text:span><text:span text:style-name="Style2">روان · </text:span><text:span text:style-name="Style3">ravān · </text:span><text:span text:style-name="Style4">fließend; Seele f · </text:span><text:span text:style-name="Style5">fluent; soul · </text:span><text:span text:style-name="Style6">свободно; душа · </text:span><text:span text:style-name="Style7">свободно; Душа f</text:span></text:p>
      <text:p text:style-name="Text_20_body"><text:span text:style-name="Style1">2293 · </text:span><text:span text:style-name="Style2">روزانه · </text:span><text:span text:style-name="Style3">ruzāne · </text:span><text:span text:style-name="Style4">täglich · </text:span><text:span text:style-name="Style5">daily · </text:span><text:span text:style-name="Style6">каждый день · </text:span><text:span text:style-name="Style7">ежедневно</text:span></text:p>
      <text:p text:style-name="Text_20_body"><text:span text:style-name="Style1">2294 · </text:span><text:span text:style-name="Style2">سمفونی · </text:span><text:span text:style-name="Style3">samfoni · </text:span><text:span text:style-name="Style4">Symphonie f · </text:span><text:span text:style-name="Style5">symphony · </text:span><text:span text:style-name="Style6">симфония · </text:span><text:span text:style-name="Style7">Симфония f</text:span></text:p>
      <text:p text:style-name="Text_20_body"><text:span text:style-name="Style1">2295 · </text:span><text:span text:style-name="Style2">سنتور · </text:span><text:span text:style-name="Style3">santur · </text:span><text:span text:style-name="Style4">iranisches Hackbrett n · </text:span><text:span text:style-name="Style5">Iranian dulcimer · </text:span><text:span text:style-name="Style6">Иранский цимбал · </text:span><text:span text:style-name="Style7">Иранский гороскоп n</text:span></text:p>
      <text:p text:style-name="Text_20_body"><text:soft-page-break/><text:span text:style-name="Style1">2296 · </text:span><text:span text:style-name="Style2">سه‌‌است · </text:span><text:span text:style-name="Style3">šast · </text:span><text:span text:style-name="Style4">sechzig; Daumen m · </text:span><text:span text:style-name="Style5">sixty; thumb · </text:span><text:span text:style-name="Style6">шестьдесят; большой палец руки · </text:span><text:span text:style-name="Style7">шестьдесят; Thumb m</text:span></text:p>
      <text:p text:style-name="Text_20_body"><text:span text:style-name="Style1">2297 · </text:span><text:span text:style-name="Style2">سخ سی · </text:span><text:span text:style-name="Style3">šaxsi · </text:span><text:span text:style-name="Style4">privat; persönlich; zivil · </text:span><text:span text:style-name="Style5">personal; private; civil · </text:span><text:span text:style-name="Style6">личная; частные; гражданского · </text:span><text:span text:style-name="Style7">частные; лично; гражданского</text:span></text:p>
      <text:p text:style-name="Text_20_body"><text:span text:style-name="Style1">2298 · </text:span><text:span text:style-name="Style2">سقاتی · </text:span><text:span text:style-name="Style3">sowqāti · </text:span><text:span text:style-name="Style4">Souvenir n · </text:span><text:span text:style-name="Style5">souvenir · </text:span><text:span text:style-name="Style6">сувенир · </text:span><text:span text:style-name="Style7">Сувенир n</text:span></text:p>
      <text:p text:style-name="Text_20_body"><text:span text:style-name="Style1">2299 · </text:span><text:span text:style-name="Style2">تحویل گرفتن (گیر) · </text:span><text:span text:style-name="Style3">tahvil gereftan (gir) · </text:span><text:span text:style-name="Style4">in Empfang nehmen; empfangen · </text:span><text:span text:style-name="Style5">take receipt; receive · </text:span><text:span text:style-name="Style6">принимать квитанцию; получить · </text:span><text:span text:style-name="Style7">получать; получить</text:span></text:p>
      <text:p text:style-name="Text_20_body"><text:span text:style-name="Style1">2300 · </text:span><text:span text:style-name="Style2">تماس اگر · </text:span><text:span text:style-name="Style3">tamāšāgar · </text:span><text:span text:style-name="Style4">Zuschauer(in f) m · </text:span><text:span text:style-name="Style5">viewer; audience · </text:span><text:span text:style-name="Style6">зритель; аудитория · </text:span><text:span text:style-name="Style7">Зрители (в f) м</text:span></text:p>
      <text:p text:style-name="Text_20_body"><text:span text:style-name="Style1">2301 · </text:span><text:span text:style-name="Style2">تاس کیل سودان (ساو، سو) · </text:span><text:span text:style-name="Style3">taškil šodan (šav, šow) · </text:span><text:span text:style-name="Style4">bestehen · </text:span><text:span text:style-name="Style5">consist · </text:span><text:span text:style-name="Style6">состоять · </text:span><text:span text:style-name="Style7">состоять</text:span></text:p>
      <text:p text:style-name="Text_20_body"><text:span text:style-name="Style1">2302 · </text:span><text:span text:style-name="Style2">طولانی · </text:span><text:span text:style-name="Style3">tulāni · </text:span><text:span text:style-name="Style4">lang · </text:span><text:span text:style-name="Style5">long · </text:span><text:span text:style-name="Style6">долго · </text:span><text:span text:style-name="Style7">долго</text:span></text:p>
      <text:p text:style-name="Text_20_body"><text:span text:style-name="Style1">2303 · </text:span><text:span text:style-name="Style2">واگذار کردن (کن) · </text:span><text:span text:style-name="Style3">vāgozār kardan (kon) · </text:span><text:span text:style-name="Style4">überlassen; verlieren · </text:span><text:span text:style-name="Style5">leave; lose · </text:span><text:span text:style-name="Style6">оставить; потерять · </text:span><text:span text:style-name="Style7">оставить; потерять</text:span></text:p>
      <text:p text:style-name="Text_20_body"><text:span text:style-name="Style1">2304 · </text:span><text:span text:style-name="Style2">ورزه‌‌س گه · </text:span><text:span text:style-name="Style3">varzešgāh · </text:span><text:span text:style-name="Style4">Stadion n · </text:span><text:span text:style-name="Style5">stadium · </text:span><text:span text:style-name="Style6">стадион · </text:span><text:span text:style-name="Style7">Стадион n</text:span></text:p>
      <text:p text:style-name="Text_20_body"><text:span text:style-name="Style1">2305 · </text:span><text:span text:style-name="Style2">خلاقیت · </text:span><text:span text:style-name="Style3">xallāqiyat · </text:span><text:span text:style-name="Style4">Kreativität f · </text:span><text:span text:style-name="Style5">creativity · </text:span><text:span text:style-name="Style6">креативность · </text:span><text:span text:style-name="Style7">Творчество f</text:span></text:p>
      <text:p text:style-name="Text_20_body"><text:span text:style-name="Style1">2306 · </text:span><text:span text:style-name="Style2">خاطر نسا‌ن کردن (کن) · </text:span><text:span text:style-name="Style3">xāternešān kardan (kon) · </text:span><text:span text:style-name="Style4">anmerken; bemerken · </text:span><text:span text:style-name="Style5">note; remark · </text:span><text:span text:style-name="Style6">примечание; замечание · </text:span><text:span text:style-name="Style7">внимание; уведомление</text:span></text:p>
      <text:p text:style-name="Text_20_body"><text:span text:style-name="Style1">2307 · </text:span><text:span text:style-name="Style2">یک مقدار · </text:span><text:span text:style-name="Style3">yekmeqdār · </text:span><text:span text:style-name="Style4">etwas; ein wenig · </text:span><text:span text:style-name="Style5">some; a little · </text:span><text:span text:style-name="Style6">некоторые; немного · </text:span><text:span text:style-name="Style7">что-то; немного</text:span></text:p>
      <text:p text:style-name="Text_20_body"><text:span text:style-name="Style1">2308 · </text:span><text:span text:style-name="Style2">درس · </text:span><text:span text:style-name="Style3">Dars-e · </text:span><text:span text:style-name="Style4">24 · </text:span><text:span text:style-name="Style5">24 · </text:span><text:span text:style-name="Style6">24 · </text:span><text:span text:style-name="Style7">24</text:span></text:p>
      <text:p text:style-name="Text_20_body"><text:span text:style-name="Style1">2309 · </text:span><text:span text:style-name="Style2">آب‌انبار · </text:span><text:span text:style-name="Style3">ābanbār · </text:span><text:span text:style-name="Style4">Zisterne f · </text:span><text:span text:style-name="Style5">cistern · </text:span><text:span text:style-name="Style6">цистерна · </text:span><text:span text:style-name="Style7">Цистерна f</text:span></text:p>
      <text:p text:style-name="Text_20_body"><text:span text:style-name="Style1">2310 · </text:span><text:span text:style-name="Style2">آبرو · </text:span><text:span text:style-name="Style3">āberu · </text:span><text:span text:style-name="Style4">Ansehen n; Ehre f; Ruf m · </text:span><text:span text:style-name="Style5">honor; reputation; prestige · </text:span><text:span text:style-name="Style6">честь; репутации; престиж · </text:span><text:span text:style-name="Style7">Репутация n; Честь f; Вызовите m</text:span></text:p>
      <text:p text:style-name="Text_20_body"><text:span text:style-name="Style1">2311 · </text:span><text:span text:style-name="Style2">اهمیت · </text:span><text:span text:style-name="Style3">ahammiyat · </text:span><text:span text:style-name="Style4">Bedeutung f; Wichtigkeit f · </text:span><text:span text:style-name="Style5">importance; significance · </text:span><text:span text:style-name="Style6">значение; значение · </text:span><text:span text:style-name="Style7">Значение f; Важность f</text:span></text:p>
      <text:p text:style-name="Text_20_body"><text:span text:style-name="Style1">2312 · </text:span><text:span text:style-name="Style2">آن مغه‌ات · </text:span><text:span text:style-name="Style3">ānmowqe’-at · </text:span><text:span text:style-name="Style4">zu dem Zeitpunkt; damals; dann · </text:span><text:span text:style-name="Style5">that time, then · </text:span><text:span text:style-name="Style6">это время · </text:span><text:span text:style-name="Style7">в то время; в то время; то</text:span></text:p>
      <text:p text:style-name="Text_20_body"><text:span text:style-name="Style1">2313 · </text:span><text:span text:style-name="Style2">عرضه کردن (کن) · </text:span><text:span text:style-name="Style3">arze kardan (kon) · </text:span><text:span text:style-name="Style4">anbieten · </text:span><text:span text:style-name="Style5">offer · </text:span><text:span text:style-name="Style6">предложение · </text:span><text:span text:style-name="Style7">предложение</text:span></text:p>
      <text:p text:style-name="Text_20_body"><text:span text:style-name="Style1">2314 · </text:span><text:span text:style-name="Style2">از طرف · </text:span><text:span text:style-name="Style3">az taraf-e · </text:span><text:span text:style-name="Style4">seitens;‐im Namen von;‐im Auftrag von · </text:span><text:span text:style-name="Style5">in the name of; on behalf of · </text:span><text:span text:style-name="Style6">от имени; от имени · </text:span><text:span text:style-name="Style7">часть; - от имени; -им имени</text:span></text:p>
      <text:p text:style-name="Text_20_body"><text:span text:style-name="Style1">2315 · </text:span><text:span text:style-name="Style2">با دندی‌س · </text:span><text:span text:style-name="Style3">badandiš · </text:span><text:span text:style-name="Style4">böswillig · </text:span><text:span text:style-name="Style5">black-hearted; malicious · </text:span><text:span text:style-name="Style6">черное сердце; злонамеренный · </text:span><text:span text:style-name="Style7">злонамеренно</text:span></text:p>
      <text:p text:style-name="Text_20_body"><text:span text:style-name="Style1">2316 · </text:span><text:span text:style-name="Style2">بازیگر · </text:span><text:span text:style-name="Style3">bāzigar · </text:span><text:span text:style-name="Style4">Artist m; Darsteller(in f) m; Schauspieler(in f) m · </text:span><text:span text:style-name="Style5">actor; artist; performer · </text:span><text:span text:style-name="Style6">актер; художник; исполнитель · </text:span><text:span text:style-name="Style7">Исполнитель m; Исполнитель (в f) м; Актер (в f) м</text:span></text:p>
      <text:p text:style-name="Text_20_body"><text:span text:style-name="Style1">2317 · </text:span><text:span text:style-name="Style2">به این زودی · </text:span><text:span text:style-name="Style3">be in zudi · </text:span><text:span text:style-name="Style4">so früh · </text:span><text:span text:style-name="Style5">so early · </text:span><text:span text:style-name="Style6">так рано · </text:span><text:span text:style-name="Style7">так рано</text:span></text:p>
      <text:p text:style-name="Text_20_body"><text:span text:style-name="Style1">2318 · </text:span><text:span text:style-name="Style2">به توافق رسیدن (رس) · </text:span><text:span text:style-name="Style3">be tavāfoq residan (res) <text:s/>· </text:span><text:span text:style-name="Style4">sich einigen; eine Einigung erzielen · </text:span><text:span text:style-name="Style5">agree; reach anagreement · </text:span><text:span text:style-name="Style6">согласен; достичь согласия · </text:span><text:span text:style-name="Style7">согласиться; достичь соглашения</text:span></text:p>
      <text:p text:style-name="Text_20_body"><text:span text:style-name="Style1">2319 · </text:span><text:span text:style-name="Style2">بلیت فروس · </text:span><text:span text:style-name="Style3">belitforuš · </text:span><text:span text:style-name="Style4">Ticketverkäufer m · </text:span><text:span text:style-name="Style5">tickets seller · </text:span><text:span text:style-name="Style6">продажа билетов · </text:span><text:span text:style-name="Style7">Продавец билетов m</text:span></text:p>
      <text:p text:style-name="Text_20_body"><text:span text:style-name="Style1">2320 · </text:span><text:span text:style-name="Style2">بلندگو · </text:span><text:span text:style-name="Style3">bolandgu · </text:span><text:span text:style-name="Style4">Lautsprecher m · </text:span><text:span text:style-name="Style5">speaker · </text:span><text:span text:style-name="Style6">динамик · </text:span><text:span text:style-name="Style7">Громкоговоритель м</text:span></text:p>
      <text:p text:style-name="Text_20_body"><text:span text:style-name="Style1">2321 · </text:span><text:span text:style-name="Style2">بوردو بخت · </text:span><text:span text:style-name="Style3">bordobāxt · </text:span><text:span text:style-name="Style4">Sieg und Niederlage · </text:span><text:span text:style-name="Style5">win-and loss · </text:span><text:span text:style-name="Style6">обоюдные и потери · </text:span><text:span text:style-name="Style7">Победа и поражение</text:span></text:p>
      <text:p text:style-name="Text_20_body"><text:span text:style-name="Style1">2322 · </text:span><text:span text:style-name="Style2">چانه زدن (زن) · </text:span><text:span text:style-name="Style3">cāne zadan (zan) · </text:span><text:span text:style-name="Style4">feilschen · </text:span><text:span text:style-name="Style5">bargain · </text:span><text:span text:style-name="Style6">сделка · </text:span><text:span text:style-name="Style7">торговаться</text:span></text:p>
      <text:p text:style-name="Text_20_body"><text:span text:style-name="Style1">2323 · </text:span><text:span text:style-name="Style2">چانه‌زنی · </text:span><text:span text:style-name="Style3">cānezani · </text:span><text:span text:style-name="Style4">Feilschen n · </text:span><text:span text:style-name="Style5">bargaining · </text:span><text:span text:style-name="Style6">переговоры · </text:span><text:span text:style-name="Style7">Торговаться п</text:span></text:p>
      <text:p text:style-name="Text_20_body"><text:span text:style-name="Style1">2324 · </text:span><text:span text:style-name="Style2">دهه · </text:span><text:span text:style-name="Style3">dahe · </text:span><text:span text:style-name="Style4">Jahrzehnt n · </text:span><text:span text:style-name="Style5">decade · </text:span><text:span text:style-name="Style6">десятилетие · </text:span><text:span text:style-name="Style7">Десятилетие n</text:span></text:p>
      <text:p text:style-name="Text_20_body"><text:span text:style-name="Style1">2325 · </text:span><text:span text:style-name="Style2">دردسر · </text:span><text:span text:style-name="Style3">dardesar · </text:span><text:span text:style-name="Style4">Ärger m; Schwierigkeit f · </text:span><text:span text:style-name="Style5">trouble · </text:span><text:span text:style-name="Style6">беда · </text:span><text:span text:style-name="Style7">Гнев m; Сложность f</text:span></text:p>
      <text:p text:style-name="Text_20_body"><text:span text:style-name="Style1">2326 · </text:span><text:span text:style-name="Style2">داستان‌نویس · </text:span><text:span text:style-name="Style3">dāstānnevis · </text:span><text:span text:style-name="Style4">Romanautor m · </text:span><text:span text:style-name="Style5">novelist · </text:span><text:span text:style-name="Style6">романист · </text:span><text:span text:style-name="Style7">Обозреватель m</text:span></text:p>
      <text:p text:style-name="Text_20_body"><text:span text:style-name="Style1">2327 · </text:span><text:span text:style-name="Style2">دستبند · </text:span><text:span text:style-name="Style3">dastband · </text:span><text:span text:style-name="Style4">Armband n; Handschellen pl · </text:span><text:span text:style-name="Style5">bracelet; handcuff · </text:span><text:span text:style-name="Style6">браслет; наручник · </text:span><text:span text:style-name="Style7">Браслет n; Наручники pl</text:span></text:p>
      <text:p text:style-name="Text_20_body"><text:span text:style-name="Style1">2328 · </text:span><text:span text:style-name="Style2">داور · </text:span><text:span text:style-name="Style3">dāvar · </text:span><text:span text:style-name="Style4">Schiedsrichter m · </text:span><text:span text:style-name="Style5">referee; arbitrator · </text:span><text:span text:style-name="Style6">судья; арбитр · </text:span><text:span text:style-name="Style7">Рефери м</text:span></text:p>
      <text:p text:style-name="Text_20_body"><text:span text:style-name="Style1">2329 · </text:span><text:span text:style-name="Style2">دولا · </text:span><text:span text:style-name="Style3">dolā · </text:span><text:span text:style-name="Style4">doppelt; zweilagig · </text:span><text:span text:style-name="Style5">double; double layers · </text:span><text:span text:style-name="Style6">двойной; двойные слои · </text:span><text:span text:style-name="Style7">в два раза; двухслойный</text:span></text:p>
      <text:p text:style-name="Text_20_body"><text:span text:style-name="Style1">2330 · </text:span><text:span text:style-name="Style2">ازدواج · </text:span><text:span text:style-name="Style3">ezdevāj · </text:span><text:span text:style-name="Style4">Ehe f; Heirat f; Hochzeit f · </text:span><text:span text:style-name="Style5">marriage · </text:span><text:span text:style-name="Style6">брак · </text:span><text:span text:style-name="Style7">Брак f; Брак f; Свадьба f</text:span></text:p>
      <text:p text:style-name="Text_20_body"><text:span text:style-name="Style1">2331 · </text:span><text:span text:style-name="Style2">فارغ‌التحصیل · </text:span><text:span text:style-name="Style3">fāreqottahsil · </text:span><text:span text:style-name="Style4">Hochschulabsolvent(in f) m · </text:span><text:span text:style-name="Style5">graduate · </text:span><text:span text:style-name="Style6">выпускник · </text:span><text:span text:style-name="Style7">Выпускник университета (в м) m</text:span></text:p>
      <text:p text:style-name="Text_20_body"><text:span text:style-name="Style1">2332 · </text:span><text:span text:style-name="Style2">فیلم‌برداری · </text:span><text:span text:style-name="Style3">filmbardāri · </text:span><text:span text:style-name="Style4">Filmaufnahme f · </text:span><text:span text:style-name="Style5">movie recording · </text:span><text:span text:style-name="Style6">запись фильмов · </text:span><text:span text:style-name="Style7">Запись фильма f</text:span></text:p>
      <text:p text:style-name="Text_20_body"><text:span text:style-name="Style1">2333 · </text:span><text:span text:style-name="Style2">فیلم‌ساز · </text:span><text:span text:style-name="Style3">filmsāz · </text:span><text:span text:style-name="Style4">Filmemacher m · </text:span><text:span text:style-name="Style5">filmmaker · </text:span><text:span text:style-name="Style6">кинорежиссер · </text:span><text:span text:style-name="Style7">Кинорежиссер м</text:span></text:p>
      <text:p text:style-name="Text_20_body"><text:span text:style-name="Style1">2334 · </text:span><text:span text:style-name="Style2">فروس آند · </text:span><text:span text:style-name="Style3">forušande · </text:span><text:span text:style-name="Style4">Verkäufer(in f) m · </text:span><text:span text:style-name="Style5">seller · </text:span><text:span text:style-name="Style6">продавец · </text:span><text:span text:style-name="Style7">Продавец (в f) м</text:span></text:p>
      <text:p text:style-name="Text_20_body"><text:span text:style-name="Style1">2335 · </text:span><text:span text:style-name="Style2">گفتگو · </text:span><text:span text:style-name="Style3">goftogu <text:s/>· </text:span><text:span text:style-name="Style4">Dialog m; Gespräch n; Interview n · </text:span><text:span text:style-name="Style5">dialogue; conversation; talk;interview · </text:span><text:span text:style-name="Style6">диалог; разговор; беседа, интервью · </text:span><text:span text:style-name="Style7">Диалог m; Разговор n; Интервью n</text:span></text:p>
      <text:p text:style-name="Text_20_body"><text:span text:style-name="Style1">2336 · </text:span><text:span text:style-name="Style2">هیئت · </text:span><text:span text:style-name="Style3">hey’at · </text:span><text:span text:style-name="Style4">Gremium n; Kommission f; Komitee n · </text:span><text:span text:style-name="Style5">committee; board; panel · </text:span><text:span text:style-name="Style6">комитет; доска; панель · </text:span><text:span text:style-name="Style7">Панель n; Комиссия f; Комитет n</text:span></text:p>
      <text:p text:style-name="Text_20_body"><text:span text:style-name="Style1">2337 · </text:span><text:span text:style-name="Style2">حضور · </text:span><text:span text:style-name="Style3">hozur · </text:span><text:span text:style-name="Style4">Anwesenheit f · </text:span><text:span text:style-name="Style5">presence · </text:span><text:span text:style-name="Style6">наличие · </text:span><text:span text:style-name="Style7">Присутствие f</text:span></text:p>
      <text:p text:style-name="Text_20_body"><text:span text:style-name="Style1">2338 · </text:span><text:span text:style-name="Style2">جلب کردن (کن) · </text:span><text:span text:style-name="Style3">jalb kardan (kon) · </text:span><text:span text:style-name="Style4">anziehen · </text:span><text:span text:style-name="Style5">attract · </text:span><text:span text:style-name="Style6">привлекать · </text:span><text:span text:style-name="Style7">привлекать</text:span></text:p>
      <text:p text:style-name="Text_20_body"><text:span text:style-name="Style1">2339 · </text:span><text:span text:style-name="Style2">جشنواره · </text:span><text:span text:style-name="Style3">jašnvāre · </text:span><text:span text:style-name="Style4">Festival n · </text:span><text:span text:style-name="Style5">festival · </text:span><text:span text:style-name="Style6">фестиваль · </text:span><text:span text:style-name="Style7">Фестиваль n</text:span></text:p>
      <text:p text:style-name="Text_20_body"><text:span text:style-name="Style1">2340 · </text:span><text:span text:style-name="Style2">جوایز · </text:span><text:span text:style-name="Style3">javāyez · </text:span><text:span text:style-name="Style4">Preise pl · </text:span><text:span text:style-name="Style5">awards · </text:span><text:span text:style-name="Style6">награды · </text:span><text:span text:style-name="Style7">Цены pl</text:span></text:p>
      <text:p text:style-name="Text_20_body"><text:soft-page-break/><text:span text:style-name="Style1">2341 · </text:span><text:span text:style-name="Style2">جدایی · </text:span><text:span text:style-name="Style3">jodāyi · </text:span><text:span text:style-name="Style4">Trennung f; Scheidung f · </text:span><text:span text:style-name="Style5">separation; divorce · </text:span><text:span text:style-name="Style6">разделение; развод · </text:span><text:span text:style-name="Style7">Разделение f; Развод f</text:span></text:p>
      <text:p text:style-name="Text_20_body"><text:span text:style-name="Style1">2342 · </text:span><text:span text:style-name="Style2">جزو · </text:span><text:span text:style-name="Style3">jozv(-e) · </text:span><text:span text:style-name="Style4">Teil m; unter · </text:span><text:span text:style-name="Style5">part; among · </text:span><text:span text:style-name="Style6">часть; среди · </text:span><text:span text:style-name="Style7">Часть м; ниже</text:span></text:p>
      <text:p text:style-name="Text_20_body"><text:span text:style-name="Style1">2343 · </text:span><text:span text:style-name="Style2">کم حوصله · </text:span><text:span text:style-name="Style3">kamhowsele · </text:span><text:span text:style-name="Style4">ungeduldig · </text:span><text:span text:style-name="Style5">impatient · </text:span><text:span text:style-name="Style6">нетерпеливый · </text:span><text:span text:style-name="Style7">нетерпеливый</text:span></text:p>
      <text:p text:style-name="Text_20_body"><text:span text:style-name="Style1">2344 · </text:span><text:span text:style-name="Style2">کم‌رنگ · </text:span><text:span text:style-name="Style3">kamrang · </text:span><text:span text:style-name="Style4">blass · </text:span><text:span text:style-name="Style5">pale · </text:span><text:span text:style-name="Style6">бледный · </text:span><text:span text:style-name="Style7">бледный</text:span></text:p>
      <text:p text:style-name="Text_20_body"><text:span text:style-name="Style1">2345 · </text:span><text:span text:style-name="Style2">کارگردان · </text:span><text:span text:style-name="Style3">kārgardān · </text:span><text:span text:style-name="Style4">Regisseur(in f) m · </text:span><text:span text:style-name="Style5">director · </text:span><text:span text:style-name="Style6">директор · </text:span><text:span text:style-name="Style7">Директор (в) f</text:span></text:p>
      <text:p text:style-name="Text_20_body"><text:span text:style-name="Style1">2346 · </text:span><text:span text:style-name="Style2">کتاب فروس · </text:span><text:span text:style-name="Style3">ketābforuš · </text:span><text:span text:style-name="Style4">Buchhändler(in f) m · </text:span><text:span text:style-name="Style5">bookseller · </text:span><text:span text:style-name="Style6">продавец книг · </text:span><text:span text:style-name="Style7">Книжный магазин (в f) м</text:span></text:p>
      <text:p text:style-name="Text_20_body"><text:span text:style-name="Style1">2347 · </text:span><text:span text:style-name="Style2"><text:s/>لوژ · </text:span><text:span text:style-name="Style3">lož · </text:span><text:span text:style-name="Style4">Loge f · </text:span><text:span text:style-name="Style5">loge · </text:span><text:span text:style-name="Style6">ларек · </text:span><text:span text:style-name="Style7">Лофт f</text:span></text:p>
      <text:p text:style-name="Text_20_body"><text:span text:style-name="Style1">2348 · </text:span><text:span text:style-name="Style2">مغازه · </text:span><text:span text:style-name="Style3">maqāze · </text:span><text:span text:style-name="Style4">Geschäft n; Laden m · </text:span><text:span text:style-name="Style5">shop; store · </text:span><text:span text:style-name="Style6">магазин; магазин · </text:span><text:span text:style-name="Style7">Бизнес n; Загрузка m</text:span></text:p>
      <text:p text:style-name="Text_20_body"><text:span text:style-name="Style1">2349 · </text:span><text:span text:style-name="Style2">مطرح · </text:span><text:span text:style-name="Style3">matrah · </text:span><text:span text:style-name="Style4">bedeutend; vorgeschlagen · </text:span><text:span text:style-name="Style5">important; proposed · </text:span><text:span text:style-name="Style6">важно; предложенный · </text:span><text:span text:style-name="Style7">значительно; предложенный</text:span></text:p>
      <text:p text:style-name="Text_20_body"><text:span text:style-name="Style1">2350 · </text:span><text:span text:style-name="Style2">مو تبار · </text:span><text:span text:style-name="Style3">mo’tabar · </text:span><text:span text:style-name="Style4">glaubwürdig; verlässlich; gültig · </text:span><text:span text:style-name="Style5">credible; reliable; valid · </text:span><text:span text:style-name="Style6">заслуживающее доверие; надежность; вы действительны · </text:span><text:span text:style-name="Style7">заслуживающее доверие; надежность; действительный</text:span></text:p>
      <text:p text:style-name="Text_20_body"><text:span text:style-name="Style1">2351 · </text:span><text:span text:style-name="Style2">مدت‌زمان · </text:span><text:span text:style-name="Style3">moddatzamān · </text:span><text:span text:style-name="Style4">Laufzeit f; Dauer f · </text:span><text:span text:style-name="Style5">duration; length · </text:span><text:span text:style-name="Style6">продолжительность; длина · </text:span><text:span text:style-name="Style7">Время работы f; Продолжительность f</text:span></text:p>
      <text:p text:style-name="Text_20_body"><text:span text:style-name="Style1">2352 · </text:span><text:span text:style-name="Style2">منتقد · </text:span><text:span text:style-name="Style3">montaqed · </text:span><text:span text:style-name="Style4">Kritiker(in f) m · </text:span><text:span text:style-name="Style5">critic · </text:span><text:span text:style-name="Style6">критик · </text:span><text:span text:style-name="Style7">Критик (в f) м</text:span></text:p>
      <text:p text:style-name="Text_20_body"><text:span text:style-name="Style1">2353 · </text:span><text:span text:style-name="Style2">مستمر · </text:span><text:span text:style-name="Style3">mostamar · </text:span><text:span text:style-name="Style4">kontinuierlich · </text:span><text:span text:style-name="Style5">continuous · </text:span><text:span text:style-name="Style6">непрерывный · </text:span><text:span text:style-name="Style7">непрерывный</text:span></text:p>
      <text:p text:style-name="Text_20_body"><text:span text:style-name="Style1">2354 · </text:span><text:span text:style-name="Style2">موفقیت‌آمیز · </text:span><text:span text:style-name="Style3">movaffaqiyatāmiz · </text:span><text:span text:style-name="Style4">erfolgreich · </text:span><text:span text:style-name="Style5">successful · </text:span><text:span text:style-name="Style6">успешный · </text:span><text:span text:style-name="Style7">успешный</text:span></text:p>
      <text:p text:style-name="Text_20_body"><text:span text:style-name="Style1">2355 · </text:span><text:span text:style-name="Style2">مورد نظر · </text:span><text:span text:style-name="Style3">mowredenazar · </text:span><text:span text:style-name="Style4">gewünscht; beabsichtigt · </text:span><text:span text:style-name="Style5">intended; wished · </text:span><text:span text:style-name="Style6">предназначен; пожелал · </text:span><text:span text:style-name="Style7">желательно; предназначенный</text:span></text:p>
      <text:p text:style-name="Text_20_body"><text:span text:style-name="Style1">2356 · </text:span><text:span text:style-name="Style2">ن سنه · </text:span><text:span text:style-name="Style3">nešāne · </text:span><text:span text:style-name="Style4">Anzeichen n; Hinweis m; Symbol n · </text:span><text:span text:style-name="Style5">sign; symbol · </text:span><text:span text:style-name="Style6">знак; символ · </text:span><text:span text:style-name="Style7">Знаки n; Примечание m; Символ n</text:span></text:p>
      <text:p text:style-name="Text_20_body"><text:span text:style-name="Style1">2357 · </text:span><text:span text:style-name="Style2">پیوسته · </text:span><text:span text:style-name="Style3">peyvaste · </text:span><text:span text:style-name="Style4">kontinuierlich · </text:span><text:span text:style-name="Style5">continuously · </text:span><text:span text:style-name="Style6">непрерывно · </text:span><text:span text:style-name="Style7">непрерывный</text:span></text:p>
      <text:p text:style-name="Text_20_body"><text:span text:style-name="Style1">2358 · </text:span><text:span text:style-name="Style2">پر سمار · </text:span><text:span text:style-name="Style3">poršomār · </text:span><text:span text:style-name="Style4">zahlreich · </text:span><text:span text:style-name="Style5">numerous · </text:span><text:span text:style-name="Style6">многочисленные · </text:span><text:span text:style-name="Style7">многочисленные</text:span></text:p>
      <text:p text:style-name="Text_20_body"><text:span text:style-name="Style1">2359 · </text:span><text:span text:style-name="Style2">پرزرق‌وبرق · </text:span><text:span text:style-name="Style3">porzarqobarq · </text:span><text:span text:style-name="Style4">glänzend · </text:span><text:span text:style-name="Style5">sheeny · </text:span><text:span text:style-name="Style6">жид · </text:span><text:span text:style-name="Style7">блестящий</text:span></text:p>
      <text:p text:style-name="Text_20_body"><text:span text:style-name="Style1">2360 · </text:span><text:span text:style-name="Style2">پخت‌وپز · </text:span><text:span text:style-name="Style3">poxtopaz · </text:span><text:span text:style-name="Style4">Kochen n · </text:span><text:span text:style-name="Style5">cooking · </text:span><text:span text:style-name="Style6">варка · </text:span><text:span text:style-name="Style7">Кулинария n</text:span></text:p>
      <text:p text:style-name="Text_20_body"><text:span text:style-name="Style1">2361 · </text:span><text:span text:style-name="Style2">غول‌پیکر · </text:span><text:span text:style-name="Style3">qulpeykar · </text:span><text:span text:style-name="Style4">gigantisch; riesig · </text:span><text:span text:style-name="Style5">gigantic; huge · </text:span><text:span text:style-name="Style6">гигантский; огромный · </text:span><text:span text:style-name="Style7">гигантский; огромный</text:span></text:p>
      <text:p text:style-name="Text_20_body"><text:span text:style-name="Style1">2362 · </text:span><text:span text:style-name="Style2">رس د · </text:span><text:span text:style-name="Style3">rošd · </text:span><text:span text:style-name="Style4">Wachstum n; Zunahme f · </text:span><text:span text:style-name="Style5">growth; increase · </text:span><text:span text:style-name="Style6">рост; увеличить · </text:span><text:span text:style-name="Style7">Рост n; Увеличить f</text:span></text:p>
      <text:p text:style-name="Text_20_body"><text:span text:style-name="Style1">2363 · </text:span><text:span text:style-name="Style2">سعدها · </text:span><text:span text:style-name="Style3">sadhā · </text:span><text:span text:style-name="Style4">Hunderte m/pl · </text:span><text:span text:style-name="Style5">hundreds · </text:span><text:span text:style-name="Style6">сотни · </text:span><text:span text:style-name="Style7">Сотни м / м</text:span></text:p>
      <text:p text:style-name="Text_20_body"><text:span text:style-name="Style1">2364 · </text:span><text:span text:style-name="Style2">سالانه · </text:span><text:span text:style-name="Style3">sālāne · </text:span><text:span text:style-name="Style4">jährlich · </text:span><text:span text:style-name="Style5">annual; yearly · </text:span><text:span text:style-name="Style6">годовых; раз в год · </text:span><text:span text:style-name="Style7">ежегодно</text:span></text:p>
      <text:p text:style-name="Text_20_body"><text:span text:style-name="Style1">2365 · </text:span><text:span text:style-name="Style2">صنعت · </text:span><text:span text:style-name="Style3">san’at · </text:span><text:span text:style-name="Style4">Industrie f · </text:span><text:span text:style-name="Style5">industry · </text:span><text:span text:style-name="Style6">промышленность · </text:span><text:span text:style-name="Style7">Промышленность f</text:span></text:p>
      <text:p text:style-name="Text_20_body"><text:span text:style-name="Style1">2366 · </text:span><text:span text:style-name="Style2">سانس · </text:span><text:span text:style-name="Style3">sāns · </text:span><text:span text:style-name="Style4">Kinovorstellung f · </text:span><text:span text:style-name="Style5">screening · </text:span><text:span text:style-name="Style6">скрининг · </text:span><text:span text:style-name="Style7">Презентация кинотеатра f</text:span></text:p>
      <text:p text:style-name="Text_20_body"><text:span text:style-name="Style1">2367 · </text:span><text:span text:style-name="Style2">سرانجام · </text:span><text:span text:style-name="Style3">saranjām · </text:span><text:span text:style-name="Style4">endlich; schließlich · </text:span><text:span text:style-name="Style5">finally · </text:span><text:span text:style-name="Style6">в конце концов · </text:span><text:span text:style-name="Style7">наконец; в конце концов</text:span></text:p>
      <text:p text:style-name="Text_20_body"><text:span text:style-name="Style1">2368 · </text:span><text:span text:style-name="Style2">سروصدا · </text:span><text:span text:style-name="Style3">sarosedā · </text:span><text:span text:style-name="Style4">Krach m; lärm m · </text:span><text:span text:style-name="Style5">noise · </text:span><text:span text:style-name="Style6">шум · </text:span><text:span text:style-name="Style7">Шум m; шум м</text:span></text:p>
      <text:p text:style-name="Text_20_body"><text:span text:style-name="Style1">2369 · </text:span><text:span text:style-name="Style2">سه‌‌ارو وعظ · </text:span><text:span text:style-name="Style3">sarovaz’ · </text:span><text:span text:style-name="Style4">Outfit n · </text:span><text:span text:style-name="Style5">outfit · </text:span><text:span text:style-name="Style6">снаряжение · </text:span><text:span text:style-name="Style7">Экипировка n</text:span></text:p>
      <text:p text:style-name="Text_20_body"><text:span text:style-name="Style1">2370 · </text:span><text:span text:style-name="Style2">ث اگوس · </text:span><text:span text:style-name="Style3">seguš · </text:span><text:span text:style-name="Style4">Dreieck n; dreieckig · </text:span><text:span text:style-name="Style5">triangle; triangular · </text:span><text:span text:style-name="Style6">треугольник; треугольный · </text:span><text:span text:style-name="Style7">Треугольник n; треугольный</text:span></text:p>
      <text:p text:style-name="Text_20_body"><text:span text:style-name="Style1">2371 · </text:span><text:span text:style-name="Style2">سینماگر · </text:span><text:span text:style-name="Style3">sinamāgar · </text:span><text:span text:style-name="Style4">Filmemacher m · </text:span><text:span text:style-name="Style5">filmmaker · </text:span><text:span text:style-name="Style6">кинорежиссер · </text:span><text:span text:style-name="Style7">Кинорежиссер м</text:span></text:p>
      <text:p text:style-name="Text_20_body"><text:span text:style-name="Style1">2372 · </text:span><text:span text:style-name="Style2">سو کوفه‌‌ا · </text:span><text:span text:style-name="Style3">šokufā · </text:span><text:span text:style-name="Style4">florierend; blühend · </text:span><text:span text:style-name="Style5">flourishing; prosperous · </text:span><text:span text:style-name="Style6">расцвет; процветающий · </text:span><text:span text:style-name="Style7">расцвет; цветущий</text:span></text:p>
      <text:p text:style-name="Text_20_body"><text:span text:style-name="Style1">2373 · </text:span><text:span text:style-name="Style2">طعم · </text:span><text:span text:style-name="Style3">ta’m · </text:span><text:span text:style-name="Style4">Geschmack m · </text:span><text:span text:style-name="Style5">taste; flavor · </text:span><text:span text:style-name="Style6">вкус; аромат · </text:span><text:span text:style-name="Style7">Вкус м</text:span></text:p>
      <text:p text:style-name="Text_20_body"><text:span text:style-name="Style1">2374 · </text:span><text:span text:style-name="Style2">تهیه‌کننده · </text:span><text:span text:style-name="Style3">tahiyekonande · </text:span><text:span text:style-name="Style4">Produzent m · </text:span><text:span text:style-name="Style5">producer · </text:span><text:span text:style-name="Style6">продюсер · </text:span><text:span text:style-name="Style7">Производитель м</text:span></text:p>
      <text:p text:style-name="Text_20_body"><text:span text:style-name="Style1">2375 · </text:span><text:span text:style-name="Style2">طلا فروس · </text:span><text:span text:style-name="Style3">talāforuš · </text:span><text:span text:style-name="Style4">Juwelier m · </text:span><text:span text:style-name="Style5">jeweler · </text:span><text:span text:style-name="Style6">ювелир · </text:span><text:span text:style-name="Style7">Ювелирный м</text:span></text:p>
      <text:p text:style-name="Text_20_body"><text:span text:style-name="Style1">2376 · </text:span><text:span text:style-name="Style2">توافق · </text:span><text:span text:style-name="Style3">tavāfoq · </text:span><text:span text:style-name="Style4">Einigung f · </text:span><text:span text:style-name="Style5">agreement · </text:span><text:span text:style-name="Style6">соглашение · </text:span><text:span text:style-name="Style7">Соглашение f</text:span></text:p>
      <text:p text:style-name="Text_20_body"><text:span text:style-name="Style1">2377 · </text:span><text:span text:style-name="Style2">تیز هو‌س · </text:span><text:span text:style-name="Style3">tizhuš · </text:span><text:span text:style-name="Style4">scharfsinnig · </text:span><text:span text:style-name="Style5">sharp-witted · </text:span><text:span text:style-name="Style6">сообразительный · </text:span><text:span text:style-name="Style7">восприимчивый</text:span></text:p>
      <text:p text:style-name="Text_20_body"><text:span text:style-name="Style1">2378 · </text:span><text:span text:style-name="Style2">خنده‌آور · </text:span><text:span text:style-name="Style3">xandeāvar · </text:span><text:span text:style-name="Style4">lustig; komisch; witzig · </text:span><text:span text:style-name="Style5">funny; comic · </text:span><text:span text:style-name="Style6">смешно; комический · </text:span><text:span text:style-name="Style7">смешно; смешно; остроумный</text:span></text:p>
      <text:p text:style-name="Text_20_body"><text:span text:style-name="Style1">2379 · </text:span><text:span text:style-name="Style2">خلاصه · </text:span><text:span text:style-name="Style3">xolāse · </text:span><text:span text:style-name="Style4">Zusammenfassung f · </text:span><text:span text:style-name="Style5">summary · </text:span><text:span text:style-name="Style6">резюме · </text:span><text:span text:style-name="Style7">Резюме f</text:span></text:p>
      <text:p text:style-name="Text_20_body"><text:span text:style-name="Style1">2380 · </text:span><text:span text:style-name="Style2">خو سه‌‌اندم · </text:span><text:span text:style-name="Style3">xošandām · </text:span><text:span text:style-name="Style4">formschön; ansehnlich · </text:span><text:span text:style-name="Style5">shapely; handsome · </text:span><text:span text:style-name="Style6">стройные; красивый · </text:span><text:span text:style-name="Style7">стройные; респектабельный</text:span></text:p>
      <text:p text:style-name="Text_20_body"><text:span text:style-name="Style1">2381 · </text:span><text:span text:style-name="Style2">زدوخورد · </text:span><text:span text:style-name="Style3">zadoxord · </text:span><text:span text:style-name="Style4">Schlägerei f · </text:span><text:span text:style-name="Style5">fight; affray · </text:span><text:span text:style-name="Style6">бороться; драка · </text:span><text:span text:style-name="Style7">Сражение f</text:span></text:p>
      <text:p text:style-name="Text_20_body"><text:span text:style-name="Style1">2382 · </text:span><text:span text:style-name="Style2">زیتون · </text:span><text:span text:style-name="Style3">zeytun · </text:span><text:span text:style-name="Style4">Olive f · </text:span><text:span text:style-name="Style5">olive · </text:span><text:span text:style-name="Style6">оливковый · </text:span><text:span text:style-name="Style7">Оливковое масло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Monofonto" svg:font-family="Monofonto" style:font-adornments="Regular" style:font-pitch="fixed"/>
    <style:font-face style:name="21 Cent Condensed" svg:font-family="'21 Cent Condensed'" style:font-adornments="Regular" style:font-pitch="variable"/>
    <style:font-face style:name="Amiri" svg:font-family="Amiri" style:font-adornments="Regular" style:font-pitch="variable"/>
    <style:font-face style:name="Lato Black" svg:font-family="'Lato Black'" style:font-adornments="Black" style:font-pitch="variable"/>
    <style:font-face style:name="PF Handbook Pro Light" svg:font-family="'PF Handbook Pro Light'" style:font-adornments="Regular" style:font-pitch="variable"/>
    <style:font-face style:name="FreeSerif" svg:font-family="FreeSerif" style:font-adornments="Regular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Hallo Sans" svg:font-family="'Hallo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 style:writing-mode="page"/>
      <style:text-properties style:font-name="Lato Black" fo:font-family="'Lato Black'" style:font-style-name="Black" style:font-pitch="variable" fo:font-size="14pt" fo:font-weight="900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0%" style:writing-mode="page"/>
      <style:text-properties style:font-name="FreeSerif" fo:font-family="FreeSerif" style:font-style-name="Regular" style:font-family-generic="roman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yle1" style:family="text">
      <style:text-properties fo:color="#b2b2b2" fo:font-size="5pt" style:font-size-asian="10.5pt"/>
    </style:style>
    <style:style style:name="Style2" style:family="text">
      <style:text-properties style:font-size-asian="10.5pt" style:font-name-complex="Amiri" style:font-family-complex="Amiri" style:font-style-name-complex="Regular" style:font-pitch-complex="variable" style:font-size-complex="11pt" style:language-complex="fa" style:country-complex="IR"/>
    </style:style>
    <style:style style:name="Style3" style:family="text">
      <style:text-properties style:font-name="21 Cent Condensed" fo:font-family="'21 Cent Condensed'" style:font-style-name="Regular" style:font-pitch="variable" fo:font-weight="bold" style:font-size-asian="10.5pt"/>
    </style:style>
    <style:style style:name="Style4" style:family="text">
      <style:text-properties fo:font-size="10pt" fo:font-style="italic" style:font-size-asian="10.5pt"/>
    </style:style>
    <style:style style:name="Style5" style:family="text">
      <style:text-properties style:font-name="Hallo Sans" fo:font-family="'Hallo Sans'" style:font-style-name="Regular" style:font-family-generic="swiss" style:font-pitch="variable" fo:font-size="10pt" style:font-size-asian="10.5pt"/>
    </style:style>
    <style:style style:name="Style6" style:family="text">
      <style:text-properties fo:color="#000000" style:font-name="FreeSerif" fo:font-family="FreeSerif" style:font-style-name="Regular" style:font-family-generic="roman" style:font-pitch="variable" style:text-underline-style="none" style:font-size-asian="10.5pt" style:text-emphasize="none" style:font-relief="none"/>
    </style:style>
    <style:style style:name="Style7" style:family="text">
      <style:text-properties style:font-name="Georgia" fo:font-family="Georgia" style:font-style-name="Regular" style:font-family-generic="roman" style:font-pitch="variable" fo:font-size="10.5pt" style:font-size-asian="10.5pt"/>
    </style:style>
    <style:style style:name="Style8" style:family="text"/>
    <style:style style:name="Untitled1" style:family="text">
      <style:text-properties fo:font-size="10pt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footnote-max-height="0in">
        <style:columns fo:column-count="3">
          <style:column-sep style:width="0.0035in" style:color="#000000" style:height="100%" style:style="solid"/>
          <style:column style:rel-width="3489*" fo:start-indent="0in" fo:end-indent="0in"/>
          <style:column style:rel-width="3489*" fo:start-indent="0in" fo:end-indent="0in"/>
          <style:column style:rel-width="3491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20:09:43.386477327</meta:creation-date>
    <meta:generator>LibreOffice/5.1.6.2$Linux_X86_64 LibreOffice_project/10m0$Build-2</meta:generator>
    <dc:date>2018-05-29T18:50:42.118409411</dc:date>
    <meta:editing-duration>PT2H13M37S</meta:editing-duration>
    <meta:editing-cycles>21</meta:editing-cycles>
    <meta:document-statistic meta:table-count="0" meta:image-count="0" meta:object-count="0" meta:page-count="48" meta:paragraph-count="2383" meta:word-count="44050" meta:character-count="217735" meta:non-whitespace-character-count="175991"/>
  </office:meta>
</office:document-meta>
</file>